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10.105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8.802cm"/>
    </style:style>
    <style:style style:name="co10" style:family="table-column">
      <style:table-column-properties fo:break-before="auto" style:column-width="7.962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4.565cm"/>
    </style:style>
    <style:style style:name="co13" style:family="table-column">
      <style:table-column-properties fo:break-before="auto" style:column-width="6.676cm"/>
    </style:style>
    <style:style style:name="co14" style:family="table-column">
      <style:table-column-properties fo:break-before="auto" style:column-width="7.599cm"/>
    </style:style>
    <style:style style:name="co15" style:family="table-column">
      <style:table-column-properties fo:break-before="auto" style:column-width="2.214cm"/>
    </style:style>
    <style:style style:name="co16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2" style:family="table" style:master-page-name="PageStyle_5f_TicketsTEO">
      <style:table-properties table:display="false" style:writing-mode="lr-tb" tableooo:tab-color="#ffffff"/>
    </style:style>
    <style:style style:name="ta3" style:family="table" style:master-page-name="PageStyle_5f_TicketsNAOS">
      <style:table-properties table:display="true" style:writing-mode="lr-tb" tableooo:tab-color="#ffff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</style:style>
    <style:style style:name="ce57" style:family="table-cell" style:parent-style-name="Default">
      <style:table-cell-properties style:diagonal-bl-tr="none" style:diagonal-tl-br="none" fo:border="0.002cm solid #000000" style:rotation-align="none"/>
    </style:style>
    <style:style style:name="ce9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TEO.A2"/>
    </style:style>
    <style:style style:name="ce9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TEO.A2"/>
    </style:style>
    <style:style style:name="ce9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TEO.A2"/>
    </style:style>
    <style:style style:name="ce9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NOT(ISERROR(SEARCH(&quot;CCI&quot;;[.F2]))))" style:apply-style-name="ConditionalStyle_5f_5" style:base-cell-address="TicketsTEO.F2"/>
      <style:map style:condition="is-true-formula(NOT(ISERROR(SEARCH(&quot;GMV&quot;;[.F2]))))" style:apply-style-name="ConditionalStyle_5f_3" style:base-cell-address="TicketsTEO.F2"/>
      <style:map style:condition="is-true-formula(NOT(ISERROR(SEARCH(&quot;OT&quot;;[.F2]))))" style:apply-style-name="ConditionalStyle_5f_4" style:base-cell-address="TicketsTEO.F2"/>
      <style:map style:condition="is-true-formula(NOT(ISERROR(SEARCH(&quot;CAU&quot;;[.F2]))))" style:apply-style-name="ConditionalStyle_5f_2" style:base-cell-address="TicketsTEO.F2"/>
    </style:style>
    <style:style style:name="ce97" style:family="table-cell" style:parent-style-name="Default">
      <style:table-cell-properties fo:background-color="#dddddd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NAOS.A2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1];&quot;Cerrado&quot;))" style:apply-style-name="ConditionalStyle_5f_1" style:base-cell-address="TicketsNAOS.A11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8];&quot;Cerrado&quot;))" style:apply-style-name="ConditionalStyle_5f_1" style:base-cell-address="TicketsNAOS.A18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2];&quot;Cerrado&quot;))" style:apply-style-name="ConditionalStyle_5f_1" style:base-cell-address="TicketsNAOS.A22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4];&quot;Cerrado&quot;))" style:apply-style-name="ConditionalStyle_5f_1" style:base-cell-address="TicketsNAOS.A24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6];&quot;Cerrado&quot;))" style:apply-style-name="ConditionalStyle_5f_1" style:base-cell-address="TicketsNAOS.A26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7];&quot;Cerrado&quot;))" style:apply-style-name="ConditionalStyle_5f_1" style:base-cell-address="TicketsNAOS.A27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8];&quot;Cerrado&quot;))" style:apply-style-name="ConditionalStyle_5f_1" style:base-cell-address="TicketsNAOS.A28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9];&quot;Cerrado&quot;))" style:apply-style-name="ConditionalStyle_5f_1" style:base-cell-address="TicketsNAOS.A29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0];&quot;Cerrado&quot;))" style:apply-style-name="ConditionalStyle_5f_1" style:base-cell-address="TicketsNAOS.A30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1];&quot;Cerrado&quot;))" style:apply-style-name="ConditionalStyle_5f_1" style:base-cell-address="TicketsNAOS.A31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2];&quot;Cerrado&quot;))" style:apply-style-name="ConditionalStyle_5f_1" style:base-cell-address="TicketsNAOS.A32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3];&quot;Cerrado&quot;))" style:apply-style-name="ConditionalStyle_5f_1" style:base-cell-address="TicketsNAOS.A33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4];&quot;Cerrado&quot;))" style:apply-style-name="ConditionalStyle_5f_1" style:base-cell-address="TicketsNAOS.A34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5];&quot;Cerrado&quot;))" style:apply-style-name="ConditionalStyle_5f_1" style:base-cell-address="TicketsNAOS.A35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6];&quot;Cerrado&quot;))" style:apply-style-name="ConditionalStyle_5f_1" style:base-cell-address="TicketsNAOS.A36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7];&quot;Cerrado&quot;))" style:apply-style-name="ConditionalStyle_5f_1" style:base-cell-address="TicketsNAOS.A37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8];&quot;Cerrado&quot;))" style:apply-style-name="ConditionalStyle_5f_1" style:base-cell-address="TicketsNAOS.A38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9];&quot;Cerrado&quot;))" style:apply-style-name="ConditionalStyle_5f_1" style:base-cell-address="TicketsNAOS.A39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0];&quot;Cerrado&quot;))" style:apply-style-name="ConditionalStyle_5f_1" style:base-cell-address="TicketsNAOS.A40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1];&quot;Cerrado&quot;))" style:apply-style-name="ConditionalStyle_5f_1" style:base-cell-address="TicketsNAOS.A41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2];&quot;Cerrado&quot;))" style:apply-style-name="ConditionalStyle_5f_1" style:base-cell-address="TicketsNAOS.A42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3];&quot;Cerrado&quot;))" style:apply-style-name="ConditionalStyle_5f_1" style:base-cell-address="TicketsNAOS.A43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4];&quot;Cerrado&quot;))" style:apply-style-name="ConditionalStyle_5f_1" style:base-cell-address="TicketsNAOS.A44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5];&quot;Cerrado&quot;))" style:apply-style-name="ConditionalStyle_5f_1" style:base-cell-address="TicketsNAOS.A45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6];&quot;Cerrado&quot;))" style:apply-style-name="ConditionalStyle_5f_1" style:base-cell-address="TicketsNAOS.A46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7];&quot;Cerrado&quot;))" style:apply-style-name="ConditionalStyle_5f_1" style:base-cell-address="TicketsNAOS.A47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8];&quot;Cerrado&quot;))" style:apply-style-name="ConditionalStyle_5f_1" style:base-cell-address="TicketsNAOS.A48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9];&quot;Cerrado&quot;))" style:apply-style-name="ConditionalStyle_5f_1" style:base-cell-address="TicketsNAOS.A4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0];&quot;Cerrado&quot;))" style:apply-style-name="ConditionalStyle_5f_1" style:base-cell-address="TicketsNAOS.A50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1];&quot;Cerrado&quot;))" style:apply-style-name="ConditionalStyle_5f_1" style:base-cell-address="TicketsNAOS.A51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2];&quot;Cerrado&quot;))" style:apply-style-name="ConditionalStyle_5f_1" style:base-cell-address="TicketsNAOS.A52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3];&quot;Cerrado&quot;))" style:apply-style-name="ConditionalStyle_5f_1" style:base-cell-address="TicketsNAOS.A53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4];&quot;Cerrado&quot;))" style:apply-style-name="ConditionalStyle_5f_1" style:base-cell-address="TicketsNAOS.A54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5];&quot;Cerrado&quot;))" style:apply-style-name="ConditionalStyle_5f_1" style:base-cell-address="TicketsNAOS.A55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6];&quot;Cerrado&quot;))" style:apply-style-name="ConditionalStyle_5f_1" style:base-cell-address="TicketsNAOS.A56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7];&quot;Cerrado&quot;))" style:apply-style-name="ConditionalStyle_5f_1" style:base-cell-address="TicketsNAOS.A57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8];&quot;Cerrado&quot;))" style:apply-style-name="ConditionalStyle_5f_1" style:base-cell-address="TicketsNAOS.A58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59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0];&quot;Cerrado&quot;))" style:apply-style-name="ConditionalStyle_5f_1" style:base-cell-address="TicketsNAOS.A60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1];&quot;Cerrado&quot;))" style:apply-style-name="ConditionalStyle_5f_1" style:base-cell-address="TicketsNAOS.A61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2];&quot;Cerrado&quot;))" style:apply-style-name="ConditionalStyle_5f_1" style:base-cell-address="TicketsNAOS.A62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3];&quot;Cerrado&quot;))" style:apply-style-name="ConditionalStyle_5f_1" style:base-cell-address="TicketsNAOS.A63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4];&quot;Cerrado&quot;))" style:apply-style-name="ConditionalStyle_5f_1" style:base-cell-address="TicketsNAOS.A64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5];&quot;Cerrado&quot;))" style:apply-style-name="ConditionalStyle_5f_1" style:base-cell-address="TicketsNAOS.A65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6];&quot;Cerrado&quot;))" style:apply-style-name="ConditionalStyle_5f_1" style:base-cell-address="TicketsNAOS.A66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7];&quot;Cerrado&quot;))" style:apply-style-name="ConditionalStyle_5f_1" style:base-cell-address="TicketsNAOS.A67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8];&quot;Cerrado&quot;))" style:apply-style-name="ConditionalStyle_5f_1" style:base-cell-address="TicketsNAOS.A68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9];&quot;Cerrado&quot;))" style:apply-style-name="ConditionalStyle_5f_1" style:base-cell-address="TicketsNAOS.A69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70];&quot;Cerrado&quot;))" style:apply-style-name="ConditionalStyle_5f_1" style:base-cell-address="TicketsNAOS.A70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NAOS.A2"/>
    </style:style>
    <style:style style:name="ce63" style:family="table-cell" style:parent-style-name="Default">
      <style:table-cell-properties style:diagonal-bl-tr="none" style:diagonal-tl-br="none" fo:border="0.002cm solid #000000" style:rotation-align="none"/>
      <style:map style:condition="is-true-formula(EXACT([.$D2];&quot;Cerrado&quot;))" style:apply-style-name="ConditionalStyle_5f_1" style:base-cell-address="TicketsNAOS.A2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8];&quot;Cerrado&quot;))" style:apply-style-name="ConditionalStyle_5f_1" style:base-cell-address="TicketsNAOS.B28"/>
    </style:style>
    <style:style style:name="ce66" style:family="table-cell" style:parent-style-name="Default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2];&quot;Cerrado&quot;))" style:apply-style-name="ConditionalStyle_5f_1" style:base-cell-address="TicketsNAOS.B32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3];&quot;Cerrado&quot;))" style:apply-style-name="ConditionalStyle_5f_1" style:base-cell-address="TicketsNAOS.B33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5];&quot;Cerrado&quot;))" style:apply-style-name="ConditionalStyle_5f_1" style:base-cell-address="TicketsNAOS.B35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6];&quot;Cerrado&quot;))" style:apply-style-name="ConditionalStyle_5f_1" style:base-cell-address="TicketsNAOS.B36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7];&quot;Cerrado&quot;))" style:apply-style-name="ConditionalStyle_5f_1" style:base-cell-address="TicketsNAOS.B37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8];&quot;Cerrado&quot;))" style:apply-style-name="ConditionalStyle_5f_1" style:base-cell-address="TicketsNAOS.B38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9];&quot;Cerrado&quot;))" style:apply-style-name="ConditionalStyle_5f_1" style:base-cell-address="TicketsNAOS.B39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0];&quot;Cerrado&quot;))" style:apply-style-name="ConditionalStyle_5f_1" style:base-cell-address="TicketsNAOS.B40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1];&quot;Cerrado&quot;))" style:apply-style-name="ConditionalStyle_5f_1" style:base-cell-address="TicketsNAOS.B41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2];&quot;Cerrado&quot;))" style:apply-style-name="ConditionalStyle_5f_1" style:base-cell-address="TicketsNAOS.B42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3];&quot;Cerrado&quot;))" style:apply-style-name="ConditionalStyle_5f_1" style:base-cell-address="TicketsNAOS.B43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4];&quot;Cerrado&quot;))" style:apply-style-name="ConditionalStyle_5f_1" style:base-cell-address="TicketsNAOS.B44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5];&quot;Cerrado&quot;))" style:apply-style-name="ConditionalStyle_5f_1" style:base-cell-address="TicketsNAOS.B45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6];&quot;Cerrado&quot;))" style:apply-style-name="ConditionalStyle_5f_1" style:base-cell-address="TicketsNAOS.B46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7];&quot;Cerrado&quot;))" style:apply-style-name="ConditionalStyle_5f_1" style:base-cell-address="TicketsNAOS.B47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8];&quot;Cerrado&quot;))" style:apply-style-name="ConditionalStyle_5f_1" style:base-cell-address="TicketsNAOS.B48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9];&quot;Cerrado&quot;))" style:apply-style-name="ConditionalStyle_5f_1" style:base-cell-address="TicketsNAOS.B4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1];&quot;Cerrado&quot;))" style:apply-style-name="ConditionalStyle_5f_1" style:base-cell-address="TicketsNAOS.B51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2];&quot;Cerrado&quot;))" style:apply-style-name="ConditionalStyle_5f_1" style:base-cell-address="TicketsNAOS.B52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3];&quot;Cerrado&quot;))" style:apply-style-name="ConditionalStyle_5f_1" style:base-cell-address="TicketsNAOS.B53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4];&quot;Cerrado&quot;))" style:apply-style-name="ConditionalStyle_5f_1" style:base-cell-address="TicketsNAOS.B54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5];&quot;Cerrado&quot;))" style:apply-style-name="ConditionalStyle_5f_1" style:base-cell-address="TicketsNAOS.B55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6];&quot;Cerrado&quot;))" style:apply-style-name="ConditionalStyle_5f_1" style:base-cell-address="TicketsNAOS.B56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7];&quot;Cerrado&quot;))" style:apply-style-name="ConditionalStyle_5f_1" style:base-cell-address="TicketsNAOS.B57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8];&quot;Cerrado&quot;))" style:apply-style-name="ConditionalStyle_5f_1" style:base-cell-address="TicketsNAOS.B58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B59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0];&quot;Cerrado&quot;))" style:apply-style-name="ConditionalStyle_5f_1" style:base-cell-address="TicketsNAOS.B60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1];&quot;Cerrado&quot;))" style:apply-style-name="ConditionalStyle_5f_1" style:base-cell-address="TicketsNAOS.B61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2];&quot;Cerrado&quot;))" style:apply-style-name="ConditionalStyle_5f_1" style:base-cell-address="TicketsNAOS.B62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3];&quot;Cerrado&quot;))" style:apply-style-name="ConditionalStyle_5f_1" style:base-cell-address="TicketsNAOS.B63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4];&quot;Cerrado&quot;))" style:apply-style-name="ConditionalStyle_5f_1" style:base-cell-address="TicketsNAOS.B64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5];&quot;Cerrado&quot;))" style:apply-style-name="ConditionalStyle_5f_1" style:base-cell-address="TicketsNAOS.B65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6];&quot;Cerrado&quot;))" style:apply-style-name="ConditionalStyle_5f_1" style:base-cell-address="TicketsNAOS.B66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7];&quot;Cerrado&quot;))" style:apply-style-name="ConditionalStyle_5f_1" style:base-cell-address="TicketsNAOS.B67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8];&quot;Cerrado&quot;))" style:apply-style-name="ConditionalStyle_5f_1" style:base-cell-address="TicketsNAOS.B68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9];&quot;Cerrado&quot;))" style:apply-style-name="ConditionalStyle_5f_1" style:base-cell-address="TicketsNAOS.B69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70];&quot;Cerrado&quot;))" style:apply-style-name="ConditionalStyle_5f_1" style:base-cell-address="TicketsNAOS.B70"/>
    </style:style>
    <style:style style:name="ce105" style:family="table-cell" style:parent-style-name="Default">
      <style:table-cell-properties fo:border-bottom="none" fo:border-left="0.002cm solid #000000" fo:border-right="0.002cm solid #000000" style:rotation-align="none" fo:border-top="0.002cm solid #000000"/>
    </style:style>
    <style:style style:name="ce106" style:family="table-cell" style:parent-style-name="Default">
      <style:table-cell-properties fo:border="0.002cm solid #000000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NAOS.A2"/>
    </style:style>
    <style:style style:name="ce10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NAOS.A2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start"/>
      <style:map style:condition="is-true-formula(EXACT([.$D2];&quot;Cerrado&quot;))" style:apply-style-name="ConditionalStyle_5f_1" style:base-cell-address="TicketsNAOS.A2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start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8];&quot;Cerrado&quot;))" style:apply-style-name="ConditionalStyle_5f_1" style:base-cell-address="TicketsNAOS.B28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start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2];&quot;Cerrado&quot;))" style:apply-style-name="ConditionalStyle_5f_1" style:base-cell-address="TicketsNAOS.B32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3];&quot;Cerrado&quot;))" style:apply-style-name="ConditionalStyle_5f_1" style:base-cell-address="TicketsNAOS.B33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5];&quot;Cerrado&quot;))" style:apply-style-name="ConditionalStyle_5f_1" style:base-cell-address="TicketsNAOS.B35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6];&quot;Cerrado&quot;))" style:apply-style-name="ConditionalStyle_5f_1" style:base-cell-address="TicketsNAOS.B36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7];&quot;Cerrado&quot;))" style:apply-style-name="ConditionalStyle_5f_1" style:base-cell-address="TicketsNAOS.B37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8];&quot;Cerrado&quot;))" style:apply-style-name="ConditionalStyle_5f_1" style:base-cell-address="TicketsNAOS.B38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9];&quot;Cerrado&quot;))" style:apply-style-name="ConditionalStyle_5f_1" style:base-cell-address="TicketsNAOS.B39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0];&quot;Cerrado&quot;))" style:apply-style-name="ConditionalStyle_5f_1" style:base-cell-address="TicketsNAOS.B40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1];&quot;Cerrado&quot;))" style:apply-style-name="ConditionalStyle_5f_1" style:base-cell-address="TicketsNAOS.B41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2];&quot;Cerrado&quot;))" style:apply-style-name="ConditionalStyle_5f_1" style:base-cell-address="TicketsNAOS.B42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3];&quot;Cerrado&quot;))" style:apply-style-name="ConditionalStyle_5f_1" style:base-cell-address="TicketsNAOS.B43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4];&quot;Cerrado&quot;))" style:apply-style-name="ConditionalStyle_5f_1" style:base-cell-address="TicketsNAOS.B44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5];&quot;Cerrado&quot;))" style:apply-style-name="ConditionalStyle_5f_1" style:base-cell-address="TicketsNAOS.B45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6];&quot;Cerrado&quot;))" style:apply-style-name="ConditionalStyle_5f_1" style:base-cell-address="TicketsNAOS.B46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7];&quot;Cerrado&quot;))" style:apply-style-name="ConditionalStyle_5f_1" style:base-cell-address="TicketsNAOS.B47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8];&quot;Cerrado&quot;))" style:apply-style-name="ConditionalStyle_5f_1" style:base-cell-address="TicketsNAOS.B48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1];&quot;Cerrado&quot;))" style:apply-style-name="ConditionalStyle_5f_1" style:base-cell-address="TicketsNAOS.B51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2];&quot;Cerrado&quot;))" style:apply-style-name="ConditionalStyle_5f_1" style:base-cell-address="TicketsNAOS.B52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3];&quot;Cerrado&quot;))" style:apply-style-name="ConditionalStyle_5f_1" style:base-cell-address="TicketsNAOS.B53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4];&quot;Cerrado&quot;))" style:apply-style-name="ConditionalStyle_5f_1" style:base-cell-address="TicketsNAOS.B54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5];&quot;Cerrado&quot;))" style:apply-style-name="ConditionalStyle_5f_1" style:base-cell-address="TicketsNAOS.B55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6];&quot;Cerrado&quot;))" style:apply-style-name="ConditionalStyle_5f_1" style:base-cell-address="TicketsNAOS.B56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7];&quot;Cerrado&quot;))" style:apply-style-name="ConditionalStyle_5f_1" style:base-cell-address="TicketsNAOS.B57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B59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1];&quot;Cerrado&quot;))" style:apply-style-name="ConditionalStyle_5f_1" style:base-cell-address="TicketsNAOS.B61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3];&quot;Cerrado&quot;))" style:apply-style-name="ConditionalStyle_5f_1" style:base-cell-address="TicketsNAOS.B63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4];&quot;Cerrado&quot;))" style:apply-style-name="ConditionalStyle_5f_1" style:base-cell-address="TicketsNAOS.B64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5];&quot;Cerrado&quot;))" style:apply-style-name="ConditionalStyle_5f_1" style:base-cell-address="TicketsNAOS.B65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6];&quot;Cerrado&quot;))" style:apply-style-name="ConditionalStyle_5f_1" style:base-cell-address="TicketsNAOS.B66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7];&quot;Cerrado&quot;))" style:apply-style-name="ConditionalStyle_5f_1" style:base-cell-address="TicketsNAOS.B67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8];&quot;Cerrado&quot;))" style:apply-style-name="ConditionalStyle_5f_1" style:base-cell-address="TicketsNAOS.B68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9];&quot;Cerrado&quot;))" style:apply-style-name="ConditionalStyle_5f_1" style:base-cell-address="TicketsNAOS.B69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70];&quot;Cerrado&quot;))" style:apply-style-name="ConditionalStyle_5f_1" style:base-cell-address="TicketsNAOS.B70"/>
    </style:style>
    <style:style style:name="ce148" style:family="table-cell" style:parent-style-name="Default">
      <style:table-cell-properties fo:border-bottom="none" style:text-align-source="fix" style:repeat-content="false" fo:border-left="0.002cm solid #000000" fo:border-right="0.002cm solid #000000" style:rotation-align="none" fo:border-top="0.002cm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style:rotation-align="none" style:vertical-align="top"/>
      <style:paragraph-properties fo:text-align="start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9];&quot;Cerrado&quot;))" style:apply-style-name="ConditionalStyle_5f_1" style:base-cell-address="TicketsNAOS.B49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8];&quot;Cerrado&quot;))" style:apply-style-name="ConditionalStyle_5f_1" style:base-cell-address="TicketsNAOS.B58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0];&quot;Cerrado&quot;))" style:apply-style-name="ConditionalStyle_5f_1" style:base-cell-address="TicketsNAOS.B60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2];&quot;Cerrado&quot;))" style:apply-style-name="ConditionalStyle_5f_1" style:base-cell-address="TicketsNAOS.B62"/>
    </style:style>
    <style:style style:name="ce15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];&quot;Cerrado&quot;))" style:apply-style-name="ConditionalStyle_5f_1" style:base-cell-address="TicketsNAOS.A2"/>
    </style:style>
    <style:style style:name="ce15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];&quot;Cerrado&quot;))" style:apply-style-name="ConditionalStyle_5f_1" style:base-cell-address="TicketsNAOS.C3"/>
    </style:style>
    <style:style style:name="ce15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];&quot;Cerrado&quot;))" style:apply-style-name="ConditionalStyle_5f_1" style:base-cell-address="TicketsNAOS.C4"/>
    </style:style>
    <style:style style:name="ce15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];&quot;Cerrado&quot;))" style:apply-style-name="ConditionalStyle_5f_1" style:base-cell-address="TicketsNAOS.C5"/>
    </style:style>
    <style:style style:name="ce15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7];&quot;Cerrado&quot;))" style:apply-style-name="ConditionalStyle_5f_1" style:base-cell-address="TicketsNAOS.C7"/>
    </style:style>
    <style:style style:name="ce16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8];&quot;Cerrado&quot;))" style:apply-style-name="ConditionalStyle_5f_1" style:base-cell-address="TicketsNAOS.C8"/>
    </style:style>
    <style:style style:name="ce16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9];&quot;Cerrado&quot;))" style:apply-style-name="ConditionalStyle_5f_1" style:base-cell-address="TicketsNAOS.C9"/>
    </style:style>
    <style:style style:name="ce16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0];&quot;Cerrado&quot;))" style:apply-style-name="ConditionalStyle_5f_1" style:base-cell-address="TicketsNAOS.C10"/>
    </style:style>
    <style:style style:name="ce16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1];&quot;Cerrado&quot;))" style:apply-style-name="ConditionalStyle_5f_1" style:base-cell-address="TicketsNAOS.C11"/>
    </style:style>
    <style:style style:name="ce16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2];&quot;Cerrado&quot;))" style:apply-style-name="ConditionalStyle_5f_1" style:base-cell-address="TicketsNAOS.C12"/>
    </style:style>
    <style:style style:name="ce16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3];&quot;Cerrado&quot;))" style:apply-style-name="ConditionalStyle_5f_1" style:base-cell-address="TicketsNAOS.C13"/>
    </style:style>
    <style:style style:name="ce16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4];&quot;Cerrado&quot;))" style:apply-style-name="ConditionalStyle_5f_1" style:base-cell-address="TicketsNAOS.C14"/>
    </style:style>
    <style:style style:name="ce16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5];&quot;Cerrado&quot;))" style:apply-style-name="ConditionalStyle_5f_1" style:base-cell-address="TicketsNAOS.C15"/>
    </style:style>
    <style:style style:name="ce16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6];&quot;Cerrado&quot;))" style:apply-style-name="ConditionalStyle_5f_1" style:base-cell-address="TicketsNAOS.C16"/>
    </style:style>
    <style:style style:name="ce16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7];&quot;Cerrado&quot;))" style:apply-style-name="ConditionalStyle_5f_1" style:base-cell-address="TicketsNAOS.C17"/>
    </style:style>
    <style:style style:name="ce17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8];&quot;Cerrado&quot;))" style:apply-style-name="ConditionalStyle_5f_1" style:base-cell-address="TicketsNAOS.C18"/>
    </style:style>
    <style:style style:name="ce17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9];&quot;Cerrado&quot;))" style:apply-style-name="ConditionalStyle_5f_1" style:base-cell-address="TicketsNAOS.C19"/>
    </style:style>
    <style:style style:name="ce17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0];&quot;Cerrado&quot;))" style:apply-style-name="ConditionalStyle_5f_1" style:base-cell-address="TicketsNAOS.C20"/>
    </style:style>
    <style:style style:name="ce17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1];&quot;Cerrado&quot;))" style:apply-style-name="ConditionalStyle_5f_1" style:base-cell-address="TicketsNAOS.C21"/>
    </style:style>
    <style:style style:name="ce17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2];&quot;Cerrado&quot;))" style:apply-style-name="ConditionalStyle_5f_1" style:base-cell-address="TicketsNAOS.C22"/>
    </style:style>
    <style:style style:name="ce17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3];&quot;Cerrado&quot;))" style:apply-style-name="ConditionalStyle_5f_1" style:base-cell-address="TicketsNAOS.C23"/>
    </style:style>
    <style:style style:name="ce17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4];&quot;Cerrado&quot;))" style:apply-style-name="ConditionalStyle_5f_1" style:base-cell-address="TicketsNAOS.C24"/>
    </style:style>
    <style:style style:name="ce17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5];&quot;Cerrado&quot;))" style:apply-style-name="ConditionalStyle_5f_1" style:base-cell-address="TicketsNAOS.C25"/>
    </style:style>
    <style:style style:name="ce17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6];&quot;Cerrado&quot;))" style:apply-style-name="ConditionalStyle_5f_1" style:base-cell-address="TicketsNAOS.C26"/>
    </style:style>
    <style:style style:name="ce17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7];&quot;Cerrado&quot;))" style:apply-style-name="ConditionalStyle_5f_1" style:base-cell-address="TicketsNAOS.C27"/>
    </style:style>
    <style:style style:name="ce18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8];&quot;Cerrado&quot;))" style:apply-style-name="ConditionalStyle_5f_1" style:base-cell-address="TicketsNAOS.C28"/>
    </style:style>
    <style:style style:name="ce18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9];&quot;Cerrado&quot;))" style:apply-style-name="ConditionalStyle_5f_1" style:base-cell-address="TicketsNAOS.C29"/>
    </style:style>
    <style:style style:name="ce18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0];&quot;Cerrado&quot;))" style:apply-style-name="ConditionalStyle_5f_1" style:base-cell-address="TicketsNAOS.C30"/>
    </style:style>
    <style:style style:name="ce18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1];&quot;Cerrado&quot;))" style:apply-style-name="ConditionalStyle_5f_1" style:base-cell-address="TicketsNAOS.C31"/>
    </style:style>
    <style:style style:name="ce18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2];&quot;Cerrado&quot;))" style:apply-style-name="ConditionalStyle_5f_1" style:base-cell-address="TicketsNAOS.C32"/>
    </style:style>
    <style:style style:name="ce18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4];&quot;Cerrado&quot;))" style:apply-style-name="ConditionalStyle_5f_1" style:base-cell-address="TicketsNAOS.C34"/>
    </style:style>
    <style:style style:name="ce18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5];&quot;Cerrado&quot;))" style:apply-style-name="ConditionalStyle_5f_1" style:base-cell-address="TicketsNAOS.C45"/>
    </style:style>
    <style:style style:name="ce18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6];&quot;Cerrado&quot;))" style:apply-style-name="ConditionalStyle_5f_1" style:base-cell-address="TicketsNAOS.C46"/>
    </style:style>
    <style:style style:name="ce18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7];&quot;Cerrado&quot;))" style:apply-style-name="ConditionalStyle_5f_1" style:base-cell-address="TicketsNAOS.C47"/>
    </style:style>
    <style:style style:name="ce18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8];&quot;Cerrado&quot;))" style:apply-style-name="ConditionalStyle_5f_1" style:base-cell-address="TicketsNAOS.C48"/>
    </style:style>
    <style:style style:name="ce19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9];&quot;Cerrado&quot;))" style:apply-style-name="ConditionalStyle_5f_1" style:base-cell-address="TicketsNAOS.C49"/>
    </style:style>
    <style:style style:name="ce19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0];&quot;Cerrado&quot;))" style:apply-style-name="ConditionalStyle_5f_1" style:base-cell-address="TicketsNAOS.C50"/>
    </style:style>
    <style:style style:name="ce19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1];&quot;Cerrado&quot;))" style:apply-style-name="ConditionalStyle_5f_1" style:base-cell-address="TicketsNAOS.C51"/>
    </style:style>
    <style:style style:name="ce19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2];&quot;Cerrado&quot;))" style:apply-style-name="ConditionalStyle_5f_1" style:base-cell-address="TicketsNAOS.C52"/>
    </style:style>
    <style:style style:name="ce19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3];&quot;Cerrado&quot;))" style:apply-style-name="ConditionalStyle_5f_1" style:base-cell-address="TicketsNAOS.C53"/>
    </style:style>
    <style:style style:name="ce19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4];&quot;Cerrado&quot;))" style:apply-style-name="ConditionalStyle_5f_1" style:base-cell-address="TicketsNAOS.C54"/>
    </style:style>
    <style:style style:name="ce19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5];&quot;Cerrado&quot;))" style:apply-style-name="ConditionalStyle_5f_1" style:base-cell-address="TicketsNAOS.C55"/>
    </style:style>
    <style:style style:name="ce19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6];&quot;Cerrado&quot;))" style:apply-style-name="ConditionalStyle_5f_1" style:base-cell-address="TicketsNAOS.C56"/>
    </style:style>
    <style:style style:name="ce19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7];&quot;Cerrado&quot;))" style:apply-style-name="ConditionalStyle_5f_1" style:base-cell-address="TicketsNAOS.C57"/>
    </style:style>
    <style:style style:name="ce19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8];&quot;Cerrado&quot;))" style:apply-style-name="ConditionalStyle_5f_1" style:base-cell-address="TicketsNAOS.C58"/>
    </style:style>
    <style:style style:name="ce20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C59"/>
    </style:style>
    <style:style style:name="ce20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0];&quot;Cerrado&quot;))" style:apply-style-name="ConditionalStyle_5f_1" style:base-cell-address="TicketsNAOS.C60"/>
    </style:style>
    <style:style style:name="ce20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1];&quot;Cerrado&quot;))" style:apply-style-name="ConditionalStyle_5f_1" style:base-cell-address="TicketsNAOS.C61"/>
    </style:style>
    <style:style style:name="ce20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2];&quot;Cerrado&quot;))" style:apply-style-name="ConditionalStyle_5f_1" style:base-cell-address="TicketsNAOS.C62"/>
    </style:style>
    <style:style style:name="ce20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3];&quot;Cerrado&quot;))" style:apply-style-name="ConditionalStyle_5f_1" style:base-cell-address="TicketsNAOS.C63"/>
    </style:style>
    <style:style style:name="ce20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4];&quot;Cerrado&quot;))" style:apply-style-name="ConditionalStyle_5f_1" style:base-cell-address="TicketsNAOS.C64"/>
    </style:style>
    <style:style style:name="ce20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5];&quot;Cerrado&quot;))" style:apply-style-name="ConditionalStyle_5f_1" style:base-cell-address="TicketsNAOS.C65"/>
    </style:style>
    <style:style style:name="ce20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6];&quot;Cerrado&quot;))" style:apply-style-name="ConditionalStyle_5f_1" style:base-cell-address="TicketsNAOS.C66"/>
    </style:style>
    <style:style style:name="ce20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7];&quot;Cerrado&quot;))" style:apply-style-name="ConditionalStyle_5f_1" style:base-cell-address="TicketsNAOS.C67"/>
    </style:style>
    <style:style style:name="ce20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8];&quot;Cerrado&quot;))" style:apply-style-name="ConditionalStyle_5f_1" style:base-cell-address="TicketsNAOS.C68"/>
    </style:style>
    <style:style style:name="ce2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9];&quot;Cerrado&quot;))" style:apply-style-name="ConditionalStyle_5f_1" style:base-cell-address="TicketsNAOS.C69"/>
    </style:style>
    <style:style style:name="ce21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70];&quot;Cerrado&quot;))" style:apply-style-name="ConditionalStyle_5f_1" style:base-cell-address="TicketsNAOS.C70"/>
    </style:style>
    <style:style style:name="ce21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0];&quot;Cerrado&quot;))" style:apply-style-name="ConditionalStyle_5f_1" style:base-cell-address="TicketsNAOS.D10"/>
    </style:style>
    <style:style style:name="ce21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3];&quot;Cerrado&quot;))" style:apply-style-name="ConditionalStyle_5f_1" style:base-cell-address="TicketsNAOS.D13"/>
    </style:style>
    <style:style style:name="ce21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4];&quot;Cerrado&quot;))" style:apply-style-name="ConditionalStyle_5f_1" style:base-cell-address="TicketsNAOS.D14"/>
    </style:style>
    <style:style style:name="ce21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6];&quot;Cerrado&quot;))" style:apply-style-name="ConditionalStyle_5f_1" style:base-cell-address="TicketsNAOS.D16"/>
    </style:style>
    <style:style style:name="ce21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7];&quot;Cerrado&quot;))" style:apply-style-name="ConditionalStyle_5f_1" style:base-cell-address="TicketsNAOS.D17"/>
    </style:style>
    <style:style style:name="ce2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8];&quot;Cerrado&quot;))" style:apply-style-name="ConditionalStyle_5f_1" style:base-cell-address="TicketsNAOS.D18"/>
    </style:style>
    <style:style style:name="ce21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9];&quot;Cerrado&quot;))" style:apply-style-name="ConditionalStyle_5f_1" style:base-cell-address="TicketsNAOS.D19"/>
    </style:style>
    <style:style style:name="ce21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0];&quot;Cerrado&quot;))" style:apply-style-name="ConditionalStyle_5f_1" style:base-cell-address="TicketsNAOS.D20"/>
    </style:style>
    <style:style style:name="ce22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1];&quot;Cerrado&quot;))" style:apply-style-name="ConditionalStyle_5f_1" style:base-cell-address="TicketsNAOS.D21"/>
    </style:style>
    <style:style style:name="ce22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2];&quot;Cerrado&quot;))" style:apply-style-name="ConditionalStyle_5f_1" style:base-cell-address="TicketsNAOS.D22"/>
    </style:style>
    <style:style style:name="ce22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3];&quot;Cerrado&quot;))" style:apply-style-name="ConditionalStyle_5f_1" style:base-cell-address="TicketsNAOS.D23"/>
    </style:style>
    <style:style style:name="ce22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6];&quot;Cerrado&quot;))" style:apply-style-name="ConditionalStyle_5f_1" style:base-cell-address="TicketsNAOS.D26"/>
    </style:style>
    <style:style style:name="ce22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7];&quot;Cerrado&quot;))" style:apply-style-name="ConditionalStyle_5f_1" style:base-cell-address="TicketsNAOS.D27"/>
    </style:style>
    <style:style style:name="ce22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9];&quot;Cerrado&quot;))" style:apply-style-name="ConditionalStyle_5f_1" style:base-cell-address="TicketsNAOS.D29"/>
    </style:style>
    <style:style style:name="ce22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0];&quot;Cerrado&quot;))" style:apply-style-name="ConditionalStyle_5f_1" style:base-cell-address="TicketsNAOS.D30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1];&quot;Cerrado&quot;))" style:apply-style-name="ConditionalStyle_5f_1" style:base-cell-address="TicketsNAOS.D31"/>
    </style:style>
    <style:style style:name="ce22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4];&quot;Cerrado&quot;))" style:apply-style-name="ConditionalStyle_5f_1" style:base-cell-address="TicketsNAOS.D34"/>
    </style:style>
    <style:style style:name="ce23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5];&quot;Cerrado&quot;))" style:apply-style-name="ConditionalStyle_5f_1" style:base-cell-address="TicketsNAOS.D35"/>
    </style:style>
    <style:style style:name="ce23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6];&quot;Cerrado&quot;))" style:apply-style-name="ConditionalStyle_5f_1" style:base-cell-address="TicketsNAOS.D36"/>
    </style:style>
    <style:style style:name="ce23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7];&quot;Cerrado&quot;))" style:apply-style-name="ConditionalStyle_5f_1" style:base-cell-address="TicketsNAOS.D37"/>
    </style:style>
    <style:style style:name="ce23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8];&quot;Cerrado&quot;))" style:apply-style-name="ConditionalStyle_5f_1" style:base-cell-address="TicketsNAOS.D38"/>
    </style:style>
    <style:style style:name="ce23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39];&quot;Cerrado&quot;))" style:apply-style-name="ConditionalStyle_5f_1" style:base-cell-address="TicketsNAOS.D39"/>
    </style:style>
    <style:style style:name="ce23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0];&quot;Cerrado&quot;))" style:apply-style-name="ConditionalStyle_5f_1" style:base-cell-address="TicketsNAOS.D40"/>
    </style:style>
    <style:style style:name="ce23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1];&quot;Cerrado&quot;))" style:apply-style-name="ConditionalStyle_5f_1" style:base-cell-address="TicketsNAOS.D41"/>
    </style:style>
    <style:style style:name="ce23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2];&quot;Cerrado&quot;))" style:apply-style-name="ConditionalStyle_5f_1" style:base-cell-address="TicketsNAOS.D42"/>
    </style:style>
    <style:style style:name="ce23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4];&quot;Cerrado&quot;))" style:apply-style-name="ConditionalStyle_5f_1" style:base-cell-address="TicketsNAOS.D44"/>
    </style:style>
    <style:style style:name="ce23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5];&quot;Cerrado&quot;))" style:apply-style-name="ConditionalStyle_5f_1" style:base-cell-address="TicketsNAOS.D45"/>
    </style:style>
    <style:style style:name="ce24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6];&quot;Cerrado&quot;))" style:apply-style-name="ConditionalStyle_5f_1" style:base-cell-address="TicketsNAOS.D46"/>
    </style:style>
    <style:style style:name="ce24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7];&quot;Cerrado&quot;))" style:apply-style-name="ConditionalStyle_5f_1" style:base-cell-address="TicketsNAOS.D47"/>
    </style:style>
    <style:style style:name="ce24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8];&quot;Cerrado&quot;))" style:apply-style-name="ConditionalStyle_5f_1" style:base-cell-address="TicketsNAOS.D48"/>
    </style:style>
    <style:style style:name="ce24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49];&quot;Cerrado&quot;))" style:apply-style-name="ConditionalStyle_5f_1" style:base-cell-address="TicketsNAOS.D49"/>
    </style:style>
    <style:style style:name="ce24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0];&quot;Cerrado&quot;))" style:apply-style-name="ConditionalStyle_5f_1" style:base-cell-address="TicketsNAOS.D50"/>
    </style:style>
    <style:style style:name="ce24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2];&quot;Cerrado&quot;))" style:apply-style-name="ConditionalStyle_5f_1" style:base-cell-address="TicketsNAOS.D52"/>
    </style:style>
    <style:style style:name="ce24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3];&quot;Cerrado&quot;))" style:apply-style-name="ConditionalStyle_5f_1" style:base-cell-address="TicketsNAOS.D53"/>
    </style:style>
    <style:style style:name="ce2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4];&quot;Cerrado&quot;))" style:apply-style-name="ConditionalStyle_5f_1" style:base-cell-address="TicketsNAOS.D54"/>
    </style:style>
    <style:style style:name="ce24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5];&quot;Cerrado&quot;))" style:apply-style-name="ConditionalStyle_5f_1" style:base-cell-address="TicketsNAOS.D55"/>
    </style:style>
    <style:style style:name="ce24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6];&quot;Cerrado&quot;))" style:apply-style-name="ConditionalStyle_5f_1" style:base-cell-address="TicketsNAOS.D56"/>
    </style:style>
    <style:style style:name="ce25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7];&quot;Cerrado&quot;))" style:apply-style-name="ConditionalStyle_5f_1" style:base-cell-address="TicketsNAOS.D57"/>
    </style:style>
    <style:style style:name="ce25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8];&quot;Cerrado&quot;))" style:apply-style-name="ConditionalStyle_5f_1" style:base-cell-address="TicketsNAOS.D58"/>
    </style:style>
    <style:style style:name="ce25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D59"/>
    </style:style>
    <style:style style:name="ce25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0];&quot;Cerrado&quot;))" style:apply-style-name="ConditionalStyle_5f_1" style:base-cell-address="TicketsNAOS.D60"/>
    </style:style>
    <style:style style:name="ce25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1];&quot;Cerrado&quot;))" style:apply-style-name="ConditionalStyle_5f_1" style:base-cell-address="TicketsNAOS.D61"/>
    </style:style>
    <style:style style:name="ce25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2];&quot;Cerrado&quot;))" style:apply-style-name="ConditionalStyle_5f_1" style:base-cell-address="TicketsNAOS.D62"/>
    </style:style>
    <style:style style:name="ce25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3];&quot;Cerrado&quot;))" style:apply-style-name="ConditionalStyle_5f_1" style:base-cell-address="TicketsNAOS.D63"/>
    </style:style>
    <style:style style:name="ce25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7];&quot;Cerrado&quot;))" style:apply-style-name="ConditionalStyle_5f_1" style:base-cell-address="TicketsNAOS.D67"/>
    </style:style>
    <style:style style:name="ce25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8];&quot;Cerrado&quot;))" style:apply-style-name="ConditionalStyle_5f_1" style:base-cell-address="TicketsNAOS.D68"/>
    </style:style>
    <style:style style:name="ce25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69];&quot;Cerrado&quot;))" style:apply-style-name="ConditionalStyle_5f_1" style:base-cell-address="TicketsNAOS.D69"/>
    </style:style>
    <style:style style:name="ce26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70];&quot;Cerrado&quot;))" style:apply-style-name="ConditionalStyle_5f_1" style:base-cell-address="TicketsNAOS.D70"/>
    </style:style>
    <style:style style:name="ce26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18];&quot;Cerrado&quot;))" style:apply-style-name="ConditionalStyle_5f_1" style:base-cell-address="TicketsNAOS.E18"/>
    </style:style>
    <style:style style:name="ce26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22];&quot;Cerrado&quot;))" style:apply-style-name="ConditionalStyle_5f_1" style:base-cell-address="TicketsNAOS.E22"/>
    </style:style>
    <style:style style:name="ce263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</style:style>
    <style:style style:name="ce26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E59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F2]))))" style:apply-style-name="ConditionalStyle_5f_2" style:base-cell-address="TicketsNAOS.F2"/>
      <style:map style:condition="is-true-formula(NOT(ISERROR(SEARCH(&quot;GMV&quot;;[.F2]))))" style:apply-style-name="ConditionalStyle_5f_3" style:base-cell-address="TicketsNAOS.F2"/>
      <style:map style:condition="is-true-formula(NOT(ISERROR(SEARCH(&quot;OT&quot;;[.F2]))))" style:apply-style-name="ConditionalStyle_5f_4" style:base-cell-address="TicketsNAOS.F2"/>
      <style:map style:condition="is-true-formula(NOT(ISERROR(SEARCH(&quot;PdU&quot;;[.F2]))))" style:apply-style-name="ConditionalStyle_5f_5" style:base-cell-address="TicketsNAOS.F2"/>
      <style:map style:condition="is-true-formula(NOT(ISERROR(SEARCH(&quot;TdS&quot;;[.F2]))))" style:apply-style-name="ConditionalStyle_5f_6" style:base-cell-address="TicketsNAOS.F2"/>
      <style:map style:condition="is-true-formula(NOT(ISERROR(SEARCH(&quot;Cerrado&quot;;[.F2]))))" style:apply-style-name="Estilo_5f_Cerrada" style:base-cell-address="TicketsNAOS.F2"/>
    </style:style>
    <style:style style:name="ce26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F59"/>
    </style:style>
    <style:style style:name="ce26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G59"/>
    </style:style>
    <style:style style:name="ce26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H59"/>
    </style:style>
    <style:style style:name="ce26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I59"/>
    </style:style>
    <style:style style:name="ce27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J59"/>
    </style:style>
    <style:style style:name="ce27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K59"/>
    </style:style>
    <style:style style:name="ce27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L59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M3]))))" style:apply-style-name="ConditionalStyle_5f_2" style:base-cell-address="TicketsNAOS.M3"/>
      <style:map style:condition="is-true-formula(NOT(ISERROR(SEARCH(&quot;GMV&quot;;[.M3]))))" style:apply-style-name="ConditionalStyle_5f_3" style:base-cell-address="TicketsNAOS.M3"/>
      <style:map style:condition="is-true-formula(NOT(ISERROR(SEARCH(&quot;OT&quot;;[.M3]))))" style:apply-style-name="ConditionalStyle_5f_4" style:base-cell-address="TicketsNAOS.M3"/>
      <style:map style:condition="is-true-formula(NOT(ISERROR(SEARCH(&quot;PdU&quot;;[.M3]))))" style:apply-style-name="ConditionalStyle_5f_5" style:base-cell-address="TicketsNAOS.M3"/>
      <style:map style:condition="is-true-formula(NOT(ISERROR(SEARCH(&quot;TdS&quot;;[.M3]))))" style:apply-style-name="ConditionalStyle_5f_6" style:base-cell-address="TicketsNAOS.M3"/>
      <style:map style:condition="is-true-formula(NOT(ISERROR(SEARCH(&quot;Cerrado&quot;;[.M3]))))" style:apply-style-name="Estilo_5f_Cerrada" style:base-cell-address="TicketsNAOS.M3"/>
    </style:style>
    <style:style style:name="ce27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M59"/>
    </style:style>
    <style:style style:name="ce27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N59"/>
    </style:style>
    <style:style style:name="ce27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O59"/>
    </style:style>
    <style:style style:name="ce27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P59"/>
    </style:style>
    <style:style style:name="ce27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Q59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R2]))))" style:apply-style-name="ConditionalStyle_5f_2" style:base-cell-address="TicketsNAOS.R2"/>
      <style:map style:condition="is-true-formula(NOT(ISERROR(SEARCH(&quot;GMV&quot;;[.R2]))))" style:apply-style-name="ConditionalStyle_5f_3" style:base-cell-address="TicketsNAOS.R2"/>
      <style:map style:condition="is-true-formula(NOT(ISERROR(SEARCH(&quot;OT&quot;;[.R2]))))" style:apply-style-name="ConditionalStyle_5f_4" style:base-cell-address="TicketsNAOS.R2"/>
      <style:map style:condition="is-true-formula(NOT(ISERROR(SEARCH(&quot;PdU&quot;;[.R2]))))" style:apply-style-name="ConditionalStyle_5f_5" style:base-cell-address="TicketsNAOS.R2"/>
      <style:map style:condition="is-true-formula(NOT(ISERROR(SEARCH(&quot;TdS&quot;;[.R2]))))" style:apply-style-name="ConditionalStyle_5f_6" style:base-cell-address="TicketsNAOS.R2"/>
      <style:map style:condition="is-true-formula(NOT(ISERROR(SEARCH(&quot;Cerrado&quot;;[.R2]))))" style:apply-style-name="Estilo_5f_Cerrada" style:base-cell-address="TicketsNAOS.R2"/>
    </style:style>
    <style:style style:name="ce28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R59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S2]))))" style:apply-style-name="ConditionalStyle_5f_2" style:base-cell-address="TicketsNAOS.S2"/>
      <style:map style:condition="is-true-formula(NOT(ISERROR(SEARCH(&quot;GMV&quot;;[.S2]))))" style:apply-style-name="ConditionalStyle_5f_3" style:base-cell-address="TicketsNAOS.S2"/>
      <style:map style:condition="is-true-formula(NOT(ISERROR(SEARCH(&quot;OT&quot;;[.S2]))))" style:apply-style-name="ConditionalStyle_5f_4" style:base-cell-address="TicketsNAOS.S2"/>
      <style:map style:condition="is-true-formula(NOT(ISERROR(SEARCH(&quot;PdU&quot;;[.S2]))))" style:apply-style-name="ConditionalStyle_5f_5" style:base-cell-address="TicketsNAOS.S2"/>
      <style:map style:condition="is-true-formula(NOT(ISERROR(SEARCH(&quot;TdS&quot;;[.S2]))))" style:apply-style-name="ConditionalStyle_5f_6" style:base-cell-address="TicketsNAOS.S2"/>
      <style:map style:condition="is-true-formula(NOT(ISERROR(SEARCH(&quot;Cerrado&quot;;[.S2]))))" style:apply-style-name="Estilo_5f_Cerrada" style:base-cell-address="TicketsNAOS.S2"/>
    </style:style>
    <style:style style:name="ce28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S59"/>
    </style:style>
    <style:style style:name="ce28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T59"/>
    </style:style>
    <style:style style:name="ce28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U59"/>
    </style:style>
    <style:style style:name="ce28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V59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W3]))))" style:apply-style-name="ConditionalStyle_5f_2" style:base-cell-address="TicketsNAOS.W3"/>
      <style:map style:condition="is-true-formula(NOT(ISERROR(SEARCH(&quot;GMV&quot;;[.W3]))))" style:apply-style-name="ConditionalStyle_5f_3" style:base-cell-address="TicketsNAOS.W3"/>
      <style:map style:condition="is-true-formula(NOT(ISERROR(SEARCH(&quot;OT&quot;;[.W3]))))" style:apply-style-name="ConditionalStyle_5f_4" style:base-cell-address="TicketsNAOS.W3"/>
      <style:map style:condition="is-true-formula(NOT(ISERROR(SEARCH(&quot;PdU&quot;;[.W3]))))" style:apply-style-name="ConditionalStyle_5f_5" style:base-cell-address="TicketsNAOS.W3"/>
      <style:map style:condition="is-true-formula(NOT(ISERROR(SEARCH(&quot;TdS&quot;;[.W3]))))" style:apply-style-name="ConditionalStyle_5f_6" style:base-cell-address="TicketsNAOS.W3"/>
      <style:map style:condition="is-true-formula(NOT(ISERROR(SEARCH(&quot;Cerrado&quot;;[.W3]))))" style:apply-style-name="Estilo_5f_Cerrada" style:base-cell-address="TicketsNAOS.W3"/>
    </style:style>
    <style:style style:name="ce28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W59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2]))))" style:apply-style-name="ConditionalStyle_5f_2" style:base-cell-address="TicketsNAOS.X2"/>
      <style:map style:condition="is-true-formula(NOT(ISERROR(SEARCH(&quot;GMV&quot;;[.X2]))))" style:apply-style-name="ConditionalStyle_5f_3" style:base-cell-address="TicketsNAOS.X2"/>
      <style:map style:condition="is-true-formula(NOT(ISERROR(SEARCH(&quot;OT&quot;;[.X2]))))" style:apply-style-name="ConditionalStyle_5f_4" style:base-cell-address="TicketsNAOS.X2"/>
      <style:map style:condition="is-true-formula(NOT(ISERROR(SEARCH(&quot;PdU&quot;;[.X2]))))" style:apply-style-name="ConditionalStyle_5f_5" style:base-cell-address="TicketsNAOS.X2"/>
      <style:map style:condition="is-true-formula(NOT(ISERROR(SEARCH(&quot;TdS&quot;;[.X2]))))" style:apply-style-name="ConditionalStyle_5f_6" style:base-cell-address="TicketsNAOS.X2"/>
      <style:map style:condition="is-true-formula(NOT(ISERROR(SEARCH(&quot;Cerrado&quot;;[.X2]))))" style:apply-style-name="Estilo_5f_Cerrada" style:base-cell-address="TicketsNAOS.X2"/>
    </style:style>
    <style:style style:name="ce2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3]))))" style:apply-style-name="ConditionalStyle_5f_2" style:base-cell-address="TicketsNAOS.X3"/>
      <style:map style:condition="is-true-formula(NOT(ISERROR(SEARCH(&quot;GMV&quot;;[.X3]))))" style:apply-style-name="ConditionalStyle_5f_3" style:base-cell-address="TicketsNAOS.X3"/>
      <style:map style:condition="is-true-formula(NOT(ISERROR(SEARCH(&quot;OT&quot;;[.X3]))))" style:apply-style-name="ConditionalStyle_5f_4" style:base-cell-address="TicketsNAOS.X3"/>
      <style:map style:condition="is-true-formula(NOT(ISERROR(SEARCH(&quot;PdU&quot;;[.X3]))))" style:apply-style-name="ConditionalStyle_5f_5" style:base-cell-address="TicketsNAOS.X3"/>
      <style:map style:condition="is-true-formula(NOT(ISERROR(SEARCH(&quot;TdS&quot;;[.X3]))))" style:apply-style-name="ConditionalStyle_5f_6" style:base-cell-address="TicketsNAOS.X3"/>
      <style:map style:condition="is-true-formula(NOT(ISERROR(SEARCH(&quot;Cerrado&quot;;[.X3]))))" style:apply-style-name="Estilo_5f_Cerrada" style:base-cell-address="TicketsNAOS.X3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4]))))" style:apply-style-name="ConditionalStyle_5f_2" style:base-cell-address="TicketsNAOS.X4"/>
      <style:map style:condition="is-true-formula(NOT(ISERROR(SEARCH(&quot;GMV&quot;;[.X4]))))" style:apply-style-name="ConditionalStyle_5f_3" style:base-cell-address="TicketsNAOS.X4"/>
      <style:map style:condition="is-true-formula(NOT(ISERROR(SEARCH(&quot;OT&quot;;[.X4]))))" style:apply-style-name="ConditionalStyle_5f_4" style:base-cell-address="TicketsNAOS.X4"/>
      <style:map style:condition="is-true-formula(NOT(ISERROR(SEARCH(&quot;PdU&quot;;[.X4]))))" style:apply-style-name="ConditionalStyle_5f_5" style:base-cell-address="TicketsNAOS.X4"/>
      <style:map style:condition="is-true-formula(NOT(ISERROR(SEARCH(&quot;TdS&quot;;[.X4]))))" style:apply-style-name="ConditionalStyle_5f_6" style:base-cell-address="TicketsNAOS.X4"/>
      <style:map style:condition="is-true-formula(NOT(ISERROR(SEARCH(&quot;Cerrado&quot;;[.X4]))))" style:apply-style-name="Estilo_5f_Cerrada" style:base-cell-address="TicketsNAOS.X4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5]))))" style:apply-style-name="ConditionalStyle_5f_2" style:base-cell-address="TicketsNAOS.X5"/>
      <style:map style:condition="is-true-formula(NOT(ISERROR(SEARCH(&quot;GMV&quot;;[.X5]))))" style:apply-style-name="ConditionalStyle_5f_3" style:base-cell-address="TicketsNAOS.X5"/>
      <style:map style:condition="is-true-formula(NOT(ISERROR(SEARCH(&quot;OT&quot;;[.X5]))))" style:apply-style-name="ConditionalStyle_5f_4" style:base-cell-address="TicketsNAOS.X5"/>
      <style:map style:condition="is-true-formula(NOT(ISERROR(SEARCH(&quot;PdU&quot;;[.X5]))))" style:apply-style-name="ConditionalStyle_5f_5" style:base-cell-address="TicketsNAOS.X5"/>
      <style:map style:condition="is-true-formula(NOT(ISERROR(SEARCH(&quot;TdS&quot;;[.X5]))))" style:apply-style-name="ConditionalStyle_5f_6" style:base-cell-address="TicketsNAOS.X5"/>
      <style:map style:condition="is-true-formula(NOT(ISERROR(SEARCH(&quot;Cerrado&quot;;[.X5]))))" style:apply-style-name="Estilo_5f_Cerrada" style:base-cell-address="TicketsNAOS.X5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7]))))" style:apply-style-name="ConditionalStyle_5f_2" style:base-cell-address="TicketsNAOS.X7"/>
      <style:map style:condition="is-true-formula(NOT(ISERROR(SEARCH(&quot;GMV&quot;;[.X7]))))" style:apply-style-name="ConditionalStyle_5f_3" style:base-cell-address="TicketsNAOS.X7"/>
      <style:map style:condition="is-true-formula(NOT(ISERROR(SEARCH(&quot;OT&quot;;[.X7]))))" style:apply-style-name="ConditionalStyle_5f_4" style:base-cell-address="TicketsNAOS.X7"/>
      <style:map style:condition="is-true-formula(NOT(ISERROR(SEARCH(&quot;PdU&quot;;[.X7]))))" style:apply-style-name="ConditionalStyle_5f_5" style:base-cell-address="TicketsNAOS.X7"/>
      <style:map style:condition="is-true-formula(NOT(ISERROR(SEARCH(&quot;TdS&quot;;[.X7]))))" style:apply-style-name="ConditionalStyle_5f_6" style:base-cell-address="TicketsNAOS.X7"/>
      <style:map style:condition="is-true-formula(NOT(ISERROR(SEARCH(&quot;Cerrado&quot;;[.X7]))))" style:apply-style-name="Estilo_5f_Cerrada" style:base-cell-address="TicketsNAOS.X7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8]))))" style:apply-style-name="ConditionalStyle_5f_2" style:base-cell-address="TicketsNAOS.X8"/>
      <style:map style:condition="is-true-formula(NOT(ISERROR(SEARCH(&quot;GMV&quot;;[.X8]))))" style:apply-style-name="ConditionalStyle_5f_3" style:base-cell-address="TicketsNAOS.X8"/>
      <style:map style:condition="is-true-formula(NOT(ISERROR(SEARCH(&quot;OT&quot;;[.X8]))))" style:apply-style-name="ConditionalStyle_5f_4" style:base-cell-address="TicketsNAOS.X8"/>
      <style:map style:condition="is-true-formula(NOT(ISERROR(SEARCH(&quot;PdU&quot;;[.X8]))))" style:apply-style-name="ConditionalStyle_5f_5" style:base-cell-address="TicketsNAOS.X8"/>
      <style:map style:condition="is-true-formula(NOT(ISERROR(SEARCH(&quot;TdS&quot;;[.X8]))))" style:apply-style-name="ConditionalStyle_5f_6" style:base-cell-address="TicketsNAOS.X8"/>
      <style:map style:condition="is-true-formula(NOT(ISERROR(SEARCH(&quot;Cerrado&quot;;[.X8]))))" style:apply-style-name="Estilo_5f_Cerrada" style:base-cell-address="TicketsNAOS.X8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9]))))" style:apply-style-name="ConditionalStyle_5f_2" style:base-cell-address="TicketsNAOS.X9"/>
      <style:map style:condition="is-true-formula(NOT(ISERROR(SEARCH(&quot;GMV&quot;;[.X9]))))" style:apply-style-name="ConditionalStyle_5f_3" style:base-cell-address="TicketsNAOS.X9"/>
      <style:map style:condition="is-true-formula(NOT(ISERROR(SEARCH(&quot;OT&quot;;[.X9]))))" style:apply-style-name="ConditionalStyle_5f_4" style:base-cell-address="TicketsNAOS.X9"/>
      <style:map style:condition="is-true-formula(NOT(ISERROR(SEARCH(&quot;PdU&quot;;[.X9]))))" style:apply-style-name="ConditionalStyle_5f_5" style:base-cell-address="TicketsNAOS.X9"/>
      <style:map style:condition="is-true-formula(NOT(ISERROR(SEARCH(&quot;TdS&quot;;[.X9]))))" style:apply-style-name="ConditionalStyle_5f_6" style:base-cell-address="TicketsNAOS.X9"/>
      <style:map style:condition="is-true-formula(NOT(ISERROR(SEARCH(&quot;Cerrado&quot;;[.X9]))))" style:apply-style-name="Estilo_5f_Cerrada" style:base-cell-address="TicketsNAOS.X9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0]))))" style:apply-style-name="ConditionalStyle_5f_2" style:base-cell-address="TicketsNAOS.X10"/>
      <style:map style:condition="is-true-formula(NOT(ISERROR(SEARCH(&quot;GMV&quot;;[.X10]))))" style:apply-style-name="ConditionalStyle_5f_3" style:base-cell-address="TicketsNAOS.X10"/>
      <style:map style:condition="is-true-formula(NOT(ISERROR(SEARCH(&quot;OT&quot;;[.X10]))))" style:apply-style-name="ConditionalStyle_5f_4" style:base-cell-address="TicketsNAOS.X10"/>
      <style:map style:condition="is-true-formula(NOT(ISERROR(SEARCH(&quot;PdU&quot;;[.X10]))))" style:apply-style-name="ConditionalStyle_5f_5" style:base-cell-address="TicketsNAOS.X10"/>
      <style:map style:condition="is-true-formula(NOT(ISERROR(SEARCH(&quot;TdS&quot;;[.X10]))))" style:apply-style-name="ConditionalStyle_5f_6" style:base-cell-address="TicketsNAOS.X10"/>
      <style:map style:condition="is-true-formula(NOT(ISERROR(SEARCH(&quot;Cerrado&quot;;[.X10]))))" style:apply-style-name="Estilo_5f_Cerrada" style:base-cell-address="TicketsNAOS.X10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1]))))" style:apply-style-name="ConditionalStyle_5f_2" style:base-cell-address="TicketsNAOS.X11"/>
      <style:map style:condition="is-true-formula(NOT(ISERROR(SEARCH(&quot;GMV&quot;;[.X11]))))" style:apply-style-name="ConditionalStyle_5f_3" style:base-cell-address="TicketsNAOS.X11"/>
      <style:map style:condition="is-true-formula(NOT(ISERROR(SEARCH(&quot;OT&quot;;[.X11]))))" style:apply-style-name="ConditionalStyle_5f_4" style:base-cell-address="TicketsNAOS.X11"/>
      <style:map style:condition="is-true-formula(NOT(ISERROR(SEARCH(&quot;PdU&quot;;[.X11]))))" style:apply-style-name="ConditionalStyle_5f_5" style:base-cell-address="TicketsNAOS.X11"/>
      <style:map style:condition="is-true-formula(NOT(ISERROR(SEARCH(&quot;TdS&quot;;[.X11]))))" style:apply-style-name="ConditionalStyle_5f_6" style:base-cell-address="TicketsNAOS.X11"/>
      <style:map style:condition="is-true-formula(NOT(ISERROR(SEARCH(&quot;Cerrado&quot;;[.X11]))))" style:apply-style-name="Estilo_5f_Cerrada" style:base-cell-address="TicketsNAOS.X11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2]))))" style:apply-style-name="ConditionalStyle_5f_2" style:base-cell-address="TicketsNAOS.X12"/>
      <style:map style:condition="is-true-formula(NOT(ISERROR(SEARCH(&quot;GMV&quot;;[.X12]))))" style:apply-style-name="ConditionalStyle_5f_3" style:base-cell-address="TicketsNAOS.X12"/>
      <style:map style:condition="is-true-formula(NOT(ISERROR(SEARCH(&quot;OT&quot;;[.X12]))))" style:apply-style-name="ConditionalStyle_5f_4" style:base-cell-address="TicketsNAOS.X12"/>
      <style:map style:condition="is-true-formula(NOT(ISERROR(SEARCH(&quot;PdU&quot;;[.X12]))))" style:apply-style-name="ConditionalStyle_5f_5" style:base-cell-address="TicketsNAOS.X12"/>
      <style:map style:condition="is-true-formula(NOT(ISERROR(SEARCH(&quot;TdS&quot;;[.X12]))))" style:apply-style-name="ConditionalStyle_5f_6" style:base-cell-address="TicketsNAOS.X12"/>
      <style:map style:condition="is-true-formula(NOT(ISERROR(SEARCH(&quot;Cerrado&quot;;[.X12]))))" style:apply-style-name="Estilo_5f_Cerrada" style:base-cell-address="TicketsNAOS.X12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3]))))" style:apply-style-name="ConditionalStyle_5f_2" style:base-cell-address="TicketsNAOS.X13"/>
      <style:map style:condition="is-true-formula(NOT(ISERROR(SEARCH(&quot;GMV&quot;;[.X13]))))" style:apply-style-name="ConditionalStyle_5f_3" style:base-cell-address="TicketsNAOS.X13"/>
      <style:map style:condition="is-true-formula(NOT(ISERROR(SEARCH(&quot;OT&quot;;[.X13]))))" style:apply-style-name="ConditionalStyle_5f_4" style:base-cell-address="TicketsNAOS.X13"/>
      <style:map style:condition="is-true-formula(NOT(ISERROR(SEARCH(&quot;PdU&quot;;[.X13]))))" style:apply-style-name="ConditionalStyle_5f_5" style:base-cell-address="TicketsNAOS.X13"/>
      <style:map style:condition="is-true-formula(NOT(ISERROR(SEARCH(&quot;TdS&quot;;[.X13]))))" style:apply-style-name="ConditionalStyle_5f_6" style:base-cell-address="TicketsNAOS.X13"/>
      <style:map style:condition="is-true-formula(NOT(ISERROR(SEARCH(&quot;Cerrado&quot;;[.X13]))))" style:apply-style-name="Estilo_5f_Cerrada" style:base-cell-address="TicketsNAOS.X13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5]))))" style:apply-style-name="ConditionalStyle_5f_2" style:base-cell-address="TicketsNAOS.X15"/>
      <style:map style:condition="is-true-formula(NOT(ISERROR(SEARCH(&quot;GMV&quot;;[.X15]))))" style:apply-style-name="ConditionalStyle_5f_3" style:base-cell-address="TicketsNAOS.X15"/>
      <style:map style:condition="is-true-formula(NOT(ISERROR(SEARCH(&quot;OT&quot;;[.X15]))))" style:apply-style-name="ConditionalStyle_5f_4" style:base-cell-address="TicketsNAOS.X15"/>
      <style:map style:condition="is-true-formula(NOT(ISERROR(SEARCH(&quot;PdU&quot;;[.X15]))))" style:apply-style-name="ConditionalStyle_5f_5" style:base-cell-address="TicketsNAOS.X15"/>
      <style:map style:condition="is-true-formula(NOT(ISERROR(SEARCH(&quot;TdS&quot;;[.X15]))))" style:apply-style-name="ConditionalStyle_5f_6" style:base-cell-address="TicketsNAOS.X15"/>
      <style:map style:condition="is-true-formula(NOT(ISERROR(SEARCH(&quot;Cerrado&quot;;[.X15]))))" style:apply-style-name="Estilo_5f_Cerrada" style:base-cell-address="TicketsNAOS.X15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6]))))" style:apply-style-name="ConditionalStyle_5f_2" style:base-cell-address="TicketsNAOS.X16"/>
      <style:map style:condition="is-true-formula(NOT(ISERROR(SEARCH(&quot;GMV&quot;;[.X16]))))" style:apply-style-name="ConditionalStyle_5f_3" style:base-cell-address="TicketsNAOS.X16"/>
      <style:map style:condition="is-true-formula(NOT(ISERROR(SEARCH(&quot;OT&quot;;[.X16]))))" style:apply-style-name="ConditionalStyle_5f_4" style:base-cell-address="TicketsNAOS.X16"/>
      <style:map style:condition="is-true-formula(NOT(ISERROR(SEARCH(&quot;PdU&quot;;[.X16]))))" style:apply-style-name="ConditionalStyle_5f_5" style:base-cell-address="TicketsNAOS.X16"/>
      <style:map style:condition="is-true-formula(NOT(ISERROR(SEARCH(&quot;TdS&quot;;[.X16]))))" style:apply-style-name="ConditionalStyle_5f_6" style:base-cell-address="TicketsNAOS.X16"/>
      <style:map style:condition="is-true-formula(NOT(ISERROR(SEARCH(&quot;Cerrado&quot;;[.X16]))))" style:apply-style-name="Estilo_5f_Cerrada" style:base-cell-address="TicketsNAOS.X16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8]))))" style:apply-style-name="ConditionalStyle_5f_2" style:base-cell-address="TicketsNAOS.X18"/>
      <style:map style:condition="is-true-formula(NOT(ISERROR(SEARCH(&quot;GMV&quot;;[.X18]))))" style:apply-style-name="ConditionalStyle_5f_3" style:base-cell-address="TicketsNAOS.X18"/>
      <style:map style:condition="is-true-formula(NOT(ISERROR(SEARCH(&quot;OT&quot;;[.X18]))))" style:apply-style-name="ConditionalStyle_5f_4" style:base-cell-address="TicketsNAOS.X18"/>
      <style:map style:condition="is-true-formula(NOT(ISERROR(SEARCH(&quot;PdU&quot;;[.X18]))))" style:apply-style-name="ConditionalStyle_5f_5" style:base-cell-address="TicketsNAOS.X18"/>
      <style:map style:condition="is-true-formula(NOT(ISERROR(SEARCH(&quot;TdS&quot;;[.X18]))))" style:apply-style-name="ConditionalStyle_5f_6" style:base-cell-address="TicketsNAOS.X18"/>
      <style:map style:condition="is-true-formula(NOT(ISERROR(SEARCH(&quot;Cerrado&quot;;[.X18]))))" style:apply-style-name="Estilo_5f_Cerrada" style:base-cell-address="TicketsNAOS.X18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19]))))" style:apply-style-name="ConditionalStyle_5f_2" style:base-cell-address="TicketsNAOS.X19"/>
      <style:map style:condition="is-true-formula(NOT(ISERROR(SEARCH(&quot;GMV&quot;;[.X19]))))" style:apply-style-name="ConditionalStyle_5f_3" style:base-cell-address="TicketsNAOS.X19"/>
      <style:map style:condition="is-true-formula(NOT(ISERROR(SEARCH(&quot;OT&quot;;[.X19]))))" style:apply-style-name="ConditionalStyle_5f_4" style:base-cell-address="TicketsNAOS.X19"/>
      <style:map style:condition="is-true-formula(NOT(ISERROR(SEARCH(&quot;PdU&quot;;[.X19]))))" style:apply-style-name="ConditionalStyle_5f_5" style:base-cell-address="TicketsNAOS.X19"/>
      <style:map style:condition="is-true-formula(NOT(ISERROR(SEARCH(&quot;TdS&quot;;[.X19]))))" style:apply-style-name="ConditionalStyle_5f_6" style:base-cell-address="TicketsNAOS.X19"/>
      <style:map style:condition="is-true-formula(NOT(ISERROR(SEARCH(&quot;Cerrado&quot;;[.X19]))))" style:apply-style-name="Estilo_5f_Cerrada" style:base-cell-address="TicketsNAOS.X19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24]))))" style:apply-style-name="ConditionalStyle_5f_2" style:base-cell-address="TicketsNAOS.X24"/>
      <style:map style:condition="is-true-formula(NOT(ISERROR(SEARCH(&quot;GMV&quot;;[.X24]))))" style:apply-style-name="ConditionalStyle_5f_3" style:base-cell-address="TicketsNAOS.X24"/>
      <style:map style:condition="is-true-formula(NOT(ISERROR(SEARCH(&quot;OT&quot;;[.X24]))))" style:apply-style-name="ConditionalStyle_5f_4" style:base-cell-address="TicketsNAOS.X24"/>
      <style:map style:condition="is-true-formula(NOT(ISERROR(SEARCH(&quot;PdU&quot;;[.X24]))))" style:apply-style-name="ConditionalStyle_5f_5" style:base-cell-address="TicketsNAOS.X24"/>
      <style:map style:condition="is-true-formula(NOT(ISERROR(SEARCH(&quot;TdS&quot;;[.X24]))))" style:apply-style-name="ConditionalStyle_5f_6" style:base-cell-address="TicketsNAOS.X24"/>
      <style:map style:condition="is-true-formula(NOT(ISERROR(SEARCH(&quot;Cerrado&quot;;[.X24]))))" style:apply-style-name="Estilo_5f_Cerrada" style:base-cell-address="TicketsNAOS.X24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25]))))" style:apply-style-name="ConditionalStyle_5f_2" style:base-cell-address="TicketsNAOS.X25"/>
      <style:map style:condition="is-true-formula(NOT(ISERROR(SEARCH(&quot;GMV&quot;;[.X25]))))" style:apply-style-name="ConditionalStyle_5f_3" style:base-cell-address="TicketsNAOS.X25"/>
      <style:map style:condition="is-true-formula(NOT(ISERROR(SEARCH(&quot;OT&quot;;[.X25]))))" style:apply-style-name="ConditionalStyle_5f_4" style:base-cell-address="TicketsNAOS.X25"/>
      <style:map style:condition="is-true-formula(NOT(ISERROR(SEARCH(&quot;PdU&quot;;[.X25]))))" style:apply-style-name="ConditionalStyle_5f_5" style:base-cell-address="TicketsNAOS.X25"/>
      <style:map style:condition="is-true-formula(NOT(ISERROR(SEARCH(&quot;TdS&quot;;[.X25]))))" style:apply-style-name="ConditionalStyle_5f_6" style:base-cell-address="TicketsNAOS.X25"/>
      <style:map style:condition="is-true-formula(NOT(ISERROR(SEARCH(&quot;Cerrado&quot;;[.X25]))))" style:apply-style-name="Estilo_5f_Cerrada" style:base-cell-address="TicketsNAOS.X25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26]))))" style:apply-style-name="ConditionalStyle_5f_2" style:base-cell-address="TicketsNAOS.X26"/>
      <style:map style:condition="is-true-formula(NOT(ISERROR(SEARCH(&quot;GMV&quot;;[.X26]))))" style:apply-style-name="ConditionalStyle_5f_3" style:base-cell-address="TicketsNAOS.X26"/>
      <style:map style:condition="is-true-formula(NOT(ISERROR(SEARCH(&quot;OT&quot;;[.X26]))))" style:apply-style-name="ConditionalStyle_5f_4" style:base-cell-address="TicketsNAOS.X26"/>
      <style:map style:condition="is-true-formula(NOT(ISERROR(SEARCH(&quot;PdU&quot;;[.X26]))))" style:apply-style-name="ConditionalStyle_5f_5" style:base-cell-address="TicketsNAOS.X26"/>
      <style:map style:condition="is-true-formula(NOT(ISERROR(SEARCH(&quot;TdS&quot;;[.X26]))))" style:apply-style-name="ConditionalStyle_5f_6" style:base-cell-address="TicketsNAOS.X26"/>
      <style:map style:condition="is-true-formula(NOT(ISERROR(SEARCH(&quot;Cerrado&quot;;[.X26]))))" style:apply-style-name="Estilo_5f_Cerrada" style:base-cell-address="TicketsNAOS.X26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X27]))))" style:apply-style-name="ConditionalStyle_5f_2" style:base-cell-address="TicketsNAOS.X27"/>
      <style:map style:condition="is-true-formula(NOT(ISERROR(SEARCH(&quot;GMV&quot;;[.X27]))))" style:apply-style-name="ConditionalStyle_5f_3" style:base-cell-address="TicketsNAOS.X27"/>
      <style:map style:condition="is-true-formula(NOT(ISERROR(SEARCH(&quot;OT&quot;;[.X27]))))" style:apply-style-name="ConditionalStyle_5f_4" style:base-cell-address="TicketsNAOS.X27"/>
      <style:map style:condition="is-true-formula(NOT(ISERROR(SEARCH(&quot;PdU&quot;;[.X27]))))" style:apply-style-name="ConditionalStyle_5f_5" style:base-cell-address="TicketsNAOS.X27"/>
      <style:map style:condition="is-true-formula(NOT(ISERROR(SEARCH(&quot;TdS&quot;;[.X27]))))" style:apply-style-name="ConditionalStyle_5f_6" style:base-cell-address="TicketsNAOS.X27"/>
      <style:map style:condition="is-true-formula(NOT(ISERROR(SEARCH(&quot;Cerrado&quot;;[.X27]))))" style:apply-style-name="Estilo_5f_Cerrada" style:base-cell-address="TicketsNAOS.X27"/>
    </style:style>
    <style:style style:name="ce30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X59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2]))))" style:apply-style-name="ConditionalStyle_5f_2" style:base-cell-address="TicketsNAOS.Y2"/>
      <style:map style:condition="is-true-formula(NOT(ISERROR(SEARCH(&quot;GMV&quot;;[.Y2]))))" style:apply-style-name="ConditionalStyle_5f_3" style:base-cell-address="TicketsNAOS.Y2"/>
      <style:map style:condition="is-true-formula(NOT(ISERROR(SEARCH(&quot;OT&quot;;[.Y2]))))" style:apply-style-name="ConditionalStyle_5f_4" style:base-cell-address="TicketsNAOS.Y2"/>
      <style:map style:condition="is-true-formula(NOT(ISERROR(SEARCH(&quot;PdU&quot;;[.Y2]))))" style:apply-style-name="ConditionalStyle_5f_5" style:base-cell-address="TicketsNAOS.Y2"/>
      <style:map style:condition="is-true-formula(NOT(ISERROR(SEARCH(&quot;TdS&quot;;[.Y2]))))" style:apply-style-name="ConditionalStyle_5f_6" style:base-cell-address="TicketsNAOS.Y2"/>
      <style:map style:condition="is-true-formula(NOT(ISERROR(SEARCH(&quot;Cerrado&quot;;[.Y2]))))" style:apply-style-name="Estilo_5f_Cerrada" style:base-cell-address="TicketsNAOS.Y2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3]))))" style:apply-style-name="ConditionalStyle_5f_2" style:base-cell-address="TicketsNAOS.Y3"/>
      <style:map style:condition="is-true-formula(NOT(ISERROR(SEARCH(&quot;GMV&quot;;[.Y3]))))" style:apply-style-name="ConditionalStyle_5f_3" style:base-cell-address="TicketsNAOS.Y3"/>
      <style:map style:condition="is-true-formula(NOT(ISERROR(SEARCH(&quot;OT&quot;;[.Y3]))))" style:apply-style-name="ConditionalStyle_5f_4" style:base-cell-address="TicketsNAOS.Y3"/>
      <style:map style:condition="is-true-formula(NOT(ISERROR(SEARCH(&quot;PdU&quot;;[.Y3]))))" style:apply-style-name="ConditionalStyle_5f_5" style:base-cell-address="TicketsNAOS.Y3"/>
      <style:map style:condition="is-true-formula(NOT(ISERROR(SEARCH(&quot;TdS&quot;;[.Y3]))))" style:apply-style-name="ConditionalStyle_5f_6" style:base-cell-address="TicketsNAOS.Y3"/>
      <style:map style:condition="is-true-formula(NOT(ISERROR(SEARCH(&quot;Cerrado&quot;;[.Y3]))))" style:apply-style-name="Estilo_5f_Cerrada" style:base-cell-address="TicketsNAOS.Y3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4]))))" style:apply-style-name="ConditionalStyle_5f_2" style:base-cell-address="TicketsNAOS.Y4"/>
      <style:map style:condition="is-true-formula(NOT(ISERROR(SEARCH(&quot;GMV&quot;;[.Y4]))))" style:apply-style-name="ConditionalStyle_5f_3" style:base-cell-address="TicketsNAOS.Y4"/>
      <style:map style:condition="is-true-formula(NOT(ISERROR(SEARCH(&quot;OT&quot;;[.Y4]))))" style:apply-style-name="ConditionalStyle_5f_4" style:base-cell-address="TicketsNAOS.Y4"/>
      <style:map style:condition="is-true-formula(NOT(ISERROR(SEARCH(&quot;PdU&quot;;[.Y4]))))" style:apply-style-name="ConditionalStyle_5f_5" style:base-cell-address="TicketsNAOS.Y4"/>
      <style:map style:condition="is-true-formula(NOT(ISERROR(SEARCH(&quot;TdS&quot;;[.Y4]))))" style:apply-style-name="ConditionalStyle_5f_6" style:base-cell-address="TicketsNAOS.Y4"/>
      <style:map style:condition="is-true-formula(NOT(ISERROR(SEARCH(&quot;Cerrado&quot;;[.Y4]))))" style:apply-style-name="Estilo_5f_Cerrada" style:base-cell-address="TicketsNAOS.Y4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5]))))" style:apply-style-name="ConditionalStyle_5f_2" style:base-cell-address="TicketsNAOS.Y5"/>
      <style:map style:condition="is-true-formula(NOT(ISERROR(SEARCH(&quot;GMV&quot;;[.Y5]))))" style:apply-style-name="ConditionalStyle_5f_3" style:base-cell-address="TicketsNAOS.Y5"/>
      <style:map style:condition="is-true-formula(NOT(ISERROR(SEARCH(&quot;OT&quot;;[.Y5]))))" style:apply-style-name="ConditionalStyle_5f_4" style:base-cell-address="TicketsNAOS.Y5"/>
      <style:map style:condition="is-true-formula(NOT(ISERROR(SEARCH(&quot;PdU&quot;;[.Y5]))))" style:apply-style-name="ConditionalStyle_5f_5" style:base-cell-address="TicketsNAOS.Y5"/>
      <style:map style:condition="is-true-formula(NOT(ISERROR(SEARCH(&quot;TdS&quot;;[.Y5]))))" style:apply-style-name="ConditionalStyle_5f_6" style:base-cell-address="TicketsNAOS.Y5"/>
      <style:map style:condition="is-true-formula(NOT(ISERROR(SEARCH(&quot;Cerrado&quot;;[.Y5]))))" style:apply-style-name="Estilo_5f_Cerrada" style:base-cell-address="TicketsNAOS.Y5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7]))))" style:apply-style-name="ConditionalStyle_5f_2" style:base-cell-address="TicketsNAOS.Y7"/>
      <style:map style:condition="is-true-formula(NOT(ISERROR(SEARCH(&quot;GMV&quot;;[.Y7]))))" style:apply-style-name="ConditionalStyle_5f_3" style:base-cell-address="TicketsNAOS.Y7"/>
      <style:map style:condition="is-true-formula(NOT(ISERROR(SEARCH(&quot;OT&quot;;[.Y7]))))" style:apply-style-name="ConditionalStyle_5f_4" style:base-cell-address="TicketsNAOS.Y7"/>
      <style:map style:condition="is-true-formula(NOT(ISERROR(SEARCH(&quot;PdU&quot;;[.Y7]))))" style:apply-style-name="ConditionalStyle_5f_5" style:base-cell-address="TicketsNAOS.Y7"/>
      <style:map style:condition="is-true-formula(NOT(ISERROR(SEARCH(&quot;TdS&quot;;[.Y7]))))" style:apply-style-name="ConditionalStyle_5f_6" style:base-cell-address="TicketsNAOS.Y7"/>
      <style:map style:condition="is-true-formula(NOT(ISERROR(SEARCH(&quot;Cerrado&quot;;[.Y7]))))" style:apply-style-name="Estilo_5f_Cerrada" style:base-cell-address="TicketsNAOS.Y7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8]))))" style:apply-style-name="ConditionalStyle_5f_2" style:base-cell-address="TicketsNAOS.Y8"/>
      <style:map style:condition="is-true-formula(NOT(ISERROR(SEARCH(&quot;GMV&quot;;[.Y8]))))" style:apply-style-name="ConditionalStyle_5f_3" style:base-cell-address="TicketsNAOS.Y8"/>
      <style:map style:condition="is-true-formula(NOT(ISERROR(SEARCH(&quot;OT&quot;;[.Y8]))))" style:apply-style-name="ConditionalStyle_5f_4" style:base-cell-address="TicketsNAOS.Y8"/>
      <style:map style:condition="is-true-formula(NOT(ISERROR(SEARCH(&quot;PdU&quot;;[.Y8]))))" style:apply-style-name="ConditionalStyle_5f_5" style:base-cell-address="TicketsNAOS.Y8"/>
      <style:map style:condition="is-true-formula(NOT(ISERROR(SEARCH(&quot;TdS&quot;;[.Y8]))))" style:apply-style-name="ConditionalStyle_5f_6" style:base-cell-address="TicketsNAOS.Y8"/>
      <style:map style:condition="is-true-formula(NOT(ISERROR(SEARCH(&quot;Cerrado&quot;;[.Y8]))))" style:apply-style-name="Estilo_5f_Cerrada" style:base-cell-address="TicketsNAOS.Y8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9]))))" style:apply-style-name="ConditionalStyle_5f_2" style:base-cell-address="TicketsNAOS.Y9"/>
      <style:map style:condition="is-true-formula(NOT(ISERROR(SEARCH(&quot;GMV&quot;;[.Y9]))))" style:apply-style-name="ConditionalStyle_5f_3" style:base-cell-address="TicketsNAOS.Y9"/>
      <style:map style:condition="is-true-formula(NOT(ISERROR(SEARCH(&quot;OT&quot;;[.Y9]))))" style:apply-style-name="ConditionalStyle_5f_4" style:base-cell-address="TicketsNAOS.Y9"/>
      <style:map style:condition="is-true-formula(NOT(ISERROR(SEARCH(&quot;PdU&quot;;[.Y9]))))" style:apply-style-name="ConditionalStyle_5f_5" style:base-cell-address="TicketsNAOS.Y9"/>
      <style:map style:condition="is-true-formula(NOT(ISERROR(SEARCH(&quot;TdS&quot;;[.Y9]))))" style:apply-style-name="ConditionalStyle_5f_6" style:base-cell-address="TicketsNAOS.Y9"/>
      <style:map style:condition="is-true-formula(NOT(ISERROR(SEARCH(&quot;Cerrado&quot;;[.Y9]))))" style:apply-style-name="Estilo_5f_Cerrada" style:base-cell-address="TicketsNAOS.Y9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0]))))" style:apply-style-name="ConditionalStyle_5f_2" style:base-cell-address="TicketsNAOS.Y10"/>
      <style:map style:condition="is-true-formula(NOT(ISERROR(SEARCH(&quot;GMV&quot;;[.Y10]))))" style:apply-style-name="ConditionalStyle_5f_3" style:base-cell-address="TicketsNAOS.Y10"/>
      <style:map style:condition="is-true-formula(NOT(ISERROR(SEARCH(&quot;OT&quot;;[.Y10]))))" style:apply-style-name="ConditionalStyle_5f_4" style:base-cell-address="TicketsNAOS.Y10"/>
      <style:map style:condition="is-true-formula(NOT(ISERROR(SEARCH(&quot;PdU&quot;;[.Y10]))))" style:apply-style-name="ConditionalStyle_5f_5" style:base-cell-address="TicketsNAOS.Y10"/>
      <style:map style:condition="is-true-formula(NOT(ISERROR(SEARCH(&quot;TdS&quot;;[.Y10]))))" style:apply-style-name="ConditionalStyle_5f_6" style:base-cell-address="TicketsNAOS.Y10"/>
      <style:map style:condition="is-true-formula(NOT(ISERROR(SEARCH(&quot;Cerrado&quot;;[.Y10]))))" style:apply-style-name="Estilo_5f_Cerrada" style:base-cell-address="TicketsNAOS.Y10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1]))))" style:apply-style-name="ConditionalStyle_5f_2" style:base-cell-address="TicketsNAOS.Y11"/>
      <style:map style:condition="is-true-formula(NOT(ISERROR(SEARCH(&quot;GMV&quot;;[.Y11]))))" style:apply-style-name="ConditionalStyle_5f_3" style:base-cell-address="TicketsNAOS.Y11"/>
      <style:map style:condition="is-true-formula(NOT(ISERROR(SEARCH(&quot;OT&quot;;[.Y11]))))" style:apply-style-name="ConditionalStyle_5f_4" style:base-cell-address="TicketsNAOS.Y11"/>
      <style:map style:condition="is-true-formula(NOT(ISERROR(SEARCH(&quot;PdU&quot;;[.Y11]))))" style:apply-style-name="ConditionalStyle_5f_5" style:base-cell-address="TicketsNAOS.Y11"/>
      <style:map style:condition="is-true-formula(NOT(ISERROR(SEARCH(&quot;TdS&quot;;[.Y11]))))" style:apply-style-name="ConditionalStyle_5f_6" style:base-cell-address="TicketsNAOS.Y11"/>
      <style:map style:condition="is-true-formula(NOT(ISERROR(SEARCH(&quot;Cerrado&quot;;[.Y11]))))" style:apply-style-name="Estilo_5f_Cerrada" style:base-cell-address="TicketsNAOS.Y11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2]))))" style:apply-style-name="ConditionalStyle_5f_2" style:base-cell-address="TicketsNAOS.Y12"/>
      <style:map style:condition="is-true-formula(NOT(ISERROR(SEARCH(&quot;GMV&quot;;[.Y12]))))" style:apply-style-name="ConditionalStyle_5f_3" style:base-cell-address="TicketsNAOS.Y12"/>
      <style:map style:condition="is-true-formula(NOT(ISERROR(SEARCH(&quot;OT&quot;;[.Y12]))))" style:apply-style-name="ConditionalStyle_5f_4" style:base-cell-address="TicketsNAOS.Y12"/>
      <style:map style:condition="is-true-formula(NOT(ISERROR(SEARCH(&quot;PdU&quot;;[.Y12]))))" style:apply-style-name="ConditionalStyle_5f_5" style:base-cell-address="TicketsNAOS.Y12"/>
      <style:map style:condition="is-true-formula(NOT(ISERROR(SEARCH(&quot;TdS&quot;;[.Y12]))))" style:apply-style-name="ConditionalStyle_5f_6" style:base-cell-address="TicketsNAOS.Y12"/>
      <style:map style:condition="is-true-formula(NOT(ISERROR(SEARCH(&quot;Cerrado&quot;;[.Y12]))))" style:apply-style-name="Estilo_5f_Cerrada" style:base-cell-address="TicketsNAOS.Y12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3]))))" style:apply-style-name="ConditionalStyle_5f_2" style:base-cell-address="TicketsNAOS.Y13"/>
      <style:map style:condition="is-true-formula(NOT(ISERROR(SEARCH(&quot;GMV&quot;;[.Y13]))))" style:apply-style-name="ConditionalStyle_5f_3" style:base-cell-address="TicketsNAOS.Y13"/>
      <style:map style:condition="is-true-formula(NOT(ISERROR(SEARCH(&quot;OT&quot;;[.Y13]))))" style:apply-style-name="ConditionalStyle_5f_4" style:base-cell-address="TicketsNAOS.Y13"/>
      <style:map style:condition="is-true-formula(NOT(ISERROR(SEARCH(&quot;PdU&quot;;[.Y13]))))" style:apply-style-name="ConditionalStyle_5f_5" style:base-cell-address="TicketsNAOS.Y13"/>
      <style:map style:condition="is-true-formula(NOT(ISERROR(SEARCH(&quot;TdS&quot;;[.Y13]))))" style:apply-style-name="ConditionalStyle_5f_6" style:base-cell-address="TicketsNAOS.Y13"/>
      <style:map style:condition="is-true-formula(NOT(ISERROR(SEARCH(&quot;Cerrado&quot;;[.Y13]))))" style:apply-style-name="Estilo_5f_Cerrada" style:base-cell-address="TicketsNAOS.Y13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5]))))" style:apply-style-name="ConditionalStyle_5f_2" style:base-cell-address="TicketsNAOS.Y15"/>
      <style:map style:condition="is-true-formula(NOT(ISERROR(SEARCH(&quot;GMV&quot;;[.Y15]))))" style:apply-style-name="ConditionalStyle_5f_3" style:base-cell-address="TicketsNAOS.Y15"/>
      <style:map style:condition="is-true-formula(NOT(ISERROR(SEARCH(&quot;OT&quot;;[.Y15]))))" style:apply-style-name="ConditionalStyle_5f_4" style:base-cell-address="TicketsNAOS.Y15"/>
      <style:map style:condition="is-true-formula(NOT(ISERROR(SEARCH(&quot;PdU&quot;;[.Y15]))))" style:apply-style-name="ConditionalStyle_5f_5" style:base-cell-address="TicketsNAOS.Y15"/>
      <style:map style:condition="is-true-formula(NOT(ISERROR(SEARCH(&quot;TdS&quot;;[.Y15]))))" style:apply-style-name="ConditionalStyle_5f_6" style:base-cell-address="TicketsNAOS.Y15"/>
      <style:map style:condition="is-true-formula(NOT(ISERROR(SEARCH(&quot;Cerrado&quot;;[.Y15]))))" style:apply-style-name="Estilo_5f_Cerrada" style:base-cell-address="TicketsNAOS.Y15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6]))))" style:apply-style-name="ConditionalStyle_5f_2" style:base-cell-address="TicketsNAOS.Y16"/>
      <style:map style:condition="is-true-formula(NOT(ISERROR(SEARCH(&quot;GMV&quot;;[.Y16]))))" style:apply-style-name="ConditionalStyle_5f_3" style:base-cell-address="TicketsNAOS.Y16"/>
      <style:map style:condition="is-true-formula(NOT(ISERROR(SEARCH(&quot;OT&quot;;[.Y16]))))" style:apply-style-name="ConditionalStyle_5f_4" style:base-cell-address="TicketsNAOS.Y16"/>
      <style:map style:condition="is-true-formula(NOT(ISERROR(SEARCH(&quot;PdU&quot;;[.Y16]))))" style:apply-style-name="ConditionalStyle_5f_5" style:base-cell-address="TicketsNAOS.Y16"/>
      <style:map style:condition="is-true-formula(NOT(ISERROR(SEARCH(&quot;TdS&quot;;[.Y16]))))" style:apply-style-name="ConditionalStyle_5f_6" style:base-cell-address="TicketsNAOS.Y16"/>
      <style:map style:condition="is-true-formula(NOT(ISERROR(SEARCH(&quot;Cerrado&quot;;[.Y16]))))" style:apply-style-name="Estilo_5f_Cerrada" style:base-cell-address="TicketsNAOS.Y16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8]))))" style:apply-style-name="ConditionalStyle_5f_2" style:base-cell-address="TicketsNAOS.Y18"/>
      <style:map style:condition="is-true-formula(NOT(ISERROR(SEARCH(&quot;GMV&quot;;[.Y18]))))" style:apply-style-name="ConditionalStyle_5f_3" style:base-cell-address="TicketsNAOS.Y18"/>
      <style:map style:condition="is-true-formula(NOT(ISERROR(SEARCH(&quot;OT&quot;;[.Y18]))))" style:apply-style-name="ConditionalStyle_5f_4" style:base-cell-address="TicketsNAOS.Y18"/>
      <style:map style:condition="is-true-formula(NOT(ISERROR(SEARCH(&quot;PdU&quot;;[.Y18]))))" style:apply-style-name="ConditionalStyle_5f_5" style:base-cell-address="TicketsNAOS.Y18"/>
      <style:map style:condition="is-true-formula(NOT(ISERROR(SEARCH(&quot;TdS&quot;;[.Y18]))))" style:apply-style-name="ConditionalStyle_5f_6" style:base-cell-address="TicketsNAOS.Y18"/>
      <style:map style:condition="is-true-formula(NOT(ISERROR(SEARCH(&quot;Cerrado&quot;;[.Y18]))))" style:apply-style-name="Estilo_5f_Cerrada" style:base-cell-address="TicketsNAOS.Y18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19]))))" style:apply-style-name="ConditionalStyle_5f_2" style:base-cell-address="TicketsNAOS.Y19"/>
      <style:map style:condition="is-true-formula(NOT(ISERROR(SEARCH(&quot;GMV&quot;;[.Y19]))))" style:apply-style-name="ConditionalStyle_5f_3" style:base-cell-address="TicketsNAOS.Y19"/>
      <style:map style:condition="is-true-formula(NOT(ISERROR(SEARCH(&quot;OT&quot;;[.Y19]))))" style:apply-style-name="ConditionalStyle_5f_4" style:base-cell-address="TicketsNAOS.Y19"/>
      <style:map style:condition="is-true-formula(NOT(ISERROR(SEARCH(&quot;PdU&quot;;[.Y19]))))" style:apply-style-name="ConditionalStyle_5f_5" style:base-cell-address="TicketsNAOS.Y19"/>
      <style:map style:condition="is-true-formula(NOT(ISERROR(SEARCH(&quot;TdS&quot;;[.Y19]))))" style:apply-style-name="ConditionalStyle_5f_6" style:base-cell-address="TicketsNAOS.Y19"/>
      <style:map style:condition="is-true-formula(NOT(ISERROR(SEARCH(&quot;Cerrado&quot;;[.Y19]))))" style:apply-style-name="Estilo_5f_Cerrada" style:base-cell-address="TicketsNAOS.Y19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24]))))" style:apply-style-name="ConditionalStyle_5f_2" style:base-cell-address="TicketsNAOS.Y24"/>
      <style:map style:condition="is-true-formula(NOT(ISERROR(SEARCH(&quot;GMV&quot;;[.Y24]))))" style:apply-style-name="ConditionalStyle_5f_3" style:base-cell-address="TicketsNAOS.Y24"/>
      <style:map style:condition="is-true-formula(NOT(ISERROR(SEARCH(&quot;OT&quot;;[.Y24]))))" style:apply-style-name="ConditionalStyle_5f_4" style:base-cell-address="TicketsNAOS.Y24"/>
      <style:map style:condition="is-true-formula(NOT(ISERROR(SEARCH(&quot;PdU&quot;;[.Y24]))))" style:apply-style-name="ConditionalStyle_5f_5" style:base-cell-address="TicketsNAOS.Y24"/>
      <style:map style:condition="is-true-formula(NOT(ISERROR(SEARCH(&quot;TdS&quot;;[.Y24]))))" style:apply-style-name="ConditionalStyle_5f_6" style:base-cell-address="TicketsNAOS.Y24"/>
      <style:map style:condition="is-true-formula(NOT(ISERROR(SEARCH(&quot;Cerrado&quot;;[.Y24]))))" style:apply-style-name="Estilo_5f_Cerrada" style:base-cell-address="TicketsNAOS.Y24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25]))))" style:apply-style-name="ConditionalStyle_5f_2" style:base-cell-address="TicketsNAOS.Y25"/>
      <style:map style:condition="is-true-formula(NOT(ISERROR(SEARCH(&quot;GMV&quot;;[.Y25]))))" style:apply-style-name="ConditionalStyle_5f_3" style:base-cell-address="TicketsNAOS.Y25"/>
      <style:map style:condition="is-true-formula(NOT(ISERROR(SEARCH(&quot;OT&quot;;[.Y25]))))" style:apply-style-name="ConditionalStyle_5f_4" style:base-cell-address="TicketsNAOS.Y25"/>
      <style:map style:condition="is-true-formula(NOT(ISERROR(SEARCH(&quot;PdU&quot;;[.Y25]))))" style:apply-style-name="ConditionalStyle_5f_5" style:base-cell-address="TicketsNAOS.Y25"/>
      <style:map style:condition="is-true-formula(NOT(ISERROR(SEARCH(&quot;TdS&quot;;[.Y25]))))" style:apply-style-name="ConditionalStyle_5f_6" style:base-cell-address="TicketsNAOS.Y25"/>
      <style:map style:condition="is-true-formula(NOT(ISERROR(SEARCH(&quot;Cerrado&quot;;[.Y25]))))" style:apply-style-name="Estilo_5f_Cerrada" style:base-cell-address="TicketsNAOS.Y25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26]))))" style:apply-style-name="ConditionalStyle_5f_2" style:base-cell-address="TicketsNAOS.Y26"/>
      <style:map style:condition="is-true-formula(NOT(ISERROR(SEARCH(&quot;GMV&quot;;[.Y26]))))" style:apply-style-name="ConditionalStyle_5f_3" style:base-cell-address="TicketsNAOS.Y26"/>
      <style:map style:condition="is-true-formula(NOT(ISERROR(SEARCH(&quot;OT&quot;;[.Y26]))))" style:apply-style-name="ConditionalStyle_5f_4" style:base-cell-address="TicketsNAOS.Y26"/>
      <style:map style:condition="is-true-formula(NOT(ISERROR(SEARCH(&quot;PdU&quot;;[.Y26]))))" style:apply-style-name="ConditionalStyle_5f_5" style:base-cell-address="TicketsNAOS.Y26"/>
      <style:map style:condition="is-true-formula(NOT(ISERROR(SEARCH(&quot;TdS&quot;;[.Y26]))))" style:apply-style-name="ConditionalStyle_5f_6" style:base-cell-address="TicketsNAOS.Y26"/>
      <style:map style:condition="is-true-formula(NOT(ISERROR(SEARCH(&quot;Cerrado&quot;;[.Y26]))))" style:apply-style-name="Estilo_5f_Cerrada" style:base-cell-address="TicketsNAOS.Y26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27]))))" style:apply-style-name="ConditionalStyle_5f_2" style:base-cell-address="TicketsNAOS.Y27"/>
      <style:map style:condition="is-true-formula(NOT(ISERROR(SEARCH(&quot;GMV&quot;;[.Y27]))))" style:apply-style-name="ConditionalStyle_5f_3" style:base-cell-address="TicketsNAOS.Y27"/>
      <style:map style:condition="is-true-formula(NOT(ISERROR(SEARCH(&quot;OT&quot;;[.Y27]))))" style:apply-style-name="ConditionalStyle_5f_4" style:base-cell-address="TicketsNAOS.Y27"/>
      <style:map style:condition="is-true-formula(NOT(ISERROR(SEARCH(&quot;PdU&quot;;[.Y27]))))" style:apply-style-name="ConditionalStyle_5f_5" style:base-cell-address="TicketsNAOS.Y27"/>
      <style:map style:condition="is-true-formula(NOT(ISERROR(SEARCH(&quot;TdS&quot;;[.Y27]))))" style:apply-style-name="ConditionalStyle_5f_6" style:base-cell-address="TicketsNAOS.Y27"/>
      <style:map style:condition="is-true-formula(NOT(ISERROR(SEARCH(&quot;Cerrado&quot;;[.Y27]))))" style:apply-style-name="Estilo_5f_Cerrada" style:base-cell-address="TicketsNAOS.Y27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Y28]))))" style:apply-style-name="ConditionalStyle_5f_2" style:base-cell-address="TicketsNAOS.Y28"/>
      <style:map style:condition="is-true-formula(NOT(ISERROR(SEARCH(&quot;GMV&quot;;[.Y28]))))" style:apply-style-name="ConditionalStyle_5f_3" style:base-cell-address="TicketsNAOS.Y28"/>
      <style:map style:condition="is-true-formula(NOT(ISERROR(SEARCH(&quot;OT&quot;;[.Y28]))))" style:apply-style-name="ConditionalStyle_5f_4" style:base-cell-address="TicketsNAOS.Y28"/>
      <style:map style:condition="is-true-formula(NOT(ISERROR(SEARCH(&quot;PdU&quot;;[.Y28]))))" style:apply-style-name="ConditionalStyle_5f_5" style:base-cell-address="TicketsNAOS.Y28"/>
      <style:map style:condition="is-true-formula(NOT(ISERROR(SEARCH(&quot;TdS&quot;;[.Y28]))))" style:apply-style-name="ConditionalStyle_5f_6" style:base-cell-address="TicketsNAOS.Y28"/>
      <style:map style:condition="is-true-formula(NOT(ISERROR(SEARCH(&quot;Cerrado&quot;;[.Y28]))))" style:apply-style-name="Estilo_5f_Cerrada" style:base-cell-address="TicketsNAOS.Y28"/>
    </style:style>
    <style:style style:name="ce32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Y59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]))))" style:apply-style-name="ConditionalStyle_5f_2" style:base-cell-address="TicketsNAOS.Z2"/>
      <style:map style:condition="is-true-formula(NOT(ISERROR(SEARCH(&quot;GMV&quot;;[.Z2]))))" style:apply-style-name="ConditionalStyle_5f_3" style:base-cell-address="TicketsNAOS.Z2"/>
      <style:map style:condition="is-true-formula(NOT(ISERROR(SEARCH(&quot;OT&quot;;[.Z2]))))" style:apply-style-name="ConditionalStyle_5f_4" style:base-cell-address="TicketsNAOS.Z2"/>
      <style:map style:condition="is-true-formula(NOT(ISERROR(SEARCH(&quot;PdU&quot;;[.Z2]))))" style:apply-style-name="ConditionalStyle_5f_5" style:base-cell-address="TicketsNAOS.Z2"/>
      <style:map style:condition="is-true-formula(NOT(ISERROR(SEARCH(&quot;TdS&quot;;[.Z2]))))" style:apply-style-name="ConditionalStyle_5f_6" style:base-cell-address="TicketsNAOS.Z2"/>
      <style:map style:condition="is-true-formula(NOT(ISERROR(SEARCH(&quot;Cerrado&quot;;[.Z2]))))" style:apply-style-name="Estilo_5f_Cerrada" style:base-cell-address="TicketsNAOS.Z2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4]))))" style:apply-style-name="ConditionalStyle_5f_2" style:base-cell-address="TicketsNAOS.Z4"/>
      <style:map style:condition="is-true-formula(NOT(ISERROR(SEARCH(&quot;GMV&quot;;[.Z4]))))" style:apply-style-name="ConditionalStyle_5f_3" style:base-cell-address="TicketsNAOS.Z4"/>
      <style:map style:condition="is-true-formula(NOT(ISERROR(SEARCH(&quot;OT&quot;;[.Z4]))))" style:apply-style-name="ConditionalStyle_5f_4" style:base-cell-address="TicketsNAOS.Z4"/>
      <style:map style:condition="is-true-formula(NOT(ISERROR(SEARCH(&quot;PdU&quot;;[.Z4]))))" style:apply-style-name="ConditionalStyle_5f_5" style:base-cell-address="TicketsNAOS.Z4"/>
      <style:map style:condition="is-true-formula(NOT(ISERROR(SEARCH(&quot;TdS&quot;;[.Z4]))))" style:apply-style-name="ConditionalStyle_5f_6" style:base-cell-address="TicketsNAOS.Z4"/>
      <style:map style:condition="is-true-formula(NOT(ISERROR(SEARCH(&quot;Cerrado&quot;;[.Z4]))))" style:apply-style-name="Estilo_5f_Cerrada" style:base-cell-address="TicketsNAOS.Z4"/>
    </style:style>
    <style:style style:name="ce3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5]))))" style:apply-style-name="ConditionalStyle_5f_2" style:base-cell-address="TicketsNAOS.Z5"/>
      <style:map style:condition="is-true-formula(NOT(ISERROR(SEARCH(&quot;GMV&quot;;[.Z5]))))" style:apply-style-name="ConditionalStyle_5f_3" style:base-cell-address="TicketsNAOS.Z5"/>
      <style:map style:condition="is-true-formula(NOT(ISERROR(SEARCH(&quot;OT&quot;;[.Z5]))))" style:apply-style-name="ConditionalStyle_5f_4" style:base-cell-address="TicketsNAOS.Z5"/>
      <style:map style:condition="is-true-formula(NOT(ISERROR(SEARCH(&quot;PdU&quot;;[.Z5]))))" style:apply-style-name="ConditionalStyle_5f_5" style:base-cell-address="TicketsNAOS.Z5"/>
      <style:map style:condition="is-true-formula(NOT(ISERROR(SEARCH(&quot;TdS&quot;;[.Z5]))))" style:apply-style-name="ConditionalStyle_5f_6" style:base-cell-address="TicketsNAOS.Z5"/>
      <style:map style:condition="is-true-formula(NOT(ISERROR(SEARCH(&quot;Cerrado&quot;;[.Z5]))))" style:apply-style-name="Estilo_5f_Cerrada" style:base-cell-address="TicketsNAOS.Z5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7]))))" style:apply-style-name="ConditionalStyle_5f_2" style:base-cell-address="TicketsNAOS.Z7"/>
      <style:map style:condition="is-true-formula(NOT(ISERROR(SEARCH(&quot;GMV&quot;;[.Z7]))))" style:apply-style-name="ConditionalStyle_5f_3" style:base-cell-address="TicketsNAOS.Z7"/>
      <style:map style:condition="is-true-formula(NOT(ISERROR(SEARCH(&quot;OT&quot;;[.Z7]))))" style:apply-style-name="ConditionalStyle_5f_4" style:base-cell-address="TicketsNAOS.Z7"/>
      <style:map style:condition="is-true-formula(NOT(ISERROR(SEARCH(&quot;PdU&quot;;[.Z7]))))" style:apply-style-name="ConditionalStyle_5f_5" style:base-cell-address="TicketsNAOS.Z7"/>
      <style:map style:condition="is-true-formula(NOT(ISERROR(SEARCH(&quot;TdS&quot;;[.Z7]))))" style:apply-style-name="ConditionalStyle_5f_6" style:base-cell-address="TicketsNAOS.Z7"/>
      <style:map style:condition="is-true-formula(NOT(ISERROR(SEARCH(&quot;Cerrado&quot;;[.Z7]))))" style:apply-style-name="Estilo_5f_Cerrada" style:base-cell-address="TicketsNAOS.Z7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8]))))" style:apply-style-name="ConditionalStyle_5f_2" style:base-cell-address="TicketsNAOS.Z8"/>
      <style:map style:condition="is-true-formula(NOT(ISERROR(SEARCH(&quot;GMV&quot;;[.Z8]))))" style:apply-style-name="ConditionalStyle_5f_3" style:base-cell-address="TicketsNAOS.Z8"/>
      <style:map style:condition="is-true-formula(NOT(ISERROR(SEARCH(&quot;OT&quot;;[.Z8]))))" style:apply-style-name="ConditionalStyle_5f_4" style:base-cell-address="TicketsNAOS.Z8"/>
      <style:map style:condition="is-true-formula(NOT(ISERROR(SEARCH(&quot;PdU&quot;;[.Z8]))))" style:apply-style-name="ConditionalStyle_5f_5" style:base-cell-address="TicketsNAOS.Z8"/>
      <style:map style:condition="is-true-formula(NOT(ISERROR(SEARCH(&quot;TdS&quot;;[.Z8]))))" style:apply-style-name="ConditionalStyle_5f_6" style:base-cell-address="TicketsNAOS.Z8"/>
      <style:map style:condition="is-true-formula(NOT(ISERROR(SEARCH(&quot;Cerrado&quot;;[.Z8]))))" style:apply-style-name="Estilo_5f_Cerrada" style:base-cell-address="TicketsNAOS.Z8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9]))))" style:apply-style-name="ConditionalStyle_5f_2" style:base-cell-address="TicketsNAOS.Z9"/>
      <style:map style:condition="is-true-formula(NOT(ISERROR(SEARCH(&quot;GMV&quot;;[.Z9]))))" style:apply-style-name="ConditionalStyle_5f_3" style:base-cell-address="TicketsNAOS.Z9"/>
      <style:map style:condition="is-true-formula(NOT(ISERROR(SEARCH(&quot;OT&quot;;[.Z9]))))" style:apply-style-name="ConditionalStyle_5f_4" style:base-cell-address="TicketsNAOS.Z9"/>
      <style:map style:condition="is-true-formula(NOT(ISERROR(SEARCH(&quot;PdU&quot;;[.Z9]))))" style:apply-style-name="ConditionalStyle_5f_5" style:base-cell-address="TicketsNAOS.Z9"/>
      <style:map style:condition="is-true-formula(NOT(ISERROR(SEARCH(&quot;TdS&quot;;[.Z9]))))" style:apply-style-name="ConditionalStyle_5f_6" style:base-cell-address="TicketsNAOS.Z9"/>
      <style:map style:condition="is-true-formula(NOT(ISERROR(SEARCH(&quot;Cerrado&quot;;[.Z9]))))" style:apply-style-name="Estilo_5f_Cerrada" style:base-cell-address="TicketsNAOS.Z9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11]))))" style:apply-style-name="ConditionalStyle_5f_2" style:base-cell-address="TicketsNAOS.Z11"/>
      <style:map style:condition="is-true-formula(NOT(ISERROR(SEARCH(&quot;GMV&quot;;[.Z11]))))" style:apply-style-name="ConditionalStyle_5f_3" style:base-cell-address="TicketsNAOS.Z11"/>
      <style:map style:condition="is-true-formula(NOT(ISERROR(SEARCH(&quot;OT&quot;;[.Z11]))))" style:apply-style-name="ConditionalStyle_5f_4" style:base-cell-address="TicketsNAOS.Z11"/>
      <style:map style:condition="is-true-formula(NOT(ISERROR(SEARCH(&quot;PdU&quot;;[.Z11]))))" style:apply-style-name="ConditionalStyle_5f_5" style:base-cell-address="TicketsNAOS.Z11"/>
      <style:map style:condition="is-true-formula(NOT(ISERROR(SEARCH(&quot;TdS&quot;;[.Z11]))))" style:apply-style-name="ConditionalStyle_5f_6" style:base-cell-address="TicketsNAOS.Z11"/>
      <style:map style:condition="is-true-formula(NOT(ISERROR(SEARCH(&quot;Cerrado&quot;;[.Z11]))))" style:apply-style-name="Estilo_5f_Cerrada" style:base-cell-address="TicketsNAOS.Z11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12]))))" style:apply-style-name="ConditionalStyle_5f_2" style:base-cell-address="TicketsNAOS.Z12"/>
      <style:map style:condition="is-true-formula(NOT(ISERROR(SEARCH(&quot;GMV&quot;;[.Z12]))))" style:apply-style-name="ConditionalStyle_5f_3" style:base-cell-address="TicketsNAOS.Z12"/>
      <style:map style:condition="is-true-formula(NOT(ISERROR(SEARCH(&quot;OT&quot;;[.Z12]))))" style:apply-style-name="ConditionalStyle_5f_4" style:base-cell-address="TicketsNAOS.Z12"/>
      <style:map style:condition="is-true-formula(NOT(ISERROR(SEARCH(&quot;PdU&quot;;[.Z12]))))" style:apply-style-name="ConditionalStyle_5f_5" style:base-cell-address="TicketsNAOS.Z12"/>
      <style:map style:condition="is-true-formula(NOT(ISERROR(SEARCH(&quot;TdS&quot;;[.Z12]))))" style:apply-style-name="ConditionalStyle_5f_6" style:base-cell-address="TicketsNAOS.Z12"/>
      <style:map style:condition="is-true-formula(NOT(ISERROR(SEARCH(&quot;Cerrado&quot;;[.Z12]))))" style:apply-style-name="Estilo_5f_Cerrada" style:base-cell-address="TicketsNAOS.Z12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15]))))" style:apply-style-name="ConditionalStyle_5f_2" style:base-cell-address="TicketsNAOS.Z15"/>
      <style:map style:condition="is-true-formula(NOT(ISERROR(SEARCH(&quot;GMV&quot;;[.Z15]))))" style:apply-style-name="ConditionalStyle_5f_3" style:base-cell-address="TicketsNAOS.Z15"/>
      <style:map style:condition="is-true-formula(NOT(ISERROR(SEARCH(&quot;OT&quot;;[.Z15]))))" style:apply-style-name="ConditionalStyle_5f_4" style:base-cell-address="TicketsNAOS.Z15"/>
      <style:map style:condition="is-true-formula(NOT(ISERROR(SEARCH(&quot;PdU&quot;;[.Z15]))))" style:apply-style-name="ConditionalStyle_5f_5" style:base-cell-address="TicketsNAOS.Z15"/>
      <style:map style:condition="is-true-formula(NOT(ISERROR(SEARCH(&quot;TdS&quot;;[.Z15]))))" style:apply-style-name="ConditionalStyle_5f_6" style:base-cell-address="TicketsNAOS.Z15"/>
      <style:map style:condition="is-true-formula(NOT(ISERROR(SEARCH(&quot;Cerrado&quot;;[.Z15]))))" style:apply-style-name="Estilo_5f_Cerrada" style:base-cell-address="TicketsNAOS.Z15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18]))))" style:apply-style-name="ConditionalStyle_5f_2" style:base-cell-address="TicketsNAOS.Z18"/>
      <style:map style:condition="is-true-formula(NOT(ISERROR(SEARCH(&quot;GMV&quot;;[.Z18]))))" style:apply-style-name="ConditionalStyle_5f_3" style:base-cell-address="TicketsNAOS.Z18"/>
      <style:map style:condition="is-true-formula(NOT(ISERROR(SEARCH(&quot;OT&quot;;[.Z18]))))" style:apply-style-name="ConditionalStyle_5f_4" style:base-cell-address="TicketsNAOS.Z18"/>
      <style:map style:condition="is-true-formula(NOT(ISERROR(SEARCH(&quot;PdU&quot;;[.Z18]))))" style:apply-style-name="ConditionalStyle_5f_5" style:base-cell-address="TicketsNAOS.Z18"/>
      <style:map style:condition="is-true-formula(NOT(ISERROR(SEARCH(&quot;TdS&quot;;[.Z18]))))" style:apply-style-name="ConditionalStyle_5f_6" style:base-cell-address="TicketsNAOS.Z18"/>
      <style:map style:condition="is-true-formula(NOT(ISERROR(SEARCH(&quot;Cerrado&quot;;[.Z18]))))" style:apply-style-name="Estilo_5f_Cerrada" style:base-cell-address="TicketsNAOS.Z18"/>
    </style:style>
    <style:style style:name="ce3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4]))))" style:apply-style-name="ConditionalStyle_5f_2" style:base-cell-address="TicketsNAOS.Z24"/>
      <style:map style:condition="is-true-formula(NOT(ISERROR(SEARCH(&quot;GMV&quot;;[.Z24]))))" style:apply-style-name="ConditionalStyle_5f_3" style:base-cell-address="TicketsNAOS.Z24"/>
      <style:map style:condition="is-true-formula(NOT(ISERROR(SEARCH(&quot;OT&quot;;[.Z24]))))" style:apply-style-name="ConditionalStyle_5f_4" style:base-cell-address="TicketsNAOS.Z24"/>
      <style:map style:condition="is-true-formula(NOT(ISERROR(SEARCH(&quot;PdU&quot;;[.Z24]))))" style:apply-style-name="ConditionalStyle_5f_5" style:base-cell-address="TicketsNAOS.Z24"/>
      <style:map style:condition="is-true-formula(NOT(ISERROR(SEARCH(&quot;TdS&quot;;[.Z24]))))" style:apply-style-name="ConditionalStyle_5f_6" style:base-cell-address="TicketsNAOS.Z24"/>
      <style:map style:condition="is-true-formula(NOT(ISERROR(SEARCH(&quot;Cerrado&quot;;[.Z24]))))" style:apply-style-name="Estilo_5f_Cerrada" style:base-cell-address="TicketsNAOS.Z24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5]))))" style:apply-style-name="ConditionalStyle_5f_2" style:base-cell-address="TicketsNAOS.Z25"/>
      <style:map style:condition="is-true-formula(NOT(ISERROR(SEARCH(&quot;GMV&quot;;[.Z25]))))" style:apply-style-name="ConditionalStyle_5f_3" style:base-cell-address="TicketsNAOS.Z25"/>
      <style:map style:condition="is-true-formula(NOT(ISERROR(SEARCH(&quot;OT&quot;;[.Z25]))))" style:apply-style-name="ConditionalStyle_5f_4" style:base-cell-address="TicketsNAOS.Z25"/>
      <style:map style:condition="is-true-formula(NOT(ISERROR(SEARCH(&quot;PdU&quot;;[.Z25]))))" style:apply-style-name="ConditionalStyle_5f_5" style:base-cell-address="TicketsNAOS.Z25"/>
      <style:map style:condition="is-true-formula(NOT(ISERROR(SEARCH(&quot;TdS&quot;;[.Z25]))))" style:apply-style-name="ConditionalStyle_5f_6" style:base-cell-address="TicketsNAOS.Z25"/>
      <style:map style:condition="is-true-formula(NOT(ISERROR(SEARCH(&quot;Cerrado&quot;;[.Z25]))))" style:apply-style-name="Estilo_5f_Cerrada" style:base-cell-address="TicketsNAOS.Z25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6]))))" style:apply-style-name="ConditionalStyle_5f_2" style:base-cell-address="TicketsNAOS.Z26"/>
      <style:map style:condition="is-true-formula(NOT(ISERROR(SEARCH(&quot;GMV&quot;;[.Z26]))))" style:apply-style-name="ConditionalStyle_5f_3" style:base-cell-address="TicketsNAOS.Z26"/>
      <style:map style:condition="is-true-formula(NOT(ISERROR(SEARCH(&quot;OT&quot;;[.Z26]))))" style:apply-style-name="ConditionalStyle_5f_4" style:base-cell-address="TicketsNAOS.Z26"/>
      <style:map style:condition="is-true-formula(NOT(ISERROR(SEARCH(&quot;PdU&quot;;[.Z26]))))" style:apply-style-name="ConditionalStyle_5f_5" style:base-cell-address="TicketsNAOS.Z26"/>
      <style:map style:condition="is-true-formula(NOT(ISERROR(SEARCH(&quot;TdS&quot;;[.Z26]))))" style:apply-style-name="ConditionalStyle_5f_6" style:base-cell-address="TicketsNAOS.Z26"/>
      <style:map style:condition="is-true-formula(NOT(ISERROR(SEARCH(&quot;Cerrado&quot;;[.Z26]))))" style:apply-style-name="Estilo_5f_Cerrada" style:base-cell-address="TicketsNAOS.Z26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7]))))" style:apply-style-name="ConditionalStyle_5f_2" style:base-cell-address="TicketsNAOS.Z27"/>
      <style:map style:condition="is-true-formula(NOT(ISERROR(SEARCH(&quot;GMV&quot;;[.Z27]))))" style:apply-style-name="ConditionalStyle_5f_3" style:base-cell-address="TicketsNAOS.Z27"/>
      <style:map style:condition="is-true-formula(NOT(ISERROR(SEARCH(&quot;OT&quot;;[.Z27]))))" style:apply-style-name="ConditionalStyle_5f_4" style:base-cell-address="TicketsNAOS.Z27"/>
      <style:map style:condition="is-true-formula(NOT(ISERROR(SEARCH(&quot;PdU&quot;;[.Z27]))))" style:apply-style-name="ConditionalStyle_5f_5" style:base-cell-address="TicketsNAOS.Z27"/>
      <style:map style:condition="is-true-formula(NOT(ISERROR(SEARCH(&quot;TdS&quot;;[.Z27]))))" style:apply-style-name="ConditionalStyle_5f_6" style:base-cell-address="TicketsNAOS.Z27"/>
      <style:map style:condition="is-true-formula(NOT(ISERROR(SEARCH(&quot;Cerrado&quot;;[.Z27]))))" style:apply-style-name="Estilo_5f_Cerrada" style:base-cell-address="TicketsNAOS.Z27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8]))))" style:apply-style-name="ConditionalStyle_5f_2" style:base-cell-address="TicketsNAOS.Z28"/>
      <style:map style:condition="is-true-formula(NOT(ISERROR(SEARCH(&quot;GMV&quot;;[.Z28]))))" style:apply-style-name="ConditionalStyle_5f_3" style:base-cell-address="TicketsNAOS.Z28"/>
      <style:map style:condition="is-true-formula(NOT(ISERROR(SEARCH(&quot;OT&quot;;[.Z28]))))" style:apply-style-name="ConditionalStyle_5f_4" style:base-cell-address="TicketsNAOS.Z28"/>
      <style:map style:condition="is-true-formula(NOT(ISERROR(SEARCH(&quot;PdU&quot;;[.Z28]))))" style:apply-style-name="ConditionalStyle_5f_5" style:base-cell-address="TicketsNAOS.Z28"/>
      <style:map style:condition="is-true-formula(NOT(ISERROR(SEARCH(&quot;TdS&quot;;[.Z28]))))" style:apply-style-name="ConditionalStyle_5f_6" style:base-cell-address="TicketsNAOS.Z28"/>
      <style:map style:condition="is-true-formula(NOT(ISERROR(SEARCH(&quot;Cerrado&quot;;[.Z28]))))" style:apply-style-name="Estilo_5f_Cerrada" style:base-cell-address="TicketsNAOS.Z28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Z29]))))" style:apply-style-name="ConditionalStyle_5f_2" style:base-cell-address="TicketsNAOS.Z29"/>
      <style:map style:condition="is-true-formula(NOT(ISERROR(SEARCH(&quot;GMV&quot;;[.Z29]))))" style:apply-style-name="ConditionalStyle_5f_3" style:base-cell-address="TicketsNAOS.Z29"/>
      <style:map style:condition="is-true-formula(NOT(ISERROR(SEARCH(&quot;OT&quot;;[.Z29]))))" style:apply-style-name="ConditionalStyle_5f_4" style:base-cell-address="TicketsNAOS.Z29"/>
      <style:map style:condition="is-true-formula(NOT(ISERROR(SEARCH(&quot;PdU&quot;;[.Z29]))))" style:apply-style-name="ConditionalStyle_5f_5" style:base-cell-address="TicketsNAOS.Z29"/>
      <style:map style:condition="is-true-formula(NOT(ISERROR(SEARCH(&quot;TdS&quot;;[.Z29]))))" style:apply-style-name="ConditionalStyle_5f_6" style:base-cell-address="TicketsNAOS.Z29"/>
      <style:map style:condition="is-true-formula(NOT(ISERROR(SEARCH(&quot;Cerrado&quot;;[.Z29]))))" style:apply-style-name="Estilo_5f_Cerrada" style:base-cell-address="TicketsNAOS.Z29"/>
    </style:style>
    <style:style style:name="ce34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Z59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]))))" style:apply-style-name="ConditionalStyle_5f_2" style:base-cell-address="TicketsNAOS.AA2"/>
      <style:map style:condition="is-true-formula(NOT(ISERROR(SEARCH(&quot;GMV&quot;;[.AA2]))))" style:apply-style-name="ConditionalStyle_5f_3" style:base-cell-address="TicketsNAOS.AA2"/>
      <style:map style:condition="is-true-formula(NOT(ISERROR(SEARCH(&quot;OT&quot;;[.AA2]))))" style:apply-style-name="ConditionalStyle_5f_4" style:base-cell-address="TicketsNAOS.AA2"/>
      <style:map style:condition="is-true-formula(NOT(ISERROR(SEARCH(&quot;PdU&quot;;[.AA2]))))" style:apply-style-name="ConditionalStyle_5f_5" style:base-cell-address="TicketsNAOS.AA2"/>
      <style:map style:condition="is-true-formula(NOT(ISERROR(SEARCH(&quot;TdS&quot;;[.AA2]))))" style:apply-style-name="ConditionalStyle_5f_6" style:base-cell-address="TicketsNAOS.AA2"/>
      <style:map style:condition="is-true-formula(NOT(ISERROR(SEARCH(&quot;Cerrado&quot;;[.AA2]))))" style:apply-style-name="Estilo_5f_Cerrada" style:base-cell-address="TicketsNAOS.AA2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4]))))" style:apply-style-name="ConditionalStyle_5f_2" style:base-cell-address="TicketsNAOS.AA4"/>
      <style:map style:condition="is-true-formula(NOT(ISERROR(SEARCH(&quot;GMV&quot;;[.AA4]))))" style:apply-style-name="ConditionalStyle_5f_3" style:base-cell-address="TicketsNAOS.AA4"/>
      <style:map style:condition="is-true-formula(NOT(ISERROR(SEARCH(&quot;OT&quot;;[.AA4]))))" style:apply-style-name="ConditionalStyle_5f_4" style:base-cell-address="TicketsNAOS.AA4"/>
      <style:map style:condition="is-true-formula(NOT(ISERROR(SEARCH(&quot;PdU&quot;;[.AA4]))))" style:apply-style-name="ConditionalStyle_5f_5" style:base-cell-address="TicketsNAOS.AA4"/>
      <style:map style:condition="is-true-formula(NOT(ISERROR(SEARCH(&quot;TdS&quot;;[.AA4]))))" style:apply-style-name="ConditionalStyle_5f_6" style:base-cell-address="TicketsNAOS.AA4"/>
      <style:map style:condition="is-true-formula(NOT(ISERROR(SEARCH(&quot;Cerrado&quot;;[.AA4]))))" style:apply-style-name="Estilo_5f_Cerrada" style:base-cell-address="TicketsNAOS.AA4"/>
    </style:style>
    <style:style style:name="ce3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5]))))" style:apply-style-name="ConditionalStyle_5f_2" style:base-cell-address="TicketsNAOS.AA5"/>
      <style:map style:condition="is-true-formula(NOT(ISERROR(SEARCH(&quot;GMV&quot;;[.AA5]))))" style:apply-style-name="ConditionalStyle_5f_3" style:base-cell-address="TicketsNAOS.AA5"/>
      <style:map style:condition="is-true-formula(NOT(ISERROR(SEARCH(&quot;OT&quot;;[.AA5]))))" style:apply-style-name="ConditionalStyle_5f_4" style:base-cell-address="TicketsNAOS.AA5"/>
      <style:map style:condition="is-true-formula(NOT(ISERROR(SEARCH(&quot;PdU&quot;;[.AA5]))))" style:apply-style-name="ConditionalStyle_5f_5" style:base-cell-address="TicketsNAOS.AA5"/>
      <style:map style:condition="is-true-formula(NOT(ISERROR(SEARCH(&quot;TdS&quot;;[.AA5]))))" style:apply-style-name="ConditionalStyle_5f_6" style:base-cell-address="TicketsNAOS.AA5"/>
      <style:map style:condition="is-true-formula(NOT(ISERROR(SEARCH(&quot;Cerrado&quot;;[.AA5]))))" style:apply-style-name="Estilo_5f_Cerrada" style:base-cell-address="TicketsNAOS.AA5"/>
    </style:style>
    <style:style style:name="ce3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7]))))" style:apply-style-name="ConditionalStyle_5f_2" style:base-cell-address="TicketsNAOS.AA7"/>
      <style:map style:condition="is-true-formula(NOT(ISERROR(SEARCH(&quot;GMV&quot;;[.AA7]))))" style:apply-style-name="ConditionalStyle_5f_3" style:base-cell-address="TicketsNAOS.AA7"/>
      <style:map style:condition="is-true-formula(NOT(ISERROR(SEARCH(&quot;OT&quot;;[.AA7]))))" style:apply-style-name="ConditionalStyle_5f_4" style:base-cell-address="TicketsNAOS.AA7"/>
      <style:map style:condition="is-true-formula(NOT(ISERROR(SEARCH(&quot;PdU&quot;;[.AA7]))))" style:apply-style-name="ConditionalStyle_5f_5" style:base-cell-address="TicketsNAOS.AA7"/>
      <style:map style:condition="is-true-formula(NOT(ISERROR(SEARCH(&quot;TdS&quot;;[.AA7]))))" style:apply-style-name="ConditionalStyle_5f_6" style:base-cell-address="TicketsNAOS.AA7"/>
      <style:map style:condition="is-true-formula(NOT(ISERROR(SEARCH(&quot;Cerrado&quot;;[.AA7]))))" style:apply-style-name="Estilo_5f_Cerrada" style:base-cell-address="TicketsNAOS.AA7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8]))))" style:apply-style-name="ConditionalStyle_5f_2" style:base-cell-address="TicketsNAOS.AA8"/>
      <style:map style:condition="is-true-formula(NOT(ISERROR(SEARCH(&quot;GMV&quot;;[.AA8]))))" style:apply-style-name="ConditionalStyle_5f_3" style:base-cell-address="TicketsNAOS.AA8"/>
      <style:map style:condition="is-true-formula(NOT(ISERROR(SEARCH(&quot;OT&quot;;[.AA8]))))" style:apply-style-name="ConditionalStyle_5f_4" style:base-cell-address="TicketsNAOS.AA8"/>
      <style:map style:condition="is-true-formula(NOT(ISERROR(SEARCH(&quot;PdU&quot;;[.AA8]))))" style:apply-style-name="ConditionalStyle_5f_5" style:base-cell-address="TicketsNAOS.AA8"/>
      <style:map style:condition="is-true-formula(NOT(ISERROR(SEARCH(&quot;TdS&quot;;[.AA8]))))" style:apply-style-name="ConditionalStyle_5f_6" style:base-cell-address="TicketsNAOS.AA8"/>
      <style:map style:condition="is-true-formula(NOT(ISERROR(SEARCH(&quot;Cerrado&quot;;[.AA8]))))" style:apply-style-name="Estilo_5f_Cerrada" style:base-cell-address="TicketsNAOS.AA8"/>
    </style:style>
    <style:style style:name="ce3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9]))))" style:apply-style-name="ConditionalStyle_5f_2" style:base-cell-address="TicketsNAOS.AA9"/>
      <style:map style:condition="is-true-formula(NOT(ISERROR(SEARCH(&quot;GMV&quot;;[.AA9]))))" style:apply-style-name="ConditionalStyle_5f_3" style:base-cell-address="TicketsNAOS.AA9"/>
      <style:map style:condition="is-true-formula(NOT(ISERROR(SEARCH(&quot;OT&quot;;[.AA9]))))" style:apply-style-name="ConditionalStyle_5f_4" style:base-cell-address="TicketsNAOS.AA9"/>
      <style:map style:condition="is-true-formula(NOT(ISERROR(SEARCH(&quot;PdU&quot;;[.AA9]))))" style:apply-style-name="ConditionalStyle_5f_5" style:base-cell-address="TicketsNAOS.AA9"/>
      <style:map style:condition="is-true-formula(NOT(ISERROR(SEARCH(&quot;TdS&quot;;[.AA9]))))" style:apply-style-name="ConditionalStyle_5f_6" style:base-cell-address="TicketsNAOS.AA9"/>
      <style:map style:condition="is-true-formula(NOT(ISERROR(SEARCH(&quot;Cerrado&quot;;[.AA9]))))" style:apply-style-name="Estilo_5f_Cerrada" style:base-cell-address="TicketsNAOS.AA9"/>
    </style:style>
    <style:style style:name="ce3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11]))))" style:apply-style-name="ConditionalStyle_5f_2" style:base-cell-address="TicketsNAOS.AA11"/>
      <style:map style:condition="is-true-formula(NOT(ISERROR(SEARCH(&quot;GMV&quot;;[.AA11]))))" style:apply-style-name="ConditionalStyle_5f_3" style:base-cell-address="TicketsNAOS.AA11"/>
      <style:map style:condition="is-true-formula(NOT(ISERROR(SEARCH(&quot;OT&quot;;[.AA11]))))" style:apply-style-name="ConditionalStyle_5f_4" style:base-cell-address="TicketsNAOS.AA11"/>
      <style:map style:condition="is-true-formula(NOT(ISERROR(SEARCH(&quot;PdU&quot;;[.AA11]))))" style:apply-style-name="ConditionalStyle_5f_5" style:base-cell-address="TicketsNAOS.AA11"/>
      <style:map style:condition="is-true-formula(NOT(ISERROR(SEARCH(&quot;TdS&quot;;[.AA11]))))" style:apply-style-name="ConditionalStyle_5f_6" style:base-cell-address="TicketsNAOS.AA11"/>
      <style:map style:condition="is-true-formula(NOT(ISERROR(SEARCH(&quot;Cerrado&quot;;[.AA11]))))" style:apply-style-name="Estilo_5f_Cerrada" style:base-cell-address="TicketsNAOS.AA11"/>
    </style:style>
    <style:style style:name="ce3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12]))))" style:apply-style-name="ConditionalStyle_5f_2" style:base-cell-address="TicketsNAOS.AA12"/>
      <style:map style:condition="is-true-formula(NOT(ISERROR(SEARCH(&quot;GMV&quot;;[.AA12]))))" style:apply-style-name="ConditionalStyle_5f_3" style:base-cell-address="TicketsNAOS.AA12"/>
      <style:map style:condition="is-true-formula(NOT(ISERROR(SEARCH(&quot;OT&quot;;[.AA12]))))" style:apply-style-name="ConditionalStyle_5f_4" style:base-cell-address="TicketsNAOS.AA12"/>
      <style:map style:condition="is-true-formula(NOT(ISERROR(SEARCH(&quot;PdU&quot;;[.AA12]))))" style:apply-style-name="ConditionalStyle_5f_5" style:base-cell-address="TicketsNAOS.AA12"/>
      <style:map style:condition="is-true-formula(NOT(ISERROR(SEARCH(&quot;TdS&quot;;[.AA12]))))" style:apply-style-name="ConditionalStyle_5f_6" style:base-cell-address="TicketsNAOS.AA12"/>
      <style:map style:condition="is-true-formula(NOT(ISERROR(SEARCH(&quot;Cerrado&quot;;[.AA12]))))" style:apply-style-name="Estilo_5f_Cerrada" style:base-cell-address="TicketsNAOS.AA12"/>
    </style:style>
    <style:style style:name="ce3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15]))))" style:apply-style-name="ConditionalStyle_5f_2" style:base-cell-address="TicketsNAOS.AA15"/>
      <style:map style:condition="is-true-formula(NOT(ISERROR(SEARCH(&quot;GMV&quot;;[.AA15]))))" style:apply-style-name="ConditionalStyle_5f_3" style:base-cell-address="TicketsNAOS.AA15"/>
      <style:map style:condition="is-true-formula(NOT(ISERROR(SEARCH(&quot;OT&quot;;[.AA15]))))" style:apply-style-name="ConditionalStyle_5f_4" style:base-cell-address="TicketsNAOS.AA15"/>
      <style:map style:condition="is-true-formula(NOT(ISERROR(SEARCH(&quot;PdU&quot;;[.AA15]))))" style:apply-style-name="ConditionalStyle_5f_5" style:base-cell-address="TicketsNAOS.AA15"/>
      <style:map style:condition="is-true-formula(NOT(ISERROR(SEARCH(&quot;TdS&quot;;[.AA15]))))" style:apply-style-name="ConditionalStyle_5f_6" style:base-cell-address="TicketsNAOS.AA15"/>
      <style:map style:condition="is-true-formula(NOT(ISERROR(SEARCH(&quot;Cerrado&quot;;[.AA15]))))" style:apply-style-name="Estilo_5f_Cerrada" style:base-cell-address="TicketsNAOS.AA15"/>
    </style:style>
    <style:style style:name="ce3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18]))))" style:apply-style-name="ConditionalStyle_5f_2" style:base-cell-address="TicketsNAOS.AA18"/>
      <style:map style:condition="is-true-formula(NOT(ISERROR(SEARCH(&quot;GMV&quot;;[.AA18]))))" style:apply-style-name="ConditionalStyle_5f_3" style:base-cell-address="TicketsNAOS.AA18"/>
      <style:map style:condition="is-true-formula(NOT(ISERROR(SEARCH(&quot;OT&quot;;[.AA18]))))" style:apply-style-name="ConditionalStyle_5f_4" style:base-cell-address="TicketsNAOS.AA18"/>
      <style:map style:condition="is-true-formula(NOT(ISERROR(SEARCH(&quot;PdU&quot;;[.AA18]))))" style:apply-style-name="ConditionalStyle_5f_5" style:base-cell-address="TicketsNAOS.AA18"/>
      <style:map style:condition="is-true-formula(NOT(ISERROR(SEARCH(&quot;TdS&quot;;[.AA18]))))" style:apply-style-name="ConditionalStyle_5f_6" style:base-cell-address="TicketsNAOS.AA18"/>
      <style:map style:condition="is-true-formula(NOT(ISERROR(SEARCH(&quot;Cerrado&quot;;[.AA18]))))" style:apply-style-name="Estilo_5f_Cerrada" style:base-cell-address="TicketsNAOS.AA18"/>
    </style:style>
    <style:style style:name="ce3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4]))))" style:apply-style-name="ConditionalStyle_5f_2" style:base-cell-address="TicketsNAOS.AA24"/>
      <style:map style:condition="is-true-formula(NOT(ISERROR(SEARCH(&quot;GMV&quot;;[.AA24]))))" style:apply-style-name="ConditionalStyle_5f_3" style:base-cell-address="TicketsNAOS.AA24"/>
      <style:map style:condition="is-true-formula(NOT(ISERROR(SEARCH(&quot;OT&quot;;[.AA24]))))" style:apply-style-name="ConditionalStyle_5f_4" style:base-cell-address="TicketsNAOS.AA24"/>
      <style:map style:condition="is-true-formula(NOT(ISERROR(SEARCH(&quot;PdU&quot;;[.AA24]))))" style:apply-style-name="ConditionalStyle_5f_5" style:base-cell-address="TicketsNAOS.AA24"/>
      <style:map style:condition="is-true-formula(NOT(ISERROR(SEARCH(&quot;TdS&quot;;[.AA24]))))" style:apply-style-name="ConditionalStyle_5f_6" style:base-cell-address="TicketsNAOS.AA24"/>
      <style:map style:condition="is-true-formula(NOT(ISERROR(SEARCH(&quot;Cerrado&quot;;[.AA24]))))" style:apply-style-name="Estilo_5f_Cerrada" style:base-cell-address="TicketsNAOS.AA24"/>
    </style:style>
    <style:style style:name="ce35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5]))))" style:apply-style-name="ConditionalStyle_5f_2" style:base-cell-address="TicketsNAOS.AA25"/>
      <style:map style:condition="is-true-formula(NOT(ISERROR(SEARCH(&quot;GMV&quot;;[.AA25]))))" style:apply-style-name="ConditionalStyle_5f_3" style:base-cell-address="TicketsNAOS.AA25"/>
      <style:map style:condition="is-true-formula(NOT(ISERROR(SEARCH(&quot;OT&quot;;[.AA25]))))" style:apply-style-name="ConditionalStyle_5f_4" style:base-cell-address="TicketsNAOS.AA25"/>
      <style:map style:condition="is-true-formula(NOT(ISERROR(SEARCH(&quot;PdU&quot;;[.AA25]))))" style:apply-style-name="ConditionalStyle_5f_5" style:base-cell-address="TicketsNAOS.AA25"/>
      <style:map style:condition="is-true-formula(NOT(ISERROR(SEARCH(&quot;TdS&quot;;[.AA25]))))" style:apply-style-name="ConditionalStyle_5f_6" style:base-cell-address="TicketsNAOS.AA25"/>
      <style:map style:condition="is-true-formula(NOT(ISERROR(SEARCH(&quot;Cerrado&quot;;[.AA25]))))" style:apply-style-name="Estilo_5f_Cerrada" style:base-cell-address="TicketsNAOS.AA25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6]))))" style:apply-style-name="ConditionalStyle_5f_2" style:base-cell-address="TicketsNAOS.AA26"/>
      <style:map style:condition="is-true-formula(NOT(ISERROR(SEARCH(&quot;GMV&quot;;[.AA26]))))" style:apply-style-name="ConditionalStyle_5f_3" style:base-cell-address="TicketsNAOS.AA26"/>
      <style:map style:condition="is-true-formula(NOT(ISERROR(SEARCH(&quot;OT&quot;;[.AA26]))))" style:apply-style-name="ConditionalStyle_5f_4" style:base-cell-address="TicketsNAOS.AA26"/>
      <style:map style:condition="is-true-formula(NOT(ISERROR(SEARCH(&quot;PdU&quot;;[.AA26]))))" style:apply-style-name="ConditionalStyle_5f_5" style:base-cell-address="TicketsNAOS.AA26"/>
      <style:map style:condition="is-true-formula(NOT(ISERROR(SEARCH(&quot;TdS&quot;;[.AA26]))))" style:apply-style-name="ConditionalStyle_5f_6" style:base-cell-address="TicketsNAOS.AA26"/>
      <style:map style:condition="is-true-formula(NOT(ISERROR(SEARCH(&quot;Cerrado&quot;;[.AA26]))))" style:apply-style-name="Estilo_5f_Cerrada" style:base-cell-address="TicketsNAOS.AA26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7]))))" style:apply-style-name="ConditionalStyle_5f_2" style:base-cell-address="TicketsNAOS.AA27"/>
      <style:map style:condition="is-true-formula(NOT(ISERROR(SEARCH(&quot;GMV&quot;;[.AA27]))))" style:apply-style-name="ConditionalStyle_5f_3" style:base-cell-address="TicketsNAOS.AA27"/>
      <style:map style:condition="is-true-formula(NOT(ISERROR(SEARCH(&quot;OT&quot;;[.AA27]))))" style:apply-style-name="ConditionalStyle_5f_4" style:base-cell-address="TicketsNAOS.AA27"/>
      <style:map style:condition="is-true-formula(NOT(ISERROR(SEARCH(&quot;PdU&quot;;[.AA27]))))" style:apply-style-name="ConditionalStyle_5f_5" style:base-cell-address="TicketsNAOS.AA27"/>
      <style:map style:condition="is-true-formula(NOT(ISERROR(SEARCH(&quot;TdS&quot;;[.AA27]))))" style:apply-style-name="ConditionalStyle_5f_6" style:base-cell-address="TicketsNAOS.AA27"/>
      <style:map style:condition="is-true-formula(NOT(ISERROR(SEARCH(&quot;Cerrado&quot;;[.AA27]))))" style:apply-style-name="Estilo_5f_Cerrada" style:base-cell-address="TicketsNAOS.AA27"/>
    </style:style>
    <style:style style:name="ce3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8]))))" style:apply-style-name="ConditionalStyle_5f_2" style:base-cell-address="TicketsNAOS.AA28"/>
      <style:map style:condition="is-true-formula(NOT(ISERROR(SEARCH(&quot;GMV&quot;;[.AA28]))))" style:apply-style-name="ConditionalStyle_5f_3" style:base-cell-address="TicketsNAOS.AA28"/>
      <style:map style:condition="is-true-formula(NOT(ISERROR(SEARCH(&quot;OT&quot;;[.AA28]))))" style:apply-style-name="ConditionalStyle_5f_4" style:base-cell-address="TicketsNAOS.AA28"/>
      <style:map style:condition="is-true-formula(NOT(ISERROR(SEARCH(&quot;PdU&quot;;[.AA28]))))" style:apply-style-name="ConditionalStyle_5f_5" style:base-cell-address="TicketsNAOS.AA28"/>
      <style:map style:condition="is-true-formula(NOT(ISERROR(SEARCH(&quot;TdS&quot;;[.AA28]))))" style:apply-style-name="ConditionalStyle_5f_6" style:base-cell-address="TicketsNAOS.AA28"/>
      <style:map style:condition="is-true-formula(NOT(ISERROR(SEARCH(&quot;Cerrado&quot;;[.AA28]))))" style:apply-style-name="Estilo_5f_Cerrada" style:base-cell-address="TicketsNAOS.AA28"/>
    </style:style>
    <style:style style:name="ce3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A29]))))" style:apply-style-name="ConditionalStyle_5f_2" style:base-cell-address="TicketsNAOS.AA29"/>
      <style:map style:condition="is-true-formula(NOT(ISERROR(SEARCH(&quot;GMV&quot;;[.AA29]))))" style:apply-style-name="ConditionalStyle_5f_3" style:base-cell-address="TicketsNAOS.AA29"/>
      <style:map style:condition="is-true-formula(NOT(ISERROR(SEARCH(&quot;OT&quot;;[.AA29]))))" style:apply-style-name="ConditionalStyle_5f_4" style:base-cell-address="TicketsNAOS.AA29"/>
      <style:map style:condition="is-true-formula(NOT(ISERROR(SEARCH(&quot;PdU&quot;;[.AA29]))))" style:apply-style-name="ConditionalStyle_5f_5" style:base-cell-address="TicketsNAOS.AA29"/>
      <style:map style:condition="is-true-formula(NOT(ISERROR(SEARCH(&quot;TdS&quot;;[.AA29]))))" style:apply-style-name="ConditionalStyle_5f_6" style:base-cell-address="TicketsNAOS.AA29"/>
      <style:map style:condition="is-true-formula(NOT(ISERROR(SEARCH(&quot;Cerrado&quot;;[.AA29]))))" style:apply-style-name="Estilo_5f_Cerrada" style:base-cell-address="TicketsNAOS.AA29"/>
    </style:style>
    <style:style style:name="ce36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A59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2]))))" style:apply-style-name="ConditionalStyle_5f_2" style:base-cell-address="TicketsNAOS.AB2"/>
      <style:map style:condition="is-true-formula(NOT(ISERROR(SEARCH(&quot;GMV&quot;;[.AB2]))))" style:apply-style-name="ConditionalStyle_5f_3" style:base-cell-address="TicketsNAOS.AB2"/>
      <style:map style:condition="is-true-formula(NOT(ISERROR(SEARCH(&quot;OT&quot;;[.AB2]))))" style:apply-style-name="ConditionalStyle_5f_4" style:base-cell-address="TicketsNAOS.AB2"/>
      <style:map style:condition="is-true-formula(NOT(ISERROR(SEARCH(&quot;PdU&quot;;[.AB2]))))" style:apply-style-name="ConditionalStyle_5f_5" style:base-cell-address="TicketsNAOS.AB2"/>
      <style:map style:condition="is-true-formula(NOT(ISERROR(SEARCH(&quot;TdS&quot;;[.AB2]))))" style:apply-style-name="ConditionalStyle_5f_6" style:base-cell-address="TicketsNAOS.AB2"/>
      <style:map style:condition="is-true-formula(NOT(ISERROR(SEARCH(&quot;Cerrado&quot;;[.AB2]))))" style:apply-style-name="Estilo_5f_Cerrada" style:base-cell-address="TicketsNAOS.AB2"/>
    </style:style>
    <style:style style:name="ce3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4]))))" style:apply-style-name="ConditionalStyle_5f_2" style:base-cell-address="TicketsNAOS.AB4"/>
      <style:map style:condition="is-true-formula(NOT(ISERROR(SEARCH(&quot;GMV&quot;;[.AB4]))))" style:apply-style-name="ConditionalStyle_5f_3" style:base-cell-address="TicketsNAOS.AB4"/>
      <style:map style:condition="is-true-formula(NOT(ISERROR(SEARCH(&quot;OT&quot;;[.AB4]))))" style:apply-style-name="ConditionalStyle_5f_4" style:base-cell-address="TicketsNAOS.AB4"/>
      <style:map style:condition="is-true-formula(NOT(ISERROR(SEARCH(&quot;PdU&quot;;[.AB4]))))" style:apply-style-name="ConditionalStyle_5f_5" style:base-cell-address="TicketsNAOS.AB4"/>
      <style:map style:condition="is-true-formula(NOT(ISERROR(SEARCH(&quot;TdS&quot;;[.AB4]))))" style:apply-style-name="ConditionalStyle_5f_6" style:base-cell-address="TicketsNAOS.AB4"/>
      <style:map style:condition="is-true-formula(NOT(ISERROR(SEARCH(&quot;Cerrado&quot;;[.AB4]))))" style:apply-style-name="Estilo_5f_Cerrada" style:base-cell-address="TicketsNAOS.AB4"/>
    </style:style>
    <style:style style:name="ce3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5]))))" style:apply-style-name="ConditionalStyle_5f_2" style:base-cell-address="TicketsNAOS.AB5"/>
      <style:map style:condition="is-true-formula(NOT(ISERROR(SEARCH(&quot;GMV&quot;;[.AB5]))))" style:apply-style-name="ConditionalStyle_5f_3" style:base-cell-address="TicketsNAOS.AB5"/>
      <style:map style:condition="is-true-formula(NOT(ISERROR(SEARCH(&quot;OT&quot;;[.AB5]))))" style:apply-style-name="ConditionalStyle_5f_4" style:base-cell-address="TicketsNAOS.AB5"/>
      <style:map style:condition="is-true-formula(NOT(ISERROR(SEARCH(&quot;PdU&quot;;[.AB5]))))" style:apply-style-name="ConditionalStyle_5f_5" style:base-cell-address="TicketsNAOS.AB5"/>
      <style:map style:condition="is-true-formula(NOT(ISERROR(SEARCH(&quot;TdS&quot;;[.AB5]))))" style:apply-style-name="ConditionalStyle_5f_6" style:base-cell-address="TicketsNAOS.AB5"/>
      <style:map style:condition="is-true-formula(NOT(ISERROR(SEARCH(&quot;Cerrado&quot;;[.AB5]))))" style:apply-style-name="Estilo_5f_Cerrada" style:base-cell-address="TicketsNAOS.AB5"/>
    </style:style>
    <style:style style:name="ce36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6]))))" style:apply-style-name="ConditionalStyle_5f_2" style:base-cell-address="TicketsNAOS.AB6"/>
      <style:map style:condition="is-true-formula(NOT(ISERROR(SEARCH(&quot;GMV&quot;;[.AB6]))))" style:apply-style-name="ConditionalStyle_5f_3" style:base-cell-address="TicketsNAOS.AB6"/>
      <style:map style:condition="is-true-formula(NOT(ISERROR(SEARCH(&quot;OT&quot;;[.AB6]))))" style:apply-style-name="ConditionalStyle_5f_4" style:base-cell-address="TicketsNAOS.AB6"/>
      <style:map style:condition="is-true-formula(NOT(ISERROR(SEARCH(&quot;PdU&quot;;[.AB6]))))" style:apply-style-name="ConditionalStyle_5f_5" style:base-cell-address="TicketsNAOS.AB6"/>
      <style:map style:condition="is-true-formula(NOT(ISERROR(SEARCH(&quot;TdS&quot;;[.AB6]))))" style:apply-style-name="ConditionalStyle_5f_6" style:base-cell-address="TicketsNAOS.AB6"/>
      <style:map style:condition="is-true-formula(NOT(ISERROR(SEARCH(&quot;Cerrado&quot;;[.AB6]))))" style:apply-style-name="Estilo_5f_Cerrada" style:base-cell-address="TicketsNAOS.AB6"/>
    </style:style>
    <style:style style:name="ce3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7]))))" style:apply-style-name="ConditionalStyle_5f_2" style:base-cell-address="TicketsNAOS.AB7"/>
      <style:map style:condition="is-true-formula(NOT(ISERROR(SEARCH(&quot;GMV&quot;;[.AB7]))))" style:apply-style-name="ConditionalStyle_5f_3" style:base-cell-address="TicketsNAOS.AB7"/>
      <style:map style:condition="is-true-formula(NOT(ISERROR(SEARCH(&quot;OT&quot;;[.AB7]))))" style:apply-style-name="ConditionalStyle_5f_4" style:base-cell-address="TicketsNAOS.AB7"/>
      <style:map style:condition="is-true-formula(NOT(ISERROR(SEARCH(&quot;PdU&quot;;[.AB7]))))" style:apply-style-name="ConditionalStyle_5f_5" style:base-cell-address="TicketsNAOS.AB7"/>
      <style:map style:condition="is-true-formula(NOT(ISERROR(SEARCH(&quot;TdS&quot;;[.AB7]))))" style:apply-style-name="ConditionalStyle_5f_6" style:base-cell-address="TicketsNAOS.AB7"/>
      <style:map style:condition="is-true-formula(NOT(ISERROR(SEARCH(&quot;Cerrado&quot;;[.AB7]))))" style:apply-style-name="Estilo_5f_Cerrada" style:base-cell-address="TicketsNAOS.AB7"/>
    </style:style>
    <style:style style:name="ce3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8]))))" style:apply-style-name="ConditionalStyle_5f_2" style:base-cell-address="TicketsNAOS.AB8"/>
      <style:map style:condition="is-true-formula(NOT(ISERROR(SEARCH(&quot;GMV&quot;;[.AB8]))))" style:apply-style-name="ConditionalStyle_5f_3" style:base-cell-address="TicketsNAOS.AB8"/>
      <style:map style:condition="is-true-formula(NOT(ISERROR(SEARCH(&quot;OT&quot;;[.AB8]))))" style:apply-style-name="ConditionalStyle_5f_4" style:base-cell-address="TicketsNAOS.AB8"/>
      <style:map style:condition="is-true-formula(NOT(ISERROR(SEARCH(&quot;PdU&quot;;[.AB8]))))" style:apply-style-name="ConditionalStyle_5f_5" style:base-cell-address="TicketsNAOS.AB8"/>
      <style:map style:condition="is-true-formula(NOT(ISERROR(SEARCH(&quot;TdS&quot;;[.AB8]))))" style:apply-style-name="ConditionalStyle_5f_6" style:base-cell-address="TicketsNAOS.AB8"/>
      <style:map style:condition="is-true-formula(NOT(ISERROR(SEARCH(&quot;Cerrado&quot;;[.AB8]))))" style:apply-style-name="Estilo_5f_Cerrada" style:base-cell-address="TicketsNAOS.AB8"/>
    </style:style>
    <style:style style:name="ce3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9]))))" style:apply-style-name="ConditionalStyle_5f_2" style:base-cell-address="TicketsNAOS.AB9"/>
      <style:map style:condition="is-true-formula(NOT(ISERROR(SEARCH(&quot;GMV&quot;;[.AB9]))))" style:apply-style-name="ConditionalStyle_5f_3" style:base-cell-address="TicketsNAOS.AB9"/>
      <style:map style:condition="is-true-formula(NOT(ISERROR(SEARCH(&quot;OT&quot;;[.AB9]))))" style:apply-style-name="ConditionalStyle_5f_4" style:base-cell-address="TicketsNAOS.AB9"/>
      <style:map style:condition="is-true-formula(NOT(ISERROR(SEARCH(&quot;PdU&quot;;[.AB9]))))" style:apply-style-name="ConditionalStyle_5f_5" style:base-cell-address="TicketsNAOS.AB9"/>
      <style:map style:condition="is-true-formula(NOT(ISERROR(SEARCH(&quot;TdS&quot;;[.AB9]))))" style:apply-style-name="ConditionalStyle_5f_6" style:base-cell-address="TicketsNAOS.AB9"/>
      <style:map style:condition="is-true-formula(NOT(ISERROR(SEARCH(&quot;Cerrado&quot;;[.AB9]))))" style:apply-style-name="Estilo_5f_Cerrada" style:base-cell-address="TicketsNAOS.AB9"/>
    </style:style>
    <style:style style:name="ce3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11]))))" style:apply-style-name="ConditionalStyle_5f_2" style:base-cell-address="TicketsNAOS.AB11"/>
      <style:map style:condition="is-true-formula(NOT(ISERROR(SEARCH(&quot;GMV&quot;;[.AB11]))))" style:apply-style-name="ConditionalStyle_5f_3" style:base-cell-address="TicketsNAOS.AB11"/>
      <style:map style:condition="is-true-formula(NOT(ISERROR(SEARCH(&quot;OT&quot;;[.AB11]))))" style:apply-style-name="ConditionalStyle_5f_4" style:base-cell-address="TicketsNAOS.AB11"/>
      <style:map style:condition="is-true-formula(NOT(ISERROR(SEARCH(&quot;PdU&quot;;[.AB11]))))" style:apply-style-name="ConditionalStyle_5f_5" style:base-cell-address="TicketsNAOS.AB11"/>
      <style:map style:condition="is-true-formula(NOT(ISERROR(SEARCH(&quot;TdS&quot;;[.AB11]))))" style:apply-style-name="ConditionalStyle_5f_6" style:base-cell-address="TicketsNAOS.AB11"/>
      <style:map style:condition="is-true-formula(NOT(ISERROR(SEARCH(&quot;Cerrado&quot;;[.AB11]))))" style:apply-style-name="Estilo_5f_Cerrada" style:base-cell-address="TicketsNAOS.AB11"/>
    </style:style>
    <style:style style:name="ce3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12]))))" style:apply-style-name="ConditionalStyle_5f_2" style:base-cell-address="TicketsNAOS.AB12"/>
      <style:map style:condition="is-true-formula(NOT(ISERROR(SEARCH(&quot;GMV&quot;;[.AB12]))))" style:apply-style-name="ConditionalStyle_5f_3" style:base-cell-address="TicketsNAOS.AB12"/>
      <style:map style:condition="is-true-formula(NOT(ISERROR(SEARCH(&quot;OT&quot;;[.AB12]))))" style:apply-style-name="ConditionalStyle_5f_4" style:base-cell-address="TicketsNAOS.AB12"/>
      <style:map style:condition="is-true-formula(NOT(ISERROR(SEARCH(&quot;PdU&quot;;[.AB12]))))" style:apply-style-name="ConditionalStyle_5f_5" style:base-cell-address="TicketsNAOS.AB12"/>
      <style:map style:condition="is-true-formula(NOT(ISERROR(SEARCH(&quot;TdS&quot;;[.AB12]))))" style:apply-style-name="ConditionalStyle_5f_6" style:base-cell-address="TicketsNAOS.AB12"/>
      <style:map style:condition="is-true-formula(NOT(ISERROR(SEARCH(&quot;Cerrado&quot;;[.AB12]))))" style:apply-style-name="Estilo_5f_Cerrada" style:base-cell-address="TicketsNAOS.AB12"/>
    </style:style>
    <style:style style:name="ce3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15]))))" style:apply-style-name="ConditionalStyle_5f_2" style:base-cell-address="TicketsNAOS.AB15"/>
      <style:map style:condition="is-true-formula(NOT(ISERROR(SEARCH(&quot;GMV&quot;;[.AB15]))))" style:apply-style-name="ConditionalStyle_5f_3" style:base-cell-address="TicketsNAOS.AB15"/>
      <style:map style:condition="is-true-formula(NOT(ISERROR(SEARCH(&quot;OT&quot;;[.AB15]))))" style:apply-style-name="ConditionalStyle_5f_4" style:base-cell-address="TicketsNAOS.AB15"/>
      <style:map style:condition="is-true-formula(NOT(ISERROR(SEARCH(&quot;PdU&quot;;[.AB15]))))" style:apply-style-name="ConditionalStyle_5f_5" style:base-cell-address="TicketsNAOS.AB15"/>
      <style:map style:condition="is-true-formula(NOT(ISERROR(SEARCH(&quot;TdS&quot;;[.AB15]))))" style:apply-style-name="ConditionalStyle_5f_6" style:base-cell-address="TicketsNAOS.AB15"/>
      <style:map style:condition="is-true-formula(NOT(ISERROR(SEARCH(&quot;Cerrado&quot;;[.AB15]))))" style:apply-style-name="Estilo_5f_Cerrada" style:base-cell-address="TicketsNAOS.AB15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18]))))" style:apply-style-name="ConditionalStyle_5f_2" style:base-cell-address="TicketsNAOS.AB18"/>
      <style:map style:condition="is-true-formula(NOT(ISERROR(SEARCH(&quot;GMV&quot;;[.AB18]))))" style:apply-style-name="ConditionalStyle_5f_3" style:base-cell-address="TicketsNAOS.AB18"/>
      <style:map style:condition="is-true-formula(NOT(ISERROR(SEARCH(&quot;OT&quot;;[.AB18]))))" style:apply-style-name="ConditionalStyle_5f_4" style:base-cell-address="TicketsNAOS.AB18"/>
      <style:map style:condition="is-true-formula(NOT(ISERROR(SEARCH(&quot;PdU&quot;;[.AB18]))))" style:apply-style-name="ConditionalStyle_5f_5" style:base-cell-address="TicketsNAOS.AB18"/>
      <style:map style:condition="is-true-formula(NOT(ISERROR(SEARCH(&quot;TdS&quot;;[.AB18]))))" style:apply-style-name="ConditionalStyle_5f_6" style:base-cell-address="TicketsNAOS.AB18"/>
      <style:map style:condition="is-true-formula(NOT(ISERROR(SEARCH(&quot;Cerrado&quot;;[.AB18]))))" style:apply-style-name="Estilo_5f_Cerrada" style:base-cell-address="TicketsNAOS.AB18"/>
    </style:style>
    <style:style style:name="ce37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28]))))" style:apply-style-name="ConditionalStyle_5f_2" style:base-cell-address="TicketsNAOS.AB28"/>
      <style:map style:condition="is-true-formula(NOT(ISERROR(SEARCH(&quot;GMV&quot;;[.AB28]))))" style:apply-style-name="ConditionalStyle_5f_3" style:base-cell-address="TicketsNAOS.AB28"/>
      <style:map style:condition="is-true-formula(NOT(ISERROR(SEARCH(&quot;OT&quot;;[.AB28]))))" style:apply-style-name="ConditionalStyle_5f_4" style:base-cell-address="TicketsNAOS.AB28"/>
      <style:map style:condition="is-true-formula(NOT(ISERROR(SEARCH(&quot;PdU&quot;;[.AB28]))))" style:apply-style-name="ConditionalStyle_5f_5" style:base-cell-address="TicketsNAOS.AB28"/>
      <style:map style:condition="is-true-formula(NOT(ISERROR(SEARCH(&quot;TdS&quot;;[.AB28]))))" style:apply-style-name="ConditionalStyle_5f_6" style:base-cell-address="TicketsNAOS.AB28"/>
      <style:map style:condition="is-true-formula(NOT(ISERROR(SEARCH(&quot;Cerrado&quot;;[.AB28]))))" style:apply-style-name="Estilo_5f_Cerrada" style:base-cell-address="TicketsNAOS.AB28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29]))))" style:apply-style-name="ConditionalStyle_5f_2" style:base-cell-address="TicketsNAOS.AB29"/>
      <style:map style:condition="is-true-formula(NOT(ISERROR(SEARCH(&quot;GMV&quot;;[.AB29]))))" style:apply-style-name="ConditionalStyle_5f_3" style:base-cell-address="TicketsNAOS.AB29"/>
      <style:map style:condition="is-true-formula(NOT(ISERROR(SEARCH(&quot;OT&quot;;[.AB29]))))" style:apply-style-name="ConditionalStyle_5f_4" style:base-cell-address="TicketsNAOS.AB29"/>
      <style:map style:condition="is-true-formula(NOT(ISERROR(SEARCH(&quot;PdU&quot;;[.AB29]))))" style:apply-style-name="ConditionalStyle_5f_5" style:base-cell-address="TicketsNAOS.AB29"/>
      <style:map style:condition="is-true-formula(NOT(ISERROR(SEARCH(&quot;TdS&quot;;[.AB29]))))" style:apply-style-name="ConditionalStyle_5f_6" style:base-cell-address="TicketsNAOS.AB29"/>
      <style:map style:condition="is-true-formula(NOT(ISERROR(SEARCH(&quot;Cerrado&quot;;[.AB29]))))" style:apply-style-name="Estilo_5f_Cerrada" style:base-cell-address="TicketsNAOS.AB29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B30]))))" style:apply-style-name="ConditionalStyle_5f_2" style:base-cell-address="TicketsNAOS.AB30"/>
      <style:map style:condition="is-true-formula(NOT(ISERROR(SEARCH(&quot;GMV&quot;;[.AB30]))))" style:apply-style-name="ConditionalStyle_5f_3" style:base-cell-address="TicketsNAOS.AB30"/>
      <style:map style:condition="is-true-formula(NOT(ISERROR(SEARCH(&quot;OT&quot;;[.AB30]))))" style:apply-style-name="ConditionalStyle_5f_4" style:base-cell-address="TicketsNAOS.AB30"/>
      <style:map style:condition="is-true-formula(NOT(ISERROR(SEARCH(&quot;PdU&quot;;[.AB30]))))" style:apply-style-name="ConditionalStyle_5f_5" style:base-cell-address="TicketsNAOS.AB30"/>
      <style:map style:condition="is-true-formula(NOT(ISERROR(SEARCH(&quot;TdS&quot;;[.AB30]))))" style:apply-style-name="ConditionalStyle_5f_6" style:base-cell-address="TicketsNAOS.AB30"/>
      <style:map style:condition="is-true-formula(NOT(ISERROR(SEARCH(&quot;Cerrado&quot;;[.AB30]))))" style:apply-style-name="Estilo_5f_Cerrada" style:base-cell-address="TicketsNAOS.AB30"/>
    </style:style>
    <style:style style:name="ce37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B59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2]))))" style:apply-style-name="ConditionalStyle_5f_2" style:base-cell-address="TicketsNAOS.AC2"/>
      <style:map style:condition="is-true-formula(NOT(ISERROR(SEARCH(&quot;GMV&quot;;[.AC2]))))" style:apply-style-name="ConditionalStyle_5f_3" style:base-cell-address="TicketsNAOS.AC2"/>
      <style:map style:condition="is-true-formula(NOT(ISERROR(SEARCH(&quot;OT&quot;;[.AC2]))))" style:apply-style-name="ConditionalStyle_5f_4" style:base-cell-address="TicketsNAOS.AC2"/>
      <style:map style:condition="is-true-formula(NOT(ISERROR(SEARCH(&quot;PdU&quot;;[.AC2]))))" style:apply-style-name="ConditionalStyle_5f_5" style:base-cell-address="TicketsNAOS.AC2"/>
      <style:map style:condition="is-true-formula(NOT(ISERROR(SEARCH(&quot;TdS&quot;;[.AC2]))))" style:apply-style-name="ConditionalStyle_5f_6" style:base-cell-address="TicketsNAOS.AC2"/>
      <style:map style:condition="is-true-formula(NOT(ISERROR(SEARCH(&quot;Cerrado&quot;;[.AC2]))))" style:apply-style-name="Estilo_5f_Cerrada" style:base-cell-address="TicketsNAOS.AC2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4]))))" style:apply-style-name="ConditionalStyle_5f_2" style:base-cell-address="TicketsNAOS.AC4"/>
      <style:map style:condition="is-true-formula(NOT(ISERROR(SEARCH(&quot;GMV&quot;;[.AC4]))))" style:apply-style-name="ConditionalStyle_5f_3" style:base-cell-address="TicketsNAOS.AC4"/>
      <style:map style:condition="is-true-formula(NOT(ISERROR(SEARCH(&quot;OT&quot;;[.AC4]))))" style:apply-style-name="ConditionalStyle_5f_4" style:base-cell-address="TicketsNAOS.AC4"/>
      <style:map style:condition="is-true-formula(NOT(ISERROR(SEARCH(&quot;PdU&quot;;[.AC4]))))" style:apply-style-name="ConditionalStyle_5f_5" style:base-cell-address="TicketsNAOS.AC4"/>
      <style:map style:condition="is-true-formula(NOT(ISERROR(SEARCH(&quot;TdS&quot;;[.AC4]))))" style:apply-style-name="ConditionalStyle_5f_6" style:base-cell-address="TicketsNAOS.AC4"/>
      <style:map style:condition="is-true-formula(NOT(ISERROR(SEARCH(&quot;Cerrado&quot;;[.AC4]))))" style:apply-style-name="Estilo_5f_Cerrada" style:base-cell-address="TicketsNAOS.AC4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5]))))" style:apply-style-name="ConditionalStyle_5f_2" style:base-cell-address="TicketsNAOS.AC5"/>
      <style:map style:condition="is-true-formula(NOT(ISERROR(SEARCH(&quot;GMV&quot;;[.AC5]))))" style:apply-style-name="ConditionalStyle_5f_3" style:base-cell-address="TicketsNAOS.AC5"/>
      <style:map style:condition="is-true-formula(NOT(ISERROR(SEARCH(&quot;OT&quot;;[.AC5]))))" style:apply-style-name="ConditionalStyle_5f_4" style:base-cell-address="TicketsNAOS.AC5"/>
      <style:map style:condition="is-true-formula(NOT(ISERROR(SEARCH(&quot;PdU&quot;;[.AC5]))))" style:apply-style-name="ConditionalStyle_5f_5" style:base-cell-address="TicketsNAOS.AC5"/>
      <style:map style:condition="is-true-formula(NOT(ISERROR(SEARCH(&quot;TdS&quot;;[.AC5]))))" style:apply-style-name="ConditionalStyle_5f_6" style:base-cell-address="TicketsNAOS.AC5"/>
      <style:map style:condition="is-true-formula(NOT(ISERROR(SEARCH(&quot;Cerrado&quot;;[.AC5]))))" style:apply-style-name="Estilo_5f_Cerrada" style:base-cell-address="TicketsNAOS.AC5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6]))))" style:apply-style-name="ConditionalStyle_5f_2" style:base-cell-address="TicketsNAOS.AC6"/>
      <style:map style:condition="is-true-formula(NOT(ISERROR(SEARCH(&quot;GMV&quot;;[.AC6]))))" style:apply-style-name="ConditionalStyle_5f_3" style:base-cell-address="TicketsNAOS.AC6"/>
      <style:map style:condition="is-true-formula(NOT(ISERROR(SEARCH(&quot;OT&quot;;[.AC6]))))" style:apply-style-name="ConditionalStyle_5f_4" style:base-cell-address="TicketsNAOS.AC6"/>
      <style:map style:condition="is-true-formula(NOT(ISERROR(SEARCH(&quot;PdU&quot;;[.AC6]))))" style:apply-style-name="ConditionalStyle_5f_5" style:base-cell-address="TicketsNAOS.AC6"/>
      <style:map style:condition="is-true-formula(NOT(ISERROR(SEARCH(&quot;TdS&quot;;[.AC6]))))" style:apply-style-name="ConditionalStyle_5f_6" style:base-cell-address="TicketsNAOS.AC6"/>
      <style:map style:condition="is-true-formula(NOT(ISERROR(SEARCH(&quot;Cerrado&quot;;[.AC6]))))" style:apply-style-name="Estilo_5f_Cerrada" style:base-cell-address="TicketsNAOS.AC6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7]))))" style:apply-style-name="ConditionalStyle_5f_2" style:base-cell-address="TicketsNAOS.AC7"/>
      <style:map style:condition="is-true-formula(NOT(ISERROR(SEARCH(&quot;GMV&quot;;[.AC7]))))" style:apply-style-name="ConditionalStyle_5f_3" style:base-cell-address="TicketsNAOS.AC7"/>
      <style:map style:condition="is-true-formula(NOT(ISERROR(SEARCH(&quot;OT&quot;;[.AC7]))))" style:apply-style-name="ConditionalStyle_5f_4" style:base-cell-address="TicketsNAOS.AC7"/>
      <style:map style:condition="is-true-formula(NOT(ISERROR(SEARCH(&quot;PdU&quot;;[.AC7]))))" style:apply-style-name="ConditionalStyle_5f_5" style:base-cell-address="TicketsNAOS.AC7"/>
      <style:map style:condition="is-true-formula(NOT(ISERROR(SEARCH(&quot;TdS&quot;;[.AC7]))))" style:apply-style-name="ConditionalStyle_5f_6" style:base-cell-address="TicketsNAOS.AC7"/>
      <style:map style:condition="is-true-formula(NOT(ISERROR(SEARCH(&quot;Cerrado&quot;;[.AC7]))))" style:apply-style-name="Estilo_5f_Cerrada" style:base-cell-address="TicketsNAOS.AC7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8]))))" style:apply-style-name="ConditionalStyle_5f_2" style:base-cell-address="TicketsNAOS.AC8"/>
      <style:map style:condition="is-true-formula(NOT(ISERROR(SEARCH(&quot;GMV&quot;;[.AC8]))))" style:apply-style-name="ConditionalStyle_5f_3" style:base-cell-address="TicketsNAOS.AC8"/>
      <style:map style:condition="is-true-formula(NOT(ISERROR(SEARCH(&quot;OT&quot;;[.AC8]))))" style:apply-style-name="ConditionalStyle_5f_4" style:base-cell-address="TicketsNAOS.AC8"/>
      <style:map style:condition="is-true-formula(NOT(ISERROR(SEARCH(&quot;PdU&quot;;[.AC8]))))" style:apply-style-name="ConditionalStyle_5f_5" style:base-cell-address="TicketsNAOS.AC8"/>
      <style:map style:condition="is-true-formula(NOT(ISERROR(SEARCH(&quot;TdS&quot;;[.AC8]))))" style:apply-style-name="ConditionalStyle_5f_6" style:base-cell-address="TicketsNAOS.AC8"/>
      <style:map style:condition="is-true-formula(NOT(ISERROR(SEARCH(&quot;Cerrado&quot;;[.AC8]))))" style:apply-style-name="Estilo_5f_Cerrada" style:base-cell-address="TicketsNAOS.AC8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9]))))" style:apply-style-name="ConditionalStyle_5f_2" style:base-cell-address="TicketsNAOS.AC9"/>
      <style:map style:condition="is-true-formula(NOT(ISERROR(SEARCH(&quot;GMV&quot;;[.AC9]))))" style:apply-style-name="ConditionalStyle_5f_3" style:base-cell-address="TicketsNAOS.AC9"/>
      <style:map style:condition="is-true-formula(NOT(ISERROR(SEARCH(&quot;OT&quot;;[.AC9]))))" style:apply-style-name="ConditionalStyle_5f_4" style:base-cell-address="TicketsNAOS.AC9"/>
      <style:map style:condition="is-true-formula(NOT(ISERROR(SEARCH(&quot;PdU&quot;;[.AC9]))))" style:apply-style-name="ConditionalStyle_5f_5" style:base-cell-address="TicketsNAOS.AC9"/>
      <style:map style:condition="is-true-formula(NOT(ISERROR(SEARCH(&quot;TdS&quot;;[.AC9]))))" style:apply-style-name="ConditionalStyle_5f_6" style:base-cell-address="TicketsNAOS.AC9"/>
      <style:map style:condition="is-true-formula(NOT(ISERROR(SEARCH(&quot;Cerrado&quot;;[.AC9]))))" style:apply-style-name="Estilo_5f_Cerrada" style:base-cell-address="TicketsNAOS.AC9"/>
    </style:style>
    <style:style style:name="ce3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11]))))" style:apply-style-name="ConditionalStyle_5f_2" style:base-cell-address="TicketsNAOS.AC11"/>
      <style:map style:condition="is-true-formula(NOT(ISERROR(SEARCH(&quot;GMV&quot;;[.AC11]))))" style:apply-style-name="ConditionalStyle_5f_3" style:base-cell-address="TicketsNAOS.AC11"/>
      <style:map style:condition="is-true-formula(NOT(ISERROR(SEARCH(&quot;OT&quot;;[.AC11]))))" style:apply-style-name="ConditionalStyle_5f_4" style:base-cell-address="TicketsNAOS.AC11"/>
      <style:map style:condition="is-true-formula(NOT(ISERROR(SEARCH(&quot;PdU&quot;;[.AC11]))))" style:apply-style-name="ConditionalStyle_5f_5" style:base-cell-address="TicketsNAOS.AC11"/>
      <style:map style:condition="is-true-formula(NOT(ISERROR(SEARCH(&quot;TdS&quot;;[.AC11]))))" style:apply-style-name="ConditionalStyle_5f_6" style:base-cell-address="TicketsNAOS.AC11"/>
      <style:map style:condition="is-true-formula(NOT(ISERROR(SEARCH(&quot;Cerrado&quot;;[.AC11]))))" style:apply-style-name="Estilo_5f_Cerrada" style:base-cell-address="TicketsNAOS.AC11"/>
    </style:style>
    <style:style style:name="ce3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12]))))" style:apply-style-name="ConditionalStyle_5f_2" style:base-cell-address="TicketsNAOS.AC12"/>
      <style:map style:condition="is-true-formula(NOT(ISERROR(SEARCH(&quot;GMV&quot;;[.AC12]))))" style:apply-style-name="ConditionalStyle_5f_3" style:base-cell-address="TicketsNAOS.AC12"/>
      <style:map style:condition="is-true-formula(NOT(ISERROR(SEARCH(&quot;OT&quot;;[.AC12]))))" style:apply-style-name="ConditionalStyle_5f_4" style:base-cell-address="TicketsNAOS.AC12"/>
      <style:map style:condition="is-true-formula(NOT(ISERROR(SEARCH(&quot;PdU&quot;;[.AC12]))))" style:apply-style-name="ConditionalStyle_5f_5" style:base-cell-address="TicketsNAOS.AC12"/>
      <style:map style:condition="is-true-formula(NOT(ISERROR(SEARCH(&quot;TdS&quot;;[.AC12]))))" style:apply-style-name="ConditionalStyle_5f_6" style:base-cell-address="TicketsNAOS.AC12"/>
      <style:map style:condition="is-true-formula(NOT(ISERROR(SEARCH(&quot;Cerrado&quot;;[.AC12]))))" style:apply-style-name="Estilo_5f_Cerrada" style:base-cell-address="TicketsNAOS.AC12"/>
    </style:style>
    <style:style style:name="ce3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15]))))" style:apply-style-name="ConditionalStyle_5f_2" style:base-cell-address="TicketsNAOS.AC15"/>
      <style:map style:condition="is-true-formula(NOT(ISERROR(SEARCH(&quot;GMV&quot;;[.AC15]))))" style:apply-style-name="ConditionalStyle_5f_3" style:base-cell-address="TicketsNAOS.AC15"/>
      <style:map style:condition="is-true-formula(NOT(ISERROR(SEARCH(&quot;OT&quot;;[.AC15]))))" style:apply-style-name="ConditionalStyle_5f_4" style:base-cell-address="TicketsNAOS.AC15"/>
      <style:map style:condition="is-true-formula(NOT(ISERROR(SEARCH(&quot;PdU&quot;;[.AC15]))))" style:apply-style-name="ConditionalStyle_5f_5" style:base-cell-address="TicketsNAOS.AC15"/>
      <style:map style:condition="is-true-formula(NOT(ISERROR(SEARCH(&quot;TdS&quot;;[.AC15]))))" style:apply-style-name="ConditionalStyle_5f_6" style:base-cell-address="TicketsNAOS.AC15"/>
      <style:map style:condition="is-true-formula(NOT(ISERROR(SEARCH(&quot;Cerrado&quot;;[.AC15]))))" style:apply-style-name="Estilo_5f_Cerrada" style:base-cell-address="TicketsNAOS.AC15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18]))))" style:apply-style-name="ConditionalStyle_5f_2" style:base-cell-address="TicketsNAOS.AC18"/>
      <style:map style:condition="is-true-formula(NOT(ISERROR(SEARCH(&quot;GMV&quot;;[.AC18]))))" style:apply-style-name="ConditionalStyle_5f_3" style:base-cell-address="TicketsNAOS.AC18"/>
      <style:map style:condition="is-true-formula(NOT(ISERROR(SEARCH(&quot;OT&quot;;[.AC18]))))" style:apply-style-name="ConditionalStyle_5f_4" style:base-cell-address="TicketsNAOS.AC18"/>
      <style:map style:condition="is-true-formula(NOT(ISERROR(SEARCH(&quot;PdU&quot;;[.AC18]))))" style:apply-style-name="ConditionalStyle_5f_5" style:base-cell-address="TicketsNAOS.AC18"/>
      <style:map style:condition="is-true-formula(NOT(ISERROR(SEARCH(&quot;TdS&quot;;[.AC18]))))" style:apply-style-name="ConditionalStyle_5f_6" style:base-cell-address="TicketsNAOS.AC18"/>
      <style:map style:condition="is-true-formula(NOT(ISERROR(SEARCH(&quot;Cerrado&quot;;[.AC18]))))" style:apply-style-name="Estilo_5f_Cerrada" style:base-cell-address="TicketsNAOS.AC18"/>
    </style:style>
    <style:style style:name="ce3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28]))))" style:apply-style-name="ConditionalStyle_5f_2" style:base-cell-address="TicketsNAOS.AC28"/>
      <style:map style:condition="is-true-formula(NOT(ISERROR(SEARCH(&quot;GMV&quot;;[.AC28]))))" style:apply-style-name="ConditionalStyle_5f_3" style:base-cell-address="TicketsNAOS.AC28"/>
      <style:map style:condition="is-true-formula(NOT(ISERROR(SEARCH(&quot;OT&quot;;[.AC28]))))" style:apply-style-name="ConditionalStyle_5f_4" style:base-cell-address="TicketsNAOS.AC28"/>
      <style:map style:condition="is-true-formula(NOT(ISERROR(SEARCH(&quot;PdU&quot;;[.AC28]))))" style:apply-style-name="ConditionalStyle_5f_5" style:base-cell-address="TicketsNAOS.AC28"/>
      <style:map style:condition="is-true-formula(NOT(ISERROR(SEARCH(&quot;TdS&quot;;[.AC28]))))" style:apply-style-name="ConditionalStyle_5f_6" style:base-cell-address="TicketsNAOS.AC28"/>
      <style:map style:condition="is-true-formula(NOT(ISERROR(SEARCH(&quot;Cerrado&quot;;[.AC28]))))" style:apply-style-name="Estilo_5f_Cerrada" style:base-cell-address="TicketsNAOS.AC28"/>
    </style:style>
    <style:style style:name="ce3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29]))))" style:apply-style-name="ConditionalStyle_5f_2" style:base-cell-address="TicketsNAOS.AC29"/>
      <style:map style:condition="is-true-formula(NOT(ISERROR(SEARCH(&quot;GMV&quot;;[.AC29]))))" style:apply-style-name="ConditionalStyle_5f_3" style:base-cell-address="TicketsNAOS.AC29"/>
      <style:map style:condition="is-true-formula(NOT(ISERROR(SEARCH(&quot;OT&quot;;[.AC29]))))" style:apply-style-name="ConditionalStyle_5f_4" style:base-cell-address="TicketsNAOS.AC29"/>
      <style:map style:condition="is-true-formula(NOT(ISERROR(SEARCH(&quot;PdU&quot;;[.AC29]))))" style:apply-style-name="ConditionalStyle_5f_5" style:base-cell-address="TicketsNAOS.AC29"/>
      <style:map style:condition="is-true-formula(NOT(ISERROR(SEARCH(&quot;TdS&quot;;[.AC29]))))" style:apply-style-name="ConditionalStyle_5f_6" style:base-cell-address="TicketsNAOS.AC29"/>
      <style:map style:condition="is-true-formula(NOT(ISERROR(SEARCH(&quot;Cerrado&quot;;[.AC29]))))" style:apply-style-name="Estilo_5f_Cerrada" style:base-cell-address="TicketsNAOS.AC29"/>
    </style:style>
    <style:style style:name="ce3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30]))))" style:apply-style-name="ConditionalStyle_5f_2" style:base-cell-address="TicketsNAOS.AC30"/>
      <style:map style:condition="is-true-formula(NOT(ISERROR(SEARCH(&quot;GMV&quot;;[.AC30]))))" style:apply-style-name="ConditionalStyle_5f_3" style:base-cell-address="TicketsNAOS.AC30"/>
      <style:map style:condition="is-true-formula(NOT(ISERROR(SEARCH(&quot;OT&quot;;[.AC30]))))" style:apply-style-name="ConditionalStyle_5f_4" style:base-cell-address="TicketsNAOS.AC30"/>
      <style:map style:condition="is-true-formula(NOT(ISERROR(SEARCH(&quot;PdU&quot;;[.AC30]))))" style:apply-style-name="ConditionalStyle_5f_5" style:base-cell-address="TicketsNAOS.AC30"/>
      <style:map style:condition="is-true-formula(NOT(ISERROR(SEARCH(&quot;TdS&quot;;[.AC30]))))" style:apply-style-name="ConditionalStyle_5f_6" style:base-cell-address="TicketsNAOS.AC30"/>
      <style:map style:condition="is-true-formula(NOT(ISERROR(SEARCH(&quot;Cerrado&quot;;[.AC30]))))" style:apply-style-name="Estilo_5f_Cerrada" style:base-cell-address="TicketsNAOS.AC30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C31]))))" style:apply-style-name="ConditionalStyle_5f_2" style:base-cell-address="TicketsNAOS.AC31"/>
      <style:map style:condition="is-true-formula(NOT(ISERROR(SEARCH(&quot;GMV&quot;;[.AC31]))))" style:apply-style-name="ConditionalStyle_5f_3" style:base-cell-address="TicketsNAOS.AC31"/>
      <style:map style:condition="is-true-formula(NOT(ISERROR(SEARCH(&quot;OT&quot;;[.AC31]))))" style:apply-style-name="ConditionalStyle_5f_4" style:base-cell-address="TicketsNAOS.AC31"/>
      <style:map style:condition="is-true-formula(NOT(ISERROR(SEARCH(&quot;PdU&quot;;[.AC31]))))" style:apply-style-name="ConditionalStyle_5f_5" style:base-cell-address="TicketsNAOS.AC31"/>
      <style:map style:condition="is-true-formula(NOT(ISERROR(SEARCH(&quot;TdS&quot;;[.AC31]))))" style:apply-style-name="ConditionalStyle_5f_6" style:base-cell-address="TicketsNAOS.AC31"/>
      <style:map style:condition="is-true-formula(NOT(ISERROR(SEARCH(&quot;Cerrado&quot;;[.AC31]))))" style:apply-style-name="Estilo_5f_Cerrada" style:base-cell-address="TicketsNAOS.AC31"/>
    </style:style>
    <style:style style:name="ce39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C59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2]))))" style:apply-style-name="ConditionalStyle_5f_2" style:base-cell-address="TicketsNAOS.AD2"/>
      <style:map style:condition="is-true-formula(NOT(ISERROR(SEARCH(&quot;GMV&quot;;[.AD2]))))" style:apply-style-name="ConditionalStyle_5f_3" style:base-cell-address="TicketsNAOS.AD2"/>
      <style:map style:condition="is-true-formula(NOT(ISERROR(SEARCH(&quot;OT&quot;;[.AD2]))))" style:apply-style-name="ConditionalStyle_5f_4" style:base-cell-address="TicketsNAOS.AD2"/>
      <style:map style:condition="is-true-formula(NOT(ISERROR(SEARCH(&quot;PdU&quot;;[.AD2]))))" style:apply-style-name="ConditionalStyle_5f_5" style:base-cell-address="TicketsNAOS.AD2"/>
      <style:map style:condition="is-true-formula(NOT(ISERROR(SEARCH(&quot;TdS&quot;;[.AD2]))))" style:apply-style-name="ConditionalStyle_5f_6" style:base-cell-address="TicketsNAOS.AD2"/>
      <style:map style:condition="is-true-formula(NOT(ISERROR(SEARCH(&quot;Cerrado&quot;;[.AD2]))))" style:apply-style-name="Estilo_5f_Cerrada" style:base-cell-address="TicketsNAOS.AD2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4]))))" style:apply-style-name="ConditionalStyle_5f_2" style:base-cell-address="TicketsNAOS.AD4"/>
      <style:map style:condition="is-true-formula(NOT(ISERROR(SEARCH(&quot;GMV&quot;;[.AD4]))))" style:apply-style-name="ConditionalStyle_5f_3" style:base-cell-address="TicketsNAOS.AD4"/>
      <style:map style:condition="is-true-formula(NOT(ISERROR(SEARCH(&quot;OT&quot;;[.AD4]))))" style:apply-style-name="ConditionalStyle_5f_4" style:base-cell-address="TicketsNAOS.AD4"/>
      <style:map style:condition="is-true-formula(NOT(ISERROR(SEARCH(&quot;PdU&quot;;[.AD4]))))" style:apply-style-name="ConditionalStyle_5f_5" style:base-cell-address="TicketsNAOS.AD4"/>
      <style:map style:condition="is-true-formula(NOT(ISERROR(SEARCH(&quot;TdS&quot;;[.AD4]))))" style:apply-style-name="ConditionalStyle_5f_6" style:base-cell-address="TicketsNAOS.AD4"/>
      <style:map style:condition="is-true-formula(NOT(ISERROR(SEARCH(&quot;Cerrado&quot;;[.AD4]))))" style:apply-style-name="Estilo_5f_Cerrada" style:base-cell-address="TicketsNAOS.AD4"/>
    </style:style>
    <style:style style:name="ce3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5]))))" style:apply-style-name="ConditionalStyle_5f_2" style:base-cell-address="TicketsNAOS.AD5"/>
      <style:map style:condition="is-true-formula(NOT(ISERROR(SEARCH(&quot;GMV&quot;;[.AD5]))))" style:apply-style-name="ConditionalStyle_5f_3" style:base-cell-address="TicketsNAOS.AD5"/>
      <style:map style:condition="is-true-formula(NOT(ISERROR(SEARCH(&quot;OT&quot;;[.AD5]))))" style:apply-style-name="ConditionalStyle_5f_4" style:base-cell-address="TicketsNAOS.AD5"/>
      <style:map style:condition="is-true-formula(NOT(ISERROR(SEARCH(&quot;PdU&quot;;[.AD5]))))" style:apply-style-name="ConditionalStyle_5f_5" style:base-cell-address="TicketsNAOS.AD5"/>
      <style:map style:condition="is-true-formula(NOT(ISERROR(SEARCH(&quot;TdS&quot;;[.AD5]))))" style:apply-style-name="ConditionalStyle_5f_6" style:base-cell-address="TicketsNAOS.AD5"/>
      <style:map style:condition="is-true-formula(NOT(ISERROR(SEARCH(&quot;Cerrado&quot;;[.AD5]))))" style:apply-style-name="Estilo_5f_Cerrada" style:base-cell-address="TicketsNAOS.AD5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6]))))" style:apply-style-name="ConditionalStyle_5f_2" style:base-cell-address="TicketsNAOS.AD6"/>
      <style:map style:condition="is-true-formula(NOT(ISERROR(SEARCH(&quot;GMV&quot;;[.AD6]))))" style:apply-style-name="ConditionalStyle_5f_3" style:base-cell-address="TicketsNAOS.AD6"/>
      <style:map style:condition="is-true-formula(NOT(ISERROR(SEARCH(&quot;OT&quot;;[.AD6]))))" style:apply-style-name="ConditionalStyle_5f_4" style:base-cell-address="TicketsNAOS.AD6"/>
      <style:map style:condition="is-true-formula(NOT(ISERROR(SEARCH(&quot;PdU&quot;;[.AD6]))))" style:apply-style-name="ConditionalStyle_5f_5" style:base-cell-address="TicketsNAOS.AD6"/>
      <style:map style:condition="is-true-formula(NOT(ISERROR(SEARCH(&quot;TdS&quot;;[.AD6]))))" style:apply-style-name="ConditionalStyle_5f_6" style:base-cell-address="TicketsNAOS.AD6"/>
      <style:map style:condition="is-true-formula(NOT(ISERROR(SEARCH(&quot;Cerrado&quot;;[.AD6]))))" style:apply-style-name="Estilo_5f_Cerrada" style:base-cell-address="TicketsNAOS.AD6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7]))))" style:apply-style-name="ConditionalStyle_5f_2" style:base-cell-address="TicketsNAOS.AD7"/>
      <style:map style:condition="is-true-formula(NOT(ISERROR(SEARCH(&quot;GMV&quot;;[.AD7]))))" style:apply-style-name="ConditionalStyle_5f_3" style:base-cell-address="TicketsNAOS.AD7"/>
      <style:map style:condition="is-true-formula(NOT(ISERROR(SEARCH(&quot;OT&quot;;[.AD7]))))" style:apply-style-name="ConditionalStyle_5f_4" style:base-cell-address="TicketsNAOS.AD7"/>
      <style:map style:condition="is-true-formula(NOT(ISERROR(SEARCH(&quot;PdU&quot;;[.AD7]))))" style:apply-style-name="ConditionalStyle_5f_5" style:base-cell-address="TicketsNAOS.AD7"/>
      <style:map style:condition="is-true-formula(NOT(ISERROR(SEARCH(&quot;TdS&quot;;[.AD7]))))" style:apply-style-name="ConditionalStyle_5f_6" style:base-cell-address="TicketsNAOS.AD7"/>
      <style:map style:condition="is-true-formula(NOT(ISERROR(SEARCH(&quot;Cerrado&quot;;[.AD7]))))" style:apply-style-name="Estilo_5f_Cerrada" style:base-cell-address="TicketsNAOS.AD7"/>
    </style:style>
    <style:style style:name="ce3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9]))))" style:apply-style-name="ConditionalStyle_5f_2" style:base-cell-address="TicketsNAOS.AD9"/>
      <style:map style:condition="is-true-formula(NOT(ISERROR(SEARCH(&quot;GMV&quot;;[.AD9]))))" style:apply-style-name="ConditionalStyle_5f_3" style:base-cell-address="TicketsNAOS.AD9"/>
      <style:map style:condition="is-true-formula(NOT(ISERROR(SEARCH(&quot;OT&quot;;[.AD9]))))" style:apply-style-name="ConditionalStyle_5f_4" style:base-cell-address="TicketsNAOS.AD9"/>
      <style:map style:condition="is-true-formula(NOT(ISERROR(SEARCH(&quot;PdU&quot;;[.AD9]))))" style:apply-style-name="ConditionalStyle_5f_5" style:base-cell-address="TicketsNAOS.AD9"/>
      <style:map style:condition="is-true-formula(NOT(ISERROR(SEARCH(&quot;TdS&quot;;[.AD9]))))" style:apply-style-name="ConditionalStyle_5f_6" style:base-cell-address="TicketsNAOS.AD9"/>
      <style:map style:condition="is-true-formula(NOT(ISERROR(SEARCH(&quot;Cerrado&quot;;[.AD9]))))" style:apply-style-name="Estilo_5f_Cerrada" style:base-cell-address="TicketsNAOS.AD9"/>
    </style:style>
    <style:style style:name="ce4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12]))))" style:apply-style-name="ConditionalStyle_5f_2" style:base-cell-address="TicketsNAOS.AD12"/>
      <style:map style:condition="is-true-formula(NOT(ISERROR(SEARCH(&quot;GMV&quot;;[.AD12]))))" style:apply-style-name="ConditionalStyle_5f_3" style:base-cell-address="TicketsNAOS.AD12"/>
      <style:map style:condition="is-true-formula(NOT(ISERROR(SEARCH(&quot;OT&quot;;[.AD12]))))" style:apply-style-name="ConditionalStyle_5f_4" style:base-cell-address="TicketsNAOS.AD12"/>
      <style:map style:condition="is-true-formula(NOT(ISERROR(SEARCH(&quot;PdU&quot;;[.AD12]))))" style:apply-style-name="ConditionalStyle_5f_5" style:base-cell-address="TicketsNAOS.AD12"/>
      <style:map style:condition="is-true-formula(NOT(ISERROR(SEARCH(&quot;TdS&quot;;[.AD12]))))" style:apply-style-name="ConditionalStyle_5f_6" style:base-cell-address="TicketsNAOS.AD12"/>
      <style:map style:condition="is-true-formula(NOT(ISERROR(SEARCH(&quot;Cerrado&quot;;[.AD12]))))" style:apply-style-name="Estilo_5f_Cerrada" style:base-cell-address="TicketsNAOS.AD12"/>
    </style:style>
    <style:style style:name="ce4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15]))))" style:apply-style-name="ConditionalStyle_5f_2" style:base-cell-address="TicketsNAOS.AD15"/>
      <style:map style:condition="is-true-formula(NOT(ISERROR(SEARCH(&quot;GMV&quot;;[.AD15]))))" style:apply-style-name="ConditionalStyle_5f_3" style:base-cell-address="TicketsNAOS.AD15"/>
      <style:map style:condition="is-true-formula(NOT(ISERROR(SEARCH(&quot;OT&quot;;[.AD15]))))" style:apply-style-name="ConditionalStyle_5f_4" style:base-cell-address="TicketsNAOS.AD15"/>
      <style:map style:condition="is-true-formula(NOT(ISERROR(SEARCH(&quot;PdU&quot;;[.AD15]))))" style:apply-style-name="ConditionalStyle_5f_5" style:base-cell-address="TicketsNAOS.AD15"/>
      <style:map style:condition="is-true-formula(NOT(ISERROR(SEARCH(&quot;TdS&quot;;[.AD15]))))" style:apply-style-name="ConditionalStyle_5f_6" style:base-cell-address="TicketsNAOS.AD15"/>
      <style:map style:condition="is-true-formula(NOT(ISERROR(SEARCH(&quot;Cerrado&quot;;[.AD15]))))" style:apply-style-name="Estilo_5f_Cerrada" style:base-cell-address="TicketsNAOS.AD15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18]))))" style:apply-style-name="ConditionalStyle_5f_2" style:base-cell-address="TicketsNAOS.AD18"/>
      <style:map style:condition="is-true-formula(NOT(ISERROR(SEARCH(&quot;GMV&quot;;[.AD18]))))" style:apply-style-name="ConditionalStyle_5f_3" style:base-cell-address="TicketsNAOS.AD18"/>
      <style:map style:condition="is-true-formula(NOT(ISERROR(SEARCH(&quot;OT&quot;;[.AD18]))))" style:apply-style-name="ConditionalStyle_5f_4" style:base-cell-address="TicketsNAOS.AD18"/>
      <style:map style:condition="is-true-formula(NOT(ISERROR(SEARCH(&quot;PdU&quot;;[.AD18]))))" style:apply-style-name="ConditionalStyle_5f_5" style:base-cell-address="TicketsNAOS.AD18"/>
      <style:map style:condition="is-true-formula(NOT(ISERROR(SEARCH(&quot;TdS&quot;;[.AD18]))))" style:apply-style-name="ConditionalStyle_5f_6" style:base-cell-address="TicketsNAOS.AD18"/>
      <style:map style:condition="is-true-formula(NOT(ISERROR(SEARCH(&quot;Cerrado&quot;;[.AD18]))))" style:apply-style-name="Estilo_5f_Cerrada" style:base-cell-address="TicketsNAOS.AD18"/>
    </style:style>
    <style:style style:name="ce4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28]))))" style:apply-style-name="ConditionalStyle_5f_2" style:base-cell-address="TicketsNAOS.AD28"/>
      <style:map style:condition="is-true-formula(NOT(ISERROR(SEARCH(&quot;GMV&quot;;[.AD28]))))" style:apply-style-name="ConditionalStyle_5f_3" style:base-cell-address="TicketsNAOS.AD28"/>
      <style:map style:condition="is-true-formula(NOT(ISERROR(SEARCH(&quot;OT&quot;;[.AD28]))))" style:apply-style-name="ConditionalStyle_5f_4" style:base-cell-address="TicketsNAOS.AD28"/>
      <style:map style:condition="is-true-formula(NOT(ISERROR(SEARCH(&quot;PdU&quot;;[.AD28]))))" style:apply-style-name="ConditionalStyle_5f_5" style:base-cell-address="TicketsNAOS.AD28"/>
      <style:map style:condition="is-true-formula(NOT(ISERROR(SEARCH(&quot;TdS&quot;;[.AD28]))))" style:apply-style-name="ConditionalStyle_5f_6" style:base-cell-address="TicketsNAOS.AD28"/>
      <style:map style:condition="is-true-formula(NOT(ISERROR(SEARCH(&quot;Cerrado&quot;;[.AD28]))))" style:apply-style-name="Estilo_5f_Cerrada" style:base-cell-address="TicketsNAOS.AD28"/>
    </style:style>
    <style:style style:name="ce4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29]))))" style:apply-style-name="ConditionalStyle_5f_2" style:base-cell-address="TicketsNAOS.AD29"/>
      <style:map style:condition="is-true-formula(NOT(ISERROR(SEARCH(&quot;GMV&quot;;[.AD29]))))" style:apply-style-name="ConditionalStyle_5f_3" style:base-cell-address="TicketsNAOS.AD29"/>
      <style:map style:condition="is-true-formula(NOT(ISERROR(SEARCH(&quot;OT&quot;;[.AD29]))))" style:apply-style-name="ConditionalStyle_5f_4" style:base-cell-address="TicketsNAOS.AD29"/>
      <style:map style:condition="is-true-formula(NOT(ISERROR(SEARCH(&quot;PdU&quot;;[.AD29]))))" style:apply-style-name="ConditionalStyle_5f_5" style:base-cell-address="TicketsNAOS.AD29"/>
      <style:map style:condition="is-true-formula(NOT(ISERROR(SEARCH(&quot;TdS&quot;;[.AD29]))))" style:apply-style-name="ConditionalStyle_5f_6" style:base-cell-address="TicketsNAOS.AD29"/>
      <style:map style:condition="is-true-formula(NOT(ISERROR(SEARCH(&quot;Cerrado&quot;;[.AD29]))))" style:apply-style-name="Estilo_5f_Cerrada" style:base-cell-address="TicketsNAOS.AD29"/>
    </style:style>
    <style:style style:name="ce4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0]))))" style:apply-style-name="ConditionalStyle_5f_2" style:base-cell-address="TicketsNAOS.AD30"/>
      <style:map style:condition="is-true-formula(NOT(ISERROR(SEARCH(&quot;GMV&quot;;[.AD30]))))" style:apply-style-name="ConditionalStyle_5f_3" style:base-cell-address="TicketsNAOS.AD30"/>
      <style:map style:condition="is-true-formula(NOT(ISERROR(SEARCH(&quot;OT&quot;;[.AD30]))))" style:apply-style-name="ConditionalStyle_5f_4" style:base-cell-address="TicketsNAOS.AD30"/>
      <style:map style:condition="is-true-formula(NOT(ISERROR(SEARCH(&quot;PdU&quot;;[.AD30]))))" style:apply-style-name="ConditionalStyle_5f_5" style:base-cell-address="TicketsNAOS.AD30"/>
      <style:map style:condition="is-true-formula(NOT(ISERROR(SEARCH(&quot;TdS&quot;;[.AD30]))))" style:apply-style-name="ConditionalStyle_5f_6" style:base-cell-address="TicketsNAOS.AD30"/>
      <style:map style:condition="is-true-formula(NOT(ISERROR(SEARCH(&quot;Cerrado&quot;;[.AD30]))))" style:apply-style-name="Estilo_5f_Cerrada" style:base-cell-address="TicketsNAOS.AD30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1]))))" style:apply-style-name="ConditionalStyle_5f_2" style:base-cell-address="TicketsNAOS.AD31"/>
      <style:map style:condition="is-true-formula(NOT(ISERROR(SEARCH(&quot;GMV&quot;;[.AD31]))))" style:apply-style-name="ConditionalStyle_5f_3" style:base-cell-address="TicketsNAOS.AD31"/>
      <style:map style:condition="is-true-formula(NOT(ISERROR(SEARCH(&quot;OT&quot;;[.AD31]))))" style:apply-style-name="ConditionalStyle_5f_4" style:base-cell-address="TicketsNAOS.AD31"/>
      <style:map style:condition="is-true-formula(NOT(ISERROR(SEARCH(&quot;PdU&quot;;[.AD31]))))" style:apply-style-name="ConditionalStyle_5f_5" style:base-cell-address="TicketsNAOS.AD31"/>
      <style:map style:condition="is-true-formula(NOT(ISERROR(SEARCH(&quot;TdS&quot;;[.AD31]))))" style:apply-style-name="ConditionalStyle_5f_6" style:base-cell-address="TicketsNAOS.AD31"/>
      <style:map style:condition="is-true-formula(NOT(ISERROR(SEARCH(&quot;Cerrado&quot;;[.AD31]))))" style:apply-style-name="Estilo_5f_Cerrada" style:base-cell-address="TicketsNAOS.AD31"/>
    </style:style>
    <style:style style:name="ce4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2]))))" style:apply-style-name="ConditionalStyle_5f_2" style:base-cell-address="TicketsNAOS.AD32"/>
      <style:map style:condition="is-true-formula(NOT(ISERROR(SEARCH(&quot;GMV&quot;;[.AD32]))))" style:apply-style-name="ConditionalStyle_5f_3" style:base-cell-address="TicketsNAOS.AD32"/>
      <style:map style:condition="is-true-formula(NOT(ISERROR(SEARCH(&quot;OT&quot;;[.AD32]))))" style:apply-style-name="ConditionalStyle_5f_4" style:base-cell-address="TicketsNAOS.AD32"/>
      <style:map style:condition="is-true-formula(NOT(ISERROR(SEARCH(&quot;PdU&quot;;[.AD32]))))" style:apply-style-name="ConditionalStyle_5f_5" style:base-cell-address="TicketsNAOS.AD32"/>
      <style:map style:condition="is-true-formula(NOT(ISERROR(SEARCH(&quot;TdS&quot;;[.AD32]))))" style:apply-style-name="ConditionalStyle_5f_6" style:base-cell-address="TicketsNAOS.AD32"/>
      <style:map style:condition="is-true-formula(NOT(ISERROR(SEARCH(&quot;Cerrado&quot;;[.AD32]))))" style:apply-style-name="Estilo_5f_Cerrada" style:base-cell-address="TicketsNAOS.AD32"/>
    </style:style>
    <style:style style:name="ce4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3]))))" style:apply-style-name="ConditionalStyle_5f_2" style:base-cell-address="TicketsNAOS.AD33"/>
      <style:map style:condition="is-true-formula(NOT(ISERROR(SEARCH(&quot;GMV&quot;;[.AD33]))))" style:apply-style-name="ConditionalStyle_5f_3" style:base-cell-address="TicketsNAOS.AD33"/>
      <style:map style:condition="is-true-formula(NOT(ISERROR(SEARCH(&quot;OT&quot;;[.AD33]))))" style:apply-style-name="ConditionalStyle_5f_4" style:base-cell-address="TicketsNAOS.AD33"/>
      <style:map style:condition="is-true-formula(NOT(ISERROR(SEARCH(&quot;PdU&quot;;[.AD33]))))" style:apply-style-name="ConditionalStyle_5f_5" style:base-cell-address="TicketsNAOS.AD33"/>
      <style:map style:condition="is-true-formula(NOT(ISERROR(SEARCH(&quot;TdS&quot;;[.AD33]))))" style:apply-style-name="ConditionalStyle_5f_6" style:base-cell-address="TicketsNAOS.AD33"/>
      <style:map style:condition="is-true-formula(NOT(ISERROR(SEARCH(&quot;Cerrado&quot;;[.AD33]))))" style:apply-style-name="Estilo_5f_Cerrada" style:base-cell-address="TicketsNAOS.AD33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4]))))" style:apply-style-name="ConditionalStyle_5f_2" style:base-cell-address="TicketsNAOS.AD34"/>
      <style:map style:condition="is-true-formula(NOT(ISERROR(SEARCH(&quot;GMV&quot;;[.AD34]))))" style:apply-style-name="ConditionalStyle_5f_3" style:base-cell-address="TicketsNAOS.AD34"/>
      <style:map style:condition="is-true-formula(NOT(ISERROR(SEARCH(&quot;OT&quot;;[.AD34]))))" style:apply-style-name="ConditionalStyle_5f_4" style:base-cell-address="TicketsNAOS.AD34"/>
      <style:map style:condition="is-true-formula(NOT(ISERROR(SEARCH(&quot;PdU&quot;;[.AD34]))))" style:apply-style-name="ConditionalStyle_5f_5" style:base-cell-address="TicketsNAOS.AD34"/>
      <style:map style:condition="is-true-formula(NOT(ISERROR(SEARCH(&quot;TdS&quot;;[.AD34]))))" style:apply-style-name="ConditionalStyle_5f_6" style:base-cell-address="TicketsNAOS.AD34"/>
      <style:map style:condition="is-true-formula(NOT(ISERROR(SEARCH(&quot;Cerrado&quot;;[.AD34]))))" style:apply-style-name="Estilo_5f_Cerrada" style:base-cell-address="TicketsNAOS.AD34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5]))))" style:apply-style-name="ConditionalStyle_5f_2" style:base-cell-address="TicketsNAOS.AD35"/>
      <style:map style:condition="is-true-formula(NOT(ISERROR(SEARCH(&quot;GMV&quot;;[.AD35]))))" style:apply-style-name="ConditionalStyle_5f_3" style:base-cell-address="TicketsNAOS.AD35"/>
      <style:map style:condition="is-true-formula(NOT(ISERROR(SEARCH(&quot;OT&quot;;[.AD35]))))" style:apply-style-name="ConditionalStyle_5f_4" style:base-cell-address="TicketsNAOS.AD35"/>
      <style:map style:condition="is-true-formula(NOT(ISERROR(SEARCH(&quot;PdU&quot;;[.AD35]))))" style:apply-style-name="ConditionalStyle_5f_5" style:base-cell-address="TicketsNAOS.AD35"/>
      <style:map style:condition="is-true-formula(NOT(ISERROR(SEARCH(&quot;TdS&quot;;[.AD35]))))" style:apply-style-name="ConditionalStyle_5f_6" style:base-cell-address="TicketsNAOS.AD35"/>
      <style:map style:condition="is-true-formula(NOT(ISERROR(SEARCH(&quot;Cerrado&quot;;[.AD35]))))" style:apply-style-name="Estilo_5f_Cerrada" style:base-cell-address="TicketsNAOS.AD35"/>
    </style:style>
    <style:style style:name="ce4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D36]))))" style:apply-style-name="ConditionalStyle_5f_2" style:base-cell-address="TicketsNAOS.AD36"/>
      <style:map style:condition="is-true-formula(NOT(ISERROR(SEARCH(&quot;GMV&quot;;[.AD36]))))" style:apply-style-name="ConditionalStyle_5f_3" style:base-cell-address="TicketsNAOS.AD36"/>
      <style:map style:condition="is-true-formula(NOT(ISERROR(SEARCH(&quot;OT&quot;;[.AD36]))))" style:apply-style-name="ConditionalStyle_5f_4" style:base-cell-address="TicketsNAOS.AD36"/>
      <style:map style:condition="is-true-formula(NOT(ISERROR(SEARCH(&quot;PdU&quot;;[.AD36]))))" style:apply-style-name="ConditionalStyle_5f_5" style:base-cell-address="TicketsNAOS.AD36"/>
      <style:map style:condition="is-true-formula(NOT(ISERROR(SEARCH(&quot;TdS&quot;;[.AD36]))))" style:apply-style-name="ConditionalStyle_5f_6" style:base-cell-address="TicketsNAOS.AD36"/>
      <style:map style:condition="is-true-formula(NOT(ISERROR(SEARCH(&quot;Cerrado&quot;;[.AD36]))))" style:apply-style-name="Estilo_5f_Cerrada" style:base-cell-address="TicketsNAOS.AD36"/>
    </style:style>
    <style:style style:name="ce41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D59"/>
    </style:style>
    <style:style style:name="ce4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2]))))" style:apply-style-name="ConditionalStyle_5f_2" style:base-cell-address="TicketsNAOS.AE2"/>
      <style:map style:condition="is-true-formula(NOT(ISERROR(SEARCH(&quot;GMV&quot;;[.AE2]))))" style:apply-style-name="ConditionalStyle_5f_3" style:base-cell-address="TicketsNAOS.AE2"/>
      <style:map style:condition="is-true-formula(NOT(ISERROR(SEARCH(&quot;OT&quot;;[.AE2]))))" style:apply-style-name="ConditionalStyle_5f_4" style:base-cell-address="TicketsNAOS.AE2"/>
      <style:map style:condition="is-true-formula(NOT(ISERROR(SEARCH(&quot;PdU&quot;;[.AE2]))))" style:apply-style-name="ConditionalStyle_5f_5" style:base-cell-address="TicketsNAOS.AE2"/>
      <style:map style:condition="is-true-formula(NOT(ISERROR(SEARCH(&quot;TdS&quot;;[.AE2]))))" style:apply-style-name="ConditionalStyle_5f_6" style:base-cell-address="TicketsNAOS.AE2"/>
      <style:map style:condition="is-true-formula(NOT(ISERROR(SEARCH(&quot;Cerrado&quot;;[.AE2]))))" style:apply-style-name="Estilo_5f_Cerrada" style:base-cell-address="TicketsNAOS.AE2"/>
    </style:style>
    <style:style style:name="ce4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4]))))" style:apply-style-name="ConditionalStyle_5f_2" style:base-cell-address="TicketsNAOS.AE4"/>
      <style:map style:condition="is-true-formula(NOT(ISERROR(SEARCH(&quot;GMV&quot;;[.AE4]))))" style:apply-style-name="ConditionalStyle_5f_3" style:base-cell-address="TicketsNAOS.AE4"/>
      <style:map style:condition="is-true-formula(NOT(ISERROR(SEARCH(&quot;OT&quot;;[.AE4]))))" style:apply-style-name="ConditionalStyle_5f_4" style:base-cell-address="TicketsNAOS.AE4"/>
      <style:map style:condition="is-true-formula(NOT(ISERROR(SEARCH(&quot;PdU&quot;;[.AE4]))))" style:apply-style-name="ConditionalStyle_5f_5" style:base-cell-address="TicketsNAOS.AE4"/>
      <style:map style:condition="is-true-formula(NOT(ISERROR(SEARCH(&quot;TdS&quot;;[.AE4]))))" style:apply-style-name="ConditionalStyle_5f_6" style:base-cell-address="TicketsNAOS.AE4"/>
      <style:map style:condition="is-true-formula(NOT(ISERROR(SEARCH(&quot;Cerrado&quot;;[.AE4]))))" style:apply-style-name="Estilo_5f_Cerrada" style:base-cell-address="TicketsNAOS.AE4"/>
    </style:style>
    <style:style style:name="ce4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5]))))" style:apply-style-name="ConditionalStyle_5f_2" style:base-cell-address="TicketsNAOS.AE5"/>
      <style:map style:condition="is-true-formula(NOT(ISERROR(SEARCH(&quot;GMV&quot;;[.AE5]))))" style:apply-style-name="ConditionalStyle_5f_3" style:base-cell-address="TicketsNAOS.AE5"/>
      <style:map style:condition="is-true-formula(NOT(ISERROR(SEARCH(&quot;OT&quot;;[.AE5]))))" style:apply-style-name="ConditionalStyle_5f_4" style:base-cell-address="TicketsNAOS.AE5"/>
      <style:map style:condition="is-true-formula(NOT(ISERROR(SEARCH(&quot;PdU&quot;;[.AE5]))))" style:apply-style-name="ConditionalStyle_5f_5" style:base-cell-address="TicketsNAOS.AE5"/>
      <style:map style:condition="is-true-formula(NOT(ISERROR(SEARCH(&quot;TdS&quot;;[.AE5]))))" style:apply-style-name="ConditionalStyle_5f_6" style:base-cell-address="TicketsNAOS.AE5"/>
      <style:map style:condition="is-true-formula(NOT(ISERROR(SEARCH(&quot;Cerrado&quot;;[.AE5]))))" style:apply-style-name="Estilo_5f_Cerrada" style:base-cell-address="TicketsNAOS.AE5"/>
    </style:style>
    <style:style style:name="ce4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6]))))" style:apply-style-name="ConditionalStyle_5f_2" style:base-cell-address="TicketsNAOS.AE6"/>
      <style:map style:condition="is-true-formula(NOT(ISERROR(SEARCH(&quot;GMV&quot;;[.AE6]))))" style:apply-style-name="ConditionalStyle_5f_3" style:base-cell-address="TicketsNAOS.AE6"/>
      <style:map style:condition="is-true-formula(NOT(ISERROR(SEARCH(&quot;OT&quot;;[.AE6]))))" style:apply-style-name="ConditionalStyle_5f_4" style:base-cell-address="TicketsNAOS.AE6"/>
      <style:map style:condition="is-true-formula(NOT(ISERROR(SEARCH(&quot;PdU&quot;;[.AE6]))))" style:apply-style-name="ConditionalStyle_5f_5" style:base-cell-address="TicketsNAOS.AE6"/>
      <style:map style:condition="is-true-formula(NOT(ISERROR(SEARCH(&quot;TdS&quot;;[.AE6]))))" style:apply-style-name="ConditionalStyle_5f_6" style:base-cell-address="TicketsNAOS.AE6"/>
      <style:map style:condition="is-true-formula(NOT(ISERROR(SEARCH(&quot;Cerrado&quot;;[.AE6]))))" style:apply-style-name="Estilo_5f_Cerrada" style:base-cell-address="TicketsNAOS.AE6"/>
    </style:style>
    <style:style style:name="ce4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7]))))" style:apply-style-name="ConditionalStyle_5f_2" style:base-cell-address="TicketsNAOS.AE7"/>
      <style:map style:condition="is-true-formula(NOT(ISERROR(SEARCH(&quot;GMV&quot;;[.AE7]))))" style:apply-style-name="ConditionalStyle_5f_3" style:base-cell-address="TicketsNAOS.AE7"/>
      <style:map style:condition="is-true-formula(NOT(ISERROR(SEARCH(&quot;OT&quot;;[.AE7]))))" style:apply-style-name="ConditionalStyle_5f_4" style:base-cell-address="TicketsNAOS.AE7"/>
      <style:map style:condition="is-true-formula(NOT(ISERROR(SEARCH(&quot;PdU&quot;;[.AE7]))))" style:apply-style-name="ConditionalStyle_5f_5" style:base-cell-address="TicketsNAOS.AE7"/>
      <style:map style:condition="is-true-formula(NOT(ISERROR(SEARCH(&quot;TdS&quot;;[.AE7]))))" style:apply-style-name="ConditionalStyle_5f_6" style:base-cell-address="TicketsNAOS.AE7"/>
      <style:map style:condition="is-true-formula(NOT(ISERROR(SEARCH(&quot;Cerrado&quot;;[.AE7]))))" style:apply-style-name="Estilo_5f_Cerrada" style:base-cell-address="TicketsNAOS.AE7"/>
    </style:style>
    <style:style style:name="ce4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9]))))" style:apply-style-name="ConditionalStyle_5f_2" style:base-cell-address="TicketsNAOS.AE9"/>
      <style:map style:condition="is-true-formula(NOT(ISERROR(SEARCH(&quot;GMV&quot;;[.AE9]))))" style:apply-style-name="ConditionalStyle_5f_3" style:base-cell-address="TicketsNAOS.AE9"/>
      <style:map style:condition="is-true-formula(NOT(ISERROR(SEARCH(&quot;OT&quot;;[.AE9]))))" style:apply-style-name="ConditionalStyle_5f_4" style:base-cell-address="TicketsNAOS.AE9"/>
      <style:map style:condition="is-true-formula(NOT(ISERROR(SEARCH(&quot;PdU&quot;;[.AE9]))))" style:apply-style-name="ConditionalStyle_5f_5" style:base-cell-address="TicketsNAOS.AE9"/>
      <style:map style:condition="is-true-formula(NOT(ISERROR(SEARCH(&quot;TdS&quot;;[.AE9]))))" style:apply-style-name="ConditionalStyle_5f_6" style:base-cell-address="TicketsNAOS.AE9"/>
      <style:map style:condition="is-true-formula(NOT(ISERROR(SEARCH(&quot;Cerrado&quot;;[.AE9]))))" style:apply-style-name="Estilo_5f_Cerrada" style:base-cell-address="TicketsNAOS.AE9"/>
    </style:style>
    <style:style style:name="ce4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12]))))" style:apply-style-name="ConditionalStyle_5f_2" style:base-cell-address="TicketsNAOS.AE12"/>
      <style:map style:condition="is-true-formula(NOT(ISERROR(SEARCH(&quot;GMV&quot;;[.AE12]))))" style:apply-style-name="ConditionalStyle_5f_3" style:base-cell-address="TicketsNAOS.AE12"/>
      <style:map style:condition="is-true-formula(NOT(ISERROR(SEARCH(&quot;OT&quot;;[.AE12]))))" style:apply-style-name="ConditionalStyle_5f_4" style:base-cell-address="TicketsNAOS.AE12"/>
      <style:map style:condition="is-true-formula(NOT(ISERROR(SEARCH(&quot;PdU&quot;;[.AE12]))))" style:apply-style-name="ConditionalStyle_5f_5" style:base-cell-address="TicketsNAOS.AE12"/>
      <style:map style:condition="is-true-formula(NOT(ISERROR(SEARCH(&quot;TdS&quot;;[.AE12]))))" style:apply-style-name="ConditionalStyle_5f_6" style:base-cell-address="TicketsNAOS.AE12"/>
      <style:map style:condition="is-true-formula(NOT(ISERROR(SEARCH(&quot;Cerrado&quot;;[.AE12]))))" style:apply-style-name="Estilo_5f_Cerrada" style:base-cell-address="TicketsNAOS.AE12"/>
    </style:style>
    <style:style style:name="ce4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15]))))" style:apply-style-name="ConditionalStyle_5f_2" style:base-cell-address="TicketsNAOS.AE15"/>
      <style:map style:condition="is-true-formula(NOT(ISERROR(SEARCH(&quot;GMV&quot;;[.AE15]))))" style:apply-style-name="ConditionalStyle_5f_3" style:base-cell-address="TicketsNAOS.AE15"/>
      <style:map style:condition="is-true-formula(NOT(ISERROR(SEARCH(&quot;OT&quot;;[.AE15]))))" style:apply-style-name="ConditionalStyle_5f_4" style:base-cell-address="TicketsNAOS.AE15"/>
      <style:map style:condition="is-true-formula(NOT(ISERROR(SEARCH(&quot;PdU&quot;;[.AE15]))))" style:apply-style-name="ConditionalStyle_5f_5" style:base-cell-address="TicketsNAOS.AE15"/>
      <style:map style:condition="is-true-formula(NOT(ISERROR(SEARCH(&quot;TdS&quot;;[.AE15]))))" style:apply-style-name="ConditionalStyle_5f_6" style:base-cell-address="TicketsNAOS.AE15"/>
      <style:map style:condition="is-true-formula(NOT(ISERROR(SEARCH(&quot;Cerrado&quot;;[.AE15]))))" style:apply-style-name="Estilo_5f_Cerrada" style:base-cell-address="TicketsNAOS.AE15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18]))))" style:apply-style-name="ConditionalStyle_5f_2" style:base-cell-address="TicketsNAOS.AE18"/>
      <style:map style:condition="is-true-formula(NOT(ISERROR(SEARCH(&quot;GMV&quot;;[.AE18]))))" style:apply-style-name="ConditionalStyle_5f_3" style:base-cell-address="TicketsNAOS.AE18"/>
      <style:map style:condition="is-true-formula(NOT(ISERROR(SEARCH(&quot;OT&quot;;[.AE18]))))" style:apply-style-name="ConditionalStyle_5f_4" style:base-cell-address="TicketsNAOS.AE18"/>
      <style:map style:condition="is-true-formula(NOT(ISERROR(SEARCH(&quot;PdU&quot;;[.AE18]))))" style:apply-style-name="ConditionalStyle_5f_5" style:base-cell-address="TicketsNAOS.AE18"/>
      <style:map style:condition="is-true-formula(NOT(ISERROR(SEARCH(&quot;TdS&quot;;[.AE18]))))" style:apply-style-name="ConditionalStyle_5f_6" style:base-cell-address="TicketsNAOS.AE18"/>
      <style:map style:condition="is-true-formula(NOT(ISERROR(SEARCH(&quot;Cerrado&quot;;[.AE18]))))" style:apply-style-name="Estilo_5f_Cerrada" style:base-cell-address="TicketsNAOS.AE18"/>
    </style:style>
    <style:style style:name="ce4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28]))))" style:apply-style-name="ConditionalStyle_5f_2" style:base-cell-address="TicketsNAOS.AE28"/>
      <style:map style:condition="is-true-formula(NOT(ISERROR(SEARCH(&quot;GMV&quot;;[.AE28]))))" style:apply-style-name="ConditionalStyle_5f_3" style:base-cell-address="TicketsNAOS.AE28"/>
      <style:map style:condition="is-true-formula(NOT(ISERROR(SEARCH(&quot;OT&quot;;[.AE28]))))" style:apply-style-name="ConditionalStyle_5f_4" style:base-cell-address="TicketsNAOS.AE28"/>
      <style:map style:condition="is-true-formula(NOT(ISERROR(SEARCH(&quot;PdU&quot;;[.AE28]))))" style:apply-style-name="ConditionalStyle_5f_5" style:base-cell-address="TicketsNAOS.AE28"/>
      <style:map style:condition="is-true-formula(NOT(ISERROR(SEARCH(&quot;TdS&quot;;[.AE28]))))" style:apply-style-name="ConditionalStyle_5f_6" style:base-cell-address="TicketsNAOS.AE28"/>
      <style:map style:condition="is-true-formula(NOT(ISERROR(SEARCH(&quot;Cerrado&quot;;[.AE28]))))" style:apply-style-name="Estilo_5f_Cerrada" style:base-cell-address="TicketsNAOS.AE28"/>
    </style:style>
    <style:style style:name="ce4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29]))))" style:apply-style-name="ConditionalStyle_5f_2" style:base-cell-address="TicketsNAOS.AE29"/>
      <style:map style:condition="is-true-formula(NOT(ISERROR(SEARCH(&quot;GMV&quot;;[.AE29]))))" style:apply-style-name="ConditionalStyle_5f_3" style:base-cell-address="TicketsNAOS.AE29"/>
      <style:map style:condition="is-true-formula(NOT(ISERROR(SEARCH(&quot;OT&quot;;[.AE29]))))" style:apply-style-name="ConditionalStyle_5f_4" style:base-cell-address="TicketsNAOS.AE29"/>
      <style:map style:condition="is-true-formula(NOT(ISERROR(SEARCH(&quot;PdU&quot;;[.AE29]))))" style:apply-style-name="ConditionalStyle_5f_5" style:base-cell-address="TicketsNAOS.AE29"/>
      <style:map style:condition="is-true-formula(NOT(ISERROR(SEARCH(&quot;TdS&quot;;[.AE29]))))" style:apply-style-name="ConditionalStyle_5f_6" style:base-cell-address="TicketsNAOS.AE29"/>
      <style:map style:condition="is-true-formula(NOT(ISERROR(SEARCH(&quot;Cerrado&quot;;[.AE29]))))" style:apply-style-name="Estilo_5f_Cerrada" style:base-cell-address="TicketsNAOS.AE29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0]))))" style:apply-style-name="ConditionalStyle_5f_2" style:base-cell-address="TicketsNAOS.AE30"/>
      <style:map style:condition="is-true-formula(NOT(ISERROR(SEARCH(&quot;GMV&quot;;[.AE30]))))" style:apply-style-name="ConditionalStyle_5f_3" style:base-cell-address="TicketsNAOS.AE30"/>
      <style:map style:condition="is-true-formula(NOT(ISERROR(SEARCH(&quot;OT&quot;;[.AE30]))))" style:apply-style-name="ConditionalStyle_5f_4" style:base-cell-address="TicketsNAOS.AE30"/>
      <style:map style:condition="is-true-formula(NOT(ISERROR(SEARCH(&quot;PdU&quot;;[.AE30]))))" style:apply-style-name="ConditionalStyle_5f_5" style:base-cell-address="TicketsNAOS.AE30"/>
      <style:map style:condition="is-true-formula(NOT(ISERROR(SEARCH(&quot;TdS&quot;;[.AE30]))))" style:apply-style-name="ConditionalStyle_5f_6" style:base-cell-address="TicketsNAOS.AE30"/>
      <style:map style:condition="is-true-formula(NOT(ISERROR(SEARCH(&quot;Cerrado&quot;;[.AE30]))))" style:apply-style-name="Estilo_5f_Cerrada" style:base-cell-address="TicketsNAOS.AE30"/>
    </style:style>
    <style:style style:name="ce4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1]))))" style:apply-style-name="ConditionalStyle_5f_2" style:base-cell-address="TicketsNAOS.AE31"/>
      <style:map style:condition="is-true-formula(NOT(ISERROR(SEARCH(&quot;GMV&quot;;[.AE31]))))" style:apply-style-name="ConditionalStyle_5f_3" style:base-cell-address="TicketsNAOS.AE31"/>
      <style:map style:condition="is-true-formula(NOT(ISERROR(SEARCH(&quot;OT&quot;;[.AE31]))))" style:apply-style-name="ConditionalStyle_5f_4" style:base-cell-address="TicketsNAOS.AE31"/>
      <style:map style:condition="is-true-formula(NOT(ISERROR(SEARCH(&quot;PdU&quot;;[.AE31]))))" style:apply-style-name="ConditionalStyle_5f_5" style:base-cell-address="TicketsNAOS.AE31"/>
      <style:map style:condition="is-true-formula(NOT(ISERROR(SEARCH(&quot;TdS&quot;;[.AE31]))))" style:apply-style-name="ConditionalStyle_5f_6" style:base-cell-address="TicketsNAOS.AE31"/>
      <style:map style:condition="is-true-formula(NOT(ISERROR(SEARCH(&quot;Cerrado&quot;;[.AE31]))))" style:apply-style-name="Estilo_5f_Cerrada" style:base-cell-address="TicketsNAOS.AE31"/>
    </style:style>
    <style:style style:name="ce4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2]))))" style:apply-style-name="ConditionalStyle_5f_2" style:base-cell-address="TicketsNAOS.AE32"/>
      <style:map style:condition="is-true-formula(NOT(ISERROR(SEARCH(&quot;GMV&quot;;[.AE32]))))" style:apply-style-name="ConditionalStyle_5f_3" style:base-cell-address="TicketsNAOS.AE32"/>
      <style:map style:condition="is-true-formula(NOT(ISERROR(SEARCH(&quot;OT&quot;;[.AE32]))))" style:apply-style-name="ConditionalStyle_5f_4" style:base-cell-address="TicketsNAOS.AE32"/>
      <style:map style:condition="is-true-formula(NOT(ISERROR(SEARCH(&quot;PdU&quot;;[.AE32]))))" style:apply-style-name="ConditionalStyle_5f_5" style:base-cell-address="TicketsNAOS.AE32"/>
      <style:map style:condition="is-true-formula(NOT(ISERROR(SEARCH(&quot;TdS&quot;;[.AE32]))))" style:apply-style-name="ConditionalStyle_5f_6" style:base-cell-address="TicketsNAOS.AE32"/>
      <style:map style:condition="is-true-formula(NOT(ISERROR(SEARCH(&quot;Cerrado&quot;;[.AE32]))))" style:apply-style-name="Estilo_5f_Cerrada" style:base-cell-address="TicketsNAOS.AE32"/>
    </style:style>
    <style:style style:name="ce4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3]))))" style:apply-style-name="ConditionalStyle_5f_2" style:base-cell-address="TicketsNAOS.AE33"/>
      <style:map style:condition="is-true-formula(NOT(ISERROR(SEARCH(&quot;GMV&quot;;[.AE33]))))" style:apply-style-name="ConditionalStyle_5f_3" style:base-cell-address="TicketsNAOS.AE33"/>
      <style:map style:condition="is-true-formula(NOT(ISERROR(SEARCH(&quot;OT&quot;;[.AE33]))))" style:apply-style-name="ConditionalStyle_5f_4" style:base-cell-address="TicketsNAOS.AE33"/>
      <style:map style:condition="is-true-formula(NOT(ISERROR(SEARCH(&quot;PdU&quot;;[.AE33]))))" style:apply-style-name="ConditionalStyle_5f_5" style:base-cell-address="TicketsNAOS.AE33"/>
      <style:map style:condition="is-true-formula(NOT(ISERROR(SEARCH(&quot;TdS&quot;;[.AE33]))))" style:apply-style-name="ConditionalStyle_5f_6" style:base-cell-address="TicketsNAOS.AE33"/>
      <style:map style:condition="is-true-formula(NOT(ISERROR(SEARCH(&quot;Cerrado&quot;;[.AE33]))))" style:apply-style-name="Estilo_5f_Cerrada" style:base-cell-address="TicketsNAOS.AE33"/>
    </style:style>
    <style:style style:name="ce4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4]))))" style:apply-style-name="ConditionalStyle_5f_2" style:base-cell-address="TicketsNAOS.AE34"/>
      <style:map style:condition="is-true-formula(NOT(ISERROR(SEARCH(&quot;GMV&quot;;[.AE34]))))" style:apply-style-name="ConditionalStyle_5f_3" style:base-cell-address="TicketsNAOS.AE34"/>
      <style:map style:condition="is-true-formula(NOT(ISERROR(SEARCH(&quot;OT&quot;;[.AE34]))))" style:apply-style-name="ConditionalStyle_5f_4" style:base-cell-address="TicketsNAOS.AE34"/>
      <style:map style:condition="is-true-formula(NOT(ISERROR(SEARCH(&quot;PdU&quot;;[.AE34]))))" style:apply-style-name="ConditionalStyle_5f_5" style:base-cell-address="TicketsNAOS.AE34"/>
      <style:map style:condition="is-true-formula(NOT(ISERROR(SEARCH(&quot;TdS&quot;;[.AE34]))))" style:apply-style-name="ConditionalStyle_5f_6" style:base-cell-address="TicketsNAOS.AE34"/>
      <style:map style:condition="is-true-formula(NOT(ISERROR(SEARCH(&quot;Cerrado&quot;;[.AE34]))))" style:apply-style-name="Estilo_5f_Cerrada" style:base-cell-address="TicketsNAOS.AE34"/>
    </style:style>
    <style:style style:name="ce4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5]))))" style:apply-style-name="ConditionalStyle_5f_2" style:base-cell-address="TicketsNAOS.AE35"/>
      <style:map style:condition="is-true-formula(NOT(ISERROR(SEARCH(&quot;GMV&quot;;[.AE35]))))" style:apply-style-name="ConditionalStyle_5f_3" style:base-cell-address="TicketsNAOS.AE35"/>
      <style:map style:condition="is-true-formula(NOT(ISERROR(SEARCH(&quot;OT&quot;;[.AE35]))))" style:apply-style-name="ConditionalStyle_5f_4" style:base-cell-address="TicketsNAOS.AE35"/>
      <style:map style:condition="is-true-formula(NOT(ISERROR(SEARCH(&quot;PdU&quot;;[.AE35]))))" style:apply-style-name="ConditionalStyle_5f_5" style:base-cell-address="TicketsNAOS.AE35"/>
      <style:map style:condition="is-true-formula(NOT(ISERROR(SEARCH(&quot;TdS&quot;;[.AE35]))))" style:apply-style-name="ConditionalStyle_5f_6" style:base-cell-address="TicketsNAOS.AE35"/>
      <style:map style:condition="is-true-formula(NOT(ISERROR(SEARCH(&quot;Cerrado&quot;;[.AE35]))))" style:apply-style-name="Estilo_5f_Cerrada" style:base-cell-address="TicketsNAOS.AE35"/>
    </style:style>
    <style:style style:name="ce4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6]))))" style:apply-style-name="ConditionalStyle_5f_2" style:base-cell-address="TicketsNAOS.AE36"/>
      <style:map style:condition="is-true-formula(NOT(ISERROR(SEARCH(&quot;GMV&quot;;[.AE36]))))" style:apply-style-name="ConditionalStyle_5f_3" style:base-cell-address="TicketsNAOS.AE36"/>
      <style:map style:condition="is-true-formula(NOT(ISERROR(SEARCH(&quot;OT&quot;;[.AE36]))))" style:apply-style-name="ConditionalStyle_5f_4" style:base-cell-address="TicketsNAOS.AE36"/>
      <style:map style:condition="is-true-formula(NOT(ISERROR(SEARCH(&quot;PdU&quot;;[.AE36]))))" style:apply-style-name="ConditionalStyle_5f_5" style:base-cell-address="TicketsNAOS.AE36"/>
      <style:map style:condition="is-true-formula(NOT(ISERROR(SEARCH(&quot;TdS&quot;;[.AE36]))))" style:apply-style-name="ConditionalStyle_5f_6" style:base-cell-address="TicketsNAOS.AE36"/>
      <style:map style:condition="is-true-formula(NOT(ISERROR(SEARCH(&quot;Cerrado&quot;;[.AE36]))))" style:apply-style-name="Estilo_5f_Cerrada" style:base-cell-address="TicketsNAOS.AE36"/>
    </style:style>
    <style:style style:name="ce4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E37]))))" style:apply-style-name="ConditionalStyle_5f_2" style:base-cell-address="TicketsNAOS.AE37"/>
      <style:map style:condition="is-true-formula(NOT(ISERROR(SEARCH(&quot;GMV&quot;;[.AE37]))))" style:apply-style-name="ConditionalStyle_5f_3" style:base-cell-address="TicketsNAOS.AE37"/>
      <style:map style:condition="is-true-formula(NOT(ISERROR(SEARCH(&quot;OT&quot;;[.AE37]))))" style:apply-style-name="ConditionalStyle_5f_4" style:base-cell-address="TicketsNAOS.AE37"/>
      <style:map style:condition="is-true-formula(NOT(ISERROR(SEARCH(&quot;PdU&quot;;[.AE37]))))" style:apply-style-name="ConditionalStyle_5f_5" style:base-cell-address="TicketsNAOS.AE37"/>
      <style:map style:condition="is-true-formula(NOT(ISERROR(SEARCH(&quot;TdS&quot;;[.AE37]))))" style:apply-style-name="ConditionalStyle_5f_6" style:base-cell-address="TicketsNAOS.AE37"/>
      <style:map style:condition="is-true-formula(NOT(ISERROR(SEARCH(&quot;Cerrado&quot;;[.AE37]))))" style:apply-style-name="Estilo_5f_Cerrada" style:base-cell-address="TicketsNAOS.AE37"/>
    </style:style>
    <style:style style:name="ce43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E59"/>
    </style:style>
    <style:style style:name="ce4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2]))))" style:apply-style-name="ConditionalStyle_5f_2" style:base-cell-address="TicketsNAOS.AF2"/>
      <style:map style:condition="is-true-formula(NOT(ISERROR(SEARCH(&quot;GMV&quot;;[.AF2]))))" style:apply-style-name="ConditionalStyle_5f_3" style:base-cell-address="TicketsNAOS.AF2"/>
      <style:map style:condition="is-true-formula(NOT(ISERROR(SEARCH(&quot;OT&quot;;[.AF2]))))" style:apply-style-name="ConditionalStyle_5f_4" style:base-cell-address="TicketsNAOS.AF2"/>
      <style:map style:condition="is-true-formula(NOT(ISERROR(SEARCH(&quot;PdU&quot;;[.AF2]))))" style:apply-style-name="ConditionalStyle_5f_5" style:base-cell-address="TicketsNAOS.AF2"/>
      <style:map style:condition="is-true-formula(NOT(ISERROR(SEARCH(&quot;TdS&quot;;[.AF2]))))" style:apply-style-name="ConditionalStyle_5f_6" style:base-cell-address="TicketsNAOS.AF2"/>
      <style:map style:condition="is-true-formula(NOT(ISERROR(SEARCH(&quot;Cerrado&quot;;[.AF2]))))" style:apply-style-name="Estilo_5f_Cerrada" style:base-cell-address="TicketsNAOS.AF2"/>
    </style:style>
    <style:style style:name="ce4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4]))))" style:apply-style-name="ConditionalStyle_5f_2" style:base-cell-address="TicketsNAOS.AF4"/>
      <style:map style:condition="is-true-formula(NOT(ISERROR(SEARCH(&quot;GMV&quot;;[.AF4]))))" style:apply-style-name="ConditionalStyle_5f_3" style:base-cell-address="TicketsNAOS.AF4"/>
      <style:map style:condition="is-true-formula(NOT(ISERROR(SEARCH(&quot;OT&quot;;[.AF4]))))" style:apply-style-name="ConditionalStyle_5f_4" style:base-cell-address="TicketsNAOS.AF4"/>
      <style:map style:condition="is-true-formula(NOT(ISERROR(SEARCH(&quot;PdU&quot;;[.AF4]))))" style:apply-style-name="ConditionalStyle_5f_5" style:base-cell-address="TicketsNAOS.AF4"/>
      <style:map style:condition="is-true-formula(NOT(ISERROR(SEARCH(&quot;TdS&quot;;[.AF4]))))" style:apply-style-name="ConditionalStyle_5f_6" style:base-cell-address="TicketsNAOS.AF4"/>
      <style:map style:condition="is-true-formula(NOT(ISERROR(SEARCH(&quot;Cerrado&quot;;[.AF4]))))" style:apply-style-name="Estilo_5f_Cerrada" style:base-cell-address="TicketsNAOS.AF4"/>
    </style:style>
    <style:style style:name="ce4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5]))))" style:apply-style-name="ConditionalStyle_5f_2" style:base-cell-address="TicketsNAOS.AF5"/>
      <style:map style:condition="is-true-formula(NOT(ISERROR(SEARCH(&quot;GMV&quot;;[.AF5]))))" style:apply-style-name="ConditionalStyle_5f_3" style:base-cell-address="TicketsNAOS.AF5"/>
      <style:map style:condition="is-true-formula(NOT(ISERROR(SEARCH(&quot;OT&quot;;[.AF5]))))" style:apply-style-name="ConditionalStyle_5f_4" style:base-cell-address="TicketsNAOS.AF5"/>
      <style:map style:condition="is-true-formula(NOT(ISERROR(SEARCH(&quot;PdU&quot;;[.AF5]))))" style:apply-style-name="ConditionalStyle_5f_5" style:base-cell-address="TicketsNAOS.AF5"/>
      <style:map style:condition="is-true-formula(NOT(ISERROR(SEARCH(&quot;TdS&quot;;[.AF5]))))" style:apply-style-name="ConditionalStyle_5f_6" style:base-cell-address="TicketsNAOS.AF5"/>
      <style:map style:condition="is-true-formula(NOT(ISERROR(SEARCH(&quot;Cerrado&quot;;[.AF5]))))" style:apply-style-name="Estilo_5f_Cerrada" style:base-cell-address="TicketsNAOS.AF5"/>
    </style:style>
    <style:style style:name="ce4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6]))))" style:apply-style-name="ConditionalStyle_5f_2" style:base-cell-address="TicketsNAOS.AF6"/>
      <style:map style:condition="is-true-formula(NOT(ISERROR(SEARCH(&quot;GMV&quot;;[.AF6]))))" style:apply-style-name="ConditionalStyle_5f_3" style:base-cell-address="TicketsNAOS.AF6"/>
      <style:map style:condition="is-true-formula(NOT(ISERROR(SEARCH(&quot;OT&quot;;[.AF6]))))" style:apply-style-name="ConditionalStyle_5f_4" style:base-cell-address="TicketsNAOS.AF6"/>
      <style:map style:condition="is-true-formula(NOT(ISERROR(SEARCH(&quot;PdU&quot;;[.AF6]))))" style:apply-style-name="ConditionalStyle_5f_5" style:base-cell-address="TicketsNAOS.AF6"/>
      <style:map style:condition="is-true-formula(NOT(ISERROR(SEARCH(&quot;TdS&quot;;[.AF6]))))" style:apply-style-name="ConditionalStyle_5f_6" style:base-cell-address="TicketsNAOS.AF6"/>
      <style:map style:condition="is-true-formula(NOT(ISERROR(SEARCH(&quot;Cerrado&quot;;[.AF6]))))" style:apply-style-name="Estilo_5f_Cerrada" style:base-cell-address="TicketsNAOS.AF6"/>
    </style:style>
    <style:style style:name="ce4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7]))))" style:apply-style-name="ConditionalStyle_5f_2" style:base-cell-address="TicketsNAOS.AF7"/>
      <style:map style:condition="is-true-formula(NOT(ISERROR(SEARCH(&quot;GMV&quot;;[.AF7]))))" style:apply-style-name="ConditionalStyle_5f_3" style:base-cell-address="TicketsNAOS.AF7"/>
      <style:map style:condition="is-true-formula(NOT(ISERROR(SEARCH(&quot;OT&quot;;[.AF7]))))" style:apply-style-name="ConditionalStyle_5f_4" style:base-cell-address="TicketsNAOS.AF7"/>
      <style:map style:condition="is-true-formula(NOT(ISERROR(SEARCH(&quot;PdU&quot;;[.AF7]))))" style:apply-style-name="ConditionalStyle_5f_5" style:base-cell-address="TicketsNAOS.AF7"/>
      <style:map style:condition="is-true-formula(NOT(ISERROR(SEARCH(&quot;TdS&quot;;[.AF7]))))" style:apply-style-name="ConditionalStyle_5f_6" style:base-cell-address="TicketsNAOS.AF7"/>
      <style:map style:condition="is-true-formula(NOT(ISERROR(SEARCH(&quot;Cerrado&quot;;[.AF7]))))" style:apply-style-name="Estilo_5f_Cerrada" style:base-cell-address="TicketsNAOS.AF7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9]))))" style:apply-style-name="ConditionalStyle_5f_2" style:base-cell-address="TicketsNAOS.AF9"/>
      <style:map style:condition="is-true-formula(NOT(ISERROR(SEARCH(&quot;GMV&quot;;[.AF9]))))" style:apply-style-name="ConditionalStyle_5f_3" style:base-cell-address="TicketsNAOS.AF9"/>
      <style:map style:condition="is-true-formula(NOT(ISERROR(SEARCH(&quot;OT&quot;;[.AF9]))))" style:apply-style-name="ConditionalStyle_5f_4" style:base-cell-address="TicketsNAOS.AF9"/>
      <style:map style:condition="is-true-formula(NOT(ISERROR(SEARCH(&quot;PdU&quot;;[.AF9]))))" style:apply-style-name="ConditionalStyle_5f_5" style:base-cell-address="TicketsNAOS.AF9"/>
      <style:map style:condition="is-true-formula(NOT(ISERROR(SEARCH(&quot;TdS&quot;;[.AF9]))))" style:apply-style-name="ConditionalStyle_5f_6" style:base-cell-address="TicketsNAOS.AF9"/>
      <style:map style:condition="is-true-formula(NOT(ISERROR(SEARCH(&quot;Cerrado&quot;;[.AF9]))))" style:apply-style-name="Estilo_5f_Cerrada" style:base-cell-address="TicketsNAOS.AF9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15]))))" style:apply-style-name="ConditionalStyle_5f_2" style:base-cell-address="TicketsNAOS.AF15"/>
      <style:map style:condition="is-true-formula(NOT(ISERROR(SEARCH(&quot;GMV&quot;;[.AF15]))))" style:apply-style-name="ConditionalStyle_5f_3" style:base-cell-address="TicketsNAOS.AF15"/>
      <style:map style:condition="is-true-formula(NOT(ISERROR(SEARCH(&quot;OT&quot;;[.AF15]))))" style:apply-style-name="ConditionalStyle_5f_4" style:base-cell-address="TicketsNAOS.AF15"/>
      <style:map style:condition="is-true-formula(NOT(ISERROR(SEARCH(&quot;PdU&quot;;[.AF15]))))" style:apply-style-name="ConditionalStyle_5f_5" style:base-cell-address="TicketsNAOS.AF15"/>
      <style:map style:condition="is-true-formula(NOT(ISERROR(SEARCH(&quot;TdS&quot;;[.AF15]))))" style:apply-style-name="ConditionalStyle_5f_6" style:base-cell-address="TicketsNAOS.AF15"/>
      <style:map style:condition="is-true-formula(NOT(ISERROR(SEARCH(&quot;Cerrado&quot;;[.AF15]))))" style:apply-style-name="Estilo_5f_Cerrada" style:base-cell-address="TicketsNAOS.AF15"/>
    </style:style>
    <style:style style:name="ce4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18]))))" style:apply-style-name="ConditionalStyle_5f_2" style:base-cell-address="TicketsNAOS.AF18"/>
      <style:map style:condition="is-true-formula(NOT(ISERROR(SEARCH(&quot;GMV&quot;;[.AF18]))))" style:apply-style-name="ConditionalStyle_5f_3" style:base-cell-address="TicketsNAOS.AF18"/>
      <style:map style:condition="is-true-formula(NOT(ISERROR(SEARCH(&quot;OT&quot;;[.AF18]))))" style:apply-style-name="ConditionalStyle_5f_4" style:base-cell-address="TicketsNAOS.AF18"/>
      <style:map style:condition="is-true-formula(NOT(ISERROR(SEARCH(&quot;PdU&quot;;[.AF18]))))" style:apply-style-name="ConditionalStyle_5f_5" style:base-cell-address="TicketsNAOS.AF18"/>
      <style:map style:condition="is-true-formula(NOT(ISERROR(SEARCH(&quot;TdS&quot;;[.AF18]))))" style:apply-style-name="ConditionalStyle_5f_6" style:base-cell-address="TicketsNAOS.AF18"/>
      <style:map style:condition="is-true-formula(NOT(ISERROR(SEARCH(&quot;Cerrado&quot;;[.AF18]))))" style:apply-style-name="Estilo_5f_Cerrada" style:base-cell-address="TicketsNAOS.AF18"/>
    </style:style>
    <style:style style:name="ce4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28]))))" style:apply-style-name="ConditionalStyle_5f_2" style:base-cell-address="TicketsNAOS.AF28"/>
      <style:map style:condition="is-true-formula(NOT(ISERROR(SEARCH(&quot;GMV&quot;;[.AF28]))))" style:apply-style-name="ConditionalStyle_5f_3" style:base-cell-address="TicketsNAOS.AF28"/>
      <style:map style:condition="is-true-formula(NOT(ISERROR(SEARCH(&quot;OT&quot;;[.AF28]))))" style:apply-style-name="ConditionalStyle_5f_4" style:base-cell-address="TicketsNAOS.AF28"/>
      <style:map style:condition="is-true-formula(NOT(ISERROR(SEARCH(&quot;PdU&quot;;[.AF28]))))" style:apply-style-name="ConditionalStyle_5f_5" style:base-cell-address="TicketsNAOS.AF28"/>
      <style:map style:condition="is-true-formula(NOT(ISERROR(SEARCH(&quot;TdS&quot;;[.AF28]))))" style:apply-style-name="ConditionalStyle_5f_6" style:base-cell-address="TicketsNAOS.AF28"/>
      <style:map style:condition="is-true-formula(NOT(ISERROR(SEARCH(&quot;Cerrado&quot;;[.AF28]))))" style:apply-style-name="Estilo_5f_Cerrada" style:base-cell-address="TicketsNAOS.AF28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29]))))" style:apply-style-name="ConditionalStyle_5f_2" style:base-cell-address="TicketsNAOS.AF29"/>
      <style:map style:condition="is-true-formula(NOT(ISERROR(SEARCH(&quot;GMV&quot;;[.AF29]))))" style:apply-style-name="ConditionalStyle_5f_3" style:base-cell-address="TicketsNAOS.AF29"/>
      <style:map style:condition="is-true-formula(NOT(ISERROR(SEARCH(&quot;OT&quot;;[.AF29]))))" style:apply-style-name="ConditionalStyle_5f_4" style:base-cell-address="TicketsNAOS.AF29"/>
      <style:map style:condition="is-true-formula(NOT(ISERROR(SEARCH(&quot;PdU&quot;;[.AF29]))))" style:apply-style-name="ConditionalStyle_5f_5" style:base-cell-address="TicketsNAOS.AF29"/>
      <style:map style:condition="is-true-formula(NOT(ISERROR(SEARCH(&quot;TdS&quot;;[.AF29]))))" style:apply-style-name="ConditionalStyle_5f_6" style:base-cell-address="TicketsNAOS.AF29"/>
      <style:map style:condition="is-true-formula(NOT(ISERROR(SEARCH(&quot;Cerrado&quot;;[.AF29]))))" style:apply-style-name="Estilo_5f_Cerrada" style:base-cell-address="TicketsNAOS.AF29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0]))))" style:apply-style-name="ConditionalStyle_5f_2" style:base-cell-address="TicketsNAOS.AF30"/>
      <style:map style:condition="is-true-formula(NOT(ISERROR(SEARCH(&quot;GMV&quot;;[.AF30]))))" style:apply-style-name="ConditionalStyle_5f_3" style:base-cell-address="TicketsNAOS.AF30"/>
      <style:map style:condition="is-true-formula(NOT(ISERROR(SEARCH(&quot;OT&quot;;[.AF30]))))" style:apply-style-name="ConditionalStyle_5f_4" style:base-cell-address="TicketsNAOS.AF30"/>
      <style:map style:condition="is-true-formula(NOT(ISERROR(SEARCH(&quot;PdU&quot;;[.AF30]))))" style:apply-style-name="ConditionalStyle_5f_5" style:base-cell-address="TicketsNAOS.AF30"/>
      <style:map style:condition="is-true-formula(NOT(ISERROR(SEARCH(&quot;TdS&quot;;[.AF30]))))" style:apply-style-name="ConditionalStyle_5f_6" style:base-cell-address="TicketsNAOS.AF30"/>
      <style:map style:condition="is-true-formula(NOT(ISERROR(SEARCH(&quot;Cerrado&quot;;[.AF30]))))" style:apply-style-name="Estilo_5f_Cerrada" style:base-cell-address="TicketsNAOS.AF30"/>
    </style:style>
    <style:style style:name="ce4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1]))))" style:apply-style-name="ConditionalStyle_5f_2" style:base-cell-address="TicketsNAOS.AF31"/>
      <style:map style:condition="is-true-formula(NOT(ISERROR(SEARCH(&quot;GMV&quot;;[.AF31]))))" style:apply-style-name="ConditionalStyle_5f_3" style:base-cell-address="TicketsNAOS.AF31"/>
      <style:map style:condition="is-true-formula(NOT(ISERROR(SEARCH(&quot;OT&quot;;[.AF31]))))" style:apply-style-name="ConditionalStyle_5f_4" style:base-cell-address="TicketsNAOS.AF31"/>
      <style:map style:condition="is-true-formula(NOT(ISERROR(SEARCH(&quot;PdU&quot;;[.AF31]))))" style:apply-style-name="ConditionalStyle_5f_5" style:base-cell-address="TicketsNAOS.AF31"/>
      <style:map style:condition="is-true-formula(NOT(ISERROR(SEARCH(&quot;TdS&quot;;[.AF31]))))" style:apply-style-name="ConditionalStyle_5f_6" style:base-cell-address="TicketsNAOS.AF31"/>
      <style:map style:condition="is-true-formula(NOT(ISERROR(SEARCH(&quot;Cerrado&quot;;[.AF31]))))" style:apply-style-name="Estilo_5f_Cerrada" style:base-cell-address="TicketsNAOS.AF31"/>
    </style:style>
    <style:style style:name="ce4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2]))))" style:apply-style-name="ConditionalStyle_5f_2" style:base-cell-address="TicketsNAOS.AF32"/>
      <style:map style:condition="is-true-formula(NOT(ISERROR(SEARCH(&quot;GMV&quot;;[.AF32]))))" style:apply-style-name="ConditionalStyle_5f_3" style:base-cell-address="TicketsNAOS.AF32"/>
      <style:map style:condition="is-true-formula(NOT(ISERROR(SEARCH(&quot;OT&quot;;[.AF32]))))" style:apply-style-name="ConditionalStyle_5f_4" style:base-cell-address="TicketsNAOS.AF32"/>
      <style:map style:condition="is-true-formula(NOT(ISERROR(SEARCH(&quot;PdU&quot;;[.AF32]))))" style:apply-style-name="ConditionalStyle_5f_5" style:base-cell-address="TicketsNAOS.AF32"/>
      <style:map style:condition="is-true-formula(NOT(ISERROR(SEARCH(&quot;TdS&quot;;[.AF32]))))" style:apply-style-name="ConditionalStyle_5f_6" style:base-cell-address="TicketsNAOS.AF32"/>
      <style:map style:condition="is-true-formula(NOT(ISERROR(SEARCH(&quot;Cerrado&quot;;[.AF32]))))" style:apply-style-name="Estilo_5f_Cerrada" style:base-cell-address="TicketsNAOS.AF32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3]))))" style:apply-style-name="ConditionalStyle_5f_2" style:base-cell-address="TicketsNAOS.AF33"/>
      <style:map style:condition="is-true-formula(NOT(ISERROR(SEARCH(&quot;GMV&quot;;[.AF33]))))" style:apply-style-name="ConditionalStyle_5f_3" style:base-cell-address="TicketsNAOS.AF33"/>
      <style:map style:condition="is-true-formula(NOT(ISERROR(SEARCH(&quot;OT&quot;;[.AF33]))))" style:apply-style-name="ConditionalStyle_5f_4" style:base-cell-address="TicketsNAOS.AF33"/>
      <style:map style:condition="is-true-formula(NOT(ISERROR(SEARCH(&quot;PdU&quot;;[.AF33]))))" style:apply-style-name="ConditionalStyle_5f_5" style:base-cell-address="TicketsNAOS.AF33"/>
      <style:map style:condition="is-true-formula(NOT(ISERROR(SEARCH(&quot;TdS&quot;;[.AF33]))))" style:apply-style-name="ConditionalStyle_5f_6" style:base-cell-address="TicketsNAOS.AF33"/>
      <style:map style:condition="is-true-formula(NOT(ISERROR(SEARCH(&quot;Cerrado&quot;;[.AF33]))))" style:apply-style-name="Estilo_5f_Cerrada" style:base-cell-address="TicketsNAOS.AF33"/>
    </style:style>
    <style:style style:name="ce4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4]))))" style:apply-style-name="ConditionalStyle_5f_2" style:base-cell-address="TicketsNAOS.AF34"/>
      <style:map style:condition="is-true-formula(NOT(ISERROR(SEARCH(&quot;GMV&quot;;[.AF34]))))" style:apply-style-name="ConditionalStyle_5f_3" style:base-cell-address="TicketsNAOS.AF34"/>
      <style:map style:condition="is-true-formula(NOT(ISERROR(SEARCH(&quot;OT&quot;;[.AF34]))))" style:apply-style-name="ConditionalStyle_5f_4" style:base-cell-address="TicketsNAOS.AF34"/>
      <style:map style:condition="is-true-formula(NOT(ISERROR(SEARCH(&quot;PdU&quot;;[.AF34]))))" style:apply-style-name="ConditionalStyle_5f_5" style:base-cell-address="TicketsNAOS.AF34"/>
      <style:map style:condition="is-true-formula(NOT(ISERROR(SEARCH(&quot;TdS&quot;;[.AF34]))))" style:apply-style-name="ConditionalStyle_5f_6" style:base-cell-address="TicketsNAOS.AF34"/>
      <style:map style:condition="is-true-formula(NOT(ISERROR(SEARCH(&quot;Cerrado&quot;;[.AF34]))))" style:apply-style-name="Estilo_5f_Cerrada" style:base-cell-address="TicketsNAOS.AF34"/>
    </style:style>
    <style:style style:name="ce4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5]))))" style:apply-style-name="ConditionalStyle_5f_2" style:base-cell-address="TicketsNAOS.AF35"/>
      <style:map style:condition="is-true-formula(NOT(ISERROR(SEARCH(&quot;GMV&quot;;[.AF35]))))" style:apply-style-name="ConditionalStyle_5f_3" style:base-cell-address="TicketsNAOS.AF35"/>
      <style:map style:condition="is-true-formula(NOT(ISERROR(SEARCH(&quot;OT&quot;;[.AF35]))))" style:apply-style-name="ConditionalStyle_5f_4" style:base-cell-address="TicketsNAOS.AF35"/>
      <style:map style:condition="is-true-formula(NOT(ISERROR(SEARCH(&quot;PdU&quot;;[.AF35]))))" style:apply-style-name="ConditionalStyle_5f_5" style:base-cell-address="TicketsNAOS.AF35"/>
      <style:map style:condition="is-true-formula(NOT(ISERROR(SEARCH(&quot;TdS&quot;;[.AF35]))))" style:apply-style-name="ConditionalStyle_5f_6" style:base-cell-address="TicketsNAOS.AF35"/>
      <style:map style:condition="is-true-formula(NOT(ISERROR(SEARCH(&quot;Cerrado&quot;;[.AF35]))))" style:apply-style-name="Estilo_5f_Cerrada" style:base-cell-address="TicketsNAOS.AF35"/>
    </style:style>
    <style:style style:name="ce4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6]))))" style:apply-style-name="ConditionalStyle_5f_2" style:base-cell-address="TicketsNAOS.AF36"/>
      <style:map style:condition="is-true-formula(NOT(ISERROR(SEARCH(&quot;GMV&quot;;[.AF36]))))" style:apply-style-name="ConditionalStyle_5f_3" style:base-cell-address="TicketsNAOS.AF36"/>
      <style:map style:condition="is-true-formula(NOT(ISERROR(SEARCH(&quot;OT&quot;;[.AF36]))))" style:apply-style-name="ConditionalStyle_5f_4" style:base-cell-address="TicketsNAOS.AF36"/>
      <style:map style:condition="is-true-formula(NOT(ISERROR(SEARCH(&quot;PdU&quot;;[.AF36]))))" style:apply-style-name="ConditionalStyle_5f_5" style:base-cell-address="TicketsNAOS.AF36"/>
      <style:map style:condition="is-true-formula(NOT(ISERROR(SEARCH(&quot;TdS&quot;;[.AF36]))))" style:apply-style-name="ConditionalStyle_5f_6" style:base-cell-address="TicketsNAOS.AF36"/>
      <style:map style:condition="is-true-formula(NOT(ISERROR(SEARCH(&quot;Cerrado&quot;;[.AF36]))))" style:apply-style-name="Estilo_5f_Cerrada" style:base-cell-address="TicketsNAOS.AF36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7]))))" style:apply-style-name="ConditionalStyle_5f_2" style:base-cell-address="TicketsNAOS.AF37"/>
      <style:map style:condition="is-true-formula(NOT(ISERROR(SEARCH(&quot;GMV&quot;;[.AF37]))))" style:apply-style-name="ConditionalStyle_5f_3" style:base-cell-address="TicketsNAOS.AF37"/>
      <style:map style:condition="is-true-formula(NOT(ISERROR(SEARCH(&quot;OT&quot;;[.AF37]))))" style:apply-style-name="ConditionalStyle_5f_4" style:base-cell-address="TicketsNAOS.AF37"/>
      <style:map style:condition="is-true-formula(NOT(ISERROR(SEARCH(&quot;PdU&quot;;[.AF37]))))" style:apply-style-name="ConditionalStyle_5f_5" style:base-cell-address="TicketsNAOS.AF37"/>
      <style:map style:condition="is-true-formula(NOT(ISERROR(SEARCH(&quot;TdS&quot;;[.AF37]))))" style:apply-style-name="ConditionalStyle_5f_6" style:base-cell-address="TicketsNAOS.AF37"/>
      <style:map style:condition="is-true-formula(NOT(ISERROR(SEARCH(&quot;Cerrado&quot;;[.AF37]))))" style:apply-style-name="Estilo_5f_Cerrada" style:base-cell-address="TicketsNAOS.AF37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8]))))" style:apply-style-name="ConditionalStyle_5f_2" style:base-cell-address="TicketsNAOS.AF38"/>
      <style:map style:condition="is-true-formula(NOT(ISERROR(SEARCH(&quot;GMV&quot;;[.AF38]))))" style:apply-style-name="ConditionalStyle_5f_3" style:base-cell-address="TicketsNAOS.AF38"/>
      <style:map style:condition="is-true-formula(NOT(ISERROR(SEARCH(&quot;OT&quot;;[.AF38]))))" style:apply-style-name="ConditionalStyle_5f_4" style:base-cell-address="TicketsNAOS.AF38"/>
      <style:map style:condition="is-true-formula(NOT(ISERROR(SEARCH(&quot;PdU&quot;;[.AF38]))))" style:apply-style-name="ConditionalStyle_5f_5" style:base-cell-address="TicketsNAOS.AF38"/>
      <style:map style:condition="is-true-formula(NOT(ISERROR(SEARCH(&quot;TdS&quot;;[.AF38]))))" style:apply-style-name="ConditionalStyle_5f_6" style:base-cell-address="TicketsNAOS.AF38"/>
      <style:map style:condition="is-true-formula(NOT(ISERROR(SEARCH(&quot;Cerrado&quot;;[.AF38]))))" style:apply-style-name="Estilo_5f_Cerrada" style:base-cell-address="TicketsNAOS.AF38"/>
    </style:style>
    <style:style style:name="ce4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F39]))))" style:apply-style-name="ConditionalStyle_5f_2" style:base-cell-address="TicketsNAOS.AF39"/>
      <style:map style:condition="is-true-formula(NOT(ISERROR(SEARCH(&quot;GMV&quot;;[.AF39]))))" style:apply-style-name="ConditionalStyle_5f_3" style:base-cell-address="TicketsNAOS.AF39"/>
      <style:map style:condition="is-true-formula(NOT(ISERROR(SEARCH(&quot;OT&quot;;[.AF39]))))" style:apply-style-name="ConditionalStyle_5f_4" style:base-cell-address="TicketsNAOS.AF39"/>
      <style:map style:condition="is-true-formula(NOT(ISERROR(SEARCH(&quot;PdU&quot;;[.AF39]))))" style:apply-style-name="ConditionalStyle_5f_5" style:base-cell-address="TicketsNAOS.AF39"/>
      <style:map style:condition="is-true-formula(NOT(ISERROR(SEARCH(&quot;TdS&quot;;[.AF39]))))" style:apply-style-name="ConditionalStyle_5f_6" style:base-cell-address="TicketsNAOS.AF39"/>
      <style:map style:condition="is-true-formula(NOT(ISERROR(SEARCH(&quot;Cerrado&quot;;[.AF39]))))" style:apply-style-name="Estilo_5f_Cerrada" style:base-cell-address="TicketsNAOS.AF39"/>
    </style:style>
    <style:style style:name="ce45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F59"/>
    </style:style>
    <style:style style:name="ce4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2]))))" style:apply-style-name="ConditionalStyle_5f_2" style:base-cell-address="TicketsNAOS.AG2"/>
      <style:map style:condition="is-true-formula(NOT(ISERROR(SEARCH(&quot;GMV&quot;;[.AG2]))))" style:apply-style-name="ConditionalStyle_5f_3" style:base-cell-address="TicketsNAOS.AG2"/>
      <style:map style:condition="is-true-formula(NOT(ISERROR(SEARCH(&quot;OT&quot;;[.AG2]))))" style:apply-style-name="ConditionalStyle_5f_4" style:base-cell-address="TicketsNAOS.AG2"/>
      <style:map style:condition="is-true-formula(NOT(ISERROR(SEARCH(&quot;PdU&quot;;[.AG2]))))" style:apply-style-name="ConditionalStyle_5f_5" style:base-cell-address="TicketsNAOS.AG2"/>
      <style:map style:condition="is-true-formula(NOT(ISERROR(SEARCH(&quot;TdS&quot;;[.AG2]))))" style:apply-style-name="ConditionalStyle_5f_6" style:base-cell-address="TicketsNAOS.AG2"/>
      <style:map style:condition="is-true-formula(NOT(ISERROR(SEARCH(&quot;Cerrado&quot;;[.AG2]))))" style:apply-style-name="Estilo_5f_Cerrada" style:base-cell-address="TicketsNAOS.AG2"/>
    </style:style>
    <style:style style:name="ce4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4]))))" style:apply-style-name="ConditionalStyle_5f_2" style:base-cell-address="TicketsNAOS.AG4"/>
      <style:map style:condition="is-true-formula(NOT(ISERROR(SEARCH(&quot;GMV&quot;;[.AG4]))))" style:apply-style-name="ConditionalStyle_5f_3" style:base-cell-address="TicketsNAOS.AG4"/>
      <style:map style:condition="is-true-formula(NOT(ISERROR(SEARCH(&quot;OT&quot;;[.AG4]))))" style:apply-style-name="ConditionalStyle_5f_4" style:base-cell-address="TicketsNAOS.AG4"/>
      <style:map style:condition="is-true-formula(NOT(ISERROR(SEARCH(&quot;PdU&quot;;[.AG4]))))" style:apply-style-name="ConditionalStyle_5f_5" style:base-cell-address="TicketsNAOS.AG4"/>
      <style:map style:condition="is-true-formula(NOT(ISERROR(SEARCH(&quot;TdS&quot;;[.AG4]))))" style:apply-style-name="ConditionalStyle_5f_6" style:base-cell-address="TicketsNAOS.AG4"/>
      <style:map style:condition="is-true-formula(NOT(ISERROR(SEARCH(&quot;Cerrado&quot;;[.AG4]))))" style:apply-style-name="Estilo_5f_Cerrada" style:base-cell-address="TicketsNAOS.AG4"/>
    </style:style>
    <style:style style:name="ce4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5]))))" style:apply-style-name="ConditionalStyle_5f_2" style:base-cell-address="TicketsNAOS.AG5"/>
      <style:map style:condition="is-true-formula(NOT(ISERROR(SEARCH(&quot;GMV&quot;;[.AG5]))))" style:apply-style-name="ConditionalStyle_5f_3" style:base-cell-address="TicketsNAOS.AG5"/>
      <style:map style:condition="is-true-formula(NOT(ISERROR(SEARCH(&quot;OT&quot;;[.AG5]))))" style:apply-style-name="ConditionalStyle_5f_4" style:base-cell-address="TicketsNAOS.AG5"/>
      <style:map style:condition="is-true-formula(NOT(ISERROR(SEARCH(&quot;PdU&quot;;[.AG5]))))" style:apply-style-name="ConditionalStyle_5f_5" style:base-cell-address="TicketsNAOS.AG5"/>
      <style:map style:condition="is-true-formula(NOT(ISERROR(SEARCH(&quot;TdS&quot;;[.AG5]))))" style:apply-style-name="ConditionalStyle_5f_6" style:base-cell-address="TicketsNAOS.AG5"/>
      <style:map style:condition="is-true-formula(NOT(ISERROR(SEARCH(&quot;Cerrado&quot;;[.AG5]))))" style:apply-style-name="Estilo_5f_Cerrada" style:base-cell-address="TicketsNAOS.AG5"/>
    </style:style>
    <style:style style:name="ce45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6]))))" style:apply-style-name="ConditionalStyle_5f_2" style:base-cell-address="TicketsNAOS.AG6"/>
      <style:map style:condition="is-true-formula(NOT(ISERROR(SEARCH(&quot;GMV&quot;;[.AG6]))))" style:apply-style-name="ConditionalStyle_5f_3" style:base-cell-address="TicketsNAOS.AG6"/>
      <style:map style:condition="is-true-formula(NOT(ISERROR(SEARCH(&quot;OT&quot;;[.AG6]))))" style:apply-style-name="ConditionalStyle_5f_4" style:base-cell-address="TicketsNAOS.AG6"/>
      <style:map style:condition="is-true-formula(NOT(ISERROR(SEARCH(&quot;PdU&quot;;[.AG6]))))" style:apply-style-name="ConditionalStyle_5f_5" style:base-cell-address="TicketsNAOS.AG6"/>
      <style:map style:condition="is-true-formula(NOT(ISERROR(SEARCH(&quot;TdS&quot;;[.AG6]))))" style:apply-style-name="ConditionalStyle_5f_6" style:base-cell-address="TicketsNAOS.AG6"/>
      <style:map style:condition="is-true-formula(NOT(ISERROR(SEARCH(&quot;Cerrado&quot;;[.AG6]))))" style:apply-style-name="Estilo_5f_Cerrada" style:base-cell-address="TicketsNAOS.AG6"/>
    </style:style>
    <style:style style:name="ce4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7]))))" style:apply-style-name="ConditionalStyle_5f_2" style:base-cell-address="TicketsNAOS.AG7"/>
      <style:map style:condition="is-true-formula(NOT(ISERROR(SEARCH(&quot;GMV&quot;;[.AG7]))))" style:apply-style-name="ConditionalStyle_5f_3" style:base-cell-address="TicketsNAOS.AG7"/>
      <style:map style:condition="is-true-formula(NOT(ISERROR(SEARCH(&quot;OT&quot;;[.AG7]))))" style:apply-style-name="ConditionalStyle_5f_4" style:base-cell-address="TicketsNAOS.AG7"/>
      <style:map style:condition="is-true-formula(NOT(ISERROR(SEARCH(&quot;PdU&quot;;[.AG7]))))" style:apply-style-name="ConditionalStyle_5f_5" style:base-cell-address="TicketsNAOS.AG7"/>
      <style:map style:condition="is-true-formula(NOT(ISERROR(SEARCH(&quot;TdS&quot;;[.AG7]))))" style:apply-style-name="ConditionalStyle_5f_6" style:base-cell-address="TicketsNAOS.AG7"/>
      <style:map style:condition="is-true-formula(NOT(ISERROR(SEARCH(&quot;Cerrado&quot;;[.AG7]))))" style:apply-style-name="Estilo_5f_Cerrada" style:base-cell-address="TicketsNAOS.AG7"/>
    </style:style>
    <style:style style:name="ce4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9]))))" style:apply-style-name="ConditionalStyle_5f_2" style:base-cell-address="TicketsNAOS.AG9"/>
      <style:map style:condition="is-true-formula(NOT(ISERROR(SEARCH(&quot;GMV&quot;;[.AG9]))))" style:apply-style-name="ConditionalStyle_5f_3" style:base-cell-address="TicketsNAOS.AG9"/>
      <style:map style:condition="is-true-formula(NOT(ISERROR(SEARCH(&quot;OT&quot;;[.AG9]))))" style:apply-style-name="ConditionalStyle_5f_4" style:base-cell-address="TicketsNAOS.AG9"/>
      <style:map style:condition="is-true-formula(NOT(ISERROR(SEARCH(&quot;PdU&quot;;[.AG9]))))" style:apply-style-name="ConditionalStyle_5f_5" style:base-cell-address="TicketsNAOS.AG9"/>
      <style:map style:condition="is-true-formula(NOT(ISERROR(SEARCH(&quot;TdS&quot;;[.AG9]))))" style:apply-style-name="ConditionalStyle_5f_6" style:base-cell-address="TicketsNAOS.AG9"/>
      <style:map style:condition="is-true-formula(NOT(ISERROR(SEARCH(&quot;Cerrado&quot;;[.AG9]))))" style:apply-style-name="Estilo_5f_Cerrada" style:base-cell-address="TicketsNAOS.AG9"/>
    </style:style>
    <style:style style:name="ce4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15]))))" style:apply-style-name="ConditionalStyle_5f_2" style:base-cell-address="TicketsNAOS.AG15"/>
      <style:map style:condition="is-true-formula(NOT(ISERROR(SEARCH(&quot;GMV&quot;;[.AG15]))))" style:apply-style-name="ConditionalStyle_5f_3" style:base-cell-address="TicketsNAOS.AG15"/>
      <style:map style:condition="is-true-formula(NOT(ISERROR(SEARCH(&quot;OT&quot;;[.AG15]))))" style:apply-style-name="ConditionalStyle_5f_4" style:base-cell-address="TicketsNAOS.AG15"/>
      <style:map style:condition="is-true-formula(NOT(ISERROR(SEARCH(&quot;PdU&quot;;[.AG15]))))" style:apply-style-name="ConditionalStyle_5f_5" style:base-cell-address="TicketsNAOS.AG15"/>
      <style:map style:condition="is-true-formula(NOT(ISERROR(SEARCH(&quot;TdS&quot;;[.AG15]))))" style:apply-style-name="ConditionalStyle_5f_6" style:base-cell-address="TicketsNAOS.AG15"/>
      <style:map style:condition="is-true-formula(NOT(ISERROR(SEARCH(&quot;Cerrado&quot;;[.AG15]))))" style:apply-style-name="Estilo_5f_Cerrada" style:base-cell-address="TicketsNAOS.AG15"/>
    </style:style>
    <style:style style:name="ce4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18]))))" style:apply-style-name="ConditionalStyle_5f_2" style:base-cell-address="TicketsNAOS.AG18"/>
      <style:map style:condition="is-true-formula(NOT(ISERROR(SEARCH(&quot;GMV&quot;;[.AG18]))))" style:apply-style-name="ConditionalStyle_5f_3" style:base-cell-address="TicketsNAOS.AG18"/>
      <style:map style:condition="is-true-formula(NOT(ISERROR(SEARCH(&quot;OT&quot;;[.AG18]))))" style:apply-style-name="ConditionalStyle_5f_4" style:base-cell-address="TicketsNAOS.AG18"/>
      <style:map style:condition="is-true-formula(NOT(ISERROR(SEARCH(&quot;PdU&quot;;[.AG18]))))" style:apply-style-name="ConditionalStyle_5f_5" style:base-cell-address="TicketsNAOS.AG18"/>
      <style:map style:condition="is-true-formula(NOT(ISERROR(SEARCH(&quot;TdS&quot;;[.AG18]))))" style:apply-style-name="ConditionalStyle_5f_6" style:base-cell-address="TicketsNAOS.AG18"/>
      <style:map style:condition="is-true-formula(NOT(ISERROR(SEARCH(&quot;Cerrado&quot;;[.AG18]))))" style:apply-style-name="Estilo_5f_Cerrada" style:base-cell-address="TicketsNAOS.AG18"/>
    </style:style>
    <style:style style:name="ce4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28]))))" style:apply-style-name="ConditionalStyle_5f_2" style:base-cell-address="TicketsNAOS.AG28"/>
      <style:map style:condition="is-true-formula(NOT(ISERROR(SEARCH(&quot;GMV&quot;;[.AG28]))))" style:apply-style-name="ConditionalStyle_5f_3" style:base-cell-address="TicketsNAOS.AG28"/>
      <style:map style:condition="is-true-formula(NOT(ISERROR(SEARCH(&quot;OT&quot;;[.AG28]))))" style:apply-style-name="ConditionalStyle_5f_4" style:base-cell-address="TicketsNAOS.AG28"/>
      <style:map style:condition="is-true-formula(NOT(ISERROR(SEARCH(&quot;PdU&quot;;[.AG28]))))" style:apply-style-name="ConditionalStyle_5f_5" style:base-cell-address="TicketsNAOS.AG28"/>
      <style:map style:condition="is-true-formula(NOT(ISERROR(SEARCH(&quot;TdS&quot;;[.AG28]))))" style:apply-style-name="ConditionalStyle_5f_6" style:base-cell-address="TicketsNAOS.AG28"/>
      <style:map style:condition="is-true-formula(NOT(ISERROR(SEARCH(&quot;Cerrado&quot;;[.AG28]))))" style:apply-style-name="Estilo_5f_Cerrada" style:base-cell-address="TicketsNAOS.AG28"/>
    </style:style>
    <style:style style:name="ce46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29]))))" style:apply-style-name="ConditionalStyle_5f_2" style:base-cell-address="TicketsNAOS.AG29"/>
      <style:map style:condition="is-true-formula(NOT(ISERROR(SEARCH(&quot;GMV&quot;;[.AG29]))))" style:apply-style-name="ConditionalStyle_5f_3" style:base-cell-address="TicketsNAOS.AG29"/>
      <style:map style:condition="is-true-formula(NOT(ISERROR(SEARCH(&quot;OT&quot;;[.AG29]))))" style:apply-style-name="ConditionalStyle_5f_4" style:base-cell-address="TicketsNAOS.AG29"/>
      <style:map style:condition="is-true-formula(NOT(ISERROR(SEARCH(&quot;PdU&quot;;[.AG29]))))" style:apply-style-name="ConditionalStyle_5f_5" style:base-cell-address="TicketsNAOS.AG29"/>
      <style:map style:condition="is-true-formula(NOT(ISERROR(SEARCH(&quot;TdS&quot;;[.AG29]))))" style:apply-style-name="ConditionalStyle_5f_6" style:base-cell-address="TicketsNAOS.AG29"/>
      <style:map style:condition="is-true-formula(NOT(ISERROR(SEARCH(&quot;Cerrado&quot;;[.AG29]))))" style:apply-style-name="Estilo_5f_Cerrada" style:base-cell-address="TicketsNAOS.AG29"/>
    </style:style>
    <style:style style:name="ce4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0]))))" style:apply-style-name="ConditionalStyle_5f_2" style:base-cell-address="TicketsNAOS.AG30"/>
      <style:map style:condition="is-true-formula(NOT(ISERROR(SEARCH(&quot;GMV&quot;;[.AG30]))))" style:apply-style-name="ConditionalStyle_5f_3" style:base-cell-address="TicketsNAOS.AG30"/>
      <style:map style:condition="is-true-formula(NOT(ISERROR(SEARCH(&quot;OT&quot;;[.AG30]))))" style:apply-style-name="ConditionalStyle_5f_4" style:base-cell-address="TicketsNAOS.AG30"/>
      <style:map style:condition="is-true-formula(NOT(ISERROR(SEARCH(&quot;PdU&quot;;[.AG30]))))" style:apply-style-name="ConditionalStyle_5f_5" style:base-cell-address="TicketsNAOS.AG30"/>
      <style:map style:condition="is-true-formula(NOT(ISERROR(SEARCH(&quot;TdS&quot;;[.AG30]))))" style:apply-style-name="ConditionalStyle_5f_6" style:base-cell-address="TicketsNAOS.AG30"/>
      <style:map style:condition="is-true-formula(NOT(ISERROR(SEARCH(&quot;Cerrado&quot;;[.AG30]))))" style:apply-style-name="Estilo_5f_Cerrada" style:base-cell-address="TicketsNAOS.AG30"/>
    </style:style>
    <style:style style:name="ce4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1]))))" style:apply-style-name="ConditionalStyle_5f_2" style:base-cell-address="TicketsNAOS.AG31"/>
      <style:map style:condition="is-true-formula(NOT(ISERROR(SEARCH(&quot;GMV&quot;;[.AG31]))))" style:apply-style-name="ConditionalStyle_5f_3" style:base-cell-address="TicketsNAOS.AG31"/>
      <style:map style:condition="is-true-formula(NOT(ISERROR(SEARCH(&quot;OT&quot;;[.AG31]))))" style:apply-style-name="ConditionalStyle_5f_4" style:base-cell-address="TicketsNAOS.AG31"/>
      <style:map style:condition="is-true-formula(NOT(ISERROR(SEARCH(&quot;PdU&quot;;[.AG31]))))" style:apply-style-name="ConditionalStyle_5f_5" style:base-cell-address="TicketsNAOS.AG31"/>
      <style:map style:condition="is-true-formula(NOT(ISERROR(SEARCH(&quot;TdS&quot;;[.AG31]))))" style:apply-style-name="ConditionalStyle_5f_6" style:base-cell-address="TicketsNAOS.AG31"/>
      <style:map style:condition="is-true-formula(NOT(ISERROR(SEARCH(&quot;Cerrado&quot;;[.AG31]))))" style:apply-style-name="Estilo_5f_Cerrada" style:base-cell-address="TicketsNAOS.AG31"/>
    </style:style>
    <style:style style:name="ce46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2]))))" style:apply-style-name="ConditionalStyle_5f_2" style:base-cell-address="TicketsNAOS.AG32"/>
      <style:map style:condition="is-true-formula(NOT(ISERROR(SEARCH(&quot;GMV&quot;;[.AG32]))))" style:apply-style-name="ConditionalStyle_5f_3" style:base-cell-address="TicketsNAOS.AG32"/>
      <style:map style:condition="is-true-formula(NOT(ISERROR(SEARCH(&quot;OT&quot;;[.AG32]))))" style:apply-style-name="ConditionalStyle_5f_4" style:base-cell-address="TicketsNAOS.AG32"/>
      <style:map style:condition="is-true-formula(NOT(ISERROR(SEARCH(&quot;PdU&quot;;[.AG32]))))" style:apply-style-name="ConditionalStyle_5f_5" style:base-cell-address="TicketsNAOS.AG32"/>
      <style:map style:condition="is-true-formula(NOT(ISERROR(SEARCH(&quot;TdS&quot;;[.AG32]))))" style:apply-style-name="ConditionalStyle_5f_6" style:base-cell-address="TicketsNAOS.AG32"/>
      <style:map style:condition="is-true-formula(NOT(ISERROR(SEARCH(&quot;Cerrado&quot;;[.AG32]))))" style:apply-style-name="Estilo_5f_Cerrada" style:base-cell-address="TicketsNAOS.AG32"/>
    </style:style>
    <style:style style:name="ce4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3]))))" style:apply-style-name="ConditionalStyle_5f_2" style:base-cell-address="TicketsNAOS.AG33"/>
      <style:map style:condition="is-true-formula(NOT(ISERROR(SEARCH(&quot;GMV&quot;;[.AG33]))))" style:apply-style-name="ConditionalStyle_5f_3" style:base-cell-address="TicketsNAOS.AG33"/>
      <style:map style:condition="is-true-formula(NOT(ISERROR(SEARCH(&quot;OT&quot;;[.AG33]))))" style:apply-style-name="ConditionalStyle_5f_4" style:base-cell-address="TicketsNAOS.AG33"/>
      <style:map style:condition="is-true-formula(NOT(ISERROR(SEARCH(&quot;PdU&quot;;[.AG33]))))" style:apply-style-name="ConditionalStyle_5f_5" style:base-cell-address="TicketsNAOS.AG33"/>
      <style:map style:condition="is-true-formula(NOT(ISERROR(SEARCH(&quot;TdS&quot;;[.AG33]))))" style:apply-style-name="ConditionalStyle_5f_6" style:base-cell-address="TicketsNAOS.AG33"/>
      <style:map style:condition="is-true-formula(NOT(ISERROR(SEARCH(&quot;Cerrado&quot;;[.AG33]))))" style:apply-style-name="Estilo_5f_Cerrada" style:base-cell-address="TicketsNAOS.AG33"/>
    </style:style>
    <style:style style:name="ce4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4]))))" style:apply-style-name="ConditionalStyle_5f_2" style:base-cell-address="TicketsNAOS.AG34"/>
      <style:map style:condition="is-true-formula(NOT(ISERROR(SEARCH(&quot;GMV&quot;;[.AG34]))))" style:apply-style-name="ConditionalStyle_5f_3" style:base-cell-address="TicketsNAOS.AG34"/>
      <style:map style:condition="is-true-formula(NOT(ISERROR(SEARCH(&quot;OT&quot;;[.AG34]))))" style:apply-style-name="ConditionalStyle_5f_4" style:base-cell-address="TicketsNAOS.AG34"/>
      <style:map style:condition="is-true-formula(NOT(ISERROR(SEARCH(&quot;PdU&quot;;[.AG34]))))" style:apply-style-name="ConditionalStyle_5f_5" style:base-cell-address="TicketsNAOS.AG34"/>
      <style:map style:condition="is-true-formula(NOT(ISERROR(SEARCH(&quot;TdS&quot;;[.AG34]))))" style:apply-style-name="ConditionalStyle_5f_6" style:base-cell-address="TicketsNAOS.AG34"/>
      <style:map style:condition="is-true-formula(NOT(ISERROR(SEARCH(&quot;Cerrado&quot;;[.AG34]))))" style:apply-style-name="Estilo_5f_Cerrada" style:base-cell-address="TicketsNAOS.AG34"/>
    </style:style>
    <style:style style:name="ce4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5]))))" style:apply-style-name="ConditionalStyle_5f_2" style:base-cell-address="TicketsNAOS.AG35"/>
      <style:map style:condition="is-true-formula(NOT(ISERROR(SEARCH(&quot;GMV&quot;;[.AG35]))))" style:apply-style-name="ConditionalStyle_5f_3" style:base-cell-address="TicketsNAOS.AG35"/>
      <style:map style:condition="is-true-formula(NOT(ISERROR(SEARCH(&quot;OT&quot;;[.AG35]))))" style:apply-style-name="ConditionalStyle_5f_4" style:base-cell-address="TicketsNAOS.AG35"/>
      <style:map style:condition="is-true-formula(NOT(ISERROR(SEARCH(&quot;PdU&quot;;[.AG35]))))" style:apply-style-name="ConditionalStyle_5f_5" style:base-cell-address="TicketsNAOS.AG35"/>
      <style:map style:condition="is-true-formula(NOT(ISERROR(SEARCH(&quot;TdS&quot;;[.AG35]))))" style:apply-style-name="ConditionalStyle_5f_6" style:base-cell-address="TicketsNAOS.AG35"/>
      <style:map style:condition="is-true-formula(NOT(ISERROR(SEARCH(&quot;Cerrado&quot;;[.AG35]))))" style:apply-style-name="Estilo_5f_Cerrada" style:base-cell-address="TicketsNAOS.AG35"/>
    </style:style>
    <style:style style:name="ce4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6]))))" style:apply-style-name="ConditionalStyle_5f_2" style:base-cell-address="TicketsNAOS.AG36"/>
      <style:map style:condition="is-true-formula(NOT(ISERROR(SEARCH(&quot;GMV&quot;;[.AG36]))))" style:apply-style-name="ConditionalStyle_5f_3" style:base-cell-address="TicketsNAOS.AG36"/>
      <style:map style:condition="is-true-formula(NOT(ISERROR(SEARCH(&quot;OT&quot;;[.AG36]))))" style:apply-style-name="ConditionalStyle_5f_4" style:base-cell-address="TicketsNAOS.AG36"/>
      <style:map style:condition="is-true-formula(NOT(ISERROR(SEARCH(&quot;PdU&quot;;[.AG36]))))" style:apply-style-name="ConditionalStyle_5f_5" style:base-cell-address="TicketsNAOS.AG36"/>
      <style:map style:condition="is-true-formula(NOT(ISERROR(SEARCH(&quot;TdS&quot;;[.AG36]))))" style:apply-style-name="ConditionalStyle_5f_6" style:base-cell-address="TicketsNAOS.AG36"/>
      <style:map style:condition="is-true-formula(NOT(ISERROR(SEARCH(&quot;Cerrado&quot;;[.AG36]))))" style:apply-style-name="Estilo_5f_Cerrada" style:base-cell-address="TicketsNAOS.AG36"/>
    </style:style>
    <style:style style:name="ce4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7]))))" style:apply-style-name="ConditionalStyle_5f_2" style:base-cell-address="TicketsNAOS.AG37"/>
      <style:map style:condition="is-true-formula(NOT(ISERROR(SEARCH(&quot;GMV&quot;;[.AG37]))))" style:apply-style-name="ConditionalStyle_5f_3" style:base-cell-address="TicketsNAOS.AG37"/>
      <style:map style:condition="is-true-formula(NOT(ISERROR(SEARCH(&quot;OT&quot;;[.AG37]))))" style:apply-style-name="ConditionalStyle_5f_4" style:base-cell-address="TicketsNAOS.AG37"/>
      <style:map style:condition="is-true-formula(NOT(ISERROR(SEARCH(&quot;PdU&quot;;[.AG37]))))" style:apply-style-name="ConditionalStyle_5f_5" style:base-cell-address="TicketsNAOS.AG37"/>
      <style:map style:condition="is-true-formula(NOT(ISERROR(SEARCH(&quot;TdS&quot;;[.AG37]))))" style:apply-style-name="ConditionalStyle_5f_6" style:base-cell-address="TicketsNAOS.AG37"/>
      <style:map style:condition="is-true-formula(NOT(ISERROR(SEARCH(&quot;Cerrado&quot;;[.AG37]))))" style:apply-style-name="Estilo_5f_Cerrada" style:base-cell-address="TicketsNAOS.AG37"/>
    </style:style>
    <style:style style:name="ce4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8]))))" style:apply-style-name="ConditionalStyle_5f_2" style:base-cell-address="TicketsNAOS.AG38"/>
      <style:map style:condition="is-true-formula(NOT(ISERROR(SEARCH(&quot;GMV&quot;;[.AG38]))))" style:apply-style-name="ConditionalStyle_5f_3" style:base-cell-address="TicketsNAOS.AG38"/>
      <style:map style:condition="is-true-formula(NOT(ISERROR(SEARCH(&quot;OT&quot;;[.AG38]))))" style:apply-style-name="ConditionalStyle_5f_4" style:base-cell-address="TicketsNAOS.AG38"/>
      <style:map style:condition="is-true-formula(NOT(ISERROR(SEARCH(&quot;PdU&quot;;[.AG38]))))" style:apply-style-name="ConditionalStyle_5f_5" style:base-cell-address="TicketsNAOS.AG38"/>
      <style:map style:condition="is-true-formula(NOT(ISERROR(SEARCH(&quot;TdS&quot;;[.AG38]))))" style:apply-style-name="ConditionalStyle_5f_6" style:base-cell-address="TicketsNAOS.AG38"/>
      <style:map style:condition="is-true-formula(NOT(ISERROR(SEARCH(&quot;Cerrado&quot;;[.AG38]))))" style:apply-style-name="Estilo_5f_Cerrada" style:base-cell-address="TicketsNAOS.AG38"/>
    </style:style>
    <style:style style:name="ce4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39]))))" style:apply-style-name="ConditionalStyle_5f_2" style:base-cell-address="TicketsNAOS.AG39"/>
      <style:map style:condition="is-true-formula(NOT(ISERROR(SEARCH(&quot;GMV&quot;;[.AG39]))))" style:apply-style-name="ConditionalStyle_5f_3" style:base-cell-address="TicketsNAOS.AG39"/>
      <style:map style:condition="is-true-formula(NOT(ISERROR(SEARCH(&quot;OT&quot;;[.AG39]))))" style:apply-style-name="ConditionalStyle_5f_4" style:base-cell-address="TicketsNAOS.AG39"/>
      <style:map style:condition="is-true-formula(NOT(ISERROR(SEARCH(&quot;PdU&quot;;[.AG39]))))" style:apply-style-name="ConditionalStyle_5f_5" style:base-cell-address="TicketsNAOS.AG39"/>
      <style:map style:condition="is-true-formula(NOT(ISERROR(SEARCH(&quot;TdS&quot;;[.AG39]))))" style:apply-style-name="ConditionalStyle_5f_6" style:base-cell-address="TicketsNAOS.AG39"/>
      <style:map style:condition="is-true-formula(NOT(ISERROR(SEARCH(&quot;Cerrado&quot;;[.AG39]))))" style:apply-style-name="Estilo_5f_Cerrada" style:base-cell-address="TicketsNAOS.AG39"/>
    </style:style>
    <style:style style:name="ce47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40]))))" style:apply-style-name="ConditionalStyle_5f_2" style:base-cell-address="TicketsNAOS.AG40"/>
      <style:map style:condition="is-true-formula(NOT(ISERROR(SEARCH(&quot;GMV&quot;;[.AG40]))))" style:apply-style-name="ConditionalStyle_5f_3" style:base-cell-address="TicketsNAOS.AG40"/>
      <style:map style:condition="is-true-formula(NOT(ISERROR(SEARCH(&quot;OT&quot;;[.AG40]))))" style:apply-style-name="ConditionalStyle_5f_4" style:base-cell-address="TicketsNAOS.AG40"/>
      <style:map style:condition="is-true-formula(NOT(ISERROR(SEARCH(&quot;PdU&quot;;[.AG40]))))" style:apply-style-name="ConditionalStyle_5f_5" style:base-cell-address="TicketsNAOS.AG40"/>
      <style:map style:condition="is-true-formula(NOT(ISERROR(SEARCH(&quot;TdS&quot;;[.AG40]))))" style:apply-style-name="ConditionalStyle_5f_6" style:base-cell-address="TicketsNAOS.AG40"/>
      <style:map style:condition="is-true-formula(NOT(ISERROR(SEARCH(&quot;Cerrado&quot;;[.AG40]))))" style:apply-style-name="Estilo_5f_Cerrada" style:base-cell-address="TicketsNAOS.AG40"/>
    </style:style>
    <style:style style:name="ce4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41]))))" style:apply-style-name="ConditionalStyle_5f_2" style:base-cell-address="TicketsNAOS.AG41"/>
      <style:map style:condition="is-true-formula(NOT(ISERROR(SEARCH(&quot;GMV&quot;;[.AG41]))))" style:apply-style-name="ConditionalStyle_5f_3" style:base-cell-address="TicketsNAOS.AG41"/>
      <style:map style:condition="is-true-formula(NOT(ISERROR(SEARCH(&quot;OT&quot;;[.AG41]))))" style:apply-style-name="ConditionalStyle_5f_4" style:base-cell-address="TicketsNAOS.AG41"/>
      <style:map style:condition="is-true-formula(NOT(ISERROR(SEARCH(&quot;PdU&quot;;[.AG41]))))" style:apply-style-name="ConditionalStyle_5f_5" style:base-cell-address="TicketsNAOS.AG41"/>
      <style:map style:condition="is-true-formula(NOT(ISERROR(SEARCH(&quot;TdS&quot;;[.AG41]))))" style:apply-style-name="ConditionalStyle_5f_6" style:base-cell-address="TicketsNAOS.AG41"/>
      <style:map style:condition="is-true-formula(NOT(ISERROR(SEARCH(&quot;Cerrado&quot;;[.AG41]))))" style:apply-style-name="Estilo_5f_Cerrada" style:base-cell-address="TicketsNAOS.AG41"/>
    </style:style>
    <style:style style:name="ce4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42]))))" style:apply-style-name="ConditionalStyle_5f_2" style:base-cell-address="TicketsNAOS.AG42"/>
      <style:map style:condition="is-true-formula(NOT(ISERROR(SEARCH(&quot;GMV&quot;;[.AG42]))))" style:apply-style-name="ConditionalStyle_5f_3" style:base-cell-address="TicketsNAOS.AG42"/>
      <style:map style:condition="is-true-formula(NOT(ISERROR(SEARCH(&quot;OT&quot;;[.AG42]))))" style:apply-style-name="ConditionalStyle_5f_4" style:base-cell-address="TicketsNAOS.AG42"/>
      <style:map style:condition="is-true-formula(NOT(ISERROR(SEARCH(&quot;PdU&quot;;[.AG42]))))" style:apply-style-name="ConditionalStyle_5f_5" style:base-cell-address="TicketsNAOS.AG42"/>
      <style:map style:condition="is-true-formula(NOT(ISERROR(SEARCH(&quot;TdS&quot;;[.AG42]))))" style:apply-style-name="ConditionalStyle_5f_6" style:base-cell-address="TicketsNAOS.AG42"/>
      <style:map style:condition="is-true-formula(NOT(ISERROR(SEARCH(&quot;Cerrado&quot;;[.AG42]))))" style:apply-style-name="Estilo_5f_Cerrada" style:base-cell-address="TicketsNAOS.AG42"/>
    </style:style>
    <style:style style:name="ce47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43]))))" style:apply-style-name="ConditionalStyle_5f_2" style:base-cell-address="TicketsNAOS.AG43"/>
      <style:map style:condition="is-true-formula(NOT(ISERROR(SEARCH(&quot;GMV&quot;;[.AG43]))))" style:apply-style-name="ConditionalStyle_5f_3" style:base-cell-address="TicketsNAOS.AG43"/>
      <style:map style:condition="is-true-formula(NOT(ISERROR(SEARCH(&quot;OT&quot;;[.AG43]))))" style:apply-style-name="ConditionalStyle_5f_4" style:base-cell-address="TicketsNAOS.AG43"/>
      <style:map style:condition="is-true-formula(NOT(ISERROR(SEARCH(&quot;PdU&quot;;[.AG43]))))" style:apply-style-name="ConditionalStyle_5f_5" style:base-cell-address="TicketsNAOS.AG43"/>
      <style:map style:condition="is-true-formula(NOT(ISERROR(SEARCH(&quot;TdS&quot;;[.AG43]))))" style:apply-style-name="ConditionalStyle_5f_6" style:base-cell-address="TicketsNAOS.AG43"/>
      <style:map style:condition="is-true-formula(NOT(ISERROR(SEARCH(&quot;Cerrado&quot;;[.AG43]))))" style:apply-style-name="Estilo_5f_Cerrada" style:base-cell-address="TicketsNAOS.AG43"/>
    </style:style>
    <style:style style:name="ce4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G44]))))" style:apply-style-name="ConditionalStyle_5f_2" style:base-cell-address="TicketsNAOS.AG44"/>
      <style:map style:condition="is-true-formula(NOT(ISERROR(SEARCH(&quot;GMV&quot;;[.AG44]))))" style:apply-style-name="ConditionalStyle_5f_3" style:base-cell-address="TicketsNAOS.AG44"/>
      <style:map style:condition="is-true-formula(NOT(ISERROR(SEARCH(&quot;OT&quot;;[.AG44]))))" style:apply-style-name="ConditionalStyle_5f_4" style:base-cell-address="TicketsNAOS.AG44"/>
      <style:map style:condition="is-true-formula(NOT(ISERROR(SEARCH(&quot;PdU&quot;;[.AG44]))))" style:apply-style-name="ConditionalStyle_5f_5" style:base-cell-address="TicketsNAOS.AG44"/>
      <style:map style:condition="is-true-formula(NOT(ISERROR(SEARCH(&quot;TdS&quot;;[.AG44]))))" style:apply-style-name="ConditionalStyle_5f_6" style:base-cell-address="TicketsNAOS.AG44"/>
      <style:map style:condition="is-true-formula(NOT(ISERROR(SEARCH(&quot;Cerrado&quot;;[.AG44]))))" style:apply-style-name="Estilo_5f_Cerrada" style:base-cell-address="TicketsNAOS.AG44"/>
    </style:style>
    <style:style style:name="ce47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G59"/>
    </style:style>
    <style:style style:name="ce4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2]))))" style:apply-style-name="ConditionalStyle_5f_2" style:base-cell-address="TicketsNAOS.AH2"/>
      <style:map style:condition="is-true-formula(NOT(ISERROR(SEARCH(&quot;GMV&quot;;[.AH2]))))" style:apply-style-name="ConditionalStyle_5f_3" style:base-cell-address="TicketsNAOS.AH2"/>
      <style:map style:condition="is-true-formula(NOT(ISERROR(SEARCH(&quot;OT&quot;;[.AH2]))))" style:apply-style-name="ConditionalStyle_5f_4" style:base-cell-address="TicketsNAOS.AH2"/>
      <style:map style:condition="is-true-formula(NOT(ISERROR(SEARCH(&quot;PdU&quot;;[.AH2]))))" style:apply-style-name="ConditionalStyle_5f_5" style:base-cell-address="TicketsNAOS.AH2"/>
      <style:map style:condition="is-true-formula(NOT(ISERROR(SEARCH(&quot;TdS&quot;;[.AH2]))))" style:apply-style-name="ConditionalStyle_5f_6" style:base-cell-address="TicketsNAOS.AH2"/>
      <style:map style:condition="is-true-formula(NOT(ISERROR(SEARCH(&quot;Cerrado&quot;;[.AH2]))))" style:apply-style-name="Estilo_5f_Cerrada" style:base-cell-address="TicketsNAOS.AH2"/>
    </style:style>
    <style:style style:name="ce4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4]))))" style:apply-style-name="ConditionalStyle_5f_2" style:base-cell-address="TicketsNAOS.AH4"/>
      <style:map style:condition="is-true-formula(NOT(ISERROR(SEARCH(&quot;GMV&quot;;[.AH4]))))" style:apply-style-name="ConditionalStyle_5f_3" style:base-cell-address="TicketsNAOS.AH4"/>
      <style:map style:condition="is-true-formula(NOT(ISERROR(SEARCH(&quot;OT&quot;;[.AH4]))))" style:apply-style-name="ConditionalStyle_5f_4" style:base-cell-address="TicketsNAOS.AH4"/>
      <style:map style:condition="is-true-formula(NOT(ISERROR(SEARCH(&quot;PdU&quot;;[.AH4]))))" style:apply-style-name="ConditionalStyle_5f_5" style:base-cell-address="TicketsNAOS.AH4"/>
      <style:map style:condition="is-true-formula(NOT(ISERROR(SEARCH(&quot;TdS&quot;;[.AH4]))))" style:apply-style-name="ConditionalStyle_5f_6" style:base-cell-address="TicketsNAOS.AH4"/>
      <style:map style:condition="is-true-formula(NOT(ISERROR(SEARCH(&quot;Cerrado&quot;;[.AH4]))))" style:apply-style-name="Estilo_5f_Cerrada" style:base-cell-address="TicketsNAOS.AH4"/>
    </style:style>
    <style:style style:name="ce4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5]))))" style:apply-style-name="ConditionalStyle_5f_2" style:base-cell-address="TicketsNAOS.AH5"/>
      <style:map style:condition="is-true-formula(NOT(ISERROR(SEARCH(&quot;GMV&quot;;[.AH5]))))" style:apply-style-name="ConditionalStyle_5f_3" style:base-cell-address="TicketsNAOS.AH5"/>
      <style:map style:condition="is-true-formula(NOT(ISERROR(SEARCH(&quot;OT&quot;;[.AH5]))))" style:apply-style-name="ConditionalStyle_5f_4" style:base-cell-address="TicketsNAOS.AH5"/>
      <style:map style:condition="is-true-formula(NOT(ISERROR(SEARCH(&quot;PdU&quot;;[.AH5]))))" style:apply-style-name="ConditionalStyle_5f_5" style:base-cell-address="TicketsNAOS.AH5"/>
      <style:map style:condition="is-true-formula(NOT(ISERROR(SEARCH(&quot;TdS&quot;;[.AH5]))))" style:apply-style-name="ConditionalStyle_5f_6" style:base-cell-address="TicketsNAOS.AH5"/>
      <style:map style:condition="is-true-formula(NOT(ISERROR(SEARCH(&quot;Cerrado&quot;;[.AH5]))))" style:apply-style-name="Estilo_5f_Cerrada" style:base-cell-address="TicketsNAOS.AH5"/>
    </style:style>
    <style:style style:name="ce4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6]))))" style:apply-style-name="ConditionalStyle_5f_2" style:base-cell-address="TicketsNAOS.AH6"/>
      <style:map style:condition="is-true-formula(NOT(ISERROR(SEARCH(&quot;GMV&quot;;[.AH6]))))" style:apply-style-name="ConditionalStyle_5f_3" style:base-cell-address="TicketsNAOS.AH6"/>
      <style:map style:condition="is-true-formula(NOT(ISERROR(SEARCH(&quot;OT&quot;;[.AH6]))))" style:apply-style-name="ConditionalStyle_5f_4" style:base-cell-address="TicketsNAOS.AH6"/>
      <style:map style:condition="is-true-formula(NOT(ISERROR(SEARCH(&quot;PdU&quot;;[.AH6]))))" style:apply-style-name="ConditionalStyle_5f_5" style:base-cell-address="TicketsNAOS.AH6"/>
      <style:map style:condition="is-true-formula(NOT(ISERROR(SEARCH(&quot;TdS&quot;;[.AH6]))))" style:apply-style-name="ConditionalStyle_5f_6" style:base-cell-address="TicketsNAOS.AH6"/>
      <style:map style:condition="is-true-formula(NOT(ISERROR(SEARCH(&quot;Cerrado&quot;;[.AH6]))))" style:apply-style-name="Estilo_5f_Cerrada" style:base-cell-address="TicketsNAOS.AH6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7]))))" style:apply-style-name="ConditionalStyle_5f_2" style:base-cell-address="TicketsNAOS.AH7"/>
      <style:map style:condition="is-true-formula(NOT(ISERROR(SEARCH(&quot;GMV&quot;;[.AH7]))))" style:apply-style-name="ConditionalStyle_5f_3" style:base-cell-address="TicketsNAOS.AH7"/>
      <style:map style:condition="is-true-formula(NOT(ISERROR(SEARCH(&quot;OT&quot;;[.AH7]))))" style:apply-style-name="ConditionalStyle_5f_4" style:base-cell-address="TicketsNAOS.AH7"/>
      <style:map style:condition="is-true-formula(NOT(ISERROR(SEARCH(&quot;PdU&quot;;[.AH7]))))" style:apply-style-name="ConditionalStyle_5f_5" style:base-cell-address="TicketsNAOS.AH7"/>
      <style:map style:condition="is-true-formula(NOT(ISERROR(SEARCH(&quot;TdS&quot;;[.AH7]))))" style:apply-style-name="ConditionalStyle_5f_6" style:base-cell-address="TicketsNAOS.AH7"/>
      <style:map style:condition="is-true-formula(NOT(ISERROR(SEARCH(&quot;Cerrado&quot;;[.AH7]))))" style:apply-style-name="Estilo_5f_Cerrada" style:base-cell-address="TicketsNAOS.AH7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9]))))" style:apply-style-name="ConditionalStyle_5f_2" style:base-cell-address="TicketsNAOS.AH9"/>
      <style:map style:condition="is-true-formula(NOT(ISERROR(SEARCH(&quot;GMV&quot;;[.AH9]))))" style:apply-style-name="ConditionalStyle_5f_3" style:base-cell-address="TicketsNAOS.AH9"/>
      <style:map style:condition="is-true-formula(NOT(ISERROR(SEARCH(&quot;OT&quot;;[.AH9]))))" style:apply-style-name="ConditionalStyle_5f_4" style:base-cell-address="TicketsNAOS.AH9"/>
      <style:map style:condition="is-true-formula(NOT(ISERROR(SEARCH(&quot;PdU&quot;;[.AH9]))))" style:apply-style-name="ConditionalStyle_5f_5" style:base-cell-address="TicketsNAOS.AH9"/>
      <style:map style:condition="is-true-formula(NOT(ISERROR(SEARCH(&quot;TdS&quot;;[.AH9]))))" style:apply-style-name="ConditionalStyle_5f_6" style:base-cell-address="TicketsNAOS.AH9"/>
      <style:map style:condition="is-true-formula(NOT(ISERROR(SEARCH(&quot;Cerrado&quot;;[.AH9]))))" style:apply-style-name="Estilo_5f_Cerrada" style:base-cell-address="TicketsNAOS.AH9"/>
    </style:style>
    <style:style style:name="ce4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15]))))" style:apply-style-name="ConditionalStyle_5f_2" style:base-cell-address="TicketsNAOS.AH15"/>
      <style:map style:condition="is-true-formula(NOT(ISERROR(SEARCH(&quot;GMV&quot;;[.AH15]))))" style:apply-style-name="ConditionalStyle_5f_3" style:base-cell-address="TicketsNAOS.AH15"/>
      <style:map style:condition="is-true-formula(NOT(ISERROR(SEARCH(&quot;OT&quot;;[.AH15]))))" style:apply-style-name="ConditionalStyle_5f_4" style:base-cell-address="TicketsNAOS.AH15"/>
      <style:map style:condition="is-true-formula(NOT(ISERROR(SEARCH(&quot;PdU&quot;;[.AH15]))))" style:apply-style-name="ConditionalStyle_5f_5" style:base-cell-address="TicketsNAOS.AH15"/>
      <style:map style:condition="is-true-formula(NOT(ISERROR(SEARCH(&quot;TdS&quot;;[.AH15]))))" style:apply-style-name="ConditionalStyle_5f_6" style:base-cell-address="TicketsNAOS.AH15"/>
      <style:map style:condition="is-true-formula(NOT(ISERROR(SEARCH(&quot;Cerrado&quot;;[.AH15]))))" style:apply-style-name="Estilo_5f_Cerrada" style:base-cell-address="TicketsNAOS.AH15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18]))))" style:apply-style-name="ConditionalStyle_5f_2" style:base-cell-address="TicketsNAOS.AH18"/>
      <style:map style:condition="is-true-formula(NOT(ISERROR(SEARCH(&quot;GMV&quot;;[.AH18]))))" style:apply-style-name="ConditionalStyle_5f_3" style:base-cell-address="TicketsNAOS.AH18"/>
      <style:map style:condition="is-true-formula(NOT(ISERROR(SEARCH(&quot;OT&quot;;[.AH18]))))" style:apply-style-name="ConditionalStyle_5f_4" style:base-cell-address="TicketsNAOS.AH18"/>
      <style:map style:condition="is-true-formula(NOT(ISERROR(SEARCH(&quot;PdU&quot;;[.AH18]))))" style:apply-style-name="ConditionalStyle_5f_5" style:base-cell-address="TicketsNAOS.AH18"/>
      <style:map style:condition="is-true-formula(NOT(ISERROR(SEARCH(&quot;TdS&quot;;[.AH18]))))" style:apply-style-name="ConditionalStyle_5f_6" style:base-cell-address="TicketsNAOS.AH18"/>
      <style:map style:condition="is-true-formula(NOT(ISERROR(SEARCH(&quot;Cerrado&quot;;[.AH18]))))" style:apply-style-name="Estilo_5f_Cerrada" style:base-cell-address="TicketsNAOS.AH18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28]))))" style:apply-style-name="ConditionalStyle_5f_2" style:base-cell-address="TicketsNAOS.AH28"/>
      <style:map style:condition="is-true-formula(NOT(ISERROR(SEARCH(&quot;GMV&quot;;[.AH28]))))" style:apply-style-name="ConditionalStyle_5f_3" style:base-cell-address="TicketsNAOS.AH28"/>
      <style:map style:condition="is-true-formula(NOT(ISERROR(SEARCH(&quot;OT&quot;;[.AH28]))))" style:apply-style-name="ConditionalStyle_5f_4" style:base-cell-address="TicketsNAOS.AH28"/>
      <style:map style:condition="is-true-formula(NOT(ISERROR(SEARCH(&quot;PdU&quot;;[.AH28]))))" style:apply-style-name="ConditionalStyle_5f_5" style:base-cell-address="TicketsNAOS.AH28"/>
      <style:map style:condition="is-true-formula(NOT(ISERROR(SEARCH(&quot;TdS&quot;;[.AH28]))))" style:apply-style-name="ConditionalStyle_5f_6" style:base-cell-address="TicketsNAOS.AH28"/>
      <style:map style:condition="is-true-formula(NOT(ISERROR(SEARCH(&quot;Cerrado&quot;;[.AH28]))))" style:apply-style-name="Estilo_5f_Cerrada" style:base-cell-address="TicketsNAOS.AH28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2]))))" style:apply-style-name="ConditionalStyle_5f_2" style:base-cell-address="TicketsNAOS.AH32"/>
      <style:map style:condition="is-true-formula(NOT(ISERROR(SEARCH(&quot;GMV&quot;;[.AH32]))))" style:apply-style-name="ConditionalStyle_5f_3" style:base-cell-address="TicketsNAOS.AH32"/>
      <style:map style:condition="is-true-formula(NOT(ISERROR(SEARCH(&quot;OT&quot;;[.AH32]))))" style:apply-style-name="ConditionalStyle_5f_4" style:base-cell-address="TicketsNAOS.AH32"/>
      <style:map style:condition="is-true-formula(NOT(ISERROR(SEARCH(&quot;PdU&quot;;[.AH32]))))" style:apply-style-name="ConditionalStyle_5f_5" style:base-cell-address="TicketsNAOS.AH32"/>
      <style:map style:condition="is-true-formula(NOT(ISERROR(SEARCH(&quot;TdS&quot;;[.AH32]))))" style:apply-style-name="ConditionalStyle_5f_6" style:base-cell-address="TicketsNAOS.AH32"/>
      <style:map style:condition="is-true-formula(NOT(ISERROR(SEARCH(&quot;Cerrado&quot;;[.AH32]))))" style:apply-style-name="Estilo_5f_Cerrada" style:base-cell-address="TicketsNAOS.AH32"/>
    </style:style>
    <style:style style:name="ce4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3]))))" style:apply-style-name="ConditionalStyle_5f_2" style:base-cell-address="TicketsNAOS.AH33"/>
      <style:map style:condition="is-true-formula(NOT(ISERROR(SEARCH(&quot;GMV&quot;;[.AH33]))))" style:apply-style-name="ConditionalStyle_5f_3" style:base-cell-address="TicketsNAOS.AH33"/>
      <style:map style:condition="is-true-formula(NOT(ISERROR(SEARCH(&quot;OT&quot;;[.AH33]))))" style:apply-style-name="ConditionalStyle_5f_4" style:base-cell-address="TicketsNAOS.AH33"/>
      <style:map style:condition="is-true-formula(NOT(ISERROR(SEARCH(&quot;PdU&quot;;[.AH33]))))" style:apply-style-name="ConditionalStyle_5f_5" style:base-cell-address="TicketsNAOS.AH33"/>
      <style:map style:condition="is-true-formula(NOT(ISERROR(SEARCH(&quot;TdS&quot;;[.AH33]))))" style:apply-style-name="ConditionalStyle_5f_6" style:base-cell-address="TicketsNAOS.AH33"/>
      <style:map style:condition="is-true-formula(NOT(ISERROR(SEARCH(&quot;Cerrado&quot;;[.AH33]))))" style:apply-style-name="Estilo_5f_Cerrada" style:base-cell-address="TicketsNAOS.AH33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5]))))" style:apply-style-name="ConditionalStyle_5f_2" style:base-cell-address="TicketsNAOS.AH35"/>
      <style:map style:condition="is-true-formula(NOT(ISERROR(SEARCH(&quot;GMV&quot;;[.AH35]))))" style:apply-style-name="ConditionalStyle_5f_3" style:base-cell-address="TicketsNAOS.AH35"/>
      <style:map style:condition="is-true-formula(NOT(ISERROR(SEARCH(&quot;OT&quot;;[.AH35]))))" style:apply-style-name="ConditionalStyle_5f_4" style:base-cell-address="TicketsNAOS.AH35"/>
      <style:map style:condition="is-true-formula(NOT(ISERROR(SEARCH(&quot;PdU&quot;;[.AH35]))))" style:apply-style-name="ConditionalStyle_5f_5" style:base-cell-address="TicketsNAOS.AH35"/>
      <style:map style:condition="is-true-formula(NOT(ISERROR(SEARCH(&quot;TdS&quot;;[.AH35]))))" style:apply-style-name="ConditionalStyle_5f_6" style:base-cell-address="TicketsNAOS.AH35"/>
      <style:map style:condition="is-true-formula(NOT(ISERROR(SEARCH(&quot;Cerrado&quot;;[.AH35]))))" style:apply-style-name="Estilo_5f_Cerrada" style:base-cell-address="TicketsNAOS.AH35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6]))))" style:apply-style-name="ConditionalStyle_5f_2" style:base-cell-address="TicketsNAOS.AH36"/>
      <style:map style:condition="is-true-formula(NOT(ISERROR(SEARCH(&quot;GMV&quot;;[.AH36]))))" style:apply-style-name="ConditionalStyle_5f_3" style:base-cell-address="TicketsNAOS.AH36"/>
      <style:map style:condition="is-true-formula(NOT(ISERROR(SEARCH(&quot;OT&quot;;[.AH36]))))" style:apply-style-name="ConditionalStyle_5f_4" style:base-cell-address="TicketsNAOS.AH36"/>
      <style:map style:condition="is-true-formula(NOT(ISERROR(SEARCH(&quot;PdU&quot;;[.AH36]))))" style:apply-style-name="ConditionalStyle_5f_5" style:base-cell-address="TicketsNAOS.AH36"/>
      <style:map style:condition="is-true-formula(NOT(ISERROR(SEARCH(&quot;TdS&quot;;[.AH36]))))" style:apply-style-name="ConditionalStyle_5f_6" style:base-cell-address="TicketsNAOS.AH36"/>
      <style:map style:condition="is-true-formula(NOT(ISERROR(SEARCH(&quot;Cerrado&quot;;[.AH36]))))" style:apply-style-name="Estilo_5f_Cerrada" style:base-cell-address="TicketsNAOS.AH36"/>
    </style:style>
    <style:style style:name="ce49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7]))))" style:apply-style-name="ConditionalStyle_5f_2" style:base-cell-address="TicketsNAOS.AH37"/>
      <style:map style:condition="is-true-formula(NOT(ISERROR(SEARCH(&quot;GMV&quot;;[.AH37]))))" style:apply-style-name="ConditionalStyle_5f_3" style:base-cell-address="TicketsNAOS.AH37"/>
      <style:map style:condition="is-true-formula(NOT(ISERROR(SEARCH(&quot;OT&quot;;[.AH37]))))" style:apply-style-name="ConditionalStyle_5f_4" style:base-cell-address="TicketsNAOS.AH37"/>
      <style:map style:condition="is-true-formula(NOT(ISERROR(SEARCH(&quot;PdU&quot;;[.AH37]))))" style:apply-style-name="ConditionalStyle_5f_5" style:base-cell-address="TicketsNAOS.AH37"/>
      <style:map style:condition="is-true-formula(NOT(ISERROR(SEARCH(&quot;TdS&quot;;[.AH37]))))" style:apply-style-name="ConditionalStyle_5f_6" style:base-cell-address="TicketsNAOS.AH37"/>
      <style:map style:condition="is-true-formula(NOT(ISERROR(SEARCH(&quot;Cerrado&quot;;[.AH37]))))" style:apply-style-name="Estilo_5f_Cerrada" style:base-cell-address="TicketsNAOS.AH37"/>
    </style:style>
    <style:style style:name="ce4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8]))))" style:apply-style-name="ConditionalStyle_5f_2" style:base-cell-address="TicketsNAOS.AH38"/>
      <style:map style:condition="is-true-formula(NOT(ISERROR(SEARCH(&quot;GMV&quot;;[.AH38]))))" style:apply-style-name="ConditionalStyle_5f_3" style:base-cell-address="TicketsNAOS.AH38"/>
      <style:map style:condition="is-true-formula(NOT(ISERROR(SEARCH(&quot;OT&quot;;[.AH38]))))" style:apply-style-name="ConditionalStyle_5f_4" style:base-cell-address="TicketsNAOS.AH38"/>
      <style:map style:condition="is-true-formula(NOT(ISERROR(SEARCH(&quot;PdU&quot;;[.AH38]))))" style:apply-style-name="ConditionalStyle_5f_5" style:base-cell-address="TicketsNAOS.AH38"/>
      <style:map style:condition="is-true-formula(NOT(ISERROR(SEARCH(&quot;TdS&quot;;[.AH38]))))" style:apply-style-name="ConditionalStyle_5f_6" style:base-cell-address="TicketsNAOS.AH38"/>
      <style:map style:condition="is-true-formula(NOT(ISERROR(SEARCH(&quot;Cerrado&quot;;[.AH38]))))" style:apply-style-name="Estilo_5f_Cerrada" style:base-cell-address="TicketsNAOS.AH38"/>
    </style:style>
    <style:style style:name="ce4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39]))))" style:apply-style-name="ConditionalStyle_5f_2" style:base-cell-address="TicketsNAOS.AH39"/>
      <style:map style:condition="is-true-formula(NOT(ISERROR(SEARCH(&quot;GMV&quot;;[.AH39]))))" style:apply-style-name="ConditionalStyle_5f_3" style:base-cell-address="TicketsNAOS.AH39"/>
      <style:map style:condition="is-true-formula(NOT(ISERROR(SEARCH(&quot;OT&quot;;[.AH39]))))" style:apply-style-name="ConditionalStyle_5f_4" style:base-cell-address="TicketsNAOS.AH39"/>
      <style:map style:condition="is-true-formula(NOT(ISERROR(SEARCH(&quot;PdU&quot;;[.AH39]))))" style:apply-style-name="ConditionalStyle_5f_5" style:base-cell-address="TicketsNAOS.AH39"/>
      <style:map style:condition="is-true-formula(NOT(ISERROR(SEARCH(&quot;TdS&quot;;[.AH39]))))" style:apply-style-name="ConditionalStyle_5f_6" style:base-cell-address="TicketsNAOS.AH39"/>
      <style:map style:condition="is-true-formula(NOT(ISERROR(SEARCH(&quot;Cerrado&quot;;[.AH39]))))" style:apply-style-name="Estilo_5f_Cerrada" style:base-cell-address="TicketsNAOS.AH39"/>
    </style:style>
    <style:style style:name="ce4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40]))))" style:apply-style-name="ConditionalStyle_5f_2" style:base-cell-address="TicketsNAOS.AH40"/>
      <style:map style:condition="is-true-formula(NOT(ISERROR(SEARCH(&quot;GMV&quot;;[.AH40]))))" style:apply-style-name="ConditionalStyle_5f_3" style:base-cell-address="TicketsNAOS.AH40"/>
      <style:map style:condition="is-true-formula(NOT(ISERROR(SEARCH(&quot;OT&quot;;[.AH40]))))" style:apply-style-name="ConditionalStyle_5f_4" style:base-cell-address="TicketsNAOS.AH40"/>
      <style:map style:condition="is-true-formula(NOT(ISERROR(SEARCH(&quot;PdU&quot;;[.AH40]))))" style:apply-style-name="ConditionalStyle_5f_5" style:base-cell-address="TicketsNAOS.AH40"/>
      <style:map style:condition="is-true-formula(NOT(ISERROR(SEARCH(&quot;TdS&quot;;[.AH40]))))" style:apply-style-name="ConditionalStyle_5f_6" style:base-cell-address="TicketsNAOS.AH40"/>
      <style:map style:condition="is-true-formula(NOT(ISERROR(SEARCH(&quot;Cerrado&quot;;[.AH40]))))" style:apply-style-name="Estilo_5f_Cerrada" style:base-cell-address="TicketsNAOS.AH40"/>
    </style:style>
    <style:style style:name="ce4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41]))))" style:apply-style-name="ConditionalStyle_5f_2" style:base-cell-address="TicketsNAOS.AH41"/>
      <style:map style:condition="is-true-formula(NOT(ISERROR(SEARCH(&quot;GMV&quot;;[.AH41]))))" style:apply-style-name="ConditionalStyle_5f_3" style:base-cell-address="TicketsNAOS.AH41"/>
      <style:map style:condition="is-true-formula(NOT(ISERROR(SEARCH(&quot;OT&quot;;[.AH41]))))" style:apply-style-name="ConditionalStyle_5f_4" style:base-cell-address="TicketsNAOS.AH41"/>
      <style:map style:condition="is-true-formula(NOT(ISERROR(SEARCH(&quot;PdU&quot;;[.AH41]))))" style:apply-style-name="ConditionalStyle_5f_5" style:base-cell-address="TicketsNAOS.AH41"/>
      <style:map style:condition="is-true-formula(NOT(ISERROR(SEARCH(&quot;TdS&quot;;[.AH41]))))" style:apply-style-name="ConditionalStyle_5f_6" style:base-cell-address="TicketsNAOS.AH41"/>
      <style:map style:condition="is-true-formula(NOT(ISERROR(SEARCH(&quot;Cerrado&quot;;[.AH41]))))" style:apply-style-name="Estilo_5f_Cerrada" style:base-cell-address="TicketsNAOS.AH41"/>
    </style:style>
    <style:style style:name="ce4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42]))))" style:apply-style-name="ConditionalStyle_5f_2" style:base-cell-address="TicketsNAOS.AH42"/>
      <style:map style:condition="is-true-formula(NOT(ISERROR(SEARCH(&quot;GMV&quot;;[.AH42]))))" style:apply-style-name="ConditionalStyle_5f_3" style:base-cell-address="TicketsNAOS.AH42"/>
      <style:map style:condition="is-true-formula(NOT(ISERROR(SEARCH(&quot;OT&quot;;[.AH42]))))" style:apply-style-name="ConditionalStyle_5f_4" style:base-cell-address="TicketsNAOS.AH42"/>
      <style:map style:condition="is-true-formula(NOT(ISERROR(SEARCH(&quot;PdU&quot;;[.AH42]))))" style:apply-style-name="ConditionalStyle_5f_5" style:base-cell-address="TicketsNAOS.AH42"/>
      <style:map style:condition="is-true-formula(NOT(ISERROR(SEARCH(&quot;TdS&quot;;[.AH42]))))" style:apply-style-name="ConditionalStyle_5f_6" style:base-cell-address="TicketsNAOS.AH42"/>
      <style:map style:condition="is-true-formula(NOT(ISERROR(SEARCH(&quot;Cerrado&quot;;[.AH42]))))" style:apply-style-name="Estilo_5f_Cerrada" style:base-cell-address="TicketsNAOS.AH42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43]))))" style:apply-style-name="ConditionalStyle_5f_2" style:base-cell-address="TicketsNAOS.AH43"/>
      <style:map style:condition="is-true-formula(NOT(ISERROR(SEARCH(&quot;GMV&quot;;[.AH43]))))" style:apply-style-name="ConditionalStyle_5f_3" style:base-cell-address="TicketsNAOS.AH43"/>
      <style:map style:condition="is-true-formula(NOT(ISERROR(SEARCH(&quot;OT&quot;;[.AH43]))))" style:apply-style-name="ConditionalStyle_5f_4" style:base-cell-address="TicketsNAOS.AH43"/>
      <style:map style:condition="is-true-formula(NOT(ISERROR(SEARCH(&quot;PdU&quot;;[.AH43]))))" style:apply-style-name="ConditionalStyle_5f_5" style:base-cell-address="TicketsNAOS.AH43"/>
      <style:map style:condition="is-true-formula(NOT(ISERROR(SEARCH(&quot;TdS&quot;;[.AH43]))))" style:apply-style-name="ConditionalStyle_5f_6" style:base-cell-address="TicketsNAOS.AH43"/>
      <style:map style:condition="is-true-formula(NOT(ISERROR(SEARCH(&quot;Cerrado&quot;;[.AH43]))))" style:apply-style-name="Estilo_5f_Cerrada" style:base-cell-address="TicketsNAOS.AH43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H44]))))" style:apply-style-name="ConditionalStyle_5f_2" style:base-cell-address="TicketsNAOS.AH44"/>
      <style:map style:condition="is-true-formula(NOT(ISERROR(SEARCH(&quot;GMV&quot;;[.AH44]))))" style:apply-style-name="ConditionalStyle_5f_3" style:base-cell-address="TicketsNAOS.AH44"/>
      <style:map style:condition="is-true-formula(NOT(ISERROR(SEARCH(&quot;OT&quot;;[.AH44]))))" style:apply-style-name="ConditionalStyle_5f_4" style:base-cell-address="TicketsNAOS.AH44"/>
      <style:map style:condition="is-true-formula(NOT(ISERROR(SEARCH(&quot;PdU&quot;;[.AH44]))))" style:apply-style-name="ConditionalStyle_5f_5" style:base-cell-address="TicketsNAOS.AH44"/>
      <style:map style:condition="is-true-formula(NOT(ISERROR(SEARCH(&quot;TdS&quot;;[.AH44]))))" style:apply-style-name="ConditionalStyle_5f_6" style:base-cell-address="TicketsNAOS.AH44"/>
      <style:map style:condition="is-true-formula(NOT(ISERROR(SEARCH(&quot;Cerrado&quot;;[.AH44]))))" style:apply-style-name="Estilo_5f_Cerrada" style:base-cell-address="TicketsNAOS.AH44"/>
    </style:style>
    <style:style style:name="ce50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H59"/>
    </style:style>
    <style:style style:name="ce50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I59"/>
    </style:style>
    <style:style style:name="ce5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2]))))" style:apply-style-name="ConditionalStyle_5f_2" style:base-cell-address="TicketsNAOS.AJ2"/>
      <style:map style:condition="is-true-formula(NOT(ISERROR(SEARCH(&quot;GMV&quot;;[.AJ2]))))" style:apply-style-name="ConditionalStyle_5f_3" style:base-cell-address="TicketsNAOS.AJ2"/>
      <style:map style:condition="is-true-formula(NOT(ISERROR(SEARCH(&quot;OT&quot;;[.AJ2]))))" style:apply-style-name="ConditionalStyle_5f_4" style:base-cell-address="TicketsNAOS.AJ2"/>
      <style:map style:condition="is-true-formula(NOT(ISERROR(SEARCH(&quot;PdU&quot;;[.AJ2]))))" style:apply-style-name="ConditionalStyle_5f_5" style:base-cell-address="TicketsNAOS.AJ2"/>
      <style:map style:condition="is-true-formula(NOT(ISERROR(SEARCH(&quot;TdS&quot;;[.AJ2]))))" style:apply-style-name="ConditionalStyle_5f_6" style:base-cell-address="TicketsNAOS.AJ2"/>
      <style:map style:condition="is-true-formula(NOT(ISERROR(SEARCH(&quot;Cerrado&quot;;[.AJ2]))))" style:apply-style-name="Estilo_5f_Cerrada" style:base-cell-address="TicketsNAOS.AJ2"/>
    </style:style>
    <style:style style:name="ce5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]))))" style:apply-style-name="ConditionalStyle_5f_2" style:base-cell-address="TicketsNAOS.AJ4"/>
      <style:map style:condition="is-true-formula(NOT(ISERROR(SEARCH(&quot;GMV&quot;;[.AJ4]))))" style:apply-style-name="ConditionalStyle_5f_3" style:base-cell-address="TicketsNAOS.AJ4"/>
      <style:map style:condition="is-true-formula(NOT(ISERROR(SEARCH(&quot;OT&quot;;[.AJ4]))))" style:apply-style-name="ConditionalStyle_5f_4" style:base-cell-address="TicketsNAOS.AJ4"/>
      <style:map style:condition="is-true-formula(NOT(ISERROR(SEARCH(&quot;PdU&quot;;[.AJ4]))))" style:apply-style-name="ConditionalStyle_5f_5" style:base-cell-address="TicketsNAOS.AJ4"/>
      <style:map style:condition="is-true-formula(NOT(ISERROR(SEARCH(&quot;TdS&quot;;[.AJ4]))))" style:apply-style-name="ConditionalStyle_5f_6" style:base-cell-address="TicketsNAOS.AJ4"/>
      <style:map style:condition="is-true-formula(NOT(ISERROR(SEARCH(&quot;Cerrado&quot;;[.AJ4]))))" style:apply-style-name="Estilo_5f_Cerrada" style:base-cell-address="TicketsNAOS.AJ4"/>
    </style:style>
    <style:style style:name="ce5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]))))" style:apply-style-name="ConditionalStyle_5f_2" style:base-cell-address="TicketsNAOS.AJ5"/>
      <style:map style:condition="is-true-formula(NOT(ISERROR(SEARCH(&quot;GMV&quot;;[.AJ5]))))" style:apply-style-name="ConditionalStyle_5f_3" style:base-cell-address="TicketsNAOS.AJ5"/>
      <style:map style:condition="is-true-formula(NOT(ISERROR(SEARCH(&quot;OT&quot;;[.AJ5]))))" style:apply-style-name="ConditionalStyle_5f_4" style:base-cell-address="TicketsNAOS.AJ5"/>
      <style:map style:condition="is-true-formula(NOT(ISERROR(SEARCH(&quot;PdU&quot;;[.AJ5]))))" style:apply-style-name="ConditionalStyle_5f_5" style:base-cell-address="TicketsNAOS.AJ5"/>
      <style:map style:condition="is-true-formula(NOT(ISERROR(SEARCH(&quot;TdS&quot;;[.AJ5]))))" style:apply-style-name="ConditionalStyle_5f_6" style:base-cell-address="TicketsNAOS.AJ5"/>
      <style:map style:condition="is-true-formula(NOT(ISERROR(SEARCH(&quot;Cerrado&quot;;[.AJ5]))))" style:apply-style-name="Estilo_5f_Cerrada" style:base-cell-address="TicketsNAOS.AJ5"/>
    </style:style>
    <style:style style:name="ce5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6]))))" style:apply-style-name="ConditionalStyle_5f_2" style:base-cell-address="TicketsNAOS.AJ6"/>
      <style:map style:condition="is-true-formula(NOT(ISERROR(SEARCH(&quot;GMV&quot;;[.AJ6]))))" style:apply-style-name="ConditionalStyle_5f_3" style:base-cell-address="TicketsNAOS.AJ6"/>
      <style:map style:condition="is-true-formula(NOT(ISERROR(SEARCH(&quot;OT&quot;;[.AJ6]))))" style:apply-style-name="ConditionalStyle_5f_4" style:base-cell-address="TicketsNAOS.AJ6"/>
      <style:map style:condition="is-true-formula(NOT(ISERROR(SEARCH(&quot;PdU&quot;;[.AJ6]))))" style:apply-style-name="ConditionalStyle_5f_5" style:base-cell-address="TicketsNAOS.AJ6"/>
      <style:map style:condition="is-true-formula(NOT(ISERROR(SEARCH(&quot;TdS&quot;;[.AJ6]))))" style:apply-style-name="ConditionalStyle_5f_6" style:base-cell-address="TicketsNAOS.AJ6"/>
      <style:map style:condition="is-true-formula(NOT(ISERROR(SEARCH(&quot;Cerrado&quot;;[.AJ6]))))" style:apply-style-name="Estilo_5f_Cerrada" style:base-cell-address="TicketsNAOS.AJ6"/>
    </style:style>
    <style:style style:name="ce5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7]))))" style:apply-style-name="ConditionalStyle_5f_2" style:base-cell-address="TicketsNAOS.AJ7"/>
      <style:map style:condition="is-true-formula(NOT(ISERROR(SEARCH(&quot;GMV&quot;;[.AJ7]))))" style:apply-style-name="ConditionalStyle_5f_3" style:base-cell-address="TicketsNAOS.AJ7"/>
      <style:map style:condition="is-true-formula(NOT(ISERROR(SEARCH(&quot;OT&quot;;[.AJ7]))))" style:apply-style-name="ConditionalStyle_5f_4" style:base-cell-address="TicketsNAOS.AJ7"/>
      <style:map style:condition="is-true-formula(NOT(ISERROR(SEARCH(&quot;PdU&quot;;[.AJ7]))))" style:apply-style-name="ConditionalStyle_5f_5" style:base-cell-address="TicketsNAOS.AJ7"/>
      <style:map style:condition="is-true-formula(NOT(ISERROR(SEARCH(&quot;TdS&quot;;[.AJ7]))))" style:apply-style-name="ConditionalStyle_5f_6" style:base-cell-address="TicketsNAOS.AJ7"/>
      <style:map style:condition="is-true-formula(NOT(ISERROR(SEARCH(&quot;Cerrado&quot;;[.AJ7]))))" style:apply-style-name="Estilo_5f_Cerrada" style:base-cell-address="TicketsNAOS.AJ7"/>
    </style:style>
    <style:style style:name="ce5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9]))))" style:apply-style-name="ConditionalStyle_5f_2" style:base-cell-address="TicketsNAOS.AJ9"/>
      <style:map style:condition="is-true-formula(NOT(ISERROR(SEARCH(&quot;GMV&quot;;[.AJ9]))))" style:apply-style-name="ConditionalStyle_5f_3" style:base-cell-address="TicketsNAOS.AJ9"/>
      <style:map style:condition="is-true-formula(NOT(ISERROR(SEARCH(&quot;OT&quot;;[.AJ9]))))" style:apply-style-name="ConditionalStyle_5f_4" style:base-cell-address="TicketsNAOS.AJ9"/>
      <style:map style:condition="is-true-formula(NOT(ISERROR(SEARCH(&quot;PdU&quot;;[.AJ9]))))" style:apply-style-name="ConditionalStyle_5f_5" style:base-cell-address="TicketsNAOS.AJ9"/>
      <style:map style:condition="is-true-formula(NOT(ISERROR(SEARCH(&quot;TdS&quot;;[.AJ9]))))" style:apply-style-name="ConditionalStyle_5f_6" style:base-cell-address="TicketsNAOS.AJ9"/>
      <style:map style:condition="is-true-formula(NOT(ISERROR(SEARCH(&quot;Cerrado&quot;;[.AJ9]))))" style:apply-style-name="Estilo_5f_Cerrada" style:base-cell-address="TicketsNAOS.AJ9"/>
    </style:style>
    <style:style style:name="ce5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15]))))" style:apply-style-name="ConditionalStyle_5f_2" style:base-cell-address="TicketsNAOS.AJ15"/>
      <style:map style:condition="is-true-formula(NOT(ISERROR(SEARCH(&quot;GMV&quot;;[.AJ15]))))" style:apply-style-name="ConditionalStyle_5f_3" style:base-cell-address="TicketsNAOS.AJ15"/>
      <style:map style:condition="is-true-formula(NOT(ISERROR(SEARCH(&quot;OT&quot;;[.AJ15]))))" style:apply-style-name="ConditionalStyle_5f_4" style:base-cell-address="TicketsNAOS.AJ15"/>
      <style:map style:condition="is-true-formula(NOT(ISERROR(SEARCH(&quot;PdU&quot;;[.AJ15]))))" style:apply-style-name="ConditionalStyle_5f_5" style:base-cell-address="TicketsNAOS.AJ15"/>
      <style:map style:condition="is-true-formula(NOT(ISERROR(SEARCH(&quot;TdS&quot;;[.AJ15]))))" style:apply-style-name="ConditionalStyle_5f_6" style:base-cell-address="TicketsNAOS.AJ15"/>
      <style:map style:condition="is-true-formula(NOT(ISERROR(SEARCH(&quot;Cerrado&quot;;[.AJ15]))))" style:apply-style-name="Estilo_5f_Cerrada" style:base-cell-address="TicketsNAOS.AJ15"/>
    </style:style>
    <style:style style:name="ce5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18]))))" style:apply-style-name="ConditionalStyle_5f_2" style:base-cell-address="TicketsNAOS.AJ18"/>
      <style:map style:condition="is-true-formula(NOT(ISERROR(SEARCH(&quot;GMV&quot;;[.AJ18]))))" style:apply-style-name="ConditionalStyle_5f_3" style:base-cell-address="TicketsNAOS.AJ18"/>
      <style:map style:condition="is-true-formula(NOT(ISERROR(SEARCH(&quot;OT&quot;;[.AJ18]))))" style:apply-style-name="ConditionalStyle_5f_4" style:base-cell-address="TicketsNAOS.AJ18"/>
      <style:map style:condition="is-true-formula(NOT(ISERROR(SEARCH(&quot;PdU&quot;;[.AJ18]))))" style:apply-style-name="ConditionalStyle_5f_5" style:base-cell-address="TicketsNAOS.AJ18"/>
      <style:map style:condition="is-true-formula(NOT(ISERROR(SEARCH(&quot;TdS&quot;;[.AJ18]))))" style:apply-style-name="ConditionalStyle_5f_6" style:base-cell-address="TicketsNAOS.AJ18"/>
      <style:map style:condition="is-true-formula(NOT(ISERROR(SEARCH(&quot;Cerrado&quot;;[.AJ18]))))" style:apply-style-name="Estilo_5f_Cerrada" style:base-cell-address="TicketsNAOS.AJ18"/>
    </style:style>
    <style:style style:name="ce5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28]))))" style:apply-style-name="ConditionalStyle_5f_2" style:base-cell-address="TicketsNAOS.AJ28"/>
      <style:map style:condition="is-true-formula(NOT(ISERROR(SEARCH(&quot;GMV&quot;;[.AJ28]))))" style:apply-style-name="ConditionalStyle_5f_3" style:base-cell-address="TicketsNAOS.AJ28"/>
      <style:map style:condition="is-true-formula(NOT(ISERROR(SEARCH(&quot;OT&quot;;[.AJ28]))))" style:apply-style-name="ConditionalStyle_5f_4" style:base-cell-address="TicketsNAOS.AJ28"/>
      <style:map style:condition="is-true-formula(NOT(ISERROR(SEARCH(&quot;PdU&quot;;[.AJ28]))))" style:apply-style-name="ConditionalStyle_5f_5" style:base-cell-address="TicketsNAOS.AJ28"/>
      <style:map style:condition="is-true-formula(NOT(ISERROR(SEARCH(&quot;TdS&quot;;[.AJ28]))))" style:apply-style-name="ConditionalStyle_5f_6" style:base-cell-address="TicketsNAOS.AJ28"/>
      <style:map style:condition="is-true-formula(NOT(ISERROR(SEARCH(&quot;Cerrado&quot;;[.AJ28]))))" style:apply-style-name="Estilo_5f_Cerrada" style:base-cell-address="TicketsNAOS.AJ28"/>
    </style:style>
    <style:style style:name="ce5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2]))))" style:apply-style-name="ConditionalStyle_5f_2" style:base-cell-address="TicketsNAOS.AJ32"/>
      <style:map style:condition="is-true-formula(NOT(ISERROR(SEARCH(&quot;GMV&quot;;[.AJ32]))))" style:apply-style-name="ConditionalStyle_5f_3" style:base-cell-address="TicketsNAOS.AJ32"/>
      <style:map style:condition="is-true-formula(NOT(ISERROR(SEARCH(&quot;OT&quot;;[.AJ32]))))" style:apply-style-name="ConditionalStyle_5f_4" style:base-cell-address="TicketsNAOS.AJ32"/>
      <style:map style:condition="is-true-formula(NOT(ISERROR(SEARCH(&quot;PdU&quot;;[.AJ32]))))" style:apply-style-name="ConditionalStyle_5f_5" style:base-cell-address="TicketsNAOS.AJ32"/>
      <style:map style:condition="is-true-formula(NOT(ISERROR(SEARCH(&quot;TdS&quot;;[.AJ32]))))" style:apply-style-name="ConditionalStyle_5f_6" style:base-cell-address="TicketsNAOS.AJ32"/>
      <style:map style:condition="is-true-formula(NOT(ISERROR(SEARCH(&quot;Cerrado&quot;;[.AJ32]))))" style:apply-style-name="Estilo_5f_Cerrada" style:base-cell-address="TicketsNAOS.AJ32"/>
    </style:style>
    <style:style style:name="ce5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3]))))" style:apply-style-name="ConditionalStyle_5f_2" style:base-cell-address="TicketsNAOS.AJ33"/>
      <style:map style:condition="is-true-formula(NOT(ISERROR(SEARCH(&quot;GMV&quot;;[.AJ33]))))" style:apply-style-name="ConditionalStyle_5f_3" style:base-cell-address="TicketsNAOS.AJ33"/>
      <style:map style:condition="is-true-formula(NOT(ISERROR(SEARCH(&quot;OT&quot;;[.AJ33]))))" style:apply-style-name="ConditionalStyle_5f_4" style:base-cell-address="TicketsNAOS.AJ33"/>
      <style:map style:condition="is-true-formula(NOT(ISERROR(SEARCH(&quot;PdU&quot;;[.AJ33]))))" style:apply-style-name="ConditionalStyle_5f_5" style:base-cell-address="TicketsNAOS.AJ33"/>
      <style:map style:condition="is-true-formula(NOT(ISERROR(SEARCH(&quot;TdS&quot;;[.AJ33]))))" style:apply-style-name="ConditionalStyle_5f_6" style:base-cell-address="TicketsNAOS.AJ33"/>
      <style:map style:condition="is-true-formula(NOT(ISERROR(SEARCH(&quot;Cerrado&quot;;[.AJ33]))))" style:apply-style-name="Estilo_5f_Cerrada" style:base-cell-address="TicketsNAOS.AJ33"/>
    </style:style>
    <style:style style:name="ce5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5]))))" style:apply-style-name="ConditionalStyle_5f_2" style:base-cell-address="TicketsNAOS.AJ35"/>
      <style:map style:condition="is-true-formula(NOT(ISERROR(SEARCH(&quot;GMV&quot;;[.AJ35]))))" style:apply-style-name="ConditionalStyle_5f_3" style:base-cell-address="TicketsNAOS.AJ35"/>
      <style:map style:condition="is-true-formula(NOT(ISERROR(SEARCH(&quot;OT&quot;;[.AJ35]))))" style:apply-style-name="ConditionalStyle_5f_4" style:base-cell-address="TicketsNAOS.AJ35"/>
      <style:map style:condition="is-true-formula(NOT(ISERROR(SEARCH(&quot;PdU&quot;;[.AJ35]))))" style:apply-style-name="ConditionalStyle_5f_5" style:base-cell-address="TicketsNAOS.AJ35"/>
      <style:map style:condition="is-true-formula(NOT(ISERROR(SEARCH(&quot;TdS&quot;;[.AJ35]))))" style:apply-style-name="ConditionalStyle_5f_6" style:base-cell-address="TicketsNAOS.AJ35"/>
      <style:map style:condition="is-true-formula(NOT(ISERROR(SEARCH(&quot;Cerrado&quot;;[.AJ35]))))" style:apply-style-name="Estilo_5f_Cerrada" style:base-cell-address="TicketsNAOS.AJ35"/>
    </style:style>
    <style:style style:name="ce5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6]))))" style:apply-style-name="ConditionalStyle_5f_2" style:base-cell-address="TicketsNAOS.AJ36"/>
      <style:map style:condition="is-true-formula(NOT(ISERROR(SEARCH(&quot;GMV&quot;;[.AJ36]))))" style:apply-style-name="ConditionalStyle_5f_3" style:base-cell-address="TicketsNAOS.AJ36"/>
      <style:map style:condition="is-true-formula(NOT(ISERROR(SEARCH(&quot;OT&quot;;[.AJ36]))))" style:apply-style-name="ConditionalStyle_5f_4" style:base-cell-address="TicketsNAOS.AJ36"/>
      <style:map style:condition="is-true-formula(NOT(ISERROR(SEARCH(&quot;PdU&quot;;[.AJ36]))))" style:apply-style-name="ConditionalStyle_5f_5" style:base-cell-address="TicketsNAOS.AJ36"/>
      <style:map style:condition="is-true-formula(NOT(ISERROR(SEARCH(&quot;TdS&quot;;[.AJ36]))))" style:apply-style-name="ConditionalStyle_5f_6" style:base-cell-address="TicketsNAOS.AJ36"/>
      <style:map style:condition="is-true-formula(NOT(ISERROR(SEARCH(&quot;Cerrado&quot;;[.AJ36]))))" style:apply-style-name="Estilo_5f_Cerrada" style:base-cell-address="TicketsNAOS.AJ36"/>
    </style:style>
    <style:style style:name="ce5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7]))))" style:apply-style-name="ConditionalStyle_5f_2" style:base-cell-address="TicketsNAOS.AJ37"/>
      <style:map style:condition="is-true-formula(NOT(ISERROR(SEARCH(&quot;GMV&quot;;[.AJ37]))))" style:apply-style-name="ConditionalStyle_5f_3" style:base-cell-address="TicketsNAOS.AJ37"/>
      <style:map style:condition="is-true-formula(NOT(ISERROR(SEARCH(&quot;OT&quot;;[.AJ37]))))" style:apply-style-name="ConditionalStyle_5f_4" style:base-cell-address="TicketsNAOS.AJ37"/>
      <style:map style:condition="is-true-formula(NOT(ISERROR(SEARCH(&quot;PdU&quot;;[.AJ37]))))" style:apply-style-name="ConditionalStyle_5f_5" style:base-cell-address="TicketsNAOS.AJ37"/>
      <style:map style:condition="is-true-formula(NOT(ISERROR(SEARCH(&quot;TdS&quot;;[.AJ37]))))" style:apply-style-name="ConditionalStyle_5f_6" style:base-cell-address="TicketsNAOS.AJ37"/>
      <style:map style:condition="is-true-formula(NOT(ISERROR(SEARCH(&quot;Cerrado&quot;;[.AJ37]))))" style:apply-style-name="Estilo_5f_Cerrada" style:base-cell-address="TicketsNAOS.AJ37"/>
    </style:style>
    <style:style style:name="ce5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8]))))" style:apply-style-name="ConditionalStyle_5f_2" style:base-cell-address="TicketsNAOS.AJ38"/>
      <style:map style:condition="is-true-formula(NOT(ISERROR(SEARCH(&quot;GMV&quot;;[.AJ38]))))" style:apply-style-name="ConditionalStyle_5f_3" style:base-cell-address="TicketsNAOS.AJ38"/>
      <style:map style:condition="is-true-formula(NOT(ISERROR(SEARCH(&quot;OT&quot;;[.AJ38]))))" style:apply-style-name="ConditionalStyle_5f_4" style:base-cell-address="TicketsNAOS.AJ38"/>
      <style:map style:condition="is-true-formula(NOT(ISERROR(SEARCH(&quot;PdU&quot;;[.AJ38]))))" style:apply-style-name="ConditionalStyle_5f_5" style:base-cell-address="TicketsNAOS.AJ38"/>
      <style:map style:condition="is-true-formula(NOT(ISERROR(SEARCH(&quot;TdS&quot;;[.AJ38]))))" style:apply-style-name="ConditionalStyle_5f_6" style:base-cell-address="TicketsNAOS.AJ38"/>
      <style:map style:condition="is-true-formula(NOT(ISERROR(SEARCH(&quot;Cerrado&quot;;[.AJ38]))))" style:apply-style-name="Estilo_5f_Cerrada" style:base-cell-address="TicketsNAOS.AJ38"/>
    </style:style>
    <style:style style:name="ce5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39]))))" style:apply-style-name="ConditionalStyle_5f_2" style:base-cell-address="TicketsNAOS.AJ39"/>
      <style:map style:condition="is-true-formula(NOT(ISERROR(SEARCH(&quot;GMV&quot;;[.AJ39]))))" style:apply-style-name="ConditionalStyle_5f_3" style:base-cell-address="TicketsNAOS.AJ39"/>
      <style:map style:condition="is-true-formula(NOT(ISERROR(SEARCH(&quot;OT&quot;;[.AJ39]))))" style:apply-style-name="ConditionalStyle_5f_4" style:base-cell-address="TicketsNAOS.AJ39"/>
      <style:map style:condition="is-true-formula(NOT(ISERROR(SEARCH(&quot;PdU&quot;;[.AJ39]))))" style:apply-style-name="ConditionalStyle_5f_5" style:base-cell-address="TicketsNAOS.AJ39"/>
      <style:map style:condition="is-true-formula(NOT(ISERROR(SEARCH(&quot;TdS&quot;;[.AJ39]))))" style:apply-style-name="ConditionalStyle_5f_6" style:base-cell-address="TicketsNAOS.AJ39"/>
      <style:map style:condition="is-true-formula(NOT(ISERROR(SEARCH(&quot;Cerrado&quot;;[.AJ39]))))" style:apply-style-name="Estilo_5f_Cerrada" style:base-cell-address="TicketsNAOS.AJ39"/>
    </style:style>
    <style:style style:name="ce5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0]))))" style:apply-style-name="ConditionalStyle_5f_2" style:base-cell-address="TicketsNAOS.AJ40"/>
      <style:map style:condition="is-true-formula(NOT(ISERROR(SEARCH(&quot;GMV&quot;;[.AJ40]))))" style:apply-style-name="ConditionalStyle_5f_3" style:base-cell-address="TicketsNAOS.AJ40"/>
      <style:map style:condition="is-true-formula(NOT(ISERROR(SEARCH(&quot;OT&quot;;[.AJ40]))))" style:apply-style-name="ConditionalStyle_5f_4" style:base-cell-address="TicketsNAOS.AJ40"/>
      <style:map style:condition="is-true-formula(NOT(ISERROR(SEARCH(&quot;PdU&quot;;[.AJ40]))))" style:apply-style-name="ConditionalStyle_5f_5" style:base-cell-address="TicketsNAOS.AJ40"/>
      <style:map style:condition="is-true-formula(NOT(ISERROR(SEARCH(&quot;TdS&quot;;[.AJ40]))))" style:apply-style-name="ConditionalStyle_5f_6" style:base-cell-address="TicketsNAOS.AJ40"/>
      <style:map style:condition="is-true-formula(NOT(ISERROR(SEARCH(&quot;Cerrado&quot;;[.AJ40]))))" style:apply-style-name="Estilo_5f_Cerrada" style:base-cell-address="TicketsNAOS.AJ40"/>
    </style:style>
    <style:style style:name="ce5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1]))))" style:apply-style-name="ConditionalStyle_5f_2" style:base-cell-address="TicketsNAOS.AJ41"/>
      <style:map style:condition="is-true-formula(NOT(ISERROR(SEARCH(&quot;GMV&quot;;[.AJ41]))))" style:apply-style-name="ConditionalStyle_5f_3" style:base-cell-address="TicketsNAOS.AJ41"/>
      <style:map style:condition="is-true-formula(NOT(ISERROR(SEARCH(&quot;OT&quot;;[.AJ41]))))" style:apply-style-name="ConditionalStyle_5f_4" style:base-cell-address="TicketsNAOS.AJ41"/>
      <style:map style:condition="is-true-formula(NOT(ISERROR(SEARCH(&quot;PdU&quot;;[.AJ41]))))" style:apply-style-name="ConditionalStyle_5f_5" style:base-cell-address="TicketsNAOS.AJ41"/>
      <style:map style:condition="is-true-formula(NOT(ISERROR(SEARCH(&quot;TdS&quot;;[.AJ41]))))" style:apply-style-name="ConditionalStyle_5f_6" style:base-cell-address="TicketsNAOS.AJ41"/>
      <style:map style:condition="is-true-formula(NOT(ISERROR(SEARCH(&quot;Cerrado&quot;;[.AJ41]))))" style:apply-style-name="Estilo_5f_Cerrada" style:base-cell-address="TicketsNAOS.AJ41"/>
    </style:style>
    <style:style style:name="ce5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2]))))" style:apply-style-name="ConditionalStyle_5f_2" style:base-cell-address="TicketsNAOS.AJ42"/>
      <style:map style:condition="is-true-formula(NOT(ISERROR(SEARCH(&quot;GMV&quot;;[.AJ42]))))" style:apply-style-name="ConditionalStyle_5f_3" style:base-cell-address="TicketsNAOS.AJ42"/>
      <style:map style:condition="is-true-formula(NOT(ISERROR(SEARCH(&quot;OT&quot;;[.AJ42]))))" style:apply-style-name="ConditionalStyle_5f_4" style:base-cell-address="TicketsNAOS.AJ42"/>
      <style:map style:condition="is-true-formula(NOT(ISERROR(SEARCH(&quot;PdU&quot;;[.AJ42]))))" style:apply-style-name="ConditionalStyle_5f_5" style:base-cell-address="TicketsNAOS.AJ42"/>
      <style:map style:condition="is-true-formula(NOT(ISERROR(SEARCH(&quot;TdS&quot;;[.AJ42]))))" style:apply-style-name="ConditionalStyle_5f_6" style:base-cell-address="TicketsNAOS.AJ42"/>
      <style:map style:condition="is-true-formula(NOT(ISERROR(SEARCH(&quot;Cerrado&quot;;[.AJ42]))))" style:apply-style-name="Estilo_5f_Cerrada" style:base-cell-address="TicketsNAOS.AJ42"/>
    </style:style>
    <style:style style:name="ce5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3]))))" style:apply-style-name="ConditionalStyle_5f_2" style:base-cell-address="TicketsNAOS.AJ43"/>
      <style:map style:condition="is-true-formula(NOT(ISERROR(SEARCH(&quot;GMV&quot;;[.AJ43]))))" style:apply-style-name="ConditionalStyle_5f_3" style:base-cell-address="TicketsNAOS.AJ43"/>
      <style:map style:condition="is-true-formula(NOT(ISERROR(SEARCH(&quot;OT&quot;;[.AJ43]))))" style:apply-style-name="ConditionalStyle_5f_4" style:base-cell-address="TicketsNAOS.AJ43"/>
      <style:map style:condition="is-true-formula(NOT(ISERROR(SEARCH(&quot;PdU&quot;;[.AJ43]))))" style:apply-style-name="ConditionalStyle_5f_5" style:base-cell-address="TicketsNAOS.AJ43"/>
      <style:map style:condition="is-true-formula(NOT(ISERROR(SEARCH(&quot;TdS&quot;;[.AJ43]))))" style:apply-style-name="ConditionalStyle_5f_6" style:base-cell-address="TicketsNAOS.AJ43"/>
      <style:map style:condition="is-true-formula(NOT(ISERROR(SEARCH(&quot;Cerrado&quot;;[.AJ43]))))" style:apply-style-name="Estilo_5f_Cerrada" style:base-cell-address="TicketsNAOS.AJ43"/>
    </style:style>
    <style:style style:name="ce5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4]))))" style:apply-style-name="ConditionalStyle_5f_2" style:base-cell-address="TicketsNAOS.AJ44"/>
      <style:map style:condition="is-true-formula(NOT(ISERROR(SEARCH(&quot;GMV&quot;;[.AJ44]))))" style:apply-style-name="ConditionalStyle_5f_3" style:base-cell-address="TicketsNAOS.AJ44"/>
      <style:map style:condition="is-true-formula(NOT(ISERROR(SEARCH(&quot;OT&quot;;[.AJ44]))))" style:apply-style-name="ConditionalStyle_5f_4" style:base-cell-address="TicketsNAOS.AJ44"/>
      <style:map style:condition="is-true-formula(NOT(ISERROR(SEARCH(&quot;PdU&quot;;[.AJ44]))))" style:apply-style-name="ConditionalStyle_5f_5" style:base-cell-address="TicketsNAOS.AJ44"/>
      <style:map style:condition="is-true-formula(NOT(ISERROR(SEARCH(&quot;TdS&quot;;[.AJ44]))))" style:apply-style-name="ConditionalStyle_5f_6" style:base-cell-address="TicketsNAOS.AJ44"/>
      <style:map style:condition="is-true-formula(NOT(ISERROR(SEARCH(&quot;Cerrado&quot;;[.AJ44]))))" style:apply-style-name="Estilo_5f_Cerrada" style:base-cell-address="TicketsNAOS.AJ44"/>
    </style:style>
    <style:style style:name="ce5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5]))))" style:apply-style-name="ConditionalStyle_5f_2" style:base-cell-address="TicketsNAOS.AJ45"/>
      <style:map style:condition="is-true-formula(NOT(ISERROR(SEARCH(&quot;GMV&quot;;[.AJ45]))))" style:apply-style-name="ConditionalStyle_5f_3" style:base-cell-address="TicketsNAOS.AJ45"/>
      <style:map style:condition="is-true-formula(NOT(ISERROR(SEARCH(&quot;OT&quot;;[.AJ45]))))" style:apply-style-name="ConditionalStyle_5f_4" style:base-cell-address="TicketsNAOS.AJ45"/>
      <style:map style:condition="is-true-formula(NOT(ISERROR(SEARCH(&quot;PdU&quot;;[.AJ45]))))" style:apply-style-name="ConditionalStyle_5f_5" style:base-cell-address="TicketsNAOS.AJ45"/>
      <style:map style:condition="is-true-formula(NOT(ISERROR(SEARCH(&quot;TdS&quot;;[.AJ45]))))" style:apply-style-name="ConditionalStyle_5f_6" style:base-cell-address="TicketsNAOS.AJ45"/>
      <style:map style:condition="is-true-formula(NOT(ISERROR(SEARCH(&quot;Cerrado&quot;;[.AJ45]))))" style:apply-style-name="Estilo_5f_Cerrada" style:base-cell-address="TicketsNAOS.AJ45"/>
    </style:style>
    <style:style style:name="ce5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6]))))" style:apply-style-name="ConditionalStyle_5f_2" style:base-cell-address="TicketsNAOS.AJ46"/>
      <style:map style:condition="is-true-formula(NOT(ISERROR(SEARCH(&quot;GMV&quot;;[.AJ46]))))" style:apply-style-name="ConditionalStyle_5f_3" style:base-cell-address="TicketsNAOS.AJ46"/>
      <style:map style:condition="is-true-formula(NOT(ISERROR(SEARCH(&quot;OT&quot;;[.AJ46]))))" style:apply-style-name="ConditionalStyle_5f_4" style:base-cell-address="TicketsNAOS.AJ46"/>
      <style:map style:condition="is-true-formula(NOT(ISERROR(SEARCH(&quot;PdU&quot;;[.AJ46]))))" style:apply-style-name="ConditionalStyle_5f_5" style:base-cell-address="TicketsNAOS.AJ46"/>
      <style:map style:condition="is-true-formula(NOT(ISERROR(SEARCH(&quot;TdS&quot;;[.AJ46]))))" style:apply-style-name="ConditionalStyle_5f_6" style:base-cell-address="TicketsNAOS.AJ46"/>
      <style:map style:condition="is-true-formula(NOT(ISERROR(SEARCH(&quot;Cerrado&quot;;[.AJ46]))))" style:apply-style-name="Estilo_5f_Cerrada" style:base-cell-address="TicketsNAOS.AJ46"/>
    </style:style>
    <style:style style:name="ce5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7]))))" style:apply-style-name="ConditionalStyle_5f_2" style:base-cell-address="TicketsNAOS.AJ47"/>
      <style:map style:condition="is-true-formula(NOT(ISERROR(SEARCH(&quot;GMV&quot;;[.AJ47]))))" style:apply-style-name="ConditionalStyle_5f_3" style:base-cell-address="TicketsNAOS.AJ47"/>
      <style:map style:condition="is-true-formula(NOT(ISERROR(SEARCH(&quot;OT&quot;;[.AJ47]))))" style:apply-style-name="ConditionalStyle_5f_4" style:base-cell-address="TicketsNAOS.AJ47"/>
      <style:map style:condition="is-true-formula(NOT(ISERROR(SEARCH(&quot;PdU&quot;;[.AJ47]))))" style:apply-style-name="ConditionalStyle_5f_5" style:base-cell-address="TicketsNAOS.AJ47"/>
      <style:map style:condition="is-true-formula(NOT(ISERROR(SEARCH(&quot;TdS&quot;;[.AJ47]))))" style:apply-style-name="ConditionalStyle_5f_6" style:base-cell-address="TicketsNAOS.AJ47"/>
      <style:map style:condition="is-true-formula(NOT(ISERROR(SEARCH(&quot;Cerrado&quot;;[.AJ47]))))" style:apply-style-name="Estilo_5f_Cerrada" style:base-cell-address="TicketsNAOS.AJ47"/>
    </style:style>
    <style:style style:name="ce5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8]))))" style:apply-style-name="ConditionalStyle_5f_2" style:base-cell-address="TicketsNAOS.AJ48"/>
      <style:map style:condition="is-true-formula(NOT(ISERROR(SEARCH(&quot;GMV&quot;;[.AJ48]))))" style:apply-style-name="ConditionalStyle_5f_3" style:base-cell-address="TicketsNAOS.AJ48"/>
      <style:map style:condition="is-true-formula(NOT(ISERROR(SEARCH(&quot;OT&quot;;[.AJ48]))))" style:apply-style-name="ConditionalStyle_5f_4" style:base-cell-address="TicketsNAOS.AJ48"/>
      <style:map style:condition="is-true-formula(NOT(ISERROR(SEARCH(&quot;PdU&quot;;[.AJ48]))))" style:apply-style-name="ConditionalStyle_5f_5" style:base-cell-address="TicketsNAOS.AJ48"/>
      <style:map style:condition="is-true-formula(NOT(ISERROR(SEARCH(&quot;TdS&quot;;[.AJ48]))))" style:apply-style-name="ConditionalStyle_5f_6" style:base-cell-address="TicketsNAOS.AJ48"/>
      <style:map style:condition="is-true-formula(NOT(ISERROR(SEARCH(&quot;Cerrado&quot;;[.AJ48]))))" style:apply-style-name="Estilo_5f_Cerrada" style:base-cell-address="TicketsNAOS.AJ48"/>
    </style:style>
    <style:style style:name="ce5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49]))))" style:apply-style-name="ConditionalStyle_5f_2" style:base-cell-address="TicketsNAOS.AJ49"/>
      <style:map style:condition="is-true-formula(NOT(ISERROR(SEARCH(&quot;GMV&quot;;[.AJ49]))))" style:apply-style-name="ConditionalStyle_5f_3" style:base-cell-address="TicketsNAOS.AJ49"/>
      <style:map style:condition="is-true-formula(NOT(ISERROR(SEARCH(&quot;OT&quot;;[.AJ49]))))" style:apply-style-name="ConditionalStyle_5f_4" style:base-cell-address="TicketsNAOS.AJ49"/>
      <style:map style:condition="is-true-formula(NOT(ISERROR(SEARCH(&quot;PdU&quot;;[.AJ49]))))" style:apply-style-name="ConditionalStyle_5f_5" style:base-cell-address="TicketsNAOS.AJ49"/>
      <style:map style:condition="is-true-formula(NOT(ISERROR(SEARCH(&quot;TdS&quot;;[.AJ49]))))" style:apply-style-name="ConditionalStyle_5f_6" style:base-cell-address="TicketsNAOS.AJ49"/>
      <style:map style:condition="is-true-formula(NOT(ISERROR(SEARCH(&quot;Cerrado&quot;;[.AJ49]))))" style:apply-style-name="Estilo_5f_Cerrada" style:base-cell-address="TicketsNAOS.AJ49"/>
    </style:style>
    <style:style style:name="ce5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0]))))" style:apply-style-name="ConditionalStyle_5f_2" style:base-cell-address="TicketsNAOS.AJ50"/>
      <style:map style:condition="is-true-formula(NOT(ISERROR(SEARCH(&quot;GMV&quot;;[.AJ50]))))" style:apply-style-name="ConditionalStyle_5f_3" style:base-cell-address="TicketsNAOS.AJ50"/>
      <style:map style:condition="is-true-formula(NOT(ISERROR(SEARCH(&quot;OT&quot;;[.AJ50]))))" style:apply-style-name="ConditionalStyle_5f_4" style:base-cell-address="TicketsNAOS.AJ50"/>
      <style:map style:condition="is-true-formula(NOT(ISERROR(SEARCH(&quot;PdU&quot;;[.AJ50]))))" style:apply-style-name="ConditionalStyle_5f_5" style:base-cell-address="TicketsNAOS.AJ50"/>
      <style:map style:condition="is-true-formula(NOT(ISERROR(SEARCH(&quot;TdS&quot;;[.AJ50]))))" style:apply-style-name="ConditionalStyle_5f_6" style:base-cell-address="TicketsNAOS.AJ50"/>
      <style:map style:condition="is-true-formula(NOT(ISERROR(SEARCH(&quot;Cerrado&quot;;[.AJ50]))))" style:apply-style-name="Estilo_5f_Cerrada" style:base-cell-address="TicketsNAOS.AJ50"/>
    </style:style>
    <style:style style:name="ce5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1]))))" style:apply-style-name="ConditionalStyle_5f_2" style:base-cell-address="TicketsNAOS.AJ51"/>
      <style:map style:condition="is-true-formula(NOT(ISERROR(SEARCH(&quot;GMV&quot;;[.AJ51]))))" style:apply-style-name="ConditionalStyle_5f_3" style:base-cell-address="TicketsNAOS.AJ51"/>
      <style:map style:condition="is-true-formula(NOT(ISERROR(SEARCH(&quot;OT&quot;;[.AJ51]))))" style:apply-style-name="ConditionalStyle_5f_4" style:base-cell-address="TicketsNAOS.AJ51"/>
      <style:map style:condition="is-true-formula(NOT(ISERROR(SEARCH(&quot;PdU&quot;;[.AJ51]))))" style:apply-style-name="ConditionalStyle_5f_5" style:base-cell-address="TicketsNAOS.AJ51"/>
      <style:map style:condition="is-true-formula(NOT(ISERROR(SEARCH(&quot;TdS&quot;;[.AJ51]))))" style:apply-style-name="ConditionalStyle_5f_6" style:base-cell-address="TicketsNAOS.AJ51"/>
      <style:map style:condition="is-true-formula(NOT(ISERROR(SEARCH(&quot;Cerrado&quot;;[.AJ51]))))" style:apply-style-name="Estilo_5f_Cerrada" style:base-cell-address="TicketsNAOS.AJ51"/>
    </style:style>
    <style:style style:name="ce5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2]))))" style:apply-style-name="ConditionalStyle_5f_2" style:base-cell-address="TicketsNAOS.AJ52"/>
      <style:map style:condition="is-true-formula(NOT(ISERROR(SEARCH(&quot;GMV&quot;;[.AJ52]))))" style:apply-style-name="ConditionalStyle_5f_3" style:base-cell-address="TicketsNAOS.AJ52"/>
      <style:map style:condition="is-true-formula(NOT(ISERROR(SEARCH(&quot;OT&quot;;[.AJ52]))))" style:apply-style-name="ConditionalStyle_5f_4" style:base-cell-address="TicketsNAOS.AJ52"/>
      <style:map style:condition="is-true-formula(NOT(ISERROR(SEARCH(&quot;PdU&quot;;[.AJ52]))))" style:apply-style-name="ConditionalStyle_5f_5" style:base-cell-address="TicketsNAOS.AJ52"/>
      <style:map style:condition="is-true-formula(NOT(ISERROR(SEARCH(&quot;TdS&quot;;[.AJ52]))))" style:apply-style-name="ConditionalStyle_5f_6" style:base-cell-address="TicketsNAOS.AJ52"/>
      <style:map style:condition="is-true-formula(NOT(ISERROR(SEARCH(&quot;Cerrado&quot;;[.AJ52]))))" style:apply-style-name="Estilo_5f_Cerrada" style:base-cell-address="TicketsNAOS.AJ52"/>
    </style:style>
    <style:style style:name="ce5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3]))))" style:apply-style-name="ConditionalStyle_5f_2" style:base-cell-address="TicketsNAOS.AJ53"/>
      <style:map style:condition="is-true-formula(NOT(ISERROR(SEARCH(&quot;GMV&quot;;[.AJ53]))))" style:apply-style-name="ConditionalStyle_5f_3" style:base-cell-address="TicketsNAOS.AJ53"/>
      <style:map style:condition="is-true-formula(NOT(ISERROR(SEARCH(&quot;OT&quot;;[.AJ53]))))" style:apply-style-name="ConditionalStyle_5f_4" style:base-cell-address="TicketsNAOS.AJ53"/>
      <style:map style:condition="is-true-formula(NOT(ISERROR(SEARCH(&quot;PdU&quot;;[.AJ53]))))" style:apply-style-name="ConditionalStyle_5f_5" style:base-cell-address="TicketsNAOS.AJ53"/>
      <style:map style:condition="is-true-formula(NOT(ISERROR(SEARCH(&quot;TdS&quot;;[.AJ53]))))" style:apply-style-name="ConditionalStyle_5f_6" style:base-cell-address="TicketsNAOS.AJ53"/>
      <style:map style:condition="is-true-formula(NOT(ISERROR(SEARCH(&quot;Cerrado&quot;;[.AJ53]))))" style:apply-style-name="Estilo_5f_Cerrada" style:base-cell-address="TicketsNAOS.AJ53"/>
    </style:style>
    <style:style style:name="ce5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4]))))" style:apply-style-name="ConditionalStyle_5f_2" style:base-cell-address="TicketsNAOS.AJ54"/>
      <style:map style:condition="is-true-formula(NOT(ISERROR(SEARCH(&quot;GMV&quot;;[.AJ54]))))" style:apply-style-name="ConditionalStyle_5f_3" style:base-cell-address="TicketsNAOS.AJ54"/>
      <style:map style:condition="is-true-formula(NOT(ISERROR(SEARCH(&quot;OT&quot;;[.AJ54]))))" style:apply-style-name="ConditionalStyle_5f_4" style:base-cell-address="TicketsNAOS.AJ54"/>
      <style:map style:condition="is-true-formula(NOT(ISERROR(SEARCH(&quot;PdU&quot;;[.AJ54]))))" style:apply-style-name="ConditionalStyle_5f_5" style:base-cell-address="TicketsNAOS.AJ54"/>
      <style:map style:condition="is-true-formula(NOT(ISERROR(SEARCH(&quot;TdS&quot;;[.AJ54]))))" style:apply-style-name="ConditionalStyle_5f_6" style:base-cell-address="TicketsNAOS.AJ54"/>
      <style:map style:condition="is-true-formula(NOT(ISERROR(SEARCH(&quot;Cerrado&quot;;[.AJ54]))))" style:apply-style-name="Estilo_5f_Cerrada" style:base-cell-address="TicketsNAOS.AJ54"/>
    </style:style>
    <style:style style:name="ce5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5]))))" style:apply-style-name="ConditionalStyle_5f_2" style:base-cell-address="TicketsNAOS.AJ55"/>
      <style:map style:condition="is-true-formula(NOT(ISERROR(SEARCH(&quot;GMV&quot;;[.AJ55]))))" style:apply-style-name="ConditionalStyle_5f_3" style:base-cell-address="TicketsNAOS.AJ55"/>
      <style:map style:condition="is-true-formula(NOT(ISERROR(SEARCH(&quot;OT&quot;;[.AJ55]))))" style:apply-style-name="ConditionalStyle_5f_4" style:base-cell-address="TicketsNAOS.AJ55"/>
      <style:map style:condition="is-true-formula(NOT(ISERROR(SEARCH(&quot;PdU&quot;;[.AJ55]))))" style:apply-style-name="ConditionalStyle_5f_5" style:base-cell-address="TicketsNAOS.AJ55"/>
      <style:map style:condition="is-true-formula(NOT(ISERROR(SEARCH(&quot;TdS&quot;;[.AJ55]))))" style:apply-style-name="ConditionalStyle_5f_6" style:base-cell-address="TicketsNAOS.AJ55"/>
      <style:map style:condition="is-true-formula(NOT(ISERROR(SEARCH(&quot;Cerrado&quot;;[.AJ55]))))" style:apply-style-name="Estilo_5f_Cerrada" style:base-cell-address="TicketsNAOS.AJ55"/>
    </style:style>
    <style:style style:name="ce5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6]))))" style:apply-style-name="ConditionalStyle_5f_2" style:base-cell-address="TicketsNAOS.AJ56"/>
      <style:map style:condition="is-true-formula(NOT(ISERROR(SEARCH(&quot;GMV&quot;;[.AJ56]))))" style:apply-style-name="ConditionalStyle_5f_3" style:base-cell-address="TicketsNAOS.AJ56"/>
      <style:map style:condition="is-true-formula(NOT(ISERROR(SEARCH(&quot;OT&quot;;[.AJ56]))))" style:apply-style-name="ConditionalStyle_5f_4" style:base-cell-address="TicketsNAOS.AJ56"/>
      <style:map style:condition="is-true-formula(NOT(ISERROR(SEARCH(&quot;PdU&quot;;[.AJ56]))))" style:apply-style-name="ConditionalStyle_5f_5" style:base-cell-address="TicketsNAOS.AJ56"/>
      <style:map style:condition="is-true-formula(NOT(ISERROR(SEARCH(&quot;TdS&quot;;[.AJ56]))))" style:apply-style-name="ConditionalStyle_5f_6" style:base-cell-address="TicketsNAOS.AJ56"/>
      <style:map style:condition="is-true-formula(NOT(ISERROR(SEARCH(&quot;Cerrado&quot;;[.AJ56]))))" style:apply-style-name="Estilo_5f_Cerrada" style:base-cell-address="TicketsNAOS.AJ56"/>
    </style:style>
    <style:style style:name="ce5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7]))))" style:apply-style-name="ConditionalStyle_5f_2" style:base-cell-address="TicketsNAOS.AJ57"/>
      <style:map style:condition="is-true-formula(NOT(ISERROR(SEARCH(&quot;GMV&quot;;[.AJ57]))))" style:apply-style-name="ConditionalStyle_5f_3" style:base-cell-address="TicketsNAOS.AJ57"/>
      <style:map style:condition="is-true-formula(NOT(ISERROR(SEARCH(&quot;OT&quot;;[.AJ57]))))" style:apply-style-name="ConditionalStyle_5f_4" style:base-cell-address="TicketsNAOS.AJ57"/>
      <style:map style:condition="is-true-formula(NOT(ISERROR(SEARCH(&quot;PdU&quot;;[.AJ57]))))" style:apply-style-name="ConditionalStyle_5f_5" style:base-cell-address="TicketsNAOS.AJ57"/>
      <style:map style:condition="is-true-formula(NOT(ISERROR(SEARCH(&quot;TdS&quot;;[.AJ57]))))" style:apply-style-name="ConditionalStyle_5f_6" style:base-cell-address="TicketsNAOS.AJ57"/>
      <style:map style:condition="is-true-formula(NOT(ISERROR(SEARCH(&quot;Cerrado&quot;;[.AJ57]))))" style:apply-style-name="Estilo_5f_Cerrada" style:base-cell-address="TicketsNAOS.AJ57"/>
    </style:style>
    <style:style style:name="ce5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J58]))))" style:apply-style-name="ConditionalStyle_5f_2" style:base-cell-address="TicketsNAOS.AJ58"/>
      <style:map style:condition="is-true-formula(NOT(ISERROR(SEARCH(&quot;GMV&quot;;[.AJ58]))))" style:apply-style-name="ConditionalStyle_5f_3" style:base-cell-address="TicketsNAOS.AJ58"/>
      <style:map style:condition="is-true-formula(NOT(ISERROR(SEARCH(&quot;OT&quot;;[.AJ58]))))" style:apply-style-name="ConditionalStyle_5f_4" style:base-cell-address="TicketsNAOS.AJ58"/>
      <style:map style:condition="is-true-formula(NOT(ISERROR(SEARCH(&quot;PdU&quot;;[.AJ58]))))" style:apply-style-name="ConditionalStyle_5f_5" style:base-cell-address="TicketsNAOS.AJ58"/>
      <style:map style:condition="is-true-formula(NOT(ISERROR(SEARCH(&quot;TdS&quot;;[.AJ58]))))" style:apply-style-name="ConditionalStyle_5f_6" style:base-cell-address="TicketsNAOS.AJ58"/>
      <style:map style:condition="is-true-formula(NOT(ISERROR(SEARCH(&quot;Cerrado&quot;;[.AJ58]))))" style:apply-style-name="Estilo_5f_Cerrada" style:base-cell-address="TicketsNAOS.AJ58"/>
    </style:style>
    <style:style style:name="ce53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J59"/>
    </style:style>
    <style:style style:name="ce5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2]))))" style:apply-style-name="ConditionalStyle_5f_2" style:base-cell-address="TicketsNAOS.AK2"/>
      <style:map style:condition="is-true-formula(NOT(ISERROR(SEARCH(&quot;GMV&quot;;[.AK2]))))" style:apply-style-name="ConditionalStyle_5f_3" style:base-cell-address="TicketsNAOS.AK2"/>
      <style:map style:condition="is-true-formula(NOT(ISERROR(SEARCH(&quot;OT&quot;;[.AK2]))))" style:apply-style-name="ConditionalStyle_5f_4" style:base-cell-address="TicketsNAOS.AK2"/>
      <style:map style:condition="is-true-formula(NOT(ISERROR(SEARCH(&quot;PdU&quot;;[.AK2]))))" style:apply-style-name="ConditionalStyle_5f_5" style:base-cell-address="TicketsNAOS.AK2"/>
      <style:map style:condition="is-true-formula(NOT(ISERROR(SEARCH(&quot;TdS&quot;;[.AK2]))))" style:apply-style-name="ConditionalStyle_5f_6" style:base-cell-address="TicketsNAOS.AK2"/>
      <style:map style:condition="is-true-formula(NOT(ISERROR(SEARCH(&quot;Cerrado&quot;;[.AK2]))))" style:apply-style-name="Estilo_5f_Cerrada" style:base-cell-address="TicketsNAOS.AK2"/>
    </style:style>
    <style:style style:name="ce5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]))))" style:apply-style-name="ConditionalStyle_5f_2" style:base-cell-address="TicketsNAOS.AK4"/>
      <style:map style:condition="is-true-formula(NOT(ISERROR(SEARCH(&quot;GMV&quot;;[.AK4]))))" style:apply-style-name="ConditionalStyle_5f_3" style:base-cell-address="TicketsNAOS.AK4"/>
      <style:map style:condition="is-true-formula(NOT(ISERROR(SEARCH(&quot;OT&quot;;[.AK4]))))" style:apply-style-name="ConditionalStyle_5f_4" style:base-cell-address="TicketsNAOS.AK4"/>
      <style:map style:condition="is-true-formula(NOT(ISERROR(SEARCH(&quot;PdU&quot;;[.AK4]))))" style:apply-style-name="ConditionalStyle_5f_5" style:base-cell-address="TicketsNAOS.AK4"/>
      <style:map style:condition="is-true-formula(NOT(ISERROR(SEARCH(&quot;TdS&quot;;[.AK4]))))" style:apply-style-name="ConditionalStyle_5f_6" style:base-cell-address="TicketsNAOS.AK4"/>
      <style:map style:condition="is-true-formula(NOT(ISERROR(SEARCH(&quot;Cerrado&quot;;[.AK4]))))" style:apply-style-name="Estilo_5f_Cerrada" style:base-cell-address="TicketsNAOS.AK4"/>
    </style:style>
    <style:style style:name="ce5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]))))" style:apply-style-name="ConditionalStyle_5f_2" style:base-cell-address="TicketsNAOS.AK5"/>
      <style:map style:condition="is-true-formula(NOT(ISERROR(SEARCH(&quot;GMV&quot;;[.AK5]))))" style:apply-style-name="ConditionalStyle_5f_3" style:base-cell-address="TicketsNAOS.AK5"/>
      <style:map style:condition="is-true-formula(NOT(ISERROR(SEARCH(&quot;OT&quot;;[.AK5]))))" style:apply-style-name="ConditionalStyle_5f_4" style:base-cell-address="TicketsNAOS.AK5"/>
      <style:map style:condition="is-true-formula(NOT(ISERROR(SEARCH(&quot;PdU&quot;;[.AK5]))))" style:apply-style-name="ConditionalStyle_5f_5" style:base-cell-address="TicketsNAOS.AK5"/>
      <style:map style:condition="is-true-formula(NOT(ISERROR(SEARCH(&quot;TdS&quot;;[.AK5]))))" style:apply-style-name="ConditionalStyle_5f_6" style:base-cell-address="TicketsNAOS.AK5"/>
      <style:map style:condition="is-true-formula(NOT(ISERROR(SEARCH(&quot;Cerrado&quot;;[.AK5]))))" style:apply-style-name="Estilo_5f_Cerrada" style:base-cell-address="TicketsNAOS.AK5"/>
    </style:style>
    <style:style style:name="ce5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6]))))" style:apply-style-name="ConditionalStyle_5f_2" style:base-cell-address="TicketsNAOS.AK6"/>
      <style:map style:condition="is-true-formula(NOT(ISERROR(SEARCH(&quot;GMV&quot;;[.AK6]))))" style:apply-style-name="ConditionalStyle_5f_3" style:base-cell-address="TicketsNAOS.AK6"/>
      <style:map style:condition="is-true-formula(NOT(ISERROR(SEARCH(&quot;OT&quot;;[.AK6]))))" style:apply-style-name="ConditionalStyle_5f_4" style:base-cell-address="TicketsNAOS.AK6"/>
      <style:map style:condition="is-true-formula(NOT(ISERROR(SEARCH(&quot;PdU&quot;;[.AK6]))))" style:apply-style-name="ConditionalStyle_5f_5" style:base-cell-address="TicketsNAOS.AK6"/>
      <style:map style:condition="is-true-formula(NOT(ISERROR(SEARCH(&quot;TdS&quot;;[.AK6]))))" style:apply-style-name="ConditionalStyle_5f_6" style:base-cell-address="TicketsNAOS.AK6"/>
      <style:map style:condition="is-true-formula(NOT(ISERROR(SEARCH(&quot;Cerrado&quot;;[.AK6]))))" style:apply-style-name="Estilo_5f_Cerrada" style:base-cell-address="TicketsNAOS.AK6"/>
    </style:style>
    <style:style style:name="ce5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7]))))" style:apply-style-name="ConditionalStyle_5f_2" style:base-cell-address="TicketsNAOS.AK7"/>
      <style:map style:condition="is-true-formula(NOT(ISERROR(SEARCH(&quot;GMV&quot;;[.AK7]))))" style:apply-style-name="ConditionalStyle_5f_3" style:base-cell-address="TicketsNAOS.AK7"/>
      <style:map style:condition="is-true-formula(NOT(ISERROR(SEARCH(&quot;OT&quot;;[.AK7]))))" style:apply-style-name="ConditionalStyle_5f_4" style:base-cell-address="TicketsNAOS.AK7"/>
      <style:map style:condition="is-true-formula(NOT(ISERROR(SEARCH(&quot;PdU&quot;;[.AK7]))))" style:apply-style-name="ConditionalStyle_5f_5" style:base-cell-address="TicketsNAOS.AK7"/>
      <style:map style:condition="is-true-formula(NOT(ISERROR(SEARCH(&quot;TdS&quot;;[.AK7]))))" style:apply-style-name="ConditionalStyle_5f_6" style:base-cell-address="TicketsNAOS.AK7"/>
      <style:map style:condition="is-true-formula(NOT(ISERROR(SEARCH(&quot;Cerrado&quot;;[.AK7]))))" style:apply-style-name="Estilo_5f_Cerrada" style:base-cell-address="TicketsNAOS.AK7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9]))))" style:apply-style-name="ConditionalStyle_5f_2" style:base-cell-address="TicketsNAOS.AK9"/>
      <style:map style:condition="is-true-formula(NOT(ISERROR(SEARCH(&quot;GMV&quot;;[.AK9]))))" style:apply-style-name="ConditionalStyle_5f_3" style:base-cell-address="TicketsNAOS.AK9"/>
      <style:map style:condition="is-true-formula(NOT(ISERROR(SEARCH(&quot;OT&quot;;[.AK9]))))" style:apply-style-name="ConditionalStyle_5f_4" style:base-cell-address="TicketsNAOS.AK9"/>
      <style:map style:condition="is-true-formula(NOT(ISERROR(SEARCH(&quot;PdU&quot;;[.AK9]))))" style:apply-style-name="ConditionalStyle_5f_5" style:base-cell-address="TicketsNAOS.AK9"/>
      <style:map style:condition="is-true-formula(NOT(ISERROR(SEARCH(&quot;TdS&quot;;[.AK9]))))" style:apply-style-name="ConditionalStyle_5f_6" style:base-cell-address="TicketsNAOS.AK9"/>
      <style:map style:condition="is-true-formula(NOT(ISERROR(SEARCH(&quot;Cerrado&quot;;[.AK9]))))" style:apply-style-name="Estilo_5f_Cerrada" style:base-cell-address="TicketsNAOS.AK9"/>
    </style:style>
    <style:style style:name="ce5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15]))))" style:apply-style-name="ConditionalStyle_5f_2" style:base-cell-address="TicketsNAOS.AK15"/>
      <style:map style:condition="is-true-formula(NOT(ISERROR(SEARCH(&quot;GMV&quot;;[.AK15]))))" style:apply-style-name="ConditionalStyle_5f_3" style:base-cell-address="TicketsNAOS.AK15"/>
      <style:map style:condition="is-true-formula(NOT(ISERROR(SEARCH(&quot;OT&quot;;[.AK15]))))" style:apply-style-name="ConditionalStyle_5f_4" style:base-cell-address="TicketsNAOS.AK15"/>
      <style:map style:condition="is-true-formula(NOT(ISERROR(SEARCH(&quot;PdU&quot;;[.AK15]))))" style:apply-style-name="ConditionalStyle_5f_5" style:base-cell-address="TicketsNAOS.AK15"/>
      <style:map style:condition="is-true-formula(NOT(ISERROR(SEARCH(&quot;TdS&quot;;[.AK15]))))" style:apply-style-name="ConditionalStyle_5f_6" style:base-cell-address="TicketsNAOS.AK15"/>
      <style:map style:condition="is-true-formula(NOT(ISERROR(SEARCH(&quot;Cerrado&quot;;[.AK15]))))" style:apply-style-name="Estilo_5f_Cerrada" style:base-cell-address="TicketsNAOS.AK15"/>
    </style:style>
    <style:style style:name="ce5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18]))))" style:apply-style-name="ConditionalStyle_5f_2" style:base-cell-address="TicketsNAOS.AK18"/>
      <style:map style:condition="is-true-formula(NOT(ISERROR(SEARCH(&quot;GMV&quot;;[.AK18]))))" style:apply-style-name="ConditionalStyle_5f_3" style:base-cell-address="TicketsNAOS.AK18"/>
      <style:map style:condition="is-true-formula(NOT(ISERROR(SEARCH(&quot;OT&quot;;[.AK18]))))" style:apply-style-name="ConditionalStyle_5f_4" style:base-cell-address="TicketsNAOS.AK18"/>
      <style:map style:condition="is-true-formula(NOT(ISERROR(SEARCH(&quot;PdU&quot;;[.AK18]))))" style:apply-style-name="ConditionalStyle_5f_5" style:base-cell-address="TicketsNAOS.AK18"/>
      <style:map style:condition="is-true-formula(NOT(ISERROR(SEARCH(&quot;TdS&quot;;[.AK18]))))" style:apply-style-name="ConditionalStyle_5f_6" style:base-cell-address="TicketsNAOS.AK18"/>
      <style:map style:condition="is-true-formula(NOT(ISERROR(SEARCH(&quot;Cerrado&quot;;[.AK18]))))" style:apply-style-name="Estilo_5f_Cerrada" style:base-cell-address="TicketsNAOS.AK18"/>
    </style:style>
    <style:style style:name="ce5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28]))))" style:apply-style-name="ConditionalStyle_5f_2" style:base-cell-address="TicketsNAOS.AK28"/>
      <style:map style:condition="is-true-formula(NOT(ISERROR(SEARCH(&quot;GMV&quot;;[.AK28]))))" style:apply-style-name="ConditionalStyle_5f_3" style:base-cell-address="TicketsNAOS.AK28"/>
      <style:map style:condition="is-true-formula(NOT(ISERROR(SEARCH(&quot;OT&quot;;[.AK28]))))" style:apply-style-name="ConditionalStyle_5f_4" style:base-cell-address="TicketsNAOS.AK28"/>
      <style:map style:condition="is-true-formula(NOT(ISERROR(SEARCH(&quot;PdU&quot;;[.AK28]))))" style:apply-style-name="ConditionalStyle_5f_5" style:base-cell-address="TicketsNAOS.AK28"/>
      <style:map style:condition="is-true-formula(NOT(ISERROR(SEARCH(&quot;TdS&quot;;[.AK28]))))" style:apply-style-name="ConditionalStyle_5f_6" style:base-cell-address="TicketsNAOS.AK28"/>
      <style:map style:condition="is-true-formula(NOT(ISERROR(SEARCH(&quot;Cerrado&quot;;[.AK28]))))" style:apply-style-name="Estilo_5f_Cerrada" style:base-cell-address="TicketsNAOS.AK28"/>
    </style:style>
    <style:style style:name="ce5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2]))))" style:apply-style-name="ConditionalStyle_5f_2" style:base-cell-address="TicketsNAOS.AK32"/>
      <style:map style:condition="is-true-formula(NOT(ISERROR(SEARCH(&quot;GMV&quot;;[.AK32]))))" style:apply-style-name="ConditionalStyle_5f_3" style:base-cell-address="TicketsNAOS.AK32"/>
      <style:map style:condition="is-true-formula(NOT(ISERROR(SEARCH(&quot;OT&quot;;[.AK32]))))" style:apply-style-name="ConditionalStyle_5f_4" style:base-cell-address="TicketsNAOS.AK32"/>
      <style:map style:condition="is-true-formula(NOT(ISERROR(SEARCH(&quot;PdU&quot;;[.AK32]))))" style:apply-style-name="ConditionalStyle_5f_5" style:base-cell-address="TicketsNAOS.AK32"/>
      <style:map style:condition="is-true-formula(NOT(ISERROR(SEARCH(&quot;TdS&quot;;[.AK32]))))" style:apply-style-name="ConditionalStyle_5f_6" style:base-cell-address="TicketsNAOS.AK32"/>
      <style:map style:condition="is-true-formula(NOT(ISERROR(SEARCH(&quot;Cerrado&quot;;[.AK32]))))" style:apply-style-name="Estilo_5f_Cerrada" style:base-cell-address="TicketsNAOS.AK32"/>
    </style:style>
    <style:style style:name="ce5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3]))))" style:apply-style-name="ConditionalStyle_5f_2" style:base-cell-address="TicketsNAOS.AK33"/>
      <style:map style:condition="is-true-formula(NOT(ISERROR(SEARCH(&quot;GMV&quot;;[.AK33]))))" style:apply-style-name="ConditionalStyle_5f_3" style:base-cell-address="TicketsNAOS.AK33"/>
      <style:map style:condition="is-true-formula(NOT(ISERROR(SEARCH(&quot;OT&quot;;[.AK33]))))" style:apply-style-name="ConditionalStyle_5f_4" style:base-cell-address="TicketsNAOS.AK33"/>
      <style:map style:condition="is-true-formula(NOT(ISERROR(SEARCH(&quot;PdU&quot;;[.AK33]))))" style:apply-style-name="ConditionalStyle_5f_5" style:base-cell-address="TicketsNAOS.AK33"/>
      <style:map style:condition="is-true-formula(NOT(ISERROR(SEARCH(&quot;TdS&quot;;[.AK33]))))" style:apply-style-name="ConditionalStyle_5f_6" style:base-cell-address="TicketsNAOS.AK33"/>
      <style:map style:condition="is-true-formula(NOT(ISERROR(SEARCH(&quot;Cerrado&quot;;[.AK33]))))" style:apply-style-name="Estilo_5f_Cerrada" style:base-cell-address="TicketsNAOS.AK33"/>
    </style:style>
    <style:style style:name="ce5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5]))))" style:apply-style-name="ConditionalStyle_5f_2" style:base-cell-address="TicketsNAOS.AK35"/>
      <style:map style:condition="is-true-formula(NOT(ISERROR(SEARCH(&quot;GMV&quot;;[.AK35]))))" style:apply-style-name="ConditionalStyle_5f_3" style:base-cell-address="TicketsNAOS.AK35"/>
      <style:map style:condition="is-true-formula(NOT(ISERROR(SEARCH(&quot;OT&quot;;[.AK35]))))" style:apply-style-name="ConditionalStyle_5f_4" style:base-cell-address="TicketsNAOS.AK35"/>
      <style:map style:condition="is-true-formula(NOT(ISERROR(SEARCH(&quot;PdU&quot;;[.AK35]))))" style:apply-style-name="ConditionalStyle_5f_5" style:base-cell-address="TicketsNAOS.AK35"/>
      <style:map style:condition="is-true-formula(NOT(ISERROR(SEARCH(&quot;TdS&quot;;[.AK35]))))" style:apply-style-name="ConditionalStyle_5f_6" style:base-cell-address="TicketsNAOS.AK35"/>
      <style:map style:condition="is-true-formula(NOT(ISERROR(SEARCH(&quot;Cerrado&quot;;[.AK35]))))" style:apply-style-name="Estilo_5f_Cerrada" style:base-cell-address="TicketsNAOS.AK35"/>
    </style:style>
    <style:style style:name="ce5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6]))))" style:apply-style-name="ConditionalStyle_5f_2" style:base-cell-address="TicketsNAOS.AK36"/>
      <style:map style:condition="is-true-formula(NOT(ISERROR(SEARCH(&quot;GMV&quot;;[.AK36]))))" style:apply-style-name="ConditionalStyle_5f_3" style:base-cell-address="TicketsNAOS.AK36"/>
      <style:map style:condition="is-true-formula(NOT(ISERROR(SEARCH(&quot;OT&quot;;[.AK36]))))" style:apply-style-name="ConditionalStyle_5f_4" style:base-cell-address="TicketsNAOS.AK36"/>
      <style:map style:condition="is-true-formula(NOT(ISERROR(SEARCH(&quot;PdU&quot;;[.AK36]))))" style:apply-style-name="ConditionalStyle_5f_5" style:base-cell-address="TicketsNAOS.AK36"/>
      <style:map style:condition="is-true-formula(NOT(ISERROR(SEARCH(&quot;TdS&quot;;[.AK36]))))" style:apply-style-name="ConditionalStyle_5f_6" style:base-cell-address="TicketsNAOS.AK36"/>
      <style:map style:condition="is-true-formula(NOT(ISERROR(SEARCH(&quot;Cerrado&quot;;[.AK36]))))" style:apply-style-name="Estilo_5f_Cerrada" style:base-cell-address="TicketsNAOS.AK36"/>
    </style:style>
    <style:style style:name="ce5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7]))))" style:apply-style-name="ConditionalStyle_5f_2" style:base-cell-address="TicketsNAOS.AK37"/>
      <style:map style:condition="is-true-formula(NOT(ISERROR(SEARCH(&quot;GMV&quot;;[.AK37]))))" style:apply-style-name="ConditionalStyle_5f_3" style:base-cell-address="TicketsNAOS.AK37"/>
      <style:map style:condition="is-true-formula(NOT(ISERROR(SEARCH(&quot;OT&quot;;[.AK37]))))" style:apply-style-name="ConditionalStyle_5f_4" style:base-cell-address="TicketsNAOS.AK37"/>
      <style:map style:condition="is-true-formula(NOT(ISERROR(SEARCH(&quot;PdU&quot;;[.AK37]))))" style:apply-style-name="ConditionalStyle_5f_5" style:base-cell-address="TicketsNAOS.AK37"/>
      <style:map style:condition="is-true-formula(NOT(ISERROR(SEARCH(&quot;TdS&quot;;[.AK37]))))" style:apply-style-name="ConditionalStyle_5f_6" style:base-cell-address="TicketsNAOS.AK37"/>
      <style:map style:condition="is-true-formula(NOT(ISERROR(SEARCH(&quot;Cerrado&quot;;[.AK37]))))" style:apply-style-name="Estilo_5f_Cerrada" style:base-cell-address="TicketsNAOS.AK37"/>
    </style:style>
    <style:style style:name="ce5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8]))))" style:apply-style-name="ConditionalStyle_5f_2" style:base-cell-address="TicketsNAOS.AK38"/>
      <style:map style:condition="is-true-formula(NOT(ISERROR(SEARCH(&quot;GMV&quot;;[.AK38]))))" style:apply-style-name="ConditionalStyle_5f_3" style:base-cell-address="TicketsNAOS.AK38"/>
      <style:map style:condition="is-true-formula(NOT(ISERROR(SEARCH(&quot;OT&quot;;[.AK38]))))" style:apply-style-name="ConditionalStyle_5f_4" style:base-cell-address="TicketsNAOS.AK38"/>
      <style:map style:condition="is-true-formula(NOT(ISERROR(SEARCH(&quot;PdU&quot;;[.AK38]))))" style:apply-style-name="ConditionalStyle_5f_5" style:base-cell-address="TicketsNAOS.AK38"/>
      <style:map style:condition="is-true-formula(NOT(ISERROR(SEARCH(&quot;TdS&quot;;[.AK38]))))" style:apply-style-name="ConditionalStyle_5f_6" style:base-cell-address="TicketsNAOS.AK38"/>
      <style:map style:condition="is-true-formula(NOT(ISERROR(SEARCH(&quot;Cerrado&quot;;[.AK38]))))" style:apply-style-name="Estilo_5f_Cerrada" style:base-cell-address="TicketsNAOS.AK38"/>
    </style:style>
    <style:style style:name="ce5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39]))))" style:apply-style-name="ConditionalStyle_5f_2" style:base-cell-address="TicketsNAOS.AK39"/>
      <style:map style:condition="is-true-formula(NOT(ISERROR(SEARCH(&quot;GMV&quot;;[.AK39]))))" style:apply-style-name="ConditionalStyle_5f_3" style:base-cell-address="TicketsNAOS.AK39"/>
      <style:map style:condition="is-true-formula(NOT(ISERROR(SEARCH(&quot;OT&quot;;[.AK39]))))" style:apply-style-name="ConditionalStyle_5f_4" style:base-cell-address="TicketsNAOS.AK39"/>
      <style:map style:condition="is-true-formula(NOT(ISERROR(SEARCH(&quot;PdU&quot;;[.AK39]))))" style:apply-style-name="ConditionalStyle_5f_5" style:base-cell-address="TicketsNAOS.AK39"/>
      <style:map style:condition="is-true-formula(NOT(ISERROR(SEARCH(&quot;TdS&quot;;[.AK39]))))" style:apply-style-name="ConditionalStyle_5f_6" style:base-cell-address="TicketsNAOS.AK39"/>
      <style:map style:condition="is-true-formula(NOT(ISERROR(SEARCH(&quot;Cerrado&quot;;[.AK39]))))" style:apply-style-name="Estilo_5f_Cerrada" style:base-cell-address="TicketsNAOS.AK39"/>
    </style:style>
    <style:style style:name="ce5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0]))))" style:apply-style-name="ConditionalStyle_5f_2" style:base-cell-address="TicketsNAOS.AK40"/>
      <style:map style:condition="is-true-formula(NOT(ISERROR(SEARCH(&quot;GMV&quot;;[.AK40]))))" style:apply-style-name="ConditionalStyle_5f_3" style:base-cell-address="TicketsNAOS.AK40"/>
      <style:map style:condition="is-true-formula(NOT(ISERROR(SEARCH(&quot;OT&quot;;[.AK40]))))" style:apply-style-name="ConditionalStyle_5f_4" style:base-cell-address="TicketsNAOS.AK40"/>
      <style:map style:condition="is-true-formula(NOT(ISERROR(SEARCH(&quot;PdU&quot;;[.AK40]))))" style:apply-style-name="ConditionalStyle_5f_5" style:base-cell-address="TicketsNAOS.AK40"/>
      <style:map style:condition="is-true-formula(NOT(ISERROR(SEARCH(&quot;TdS&quot;;[.AK40]))))" style:apply-style-name="ConditionalStyle_5f_6" style:base-cell-address="TicketsNAOS.AK40"/>
      <style:map style:condition="is-true-formula(NOT(ISERROR(SEARCH(&quot;Cerrado&quot;;[.AK40]))))" style:apply-style-name="Estilo_5f_Cerrada" style:base-cell-address="TicketsNAOS.AK40"/>
    </style:style>
    <style:style style:name="ce5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1]))))" style:apply-style-name="ConditionalStyle_5f_2" style:base-cell-address="TicketsNAOS.AK41"/>
      <style:map style:condition="is-true-formula(NOT(ISERROR(SEARCH(&quot;GMV&quot;;[.AK41]))))" style:apply-style-name="ConditionalStyle_5f_3" style:base-cell-address="TicketsNAOS.AK41"/>
      <style:map style:condition="is-true-formula(NOT(ISERROR(SEARCH(&quot;OT&quot;;[.AK41]))))" style:apply-style-name="ConditionalStyle_5f_4" style:base-cell-address="TicketsNAOS.AK41"/>
      <style:map style:condition="is-true-formula(NOT(ISERROR(SEARCH(&quot;PdU&quot;;[.AK41]))))" style:apply-style-name="ConditionalStyle_5f_5" style:base-cell-address="TicketsNAOS.AK41"/>
      <style:map style:condition="is-true-formula(NOT(ISERROR(SEARCH(&quot;TdS&quot;;[.AK41]))))" style:apply-style-name="ConditionalStyle_5f_6" style:base-cell-address="TicketsNAOS.AK41"/>
      <style:map style:condition="is-true-formula(NOT(ISERROR(SEARCH(&quot;Cerrado&quot;;[.AK41]))))" style:apply-style-name="Estilo_5f_Cerrada" style:base-cell-address="TicketsNAOS.AK41"/>
    </style:style>
    <style:style style:name="ce55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2]))))" style:apply-style-name="ConditionalStyle_5f_2" style:base-cell-address="TicketsNAOS.AK42"/>
      <style:map style:condition="is-true-formula(NOT(ISERROR(SEARCH(&quot;GMV&quot;;[.AK42]))))" style:apply-style-name="ConditionalStyle_5f_3" style:base-cell-address="TicketsNAOS.AK42"/>
      <style:map style:condition="is-true-formula(NOT(ISERROR(SEARCH(&quot;OT&quot;;[.AK42]))))" style:apply-style-name="ConditionalStyle_5f_4" style:base-cell-address="TicketsNAOS.AK42"/>
      <style:map style:condition="is-true-formula(NOT(ISERROR(SEARCH(&quot;PdU&quot;;[.AK42]))))" style:apply-style-name="ConditionalStyle_5f_5" style:base-cell-address="TicketsNAOS.AK42"/>
      <style:map style:condition="is-true-formula(NOT(ISERROR(SEARCH(&quot;TdS&quot;;[.AK42]))))" style:apply-style-name="ConditionalStyle_5f_6" style:base-cell-address="TicketsNAOS.AK42"/>
      <style:map style:condition="is-true-formula(NOT(ISERROR(SEARCH(&quot;Cerrado&quot;;[.AK42]))))" style:apply-style-name="Estilo_5f_Cerrada" style:base-cell-address="TicketsNAOS.AK42"/>
    </style:style>
    <style:style style:name="ce5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3]))))" style:apply-style-name="ConditionalStyle_5f_2" style:base-cell-address="TicketsNAOS.AK43"/>
      <style:map style:condition="is-true-formula(NOT(ISERROR(SEARCH(&quot;GMV&quot;;[.AK43]))))" style:apply-style-name="ConditionalStyle_5f_3" style:base-cell-address="TicketsNAOS.AK43"/>
      <style:map style:condition="is-true-formula(NOT(ISERROR(SEARCH(&quot;OT&quot;;[.AK43]))))" style:apply-style-name="ConditionalStyle_5f_4" style:base-cell-address="TicketsNAOS.AK43"/>
      <style:map style:condition="is-true-formula(NOT(ISERROR(SEARCH(&quot;PdU&quot;;[.AK43]))))" style:apply-style-name="ConditionalStyle_5f_5" style:base-cell-address="TicketsNAOS.AK43"/>
      <style:map style:condition="is-true-formula(NOT(ISERROR(SEARCH(&quot;TdS&quot;;[.AK43]))))" style:apply-style-name="ConditionalStyle_5f_6" style:base-cell-address="TicketsNAOS.AK43"/>
      <style:map style:condition="is-true-formula(NOT(ISERROR(SEARCH(&quot;Cerrado&quot;;[.AK43]))))" style:apply-style-name="Estilo_5f_Cerrada" style:base-cell-address="TicketsNAOS.AK43"/>
    </style:style>
    <style:style style:name="ce5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4]))))" style:apply-style-name="ConditionalStyle_5f_2" style:base-cell-address="TicketsNAOS.AK44"/>
      <style:map style:condition="is-true-formula(NOT(ISERROR(SEARCH(&quot;GMV&quot;;[.AK44]))))" style:apply-style-name="ConditionalStyle_5f_3" style:base-cell-address="TicketsNAOS.AK44"/>
      <style:map style:condition="is-true-formula(NOT(ISERROR(SEARCH(&quot;OT&quot;;[.AK44]))))" style:apply-style-name="ConditionalStyle_5f_4" style:base-cell-address="TicketsNAOS.AK44"/>
      <style:map style:condition="is-true-formula(NOT(ISERROR(SEARCH(&quot;PdU&quot;;[.AK44]))))" style:apply-style-name="ConditionalStyle_5f_5" style:base-cell-address="TicketsNAOS.AK44"/>
      <style:map style:condition="is-true-formula(NOT(ISERROR(SEARCH(&quot;TdS&quot;;[.AK44]))))" style:apply-style-name="ConditionalStyle_5f_6" style:base-cell-address="TicketsNAOS.AK44"/>
      <style:map style:condition="is-true-formula(NOT(ISERROR(SEARCH(&quot;Cerrado&quot;;[.AK44]))))" style:apply-style-name="Estilo_5f_Cerrada" style:base-cell-address="TicketsNAOS.AK44"/>
    </style:style>
    <style:style style:name="ce5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5]))))" style:apply-style-name="ConditionalStyle_5f_2" style:base-cell-address="TicketsNAOS.AK45"/>
      <style:map style:condition="is-true-formula(NOT(ISERROR(SEARCH(&quot;GMV&quot;;[.AK45]))))" style:apply-style-name="ConditionalStyle_5f_3" style:base-cell-address="TicketsNAOS.AK45"/>
      <style:map style:condition="is-true-formula(NOT(ISERROR(SEARCH(&quot;OT&quot;;[.AK45]))))" style:apply-style-name="ConditionalStyle_5f_4" style:base-cell-address="TicketsNAOS.AK45"/>
      <style:map style:condition="is-true-formula(NOT(ISERROR(SEARCH(&quot;PdU&quot;;[.AK45]))))" style:apply-style-name="ConditionalStyle_5f_5" style:base-cell-address="TicketsNAOS.AK45"/>
      <style:map style:condition="is-true-formula(NOT(ISERROR(SEARCH(&quot;TdS&quot;;[.AK45]))))" style:apply-style-name="ConditionalStyle_5f_6" style:base-cell-address="TicketsNAOS.AK45"/>
      <style:map style:condition="is-true-formula(NOT(ISERROR(SEARCH(&quot;Cerrado&quot;;[.AK45]))))" style:apply-style-name="Estilo_5f_Cerrada" style:base-cell-address="TicketsNAOS.AK45"/>
    </style:style>
    <style:style style:name="ce5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6]))))" style:apply-style-name="ConditionalStyle_5f_2" style:base-cell-address="TicketsNAOS.AK46"/>
      <style:map style:condition="is-true-formula(NOT(ISERROR(SEARCH(&quot;GMV&quot;;[.AK46]))))" style:apply-style-name="ConditionalStyle_5f_3" style:base-cell-address="TicketsNAOS.AK46"/>
      <style:map style:condition="is-true-formula(NOT(ISERROR(SEARCH(&quot;OT&quot;;[.AK46]))))" style:apply-style-name="ConditionalStyle_5f_4" style:base-cell-address="TicketsNAOS.AK46"/>
      <style:map style:condition="is-true-formula(NOT(ISERROR(SEARCH(&quot;PdU&quot;;[.AK46]))))" style:apply-style-name="ConditionalStyle_5f_5" style:base-cell-address="TicketsNAOS.AK46"/>
      <style:map style:condition="is-true-formula(NOT(ISERROR(SEARCH(&quot;TdS&quot;;[.AK46]))))" style:apply-style-name="ConditionalStyle_5f_6" style:base-cell-address="TicketsNAOS.AK46"/>
      <style:map style:condition="is-true-formula(NOT(ISERROR(SEARCH(&quot;Cerrado&quot;;[.AK46]))))" style:apply-style-name="Estilo_5f_Cerrada" style:base-cell-address="TicketsNAOS.AK46"/>
    </style:style>
    <style:style style:name="ce5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7]))))" style:apply-style-name="ConditionalStyle_5f_2" style:base-cell-address="TicketsNAOS.AK47"/>
      <style:map style:condition="is-true-formula(NOT(ISERROR(SEARCH(&quot;GMV&quot;;[.AK47]))))" style:apply-style-name="ConditionalStyle_5f_3" style:base-cell-address="TicketsNAOS.AK47"/>
      <style:map style:condition="is-true-formula(NOT(ISERROR(SEARCH(&quot;OT&quot;;[.AK47]))))" style:apply-style-name="ConditionalStyle_5f_4" style:base-cell-address="TicketsNAOS.AK47"/>
      <style:map style:condition="is-true-formula(NOT(ISERROR(SEARCH(&quot;PdU&quot;;[.AK47]))))" style:apply-style-name="ConditionalStyle_5f_5" style:base-cell-address="TicketsNAOS.AK47"/>
      <style:map style:condition="is-true-formula(NOT(ISERROR(SEARCH(&quot;TdS&quot;;[.AK47]))))" style:apply-style-name="ConditionalStyle_5f_6" style:base-cell-address="TicketsNAOS.AK47"/>
      <style:map style:condition="is-true-formula(NOT(ISERROR(SEARCH(&quot;Cerrado&quot;;[.AK47]))))" style:apply-style-name="Estilo_5f_Cerrada" style:base-cell-address="TicketsNAOS.AK47"/>
    </style:style>
    <style:style style:name="ce56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8]))))" style:apply-style-name="ConditionalStyle_5f_2" style:base-cell-address="TicketsNAOS.AK48"/>
      <style:map style:condition="is-true-formula(NOT(ISERROR(SEARCH(&quot;GMV&quot;;[.AK48]))))" style:apply-style-name="ConditionalStyle_5f_3" style:base-cell-address="TicketsNAOS.AK48"/>
      <style:map style:condition="is-true-formula(NOT(ISERROR(SEARCH(&quot;OT&quot;;[.AK48]))))" style:apply-style-name="ConditionalStyle_5f_4" style:base-cell-address="TicketsNAOS.AK48"/>
      <style:map style:condition="is-true-formula(NOT(ISERROR(SEARCH(&quot;PdU&quot;;[.AK48]))))" style:apply-style-name="ConditionalStyle_5f_5" style:base-cell-address="TicketsNAOS.AK48"/>
      <style:map style:condition="is-true-formula(NOT(ISERROR(SEARCH(&quot;TdS&quot;;[.AK48]))))" style:apply-style-name="ConditionalStyle_5f_6" style:base-cell-address="TicketsNAOS.AK48"/>
      <style:map style:condition="is-true-formula(NOT(ISERROR(SEARCH(&quot;Cerrado&quot;;[.AK48]))))" style:apply-style-name="Estilo_5f_Cerrada" style:base-cell-address="TicketsNAOS.AK48"/>
    </style:style>
    <style:style style:name="ce5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49]))))" style:apply-style-name="ConditionalStyle_5f_2" style:base-cell-address="TicketsNAOS.AK49"/>
      <style:map style:condition="is-true-formula(NOT(ISERROR(SEARCH(&quot;GMV&quot;;[.AK49]))))" style:apply-style-name="ConditionalStyle_5f_3" style:base-cell-address="TicketsNAOS.AK49"/>
      <style:map style:condition="is-true-formula(NOT(ISERROR(SEARCH(&quot;OT&quot;;[.AK49]))))" style:apply-style-name="ConditionalStyle_5f_4" style:base-cell-address="TicketsNAOS.AK49"/>
      <style:map style:condition="is-true-formula(NOT(ISERROR(SEARCH(&quot;PdU&quot;;[.AK49]))))" style:apply-style-name="ConditionalStyle_5f_5" style:base-cell-address="TicketsNAOS.AK49"/>
      <style:map style:condition="is-true-formula(NOT(ISERROR(SEARCH(&quot;TdS&quot;;[.AK49]))))" style:apply-style-name="ConditionalStyle_5f_6" style:base-cell-address="TicketsNAOS.AK49"/>
      <style:map style:condition="is-true-formula(NOT(ISERROR(SEARCH(&quot;Cerrado&quot;;[.AK49]))))" style:apply-style-name="Estilo_5f_Cerrada" style:base-cell-address="TicketsNAOS.AK49"/>
    </style:style>
    <style:style style:name="ce5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0]))))" style:apply-style-name="ConditionalStyle_5f_2" style:base-cell-address="TicketsNAOS.AK50"/>
      <style:map style:condition="is-true-formula(NOT(ISERROR(SEARCH(&quot;GMV&quot;;[.AK50]))))" style:apply-style-name="ConditionalStyle_5f_3" style:base-cell-address="TicketsNAOS.AK50"/>
      <style:map style:condition="is-true-formula(NOT(ISERROR(SEARCH(&quot;OT&quot;;[.AK50]))))" style:apply-style-name="ConditionalStyle_5f_4" style:base-cell-address="TicketsNAOS.AK50"/>
      <style:map style:condition="is-true-formula(NOT(ISERROR(SEARCH(&quot;PdU&quot;;[.AK50]))))" style:apply-style-name="ConditionalStyle_5f_5" style:base-cell-address="TicketsNAOS.AK50"/>
      <style:map style:condition="is-true-formula(NOT(ISERROR(SEARCH(&quot;TdS&quot;;[.AK50]))))" style:apply-style-name="ConditionalStyle_5f_6" style:base-cell-address="TicketsNAOS.AK50"/>
      <style:map style:condition="is-true-formula(NOT(ISERROR(SEARCH(&quot;Cerrado&quot;;[.AK50]))))" style:apply-style-name="Estilo_5f_Cerrada" style:base-cell-address="TicketsNAOS.AK50"/>
    </style:style>
    <style:style style:name="ce56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1]))))" style:apply-style-name="ConditionalStyle_5f_2" style:base-cell-address="TicketsNAOS.AK51"/>
      <style:map style:condition="is-true-formula(NOT(ISERROR(SEARCH(&quot;GMV&quot;;[.AK51]))))" style:apply-style-name="ConditionalStyle_5f_3" style:base-cell-address="TicketsNAOS.AK51"/>
      <style:map style:condition="is-true-formula(NOT(ISERROR(SEARCH(&quot;OT&quot;;[.AK51]))))" style:apply-style-name="ConditionalStyle_5f_4" style:base-cell-address="TicketsNAOS.AK51"/>
      <style:map style:condition="is-true-formula(NOT(ISERROR(SEARCH(&quot;PdU&quot;;[.AK51]))))" style:apply-style-name="ConditionalStyle_5f_5" style:base-cell-address="TicketsNAOS.AK51"/>
      <style:map style:condition="is-true-formula(NOT(ISERROR(SEARCH(&quot;TdS&quot;;[.AK51]))))" style:apply-style-name="ConditionalStyle_5f_6" style:base-cell-address="TicketsNAOS.AK51"/>
      <style:map style:condition="is-true-formula(NOT(ISERROR(SEARCH(&quot;Cerrado&quot;;[.AK51]))))" style:apply-style-name="Estilo_5f_Cerrada" style:base-cell-address="TicketsNAOS.AK51"/>
    </style:style>
    <style:style style:name="ce5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2]))))" style:apply-style-name="ConditionalStyle_5f_2" style:base-cell-address="TicketsNAOS.AK52"/>
      <style:map style:condition="is-true-formula(NOT(ISERROR(SEARCH(&quot;GMV&quot;;[.AK52]))))" style:apply-style-name="ConditionalStyle_5f_3" style:base-cell-address="TicketsNAOS.AK52"/>
      <style:map style:condition="is-true-formula(NOT(ISERROR(SEARCH(&quot;OT&quot;;[.AK52]))))" style:apply-style-name="ConditionalStyle_5f_4" style:base-cell-address="TicketsNAOS.AK52"/>
      <style:map style:condition="is-true-formula(NOT(ISERROR(SEARCH(&quot;PdU&quot;;[.AK52]))))" style:apply-style-name="ConditionalStyle_5f_5" style:base-cell-address="TicketsNAOS.AK52"/>
      <style:map style:condition="is-true-formula(NOT(ISERROR(SEARCH(&quot;TdS&quot;;[.AK52]))))" style:apply-style-name="ConditionalStyle_5f_6" style:base-cell-address="TicketsNAOS.AK52"/>
      <style:map style:condition="is-true-formula(NOT(ISERROR(SEARCH(&quot;Cerrado&quot;;[.AK52]))))" style:apply-style-name="Estilo_5f_Cerrada" style:base-cell-address="TicketsNAOS.AK52"/>
    </style:style>
    <style:style style:name="ce5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3]))))" style:apply-style-name="ConditionalStyle_5f_2" style:base-cell-address="TicketsNAOS.AK53"/>
      <style:map style:condition="is-true-formula(NOT(ISERROR(SEARCH(&quot;GMV&quot;;[.AK53]))))" style:apply-style-name="ConditionalStyle_5f_3" style:base-cell-address="TicketsNAOS.AK53"/>
      <style:map style:condition="is-true-formula(NOT(ISERROR(SEARCH(&quot;OT&quot;;[.AK53]))))" style:apply-style-name="ConditionalStyle_5f_4" style:base-cell-address="TicketsNAOS.AK53"/>
      <style:map style:condition="is-true-formula(NOT(ISERROR(SEARCH(&quot;PdU&quot;;[.AK53]))))" style:apply-style-name="ConditionalStyle_5f_5" style:base-cell-address="TicketsNAOS.AK53"/>
      <style:map style:condition="is-true-formula(NOT(ISERROR(SEARCH(&quot;TdS&quot;;[.AK53]))))" style:apply-style-name="ConditionalStyle_5f_6" style:base-cell-address="TicketsNAOS.AK53"/>
      <style:map style:condition="is-true-formula(NOT(ISERROR(SEARCH(&quot;Cerrado&quot;;[.AK53]))))" style:apply-style-name="Estilo_5f_Cerrada" style:base-cell-address="TicketsNAOS.AK53"/>
    </style:style>
    <style:style style:name="ce5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4]))))" style:apply-style-name="ConditionalStyle_5f_2" style:base-cell-address="TicketsNAOS.AK54"/>
      <style:map style:condition="is-true-formula(NOT(ISERROR(SEARCH(&quot;GMV&quot;;[.AK54]))))" style:apply-style-name="ConditionalStyle_5f_3" style:base-cell-address="TicketsNAOS.AK54"/>
      <style:map style:condition="is-true-formula(NOT(ISERROR(SEARCH(&quot;OT&quot;;[.AK54]))))" style:apply-style-name="ConditionalStyle_5f_4" style:base-cell-address="TicketsNAOS.AK54"/>
      <style:map style:condition="is-true-formula(NOT(ISERROR(SEARCH(&quot;PdU&quot;;[.AK54]))))" style:apply-style-name="ConditionalStyle_5f_5" style:base-cell-address="TicketsNAOS.AK54"/>
      <style:map style:condition="is-true-formula(NOT(ISERROR(SEARCH(&quot;TdS&quot;;[.AK54]))))" style:apply-style-name="ConditionalStyle_5f_6" style:base-cell-address="TicketsNAOS.AK54"/>
      <style:map style:condition="is-true-formula(NOT(ISERROR(SEARCH(&quot;Cerrado&quot;;[.AK54]))))" style:apply-style-name="Estilo_5f_Cerrada" style:base-cell-address="TicketsNAOS.AK54"/>
    </style:style>
    <style:style style:name="ce5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5]))))" style:apply-style-name="ConditionalStyle_5f_2" style:base-cell-address="TicketsNAOS.AK55"/>
      <style:map style:condition="is-true-formula(NOT(ISERROR(SEARCH(&quot;GMV&quot;;[.AK55]))))" style:apply-style-name="ConditionalStyle_5f_3" style:base-cell-address="TicketsNAOS.AK55"/>
      <style:map style:condition="is-true-formula(NOT(ISERROR(SEARCH(&quot;OT&quot;;[.AK55]))))" style:apply-style-name="ConditionalStyle_5f_4" style:base-cell-address="TicketsNAOS.AK55"/>
      <style:map style:condition="is-true-formula(NOT(ISERROR(SEARCH(&quot;PdU&quot;;[.AK55]))))" style:apply-style-name="ConditionalStyle_5f_5" style:base-cell-address="TicketsNAOS.AK55"/>
      <style:map style:condition="is-true-formula(NOT(ISERROR(SEARCH(&quot;TdS&quot;;[.AK55]))))" style:apply-style-name="ConditionalStyle_5f_6" style:base-cell-address="TicketsNAOS.AK55"/>
      <style:map style:condition="is-true-formula(NOT(ISERROR(SEARCH(&quot;Cerrado&quot;;[.AK55]))))" style:apply-style-name="Estilo_5f_Cerrada" style:base-cell-address="TicketsNAOS.AK55"/>
    </style:style>
    <style:style style:name="ce5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6]))))" style:apply-style-name="ConditionalStyle_5f_2" style:base-cell-address="TicketsNAOS.AK56"/>
      <style:map style:condition="is-true-formula(NOT(ISERROR(SEARCH(&quot;GMV&quot;;[.AK56]))))" style:apply-style-name="ConditionalStyle_5f_3" style:base-cell-address="TicketsNAOS.AK56"/>
      <style:map style:condition="is-true-formula(NOT(ISERROR(SEARCH(&quot;OT&quot;;[.AK56]))))" style:apply-style-name="ConditionalStyle_5f_4" style:base-cell-address="TicketsNAOS.AK56"/>
      <style:map style:condition="is-true-formula(NOT(ISERROR(SEARCH(&quot;PdU&quot;;[.AK56]))))" style:apply-style-name="ConditionalStyle_5f_5" style:base-cell-address="TicketsNAOS.AK56"/>
      <style:map style:condition="is-true-formula(NOT(ISERROR(SEARCH(&quot;TdS&quot;;[.AK56]))))" style:apply-style-name="ConditionalStyle_5f_6" style:base-cell-address="TicketsNAOS.AK56"/>
      <style:map style:condition="is-true-formula(NOT(ISERROR(SEARCH(&quot;Cerrado&quot;;[.AK56]))))" style:apply-style-name="Estilo_5f_Cerrada" style:base-cell-address="TicketsNAOS.AK56"/>
    </style:style>
    <style:style style:name="ce5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7]))))" style:apply-style-name="ConditionalStyle_5f_2" style:base-cell-address="TicketsNAOS.AK57"/>
      <style:map style:condition="is-true-formula(NOT(ISERROR(SEARCH(&quot;GMV&quot;;[.AK57]))))" style:apply-style-name="ConditionalStyle_5f_3" style:base-cell-address="TicketsNAOS.AK57"/>
      <style:map style:condition="is-true-formula(NOT(ISERROR(SEARCH(&quot;OT&quot;;[.AK57]))))" style:apply-style-name="ConditionalStyle_5f_4" style:base-cell-address="TicketsNAOS.AK57"/>
      <style:map style:condition="is-true-formula(NOT(ISERROR(SEARCH(&quot;PdU&quot;;[.AK57]))))" style:apply-style-name="ConditionalStyle_5f_5" style:base-cell-address="TicketsNAOS.AK57"/>
      <style:map style:condition="is-true-formula(NOT(ISERROR(SEARCH(&quot;TdS&quot;;[.AK57]))))" style:apply-style-name="ConditionalStyle_5f_6" style:base-cell-address="TicketsNAOS.AK57"/>
      <style:map style:condition="is-true-formula(NOT(ISERROR(SEARCH(&quot;Cerrado&quot;;[.AK57]))))" style:apply-style-name="Estilo_5f_Cerrada" style:base-cell-address="TicketsNAOS.AK57"/>
    </style:style>
    <style:style style:name="ce5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K58]))))" style:apply-style-name="ConditionalStyle_5f_2" style:base-cell-address="TicketsNAOS.AK58"/>
      <style:map style:condition="is-true-formula(NOT(ISERROR(SEARCH(&quot;GMV&quot;;[.AK58]))))" style:apply-style-name="ConditionalStyle_5f_3" style:base-cell-address="TicketsNAOS.AK58"/>
      <style:map style:condition="is-true-formula(NOT(ISERROR(SEARCH(&quot;OT&quot;;[.AK58]))))" style:apply-style-name="ConditionalStyle_5f_4" style:base-cell-address="TicketsNAOS.AK58"/>
      <style:map style:condition="is-true-formula(NOT(ISERROR(SEARCH(&quot;PdU&quot;;[.AK58]))))" style:apply-style-name="ConditionalStyle_5f_5" style:base-cell-address="TicketsNAOS.AK58"/>
      <style:map style:condition="is-true-formula(NOT(ISERROR(SEARCH(&quot;TdS&quot;;[.AK58]))))" style:apply-style-name="ConditionalStyle_5f_6" style:base-cell-address="TicketsNAOS.AK58"/>
      <style:map style:condition="is-true-formula(NOT(ISERROR(SEARCH(&quot;Cerrado&quot;;[.AK58]))))" style:apply-style-name="Estilo_5f_Cerrada" style:base-cell-address="TicketsNAOS.AK58"/>
    </style:style>
    <style:style style:name="ce57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K59"/>
    </style:style>
    <style:style style:name="ce5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2]))))" style:apply-style-name="ConditionalStyle_5f_2" style:base-cell-address="TicketsNAOS.AL2"/>
      <style:map style:condition="is-true-formula(NOT(ISERROR(SEARCH(&quot;GMV&quot;;[.AL2]))))" style:apply-style-name="ConditionalStyle_5f_3" style:base-cell-address="TicketsNAOS.AL2"/>
      <style:map style:condition="is-true-formula(NOT(ISERROR(SEARCH(&quot;OT&quot;;[.AL2]))))" style:apply-style-name="ConditionalStyle_5f_4" style:base-cell-address="TicketsNAOS.AL2"/>
      <style:map style:condition="is-true-formula(NOT(ISERROR(SEARCH(&quot;PdU&quot;;[.AL2]))))" style:apply-style-name="ConditionalStyle_5f_5" style:base-cell-address="TicketsNAOS.AL2"/>
      <style:map style:condition="is-true-formula(NOT(ISERROR(SEARCH(&quot;TdS&quot;;[.AL2]))))" style:apply-style-name="ConditionalStyle_5f_6" style:base-cell-address="TicketsNAOS.AL2"/>
      <style:map style:condition="is-true-formula(NOT(ISERROR(SEARCH(&quot;Cerrado&quot;;[.AL2]))))" style:apply-style-name="Estilo_5f_Cerrada" style:base-cell-address="TicketsNAOS.AL2"/>
    </style:style>
    <style:style style:name="ce5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]))))" style:apply-style-name="ConditionalStyle_5f_2" style:base-cell-address="TicketsNAOS.AL4"/>
      <style:map style:condition="is-true-formula(NOT(ISERROR(SEARCH(&quot;GMV&quot;;[.AL4]))))" style:apply-style-name="ConditionalStyle_5f_3" style:base-cell-address="TicketsNAOS.AL4"/>
      <style:map style:condition="is-true-formula(NOT(ISERROR(SEARCH(&quot;OT&quot;;[.AL4]))))" style:apply-style-name="ConditionalStyle_5f_4" style:base-cell-address="TicketsNAOS.AL4"/>
      <style:map style:condition="is-true-formula(NOT(ISERROR(SEARCH(&quot;PdU&quot;;[.AL4]))))" style:apply-style-name="ConditionalStyle_5f_5" style:base-cell-address="TicketsNAOS.AL4"/>
      <style:map style:condition="is-true-formula(NOT(ISERROR(SEARCH(&quot;TdS&quot;;[.AL4]))))" style:apply-style-name="ConditionalStyle_5f_6" style:base-cell-address="TicketsNAOS.AL4"/>
      <style:map style:condition="is-true-formula(NOT(ISERROR(SEARCH(&quot;Cerrado&quot;;[.AL4]))))" style:apply-style-name="Estilo_5f_Cerrada" style:base-cell-address="TicketsNAOS.AL4"/>
    </style:style>
    <style:style style:name="ce57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]))))" style:apply-style-name="ConditionalStyle_5f_2" style:base-cell-address="TicketsNAOS.AL5"/>
      <style:map style:condition="is-true-formula(NOT(ISERROR(SEARCH(&quot;GMV&quot;;[.AL5]))))" style:apply-style-name="ConditionalStyle_5f_3" style:base-cell-address="TicketsNAOS.AL5"/>
      <style:map style:condition="is-true-formula(NOT(ISERROR(SEARCH(&quot;OT&quot;;[.AL5]))))" style:apply-style-name="ConditionalStyle_5f_4" style:base-cell-address="TicketsNAOS.AL5"/>
      <style:map style:condition="is-true-formula(NOT(ISERROR(SEARCH(&quot;PdU&quot;;[.AL5]))))" style:apply-style-name="ConditionalStyle_5f_5" style:base-cell-address="TicketsNAOS.AL5"/>
      <style:map style:condition="is-true-formula(NOT(ISERROR(SEARCH(&quot;TdS&quot;;[.AL5]))))" style:apply-style-name="ConditionalStyle_5f_6" style:base-cell-address="TicketsNAOS.AL5"/>
      <style:map style:condition="is-true-formula(NOT(ISERROR(SEARCH(&quot;Cerrado&quot;;[.AL5]))))" style:apply-style-name="Estilo_5f_Cerrada" style:base-cell-address="TicketsNAOS.AL5"/>
    </style:style>
    <style:style style:name="ce5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6]))))" style:apply-style-name="ConditionalStyle_5f_2" style:base-cell-address="TicketsNAOS.AL6"/>
      <style:map style:condition="is-true-formula(NOT(ISERROR(SEARCH(&quot;GMV&quot;;[.AL6]))))" style:apply-style-name="ConditionalStyle_5f_3" style:base-cell-address="TicketsNAOS.AL6"/>
      <style:map style:condition="is-true-formula(NOT(ISERROR(SEARCH(&quot;OT&quot;;[.AL6]))))" style:apply-style-name="ConditionalStyle_5f_4" style:base-cell-address="TicketsNAOS.AL6"/>
      <style:map style:condition="is-true-formula(NOT(ISERROR(SEARCH(&quot;PdU&quot;;[.AL6]))))" style:apply-style-name="ConditionalStyle_5f_5" style:base-cell-address="TicketsNAOS.AL6"/>
      <style:map style:condition="is-true-formula(NOT(ISERROR(SEARCH(&quot;TdS&quot;;[.AL6]))))" style:apply-style-name="ConditionalStyle_5f_6" style:base-cell-address="TicketsNAOS.AL6"/>
      <style:map style:condition="is-true-formula(NOT(ISERROR(SEARCH(&quot;Cerrado&quot;;[.AL6]))))" style:apply-style-name="Estilo_5f_Cerrada" style:base-cell-address="TicketsNAOS.AL6"/>
    </style:style>
    <style:style style:name="ce57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7]))))" style:apply-style-name="ConditionalStyle_5f_2" style:base-cell-address="TicketsNAOS.AL7"/>
      <style:map style:condition="is-true-formula(NOT(ISERROR(SEARCH(&quot;GMV&quot;;[.AL7]))))" style:apply-style-name="ConditionalStyle_5f_3" style:base-cell-address="TicketsNAOS.AL7"/>
      <style:map style:condition="is-true-formula(NOT(ISERROR(SEARCH(&quot;OT&quot;;[.AL7]))))" style:apply-style-name="ConditionalStyle_5f_4" style:base-cell-address="TicketsNAOS.AL7"/>
      <style:map style:condition="is-true-formula(NOT(ISERROR(SEARCH(&quot;PdU&quot;;[.AL7]))))" style:apply-style-name="ConditionalStyle_5f_5" style:base-cell-address="TicketsNAOS.AL7"/>
      <style:map style:condition="is-true-formula(NOT(ISERROR(SEARCH(&quot;TdS&quot;;[.AL7]))))" style:apply-style-name="ConditionalStyle_5f_6" style:base-cell-address="TicketsNAOS.AL7"/>
      <style:map style:condition="is-true-formula(NOT(ISERROR(SEARCH(&quot;Cerrado&quot;;[.AL7]))))" style:apply-style-name="Estilo_5f_Cerrada" style:base-cell-address="TicketsNAOS.AL7"/>
    </style:style>
    <style:style style:name="ce5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9]))))" style:apply-style-name="ConditionalStyle_5f_2" style:base-cell-address="TicketsNAOS.AL9"/>
      <style:map style:condition="is-true-formula(NOT(ISERROR(SEARCH(&quot;GMV&quot;;[.AL9]))))" style:apply-style-name="ConditionalStyle_5f_3" style:base-cell-address="TicketsNAOS.AL9"/>
      <style:map style:condition="is-true-formula(NOT(ISERROR(SEARCH(&quot;OT&quot;;[.AL9]))))" style:apply-style-name="ConditionalStyle_5f_4" style:base-cell-address="TicketsNAOS.AL9"/>
      <style:map style:condition="is-true-formula(NOT(ISERROR(SEARCH(&quot;PdU&quot;;[.AL9]))))" style:apply-style-name="ConditionalStyle_5f_5" style:base-cell-address="TicketsNAOS.AL9"/>
      <style:map style:condition="is-true-formula(NOT(ISERROR(SEARCH(&quot;TdS&quot;;[.AL9]))))" style:apply-style-name="ConditionalStyle_5f_6" style:base-cell-address="TicketsNAOS.AL9"/>
      <style:map style:condition="is-true-formula(NOT(ISERROR(SEARCH(&quot;Cerrado&quot;;[.AL9]))))" style:apply-style-name="Estilo_5f_Cerrada" style:base-cell-address="TicketsNAOS.AL9"/>
    </style:style>
    <style:style style:name="ce5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15]))))" style:apply-style-name="ConditionalStyle_5f_2" style:base-cell-address="TicketsNAOS.AL15"/>
      <style:map style:condition="is-true-formula(NOT(ISERROR(SEARCH(&quot;GMV&quot;;[.AL15]))))" style:apply-style-name="ConditionalStyle_5f_3" style:base-cell-address="TicketsNAOS.AL15"/>
      <style:map style:condition="is-true-formula(NOT(ISERROR(SEARCH(&quot;OT&quot;;[.AL15]))))" style:apply-style-name="ConditionalStyle_5f_4" style:base-cell-address="TicketsNAOS.AL15"/>
      <style:map style:condition="is-true-formula(NOT(ISERROR(SEARCH(&quot;PdU&quot;;[.AL15]))))" style:apply-style-name="ConditionalStyle_5f_5" style:base-cell-address="TicketsNAOS.AL15"/>
      <style:map style:condition="is-true-formula(NOT(ISERROR(SEARCH(&quot;TdS&quot;;[.AL15]))))" style:apply-style-name="ConditionalStyle_5f_6" style:base-cell-address="TicketsNAOS.AL15"/>
      <style:map style:condition="is-true-formula(NOT(ISERROR(SEARCH(&quot;Cerrado&quot;;[.AL15]))))" style:apply-style-name="Estilo_5f_Cerrada" style:base-cell-address="TicketsNAOS.AL15"/>
    </style:style>
    <style:style style:name="ce5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18]))))" style:apply-style-name="ConditionalStyle_5f_2" style:base-cell-address="TicketsNAOS.AL18"/>
      <style:map style:condition="is-true-formula(NOT(ISERROR(SEARCH(&quot;GMV&quot;;[.AL18]))))" style:apply-style-name="ConditionalStyle_5f_3" style:base-cell-address="TicketsNAOS.AL18"/>
      <style:map style:condition="is-true-formula(NOT(ISERROR(SEARCH(&quot;OT&quot;;[.AL18]))))" style:apply-style-name="ConditionalStyle_5f_4" style:base-cell-address="TicketsNAOS.AL18"/>
      <style:map style:condition="is-true-formula(NOT(ISERROR(SEARCH(&quot;PdU&quot;;[.AL18]))))" style:apply-style-name="ConditionalStyle_5f_5" style:base-cell-address="TicketsNAOS.AL18"/>
      <style:map style:condition="is-true-formula(NOT(ISERROR(SEARCH(&quot;TdS&quot;;[.AL18]))))" style:apply-style-name="ConditionalStyle_5f_6" style:base-cell-address="TicketsNAOS.AL18"/>
      <style:map style:condition="is-true-formula(NOT(ISERROR(SEARCH(&quot;Cerrado&quot;;[.AL18]))))" style:apply-style-name="Estilo_5f_Cerrada" style:base-cell-address="TicketsNAOS.AL18"/>
    </style:style>
    <style:style style:name="ce5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28]))))" style:apply-style-name="ConditionalStyle_5f_2" style:base-cell-address="TicketsNAOS.AL28"/>
      <style:map style:condition="is-true-formula(NOT(ISERROR(SEARCH(&quot;GMV&quot;;[.AL28]))))" style:apply-style-name="ConditionalStyle_5f_3" style:base-cell-address="TicketsNAOS.AL28"/>
      <style:map style:condition="is-true-formula(NOT(ISERROR(SEARCH(&quot;OT&quot;;[.AL28]))))" style:apply-style-name="ConditionalStyle_5f_4" style:base-cell-address="TicketsNAOS.AL28"/>
      <style:map style:condition="is-true-formula(NOT(ISERROR(SEARCH(&quot;PdU&quot;;[.AL28]))))" style:apply-style-name="ConditionalStyle_5f_5" style:base-cell-address="TicketsNAOS.AL28"/>
      <style:map style:condition="is-true-formula(NOT(ISERROR(SEARCH(&quot;TdS&quot;;[.AL28]))))" style:apply-style-name="ConditionalStyle_5f_6" style:base-cell-address="TicketsNAOS.AL28"/>
      <style:map style:condition="is-true-formula(NOT(ISERROR(SEARCH(&quot;Cerrado&quot;;[.AL28]))))" style:apply-style-name="Estilo_5f_Cerrada" style:base-cell-address="TicketsNAOS.AL28"/>
    </style:style>
    <style:style style:name="ce5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2]))))" style:apply-style-name="ConditionalStyle_5f_2" style:base-cell-address="TicketsNAOS.AL32"/>
      <style:map style:condition="is-true-formula(NOT(ISERROR(SEARCH(&quot;GMV&quot;;[.AL32]))))" style:apply-style-name="ConditionalStyle_5f_3" style:base-cell-address="TicketsNAOS.AL32"/>
      <style:map style:condition="is-true-formula(NOT(ISERROR(SEARCH(&quot;OT&quot;;[.AL32]))))" style:apply-style-name="ConditionalStyle_5f_4" style:base-cell-address="TicketsNAOS.AL32"/>
      <style:map style:condition="is-true-formula(NOT(ISERROR(SEARCH(&quot;PdU&quot;;[.AL32]))))" style:apply-style-name="ConditionalStyle_5f_5" style:base-cell-address="TicketsNAOS.AL32"/>
      <style:map style:condition="is-true-formula(NOT(ISERROR(SEARCH(&quot;TdS&quot;;[.AL32]))))" style:apply-style-name="ConditionalStyle_5f_6" style:base-cell-address="TicketsNAOS.AL32"/>
      <style:map style:condition="is-true-formula(NOT(ISERROR(SEARCH(&quot;Cerrado&quot;;[.AL32]))))" style:apply-style-name="Estilo_5f_Cerrada" style:base-cell-address="TicketsNAOS.AL32"/>
    </style:style>
    <style:style style:name="ce5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3]))))" style:apply-style-name="ConditionalStyle_5f_2" style:base-cell-address="TicketsNAOS.AL33"/>
      <style:map style:condition="is-true-formula(NOT(ISERROR(SEARCH(&quot;GMV&quot;;[.AL33]))))" style:apply-style-name="ConditionalStyle_5f_3" style:base-cell-address="TicketsNAOS.AL33"/>
      <style:map style:condition="is-true-formula(NOT(ISERROR(SEARCH(&quot;OT&quot;;[.AL33]))))" style:apply-style-name="ConditionalStyle_5f_4" style:base-cell-address="TicketsNAOS.AL33"/>
      <style:map style:condition="is-true-formula(NOT(ISERROR(SEARCH(&quot;PdU&quot;;[.AL33]))))" style:apply-style-name="ConditionalStyle_5f_5" style:base-cell-address="TicketsNAOS.AL33"/>
      <style:map style:condition="is-true-formula(NOT(ISERROR(SEARCH(&quot;TdS&quot;;[.AL33]))))" style:apply-style-name="ConditionalStyle_5f_6" style:base-cell-address="TicketsNAOS.AL33"/>
      <style:map style:condition="is-true-formula(NOT(ISERROR(SEARCH(&quot;Cerrado&quot;;[.AL33]))))" style:apply-style-name="Estilo_5f_Cerrada" style:base-cell-address="TicketsNAOS.AL33"/>
    </style:style>
    <style:style style:name="ce5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5]))))" style:apply-style-name="ConditionalStyle_5f_2" style:base-cell-address="TicketsNAOS.AL35"/>
      <style:map style:condition="is-true-formula(NOT(ISERROR(SEARCH(&quot;GMV&quot;;[.AL35]))))" style:apply-style-name="ConditionalStyle_5f_3" style:base-cell-address="TicketsNAOS.AL35"/>
      <style:map style:condition="is-true-formula(NOT(ISERROR(SEARCH(&quot;OT&quot;;[.AL35]))))" style:apply-style-name="ConditionalStyle_5f_4" style:base-cell-address="TicketsNAOS.AL35"/>
      <style:map style:condition="is-true-formula(NOT(ISERROR(SEARCH(&quot;PdU&quot;;[.AL35]))))" style:apply-style-name="ConditionalStyle_5f_5" style:base-cell-address="TicketsNAOS.AL35"/>
      <style:map style:condition="is-true-formula(NOT(ISERROR(SEARCH(&quot;TdS&quot;;[.AL35]))))" style:apply-style-name="ConditionalStyle_5f_6" style:base-cell-address="TicketsNAOS.AL35"/>
      <style:map style:condition="is-true-formula(NOT(ISERROR(SEARCH(&quot;Cerrado&quot;;[.AL35]))))" style:apply-style-name="Estilo_5f_Cerrada" style:base-cell-address="TicketsNAOS.AL35"/>
    </style:style>
    <style:style style:name="ce5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6]))))" style:apply-style-name="ConditionalStyle_5f_2" style:base-cell-address="TicketsNAOS.AL36"/>
      <style:map style:condition="is-true-formula(NOT(ISERROR(SEARCH(&quot;GMV&quot;;[.AL36]))))" style:apply-style-name="ConditionalStyle_5f_3" style:base-cell-address="TicketsNAOS.AL36"/>
      <style:map style:condition="is-true-formula(NOT(ISERROR(SEARCH(&quot;OT&quot;;[.AL36]))))" style:apply-style-name="ConditionalStyle_5f_4" style:base-cell-address="TicketsNAOS.AL36"/>
      <style:map style:condition="is-true-formula(NOT(ISERROR(SEARCH(&quot;PdU&quot;;[.AL36]))))" style:apply-style-name="ConditionalStyle_5f_5" style:base-cell-address="TicketsNAOS.AL36"/>
      <style:map style:condition="is-true-formula(NOT(ISERROR(SEARCH(&quot;TdS&quot;;[.AL36]))))" style:apply-style-name="ConditionalStyle_5f_6" style:base-cell-address="TicketsNAOS.AL36"/>
      <style:map style:condition="is-true-formula(NOT(ISERROR(SEARCH(&quot;Cerrado&quot;;[.AL36]))))" style:apply-style-name="Estilo_5f_Cerrada" style:base-cell-address="TicketsNAOS.AL36"/>
    </style:style>
    <style:style style:name="ce5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7]))))" style:apply-style-name="ConditionalStyle_5f_2" style:base-cell-address="TicketsNAOS.AL37"/>
      <style:map style:condition="is-true-formula(NOT(ISERROR(SEARCH(&quot;GMV&quot;;[.AL37]))))" style:apply-style-name="ConditionalStyle_5f_3" style:base-cell-address="TicketsNAOS.AL37"/>
      <style:map style:condition="is-true-formula(NOT(ISERROR(SEARCH(&quot;OT&quot;;[.AL37]))))" style:apply-style-name="ConditionalStyle_5f_4" style:base-cell-address="TicketsNAOS.AL37"/>
      <style:map style:condition="is-true-formula(NOT(ISERROR(SEARCH(&quot;PdU&quot;;[.AL37]))))" style:apply-style-name="ConditionalStyle_5f_5" style:base-cell-address="TicketsNAOS.AL37"/>
      <style:map style:condition="is-true-formula(NOT(ISERROR(SEARCH(&quot;TdS&quot;;[.AL37]))))" style:apply-style-name="ConditionalStyle_5f_6" style:base-cell-address="TicketsNAOS.AL37"/>
      <style:map style:condition="is-true-formula(NOT(ISERROR(SEARCH(&quot;Cerrado&quot;;[.AL37]))))" style:apply-style-name="Estilo_5f_Cerrada" style:base-cell-address="TicketsNAOS.AL37"/>
    </style:style>
    <style:style style:name="ce5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8]))))" style:apply-style-name="ConditionalStyle_5f_2" style:base-cell-address="TicketsNAOS.AL38"/>
      <style:map style:condition="is-true-formula(NOT(ISERROR(SEARCH(&quot;GMV&quot;;[.AL38]))))" style:apply-style-name="ConditionalStyle_5f_3" style:base-cell-address="TicketsNAOS.AL38"/>
      <style:map style:condition="is-true-formula(NOT(ISERROR(SEARCH(&quot;OT&quot;;[.AL38]))))" style:apply-style-name="ConditionalStyle_5f_4" style:base-cell-address="TicketsNAOS.AL38"/>
      <style:map style:condition="is-true-formula(NOT(ISERROR(SEARCH(&quot;PdU&quot;;[.AL38]))))" style:apply-style-name="ConditionalStyle_5f_5" style:base-cell-address="TicketsNAOS.AL38"/>
      <style:map style:condition="is-true-formula(NOT(ISERROR(SEARCH(&quot;TdS&quot;;[.AL38]))))" style:apply-style-name="ConditionalStyle_5f_6" style:base-cell-address="TicketsNAOS.AL38"/>
      <style:map style:condition="is-true-formula(NOT(ISERROR(SEARCH(&quot;Cerrado&quot;;[.AL38]))))" style:apply-style-name="Estilo_5f_Cerrada" style:base-cell-address="TicketsNAOS.AL38"/>
    </style:style>
    <style:style style:name="ce5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39]))))" style:apply-style-name="ConditionalStyle_5f_2" style:base-cell-address="TicketsNAOS.AL39"/>
      <style:map style:condition="is-true-formula(NOT(ISERROR(SEARCH(&quot;GMV&quot;;[.AL39]))))" style:apply-style-name="ConditionalStyle_5f_3" style:base-cell-address="TicketsNAOS.AL39"/>
      <style:map style:condition="is-true-formula(NOT(ISERROR(SEARCH(&quot;OT&quot;;[.AL39]))))" style:apply-style-name="ConditionalStyle_5f_4" style:base-cell-address="TicketsNAOS.AL39"/>
      <style:map style:condition="is-true-formula(NOT(ISERROR(SEARCH(&quot;PdU&quot;;[.AL39]))))" style:apply-style-name="ConditionalStyle_5f_5" style:base-cell-address="TicketsNAOS.AL39"/>
      <style:map style:condition="is-true-formula(NOT(ISERROR(SEARCH(&quot;TdS&quot;;[.AL39]))))" style:apply-style-name="ConditionalStyle_5f_6" style:base-cell-address="TicketsNAOS.AL39"/>
      <style:map style:condition="is-true-formula(NOT(ISERROR(SEARCH(&quot;Cerrado&quot;;[.AL39]))))" style:apply-style-name="Estilo_5f_Cerrada" style:base-cell-address="TicketsNAOS.AL39"/>
    </style:style>
    <style:style style:name="ce5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0]))))" style:apply-style-name="ConditionalStyle_5f_2" style:base-cell-address="TicketsNAOS.AL40"/>
      <style:map style:condition="is-true-formula(NOT(ISERROR(SEARCH(&quot;GMV&quot;;[.AL40]))))" style:apply-style-name="ConditionalStyle_5f_3" style:base-cell-address="TicketsNAOS.AL40"/>
      <style:map style:condition="is-true-formula(NOT(ISERROR(SEARCH(&quot;OT&quot;;[.AL40]))))" style:apply-style-name="ConditionalStyle_5f_4" style:base-cell-address="TicketsNAOS.AL40"/>
      <style:map style:condition="is-true-formula(NOT(ISERROR(SEARCH(&quot;PdU&quot;;[.AL40]))))" style:apply-style-name="ConditionalStyle_5f_5" style:base-cell-address="TicketsNAOS.AL40"/>
      <style:map style:condition="is-true-formula(NOT(ISERROR(SEARCH(&quot;TdS&quot;;[.AL40]))))" style:apply-style-name="ConditionalStyle_5f_6" style:base-cell-address="TicketsNAOS.AL40"/>
      <style:map style:condition="is-true-formula(NOT(ISERROR(SEARCH(&quot;Cerrado&quot;;[.AL40]))))" style:apply-style-name="Estilo_5f_Cerrada" style:base-cell-address="TicketsNAOS.AL40"/>
    </style:style>
    <style:style style:name="ce5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1]))))" style:apply-style-name="ConditionalStyle_5f_2" style:base-cell-address="TicketsNAOS.AL41"/>
      <style:map style:condition="is-true-formula(NOT(ISERROR(SEARCH(&quot;GMV&quot;;[.AL41]))))" style:apply-style-name="ConditionalStyle_5f_3" style:base-cell-address="TicketsNAOS.AL41"/>
      <style:map style:condition="is-true-formula(NOT(ISERROR(SEARCH(&quot;OT&quot;;[.AL41]))))" style:apply-style-name="ConditionalStyle_5f_4" style:base-cell-address="TicketsNAOS.AL41"/>
      <style:map style:condition="is-true-formula(NOT(ISERROR(SEARCH(&quot;PdU&quot;;[.AL41]))))" style:apply-style-name="ConditionalStyle_5f_5" style:base-cell-address="TicketsNAOS.AL41"/>
      <style:map style:condition="is-true-formula(NOT(ISERROR(SEARCH(&quot;TdS&quot;;[.AL41]))))" style:apply-style-name="ConditionalStyle_5f_6" style:base-cell-address="TicketsNAOS.AL41"/>
      <style:map style:condition="is-true-formula(NOT(ISERROR(SEARCH(&quot;Cerrado&quot;;[.AL41]))))" style:apply-style-name="Estilo_5f_Cerrada" style:base-cell-address="TicketsNAOS.AL41"/>
    </style:style>
    <style:style style:name="ce59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2]))))" style:apply-style-name="ConditionalStyle_5f_2" style:base-cell-address="TicketsNAOS.AL42"/>
      <style:map style:condition="is-true-formula(NOT(ISERROR(SEARCH(&quot;GMV&quot;;[.AL42]))))" style:apply-style-name="ConditionalStyle_5f_3" style:base-cell-address="TicketsNAOS.AL42"/>
      <style:map style:condition="is-true-formula(NOT(ISERROR(SEARCH(&quot;OT&quot;;[.AL42]))))" style:apply-style-name="ConditionalStyle_5f_4" style:base-cell-address="TicketsNAOS.AL42"/>
      <style:map style:condition="is-true-formula(NOT(ISERROR(SEARCH(&quot;PdU&quot;;[.AL42]))))" style:apply-style-name="ConditionalStyle_5f_5" style:base-cell-address="TicketsNAOS.AL42"/>
      <style:map style:condition="is-true-formula(NOT(ISERROR(SEARCH(&quot;TdS&quot;;[.AL42]))))" style:apply-style-name="ConditionalStyle_5f_6" style:base-cell-address="TicketsNAOS.AL42"/>
      <style:map style:condition="is-true-formula(NOT(ISERROR(SEARCH(&quot;Cerrado&quot;;[.AL42]))))" style:apply-style-name="Estilo_5f_Cerrada" style:base-cell-address="TicketsNAOS.AL42"/>
    </style:style>
    <style:style style:name="ce5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3]))))" style:apply-style-name="ConditionalStyle_5f_2" style:base-cell-address="TicketsNAOS.AL43"/>
      <style:map style:condition="is-true-formula(NOT(ISERROR(SEARCH(&quot;GMV&quot;;[.AL43]))))" style:apply-style-name="ConditionalStyle_5f_3" style:base-cell-address="TicketsNAOS.AL43"/>
      <style:map style:condition="is-true-formula(NOT(ISERROR(SEARCH(&quot;OT&quot;;[.AL43]))))" style:apply-style-name="ConditionalStyle_5f_4" style:base-cell-address="TicketsNAOS.AL43"/>
      <style:map style:condition="is-true-formula(NOT(ISERROR(SEARCH(&quot;PdU&quot;;[.AL43]))))" style:apply-style-name="ConditionalStyle_5f_5" style:base-cell-address="TicketsNAOS.AL43"/>
      <style:map style:condition="is-true-formula(NOT(ISERROR(SEARCH(&quot;TdS&quot;;[.AL43]))))" style:apply-style-name="ConditionalStyle_5f_6" style:base-cell-address="TicketsNAOS.AL43"/>
      <style:map style:condition="is-true-formula(NOT(ISERROR(SEARCH(&quot;Cerrado&quot;;[.AL43]))))" style:apply-style-name="Estilo_5f_Cerrada" style:base-cell-address="TicketsNAOS.AL43"/>
    </style:style>
    <style:style style:name="ce5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4]))))" style:apply-style-name="ConditionalStyle_5f_2" style:base-cell-address="TicketsNAOS.AL44"/>
      <style:map style:condition="is-true-formula(NOT(ISERROR(SEARCH(&quot;GMV&quot;;[.AL44]))))" style:apply-style-name="ConditionalStyle_5f_3" style:base-cell-address="TicketsNAOS.AL44"/>
      <style:map style:condition="is-true-formula(NOT(ISERROR(SEARCH(&quot;OT&quot;;[.AL44]))))" style:apply-style-name="ConditionalStyle_5f_4" style:base-cell-address="TicketsNAOS.AL44"/>
      <style:map style:condition="is-true-formula(NOT(ISERROR(SEARCH(&quot;PdU&quot;;[.AL44]))))" style:apply-style-name="ConditionalStyle_5f_5" style:base-cell-address="TicketsNAOS.AL44"/>
      <style:map style:condition="is-true-formula(NOT(ISERROR(SEARCH(&quot;TdS&quot;;[.AL44]))))" style:apply-style-name="ConditionalStyle_5f_6" style:base-cell-address="TicketsNAOS.AL44"/>
      <style:map style:condition="is-true-formula(NOT(ISERROR(SEARCH(&quot;Cerrado&quot;;[.AL44]))))" style:apply-style-name="Estilo_5f_Cerrada" style:base-cell-address="TicketsNAOS.AL44"/>
    </style:style>
    <style:style style:name="ce5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5]))))" style:apply-style-name="ConditionalStyle_5f_2" style:base-cell-address="TicketsNAOS.AL45"/>
      <style:map style:condition="is-true-formula(NOT(ISERROR(SEARCH(&quot;GMV&quot;;[.AL45]))))" style:apply-style-name="ConditionalStyle_5f_3" style:base-cell-address="TicketsNAOS.AL45"/>
      <style:map style:condition="is-true-formula(NOT(ISERROR(SEARCH(&quot;OT&quot;;[.AL45]))))" style:apply-style-name="ConditionalStyle_5f_4" style:base-cell-address="TicketsNAOS.AL45"/>
      <style:map style:condition="is-true-formula(NOT(ISERROR(SEARCH(&quot;PdU&quot;;[.AL45]))))" style:apply-style-name="ConditionalStyle_5f_5" style:base-cell-address="TicketsNAOS.AL45"/>
      <style:map style:condition="is-true-formula(NOT(ISERROR(SEARCH(&quot;TdS&quot;;[.AL45]))))" style:apply-style-name="ConditionalStyle_5f_6" style:base-cell-address="TicketsNAOS.AL45"/>
      <style:map style:condition="is-true-formula(NOT(ISERROR(SEARCH(&quot;Cerrado&quot;;[.AL45]))))" style:apply-style-name="Estilo_5f_Cerrada" style:base-cell-address="TicketsNAOS.AL45"/>
    </style:style>
    <style:style style:name="ce5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6]))))" style:apply-style-name="ConditionalStyle_5f_2" style:base-cell-address="TicketsNAOS.AL46"/>
      <style:map style:condition="is-true-formula(NOT(ISERROR(SEARCH(&quot;GMV&quot;;[.AL46]))))" style:apply-style-name="ConditionalStyle_5f_3" style:base-cell-address="TicketsNAOS.AL46"/>
      <style:map style:condition="is-true-formula(NOT(ISERROR(SEARCH(&quot;OT&quot;;[.AL46]))))" style:apply-style-name="ConditionalStyle_5f_4" style:base-cell-address="TicketsNAOS.AL46"/>
      <style:map style:condition="is-true-formula(NOT(ISERROR(SEARCH(&quot;PdU&quot;;[.AL46]))))" style:apply-style-name="ConditionalStyle_5f_5" style:base-cell-address="TicketsNAOS.AL46"/>
      <style:map style:condition="is-true-formula(NOT(ISERROR(SEARCH(&quot;TdS&quot;;[.AL46]))))" style:apply-style-name="ConditionalStyle_5f_6" style:base-cell-address="TicketsNAOS.AL46"/>
      <style:map style:condition="is-true-formula(NOT(ISERROR(SEARCH(&quot;Cerrado&quot;;[.AL46]))))" style:apply-style-name="Estilo_5f_Cerrada" style:base-cell-address="TicketsNAOS.AL46"/>
    </style:style>
    <style:style style:name="ce5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7]))))" style:apply-style-name="ConditionalStyle_5f_2" style:base-cell-address="TicketsNAOS.AL47"/>
      <style:map style:condition="is-true-formula(NOT(ISERROR(SEARCH(&quot;GMV&quot;;[.AL47]))))" style:apply-style-name="ConditionalStyle_5f_3" style:base-cell-address="TicketsNAOS.AL47"/>
      <style:map style:condition="is-true-formula(NOT(ISERROR(SEARCH(&quot;OT&quot;;[.AL47]))))" style:apply-style-name="ConditionalStyle_5f_4" style:base-cell-address="TicketsNAOS.AL47"/>
      <style:map style:condition="is-true-formula(NOT(ISERROR(SEARCH(&quot;PdU&quot;;[.AL47]))))" style:apply-style-name="ConditionalStyle_5f_5" style:base-cell-address="TicketsNAOS.AL47"/>
      <style:map style:condition="is-true-formula(NOT(ISERROR(SEARCH(&quot;TdS&quot;;[.AL47]))))" style:apply-style-name="ConditionalStyle_5f_6" style:base-cell-address="TicketsNAOS.AL47"/>
      <style:map style:condition="is-true-formula(NOT(ISERROR(SEARCH(&quot;Cerrado&quot;;[.AL47]))))" style:apply-style-name="Estilo_5f_Cerrada" style:base-cell-address="TicketsNAOS.AL47"/>
    </style:style>
    <style:style style:name="ce5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8]))))" style:apply-style-name="ConditionalStyle_5f_2" style:base-cell-address="TicketsNAOS.AL48"/>
      <style:map style:condition="is-true-formula(NOT(ISERROR(SEARCH(&quot;GMV&quot;;[.AL48]))))" style:apply-style-name="ConditionalStyle_5f_3" style:base-cell-address="TicketsNAOS.AL48"/>
      <style:map style:condition="is-true-formula(NOT(ISERROR(SEARCH(&quot;OT&quot;;[.AL48]))))" style:apply-style-name="ConditionalStyle_5f_4" style:base-cell-address="TicketsNAOS.AL48"/>
      <style:map style:condition="is-true-formula(NOT(ISERROR(SEARCH(&quot;PdU&quot;;[.AL48]))))" style:apply-style-name="ConditionalStyle_5f_5" style:base-cell-address="TicketsNAOS.AL48"/>
      <style:map style:condition="is-true-formula(NOT(ISERROR(SEARCH(&quot;TdS&quot;;[.AL48]))))" style:apply-style-name="ConditionalStyle_5f_6" style:base-cell-address="TicketsNAOS.AL48"/>
      <style:map style:condition="is-true-formula(NOT(ISERROR(SEARCH(&quot;Cerrado&quot;;[.AL48]))))" style:apply-style-name="Estilo_5f_Cerrada" style:base-cell-address="TicketsNAOS.AL48"/>
    </style:style>
    <style:style style:name="ce6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49]))))" style:apply-style-name="ConditionalStyle_5f_2" style:base-cell-address="TicketsNAOS.AL49"/>
      <style:map style:condition="is-true-formula(NOT(ISERROR(SEARCH(&quot;GMV&quot;;[.AL49]))))" style:apply-style-name="ConditionalStyle_5f_3" style:base-cell-address="TicketsNAOS.AL49"/>
      <style:map style:condition="is-true-formula(NOT(ISERROR(SEARCH(&quot;OT&quot;;[.AL49]))))" style:apply-style-name="ConditionalStyle_5f_4" style:base-cell-address="TicketsNAOS.AL49"/>
      <style:map style:condition="is-true-formula(NOT(ISERROR(SEARCH(&quot;PdU&quot;;[.AL49]))))" style:apply-style-name="ConditionalStyle_5f_5" style:base-cell-address="TicketsNAOS.AL49"/>
      <style:map style:condition="is-true-formula(NOT(ISERROR(SEARCH(&quot;TdS&quot;;[.AL49]))))" style:apply-style-name="ConditionalStyle_5f_6" style:base-cell-address="TicketsNAOS.AL49"/>
      <style:map style:condition="is-true-formula(NOT(ISERROR(SEARCH(&quot;Cerrado&quot;;[.AL49]))))" style:apply-style-name="Estilo_5f_Cerrada" style:base-cell-address="TicketsNAOS.AL49"/>
    </style:style>
    <style:style style:name="ce6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0]))))" style:apply-style-name="ConditionalStyle_5f_2" style:base-cell-address="TicketsNAOS.AL50"/>
      <style:map style:condition="is-true-formula(NOT(ISERROR(SEARCH(&quot;GMV&quot;;[.AL50]))))" style:apply-style-name="ConditionalStyle_5f_3" style:base-cell-address="TicketsNAOS.AL50"/>
      <style:map style:condition="is-true-formula(NOT(ISERROR(SEARCH(&quot;OT&quot;;[.AL50]))))" style:apply-style-name="ConditionalStyle_5f_4" style:base-cell-address="TicketsNAOS.AL50"/>
      <style:map style:condition="is-true-formula(NOT(ISERROR(SEARCH(&quot;PdU&quot;;[.AL50]))))" style:apply-style-name="ConditionalStyle_5f_5" style:base-cell-address="TicketsNAOS.AL50"/>
      <style:map style:condition="is-true-formula(NOT(ISERROR(SEARCH(&quot;TdS&quot;;[.AL50]))))" style:apply-style-name="ConditionalStyle_5f_6" style:base-cell-address="TicketsNAOS.AL50"/>
      <style:map style:condition="is-true-formula(NOT(ISERROR(SEARCH(&quot;Cerrado&quot;;[.AL50]))))" style:apply-style-name="Estilo_5f_Cerrada" style:base-cell-address="TicketsNAOS.AL50"/>
    </style:style>
    <style:style style:name="ce6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1]))))" style:apply-style-name="ConditionalStyle_5f_2" style:base-cell-address="TicketsNAOS.AL51"/>
      <style:map style:condition="is-true-formula(NOT(ISERROR(SEARCH(&quot;GMV&quot;;[.AL51]))))" style:apply-style-name="ConditionalStyle_5f_3" style:base-cell-address="TicketsNAOS.AL51"/>
      <style:map style:condition="is-true-formula(NOT(ISERROR(SEARCH(&quot;OT&quot;;[.AL51]))))" style:apply-style-name="ConditionalStyle_5f_4" style:base-cell-address="TicketsNAOS.AL51"/>
      <style:map style:condition="is-true-formula(NOT(ISERROR(SEARCH(&quot;PdU&quot;;[.AL51]))))" style:apply-style-name="ConditionalStyle_5f_5" style:base-cell-address="TicketsNAOS.AL51"/>
      <style:map style:condition="is-true-formula(NOT(ISERROR(SEARCH(&quot;TdS&quot;;[.AL51]))))" style:apply-style-name="ConditionalStyle_5f_6" style:base-cell-address="TicketsNAOS.AL51"/>
      <style:map style:condition="is-true-formula(NOT(ISERROR(SEARCH(&quot;Cerrado&quot;;[.AL51]))))" style:apply-style-name="Estilo_5f_Cerrada" style:base-cell-address="TicketsNAOS.AL51"/>
    </style:style>
    <style:style style:name="ce6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2]))))" style:apply-style-name="ConditionalStyle_5f_2" style:base-cell-address="TicketsNAOS.AL52"/>
      <style:map style:condition="is-true-formula(NOT(ISERROR(SEARCH(&quot;GMV&quot;;[.AL52]))))" style:apply-style-name="ConditionalStyle_5f_3" style:base-cell-address="TicketsNAOS.AL52"/>
      <style:map style:condition="is-true-formula(NOT(ISERROR(SEARCH(&quot;OT&quot;;[.AL52]))))" style:apply-style-name="ConditionalStyle_5f_4" style:base-cell-address="TicketsNAOS.AL52"/>
      <style:map style:condition="is-true-formula(NOT(ISERROR(SEARCH(&quot;PdU&quot;;[.AL52]))))" style:apply-style-name="ConditionalStyle_5f_5" style:base-cell-address="TicketsNAOS.AL52"/>
      <style:map style:condition="is-true-formula(NOT(ISERROR(SEARCH(&quot;TdS&quot;;[.AL52]))))" style:apply-style-name="ConditionalStyle_5f_6" style:base-cell-address="TicketsNAOS.AL52"/>
      <style:map style:condition="is-true-formula(NOT(ISERROR(SEARCH(&quot;Cerrado&quot;;[.AL52]))))" style:apply-style-name="Estilo_5f_Cerrada" style:base-cell-address="TicketsNAOS.AL52"/>
    </style:style>
    <style:style style:name="ce6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3]))))" style:apply-style-name="ConditionalStyle_5f_2" style:base-cell-address="TicketsNAOS.AL53"/>
      <style:map style:condition="is-true-formula(NOT(ISERROR(SEARCH(&quot;GMV&quot;;[.AL53]))))" style:apply-style-name="ConditionalStyle_5f_3" style:base-cell-address="TicketsNAOS.AL53"/>
      <style:map style:condition="is-true-formula(NOT(ISERROR(SEARCH(&quot;OT&quot;;[.AL53]))))" style:apply-style-name="ConditionalStyle_5f_4" style:base-cell-address="TicketsNAOS.AL53"/>
      <style:map style:condition="is-true-formula(NOT(ISERROR(SEARCH(&quot;PdU&quot;;[.AL53]))))" style:apply-style-name="ConditionalStyle_5f_5" style:base-cell-address="TicketsNAOS.AL53"/>
      <style:map style:condition="is-true-formula(NOT(ISERROR(SEARCH(&quot;TdS&quot;;[.AL53]))))" style:apply-style-name="ConditionalStyle_5f_6" style:base-cell-address="TicketsNAOS.AL53"/>
      <style:map style:condition="is-true-formula(NOT(ISERROR(SEARCH(&quot;Cerrado&quot;;[.AL53]))))" style:apply-style-name="Estilo_5f_Cerrada" style:base-cell-address="TicketsNAOS.AL53"/>
    </style:style>
    <style:style style:name="ce6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4]))))" style:apply-style-name="ConditionalStyle_5f_2" style:base-cell-address="TicketsNAOS.AL54"/>
      <style:map style:condition="is-true-formula(NOT(ISERROR(SEARCH(&quot;GMV&quot;;[.AL54]))))" style:apply-style-name="ConditionalStyle_5f_3" style:base-cell-address="TicketsNAOS.AL54"/>
      <style:map style:condition="is-true-formula(NOT(ISERROR(SEARCH(&quot;OT&quot;;[.AL54]))))" style:apply-style-name="ConditionalStyle_5f_4" style:base-cell-address="TicketsNAOS.AL54"/>
      <style:map style:condition="is-true-formula(NOT(ISERROR(SEARCH(&quot;PdU&quot;;[.AL54]))))" style:apply-style-name="ConditionalStyle_5f_5" style:base-cell-address="TicketsNAOS.AL54"/>
      <style:map style:condition="is-true-formula(NOT(ISERROR(SEARCH(&quot;TdS&quot;;[.AL54]))))" style:apply-style-name="ConditionalStyle_5f_6" style:base-cell-address="TicketsNAOS.AL54"/>
      <style:map style:condition="is-true-formula(NOT(ISERROR(SEARCH(&quot;Cerrado&quot;;[.AL54]))))" style:apply-style-name="Estilo_5f_Cerrada" style:base-cell-address="TicketsNAOS.AL54"/>
    </style:style>
    <style:style style:name="ce6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5]))))" style:apply-style-name="ConditionalStyle_5f_2" style:base-cell-address="TicketsNAOS.AL55"/>
      <style:map style:condition="is-true-formula(NOT(ISERROR(SEARCH(&quot;GMV&quot;;[.AL55]))))" style:apply-style-name="ConditionalStyle_5f_3" style:base-cell-address="TicketsNAOS.AL55"/>
      <style:map style:condition="is-true-formula(NOT(ISERROR(SEARCH(&quot;OT&quot;;[.AL55]))))" style:apply-style-name="ConditionalStyle_5f_4" style:base-cell-address="TicketsNAOS.AL55"/>
      <style:map style:condition="is-true-formula(NOT(ISERROR(SEARCH(&quot;PdU&quot;;[.AL55]))))" style:apply-style-name="ConditionalStyle_5f_5" style:base-cell-address="TicketsNAOS.AL55"/>
      <style:map style:condition="is-true-formula(NOT(ISERROR(SEARCH(&quot;TdS&quot;;[.AL55]))))" style:apply-style-name="ConditionalStyle_5f_6" style:base-cell-address="TicketsNAOS.AL55"/>
      <style:map style:condition="is-true-formula(NOT(ISERROR(SEARCH(&quot;Cerrado&quot;;[.AL55]))))" style:apply-style-name="Estilo_5f_Cerrada" style:base-cell-address="TicketsNAOS.AL55"/>
    </style:style>
    <style:style style:name="ce6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6]))))" style:apply-style-name="ConditionalStyle_5f_2" style:base-cell-address="TicketsNAOS.AL56"/>
      <style:map style:condition="is-true-formula(NOT(ISERROR(SEARCH(&quot;GMV&quot;;[.AL56]))))" style:apply-style-name="ConditionalStyle_5f_3" style:base-cell-address="TicketsNAOS.AL56"/>
      <style:map style:condition="is-true-formula(NOT(ISERROR(SEARCH(&quot;OT&quot;;[.AL56]))))" style:apply-style-name="ConditionalStyle_5f_4" style:base-cell-address="TicketsNAOS.AL56"/>
      <style:map style:condition="is-true-formula(NOT(ISERROR(SEARCH(&quot;PdU&quot;;[.AL56]))))" style:apply-style-name="ConditionalStyle_5f_5" style:base-cell-address="TicketsNAOS.AL56"/>
      <style:map style:condition="is-true-formula(NOT(ISERROR(SEARCH(&quot;TdS&quot;;[.AL56]))))" style:apply-style-name="ConditionalStyle_5f_6" style:base-cell-address="TicketsNAOS.AL56"/>
      <style:map style:condition="is-true-formula(NOT(ISERROR(SEARCH(&quot;Cerrado&quot;;[.AL56]))))" style:apply-style-name="Estilo_5f_Cerrada" style:base-cell-address="TicketsNAOS.AL56"/>
    </style:style>
    <style:style style:name="ce6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7]))))" style:apply-style-name="ConditionalStyle_5f_2" style:base-cell-address="TicketsNAOS.AL57"/>
      <style:map style:condition="is-true-formula(NOT(ISERROR(SEARCH(&quot;GMV&quot;;[.AL57]))))" style:apply-style-name="ConditionalStyle_5f_3" style:base-cell-address="TicketsNAOS.AL57"/>
      <style:map style:condition="is-true-formula(NOT(ISERROR(SEARCH(&quot;OT&quot;;[.AL57]))))" style:apply-style-name="ConditionalStyle_5f_4" style:base-cell-address="TicketsNAOS.AL57"/>
      <style:map style:condition="is-true-formula(NOT(ISERROR(SEARCH(&quot;PdU&quot;;[.AL57]))))" style:apply-style-name="ConditionalStyle_5f_5" style:base-cell-address="TicketsNAOS.AL57"/>
      <style:map style:condition="is-true-formula(NOT(ISERROR(SEARCH(&quot;TdS&quot;;[.AL57]))))" style:apply-style-name="ConditionalStyle_5f_6" style:base-cell-address="TicketsNAOS.AL57"/>
      <style:map style:condition="is-true-formula(NOT(ISERROR(SEARCH(&quot;Cerrado&quot;;[.AL57]))))" style:apply-style-name="Estilo_5f_Cerrada" style:base-cell-address="TicketsNAOS.AL57"/>
    </style:style>
    <style:style style:name="ce6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L58]))))" style:apply-style-name="ConditionalStyle_5f_2" style:base-cell-address="TicketsNAOS.AL58"/>
      <style:map style:condition="is-true-formula(NOT(ISERROR(SEARCH(&quot;GMV&quot;;[.AL58]))))" style:apply-style-name="ConditionalStyle_5f_3" style:base-cell-address="TicketsNAOS.AL58"/>
      <style:map style:condition="is-true-formula(NOT(ISERROR(SEARCH(&quot;OT&quot;;[.AL58]))))" style:apply-style-name="ConditionalStyle_5f_4" style:base-cell-address="TicketsNAOS.AL58"/>
      <style:map style:condition="is-true-formula(NOT(ISERROR(SEARCH(&quot;PdU&quot;;[.AL58]))))" style:apply-style-name="ConditionalStyle_5f_5" style:base-cell-address="TicketsNAOS.AL58"/>
      <style:map style:condition="is-true-formula(NOT(ISERROR(SEARCH(&quot;TdS&quot;;[.AL58]))))" style:apply-style-name="ConditionalStyle_5f_6" style:base-cell-address="TicketsNAOS.AL58"/>
      <style:map style:condition="is-true-formula(NOT(ISERROR(SEARCH(&quot;Cerrado&quot;;[.AL58]))))" style:apply-style-name="Estilo_5f_Cerrada" style:base-cell-address="TicketsNAOS.AL58"/>
    </style:style>
    <style:style style:name="ce6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EXACT([.$D59];&quot;Cerrado&quot;))" style:apply-style-name="ConditionalStyle_5f_1" style:base-cell-address="TicketsNAOS.AL59"/>
    </style:style>
    <style:style style:name="ce6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2]))))" style:apply-style-name="ConditionalStyle_5f_2" style:base-cell-address="TicketsNAOS.AM2"/>
      <style:map style:condition="is-true-formula(NOT(ISERROR(SEARCH(&quot;GMV&quot;;[.AM2]))))" style:apply-style-name="ConditionalStyle_5f_3" style:base-cell-address="TicketsNAOS.AM2"/>
      <style:map style:condition="is-true-formula(NOT(ISERROR(SEARCH(&quot;OT&quot;;[.AM2]))))" style:apply-style-name="ConditionalStyle_5f_4" style:base-cell-address="TicketsNAOS.AM2"/>
      <style:map style:condition="is-true-formula(NOT(ISERROR(SEARCH(&quot;PdU&quot;;[.AM2]))))" style:apply-style-name="ConditionalStyle_5f_5" style:base-cell-address="TicketsNAOS.AM2"/>
      <style:map style:condition="is-true-formula(NOT(ISERROR(SEARCH(&quot;TdS&quot;;[.AM2]))))" style:apply-style-name="ConditionalStyle_5f_6" style:base-cell-address="TicketsNAOS.AM2"/>
      <style:map style:condition="is-true-formula(NOT(ISERROR(SEARCH(&quot;Cerrado&quot;;[.AM2]))))" style:apply-style-name="Estilo_5f_Cerrada" style:base-cell-address="TicketsNAOS.AM2"/>
    </style:style>
    <style:style style:name="ce6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]))))" style:apply-style-name="ConditionalStyle_5f_2" style:base-cell-address="TicketsNAOS.AM4"/>
      <style:map style:condition="is-true-formula(NOT(ISERROR(SEARCH(&quot;GMV&quot;;[.AM4]))))" style:apply-style-name="ConditionalStyle_5f_3" style:base-cell-address="TicketsNAOS.AM4"/>
      <style:map style:condition="is-true-formula(NOT(ISERROR(SEARCH(&quot;OT&quot;;[.AM4]))))" style:apply-style-name="ConditionalStyle_5f_4" style:base-cell-address="TicketsNAOS.AM4"/>
      <style:map style:condition="is-true-formula(NOT(ISERROR(SEARCH(&quot;PdU&quot;;[.AM4]))))" style:apply-style-name="ConditionalStyle_5f_5" style:base-cell-address="TicketsNAOS.AM4"/>
      <style:map style:condition="is-true-formula(NOT(ISERROR(SEARCH(&quot;TdS&quot;;[.AM4]))))" style:apply-style-name="ConditionalStyle_5f_6" style:base-cell-address="TicketsNAOS.AM4"/>
      <style:map style:condition="is-true-formula(NOT(ISERROR(SEARCH(&quot;Cerrado&quot;;[.AM4]))))" style:apply-style-name="Estilo_5f_Cerrada" style:base-cell-address="TicketsNAOS.AM4"/>
    </style:style>
    <style:style style:name="ce6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]))))" style:apply-style-name="ConditionalStyle_5f_2" style:base-cell-address="TicketsNAOS.AM5"/>
      <style:map style:condition="is-true-formula(NOT(ISERROR(SEARCH(&quot;GMV&quot;;[.AM5]))))" style:apply-style-name="ConditionalStyle_5f_3" style:base-cell-address="TicketsNAOS.AM5"/>
      <style:map style:condition="is-true-formula(NOT(ISERROR(SEARCH(&quot;OT&quot;;[.AM5]))))" style:apply-style-name="ConditionalStyle_5f_4" style:base-cell-address="TicketsNAOS.AM5"/>
      <style:map style:condition="is-true-formula(NOT(ISERROR(SEARCH(&quot;PdU&quot;;[.AM5]))))" style:apply-style-name="ConditionalStyle_5f_5" style:base-cell-address="TicketsNAOS.AM5"/>
      <style:map style:condition="is-true-formula(NOT(ISERROR(SEARCH(&quot;TdS&quot;;[.AM5]))))" style:apply-style-name="ConditionalStyle_5f_6" style:base-cell-address="TicketsNAOS.AM5"/>
      <style:map style:condition="is-true-formula(NOT(ISERROR(SEARCH(&quot;Cerrado&quot;;[.AM5]))))" style:apply-style-name="Estilo_5f_Cerrada" style:base-cell-address="TicketsNAOS.AM5"/>
    </style:style>
    <style:style style:name="ce6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]))))" style:apply-style-name="ConditionalStyle_5f_2" style:base-cell-address="TicketsNAOS.AM6"/>
      <style:map style:condition="is-true-formula(NOT(ISERROR(SEARCH(&quot;GMV&quot;;[.AM6]))))" style:apply-style-name="ConditionalStyle_5f_3" style:base-cell-address="TicketsNAOS.AM6"/>
      <style:map style:condition="is-true-formula(NOT(ISERROR(SEARCH(&quot;OT&quot;;[.AM6]))))" style:apply-style-name="ConditionalStyle_5f_4" style:base-cell-address="TicketsNAOS.AM6"/>
      <style:map style:condition="is-true-formula(NOT(ISERROR(SEARCH(&quot;PdU&quot;;[.AM6]))))" style:apply-style-name="ConditionalStyle_5f_5" style:base-cell-address="TicketsNAOS.AM6"/>
      <style:map style:condition="is-true-formula(NOT(ISERROR(SEARCH(&quot;TdS&quot;;[.AM6]))))" style:apply-style-name="ConditionalStyle_5f_6" style:base-cell-address="TicketsNAOS.AM6"/>
      <style:map style:condition="is-true-formula(NOT(ISERROR(SEARCH(&quot;Cerrado&quot;;[.AM6]))))" style:apply-style-name="Estilo_5f_Cerrada" style:base-cell-address="TicketsNAOS.AM6"/>
    </style:style>
    <style:style style:name="ce6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7]))))" style:apply-style-name="ConditionalStyle_5f_2" style:base-cell-address="TicketsNAOS.AM7"/>
      <style:map style:condition="is-true-formula(NOT(ISERROR(SEARCH(&quot;GMV&quot;;[.AM7]))))" style:apply-style-name="ConditionalStyle_5f_3" style:base-cell-address="TicketsNAOS.AM7"/>
      <style:map style:condition="is-true-formula(NOT(ISERROR(SEARCH(&quot;OT&quot;;[.AM7]))))" style:apply-style-name="ConditionalStyle_5f_4" style:base-cell-address="TicketsNAOS.AM7"/>
      <style:map style:condition="is-true-formula(NOT(ISERROR(SEARCH(&quot;PdU&quot;;[.AM7]))))" style:apply-style-name="ConditionalStyle_5f_5" style:base-cell-address="TicketsNAOS.AM7"/>
      <style:map style:condition="is-true-formula(NOT(ISERROR(SEARCH(&quot;TdS&quot;;[.AM7]))))" style:apply-style-name="ConditionalStyle_5f_6" style:base-cell-address="TicketsNAOS.AM7"/>
      <style:map style:condition="is-true-formula(NOT(ISERROR(SEARCH(&quot;Cerrado&quot;;[.AM7]))))" style:apply-style-name="Estilo_5f_Cerrada" style:base-cell-address="TicketsNAOS.AM7"/>
    </style:style>
    <style:style style:name="ce6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9]))))" style:apply-style-name="ConditionalStyle_5f_2" style:base-cell-address="TicketsNAOS.AM9"/>
      <style:map style:condition="is-true-formula(NOT(ISERROR(SEARCH(&quot;GMV&quot;;[.AM9]))))" style:apply-style-name="ConditionalStyle_5f_3" style:base-cell-address="TicketsNAOS.AM9"/>
      <style:map style:condition="is-true-formula(NOT(ISERROR(SEARCH(&quot;OT&quot;;[.AM9]))))" style:apply-style-name="ConditionalStyle_5f_4" style:base-cell-address="TicketsNAOS.AM9"/>
      <style:map style:condition="is-true-formula(NOT(ISERROR(SEARCH(&quot;PdU&quot;;[.AM9]))))" style:apply-style-name="ConditionalStyle_5f_5" style:base-cell-address="TicketsNAOS.AM9"/>
      <style:map style:condition="is-true-formula(NOT(ISERROR(SEARCH(&quot;TdS&quot;;[.AM9]))))" style:apply-style-name="ConditionalStyle_5f_6" style:base-cell-address="TicketsNAOS.AM9"/>
      <style:map style:condition="is-true-formula(NOT(ISERROR(SEARCH(&quot;Cerrado&quot;;[.AM9]))))" style:apply-style-name="Estilo_5f_Cerrada" style:base-cell-address="TicketsNAOS.AM9"/>
    </style:style>
    <style:style style:name="ce6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15]))))" style:apply-style-name="ConditionalStyle_5f_2" style:base-cell-address="TicketsNAOS.AM15"/>
      <style:map style:condition="is-true-formula(NOT(ISERROR(SEARCH(&quot;GMV&quot;;[.AM15]))))" style:apply-style-name="ConditionalStyle_5f_3" style:base-cell-address="TicketsNAOS.AM15"/>
      <style:map style:condition="is-true-formula(NOT(ISERROR(SEARCH(&quot;OT&quot;;[.AM15]))))" style:apply-style-name="ConditionalStyle_5f_4" style:base-cell-address="TicketsNAOS.AM15"/>
      <style:map style:condition="is-true-formula(NOT(ISERROR(SEARCH(&quot;PdU&quot;;[.AM15]))))" style:apply-style-name="ConditionalStyle_5f_5" style:base-cell-address="TicketsNAOS.AM15"/>
      <style:map style:condition="is-true-formula(NOT(ISERROR(SEARCH(&quot;TdS&quot;;[.AM15]))))" style:apply-style-name="ConditionalStyle_5f_6" style:base-cell-address="TicketsNAOS.AM15"/>
      <style:map style:condition="is-true-formula(NOT(ISERROR(SEARCH(&quot;Cerrado&quot;;[.AM15]))))" style:apply-style-name="Estilo_5f_Cerrada" style:base-cell-address="TicketsNAOS.AM15"/>
    </style:style>
    <style:style style:name="ce6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18]))))" style:apply-style-name="ConditionalStyle_5f_2" style:base-cell-address="TicketsNAOS.AM18"/>
      <style:map style:condition="is-true-formula(NOT(ISERROR(SEARCH(&quot;GMV&quot;;[.AM18]))))" style:apply-style-name="ConditionalStyle_5f_3" style:base-cell-address="TicketsNAOS.AM18"/>
      <style:map style:condition="is-true-formula(NOT(ISERROR(SEARCH(&quot;OT&quot;;[.AM18]))))" style:apply-style-name="ConditionalStyle_5f_4" style:base-cell-address="TicketsNAOS.AM18"/>
      <style:map style:condition="is-true-formula(NOT(ISERROR(SEARCH(&quot;PdU&quot;;[.AM18]))))" style:apply-style-name="ConditionalStyle_5f_5" style:base-cell-address="TicketsNAOS.AM18"/>
      <style:map style:condition="is-true-formula(NOT(ISERROR(SEARCH(&quot;TdS&quot;;[.AM18]))))" style:apply-style-name="ConditionalStyle_5f_6" style:base-cell-address="TicketsNAOS.AM18"/>
      <style:map style:condition="is-true-formula(NOT(ISERROR(SEARCH(&quot;Cerrado&quot;;[.AM18]))))" style:apply-style-name="Estilo_5f_Cerrada" style:base-cell-address="TicketsNAOS.AM18"/>
    </style:style>
    <style:style style:name="ce6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28]))))" style:apply-style-name="ConditionalStyle_5f_2" style:base-cell-address="TicketsNAOS.AM28"/>
      <style:map style:condition="is-true-formula(NOT(ISERROR(SEARCH(&quot;GMV&quot;;[.AM28]))))" style:apply-style-name="ConditionalStyle_5f_3" style:base-cell-address="TicketsNAOS.AM28"/>
      <style:map style:condition="is-true-formula(NOT(ISERROR(SEARCH(&quot;OT&quot;;[.AM28]))))" style:apply-style-name="ConditionalStyle_5f_4" style:base-cell-address="TicketsNAOS.AM28"/>
      <style:map style:condition="is-true-formula(NOT(ISERROR(SEARCH(&quot;PdU&quot;;[.AM28]))))" style:apply-style-name="ConditionalStyle_5f_5" style:base-cell-address="TicketsNAOS.AM28"/>
      <style:map style:condition="is-true-formula(NOT(ISERROR(SEARCH(&quot;TdS&quot;;[.AM28]))))" style:apply-style-name="ConditionalStyle_5f_6" style:base-cell-address="TicketsNAOS.AM28"/>
      <style:map style:condition="is-true-formula(NOT(ISERROR(SEARCH(&quot;Cerrado&quot;;[.AM28]))))" style:apply-style-name="Estilo_5f_Cerrada" style:base-cell-address="TicketsNAOS.AM28"/>
    </style:style>
    <style:style style:name="ce6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2]))))" style:apply-style-name="ConditionalStyle_5f_2" style:base-cell-address="TicketsNAOS.AM32"/>
      <style:map style:condition="is-true-formula(NOT(ISERROR(SEARCH(&quot;GMV&quot;;[.AM32]))))" style:apply-style-name="ConditionalStyle_5f_3" style:base-cell-address="TicketsNAOS.AM32"/>
      <style:map style:condition="is-true-formula(NOT(ISERROR(SEARCH(&quot;OT&quot;;[.AM32]))))" style:apply-style-name="ConditionalStyle_5f_4" style:base-cell-address="TicketsNAOS.AM32"/>
      <style:map style:condition="is-true-formula(NOT(ISERROR(SEARCH(&quot;PdU&quot;;[.AM32]))))" style:apply-style-name="ConditionalStyle_5f_5" style:base-cell-address="TicketsNAOS.AM32"/>
      <style:map style:condition="is-true-formula(NOT(ISERROR(SEARCH(&quot;TdS&quot;;[.AM32]))))" style:apply-style-name="ConditionalStyle_5f_6" style:base-cell-address="TicketsNAOS.AM32"/>
      <style:map style:condition="is-true-formula(NOT(ISERROR(SEARCH(&quot;Cerrado&quot;;[.AM32]))))" style:apply-style-name="Estilo_5f_Cerrada" style:base-cell-address="TicketsNAOS.AM32"/>
    </style:style>
    <style:style style:name="ce6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3]))))" style:apply-style-name="ConditionalStyle_5f_2" style:base-cell-address="TicketsNAOS.AM33"/>
      <style:map style:condition="is-true-formula(NOT(ISERROR(SEARCH(&quot;GMV&quot;;[.AM33]))))" style:apply-style-name="ConditionalStyle_5f_3" style:base-cell-address="TicketsNAOS.AM33"/>
      <style:map style:condition="is-true-formula(NOT(ISERROR(SEARCH(&quot;OT&quot;;[.AM33]))))" style:apply-style-name="ConditionalStyle_5f_4" style:base-cell-address="TicketsNAOS.AM33"/>
      <style:map style:condition="is-true-formula(NOT(ISERROR(SEARCH(&quot;PdU&quot;;[.AM33]))))" style:apply-style-name="ConditionalStyle_5f_5" style:base-cell-address="TicketsNAOS.AM33"/>
      <style:map style:condition="is-true-formula(NOT(ISERROR(SEARCH(&quot;TdS&quot;;[.AM33]))))" style:apply-style-name="ConditionalStyle_5f_6" style:base-cell-address="TicketsNAOS.AM33"/>
      <style:map style:condition="is-true-formula(NOT(ISERROR(SEARCH(&quot;Cerrado&quot;;[.AM33]))))" style:apply-style-name="Estilo_5f_Cerrada" style:base-cell-address="TicketsNAOS.AM33"/>
    </style:style>
    <style:style style:name="ce6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5]))))" style:apply-style-name="ConditionalStyle_5f_2" style:base-cell-address="TicketsNAOS.AM35"/>
      <style:map style:condition="is-true-formula(NOT(ISERROR(SEARCH(&quot;GMV&quot;;[.AM35]))))" style:apply-style-name="ConditionalStyle_5f_3" style:base-cell-address="TicketsNAOS.AM35"/>
      <style:map style:condition="is-true-formula(NOT(ISERROR(SEARCH(&quot;OT&quot;;[.AM35]))))" style:apply-style-name="ConditionalStyle_5f_4" style:base-cell-address="TicketsNAOS.AM35"/>
      <style:map style:condition="is-true-formula(NOT(ISERROR(SEARCH(&quot;PdU&quot;;[.AM35]))))" style:apply-style-name="ConditionalStyle_5f_5" style:base-cell-address="TicketsNAOS.AM35"/>
      <style:map style:condition="is-true-formula(NOT(ISERROR(SEARCH(&quot;TdS&quot;;[.AM35]))))" style:apply-style-name="ConditionalStyle_5f_6" style:base-cell-address="TicketsNAOS.AM35"/>
      <style:map style:condition="is-true-formula(NOT(ISERROR(SEARCH(&quot;Cerrado&quot;;[.AM35]))))" style:apply-style-name="Estilo_5f_Cerrada" style:base-cell-address="TicketsNAOS.AM35"/>
    </style:style>
    <style:style style:name="ce6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6]))))" style:apply-style-name="ConditionalStyle_5f_2" style:base-cell-address="TicketsNAOS.AM36"/>
      <style:map style:condition="is-true-formula(NOT(ISERROR(SEARCH(&quot;GMV&quot;;[.AM36]))))" style:apply-style-name="ConditionalStyle_5f_3" style:base-cell-address="TicketsNAOS.AM36"/>
      <style:map style:condition="is-true-formula(NOT(ISERROR(SEARCH(&quot;OT&quot;;[.AM36]))))" style:apply-style-name="ConditionalStyle_5f_4" style:base-cell-address="TicketsNAOS.AM36"/>
      <style:map style:condition="is-true-formula(NOT(ISERROR(SEARCH(&quot;PdU&quot;;[.AM36]))))" style:apply-style-name="ConditionalStyle_5f_5" style:base-cell-address="TicketsNAOS.AM36"/>
      <style:map style:condition="is-true-formula(NOT(ISERROR(SEARCH(&quot;TdS&quot;;[.AM36]))))" style:apply-style-name="ConditionalStyle_5f_6" style:base-cell-address="TicketsNAOS.AM36"/>
      <style:map style:condition="is-true-formula(NOT(ISERROR(SEARCH(&quot;Cerrado&quot;;[.AM36]))))" style:apply-style-name="Estilo_5f_Cerrada" style:base-cell-address="TicketsNAOS.AM36"/>
    </style:style>
    <style:style style:name="ce6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7]))))" style:apply-style-name="ConditionalStyle_5f_2" style:base-cell-address="TicketsNAOS.AM37"/>
      <style:map style:condition="is-true-formula(NOT(ISERROR(SEARCH(&quot;GMV&quot;;[.AM37]))))" style:apply-style-name="ConditionalStyle_5f_3" style:base-cell-address="TicketsNAOS.AM37"/>
      <style:map style:condition="is-true-formula(NOT(ISERROR(SEARCH(&quot;OT&quot;;[.AM37]))))" style:apply-style-name="ConditionalStyle_5f_4" style:base-cell-address="TicketsNAOS.AM37"/>
      <style:map style:condition="is-true-formula(NOT(ISERROR(SEARCH(&quot;PdU&quot;;[.AM37]))))" style:apply-style-name="ConditionalStyle_5f_5" style:base-cell-address="TicketsNAOS.AM37"/>
      <style:map style:condition="is-true-formula(NOT(ISERROR(SEARCH(&quot;TdS&quot;;[.AM37]))))" style:apply-style-name="ConditionalStyle_5f_6" style:base-cell-address="TicketsNAOS.AM37"/>
      <style:map style:condition="is-true-formula(NOT(ISERROR(SEARCH(&quot;Cerrado&quot;;[.AM37]))))" style:apply-style-name="Estilo_5f_Cerrada" style:base-cell-address="TicketsNAOS.AM37"/>
    </style:style>
    <style:style style:name="ce6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8]))))" style:apply-style-name="ConditionalStyle_5f_2" style:base-cell-address="TicketsNAOS.AM38"/>
      <style:map style:condition="is-true-formula(NOT(ISERROR(SEARCH(&quot;GMV&quot;;[.AM38]))))" style:apply-style-name="ConditionalStyle_5f_3" style:base-cell-address="TicketsNAOS.AM38"/>
      <style:map style:condition="is-true-formula(NOT(ISERROR(SEARCH(&quot;OT&quot;;[.AM38]))))" style:apply-style-name="ConditionalStyle_5f_4" style:base-cell-address="TicketsNAOS.AM38"/>
      <style:map style:condition="is-true-formula(NOT(ISERROR(SEARCH(&quot;PdU&quot;;[.AM38]))))" style:apply-style-name="ConditionalStyle_5f_5" style:base-cell-address="TicketsNAOS.AM38"/>
      <style:map style:condition="is-true-formula(NOT(ISERROR(SEARCH(&quot;TdS&quot;;[.AM38]))))" style:apply-style-name="ConditionalStyle_5f_6" style:base-cell-address="TicketsNAOS.AM38"/>
      <style:map style:condition="is-true-formula(NOT(ISERROR(SEARCH(&quot;Cerrado&quot;;[.AM38]))))" style:apply-style-name="Estilo_5f_Cerrada" style:base-cell-address="TicketsNAOS.AM38"/>
    </style:style>
    <style:style style:name="ce6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39]))))" style:apply-style-name="ConditionalStyle_5f_2" style:base-cell-address="TicketsNAOS.AM39"/>
      <style:map style:condition="is-true-formula(NOT(ISERROR(SEARCH(&quot;GMV&quot;;[.AM39]))))" style:apply-style-name="ConditionalStyle_5f_3" style:base-cell-address="TicketsNAOS.AM39"/>
      <style:map style:condition="is-true-formula(NOT(ISERROR(SEARCH(&quot;OT&quot;;[.AM39]))))" style:apply-style-name="ConditionalStyle_5f_4" style:base-cell-address="TicketsNAOS.AM39"/>
      <style:map style:condition="is-true-formula(NOT(ISERROR(SEARCH(&quot;PdU&quot;;[.AM39]))))" style:apply-style-name="ConditionalStyle_5f_5" style:base-cell-address="TicketsNAOS.AM39"/>
      <style:map style:condition="is-true-formula(NOT(ISERROR(SEARCH(&quot;TdS&quot;;[.AM39]))))" style:apply-style-name="ConditionalStyle_5f_6" style:base-cell-address="TicketsNAOS.AM39"/>
      <style:map style:condition="is-true-formula(NOT(ISERROR(SEARCH(&quot;Cerrado&quot;;[.AM39]))))" style:apply-style-name="Estilo_5f_Cerrada" style:base-cell-address="TicketsNAOS.AM39"/>
    </style:style>
    <style:style style:name="ce6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0]))))" style:apply-style-name="ConditionalStyle_5f_2" style:base-cell-address="TicketsNAOS.AM40"/>
      <style:map style:condition="is-true-formula(NOT(ISERROR(SEARCH(&quot;GMV&quot;;[.AM40]))))" style:apply-style-name="ConditionalStyle_5f_3" style:base-cell-address="TicketsNAOS.AM40"/>
      <style:map style:condition="is-true-formula(NOT(ISERROR(SEARCH(&quot;OT&quot;;[.AM40]))))" style:apply-style-name="ConditionalStyle_5f_4" style:base-cell-address="TicketsNAOS.AM40"/>
      <style:map style:condition="is-true-formula(NOT(ISERROR(SEARCH(&quot;PdU&quot;;[.AM40]))))" style:apply-style-name="ConditionalStyle_5f_5" style:base-cell-address="TicketsNAOS.AM40"/>
      <style:map style:condition="is-true-formula(NOT(ISERROR(SEARCH(&quot;TdS&quot;;[.AM40]))))" style:apply-style-name="ConditionalStyle_5f_6" style:base-cell-address="TicketsNAOS.AM40"/>
      <style:map style:condition="is-true-formula(NOT(ISERROR(SEARCH(&quot;Cerrado&quot;;[.AM40]))))" style:apply-style-name="Estilo_5f_Cerrada" style:base-cell-address="TicketsNAOS.AM40"/>
    </style:style>
    <style:style style:name="ce6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1]))))" style:apply-style-name="ConditionalStyle_5f_2" style:base-cell-address="TicketsNAOS.AM41"/>
      <style:map style:condition="is-true-formula(NOT(ISERROR(SEARCH(&quot;GMV&quot;;[.AM41]))))" style:apply-style-name="ConditionalStyle_5f_3" style:base-cell-address="TicketsNAOS.AM41"/>
      <style:map style:condition="is-true-formula(NOT(ISERROR(SEARCH(&quot;OT&quot;;[.AM41]))))" style:apply-style-name="ConditionalStyle_5f_4" style:base-cell-address="TicketsNAOS.AM41"/>
      <style:map style:condition="is-true-formula(NOT(ISERROR(SEARCH(&quot;PdU&quot;;[.AM41]))))" style:apply-style-name="ConditionalStyle_5f_5" style:base-cell-address="TicketsNAOS.AM41"/>
      <style:map style:condition="is-true-formula(NOT(ISERROR(SEARCH(&quot;TdS&quot;;[.AM41]))))" style:apply-style-name="ConditionalStyle_5f_6" style:base-cell-address="TicketsNAOS.AM41"/>
      <style:map style:condition="is-true-formula(NOT(ISERROR(SEARCH(&quot;Cerrado&quot;;[.AM41]))))" style:apply-style-name="Estilo_5f_Cerrada" style:base-cell-address="TicketsNAOS.AM41"/>
    </style:style>
    <style:style style:name="ce6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2]))))" style:apply-style-name="ConditionalStyle_5f_2" style:base-cell-address="TicketsNAOS.AM42"/>
      <style:map style:condition="is-true-formula(NOT(ISERROR(SEARCH(&quot;GMV&quot;;[.AM42]))))" style:apply-style-name="ConditionalStyle_5f_3" style:base-cell-address="TicketsNAOS.AM42"/>
      <style:map style:condition="is-true-formula(NOT(ISERROR(SEARCH(&quot;OT&quot;;[.AM42]))))" style:apply-style-name="ConditionalStyle_5f_4" style:base-cell-address="TicketsNAOS.AM42"/>
      <style:map style:condition="is-true-formula(NOT(ISERROR(SEARCH(&quot;PdU&quot;;[.AM42]))))" style:apply-style-name="ConditionalStyle_5f_5" style:base-cell-address="TicketsNAOS.AM42"/>
      <style:map style:condition="is-true-formula(NOT(ISERROR(SEARCH(&quot;TdS&quot;;[.AM42]))))" style:apply-style-name="ConditionalStyle_5f_6" style:base-cell-address="TicketsNAOS.AM42"/>
      <style:map style:condition="is-true-formula(NOT(ISERROR(SEARCH(&quot;Cerrado&quot;;[.AM42]))))" style:apply-style-name="Estilo_5f_Cerrada" style:base-cell-address="TicketsNAOS.AM42"/>
    </style:style>
    <style:style style:name="ce6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3]))))" style:apply-style-name="ConditionalStyle_5f_2" style:base-cell-address="TicketsNAOS.AM43"/>
      <style:map style:condition="is-true-formula(NOT(ISERROR(SEARCH(&quot;GMV&quot;;[.AM43]))))" style:apply-style-name="ConditionalStyle_5f_3" style:base-cell-address="TicketsNAOS.AM43"/>
      <style:map style:condition="is-true-formula(NOT(ISERROR(SEARCH(&quot;OT&quot;;[.AM43]))))" style:apply-style-name="ConditionalStyle_5f_4" style:base-cell-address="TicketsNAOS.AM43"/>
      <style:map style:condition="is-true-formula(NOT(ISERROR(SEARCH(&quot;PdU&quot;;[.AM43]))))" style:apply-style-name="ConditionalStyle_5f_5" style:base-cell-address="TicketsNAOS.AM43"/>
      <style:map style:condition="is-true-formula(NOT(ISERROR(SEARCH(&quot;TdS&quot;;[.AM43]))))" style:apply-style-name="ConditionalStyle_5f_6" style:base-cell-address="TicketsNAOS.AM43"/>
      <style:map style:condition="is-true-formula(NOT(ISERROR(SEARCH(&quot;Cerrado&quot;;[.AM43]))))" style:apply-style-name="Estilo_5f_Cerrada" style:base-cell-address="TicketsNAOS.AM43"/>
    </style:style>
    <style:style style:name="ce6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4]))))" style:apply-style-name="ConditionalStyle_5f_2" style:base-cell-address="TicketsNAOS.AM44"/>
      <style:map style:condition="is-true-formula(NOT(ISERROR(SEARCH(&quot;GMV&quot;;[.AM44]))))" style:apply-style-name="ConditionalStyle_5f_3" style:base-cell-address="TicketsNAOS.AM44"/>
      <style:map style:condition="is-true-formula(NOT(ISERROR(SEARCH(&quot;OT&quot;;[.AM44]))))" style:apply-style-name="ConditionalStyle_5f_4" style:base-cell-address="TicketsNAOS.AM44"/>
      <style:map style:condition="is-true-formula(NOT(ISERROR(SEARCH(&quot;PdU&quot;;[.AM44]))))" style:apply-style-name="ConditionalStyle_5f_5" style:base-cell-address="TicketsNAOS.AM44"/>
      <style:map style:condition="is-true-formula(NOT(ISERROR(SEARCH(&quot;TdS&quot;;[.AM44]))))" style:apply-style-name="ConditionalStyle_5f_6" style:base-cell-address="TicketsNAOS.AM44"/>
      <style:map style:condition="is-true-formula(NOT(ISERROR(SEARCH(&quot;Cerrado&quot;;[.AM44]))))" style:apply-style-name="Estilo_5f_Cerrada" style:base-cell-address="TicketsNAOS.AM44"/>
    </style:style>
    <style:style style:name="ce6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5]))))" style:apply-style-name="ConditionalStyle_5f_2" style:base-cell-address="TicketsNAOS.AM45"/>
      <style:map style:condition="is-true-formula(NOT(ISERROR(SEARCH(&quot;GMV&quot;;[.AM45]))))" style:apply-style-name="ConditionalStyle_5f_3" style:base-cell-address="TicketsNAOS.AM45"/>
      <style:map style:condition="is-true-formula(NOT(ISERROR(SEARCH(&quot;OT&quot;;[.AM45]))))" style:apply-style-name="ConditionalStyle_5f_4" style:base-cell-address="TicketsNAOS.AM45"/>
      <style:map style:condition="is-true-formula(NOT(ISERROR(SEARCH(&quot;PdU&quot;;[.AM45]))))" style:apply-style-name="ConditionalStyle_5f_5" style:base-cell-address="TicketsNAOS.AM45"/>
      <style:map style:condition="is-true-formula(NOT(ISERROR(SEARCH(&quot;TdS&quot;;[.AM45]))))" style:apply-style-name="ConditionalStyle_5f_6" style:base-cell-address="TicketsNAOS.AM45"/>
      <style:map style:condition="is-true-formula(NOT(ISERROR(SEARCH(&quot;Cerrado&quot;;[.AM45]))))" style:apply-style-name="Estilo_5f_Cerrada" style:base-cell-address="TicketsNAOS.AM45"/>
    </style:style>
    <style:style style:name="ce6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6]))))" style:apply-style-name="ConditionalStyle_5f_2" style:base-cell-address="TicketsNAOS.AM46"/>
      <style:map style:condition="is-true-formula(NOT(ISERROR(SEARCH(&quot;GMV&quot;;[.AM46]))))" style:apply-style-name="ConditionalStyle_5f_3" style:base-cell-address="TicketsNAOS.AM46"/>
      <style:map style:condition="is-true-formula(NOT(ISERROR(SEARCH(&quot;OT&quot;;[.AM46]))))" style:apply-style-name="ConditionalStyle_5f_4" style:base-cell-address="TicketsNAOS.AM46"/>
      <style:map style:condition="is-true-formula(NOT(ISERROR(SEARCH(&quot;PdU&quot;;[.AM46]))))" style:apply-style-name="ConditionalStyle_5f_5" style:base-cell-address="TicketsNAOS.AM46"/>
      <style:map style:condition="is-true-formula(NOT(ISERROR(SEARCH(&quot;TdS&quot;;[.AM46]))))" style:apply-style-name="ConditionalStyle_5f_6" style:base-cell-address="TicketsNAOS.AM46"/>
      <style:map style:condition="is-true-formula(NOT(ISERROR(SEARCH(&quot;Cerrado&quot;;[.AM46]))))" style:apply-style-name="Estilo_5f_Cerrada" style:base-cell-address="TicketsNAOS.AM46"/>
    </style:style>
    <style:style style:name="ce6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7]))))" style:apply-style-name="ConditionalStyle_5f_2" style:base-cell-address="TicketsNAOS.AM47"/>
      <style:map style:condition="is-true-formula(NOT(ISERROR(SEARCH(&quot;GMV&quot;;[.AM47]))))" style:apply-style-name="ConditionalStyle_5f_3" style:base-cell-address="TicketsNAOS.AM47"/>
      <style:map style:condition="is-true-formula(NOT(ISERROR(SEARCH(&quot;OT&quot;;[.AM47]))))" style:apply-style-name="ConditionalStyle_5f_4" style:base-cell-address="TicketsNAOS.AM47"/>
      <style:map style:condition="is-true-formula(NOT(ISERROR(SEARCH(&quot;PdU&quot;;[.AM47]))))" style:apply-style-name="ConditionalStyle_5f_5" style:base-cell-address="TicketsNAOS.AM47"/>
      <style:map style:condition="is-true-formula(NOT(ISERROR(SEARCH(&quot;TdS&quot;;[.AM47]))))" style:apply-style-name="ConditionalStyle_5f_6" style:base-cell-address="TicketsNAOS.AM47"/>
      <style:map style:condition="is-true-formula(NOT(ISERROR(SEARCH(&quot;Cerrado&quot;;[.AM47]))))" style:apply-style-name="Estilo_5f_Cerrada" style:base-cell-address="TicketsNAOS.AM47"/>
    </style:style>
    <style:style style:name="ce6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8]))))" style:apply-style-name="ConditionalStyle_5f_2" style:base-cell-address="TicketsNAOS.AM48"/>
      <style:map style:condition="is-true-formula(NOT(ISERROR(SEARCH(&quot;GMV&quot;;[.AM48]))))" style:apply-style-name="ConditionalStyle_5f_3" style:base-cell-address="TicketsNAOS.AM48"/>
      <style:map style:condition="is-true-formula(NOT(ISERROR(SEARCH(&quot;OT&quot;;[.AM48]))))" style:apply-style-name="ConditionalStyle_5f_4" style:base-cell-address="TicketsNAOS.AM48"/>
      <style:map style:condition="is-true-formula(NOT(ISERROR(SEARCH(&quot;PdU&quot;;[.AM48]))))" style:apply-style-name="ConditionalStyle_5f_5" style:base-cell-address="TicketsNAOS.AM48"/>
      <style:map style:condition="is-true-formula(NOT(ISERROR(SEARCH(&quot;TdS&quot;;[.AM48]))))" style:apply-style-name="ConditionalStyle_5f_6" style:base-cell-address="TicketsNAOS.AM48"/>
      <style:map style:condition="is-true-formula(NOT(ISERROR(SEARCH(&quot;Cerrado&quot;;[.AM48]))))" style:apply-style-name="Estilo_5f_Cerrada" style:base-cell-address="TicketsNAOS.AM48"/>
    </style:style>
    <style:style style:name="ce6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49]))))" style:apply-style-name="ConditionalStyle_5f_2" style:base-cell-address="TicketsNAOS.AM49"/>
      <style:map style:condition="is-true-formula(NOT(ISERROR(SEARCH(&quot;GMV&quot;;[.AM49]))))" style:apply-style-name="ConditionalStyle_5f_3" style:base-cell-address="TicketsNAOS.AM49"/>
      <style:map style:condition="is-true-formula(NOT(ISERROR(SEARCH(&quot;OT&quot;;[.AM49]))))" style:apply-style-name="ConditionalStyle_5f_4" style:base-cell-address="TicketsNAOS.AM49"/>
      <style:map style:condition="is-true-formula(NOT(ISERROR(SEARCH(&quot;PdU&quot;;[.AM49]))))" style:apply-style-name="ConditionalStyle_5f_5" style:base-cell-address="TicketsNAOS.AM49"/>
      <style:map style:condition="is-true-formula(NOT(ISERROR(SEARCH(&quot;TdS&quot;;[.AM49]))))" style:apply-style-name="ConditionalStyle_5f_6" style:base-cell-address="TicketsNAOS.AM49"/>
      <style:map style:condition="is-true-formula(NOT(ISERROR(SEARCH(&quot;Cerrado&quot;;[.AM49]))))" style:apply-style-name="Estilo_5f_Cerrada" style:base-cell-address="TicketsNAOS.AM49"/>
    </style:style>
    <style:style style:name="ce6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0]))))" style:apply-style-name="ConditionalStyle_5f_2" style:base-cell-address="TicketsNAOS.AM50"/>
      <style:map style:condition="is-true-formula(NOT(ISERROR(SEARCH(&quot;GMV&quot;;[.AM50]))))" style:apply-style-name="ConditionalStyle_5f_3" style:base-cell-address="TicketsNAOS.AM50"/>
      <style:map style:condition="is-true-formula(NOT(ISERROR(SEARCH(&quot;OT&quot;;[.AM50]))))" style:apply-style-name="ConditionalStyle_5f_4" style:base-cell-address="TicketsNAOS.AM50"/>
      <style:map style:condition="is-true-formula(NOT(ISERROR(SEARCH(&quot;PdU&quot;;[.AM50]))))" style:apply-style-name="ConditionalStyle_5f_5" style:base-cell-address="TicketsNAOS.AM50"/>
      <style:map style:condition="is-true-formula(NOT(ISERROR(SEARCH(&quot;TdS&quot;;[.AM50]))))" style:apply-style-name="ConditionalStyle_5f_6" style:base-cell-address="TicketsNAOS.AM50"/>
      <style:map style:condition="is-true-formula(NOT(ISERROR(SEARCH(&quot;Cerrado&quot;;[.AM50]))))" style:apply-style-name="Estilo_5f_Cerrada" style:base-cell-address="TicketsNAOS.AM50"/>
    </style:style>
    <style:style style:name="ce6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1]))))" style:apply-style-name="ConditionalStyle_5f_2" style:base-cell-address="TicketsNAOS.AM51"/>
      <style:map style:condition="is-true-formula(NOT(ISERROR(SEARCH(&quot;GMV&quot;;[.AM51]))))" style:apply-style-name="ConditionalStyle_5f_3" style:base-cell-address="TicketsNAOS.AM51"/>
      <style:map style:condition="is-true-formula(NOT(ISERROR(SEARCH(&quot;OT&quot;;[.AM51]))))" style:apply-style-name="ConditionalStyle_5f_4" style:base-cell-address="TicketsNAOS.AM51"/>
      <style:map style:condition="is-true-formula(NOT(ISERROR(SEARCH(&quot;PdU&quot;;[.AM51]))))" style:apply-style-name="ConditionalStyle_5f_5" style:base-cell-address="TicketsNAOS.AM51"/>
      <style:map style:condition="is-true-formula(NOT(ISERROR(SEARCH(&quot;TdS&quot;;[.AM51]))))" style:apply-style-name="ConditionalStyle_5f_6" style:base-cell-address="TicketsNAOS.AM51"/>
      <style:map style:condition="is-true-formula(NOT(ISERROR(SEARCH(&quot;Cerrado&quot;;[.AM51]))))" style:apply-style-name="Estilo_5f_Cerrada" style:base-cell-address="TicketsNAOS.AM51"/>
    </style:style>
    <style:style style:name="ce6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2]))))" style:apply-style-name="ConditionalStyle_5f_2" style:base-cell-address="TicketsNAOS.AM52"/>
      <style:map style:condition="is-true-formula(NOT(ISERROR(SEARCH(&quot;GMV&quot;;[.AM52]))))" style:apply-style-name="ConditionalStyle_5f_3" style:base-cell-address="TicketsNAOS.AM52"/>
      <style:map style:condition="is-true-formula(NOT(ISERROR(SEARCH(&quot;OT&quot;;[.AM52]))))" style:apply-style-name="ConditionalStyle_5f_4" style:base-cell-address="TicketsNAOS.AM52"/>
      <style:map style:condition="is-true-formula(NOT(ISERROR(SEARCH(&quot;PdU&quot;;[.AM52]))))" style:apply-style-name="ConditionalStyle_5f_5" style:base-cell-address="TicketsNAOS.AM52"/>
      <style:map style:condition="is-true-formula(NOT(ISERROR(SEARCH(&quot;TdS&quot;;[.AM52]))))" style:apply-style-name="ConditionalStyle_5f_6" style:base-cell-address="TicketsNAOS.AM52"/>
      <style:map style:condition="is-true-formula(NOT(ISERROR(SEARCH(&quot;Cerrado&quot;;[.AM52]))))" style:apply-style-name="Estilo_5f_Cerrada" style:base-cell-address="TicketsNAOS.AM52"/>
    </style:style>
    <style:style style:name="ce6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3]))))" style:apply-style-name="ConditionalStyle_5f_2" style:base-cell-address="TicketsNAOS.AM53"/>
      <style:map style:condition="is-true-formula(NOT(ISERROR(SEARCH(&quot;GMV&quot;;[.AM53]))))" style:apply-style-name="ConditionalStyle_5f_3" style:base-cell-address="TicketsNAOS.AM53"/>
      <style:map style:condition="is-true-formula(NOT(ISERROR(SEARCH(&quot;OT&quot;;[.AM53]))))" style:apply-style-name="ConditionalStyle_5f_4" style:base-cell-address="TicketsNAOS.AM53"/>
      <style:map style:condition="is-true-formula(NOT(ISERROR(SEARCH(&quot;PdU&quot;;[.AM53]))))" style:apply-style-name="ConditionalStyle_5f_5" style:base-cell-address="TicketsNAOS.AM53"/>
      <style:map style:condition="is-true-formula(NOT(ISERROR(SEARCH(&quot;TdS&quot;;[.AM53]))))" style:apply-style-name="ConditionalStyle_5f_6" style:base-cell-address="TicketsNAOS.AM53"/>
      <style:map style:condition="is-true-formula(NOT(ISERROR(SEARCH(&quot;Cerrado&quot;;[.AM53]))))" style:apply-style-name="Estilo_5f_Cerrada" style:base-cell-address="TicketsNAOS.AM53"/>
    </style:style>
    <style:style style:name="ce6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4]))))" style:apply-style-name="ConditionalStyle_5f_2" style:base-cell-address="TicketsNAOS.AM54"/>
      <style:map style:condition="is-true-formula(NOT(ISERROR(SEARCH(&quot;GMV&quot;;[.AM54]))))" style:apply-style-name="ConditionalStyle_5f_3" style:base-cell-address="TicketsNAOS.AM54"/>
      <style:map style:condition="is-true-formula(NOT(ISERROR(SEARCH(&quot;OT&quot;;[.AM54]))))" style:apply-style-name="ConditionalStyle_5f_4" style:base-cell-address="TicketsNAOS.AM54"/>
      <style:map style:condition="is-true-formula(NOT(ISERROR(SEARCH(&quot;PdU&quot;;[.AM54]))))" style:apply-style-name="ConditionalStyle_5f_5" style:base-cell-address="TicketsNAOS.AM54"/>
      <style:map style:condition="is-true-formula(NOT(ISERROR(SEARCH(&quot;TdS&quot;;[.AM54]))))" style:apply-style-name="ConditionalStyle_5f_6" style:base-cell-address="TicketsNAOS.AM54"/>
      <style:map style:condition="is-true-formula(NOT(ISERROR(SEARCH(&quot;Cerrado&quot;;[.AM54]))))" style:apply-style-name="Estilo_5f_Cerrada" style:base-cell-address="TicketsNAOS.AM54"/>
    </style:style>
    <style:style style:name="ce6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5]))))" style:apply-style-name="ConditionalStyle_5f_2" style:base-cell-address="TicketsNAOS.AM55"/>
      <style:map style:condition="is-true-formula(NOT(ISERROR(SEARCH(&quot;GMV&quot;;[.AM55]))))" style:apply-style-name="ConditionalStyle_5f_3" style:base-cell-address="TicketsNAOS.AM55"/>
      <style:map style:condition="is-true-formula(NOT(ISERROR(SEARCH(&quot;OT&quot;;[.AM55]))))" style:apply-style-name="ConditionalStyle_5f_4" style:base-cell-address="TicketsNAOS.AM55"/>
      <style:map style:condition="is-true-formula(NOT(ISERROR(SEARCH(&quot;PdU&quot;;[.AM55]))))" style:apply-style-name="ConditionalStyle_5f_5" style:base-cell-address="TicketsNAOS.AM55"/>
      <style:map style:condition="is-true-formula(NOT(ISERROR(SEARCH(&quot;TdS&quot;;[.AM55]))))" style:apply-style-name="ConditionalStyle_5f_6" style:base-cell-address="TicketsNAOS.AM55"/>
      <style:map style:condition="is-true-formula(NOT(ISERROR(SEARCH(&quot;Cerrado&quot;;[.AM55]))))" style:apply-style-name="Estilo_5f_Cerrada" style:base-cell-address="TicketsNAOS.AM55"/>
    </style:style>
    <style:style style:name="ce6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6]))))" style:apply-style-name="ConditionalStyle_5f_2" style:base-cell-address="TicketsNAOS.AM56"/>
      <style:map style:condition="is-true-formula(NOT(ISERROR(SEARCH(&quot;GMV&quot;;[.AM56]))))" style:apply-style-name="ConditionalStyle_5f_3" style:base-cell-address="TicketsNAOS.AM56"/>
      <style:map style:condition="is-true-formula(NOT(ISERROR(SEARCH(&quot;OT&quot;;[.AM56]))))" style:apply-style-name="ConditionalStyle_5f_4" style:base-cell-address="TicketsNAOS.AM56"/>
      <style:map style:condition="is-true-formula(NOT(ISERROR(SEARCH(&quot;PdU&quot;;[.AM56]))))" style:apply-style-name="ConditionalStyle_5f_5" style:base-cell-address="TicketsNAOS.AM56"/>
      <style:map style:condition="is-true-formula(NOT(ISERROR(SEARCH(&quot;TdS&quot;;[.AM56]))))" style:apply-style-name="ConditionalStyle_5f_6" style:base-cell-address="TicketsNAOS.AM56"/>
      <style:map style:condition="is-true-formula(NOT(ISERROR(SEARCH(&quot;Cerrado&quot;;[.AM56]))))" style:apply-style-name="Estilo_5f_Cerrada" style:base-cell-address="TicketsNAOS.AM56"/>
    </style:style>
    <style:style style:name="ce6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7]))))" style:apply-style-name="ConditionalStyle_5f_2" style:base-cell-address="TicketsNAOS.AM57"/>
      <style:map style:condition="is-true-formula(NOT(ISERROR(SEARCH(&quot;GMV&quot;;[.AM57]))))" style:apply-style-name="ConditionalStyle_5f_3" style:base-cell-address="TicketsNAOS.AM57"/>
      <style:map style:condition="is-true-formula(NOT(ISERROR(SEARCH(&quot;OT&quot;;[.AM57]))))" style:apply-style-name="ConditionalStyle_5f_4" style:base-cell-address="TicketsNAOS.AM57"/>
      <style:map style:condition="is-true-formula(NOT(ISERROR(SEARCH(&quot;PdU&quot;;[.AM57]))))" style:apply-style-name="ConditionalStyle_5f_5" style:base-cell-address="TicketsNAOS.AM57"/>
      <style:map style:condition="is-true-formula(NOT(ISERROR(SEARCH(&quot;TdS&quot;;[.AM57]))))" style:apply-style-name="ConditionalStyle_5f_6" style:base-cell-address="TicketsNAOS.AM57"/>
      <style:map style:condition="is-true-formula(NOT(ISERROR(SEARCH(&quot;Cerrado&quot;;[.AM57]))))" style:apply-style-name="Estilo_5f_Cerrada" style:base-cell-address="TicketsNAOS.AM57"/>
    </style:style>
    <style:style style:name="ce6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8]))))" style:apply-style-name="ConditionalStyle_5f_2" style:base-cell-address="TicketsNAOS.AM58"/>
      <style:map style:condition="is-true-formula(NOT(ISERROR(SEARCH(&quot;GMV&quot;;[.AM58]))))" style:apply-style-name="ConditionalStyle_5f_3" style:base-cell-address="TicketsNAOS.AM58"/>
      <style:map style:condition="is-true-formula(NOT(ISERROR(SEARCH(&quot;OT&quot;;[.AM58]))))" style:apply-style-name="ConditionalStyle_5f_4" style:base-cell-address="TicketsNAOS.AM58"/>
      <style:map style:condition="is-true-formula(NOT(ISERROR(SEARCH(&quot;PdU&quot;;[.AM58]))))" style:apply-style-name="ConditionalStyle_5f_5" style:base-cell-address="TicketsNAOS.AM58"/>
      <style:map style:condition="is-true-formula(NOT(ISERROR(SEARCH(&quot;TdS&quot;;[.AM58]))))" style:apply-style-name="ConditionalStyle_5f_6" style:base-cell-address="TicketsNAOS.AM58"/>
      <style:map style:condition="is-true-formula(NOT(ISERROR(SEARCH(&quot;Cerrado&quot;;[.AM58]))))" style:apply-style-name="Estilo_5f_Cerrada" style:base-cell-address="TicketsNAOS.AM58"/>
    </style:style>
    <style:style style:name="ce6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59]))))" style:apply-style-name="ConditionalStyle_5f_2" style:base-cell-address="TicketsNAOS.AM59"/>
      <style:map style:condition="is-true-formula(NOT(ISERROR(SEARCH(&quot;GMV&quot;;[.AM59]))))" style:apply-style-name="ConditionalStyle_5f_3" style:base-cell-address="TicketsNAOS.AM59"/>
      <style:map style:condition="is-true-formula(NOT(ISERROR(SEARCH(&quot;OT&quot;;[.AM59]))))" style:apply-style-name="ConditionalStyle_5f_4" style:base-cell-address="TicketsNAOS.AM59"/>
      <style:map style:condition="is-true-formula(NOT(ISERROR(SEARCH(&quot;PdU&quot;;[.AM59]))))" style:apply-style-name="ConditionalStyle_5f_5" style:base-cell-address="TicketsNAOS.AM59"/>
      <style:map style:condition="is-true-formula(NOT(ISERROR(SEARCH(&quot;TdS&quot;;[.AM59]))))" style:apply-style-name="ConditionalStyle_5f_6" style:base-cell-address="TicketsNAOS.AM59"/>
      <style:map style:condition="is-true-formula(NOT(ISERROR(SEARCH(&quot;Cerrado&quot;;[.AM59]))))" style:apply-style-name="Estilo_5f_Cerrada" style:base-cell-address="TicketsNAOS.AM59"/>
    </style:style>
    <style:style style:name="ce6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0]))))" style:apply-style-name="ConditionalStyle_5f_2" style:base-cell-address="TicketsNAOS.AM60"/>
      <style:map style:condition="is-true-formula(NOT(ISERROR(SEARCH(&quot;GMV&quot;;[.AM60]))))" style:apply-style-name="ConditionalStyle_5f_3" style:base-cell-address="TicketsNAOS.AM60"/>
      <style:map style:condition="is-true-formula(NOT(ISERROR(SEARCH(&quot;OT&quot;;[.AM60]))))" style:apply-style-name="ConditionalStyle_5f_4" style:base-cell-address="TicketsNAOS.AM60"/>
      <style:map style:condition="is-true-formula(NOT(ISERROR(SEARCH(&quot;PdU&quot;;[.AM60]))))" style:apply-style-name="ConditionalStyle_5f_5" style:base-cell-address="TicketsNAOS.AM60"/>
      <style:map style:condition="is-true-formula(NOT(ISERROR(SEARCH(&quot;TdS&quot;;[.AM60]))))" style:apply-style-name="ConditionalStyle_5f_6" style:base-cell-address="TicketsNAOS.AM60"/>
      <style:map style:condition="is-true-formula(NOT(ISERROR(SEARCH(&quot;Cerrado&quot;;[.AM60]))))" style:apply-style-name="Estilo_5f_Cerrada" style:base-cell-address="TicketsNAOS.AM60"/>
    </style:style>
    <style:style style:name="ce6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1]))))" style:apply-style-name="ConditionalStyle_5f_2" style:base-cell-address="TicketsNAOS.AM61"/>
      <style:map style:condition="is-true-formula(NOT(ISERROR(SEARCH(&quot;GMV&quot;;[.AM61]))))" style:apply-style-name="ConditionalStyle_5f_3" style:base-cell-address="TicketsNAOS.AM61"/>
      <style:map style:condition="is-true-formula(NOT(ISERROR(SEARCH(&quot;OT&quot;;[.AM61]))))" style:apply-style-name="ConditionalStyle_5f_4" style:base-cell-address="TicketsNAOS.AM61"/>
      <style:map style:condition="is-true-formula(NOT(ISERROR(SEARCH(&quot;PdU&quot;;[.AM61]))))" style:apply-style-name="ConditionalStyle_5f_5" style:base-cell-address="TicketsNAOS.AM61"/>
      <style:map style:condition="is-true-formula(NOT(ISERROR(SEARCH(&quot;TdS&quot;;[.AM61]))))" style:apply-style-name="ConditionalStyle_5f_6" style:base-cell-address="TicketsNAOS.AM61"/>
      <style:map style:condition="is-true-formula(NOT(ISERROR(SEARCH(&quot;Cerrado&quot;;[.AM61]))))" style:apply-style-name="Estilo_5f_Cerrada" style:base-cell-address="TicketsNAOS.AM61"/>
    </style:style>
    <style:style style:name="ce6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2]))))" style:apply-style-name="ConditionalStyle_5f_2" style:base-cell-address="TicketsNAOS.AM62"/>
      <style:map style:condition="is-true-formula(NOT(ISERROR(SEARCH(&quot;GMV&quot;;[.AM62]))))" style:apply-style-name="ConditionalStyle_5f_3" style:base-cell-address="TicketsNAOS.AM62"/>
      <style:map style:condition="is-true-formula(NOT(ISERROR(SEARCH(&quot;OT&quot;;[.AM62]))))" style:apply-style-name="ConditionalStyle_5f_4" style:base-cell-address="TicketsNAOS.AM62"/>
      <style:map style:condition="is-true-formula(NOT(ISERROR(SEARCH(&quot;PdU&quot;;[.AM62]))))" style:apply-style-name="ConditionalStyle_5f_5" style:base-cell-address="TicketsNAOS.AM62"/>
      <style:map style:condition="is-true-formula(NOT(ISERROR(SEARCH(&quot;TdS&quot;;[.AM62]))))" style:apply-style-name="ConditionalStyle_5f_6" style:base-cell-address="TicketsNAOS.AM62"/>
      <style:map style:condition="is-true-formula(NOT(ISERROR(SEARCH(&quot;Cerrado&quot;;[.AM62]))))" style:apply-style-name="Estilo_5f_Cerrada" style:base-cell-address="TicketsNAOS.AM62"/>
    </style:style>
    <style:style style:name="ce6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3]))))" style:apply-style-name="ConditionalStyle_5f_2" style:base-cell-address="TicketsNAOS.AM63"/>
      <style:map style:condition="is-true-formula(NOT(ISERROR(SEARCH(&quot;GMV&quot;;[.AM63]))))" style:apply-style-name="ConditionalStyle_5f_3" style:base-cell-address="TicketsNAOS.AM63"/>
      <style:map style:condition="is-true-formula(NOT(ISERROR(SEARCH(&quot;OT&quot;;[.AM63]))))" style:apply-style-name="ConditionalStyle_5f_4" style:base-cell-address="TicketsNAOS.AM63"/>
      <style:map style:condition="is-true-formula(NOT(ISERROR(SEARCH(&quot;PdU&quot;;[.AM63]))))" style:apply-style-name="ConditionalStyle_5f_5" style:base-cell-address="TicketsNAOS.AM63"/>
      <style:map style:condition="is-true-formula(NOT(ISERROR(SEARCH(&quot;TdS&quot;;[.AM63]))))" style:apply-style-name="ConditionalStyle_5f_6" style:base-cell-address="TicketsNAOS.AM63"/>
      <style:map style:condition="is-true-formula(NOT(ISERROR(SEARCH(&quot;Cerrado&quot;;[.AM63]))))" style:apply-style-name="Estilo_5f_Cerrada" style:base-cell-address="TicketsNAOS.AM63"/>
    </style:style>
    <style:style style:name="ce6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4]))))" style:apply-style-name="ConditionalStyle_5f_2" style:base-cell-address="TicketsNAOS.AM64"/>
      <style:map style:condition="is-true-formula(NOT(ISERROR(SEARCH(&quot;GMV&quot;;[.AM64]))))" style:apply-style-name="ConditionalStyle_5f_3" style:base-cell-address="TicketsNAOS.AM64"/>
      <style:map style:condition="is-true-formula(NOT(ISERROR(SEARCH(&quot;OT&quot;;[.AM64]))))" style:apply-style-name="ConditionalStyle_5f_4" style:base-cell-address="TicketsNAOS.AM64"/>
      <style:map style:condition="is-true-formula(NOT(ISERROR(SEARCH(&quot;PdU&quot;;[.AM64]))))" style:apply-style-name="ConditionalStyle_5f_5" style:base-cell-address="TicketsNAOS.AM64"/>
      <style:map style:condition="is-true-formula(NOT(ISERROR(SEARCH(&quot;TdS&quot;;[.AM64]))))" style:apply-style-name="ConditionalStyle_5f_6" style:base-cell-address="TicketsNAOS.AM64"/>
      <style:map style:condition="is-true-formula(NOT(ISERROR(SEARCH(&quot;Cerrado&quot;;[.AM64]))))" style:apply-style-name="Estilo_5f_Cerrada" style:base-cell-address="TicketsNAOS.AM64"/>
    </style:style>
    <style:style style:name="ce6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5]))))" style:apply-style-name="ConditionalStyle_5f_2" style:base-cell-address="TicketsNAOS.AM65"/>
      <style:map style:condition="is-true-formula(NOT(ISERROR(SEARCH(&quot;GMV&quot;;[.AM65]))))" style:apply-style-name="ConditionalStyle_5f_3" style:base-cell-address="TicketsNAOS.AM65"/>
      <style:map style:condition="is-true-formula(NOT(ISERROR(SEARCH(&quot;OT&quot;;[.AM65]))))" style:apply-style-name="ConditionalStyle_5f_4" style:base-cell-address="TicketsNAOS.AM65"/>
      <style:map style:condition="is-true-formula(NOT(ISERROR(SEARCH(&quot;PdU&quot;;[.AM65]))))" style:apply-style-name="ConditionalStyle_5f_5" style:base-cell-address="TicketsNAOS.AM65"/>
      <style:map style:condition="is-true-formula(NOT(ISERROR(SEARCH(&quot;TdS&quot;;[.AM65]))))" style:apply-style-name="ConditionalStyle_5f_6" style:base-cell-address="TicketsNAOS.AM65"/>
      <style:map style:condition="is-true-formula(NOT(ISERROR(SEARCH(&quot;Cerrado&quot;;[.AM65]))))" style:apply-style-name="Estilo_5f_Cerrada" style:base-cell-address="TicketsNAOS.AM65"/>
    </style:style>
    <style:style style:name="ce6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6]))))" style:apply-style-name="ConditionalStyle_5f_2" style:base-cell-address="TicketsNAOS.AM66"/>
      <style:map style:condition="is-true-formula(NOT(ISERROR(SEARCH(&quot;GMV&quot;;[.AM66]))))" style:apply-style-name="ConditionalStyle_5f_3" style:base-cell-address="TicketsNAOS.AM66"/>
      <style:map style:condition="is-true-formula(NOT(ISERROR(SEARCH(&quot;OT&quot;;[.AM66]))))" style:apply-style-name="ConditionalStyle_5f_4" style:base-cell-address="TicketsNAOS.AM66"/>
      <style:map style:condition="is-true-formula(NOT(ISERROR(SEARCH(&quot;PdU&quot;;[.AM66]))))" style:apply-style-name="ConditionalStyle_5f_5" style:base-cell-address="TicketsNAOS.AM66"/>
      <style:map style:condition="is-true-formula(NOT(ISERROR(SEARCH(&quot;TdS&quot;;[.AM66]))))" style:apply-style-name="ConditionalStyle_5f_6" style:base-cell-address="TicketsNAOS.AM66"/>
      <style:map style:condition="is-true-formula(NOT(ISERROR(SEARCH(&quot;Cerrado&quot;;[.AM66]))))" style:apply-style-name="Estilo_5f_Cerrada" style:base-cell-address="TicketsNAOS.AM66"/>
    </style:style>
    <style:style style:name="ce6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7]))))" style:apply-style-name="ConditionalStyle_5f_2" style:base-cell-address="TicketsNAOS.AM67"/>
      <style:map style:condition="is-true-formula(NOT(ISERROR(SEARCH(&quot;GMV&quot;;[.AM67]))))" style:apply-style-name="ConditionalStyle_5f_3" style:base-cell-address="TicketsNAOS.AM67"/>
      <style:map style:condition="is-true-formula(NOT(ISERROR(SEARCH(&quot;OT&quot;;[.AM67]))))" style:apply-style-name="ConditionalStyle_5f_4" style:base-cell-address="TicketsNAOS.AM67"/>
      <style:map style:condition="is-true-formula(NOT(ISERROR(SEARCH(&quot;PdU&quot;;[.AM67]))))" style:apply-style-name="ConditionalStyle_5f_5" style:base-cell-address="TicketsNAOS.AM67"/>
      <style:map style:condition="is-true-formula(NOT(ISERROR(SEARCH(&quot;TdS&quot;;[.AM67]))))" style:apply-style-name="ConditionalStyle_5f_6" style:base-cell-address="TicketsNAOS.AM67"/>
      <style:map style:condition="is-true-formula(NOT(ISERROR(SEARCH(&quot;Cerrado&quot;;[.AM67]))))" style:apply-style-name="Estilo_5f_Cerrada" style:base-cell-address="TicketsNAOS.AM67"/>
    </style:style>
    <style:style style:name="ce6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8]))))" style:apply-style-name="ConditionalStyle_5f_2" style:base-cell-address="TicketsNAOS.AM68"/>
      <style:map style:condition="is-true-formula(NOT(ISERROR(SEARCH(&quot;GMV&quot;;[.AM68]))))" style:apply-style-name="ConditionalStyle_5f_3" style:base-cell-address="TicketsNAOS.AM68"/>
      <style:map style:condition="is-true-formula(NOT(ISERROR(SEARCH(&quot;OT&quot;;[.AM68]))))" style:apply-style-name="ConditionalStyle_5f_4" style:base-cell-address="TicketsNAOS.AM68"/>
      <style:map style:condition="is-true-formula(NOT(ISERROR(SEARCH(&quot;PdU&quot;;[.AM68]))))" style:apply-style-name="ConditionalStyle_5f_5" style:base-cell-address="TicketsNAOS.AM68"/>
      <style:map style:condition="is-true-formula(NOT(ISERROR(SEARCH(&quot;TdS&quot;;[.AM68]))))" style:apply-style-name="ConditionalStyle_5f_6" style:base-cell-address="TicketsNAOS.AM68"/>
      <style:map style:condition="is-true-formula(NOT(ISERROR(SEARCH(&quot;Cerrado&quot;;[.AM68]))))" style:apply-style-name="Estilo_5f_Cerrada" style:base-cell-address="TicketsNAOS.AM68"/>
    </style:style>
    <style:style style:name="ce6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69]))))" style:apply-style-name="ConditionalStyle_5f_2" style:base-cell-address="TicketsNAOS.AM69"/>
      <style:map style:condition="is-true-formula(NOT(ISERROR(SEARCH(&quot;GMV&quot;;[.AM69]))))" style:apply-style-name="ConditionalStyle_5f_3" style:base-cell-address="TicketsNAOS.AM69"/>
      <style:map style:condition="is-true-formula(NOT(ISERROR(SEARCH(&quot;OT&quot;;[.AM69]))))" style:apply-style-name="ConditionalStyle_5f_4" style:base-cell-address="TicketsNAOS.AM69"/>
      <style:map style:condition="is-true-formula(NOT(ISERROR(SEARCH(&quot;PdU&quot;;[.AM69]))))" style:apply-style-name="ConditionalStyle_5f_5" style:base-cell-address="TicketsNAOS.AM69"/>
      <style:map style:condition="is-true-formula(NOT(ISERROR(SEARCH(&quot;TdS&quot;;[.AM69]))))" style:apply-style-name="ConditionalStyle_5f_6" style:base-cell-address="TicketsNAOS.AM69"/>
      <style:map style:condition="is-true-formula(NOT(ISERROR(SEARCH(&quot;Cerrado&quot;;[.AM69]))))" style:apply-style-name="Estilo_5f_Cerrada" style:base-cell-address="TicketsNAOS.AM69"/>
    </style:style>
    <style:style style:name="ce65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M70]))))" style:apply-style-name="ConditionalStyle_5f_2" style:base-cell-address="TicketsNAOS.AM70"/>
      <style:map style:condition="is-true-formula(NOT(ISERROR(SEARCH(&quot;GMV&quot;;[.AM70]))))" style:apply-style-name="ConditionalStyle_5f_3" style:base-cell-address="TicketsNAOS.AM70"/>
      <style:map style:condition="is-true-formula(NOT(ISERROR(SEARCH(&quot;OT&quot;;[.AM70]))))" style:apply-style-name="ConditionalStyle_5f_4" style:base-cell-address="TicketsNAOS.AM70"/>
      <style:map style:condition="is-true-formula(NOT(ISERROR(SEARCH(&quot;PdU&quot;;[.AM70]))))" style:apply-style-name="ConditionalStyle_5f_5" style:base-cell-address="TicketsNAOS.AM70"/>
      <style:map style:condition="is-true-formula(NOT(ISERROR(SEARCH(&quot;TdS&quot;;[.AM70]))))" style:apply-style-name="ConditionalStyle_5f_6" style:base-cell-address="TicketsNAOS.AM70"/>
      <style:map style:condition="is-true-formula(NOT(ISERROR(SEARCH(&quot;Cerrado&quot;;[.AM70]))))" style:apply-style-name="Estilo_5f_Cerrada" style:base-cell-address="TicketsNAOS.AM70"/>
    </style:style>
    <style:style style:name="ce6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2]))))" style:apply-style-name="ConditionalStyle_5f_2" style:base-cell-address="TicketsNAOS.AN2"/>
      <style:map style:condition="is-true-formula(NOT(ISERROR(SEARCH(&quot;GMV&quot;;[.AN2]))))" style:apply-style-name="ConditionalStyle_5f_3" style:base-cell-address="TicketsNAOS.AN2"/>
      <style:map style:condition="is-true-formula(NOT(ISERROR(SEARCH(&quot;OT&quot;;[.AN2]))))" style:apply-style-name="ConditionalStyle_5f_4" style:base-cell-address="TicketsNAOS.AN2"/>
      <style:map style:condition="is-true-formula(NOT(ISERROR(SEARCH(&quot;PdU&quot;;[.AN2]))))" style:apply-style-name="ConditionalStyle_5f_5" style:base-cell-address="TicketsNAOS.AN2"/>
      <style:map style:condition="is-true-formula(NOT(ISERROR(SEARCH(&quot;TdS&quot;;[.AN2]))))" style:apply-style-name="ConditionalStyle_5f_6" style:base-cell-address="TicketsNAOS.AN2"/>
      <style:map style:condition="is-true-formula(NOT(ISERROR(SEARCH(&quot;Cerrado&quot;;[.AN2]))))" style:apply-style-name="Estilo_5f_Cerrada" style:base-cell-address="TicketsNAOS.AN2"/>
    </style:style>
    <style:style style:name="ce6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]))))" style:apply-style-name="ConditionalStyle_5f_2" style:base-cell-address="TicketsNAOS.AN4"/>
      <style:map style:condition="is-true-formula(NOT(ISERROR(SEARCH(&quot;GMV&quot;;[.AN4]))))" style:apply-style-name="ConditionalStyle_5f_3" style:base-cell-address="TicketsNAOS.AN4"/>
      <style:map style:condition="is-true-formula(NOT(ISERROR(SEARCH(&quot;OT&quot;;[.AN4]))))" style:apply-style-name="ConditionalStyle_5f_4" style:base-cell-address="TicketsNAOS.AN4"/>
      <style:map style:condition="is-true-formula(NOT(ISERROR(SEARCH(&quot;PdU&quot;;[.AN4]))))" style:apply-style-name="ConditionalStyle_5f_5" style:base-cell-address="TicketsNAOS.AN4"/>
      <style:map style:condition="is-true-formula(NOT(ISERROR(SEARCH(&quot;TdS&quot;;[.AN4]))))" style:apply-style-name="ConditionalStyle_5f_6" style:base-cell-address="TicketsNAOS.AN4"/>
      <style:map style:condition="is-true-formula(NOT(ISERROR(SEARCH(&quot;Cerrado&quot;;[.AN4]))))" style:apply-style-name="Estilo_5f_Cerrada" style:base-cell-address="TicketsNAOS.AN4"/>
    </style:style>
    <style:style style:name="ce6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]))))" style:apply-style-name="ConditionalStyle_5f_2" style:base-cell-address="TicketsNAOS.AN5"/>
      <style:map style:condition="is-true-formula(NOT(ISERROR(SEARCH(&quot;GMV&quot;;[.AN5]))))" style:apply-style-name="ConditionalStyle_5f_3" style:base-cell-address="TicketsNAOS.AN5"/>
      <style:map style:condition="is-true-formula(NOT(ISERROR(SEARCH(&quot;OT&quot;;[.AN5]))))" style:apply-style-name="ConditionalStyle_5f_4" style:base-cell-address="TicketsNAOS.AN5"/>
      <style:map style:condition="is-true-formula(NOT(ISERROR(SEARCH(&quot;PdU&quot;;[.AN5]))))" style:apply-style-name="ConditionalStyle_5f_5" style:base-cell-address="TicketsNAOS.AN5"/>
      <style:map style:condition="is-true-formula(NOT(ISERROR(SEARCH(&quot;TdS&quot;;[.AN5]))))" style:apply-style-name="ConditionalStyle_5f_6" style:base-cell-address="TicketsNAOS.AN5"/>
      <style:map style:condition="is-true-formula(NOT(ISERROR(SEARCH(&quot;Cerrado&quot;;[.AN5]))))" style:apply-style-name="Estilo_5f_Cerrada" style:base-cell-address="TicketsNAOS.AN5"/>
    </style:style>
    <style:style style:name="ce6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]))))" style:apply-style-name="ConditionalStyle_5f_2" style:base-cell-address="TicketsNAOS.AN6"/>
      <style:map style:condition="is-true-formula(NOT(ISERROR(SEARCH(&quot;GMV&quot;;[.AN6]))))" style:apply-style-name="ConditionalStyle_5f_3" style:base-cell-address="TicketsNAOS.AN6"/>
      <style:map style:condition="is-true-formula(NOT(ISERROR(SEARCH(&quot;OT&quot;;[.AN6]))))" style:apply-style-name="ConditionalStyle_5f_4" style:base-cell-address="TicketsNAOS.AN6"/>
      <style:map style:condition="is-true-formula(NOT(ISERROR(SEARCH(&quot;PdU&quot;;[.AN6]))))" style:apply-style-name="ConditionalStyle_5f_5" style:base-cell-address="TicketsNAOS.AN6"/>
      <style:map style:condition="is-true-formula(NOT(ISERROR(SEARCH(&quot;TdS&quot;;[.AN6]))))" style:apply-style-name="ConditionalStyle_5f_6" style:base-cell-address="TicketsNAOS.AN6"/>
      <style:map style:condition="is-true-formula(NOT(ISERROR(SEARCH(&quot;Cerrado&quot;;[.AN6]))))" style:apply-style-name="Estilo_5f_Cerrada" style:base-cell-address="TicketsNAOS.AN6"/>
    </style:style>
    <style:style style:name="ce6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7]))))" style:apply-style-name="ConditionalStyle_5f_2" style:base-cell-address="TicketsNAOS.AN7"/>
      <style:map style:condition="is-true-formula(NOT(ISERROR(SEARCH(&quot;GMV&quot;;[.AN7]))))" style:apply-style-name="ConditionalStyle_5f_3" style:base-cell-address="TicketsNAOS.AN7"/>
      <style:map style:condition="is-true-formula(NOT(ISERROR(SEARCH(&quot;OT&quot;;[.AN7]))))" style:apply-style-name="ConditionalStyle_5f_4" style:base-cell-address="TicketsNAOS.AN7"/>
      <style:map style:condition="is-true-formula(NOT(ISERROR(SEARCH(&quot;PdU&quot;;[.AN7]))))" style:apply-style-name="ConditionalStyle_5f_5" style:base-cell-address="TicketsNAOS.AN7"/>
      <style:map style:condition="is-true-formula(NOT(ISERROR(SEARCH(&quot;TdS&quot;;[.AN7]))))" style:apply-style-name="ConditionalStyle_5f_6" style:base-cell-address="TicketsNAOS.AN7"/>
      <style:map style:condition="is-true-formula(NOT(ISERROR(SEARCH(&quot;Cerrado&quot;;[.AN7]))))" style:apply-style-name="Estilo_5f_Cerrada" style:base-cell-address="TicketsNAOS.AN7"/>
    </style:style>
    <style:style style:name="ce66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9]))))" style:apply-style-name="ConditionalStyle_5f_2" style:base-cell-address="TicketsNAOS.AN9"/>
      <style:map style:condition="is-true-formula(NOT(ISERROR(SEARCH(&quot;GMV&quot;;[.AN9]))))" style:apply-style-name="ConditionalStyle_5f_3" style:base-cell-address="TicketsNAOS.AN9"/>
      <style:map style:condition="is-true-formula(NOT(ISERROR(SEARCH(&quot;OT&quot;;[.AN9]))))" style:apply-style-name="ConditionalStyle_5f_4" style:base-cell-address="TicketsNAOS.AN9"/>
      <style:map style:condition="is-true-formula(NOT(ISERROR(SEARCH(&quot;PdU&quot;;[.AN9]))))" style:apply-style-name="ConditionalStyle_5f_5" style:base-cell-address="TicketsNAOS.AN9"/>
      <style:map style:condition="is-true-formula(NOT(ISERROR(SEARCH(&quot;TdS&quot;;[.AN9]))))" style:apply-style-name="ConditionalStyle_5f_6" style:base-cell-address="TicketsNAOS.AN9"/>
      <style:map style:condition="is-true-formula(NOT(ISERROR(SEARCH(&quot;Cerrado&quot;;[.AN9]))))" style:apply-style-name="Estilo_5f_Cerrada" style:base-cell-address="TicketsNAOS.AN9"/>
    </style:style>
    <style:style style:name="ce6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15]))))" style:apply-style-name="ConditionalStyle_5f_2" style:base-cell-address="TicketsNAOS.AN15"/>
      <style:map style:condition="is-true-formula(NOT(ISERROR(SEARCH(&quot;GMV&quot;;[.AN15]))))" style:apply-style-name="ConditionalStyle_5f_3" style:base-cell-address="TicketsNAOS.AN15"/>
      <style:map style:condition="is-true-formula(NOT(ISERROR(SEARCH(&quot;OT&quot;;[.AN15]))))" style:apply-style-name="ConditionalStyle_5f_4" style:base-cell-address="TicketsNAOS.AN15"/>
      <style:map style:condition="is-true-formula(NOT(ISERROR(SEARCH(&quot;PdU&quot;;[.AN15]))))" style:apply-style-name="ConditionalStyle_5f_5" style:base-cell-address="TicketsNAOS.AN15"/>
      <style:map style:condition="is-true-formula(NOT(ISERROR(SEARCH(&quot;TdS&quot;;[.AN15]))))" style:apply-style-name="ConditionalStyle_5f_6" style:base-cell-address="TicketsNAOS.AN15"/>
      <style:map style:condition="is-true-formula(NOT(ISERROR(SEARCH(&quot;Cerrado&quot;;[.AN15]))))" style:apply-style-name="Estilo_5f_Cerrada" style:base-cell-address="TicketsNAOS.AN15"/>
    </style:style>
    <style:style style:name="ce6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18]))))" style:apply-style-name="ConditionalStyle_5f_2" style:base-cell-address="TicketsNAOS.AN18"/>
      <style:map style:condition="is-true-formula(NOT(ISERROR(SEARCH(&quot;GMV&quot;;[.AN18]))))" style:apply-style-name="ConditionalStyle_5f_3" style:base-cell-address="TicketsNAOS.AN18"/>
      <style:map style:condition="is-true-formula(NOT(ISERROR(SEARCH(&quot;OT&quot;;[.AN18]))))" style:apply-style-name="ConditionalStyle_5f_4" style:base-cell-address="TicketsNAOS.AN18"/>
      <style:map style:condition="is-true-formula(NOT(ISERROR(SEARCH(&quot;PdU&quot;;[.AN18]))))" style:apply-style-name="ConditionalStyle_5f_5" style:base-cell-address="TicketsNAOS.AN18"/>
      <style:map style:condition="is-true-formula(NOT(ISERROR(SEARCH(&quot;TdS&quot;;[.AN18]))))" style:apply-style-name="ConditionalStyle_5f_6" style:base-cell-address="TicketsNAOS.AN18"/>
      <style:map style:condition="is-true-formula(NOT(ISERROR(SEARCH(&quot;Cerrado&quot;;[.AN18]))))" style:apply-style-name="Estilo_5f_Cerrada" style:base-cell-address="TicketsNAOS.AN18"/>
    </style:style>
    <style:style style:name="ce66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28]))))" style:apply-style-name="ConditionalStyle_5f_2" style:base-cell-address="TicketsNAOS.AN28"/>
      <style:map style:condition="is-true-formula(NOT(ISERROR(SEARCH(&quot;GMV&quot;;[.AN28]))))" style:apply-style-name="ConditionalStyle_5f_3" style:base-cell-address="TicketsNAOS.AN28"/>
      <style:map style:condition="is-true-formula(NOT(ISERROR(SEARCH(&quot;OT&quot;;[.AN28]))))" style:apply-style-name="ConditionalStyle_5f_4" style:base-cell-address="TicketsNAOS.AN28"/>
      <style:map style:condition="is-true-formula(NOT(ISERROR(SEARCH(&quot;PdU&quot;;[.AN28]))))" style:apply-style-name="ConditionalStyle_5f_5" style:base-cell-address="TicketsNAOS.AN28"/>
      <style:map style:condition="is-true-formula(NOT(ISERROR(SEARCH(&quot;TdS&quot;;[.AN28]))))" style:apply-style-name="ConditionalStyle_5f_6" style:base-cell-address="TicketsNAOS.AN28"/>
      <style:map style:condition="is-true-formula(NOT(ISERROR(SEARCH(&quot;Cerrado&quot;;[.AN28]))))" style:apply-style-name="Estilo_5f_Cerrada" style:base-cell-address="TicketsNAOS.AN28"/>
    </style:style>
    <style:style style:name="ce6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2]))))" style:apply-style-name="ConditionalStyle_5f_2" style:base-cell-address="TicketsNAOS.AN32"/>
      <style:map style:condition="is-true-formula(NOT(ISERROR(SEARCH(&quot;GMV&quot;;[.AN32]))))" style:apply-style-name="ConditionalStyle_5f_3" style:base-cell-address="TicketsNAOS.AN32"/>
      <style:map style:condition="is-true-formula(NOT(ISERROR(SEARCH(&quot;OT&quot;;[.AN32]))))" style:apply-style-name="ConditionalStyle_5f_4" style:base-cell-address="TicketsNAOS.AN32"/>
      <style:map style:condition="is-true-formula(NOT(ISERROR(SEARCH(&quot;PdU&quot;;[.AN32]))))" style:apply-style-name="ConditionalStyle_5f_5" style:base-cell-address="TicketsNAOS.AN32"/>
      <style:map style:condition="is-true-formula(NOT(ISERROR(SEARCH(&quot;TdS&quot;;[.AN32]))))" style:apply-style-name="ConditionalStyle_5f_6" style:base-cell-address="TicketsNAOS.AN32"/>
      <style:map style:condition="is-true-formula(NOT(ISERROR(SEARCH(&quot;Cerrado&quot;;[.AN32]))))" style:apply-style-name="Estilo_5f_Cerrada" style:base-cell-address="TicketsNAOS.AN32"/>
    </style:style>
    <style:style style:name="ce6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3]))))" style:apply-style-name="ConditionalStyle_5f_2" style:base-cell-address="TicketsNAOS.AN33"/>
      <style:map style:condition="is-true-formula(NOT(ISERROR(SEARCH(&quot;GMV&quot;;[.AN33]))))" style:apply-style-name="ConditionalStyle_5f_3" style:base-cell-address="TicketsNAOS.AN33"/>
      <style:map style:condition="is-true-formula(NOT(ISERROR(SEARCH(&quot;OT&quot;;[.AN33]))))" style:apply-style-name="ConditionalStyle_5f_4" style:base-cell-address="TicketsNAOS.AN33"/>
      <style:map style:condition="is-true-formula(NOT(ISERROR(SEARCH(&quot;PdU&quot;;[.AN33]))))" style:apply-style-name="ConditionalStyle_5f_5" style:base-cell-address="TicketsNAOS.AN33"/>
      <style:map style:condition="is-true-formula(NOT(ISERROR(SEARCH(&quot;TdS&quot;;[.AN33]))))" style:apply-style-name="ConditionalStyle_5f_6" style:base-cell-address="TicketsNAOS.AN33"/>
      <style:map style:condition="is-true-formula(NOT(ISERROR(SEARCH(&quot;Cerrado&quot;;[.AN33]))))" style:apply-style-name="Estilo_5f_Cerrada" style:base-cell-address="TicketsNAOS.AN33"/>
    </style:style>
    <style:style style:name="ce6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5]))))" style:apply-style-name="ConditionalStyle_5f_2" style:base-cell-address="TicketsNAOS.AN35"/>
      <style:map style:condition="is-true-formula(NOT(ISERROR(SEARCH(&quot;GMV&quot;;[.AN35]))))" style:apply-style-name="ConditionalStyle_5f_3" style:base-cell-address="TicketsNAOS.AN35"/>
      <style:map style:condition="is-true-formula(NOT(ISERROR(SEARCH(&quot;OT&quot;;[.AN35]))))" style:apply-style-name="ConditionalStyle_5f_4" style:base-cell-address="TicketsNAOS.AN35"/>
      <style:map style:condition="is-true-formula(NOT(ISERROR(SEARCH(&quot;PdU&quot;;[.AN35]))))" style:apply-style-name="ConditionalStyle_5f_5" style:base-cell-address="TicketsNAOS.AN35"/>
      <style:map style:condition="is-true-formula(NOT(ISERROR(SEARCH(&quot;TdS&quot;;[.AN35]))))" style:apply-style-name="ConditionalStyle_5f_6" style:base-cell-address="TicketsNAOS.AN35"/>
      <style:map style:condition="is-true-formula(NOT(ISERROR(SEARCH(&quot;Cerrado&quot;;[.AN35]))))" style:apply-style-name="Estilo_5f_Cerrada" style:base-cell-address="TicketsNAOS.AN35"/>
    </style:style>
    <style:style style:name="ce6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6]))))" style:apply-style-name="ConditionalStyle_5f_2" style:base-cell-address="TicketsNAOS.AN36"/>
      <style:map style:condition="is-true-formula(NOT(ISERROR(SEARCH(&quot;GMV&quot;;[.AN36]))))" style:apply-style-name="ConditionalStyle_5f_3" style:base-cell-address="TicketsNAOS.AN36"/>
      <style:map style:condition="is-true-formula(NOT(ISERROR(SEARCH(&quot;OT&quot;;[.AN36]))))" style:apply-style-name="ConditionalStyle_5f_4" style:base-cell-address="TicketsNAOS.AN36"/>
      <style:map style:condition="is-true-formula(NOT(ISERROR(SEARCH(&quot;PdU&quot;;[.AN36]))))" style:apply-style-name="ConditionalStyle_5f_5" style:base-cell-address="TicketsNAOS.AN36"/>
      <style:map style:condition="is-true-formula(NOT(ISERROR(SEARCH(&quot;TdS&quot;;[.AN36]))))" style:apply-style-name="ConditionalStyle_5f_6" style:base-cell-address="TicketsNAOS.AN36"/>
      <style:map style:condition="is-true-formula(NOT(ISERROR(SEARCH(&quot;Cerrado&quot;;[.AN36]))))" style:apply-style-name="Estilo_5f_Cerrada" style:base-cell-address="TicketsNAOS.AN36"/>
    </style:style>
    <style:style style:name="ce6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7]))))" style:apply-style-name="ConditionalStyle_5f_2" style:base-cell-address="TicketsNAOS.AN37"/>
      <style:map style:condition="is-true-formula(NOT(ISERROR(SEARCH(&quot;GMV&quot;;[.AN37]))))" style:apply-style-name="ConditionalStyle_5f_3" style:base-cell-address="TicketsNAOS.AN37"/>
      <style:map style:condition="is-true-formula(NOT(ISERROR(SEARCH(&quot;OT&quot;;[.AN37]))))" style:apply-style-name="ConditionalStyle_5f_4" style:base-cell-address="TicketsNAOS.AN37"/>
      <style:map style:condition="is-true-formula(NOT(ISERROR(SEARCH(&quot;PdU&quot;;[.AN37]))))" style:apply-style-name="ConditionalStyle_5f_5" style:base-cell-address="TicketsNAOS.AN37"/>
      <style:map style:condition="is-true-formula(NOT(ISERROR(SEARCH(&quot;TdS&quot;;[.AN37]))))" style:apply-style-name="ConditionalStyle_5f_6" style:base-cell-address="TicketsNAOS.AN37"/>
      <style:map style:condition="is-true-formula(NOT(ISERROR(SEARCH(&quot;Cerrado&quot;;[.AN37]))))" style:apply-style-name="Estilo_5f_Cerrada" style:base-cell-address="TicketsNAOS.AN37"/>
    </style:style>
    <style:style style:name="ce6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8]))))" style:apply-style-name="ConditionalStyle_5f_2" style:base-cell-address="TicketsNAOS.AN38"/>
      <style:map style:condition="is-true-formula(NOT(ISERROR(SEARCH(&quot;GMV&quot;;[.AN38]))))" style:apply-style-name="ConditionalStyle_5f_3" style:base-cell-address="TicketsNAOS.AN38"/>
      <style:map style:condition="is-true-formula(NOT(ISERROR(SEARCH(&quot;OT&quot;;[.AN38]))))" style:apply-style-name="ConditionalStyle_5f_4" style:base-cell-address="TicketsNAOS.AN38"/>
      <style:map style:condition="is-true-formula(NOT(ISERROR(SEARCH(&quot;PdU&quot;;[.AN38]))))" style:apply-style-name="ConditionalStyle_5f_5" style:base-cell-address="TicketsNAOS.AN38"/>
      <style:map style:condition="is-true-formula(NOT(ISERROR(SEARCH(&quot;TdS&quot;;[.AN38]))))" style:apply-style-name="ConditionalStyle_5f_6" style:base-cell-address="TicketsNAOS.AN38"/>
      <style:map style:condition="is-true-formula(NOT(ISERROR(SEARCH(&quot;Cerrado&quot;;[.AN38]))))" style:apply-style-name="Estilo_5f_Cerrada" style:base-cell-address="TicketsNAOS.AN38"/>
    </style:style>
    <style:style style:name="ce6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39]))))" style:apply-style-name="ConditionalStyle_5f_2" style:base-cell-address="TicketsNAOS.AN39"/>
      <style:map style:condition="is-true-formula(NOT(ISERROR(SEARCH(&quot;GMV&quot;;[.AN39]))))" style:apply-style-name="ConditionalStyle_5f_3" style:base-cell-address="TicketsNAOS.AN39"/>
      <style:map style:condition="is-true-formula(NOT(ISERROR(SEARCH(&quot;OT&quot;;[.AN39]))))" style:apply-style-name="ConditionalStyle_5f_4" style:base-cell-address="TicketsNAOS.AN39"/>
      <style:map style:condition="is-true-formula(NOT(ISERROR(SEARCH(&quot;PdU&quot;;[.AN39]))))" style:apply-style-name="ConditionalStyle_5f_5" style:base-cell-address="TicketsNAOS.AN39"/>
      <style:map style:condition="is-true-formula(NOT(ISERROR(SEARCH(&quot;TdS&quot;;[.AN39]))))" style:apply-style-name="ConditionalStyle_5f_6" style:base-cell-address="TicketsNAOS.AN39"/>
      <style:map style:condition="is-true-formula(NOT(ISERROR(SEARCH(&quot;Cerrado&quot;;[.AN39]))))" style:apply-style-name="Estilo_5f_Cerrada" style:base-cell-address="TicketsNAOS.AN39"/>
    </style:style>
    <style:style style:name="ce67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0]))))" style:apply-style-name="ConditionalStyle_5f_2" style:base-cell-address="TicketsNAOS.AN40"/>
      <style:map style:condition="is-true-formula(NOT(ISERROR(SEARCH(&quot;GMV&quot;;[.AN40]))))" style:apply-style-name="ConditionalStyle_5f_3" style:base-cell-address="TicketsNAOS.AN40"/>
      <style:map style:condition="is-true-formula(NOT(ISERROR(SEARCH(&quot;OT&quot;;[.AN40]))))" style:apply-style-name="ConditionalStyle_5f_4" style:base-cell-address="TicketsNAOS.AN40"/>
      <style:map style:condition="is-true-formula(NOT(ISERROR(SEARCH(&quot;PdU&quot;;[.AN40]))))" style:apply-style-name="ConditionalStyle_5f_5" style:base-cell-address="TicketsNAOS.AN40"/>
      <style:map style:condition="is-true-formula(NOT(ISERROR(SEARCH(&quot;TdS&quot;;[.AN40]))))" style:apply-style-name="ConditionalStyle_5f_6" style:base-cell-address="TicketsNAOS.AN40"/>
      <style:map style:condition="is-true-formula(NOT(ISERROR(SEARCH(&quot;Cerrado&quot;;[.AN40]))))" style:apply-style-name="Estilo_5f_Cerrada" style:base-cell-address="TicketsNAOS.AN40"/>
    </style:style>
    <style:style style:name="ce6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1]))))" style:apply-style-name="ConditionalStyle_5f_2" style:base-cell-address="TicketsNAOS.AN41"/>
      <style:map style:condition="is-true-formula(NOT(ISERROR(SEARCH(&quot;GMV&quot;;[.AN41]))))" style:apply-style-name="ConditionalStyle_5f_3" style:base-cell-address="TicketsNAOS.AN41"/>
      <style:map style:condition="is-true-formula(NOT(ISERROR(SEARCH(&quot;OT&quot;;[.AN41]))))" style:apply-style-name="ConditionalStyle_5f_4" style:base-cell-address="TicketsNAOS.AN41"/>
      <style:map style:condition="is-true-formula(NOT(ISERROR(SEARCH(&quot;PdU&quot;;[.AN41]))))" style:apply-style-name="ConditionalStyle_5f_5" style:base-cell-address="TicketsNAOS.AN41"/>
      <style:map style:condition="is-true-formula(NOT(ISERROR(SEARCH(&quot;TdS&quot;;[.AN41]))))" style:apply-style-name="ConditionalStyle_5f_6" style:base-cell-address="TicketsNAOS.AN41"/>
      <style:map style:condition="is-true-formula(NOT(ISERROR(SEARCH(&quot;Cerrado&quot;;[.AN41]))))" style:apply-style-name="Estilo_5f_Cerrada" style:base-cell-address="TicketsNAOS.AN41"/>
    </style:style>
    <style:style style:name="ce6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2]))))" style:apply-style-name="ConditionalStyle_5f_2" style:base-cell-address="TicketsNAOS.AN42"/>
      <style:map style:condition="is-true-formula(NOT(ISERROR(SEARCH(&quot;GMV&quot;;[.AN42]))))" style:apply-style-name="ConditionalStyle_5f_3" style:base-cell-address="TicketsNAOS.AN42"/>
      <style:map style:condition="is-true-formula(NOT(ISERROR(SEARCH(&quot;OT&quot;;[.AN42]))))" style:apply-style-name="ConditionalStyle_5f_4" style:base-cell-address="TicketsNAOS.AN42"/>
      <style:map style:condition="is-true-formula(NOT(ISERROR(SEARCH(&quot;PdU&quot;;[.AN42]))))" style:apply-style-name="ConditionalStyle_5f_5" style:base-cell-address="TicketsNAOS.AN42"/>
      <style:map style:condition="is-true-formula(NOT(ISERROR(SEARCH(&quot;TdS&quot;;[.AN42]))))" style:apply-style-name="ConditionalStyle_5f_6" style:base-cell-address="TicketsNAOS.AN42"/>
      <style:map style:condition="is-true-formula(NOT(ISERROR(SEARCH(&quot;Cerrado&quot;;[.AN42]))))" style:apply-style-name="Estilo_5f_Cerrada" style:base-cell-address="TicketsNAOS.AN42"/>
    </style:style>
    <style:style style:name="ce67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3]))))" style:apply-style-name="ConditionalStyle_5f_2" style:base-cell-address="TicketsNAOS.AN43"/>
      <style:map style:condition="is-true-formula(NOT(ISERROR(SEARCH(&quot;GMV&quot;;[.AN43]))))" style:apply-style-name="ConditionalStyle_5f_3" style:base-cell-address="TicketsNAOS.AN43"/>
      <style:map style:condition="is-true-formula(NOT(ISERROR(SEARCH(&quot;OT&quot;;[.AN43]))))" style:apply-style-name="ConditionalStyle_5f_4" style:base-cell-address="TicketsNAOS.AN43"/>
      <style:map style:condition="is-true-formula(NOT(ISERROR(SEARCH(&quot;PdU&quot;;[.AN43]))))" style:apply-style-name="ConditionalStyle_5f_5" style:base-cell-address="TicketsNAOS.AN43"/>
      <style:map style:condition="is-true-formula(NOT(ISERROR(SEARCH(&quot;TdS&quot;;[.AN43]))))" style:apply-style-name="ConditionalStyle_5f_6" style:base-cell-address="TicketsNAOS.AN43"/>
      <style:map style:condition="is-true-formula(NOT(ISERROR(SEARCH(&quot;Cerrado&quot;;[.AN43]))))" style:apply-style-name="Estilo_5f_Cerrada" style:base-cell-address="TicketsNAOS.AN43"/>
    </style:style>
    <style:style style:name="ce6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4]))))" style:apply-style-name="ConditionalStyle_5f_2" style:base-cell-address="TicketsNAOS.AN44"/>
      <style:map style:condition="is-true-formula(NOT(ISERROR(SEARCH(&quot;GMV&quot;;[.AN44]))))" style:apply-style-name="ConditionalStyle_5f_3" style:base-cell-address="TicketsNAOS.AN44"/>
      <style:map style:condition="is-true-formula(NOT(ISERROR(SEARCH(&quot;OT&quot;;[.AN44]))))" style:apply-style-name="ConditionalStyle_5f_4" style:base-cell-address="TicketsNAOS.AN44"/>
      <style:map style:condition="is-true-formula(NOT(ISERROR(SEARCH(&quot;PdU&quot;;[.AN44]))))" style:apply-style-name="ConditionalStyle_5f_5" style:base-cell-address="TicketsNAOS.AN44"/>
      <style:map style:condition="is-true-formula(NOT(ISERROR(SEARCH(&quot;TdS&quot;;[.AN44]))))" style:apply-style-name="ConditionalStyle_5f_6" style:base-cell-address="TicketsNAOS.AN44"/>
      <style:map style:condition="is-true-formula(NOT(ISERROR(SEARCH(&quot;Cerrado&quot;;[.AN44]))))" style:apply-style-name="Estilo_5f_Cerrada" style:base-cell-address="TicketsNAOS.AN44"/>
    </style:style>
    <style:style style:name="ce67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5]))))" style:apply-style-name="ConditionalStyle_5f_2" style:base-cell-address="TicketsNAOS.AN45"/>
      <style:map style:condition="is-true-formula(NOT(ISERROR(SEARCH(&quot;GMV&quot;;[.AN45]))))" style:apply-style-name="ConditionalStyle_5f_3" style:base-cell-address="TicketsNAOS.AN45"/>
      <style:map style:condition="is-true-formula(NOT(ISERROR(SEARCH(&quot;OT&quot;;[.AN45]))))" style:apply-style-name="ConditionalStyle_5f_4" style:base-cell-address="TicketsNAOS.AN45"/>
      <style:map style:condition="is-true-formula(NOT(ISERROR(SEARCH(&quot;PdU&quot;;[.AN45]))))" style:apply-style-name="ConditionalStyle_5f_5" style:base-cell-address="TicketsNAOS.AN45"/>
      <style:map style:condition="is-true-formula(NOT(ISERROR(SEARCH(&quot;TdS&quot;;[.AN45]))))" style:apply-style-name="ConditionalStyle_5f_6" style:base-cell-address="TicketsNAOS.AN45"/>
      <style:map style:condition="is-true-formula(NOT(ISERROR(SEARCH(&quot;Cerrado&quot;;[.AN45]))))" style:apply-style-name="Estilo_5f_Cerrada" style:base-cell-address="TicketsNAOS.AN45"/>
    </style:style>
    <style:style style:name="ce6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6]))))" style:apply-style-name="ConditionalStyle_5f_2" style:base-cell-address="TicketsNAOS.AN46"/>
      <style:map style:condition="is-true-formula(NOT(ISERROR(SEARCH(&quot;GMV&quot;;[.AN46]))))" style:apply-style-name="ConditionalStyle_5f_3" style:base-cell-address="TicketsNAOS.AN46"/>
      <style:map style:condition="is-true-formula(NOT(ISERROR(SEARCH(&quot;OT&quot;;[.AN46]))))" style:apply-style-name="ConditionalStyle_5f_4" style:base-cell-address="TicketsNAOS.AN46"/>
      <style:map style:condition="is-true-formula(NOT(ISERROR(SEARCH(&quot;PdU&quot;;[.AN46]))))" style:apply-style-name="ConditionalStyle_5f_5" style:base-cell-address="TicketsNAOS.AN46"/>
      <style:map style:condition="is-true-formula(NOT(ISERROR(SEARCH(&quot;TdS&quot;;[.AN46]))))" style:apply-style-name="ConditionalStyle_5f_6" style:base-cell-address="TicketsNAOS.AN46"/>
      <style:map style:condition="is-true-formula(NOT(ISERROR(SEARCH(&quot;Cerrado&quot;;[.AN46]))))" style:apply-style-name="Estilo_5f_Cerrada" style:base-cell-address="TicketsNAOS.AN46"/>
    </style:style>
    <style:style style:name="ce6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7]))))" style:apply-style-name="ConditionalStyle_5f_2" style:base-cell-address="TicketsNAOS.AN47"/>
      <style:map style:condition="is-true-formula(NOT(ISERROR(SEARCH(&quot;GMV&quot;;[.AN47]))))" style:apply-style-name="ConditionalStyle_5f_3" style:base-cell-address="TicketsNAOS.AN47"/>
      <style:map style:condition="is-true-formula(NOT(ISERROR(SEARCH(&quot;OT&quot;;[.AN47]))))" style:apply-style-name="ConditionalStyle_5f_4" style:base-cell-address="TicketsNAOS.AN47"/>
      <style:map style:condition="is-true-formula(NOT(ISERROR(SEARCH(&quot;PdU&quot;;[.AN47]))))" style:apply-style-name="ConditionalStyle_5f_5" style:base-cell-address="TicketsNAOS.AN47"/>
      <style:map style:condition="is-true-formula(NOT(ISERROR(SEARCH(&quot;TdS&quot;;[.AN47]))))" style:apply-style-name="ConditionalStyle_5f_6" style:base-cell-address="TicketsNAOS.AN47"/>
      <style:map style:condition="is-true-formula(NOT(ISERROR(SEARCH(&quot;Cerrado&quot;;[.AN47]))))" style:apply-style-name="Estilo_5f_Cerrada" style:base-cell-address="TicketsNAOS.AN47"/>
    </style:style>
    <style:style style:name="ce6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8]))))" style:apply-style-name="ConditionalStyle_5f_2" style:base-cell-address="TicketsNAOS.AN48"/>
      <style:map style:condition="is-true-formula(NOT(ISERROR(SEARCH(&quot;GMV&quot;;[.AN48]))))" style:apply-style-name="ConditionalStyle_5f_3" style:base-cell-address="TicketsNAOS.AN48"/>
      <style:map style:condition="is-true-formula(NOT(ISERROR(SEARCH(&quot;OT&quot;;[.AN48]))))" style:apply-style-name="ConditionalStyle_5f_4" style:base-cell-address="TicketsNAOS.AN48"/>
      <style:map style:condition="is-true-formula(NOT(ISERROR(SEARCH(&quot;PdU&quot;;[.AN48]))))" style:apply-style-name="ConditionalStyle_5f_5" style:base-cell-address="TicketsNAOS.AN48"/>
      <style:map style:condition="is-true-formula(NOT(ISERROR(SEARCH(&quot;TdS&quot;;[.AN48]))))" style:apply-style-name="ConditionalStyle_5f_6" style:base-cell-address="TicketsNAOS.AN48"/>
      <style:map style:condition="is-true-formula(NOT(ISERROR(SEARCH(&quot;Cerrado&quot;;[.AN48]))))" style:apply-style-name="Estilo_5f_Cerrada" style:base-cell-address="TicketsNAOS.AN48"/>
    </style:style>
    <style:style style:name="ce6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49]))))" style:apply-style-name="ConditionalStyle_5f_2" style:base-cell-address="TicketsNAOS.AN49"/>
      <style:map style:condition="is-true-formula(NOT(ISERROR(SEARCH(&quot;GMV&quot;;[.AN49]))))" style:apply-style-name="ConditionalStyle_5f_3" style:base-cell-address="TicketsNAOS.AN49"/>
      <style:map style:condition="is-true-formula(NOT(ISERROR(SEARCH(&quot;OT&quot;;[.AN49]))))" style:apply-style-name="ConditionalStyle_5f_4" style:base-cell-address="TicketsNAOS.AN49"/>
      <style:map style:condition="is-true-formula(NOT(ISERROR(SEARCH(&quot;PdU&quot;;[.AN49]))))" style:apply-style-name="ConditionalStyle_5f_5" style:base-cell-address="TicketsNAOS.AN49"/>
      <style:map style:condition="is-true-formula(NOT(ISERROR(SEARCH(&quot;TdS&quot;;[.AN49]))))" style:apply-style-name="ConditionalStyle_5f_6" style:base-cell-address="TicketsNAOS.AN49"/>
      <style:map style:condition="is-true-formula(NOT(ISERROR(SEARCH(&quot;Cerrado&quot;;[.AN49]))))" style:apply-style-name="Estilo_5f_Cerrada" style:base-cell-address="TicketsNAOS.AN49"/>
    </style:style>
    <style:style style:name="ce6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0]))))" style:apply-style-name="ConditionalStyle_5f_2" style:base-cell-address="TicketsNAOS.AN50"/>
      <style:map style:condition="is-true-formula(NOT(ISERROR(SEARCH(&quot;GMV&quot;;[.AN50]))))" style:apply-style-name="ConditionalStyle_5f_3" style:base-cell-address="TicketsNAOS.AN50"/>
      <style:map style:condition="is-true-formula(NOT(ISERROR(SEARCH(&quot;OT&quot;;[.AN50]))))" style:apply-style-name="ConditionalStyle_5f_4" style:base-cell-address="TicketsNAOS.AN50"/>
      <style:map style:condition="is-true-formula(NOT(ISERROR(SEARCH(&quot;PdU&quot;;[.AN50]))))" style:apply-style-name="ConditionalStyle_5f_5" style:base-cell-address="TicketsNAOS.AN50"/>
      <style:map style:condition="is-true-formula(NOT(ISERROR(SEARCH(&quot;TdS&quot;;[.AN50]))))" style:apply-style-name="ConditionalStyle_5f_6" style:base-cell-address="TicketsNAOS.AN50"/>
      <style:map style:condition="is-true-formula(NOT(ISERROR(SEARCH(&quot;Cerrado&quot;;[.AN50]))))" style:apply-style-name="Estilo_5f_Cerrada" style:base-cell-address="TicketsNAOS.AN50"/>
    </style:style>
    <style:style style:name="ce6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1]))))" style:apply-style-name="ConditionalStyle_5f_2" style:base-cell-address="TicketsNAOS.AN51"/>
      <style:map style:condition="is-true-formula(NOT(ISERROR(SEARCH(&quot;GMV&quot;;[.AN51]))))" style:apply-style-name="ConditionalStyle_5f_3" style:base-cell-address="TicketsNAOS.AN51"/>
      <style:map style:condition="is-true-formula(NOT(ISERROR(SEARCH(&quot;OT&quot;;[.AN51]))))" style:apply-style-name="ConditionalStyle_5f_4" style:base-cell-address="TicketsNAOS.AN51"/>
      <style:map style:condition="is-true-formula(NOT(ISERROR(SEARCH(&quot;PdU&quot;;[.AN51]))))" style:apply-style-name="ConditionalStyle_5f_5" style:base-cell-address="TicketsNAOS.AN51"/>
      <style:map style:condition="is-true-formula(NOT(ISERROR(SEARCH(&quot;TdS&quot;;[.AN51]))))" style:apply-style-name="ConditionalStyle_5f_6" style:base-cell-address="TicketsNAOS.AN51"/>
      <style:map style:condition="is-true-formula(NOT(ISERROR(SEARCH(&quot;Cerrado&quot;;[.AN51]))))" style:apply-style-name="Estilo_5f_Cerrada" style:base-cell-address="TicketsNAOS.AN51"/>
    </style:style>
    <style:style style:name="ce6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2]))))" style:apply-style-name="ConditionalStyle_5f_2" style:base-cell-address="TicketsNAOS.AN52"/>
      <style:map style:condition="is-true-formula(NOT(ISERROR(SEARCH(&quot;GMV&quot;;[.AN52]))))" style:apply-style-name="ConditionalStyle_5f_3" style:base-cell-address="TicketsNAOS.AN52"/>
      <style:map style:condition="is-true-formula(NOT(ISERROR(SEARCH(&quot;OT&quot;;[.AN52]))))" style:apply-style-name="ConditionalStyle_5f_4" style:base-cell-address="TicketsNAOS.AN52"/>
      <style:map style:condition="is-true-formula(NOT(ISERROR(SEARCH(&quot;PdU&quot;;[.AN52]))))" style:apply-style-name="ConditionalStyle_5f_5" style:base-cell-address="TicketsNAOS.AN52"/>
      <style:map style:condition="is-true-formula(NOT(ISERROR(SEARCH(&quot;TdS&quot;;[.AN52]))))" style:apply-style-name="ConditionalStyle_5f_6" style:base-cell-address="TicketsNAOS.AN52"/>
      <style:map style:condition="is-true-formula(NOT(ISERROR(SEARCH(&quot;Cerrado&quot;;[.AN52]))))" style:apply-style-name="Estilo_5f_Cerrada" style:base-cell-address="TicketsNAOS.AN52"/>
    </style:style>
    <style:style style:name="ce6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3]))))" style:apply-style-name="ConditionalStyle_5f_2" style:base-cell-address="TicketsNAOS.AN53"/>
      <style:map style:condition="is-true-formula(NOT(ISERROR(SEARCH(&quot;GMV&quot;;[.AN53]))))" style:apply-style-name="ConditionalStyle_5f_3" style:base-cell-address="TicketsNAOS.AN53"/>
      <style:map style:condition="is-true-formula(NOT(ISERROR(SEARCH(&quot;OT&quot;;[.AN53]))))" style:apply-style-name="ConditionalStyle_5f_4" style:base-cell-address="TicketsNAOS.AN53"/>
      <style:map style:condition="is-true-formula(NOT(ISERROR(SEARCH(&quot;PdU&quot;;[.AN53]))))" style:apply-style-name="ConditionalStyle_5f_5" style:base-cell-address="TicketsNAOS.AN53"/>
      <style:map style:condition="is-true-formula(NOT(ISERROR(SEARCH(&quot;TdS&quot;;[.AN53]))))" style:apply-style-name="ConditionalStyle_5f_6" style:base-cell-address="TicketsNAOS.AN53"/>
      <style:map style:condition="is-true-formula(NOT(ISERROR(SEARCH(&quot;Cerrado&quot;;[.AN53]))))" style:apply-style-name="Estilo_5f_Cerrada" style:base-cell-address="TicketsNAOS.AN53"/>
    </style:style>
    <style:style style:name="ce6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4]))))" style:apply-style-name="ConditionalStyle_5f_2" style:base-cell-address="TicketsNAOS.AN54"/>
      <style:map style:condition="is-true-formula(NOT(ISERROR(SEARCH(&quot;GMV&quot;;[.AN54]))))" style:apply-style-name="ConditionalStyle_5f_3" style:base-cell-address="TicketsNAOS.AN54"/>
      <style:map style:condition="is-true-formula(NOT(ISERROR(SEARCH(&quot;OT&quot;;[.AN54]))))" style:apply-style-name="ConditionalStyle_5f_4" style:base-cell-address="TicketsNAOS.AN54"/>
      <style:map style:condition="is-true-formula(NOT(ISERROR(SEARCH(&quot;PdU&quot;;[.AN54]))))" style:apply-style-name="ConditionalStyle_5f_5" style:base-cell-address="TicketsNAOS.AN54"/>
      <style:map style:condition="is-true-formula(NOT(ISERROR(SEARCH(&quot;TdS&quot;;[.AN54]))))" style:apply-style-name="ConditionalStyle_5f_6" style:base-cell-address="TicketsNAOS.AN54"/>
      <style:map style:condition="is-true-formula(NOT(ISERROR(SEARCH(&quot;Cerrado&quot;;[.AN54]))))" style:apply-style-name="Estilo_5f_Cerrada" style:base-cell-address="TicketsNAOS.AN54"/>
    </style:style>
    <style:style style:name="ce6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5]))))" style:apply-style-name="ConditionalStyle_5f_2" style:base-cell-address="TicketsNAOS.AN55"/>
      <style:map style:condition="is-true-formula(NOT(ISERROR(SEARCH(&quot;GMV&quot;;[.AN55]))))" style:apply-style-name="ConditionalStyle_5f_3" style:base-cell-address="TicketsNAOS.AN55"/>
      <style:map style:condition="is-true-formula(NOT(ISERROR(SEARCH(&quot;OT&quot;;[.AN55]))))" style:apply-style-name="ConditionalStyle_5f_4" style:base-cell-address="TicketsNAOS.AN55"/>
      <style:map style:condition="is-true-formula(NOT(ISERROR(SEARCH(&quot;PdU&quot;;[.AN55]))))" style:apply-style-name="ConditionalStyle_5f_5" style:base-cell-address="TicketsNAOS.AN55"/>
      <style:map style:condition="is-true-formula(NOT(ISERROR(SEARCH(&quot;TdS&quot;;[.AN55]))))" style:apply-style-name="ConditionalStyle_5f_6" style:base-cell-address="TicketsNAOS.AN55"/>
      <style:map style:condition="is-true-formula(NOT(ISERROR(SEARCH(&quot;Cerrado&quot;;[.AN55]))))" style:apply-style-name="Estilo_5f_Cerrada" style:base-cell-address="TicketsNAOS.AN55"/>
    </style:style>
    <style:style style:name="ce6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6]))))" style:apply-style-name="ConditionalStyle_5f_2" style:base-cell-address="TicketsNAOS.AN56"/>
      <style:map style:condition="is-true-formula(NOT(ISERROR(SEARCH(&quot;GMV&quot;;[.AN56]))))" style:apply-style-name="ConditionalStyle_5f_3" style:base-cell-address="TicketsNAOS.AN56"/>
      <style:map style:condition="is-true-formula(NOT(ISERROR(SEARCH(&quot;OT&quot;;[.AN56]))))" style:apply-style-name="ConditionalStyle_5f_4" style:base-cell-address="TicketsNAOS.AN56"/>
      <style:map style:condition="is-true-formula(NOT(ISERROR(SEARCH(&quot;PdU&quot;;[.AN56]))))" style:apply-style-name="ConditionalStyle_5f_5" style:base-cell-address="TicketsNAOS.AN56"/>
      <style:map style:condition="is-true-formula(NOT(ISERROR(SEARCH(&quot;TdS&quot;;[.AN56]))))" style:apply-style-name="ConditionalStyle_5f_6" style:base-cell-address="TicketsNAOS.AN56"/>
      <style:map style:condition="is-true-formula(NOT(ISERROR(SEARCH(&quot;Cerrado&quot;;[.AN56]))))" style:apply-style-name="Estilo_5f_Cerrada" style:base-cell-address="TicketsNAOS.AN56"/>
    </style:style>
    <style:style style:name="ce6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7]))))" style:apply-style-name="ConditionalStyle_5f_2" style:base-cell-address="TicketsNAOS.AN57"/>
      <style:map style:condition="is-true-formula(NOT(ISERROR(SEARCH(&quot;GMV&quot;;[.AN57]))))" style:apply-style-name="ConditionalStyle_5f_3" style:base-cell-address="TicketsNAOS.AN57"/>
      <style:map style:condition="is-true-formula(NOT(ISERROR(SEARCH(&quot;OT&quot;;[.AN57]))))" style:apply-style-name="ConditionalStyle_5f_4" style:base-cell-address="TicketsNAOS.AN57"/>
      <style:map style:condition="is-true-formula(NOT(ISERROR(SEARCH(&quot;PdU&quot;;[.AN57]))))" style:apply-style-name="ConditionalStyle_5f_5" style:base-cell-address="TicketsNAOS.AN57"/>
      <style:map style:condition="is-true-formula(NOT(ISERROR(SEARCH(&quot;TdS&quot;;[.AN57]))))" style:apply-style-name="ConditionalStyle_5f_6" style:base-cell-address="TicketsNAOS.AN57"/>
      <style:map style:condition="is-true-formula(NOT(ISERROR(SEARCH(&quot;Cerrado&quot;;[.AN57]))))" style:apply-style-name="Estilo_5f_Cerrada" style:base-cell-address="TicketsNAOS.AN57"/>
    </style:style>
    <style:style style:name="ce6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8]))))" style:apply-style-name="ConditionalStyle_5f_2" style:base-cell-address="TicketsNAOS.AN58"/>
      <style:map style:condition="is-true-formula(NOT(ISERROR(SEARCH(&quot;GMV&quot;;[.AN58]))))" style:apply-style-name="ConditionalStyle_5f_3" style:base-cell-address="TicketsNAOS.AN58"/>
      <style:map style:condition="is-true-formula(NOT(ISERROR(SEARCH(&quot;OT&quot;;[.AN58]))))" style:apply-style-name="ConditionalStyle_5f_4" style:base-cell-address="TicketsNAOS.AN58"/>
      <style:map style:condition="is-true-formula(NOT(ISERROR(SEARCH(&quot;PdU&quot;;[.AN58]))))" style:apply-style-name="ConditionalStyle_5f_5" style:base-cell-address="TicketsNAOS.AN58"/>
      <style:map style:condition="is-true-formula(NOT(ISERROR(SEARCH(&quot;TdS&quot;;[.AN58]))))" style:apply-style-name="ConditionalStyle_5f_6" style:base-cell-address="TicketsNAOS.AN58"/>
      <style:map style:condition="is-true-formula(NOT(ISERROR(SEARCH(&quot;Cerrado&quot;;[.AN58]))))" style:apply-style-name="Estilo_5f_Cerrada" style:base-cell-address="TicketsNAOS.AN58"/>
    </style:style>
    <style:style style:name="ce69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59]))))" style:apply-style-name="ConditionalStyle_5f_2" style:base-cell-address="TicketsNAOS.AN59"/>
      <style:map style:condition="is-true-formula(NOT(ISERROR(SEARCH(&quot;GMV&quot;;[.AN59]))))" style:apply-style-name="ConditionalStyle_5f_3" style:base-cell-address="TicketsNAOS.AN59"/>
      <style:map style:condition="is-true-formula(NOT(ISERROR(SEARCH(&quot;OT&quot;;[.AN59]))))" style:apply-style-name="ConditionalStyle_5f_4" style:base-cell-address="TicketsNAOS.AN59"/>
      <style:map style:condition="is-true-formula(NOT(ISERROR(SEARCH(&quot;PdU&quot;;[.AN59]))))" style:apply-style-name="ConditionalStyle_5f_5" style:base-cell-address="TicketsNAOS.AN59"/>
      <style:map style:condition="is-true-formula(NOT(ISERROR(SEARCH(&quot;TdS&quot;;[.AN59]))))" style:apply-style-name="ConditionalStyle_5f_6" style:base-cell-address="TicketsNAOS.AN59"/>
      <style:map style:condition="is-true-formula(NOT(ISERROR(SEARCH(&quot;Cerrado&quot;;[.AN59]))))" style:apply-style-name="Estilo_5f_Cerrada" style:base-cell-address="TicketsNAOS.AN59"/>
    </style:style>
    <style:style style:name="ce6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0]))))" style:apply-style-name="ConditionalStyle_5f_2" style:base-cell-address="TicketsNAOS.AN60"/>
      <style:map style:condition="is-true-formula(NOT(ISERROR(SEARCH(&quot;GMV&quot;;[.AN60]))))" style:apply-style-name="ConditionalStyle_5f_3" style:base-cell-address="TicketsNAOS.AN60"/>
      <style:map style:condition="is-true-formula(NOT(ISERROR(SEARCH(&quot;OT&quot;;[.AN60]))))" style:apply-style-name="ConditionalStyle_5f_4" style:base-cell-address="TicketsNAOS.AN60"/>
      <style:map style:condition="is-true-formula(NOT(ISERROR(SEARCH(&quot;PdU&quot;;[.AN60]))))" style:apply-style-name="ConditionalStyle_5f_5" style:base-cell-address="TicketsNAOS.AN60"/>
      <style:map style:condition="is-true-formula(NOT(ISERROR(SEARCH(&quot;TdS&quot;;[.AN60]))))" style:apply-style-name="ConditionalStyle_5f_6" style:base-cell-address="TicketsNAOS.AN60"/>
      <style:map style:condition="is-true-formula(NOT(ISERROR(SEARCH(&quot;Cerrado&quot;;[.AN60]))))" style:apply-style-name="Estilo_5f_Cerrada" style:base-cell-address="TicketsNAOS.AN60"/>
    </style:style>
    <style:style style:name="ce6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1]))))" style:apply-style-name="ConditionalStyle_5f_2" style:base-cell-address="TicketsNAOS.AN61"/>
      <style:map style:condition="is-true-formula(NOT(ISERROR(SEARCH(&quot;GMV&quot;;[.AN61]))))" style:apply-style-name="ConditionalStyle_5f_3" style:base-cell-address="TicketsNAOS.AN61"/>
      <style:map style:condition="is-true-formula(NOT(ISERROR(SEARCH(&quot;OT&quot;;[.AN61]))))" style:apply-style-name="ConditionalStyle_5f_4" style:base-cell-address="TicketsNAOS.AN61"/>
      <style:map style:condition="is-true-formula(NOT(ISERROR(SEARCH(&quot;PdU&quot;;[.AN61]))))" style:apply-style-name="ConditionalStyle_5f_5" style:base-cell-address="TicketsNAOS.AN61"/>
      <style:map style:condition="is-true-formula(NOT(ISERROR(SEARCH(&quot;TdS&quot;;[.AN61]))))" style:apply-style-name="ConditionalStyle_5f_6" style:base-cell-address="TicketsNAOS.AN61"/>
      <style:map style:condition="is-true-formula(NOT(ISERROR(SEARCH(&quot;Cerrado&quot;;[.AN61]))))" style:apply-style-name="Estilo_5f_Cerrada" style:base-cell-address="TicketsNAOS.AN61"/>
    </style:style>
    <style:style style:name="ce6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2]))))" style:apply-style-name="ConditionalStyle_5f_2" style:base-cell-address="TicketsNAOS.AN62"/>
      <style:map style:condition="is-true-formula(NOT(ISERROR(SEARCH(&quot;GMV&quot;;[.AN62]))))" style:apply-style-name="ConditionalStyle_5f_3" style:base-cell-address="TicketsNAOS.AN62"/>
      <style:map style:condition="is-true-formula(NOT(ISERROR(SEARCH(&quot;OT&quot;;[.AN62]))))" style:apply-style-name="ConditionalStyle_5f_4" style:base-cell-address="TicketsNAOS.AN62"/>
      <style:map style:condition="is-true-formula(NOT(ISERROR(SEARCH(&quot;PdU&quot;;[.AN62]))))" style:apply-style-name="ConditionalStyle_5f_5" style:base-cell-address="TicketsNAOS.AN62"/>
      <style:map style:condition="is-true-formula(NOT(ISERROR(SEARCH(&quot;TdS&quot;;[.AN62]))))" style:apply-style-name="ConditionalStyle_5f_6" style:base-cell-address="TicketsNAOS.AN62"/>
      <style:map style:condition="is-true-formula(NOT(ISERROR(SEARCH(&quot;Cerrado&quot;;[.AN62]))))" style:apply-style-name="Estilo_5f_Cerrada" style:base-cell-address="TicketsNAOS.AN62"/>
    </style:style>
    <style:style style:name="ce6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3]))))" style:apply-style-name="ConditionalStyle_5f_2" style:base-cell-address="TicketsNAOS.AN63"/>
      <style:map style:condition="is-true-formula(NOT(ISERROR(SEARCH(&quot;GMV&quot;;[.AN63]))))" style:apply-style-name="ConditionalStyle_5f_3" style:base-cell-address="TicketsNAOS.AN63"/>
      <style:map style:condition="is-true-formula(NOT(ISERROR(SEARCH(&quot;OT&quot;;[.AN63]))))" style:apply-style-name="ConditionalStyle_5f_4" style:base-cell-address="TicketsNAOS.AN63"/>
      <style:map style:condition="is-true-formula(NOT(ISERROR(SEARCH(&quot;PdU&quot;;[.AN63]))))" style:apply-style-name="ConditionalStyle_5f_5" style:base-cell-address="TicketsNAOS.AN63"/>
      <style:map style:condition="is-true-formula(NOT(ISERROR(SEARCH(&quot;TdS&quot;;[.AN63]))))" style:apply-style-name="ConditionalStyle_5f_6" style:base-cell-address="TicketsNAOS.AN63"/>
      <style:map style:condition="is-true-formula(NOT(ISERROR(SEARCH(&quot;Cerrado&quot;;[.AN63]))))" style:apply-style-name="Estilo_5f_Cerrada" style:base-cell-address="TicketsNAOS.AN63"/>
    </style:style>
    <style:style style:name="ce6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4]))))" style:apply-style-name="ConditionalStyle_5f_2" style:base-cell-address="TicketsNAOS.AN64"/>
      <style:map style:condition="is-true-formula(NOT(ISERROR(SEARCH(&quot;GMV&quot;;[.AN64]))))" style:apply-style-name="ConditionalStyle_5f_3" style:base-cell-address="TicketsNAOS.AN64"/>
      <style:map style:condition="is-true-formula(NOT(ISERROR(SEARCH(&quot;OT&quot;;[.AN64]))))" style:apply-style-name="ConditionalStyle_5f_4" style:base-cell-address="TicketsNAOS.AN64"/>
      <style:map style:condition="is-true-formula(NOT(ISERROR(SEARCH(&quot;PdU&quot;;[.AN64]))))" style:apply-style-name="ConditionalStyle_5f_5" style:base-cell-address="TicketsNAOS.AN64"/>
      <style:map style:condition="is-true-formula(NOT(ISERROR(SEARCH(&quot;TdS&quot;;[.AN64]))))" style:apply-style-name="ConditionalStyle_5f_6" style:base-cell-address="TicketsNAOS.AN64"/>
      <style:map style:condition="is-true-formula(NOT(ISERROR(SEARCH(&quot;Cerrado&quot;;[.AN64]))))" style:apply-style-name="Estilo_5f_Cerrada" style:base-cell-address="TicketsNAOS.AN64"/>
    </style:style>
    <style:style style:name="ce6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5]))))" style:apply-style-name="ConditionalStyle_5f_2" style:base-cell-address="TicketsNAOS.AN65"/>
      <style:map style:condition="is-true-formula(NOT(ISERROR(SEARCH(&quot;GMV&quot;;[.AN65]))))" style:apply-style-name="ConditionalStyle_5f_3" style:base-cell-address="TicketsNAOS.AN65"/>
      <style:map style:condition="is-true-formula(NOT(ISERROR(SEARCH(&quot;OT&quot;;[.AN65]))))" style:apply-style-name="ConditionalStyle_5f_4" style:base-cell-address="TicketsNAOS.AN65"/>
      <style:map style:condition="is-true-formula(NOT(ISERROR(SEARCH(&quot;PdU&quot;;[.AN65]))))" style:apply-style-name="ConditionalStyle_5f_5" style:base-cell-address="TicketsNAOS.AN65"/>
      <style:map style:condition="is-true-formula(NOT(ISERROR(SEARCH(&quot;TdS&quot;;[.AN65]))))" style:apply-style-name="ConditionalStyle_5f_6" style:base-cell-address="TicketsNAOS.AN65"/>
      <style:map style:condition="is-true-formula(NOT(ISERROR(SEARCH(&quot;Cerrado&quot;;[.AN65]))))" style:apply-style-name="Estilo_5f_Cerrada" style:base-cell-address="TicketsNAOS.AN65"/>
    </style:style>
    <style:style style:name="ce7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6]))))" style:apply-style-name="ConditionalStyle_5f_2" style:base-cell-address="TicketsNAOS.AN66"/>
      <style:map style:condition="is-true-formula(NOT(ISERROR(SEARCH(&quot;GMV&quot;;[.AN66]))))" style:apply-style-name="ConditionalStyle_5f_3" style:base-cell-address="TicketsNAOS.AN66"/>
      <style:map style:condition="is-true-formula(NOT(ISERROR(SEARCH(&quot;OT&quot;;[.AN66]))))" style:apply-style-name="ConditionalStyle_5f_4" style:base-cell-address="TicketsNAOS.AN66"/>
      <style:map style:condition="is-true-formula(NOT(ISERROR(SEARCH(&quot;PdU&quot;;[.AN66]))))" style:apply-style-name="ConditionalStyle_5f_5" style:base-cell-address="TicketsNAOS.AN66"/>
      <style:map style:condition="is-true-formula(NOT(ISERROR(SEARCH(&quot;TdS&quot;;[.AN66]))))" style:apply-style-name="ConditionalStyle_5f_6" style:base-cell-address="TicketsNAOS.AN66"/>
      <style:map style:condition="is-true-formula(NOT(ISERROR(SEARCH(&quot;Cerrado&quot;;[.AN66]))))" style:apply-style-name="Estilo_5f_Cerrada" style:base-cell-address="TicketsNAOS.AN66"/>
    </style:style>
    <style:style style:name="ce7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7]))))" style:apply-style-name="ConditionalStyle_5f_2" style:base-cell-address="TicketsNAOS.AN67"/>
      <style:map style:condition="is-true-formula(NOT(ISERROR(SEARCH(&quot;GMV&quot;;[.AN67]))))" style:apply-style-name="ConditionalStyle_5f_3" style:base-cell-address="TicketsNAOS.AN67"/>
      <style:map style:condition="is-true-formula(NOT(ISERROR(SEARCH(&quot;OT&quot;;[.AN67]))))" style:apply-style-name="ConditionalStyle_5f_4" style:base-cell-address="TicketsNAOS.AN67"/>
      <style:map style:condition="is-true-formula(NOT(ISERROR(SEARCH(&quot;PdU&quot;;[.AN67]))))" style:apply-style-name="ConditionalStyle_5f_5" style:base-cell-address="TicketsNAOS.AN67"/>
      <style:map style:condition="is-true-formula(NOT(ISERROR(SEARCH(&quot;TdS&quot;;[.AN67]))))" style:apply-style-name="ConditionalStyle_5f_6" style:base-cell-address="TicketsNAOS.AN67"/>
      <style:map style:condition="is-true-formula(NOT(ISERROR(SEARCH(&quot;Cerrado&quot;;[.AN67]))))" style:apply-style-name="Estilo_5f_Cerrada" style:base-cell-address="TicketsNAOS.AN67"/>
    </style:style>
    <style:style style:name="ce7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8]))))" style:apply-style-name="ConditionalStyle_5f_2" style:base-cell-address="TicketsNAOS.AN68"/>
      <style:map style:condition="is-true-formula(NOT(ISERROR(SEARCH(&quot;GMV&quot;;[.AN68]))))" style:apply-style-name="ConditionalStyle_5f_3" style:base-cell-address="TicketsNAOS.AN68"/>
      <style:map style:condition="is-true-formula(NOT(ISERROR(SEARCH(&quot;OT&quot;;[.AN68]))))" style:apply-style-name="ConditionalStyle_5f_4" style:base-cell-address="TicketsNAOS.AN68"/>
      <style:map style:condition="is-true-formula(NOT(ISERROR(SEARCH(&quot;PdU&quot;;[.AN68]))))" style:apply-style-name="ConditionalStyle_5f_5" style:base-cell-address="TicketsNAOS.AN68"/>
      <style:map style:condition="is-true-formula(NOT(ISERROR(SEARCH(&quot;TdS&quot;;[.AN68]))))" style:apply-style-name="ConditionalStyle_5f_6" style:base-cell-address="TicketsNAOS.AN68"/>
      <style:map style:condition="is-true-formula(NOT(ISERROR(SEARCH(&quot;Cerrado&quot;;[.AN68]))))" style:apply-style-name="Estilo_5f_Cerrada" style:base-cell-address="TicketsNAOS.AN68"/>
    </style:style>
    <style:style style:name="ce7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69]))))" style:apply-style-name="ConditionalStyle_5f_2" style:base-cell-address="TicketsNAOS.AN69"/>
      <style:map style:condition="is-true-formula(NOT(ISERROR(SEARCH(&quot;GMV&quot;;[.AN69]))))" style:apply-style-name="ConditionalStyle_5f_3" style:base-cell-address="TicketsNAOS.AN69"/>
      <style:map style:condition="is-true-formula(NOT(ISERROR(SEARCH(&quot;OT&quot;;[.AN69]))))" style:apply-style-name="ConditionalStyle_5f_4" style:base-cell-address="TicketsNAOS.AN69"/>
      <style:map style:condition="is-true-formula(NOT(ISERROR(SEARCH(&quot;PdU&quot;;[.AN69]))))" style:apply-style-name="ConditionalStyle_5f_5" style:base-cell-address="TicketsNAOS.AN69"/>
      <style:map style:condition="is-true-formula(NOT(ISERROR(SEARCH(&quot;TdS&quot;;[.AN69]))))" style:apply-style-name="ConditionalStyle_5f_6" style:base-cell-address="TicketsNAOS.AN69"/>
      <style:map style:condition="is-true-formula(NOT(ISERROR(SEARCH(&quot;Cerrado&quot;;[.AN69]))))" style:apply-style-name="Estilo_5f_Cerrada" style:base-cell-address="TicketsNAOS.AN69"/>
    </style:style>
    <style:style style:name="ce7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N70]))))" style:apply-style-name="ConditionalStyle_5f_2" style:base-cell-address="TicketsNAOS.AN70"/>
      <style:map style:condition="is-true-formula(NOT(ISERROR(SEARCH(&quot;GMV&quot;;[.AN70]))))" style:apply-style-name="ConditionalStyle_5f_3" style:base-cell-address="TicketsNAOS.AN70"/>
      <style:map style:condition="is-true-formula(NOT(ISERROR(SEARCH(&quot;OT&quot;;[.AN70]))))" style:apply-style-name="ConditionalStyle_5f_4" style:base-cell-address="TicketsNAOS.AN70"/>
      <style:map style:condition="is-true-formula(NOT(ISERROR(SEARCH(&quot;PdU&quot;;[.AN70]))))" style:apply-style-name="ConditionalStyle_5f_5" style:base-cell-address="TicketsNAOS.AN70"/>
      <style:map style:condition="is-true-formula(NOT(ISERROR(SEARCH(&quot;TdS&quot;;[.AN70]))))" style:apply-style-name="ConditionalStyle_5f_6" style:base-cell-address="TicketsNAOS.AN70"/>
      <style:map style:condition="is-true-formula(NOT(ISERROR(SEARCH(&quot;Cerrado&quot;;[.AN70]))))" style:apply-style-name="Estilo_5f_Cerrada" style:base-cell-address="TicketsNAOS.AN70"/>
    </style:style>
    <style:style style:name="ce7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2]))))" style:apply-style-name="ConditionalStyle_5f_2" style:base-cell-address="TicketsNAOS.AO2"/>
      <style:map style:condition="is-true-formula(NOT(ISERROR(SEARCH(&quot;GMV&quot;;[.AO2]))))" style:apply-style-name="ConditionalStyle_5f_3" style:base-cell-address="TicketsNAOS.AO2"/>
      <style:map style:condition="is-true-formula(NOT(ISERROR(SEARCH(&quot;OT&quot;;[.AO2]))))" style:apply-style-name="ConditionalStyle_5f_4" style:base-cell-address="TicketsNAOS.AO2"/>
      <style:map style:condition="is-true-formula(NOT(ISERROR(SEARCH(&quot;PdU&quot;;[.AO2]))))" style:apply-style-name="ConditionalStyle_5f_5" style:base-cell-address="TicketsNAOS.AO2"/>
      <style:map style:condition="is-true-formula(NOT(ISERROR(SEARCH(&quot;TdS&quot;;[.AO2]))))" style:apply-style-name="ConditionalStyle_5f_6" style:base-cell-address="TicketsNAOS.AO2"/>
      <style:map style:condition="is-true-formula(NOT(ISERROR(SEARCH(&quot;Cerrado&quot;;[.AO2]))))" style:apply-style-name="Estilo_5f_Cerrada" style:base-cell-address="TicketsNAOS.AO2"/>
    </style:style>
    <style:style style:name="ce7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]))))" style:apply-style-name="ConditionalStyle_5f_2" style:base-cell-address="TicketsNAOS.AO4"/>
      <style:map style:condition="is-true-formula(NOT(ISERROR(SEARCH(&quot;GMV&quot;;[.AO4]))))" style:apply-style-name="ConditionalStyle_5f_3" style:base-cell-address="TicketsNAOS.AO4"/>
      <style:map style:condition="is-true-formula(NOT(ISERROR(SEARCH(&quot;OT&quot;;[.AO4]))))" style:apply-style-name="ConditionalStyle_5f_4" style:base-cell-address="TicketsNAOS.AO4"/>
      <style:map style:condition="is-true-formula(NOT(ISERROR(SEARCH(&quot;PdU&quot;;[.AO4]))))" style:apply-style-name="ConditionalStyle_5f_5" style:base-cell-address="TicketsNAOS.AO4"/>
      <style:map style:condition="is-true-formula(NOT(ISERROR(SEARCH(&quot;TdS&quot;;[.AO4]))))" style:apply-style-name="ConditionalStyle_5f_6" style:base-cell-address="TicketsNAOS.AO4"/>
      <style:map style:condition="is-true-formula(NOT(ISERROR(SEARCH(&quot;Cerrado&quot;;[.AO4]))))" style:apply-style-name="Estilo_5f_Cerrada" style:base-cell-address="TicketsNAOS.AO4"/>
    </style:style>
    <style:style style:name="ce7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]))))" style:apply-style-name="ConditionalStyle_5f_2" style:base-cell-address="TicketsNAOS.AO5"/>
      <style:map style:condition="is-true-formula(NOT(ISERROR(SEARCH(&quot;GMV&quot;;[.AO5]))))" style:apply-style-name="ConditionalStyle_5f_3" style:base-cell-address="TicketsNAOS.AO5"/>
      <style:map style:condition="is-true-formula(NOT(ISERROR(SEARCH(&quot;OT&quot;;[.AO5]))))" style:apply-style-name="ConditionalStyle_5f_4" style:base-cell-address="TicketsNAOS.AO5"/>
      <style:map style:condition="is-true-formula(NOT(ISERROR(SEARCH(&quot;PdU&quot;;[.AO5]))))" style:apply-style-name="ConditionalStyle_5f_5" style:base-cell-address="TicketsNAOS.AO5"/>
      <style:map style:condition="is-true-formula(NOT(ISERROR(SEARCH(&quot;TdS&quot;;[.AO5]))))" style:apply-style-name="ConditionalStyle_5f_6" style:base-cell-address="TicketsNAOS.AO5"/>
      <style:map style:condition="is-true-formula(NOT(ISERROR(SEARCH(&quot;Cerrado&quot;;[.AO5]))))" style:apply-style-name="Estilo_5f_Cerrada" style:base-cell-address="TicketsNAOS.AO5"/>
    </style:style>
    <style:style style:name="ce7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]))))" style:apply-style-name="ConditionalStyle_5f_2" style:base-cell-address="TicketsNAOS.AO6"/>
      <style:map style:condition="is-true-formula(NOT(ISERROR(SEARCH(&quot;GMV&quot;;[.AO6]))))" style:apply-style-name="ConditionalStyle_5f_3" style:base-cell-address="TicketsNAOS.AO6"/>
      <style:map style:condition="is-true-formula(NOT(ISERROR(SEARCH(&quot;OT&quot;;[.AO6]))))" style:apply-style-name="ConditionalStyle_5f_4" style:base-cell-address="TicketsNAOS.AO6"/>
      <style:map style:condition="is-true-formula(NOT(ISERROR(SEARCH(&quot;PdU&quot;;[.AO6]))))" style:apply-style-name="ConditionalStyle_5f_5" style:base-cell-address="TicketsNAOS.AO6"/>
      <style:map style:condition="is-true-formula(NOT(ISERROR(SEARCH(&quot;TdS&quot;;[.AO6]))))" style:apply-style-name="ConditionalStyle_5f_6" style:base-cell-address="TicketsNAOS.AO6"/>
      <style:map style:condition="is-true-formula(NOT(ISERROR(SEARCH(&quot;Cerrado&quot;;[.AO6]))))" style:apply-style-name="Estilo_5f_Cerrada" style:base-cell-address="TicketsNAOS.AO6"/>
    </style:style>
    <style:style style:name="ce7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7]))))" style:apply-style-name="ConditionalStyle_5f_2" style:base-cell-address="TicketsNAOS.AO7"/>
      <style:map style:condition="is-true-formula(NOT(ISERROR(SEARCH(&quot;GMV&quot;;[.AO7]))))" style:apply-style-name="ConditionalStyle_5f_3" style:base-cell-address="TicketsNAOS.AO7"/>
      <style:map style:condition="is-true-formula(NOT(ISERROR(SEARCH(&quot;OT&quot;;[.AO7]))))" style:apply-style-name="ConditionalStyle_5f_4" style:base-cell-address="TicketsNAOS.AO7"/>
      <style:map style:condition="is-true-formula(NOT(ISERROR(SEARCH(&quot;PdU&quot;;[.AO7]))))" style:apply-style-name="ConditionalStyle_5f_5" style:base-cell-address="TicketsNAOS.AO7"/>
      <style:map style:condition="is-true-formula(NOT(ISERROR(SEARCH(&quot;TdS&quot;;[.AO7]))))" style:apply-style-name="ConditionalStyle_5f_6" style:base-cell-address="TicketsNAOS.AO7"/>
      <style:map style:condition="is-true-formula(NOT(ISERROR(SEARCH(&quot;Cerrado&quot;;[.AO7]))))" style:apply-style-name="Estilo_5f_Cerrada" style:base-cell-address="TicketsNAOS.AO7"/>
    </style:style>
    <style:style style:name="ce7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9]))))" style:apply-style-name="ConditionalStyle_5f_2" style:base-cell-address="TicketsNAOS.AO9"/>
      <style:map style:condition="is-true-formula(NOT(ISERROR(SEARCH(&quot;GMV&quot;;[.AO9]))))" style:apply-style-name="ConditionalStyle_5f_3" style:base-cell-address="TicketsNAOS.AO9"/>
      <style:map style:condition="is-true-formula(NOT(ISERROR(SEARCH(&quot;OT&quot;;[.AO9]))))" style:apply-style-name="ConditionalStyle_5f_4" style:base-cell-address="TicketsNAOS.AO9"/>
      <style:map style:condition="is-true-formula(NOT(ISERROR(SEARCH(&quot;PdU&quot;;[.AO9]))))" style:apply-style-name="ConditionalStyle_5f_5" style:base-cell-address="TicketsNAOS.AO9"/>
      <style:map style:condition="is-true-formula(NOT(ISERROR(SEARCH(&quot;TdS&quot;;[.AO9]))))" style:apply-style-name="ConditionalStyle_5f_6" style:base-cell-address="TicketsNAOS.AO9"/>
      <style:map style:condition="is-true-formula(NOT(ISERROR(SEARCH(&quot;Cerrado&quot;;[.AO9]))))" style:apply-style-name="Estilo_5f_Cerrada" style:base-cell-address="TicketsNAOS.AO9"/>
    </style:style>
    <style:style style:name="ce7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15]))))" style:apply-style-name="ConditionalStyle_5f_2" style:base-cell-address="TicketsNAOS.AO15"/>
      <style:map style:condition="is-true-formula(NOT(ISERROR(SEARCH(&quot;GMV&quot;;[.AO15]))))" style:apply-style-name="ConditionalStyle_5f_3" style:base-cell-address="TicketsNAOS.AO15"/>
      <style:map style:condition="is-true-formula(NOT(ISERROR(SEARCH(&quot;OT&quot;;[.AO15]))))" style:apply-style-name="ConditionalStyle_5f_4" style:base-cell-address="TicketsNAOS.AO15"/>
      <style:map style:condition="is-true-formula(NOT(ISERROR(SEARCH(&quot;PdU&quot;;[.AO15]))))" style:apply-style-name="ConditionalStyle_5f_5" style:base-cell-address="TicketsNAOS.AO15"/>
      <style:map style:condition="is-true-formula(NOT(ISERROR(SEARCH(&quot;TdS&quot;;[.AO15]))))" style:apply-style-name="ConditionalStyle_5f_6" style:base-cell-address="TicketsNAOS.AO15"/>
      <style:map style:condition="is-true-formula(NOT(ISERROR(SEARCH(&quot;Cerrado&quot;;[.AO15]))))" style:apply-style-name="Estilo_5f_Cerrada" style:base-cell-address="TicketsNAOS.AO15"/>
    </style:style>
    <style:style style:name="ce7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18]))))" style:apply-style-name="ConditionalStyle_5f_2" style:base-cell-address="TicketsNAOS.AO18"/>
      <style:map style:condition="is-true-formula(NOT(ISERROR(SEARCH(&quot;GMV&quot;;[.AO18]))))" style:apply-style-name="ConditionalStyle_5f_3" style:base-cell-address="TicketsNAOS.AO18"/>
      <style:map style:condition="is-true-formula(NOT(ISERROR(SEARCH(&quot;OT&quot;;[.AO18]))))" style:apply-style-name="ConditionalStyle_5f_4" style:base-cell-address="TicketsNAOS.AO18"/>
      <style:map style:condition="is-true-formula(NOT(ISERROR(SEARCH(&quot;PdU&quot;;[.AO18]))))" style:apply-style-name="ConditionalStyle_5f_5" style:base-cell-address="TicketsNAOS.AO18"/>
      <style:map style:condition="is-true-formula(NOT(ISERROR(SEARCH(&quot;TdS&quot;;[.AO18]))))" style:apply-style-name="ConditionalStyle_5f_6" style:base-cell-address="TicketsNAOS.AO18"/>
      <style:map style:condition="is-true-formula(NOT(ISERROR(SEARCH(&quot;Cerrado&quot;;[.AO18]))))" style:apply-style-name="Estilo_5f_Cerrada" style:base-cell-address="TicketsNAOS.AO18"/>
    </style:style>
    <style:style style:name="ce7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28]))))" style:apply-style-name="ConditionalStyle_5f_2" style:base-cell-address="TicketsNAOS.AO28"/>
      <style:map style:condition="is-true-formula(NOT(ISERROR(SEARCH(&quot;GMV&quot;;[.AO28]))))" style:apply-style-name="ConditionalStyle_5f_3" style:base-cell-address="TicketsNAOS.AO28"/>
      <style:map style:condition="is-true-formula(NOT(ISERROR(SEARCH(&quot;OT&quot;;[.AO28]))))" style:apply-style-name="ConditionalStyle_5f_4" style:base-cell-address="TicketsNAOS.AO28"/>
      <style:map style:condition="is-true-formula(NOT(ISERROR(SEARCH(&quot;PdU&quot;;[.AO28]))))" style:apply-style-name="ConditionalStyle_5f_5" style:base-cell-address="TicketsNAOS.AO28"/>
      <style:map style:condition="is-true-formula(NOT(ISERROR(SEARCH(&quot;TdS&quot;;[.AO28]))))" style:apply-style-name="ConditionalStyle_5f_6" style:base-cell-address="TicketsNAOS.AO28"/>
      <style:map style:condition="is-true-formula(NOT(ISERROR(SEARCH(&quot;Cerrado&quot;;[.AO28]))))" style:apply-style-name="Estilo_5f_Cerrada" style:base-cell-address="TicketsNAOS.AO28"/>
    </style:style>
    <style:style style:name="ce7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2]))))" style:apply-style-name="ConditionalStyle_5f_2" style:base-cell-address="TicketsNAOS.AO32"/>
      <style:map style:condition="is-true-formula(NOT(ISERROR(SEARCH(&quot;GMV&quot;;[.AO32]))))" style:apply-style-name="ConditionalStyle_5f_3" style:base-cell-address="TicketsNAOS.AO32"/>
      <style:map style:condition="is-true-formula(NOT(ISERROR(SEARCH(&quot;OT&quot;;[.AO32]))))" style:apply-style-name="ConditionalStyle_5f_4" style:base-cell-address="TicketsNAOS.AO32"/>
      <style:map style:condition="is-true-formula(NOT(ISERROR(SEARCH(&quot;PdU&quot;;[.AO32]))))" style:apply-style-name="ConditionalStyle_5f_5" style:base-cell-address="TicketsNAOS.AO32"/>
      <style:map style:condition="is-true-formula(NOT(ISERROR(SEARCH(&quot;TdS&quot;;[.AO32]))))" style:apply-style-name="ConditionalStyle_5f_6" style:base-cell-address="TicketsNAOS.AO32"/>
      <style:map style:condition="is-true-formula(NOT(ISERROR(SEARCH(&quot;Cerrado&quot;;[.AO32]))))" style:apply-style-name="Estilo_5f_Cerrada" style:base-cell-address="TicketsNAOS.AO32"/>
    </style:style>
    <style:style style:name="ce7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3]))))" style:apply-style-name="ConditionalStyle_5f_2" style:base-cell-address="TicketsNAOS.AO33"/>
      <style:map style:condition="is-true-formula(NOT(ISERROR(SEARCH(&quot;GMV&quot;;[.AO33]))))" style:apply-style-name="ConditionalStyle_5f_3" style:base-cell-address="TicketsNAOS.AO33"/>
      <style:map style:condition="is-true-formula(NOT(ISERROR(SEARCH(&quot;OT&quot;;[.AO33]))))" style:apply-style-name="ConditionalStyle_5f_4" style:base-cell-address="TicketsNAOS.AO33"/>
      <style:map style:condition="is-true-formula(NOT(ISERROR(SEARCH(&quot;PdU&quot;;[.AO33]))))" style:apply-style-name="ConditionalStyle_5f_5" style:base-cell-address="TicketsNAOS.AO33"/>
      <style:map style:condition="is-true-formula(NOT(ISERROR(SEARCH(&quot;TdS&quot;;[.AO33]))))" style:apply-style-name="ConditionalStyle_5f_6" style:base-cell-address="TicketsNAOS.AO33"/>
      <style:map style:condition="is-true-formula(NOT(ISERROR(SEARCH(&quot;Cerrado&quot;;[.AO33]))))" style:apply-style-name="Estilo_5f_Cerrada" style:base-cell-address="TicketsNAOS.AO33"/>
    </style:style>
    <style:style style:name="ce7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5]))))" style:apply-style-name="ConditionalStyle_5f_2" style:base-cell-address="TicketsNAOS.AO35"/>
      <style:map style:condition="is-true-formula(NOT(ISERROR(SEARCH(&quot;GMV&quot;;[.AO35]))))" style:apply-style-name="ConditionalStyle_5f_3" style:base-cell-address="TicketsNAOS.AO35"/>
      <style:map style:condition="is-true-formula(NOT(ISERROR(SEARCH(&quot;OT&quot;;[.AO35]))))" style:apply-style-name="ConditionalStyle_5f_4" style:base-cell-address="TicketsNAOS.AO35"/>
      <style:map style:condition="is-true-formula(NOT(ISERROR(SEARCH(&quot;PdU&quot;;[.AO35]))))" style:apply-style-name="ConditionalStyle_5f_5" style:base-cell-address="TicketsNAOS.AO35"/>
      <style:map style:condition="is-true-formula(NOT(ISERROR(SEARCH(&quot;TdS&quot;;[.AO35]))))" style:apply-style-name="ConditionalStyle_5f_6" style:base-cell-address="TicketsNAOS.AO35"/>
      <style:map style:condition="is-true-formula(NOT(ISERROR(SEARCH(&quot;Cerrado&quot;;[.AO35]))))" style:apply-style-name="Estilo_5f_Cerrada" style:base-cell-address="TicketsNAOS.AO35"/>
    </style:style>
    <style:style style:name="ce7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6]))))" style:apply-style-name="ConditionalStyle_5f_2" style:base-cell-address="TicketsNAOS.AO36"/>
      <style:map style:condition="is-true-formula(NOT(ISERROR(SEARCH(&quot;GMV&quot;;[.AO36]))))" style:apply-style-name="ConditionalStyle_5f_3" style:base-cell-address="TicketsNAOS.AO36"/>
      <style:map style:condition="is-true-formula(NOT(ISERROR(SEARCH(&quot;OT&quot;;[.AO36]))))" style:apply-style-name="ConditionalStyle_5f_4" style:base-cell-address="TicketsNAOS.AO36"/>
      <style:map style:condition="is-true-formula(NOT(ISERROR(SEARCH(&quot;PdU&quot;;[.AO36]))))" style:apply-style-name="ConditionalStyle_5f_5" style:base-cell-address="TicketsNAOS.AO36"/>
      <style:map style:condition="is-true-formula(NOT(ISERROR(SEARCH(&quot;TdS&quot;;[.AO36]))))" style:apply-style-name="ConditionalStyle_5f_6" style:base-cell-address="TicketsNAOS.AO36"/>
      <style:map style:condition="is-true-formula(NOT(ISERROR(SEARCH(&quot;Cerrado&quot;;[.AO36]))))" style:apply-style-name="Estilo_5f_Cerrada" style:base-cell-address="TicketsNAOS.AO36"/>
    </style:style>
    <style:style style:name="ce7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7]))))" style:apply-style-name="ConditionalStyle_5f_2" style:base-cell-address="TicketsNAOS.AO37"/>
      <style:map style:condition="is-true-formula(NOT(ISERROR(SEARCH(&quot;GMV&quot;;[.AO37]))))" style:apply-style-name="ConditionalStyle_5f_3" style:base-cell-address="TicketsNAOS.AO37"/>
      <style:map style:condition="is-true-formula(NOT(ISERROR(SEARCH(&quot;OT&quot;;[.AO37]))))" style:apply-style-name="ConditionalStyle_5f_4" style:base-cell-address="TicketsNAOS.AO37"/>
      <style:map style:condition="is-true-formula(NOT(ISERROR(SEARCH(&quot;PdU&quot;;[.AO37]))))" style:apply-style-name="ConditionalStyle_5f_5" style:base-cell-address="TicketsNAOS.AO37"/>
      <style:map style:condition="is-true-formula(NOT(ISERROR(SEARCH(&quot;TdS&quot;;[.AO37]))))" style:apply-style-name="ConditionalStyle_5f_6" style:base-cell-address="TicketsNAOS.AO37"/>
      <style:map style:condition="is-true-formula(NOT(ISERROR(SEARCH(&quot;Cerrado&quot;;[.AO37]))))" style:apply-style-name="Estilo_5f_Cerrada" style:base-cell-address="TicketsNAOS.AO37"/>
    </style:style>
    <style:style style:name="ce7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8]))))" style:apply-style-name="ConditionalStyle_5f_2" style:base-cell-address="TicketsNAOS.AO38"/>
      <style:map style:condition="is-true-formula(NOT(ISERROR(SEARCH(&quot;GMV&quot;;[.AO38]))))" style:apply-style-name="ConditionalStyle_5f_3" style:base-cell-address="TicketsNAOS.AO38"/>
      <style:map style:condition="is-true-formula(NOT(ISERROR(SEARCH(&quot;OT&quot;;[.AO38]))))" style:apply-style-name="ConditionalStyle_5f_4" style:base-cell-address="TicketsNAOS.AO38"/>
      <style:map style:condition="is-true-formula(NOT(ISERROR(SEARCH(&quot;PdU&quot;;[.AO38]))))" style:apply-style-name="ConditionalStyle_5f_5" style:base-cell-address="TicketsNAOS.AO38"/>
      <style:map style:condition="is-true-formula(NOT(ISERROR(SEARCH(&quot;TdS&quot;;[.AO38]))))" style:apply-style-name="ConditionalStyle_5f_6" style:base-cell-address="TicketsNAOS.AO38"/>
      <style:map style:condition="is-true-formula(NOT(ISERROR(SEARCH(&quot;Cerrado&quot;;[.AO38]))))" style:apply-style-name="Estilo_5f_Cerrada" style:base-cell-address="TicketsNAOS.AO38"/>
    </style:style>
    <style:style style:name="ce7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39]))))" style:apply-style-name="ConditionalStyle_5f_2" style:base-cell-address="TicketsNAOS.AO39"/>
      <style:map style:condition="is-true-formula(NOT(ISERROR(SEARCH(&quot;GMV&quot;;[.AO39]))))" style:apply-style-name="ConditionalStyle_5f_3" style:base-cell-address="TicketsNAOS.AO39"/>
      <style:map style:condition="is-true-formula(NOT(ISERROR(SEARCH(&quot;OT&quot;;[.AO39]))))" style:apply-style-name="ConditionalStyle_5f_4" style:base-cell-address="TicketsNAOS.AO39"/>
      <style:map style:condition="is-true-formula(NOT(ISERROR(SEARCH(&quot;PdU&quot;;[.AO39]))))" style:apply-style-name="ConditionalStyle_5f_5" style:base-cell-address="TicketsNAOS.AO39"/>
      <style:map style:condition="is-true-formula(NOT(ISERROR(SEARCH(&quot;TdS&quot;;[.AO39]))))" style:apply-style-name="ConditionalStyle_5f_6" style:base-cell-address="TicketsNAOS.AO39"/>
      <style:map style:condition="is-true-formula(NOT(ISERROR(SEARCH(&quot;Cerrado&quot;;[.AO39]))))" style:apply-style-name="Estilo_5f_Cerrada" style:base-cell-address="TicketsNAOS.AO39"/>
    </style:style>
    <style:style style:name="ce7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0]))))" style:apply-style-name="ConditionalStyle_5f_2" style:base-cell-address="TicketsNAOS.AO40"/>
      <style:map style:condition="is-true-formula(NOT(ISERROR(SEARCH(&quot;GMV&quot;;[.AO40]))))" style:apply-style-name="ConditionalStyle_5f_3" style:base-cell-address="TicketsNAOS.AO40"/>
      <style:map style:condition="is-true-formula(NOT(ISERROR(SEARCH(&quot;OT&quot;;[.AO40]))))" style:apply-style-name="ConditionalStyle_5f_4" style:base-cell-address="TicketsNAOS.AO40"/>
      <style:map style:condition="is-true-formula(NOT(ISERROR(SEARCH(&quot;PdU&quot;;[.AO40]))))" style:apply-style-name="ConditionalStyle_5f_5" style:base-cell-address="TicketsNAOS.AO40"/>
      <style:map style:condition="is-true-formula(NOT(ISERROR(SEARCH(&quot;TdS&quot;;[.AO40]))))" style:apply-style-name="ConditionalStyle_5f_6" style:base-cell-address="TicketsNAOS.AO40"/>
      <style:map style:condition="is-true-formula(NOT(ISERROR(SEARCH(&quot;Cerrado&quot;;[.AO40]))))" style:apply-style-name="Estilo_5f_Cerrada" style:base-cell-address="TicketsNAOS.AO40"/>
    </style:style>
    <style:style style:name="ce7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1]))))" style:apply-style-name="ConditionalStyle_5f_2" style:base-cell-address="TicketsNAOS.AO41"/>
      <style:map style:condition="is-true-formula(NOT(ISERROR(SEARCH(&quot;GMV&quot;;[.AO41]))))" style:apply-style-name="ConditionalStyle_5f_3" style:base-cell-address="TicketsNAOS.AO41"/>
      <style:map style:condition="is-true-formula(NOT(ISERROR(SEARCH(&quot;OT&quot;;[.AO41]))))" style:apply-style-name="ConditionalStyle_5f_4" style:base-cell-address="TicketsNAOS.AO41"/>
      <style:map style:condition="is-true-formula(NOT(ISERROR(SEARCH(&quot;PdU&quot;;[.AO41]))))" style:apply-style-name="ConditionalStyle_5f_5" style:base-cell-address="TicketsNAOS.AO41"/>
      <style:map style:condition="is-true-formula(NOT(ISERROR(SEARCH(&quot;TdS&quot;;[.AO41]))))" style:apply-style-name="ConditionalStyle_5f_6" style:base-cell-address="TicketsNAOS.AO41"/>
      <style:map style:condition="is-true-formula(NOT(ISERROR(SEARCH(&quot;Cerrado&quot;;[.AO41]))))" style:apply-style-name="Estilo_5f_Cerrada" style:base-cell-address="TicketsNAOS.AO41"/>
    </style:style>
    <style:style style:name="ce7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2]))))" style:apply-style-name="ConditionalStyle_5f_2" style:base-cell-address="TicketsNAOS.AO42"/>
      <style:map style:condition="is-true-formula(NOT(ISERROR(SEARCH(&quot;GMV&quot;;[.AO42]))))" style:apply-style-name="ConditionalStyle_5f_3" style:base-cell-address="TicketsNAOS.AO42"/>
      <style:map style:condition="is-true-formula(NOT(ISERROR(SEARCH(&quot;OT&quot;;[.AO42]))))" style:apply-style-name="ConditionalStyle_5f_4" style:base-cell-address="TicketsNAOS.AO42"/>
      <style:map style:condition="is-true-formula(NOT(ISERROR(SEARCH(&quot;PdU&quot;;[.AO42]))))" style:apply-style-name="ConditionalStyle_5f_5" style:base-cell-address="TicketsNAOS.AO42"/>
      <style:map style:condition="is-true-formula(NOT(ISERROR(SEARCH(&quot;TdS&quot;;[.AO42]))))" style:apply-style-name="ConditionalStyle_5f_6" style:base-cell-address="TicketsNAOS.AO42"/>
      <style:map style:condition="is-true-formula(NOT(ISERROR(SEARCH(&quot;Cerrado&quot;;[.AO42]))))" style:apply-style-name="Estilo_5f_Cerrada" style:base-cell-address="TicketsNAOS.AO42"/>
    </style:style>
    <style:style style:name="ce7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3]))))" style:apply-style-name="ConditionalStyle_5f_2" style:base-cell-address="TicketsNAOS.AO43"/>
      <style:map style:condition="is-true-formula(NOT(ISERROR(SEARCH(&quot;GMV&quot;;[.AO43]))))" style:apply-style-name="ConditionalStyle_5f_3" style:base-cell-address="TicketsNAOS.AO43"/>
      <style:map style:condition="is-true-formula(NOT(ISERROR(SEARCH(&quot;OT&quot;;[.AO43]))))" style:apply-style-name="ConditionalStyle_5f_4" style:base-cell-address="TicketsNAOS.AO43"/>
      <style:map style:condition="is-true-formula(NOT(ISERROR(SEARCH(&quot;PdU&quot;;[.AO43]))))" style:apply-style-name="ConditionalStyle_5f_5" style:base-cell-address="TicketsNAOS.AO43"/>
      <style:map style:condition="is-true-formula(NOT(ISERROR(SEARCH(&quot;TdS&quot;;[.AO43]))))" style:apply-style-name="ConditionalStyle_5f_6" style:base-cell-address="TicketsNAOS.AO43"/>
      <style:map style:condition="is-true-formula(NOT(ISERROR(SEARCH(&quot;Cerrado&quot;;[.AO43]))))" style:apply-style-name="Estilo_5f_Cerrada" style:base-cell-address="TicketsNAOS.AO43"/>
    </style:style>
    <style:style style:name="ce7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4]))))" style:apply-style-name="ConditionalStyle_5f_2" style:base-cell-address="TicketsNAOS.AO44"/>
      <style:map style:condition="is-true-formula(NOT(ISERROR(SEARCH(&quot;GMV&quot;;[.AO44]))))" style:apply-style-name="ConditionalStyle_5f_3" style:base-cell-address="TicketsNAOS.AO44"/>
      <style:map style:condition="is-true-formula(NOT(ISERROR(SEARCH(&quot;OT&quot;;[.AO44]))))" style:apply-style-name="ConditionalStyle_5f_4" style:base-cell-address="TicketsNAOS.AO44"/>
      <style:map style:condition="is-true-formula(NOT(ISERROR(SEARCH(&quot;PdU&quot;;[.AO44]))))" style:apply-style-name="ConditionalStyle_5f_5" style:base-cell-address="TicketsNAOS.AO44"/>
      <style:map style:condition="is-true-formula(NOT(ISERROR(SEARCH(&quot;TdS&quot;;[.AO44]))))" style:apply-style-name="ConditionalStyle_5f_6" style:base-cell-address="TicketsNAOS.AO44"/>
      <style:map style:condition="is-true-formula(NOT(ISERROR(SEARCH(&quot;Cerrado&quot;;[.AO44]))))" style:apply-style-name="Estilo_5f_Cerrada" style:base-cell-address="TicketsNAOS.AO44"/>
    </style:style>
    <style:style style:name="ce7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5]))))" style:apply-style-name="ConditionalStyle_5f_2" style:base-cell-address="TicketsNAOS.AO45"/>
      <style:map style:condition="is-true-formula(NOT(ISERROR(SEARCH(&quot;GMV&quot;;[.AO45]))))" style:apply-style-name="ConditionalStyle_5f_3" style:base-cell-address="TicketsNAOS.AO45"/>
      <style:map style:condition="is-true-formula(NOT(ISERROR(SEARCH(&quot;OT&quot;;[.AO45]))))" style:apply-style-name="ConditionalStyle_5f_4" style:base-cell-address="TicketsNAOS.AO45"/>
      <style:map style:condition="is-true-formula(NOT(ISERROR(SEARCH(&quot;PdU&quot;;[.AO45]))))" style:apply-style-name="ConditionalStyle_5f_5" style:base-cell-address="TicketsNAOS.AO45"/>
      <style:map style:condition="is-true-formula(NOT(ISERROR(SEARCH(&quot;TdS&quot;;[.AO45]))))" style:apply-style-name="ConditionalStyle_5f_6" style:base-cell-address="TicketsNAOS.AO45"/>
      <style:map style:condition="is-true-formula(NOT(ISERROR(SEARCH(&quot;Cerrado&quot;;[.AO45]))))" style:apply-style-name="Estilo_5f_Cerrada" style:base-cell-address="TicketsNAOS.AO45"/>
    </style:style>
    <style:style style:name="ce7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6]))))" style:apply-style-name="ConditionalStyle_5f_2" style:base-cell-address="TicketsNAOS.AO46"/>
      <style:map style:condition="is-true-formula(NOT(ISERROR(SEARCH(&quot;GMV&quot;;[.AO46]))))" style:apply-style-name="ConditionalStyle_5f_3" style:base-cell-address="TicketsNAOS.AO46"/>
      <style:map style:condition="is-true-formula(NOT(ISERROR(SEARCH(&quot;OT&quot;;[.AO46]))))" style:apply-style-name="ConditionalStyle_5f_4" style:base-cell-address="TicketsNAOS.AO46"/>
      <style:map style:condition="is-true-formula(NOT(ISERROR(SEARCH(&quot;PdU&quot;;[.AO46]))))" style:apply-style-name="ConditionalStyle_5f_5" style:base-cell-address="TicketsNAOS.AO46"/>
      <style:map style:condition="is-true-formula(NOT(ISERROR(SEARCH(&quot;TdS&quot;;[.AO46]))))" style:apply-style-name="ConditionalStyle_5f_6" style:base-cell-address="TicketsNAOS.AO46"/>
      <style:map style:condition="is-true-formula(NOT(ISERROR(SEARCH(&quot;Cerrado&quot;;[.AO46]))))" style:apply-style-name="Estilo_5f_Cerrada" style:base-cell-address="TicketsNAOS.AO46"/>
    </style:style>
    <style:style style:name="ce7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7]))))" style:apply-style-name="ConditionalStyle_5f_2" style:base-cell-address="TicketsNAOS.AO47"/>
      <style:map style:condition="is-true-formula(NOT(ISERROR(SEARCH(&quot;GMV&quot;;[.AO47]))))" style:apply-style-name="ConditionalStyle_5f_3" style:base-cell-address="TicketsNAOS.AO47"/>
      <style:map style:condition="is-true-formula(NOT(ISERROR(SEARCH(&quot;OT&quot;;[.AO47]))))" style:apply-style-name="ConditionalStyle_5f_4" style:base-cell-address="TicketsNAOS.AO47"/>
      <style:map style:condition="is-true-formula(NOT(ISERROR(SEARCH(&quot;PdU&quot;;[.AO47]))))" style:apply-style-name="ConditionalStyle_5f_5" style:base-cell-address="TicketsNAOS.AO47"/>
      <style:map style:condition="is-true-formula(NOT(ISERROR(SEARCH(&quot;TdS&quot;;[.AO47]))))" style:apply-style-name="ConditionalStyle_5f_6" style:base-cell-address="TicketsNAOS.AO47"/>
      <style:map style:condition="is-true-formula(NOT(ISERROR(SEARCH(&quot;Cerrado&quot;;[.AO47]))))" style:apply-style-name="Estilo_5f_Cerrada" style:base-cell-address="TicketsNAOS.AO47"/>
    </style:style>
    <style:style style:name="ce7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8]))))" style:apply-style-name="ConditionalStyle_5f_2" style:base-cell-address="TicketsNAOS.AO48"/>
      <style:map style:condition="is-true-formula(NOT(ISERROR(SEARCH(&quot;GMV&quot;;[.AO48]))))" style:apply-style-name="ConditionalStyle_5f_3" style:base-cell-address="TicketsNAOS.AO48"/>
      <style:map style:condition="is-true-formula(NOT(ISERROR(SEARCH(&quot;OT&quot;;[.AO48]))))" style:apply-style-name="ConditionalStyle_5f_4" style:base-cell-address="TicketsNAOS.AO48"/>
      <style:map style:condition="is-true-formula(NOT(ISERROR(SEARCH(&quot;PdU&quot;;[.AO48]))))" style:apply-style-name="ConditionalStyle_5f_5" style:base-cell-address="TicketsNAOS.AO48"/>
      <style:map style:condition="is-true-formula(NOT(ISERROR(SEARCH(&quot;TdS&quot;;[.AO48]))))" style:apply-style-name="ConditionalStyle_5f_6" style:base-cell-address="TicketsNAOS.AO48"/>
      <style:map style:condition="is-true-formula(NOT(ISERROR(SEARCH(&quot;Cerrado&quot;;[.AO48]))))" style:apply-style-name="Estilo_5f_Cerrada" style:base-cell-address="TicketsNAOS.AO48"/>
    </style:style>
    <style:style style:name="ce7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49]))))" style:apply-style-name="ConditionalStyle_5f_2" style:base-cell-address="TicketsNAOS.AO49"/>
      <style:map style:condition="is-true-formula(NOT(ISERROR(SEARCH(&quot;GMV&quot;;[.AO49]))))" style:apply-style-name="ConditionalStyle_5f_3" style:base-cell-address="TicketsNAOS.AO49"/>
      <style:map style:condition="is-true-formula(NOT(ISERROR(SEARCH(&quot;OT&quot;;[.AO49]))))" style:apply-style-name="ConditionalStyle_5f_4" style:base-cell-address="TicketsNAOS.AO49"/>
      <style:map style:condition="is-true-formula(NOT(ISERROR(SEARCH(&quot;PdU&quot;;[.AO49]))))" style:apply-style-name="ConditionalStyle_5f_5" style:base-cell-address="TicketsNAOS.AO49"/>
      <style:map style:condition="is-true-formula(NOT(ISERROR(SEARCH(&quot;TdS&quot;;[.AO49]))))" style:apply-style-name="ConditionalStyle_5f_6" style:base-cell-address="TicketsNAOS.AO49"/>
      <style:map style:condition="is-true-formula(NOT(ISERROR(SEARCH(&quot;Cerrado&quot;;[.AO49]))))" style:apply-style-name="Estilo_5f_Cerrada" style:base-cell-address="TicketsNAOS.AO49"/>
    </style:style>
    <style:style style:name="ce7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0]))))" style:apply-style-name="ConditionalStyle_5f_2" style:base-cell-address="TicketsNAOS.AO50"/>
      <style:map style:condition="is-true-formula(NOT(ISERROR(SEARCH(&quot;GMV&quot;;[.AO50]))))" style:apply-style-name="ConditionalStyle_5f_3" style:base-cell-address="TicketsNAOS.AO50"/>
      <style:map style:condition="is-true-formula(NOT(ISERROR(SEARCH(&quot;OT&quot;;[.AO50]))))" style:apply-style-name="ConditionalStyle_5f_4" style:base-cell-address="TicketsNAOS.AO50"/>
      <style:map style:condition="is-true-formula(NOT(ISERROR(SEARCH(&quot;PdU&quot;;[.AO50]))))" style:apply-style-name="ConditionalStyle_5f_5" style:base-cell-address="TicketsNAOS.AO50"/>
      <style:map style:condition="is-true-formula(NOT(ISERROR(SEARCH(&quot;TdS&quot;;[.AO50]))))" style:apply-style-name="ConditionalStyle_5f_6" style:base-cell-address="TicketsNAOS.AO50"/>
      <style:map style:condition="is-true-formula(NOT(ISERROR(SEARCH(&quot;Cerrado&quot;;[.AO50]))))" style:apply-style-name="Estilo_5f_Cerrada" style:base-cell-address="TicketsNAOS.AO50"/>
    </style:style>
    <style:style style:name="ce7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1]))))" style:apply-style-name="ConditionalStyle_5f_2" style:base-cell-address="TicketsNAOS.AO51"/>
      <style:map style:condition="is-true-formula(NOT(ISERROR(SEARCH(&quot;GMV&quot;;[.AO51]))))" style:apply-style-name="ConditionalStyle_5f_3" style:base-cell-address="TicketsNAOS.AO51"/>
      <style:map style:condition="is-true-formula(NOT(ISERROR(SEARCH(&quot;OT&quot;;[.AO51]))))" style:apply-style-name="ConditionalStyle_5f_4" style:base-cell-address="TicketsNAOS.AO51"/>
      <style:map style:condition="is-true-formula(NOT(ISERROR(SEARCH(&quot;PdU&quot;;[.AO51]))))" style:apply-style-name="ConditionalStyle_5f_5" style:base-cell-address="TicketsNAOS.AO51"/>
      <style:map style:condition="is-true-formula(NOT(ISERROR(SEARCH(&quot;TdS&quot;;[.AO51]))))" style:apply-style-name="ConditionalStyle_5f_6" style:base-cell-address="TicketsNAOS.AO51"/>
      <style:map style:condition="is-true-formula(NOT(ISERROR(SEARCH(&quot;Cerrado&quot;;[.AO51]))))" style:apply-style-name="Estilo_5f_Cerrada" style:base-cell-address="TicketsNAOS.AO51"/>
    </style:style>
    <style:style style:name="ce7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2]))))" style:apply-style-name="ConditionalStyle_5f_2" style:base-cell-address="TicketsNAOS.AO52"/>
      <style:map style:condition="is-true-formula(NOT(ISERROR(SEARCH(&quot;GMV&quot;;[.AO52]))))" style:apply-style-name="ConditionalStyle_5f_3" style:base-cell-address="TicketsNAOS.AO52"/>
      <style:map style:condition="is-true-formula(NOT(ISERROR(SEARCH(&quot;OT&quot;;[.AO52]))))" style:apply-style-name="ConditionalStyle_5f_4" style:base-cell-address="TicketsNAOS.AO52"/>
      <style:map style:condition="is-true-formula(NOT(ISERROR(SEARCH(&quot;PdU&quot;;[.AO52]))))" style:apply-style-name="ConditionalStyle_5f_5" style:base-cell-address="TicketsNAOS.AO52"/>
      <style:map style:condition="is-true-formula(NOT(ISERROR(SEARCH(&quot;TdS&quot;;[.AO52]))))" style:apply-style-name="ConditionalStyle_5f_6" style:base-cell-address="TicketsNAOS.AO52"/>
      <style:map style:condition="is-true-formula(NOT(ISERROR(SEARCH(&quot;Cerrado&quot;;[.AO52]))))" style:apply-style-name="Estilo_5f_Cerrada" style:base-cell-address="TicketsNAOS.AO52"/>
    </style:style>
    <style:style style:name="ce7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3]))))" style:apply-style-name="ConditionalStyle_5f_2" style:base-cell-address="TicketsNAOS.AO53"/>
      <style:map style:condition="is-true-formula(NOT(ISERROR(SEARCH(&quot;GMV&quot;;[.AO53]))))" style:apply-style-name="ConditionalStyle_5f_3" style:base-cell-address="TicketsNAOS.AO53"/>
      <style:map style:condition="is-true-formula(NOT(ISERROR(SEARCH(&quot;OT&quot;;[.AO53]))))" style:apply-style-name="ConditionalStyle_5f_4" style:base-cell-address="TicketsNAOS.AO53"/>
      <style:map style:condition="is-true-formula(NOT(ISERROR(SEARCH(&quot;PdU&quot;;[.AO53]))))" style:apply-style-name="ConditionalStyle_5f_5" style:base-cell-address="TicketsNAOS.AO53"/>
      <style:map style:condition="is-true-formula(NOT(ISERROR(SEARCH(&quot;TdS&quot;;[.AO53]))))" style:apply-style-name="ConditionalStyle_5f_6" style:base-cell-address="TicketsNAOS.AO53"/>
      <style:map style:condition="is-true-formula(NOT(ISERROR(SEARCH(&quot;Cerrado&quot;;[.AO53]))))" style:apply-style-name="Estilo_5f_Cerrada" style:base-cell-address="TicketsNAOS.AO53"/>
    </style:style>
    <style:style style:name="ce7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4]))))" style:apply-style-name="ConditionalStyle_5f_2" style:base-cell-address="TicketsNAOS.AO54"/>
      <style:map style:condition="is-true-formula(NOT(ISERROR(SEARCH(&quot;GMV&quot;;[.AO54]))))" style:apply-style-name="ConditionalStyle_5f_3" style:base-cell-address="TicketsNAOS.AO54"/>
      <style:map style:condition="is-true-formula(NOT(ISERROR(SEARCH(&quot;OT&quot;;[.AO54]))))" style:apply-style-name="ConditionalStyle_5f_4" style:base-cell-address="TicketsNAOS.AO54"/>
      <style:map style:condition="is-true-formula(NOT(ISERROR(SEARCH(&quot;PdU&quot;;[.AO54]))))" style:apply-style-name="ConditionalStyle_5f_5" style:base-cell-address="TicketsNAOS.AO54"/>
      <style:map style:condition="is-true-formula(NOT(ISERROR(SEARCH(&quot;TdS&quot;;[.AO54]))))" style:apply-style-name="ConditionalStyle_5f_6" style:base-cell-address="TicketsNAOS.AO54"/>
      <style:map style:condition="is-true-formula(NOT(ISERROR(SEARCH(&quot;Cerrado&quot;;[.AO54]))))" style:apply-style-name="Estilo_5f_Cerrada" style:base-cell-address="TicketsNAOS.AO54"/>
    </style:style>
    <style:style style:name="ce7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5]))))" style:apply-style-name="ConditionalStyle_5f_2" style:base-cell-address="TicketsNAOS.AO55"/>
      <style:map style:condition="is-true-formula(NOT(ISERROR(SEARCH(&quot;GMV&quot;;[.AO55]))))" style:apply-style-name="ConditionalStyle_5f_3" style:base-cell-address="TicketsNAOS.AO55"/>
      <style:map style:condition="is-true-formula(NOT(ISERROR(SEARCH(&quot;OT&quot;;[.AO55]))))" style:apply-style-name="ConditionalStyle_5f_4" style:base-cell-address="TicketsNAOS.AO55"/>
      <style:map style:condition="is-true-formula(NOT(ISERROR(SEARCH(&quot;PdU&quot;;[.AO55]))))" style:apply-style-name="ConditionalStyle_5f_5" style:base-cell-address="TicketsNAOS.AO55"/>
      <style:map style:condition="is-true-formula(NOT(ISERROR(SEARCH(&quot;TdS&quot;;[.AO55]))))" style:apply-style-name="ConditionalStyle_5f_6" style:base-cell-address="TicketsNAOS.AO55"/>
      <style:map style:condition="is-true-formula(NOT(ISERROR(SEARCH(&quot;Cerrado&quot;;[.AO55]))))" style:apply-style-name="Estilo_5f_Cerrada" style:base-cell-address="TicketsNAOS.AO55"/>
    </style:style>
    <style:style style:name="ce7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6]))))" style:apply-style-name="ConditionalStyle_5f_2" style:base-cell-address="TicketsNAOS.AO56"/>
      <style:map style:condition="is-true-formula(NOT(ISERROR(SEARCH(&quot;GMV&quot;;[.AO56]))))" style:apply-style-name="ConditionalStyle_5f_3" style:base-cell-address="TicketsNAOS.AO56"/>
      <style:map style:condition="is-true-formula(NOT(ISERROR(SEARCH(&quot;OT&quot;;[.AO56]))))" style:apply-style-name="ConditionalStyle_5f_4" style:base-cell-address="TicketsNAOS.AO56"/>
      <style:map style:condition="is-true-formula(NOT(ISERROR(SEARCH(&quot;PdU&quot;;[.AO56]))))" style:apply-style-name="ConditionalStyle_5f_5" style:base-cell-address="TicketsNAOS.AO56"/>
      <style:map style:condition="is-true-formula(NOT(ISERROR(SEARCH(&quot;TdS&quot;;[.AO56]))))" style:apply-style-name="ConditionalStyle_5f_6" style:base-cell-address="TicketsNAOS.AO56"/>
      <style:map style:condition="is-true-formula(NOT(ISERROR(SEARCH(&quot;Cerrado&quot;;[.AO56]))))" style:apply-style-name="Estilo_5f_Cerrada" style:base-cell-address="TicketsNAOS.AO56"/>
    </style:style>
    <style:style style:name="ce7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7]))))" style:apply-style-name="ConditionalStyle_5f_2" style:base-cell-address="TicketsNAOS.AO57"/>
      <style:map style:condition="is-true-formula(NOT(ISERROR(SEARCH(&quot;GMV&quot;;[.AO57]))))" style:apply-style-name="ConditionalStyle_5f_3" style:base-cell-address="TicketsNAOS.AO57"/>
      <style:map style:condition="is-true-formula(NOT(ISERROR(SEARCH(&quot;OT&quot;;[.AO57]))))" style:apply-style-name="ConditionalStyle_5f_4" style:base-cell-address="TicketsNAOS.AO57"/>
      <style:map style:condition="is-true-formula(NOT(ISERROR(SEARCH(&quot;PdU&quot;;[.AO57]))))" style:apply-style-name="ConditionalStyle_5f_5" style:base-cell-address="TicketsNAOS.AO57"/>
      <style:map style:condition="is-true-formula(NOT(ISERROR(SEARCH(&quot;TdS&quot;;[.AO57]))))" style:apply-style-name="ConditionalStyle_5f_6" style:base-cell-address="TicketsNAOS.AO57"/>
      <style:map style:condition="is-true-formula(NOT(ISERROR(SEARCH(&quot;Cerrado&quot;;[.AO57]))))" style:apply-style-name="Estilo_5f_Cerrada" style:base-cell-address="TicketsNAOS.AO57"/>
    </style:style>
    <style:style style:name="ce7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8]))))" style:apply-style-name="ConditionalStyle_5f_2" style:base-cell-address="TicketsNAOS.AO58"/>
      <style:map style:condition="is-true-formula(NOT(ISERROR(SEARCH(&quot;GMV&quot;;[.AO58]))))" style:apply-style-name="ConditionalStyle_5f_3" style:base-cell-address="TicketsNAOS.AO58"/>
      <style:map style:condition="is-true-formula(NOT(ISERROR(SEARCH(&quot;OT&quot;;[.AO58]))))" style:apply-style-name="ConditionalStyle_5f_4" style:base-cell-address="TicketsNAOS.AO58"/>
      <style:map style:condition="is-true-formula(NOT(ISERROR(SEARCH(&quot;PdU&quot;;[.AO58]))))" style:apply-style-name="ConditionalStyle_5f_5" style:base-cell-address="TicketsNAOS.AO58"/>
      <style:map style:condition="is-true-formula(NOT(ISERROR(SEARCH(&quot;TdS&quot;;[.AO58]))))" style:apply-style-name="ConditionalStyle_5f_6" style:base-cell-address="TicketsNAOS.AO58"/>
      <style:map style:condition="is-true-formula(NOT(ISERROR(SEARCH(&quot;Cerrado&quot;;[.AO58]))))" style:apply-style-name="Estilo_5f_Cerrada" style:base-cell-address="TicketsNAOS.AO58"/>
    </style:style>
    <style:style style:name="ce7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59]))))" style:apply-style-name="ConditionalStyle_5f_2" style:base-cell-address="TicketsNAOS.AO59"/>
      <style:map style:condition="is-true-formula(NOT(ISERROR(SEARCH(&quot;GMV&quot;;[.AO59]))))" style:apply-style-name="ConditionalStyle_5f_3" style:base-cell-address="TicketsNAOS.AO59"/>
      <style:map style:condition="is-true-formula(NOT(ISERROR(SEARCH(&quot;OT&quot;;[.AO59]))))" style:apply-style-name="ConditionalStyle_5f_4" style:base-cell-address="TicketsNAOS.AO59"/>
      <style:map style:condition="is-true-formula(NOT(ISERROR(SEARCH(&quot;PdU&quot;;[.AO59]))))" style:apply-style-name="ConditionalStyle_5f_5" style:base-cell-address="TicketsNAOS.AO59"/>
      <style:map style:condition="is-true-formula(NOT(ISERROR(SEARCH(&quot;TdS&quot;;[.AO59]))))" style:apply-style-name="ConditionalStyle_5f_6" style:base-cell-address="TicketsNAOS.AO59"/>
      <style:map style:condition="is-true-formula(NOT(ISERROR(SEARCH(&quot;Cerrado&quot;;[.AO59]))))" style:apply-style-name="Estilo_5f_Cerrada" style:base-cell-address="TicketsNAOS.AO59"/>
    </style:style>
    <style:style style:name="ce7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0]))))" style:apply-style-name="ConditionalStyle_5f_2" style:base-cell-address="TicketsNAOS.AO60"/>
      <style:map style:condition="is-true-formula(NOT(ISERROR(SEARCH(&quot;GMV&quot;;[.AO60]))))" style:apply-style-name="ConditionalStyle_5f_3" style:base-cell-address="TicketsNAOS.AO60"/>
      <style:map style:condition="is-true-formula(NOT(ISERROR(SEARCH(&quot;OT&quot;;[.AO60]))))" style:apply-style-name="ConditionalStyle_5f_4" style:base-cell-address="TicketsNAOS.AO60"/>
      <style:map style:condition="is-true-formula(NOT(ISERROR(SEARCH(&quot;PdU&quot;;[.AO60]))))" style:apply-style-name="ConditionalStyle_5f_5" style:base-cell-address="TicketsNAOS.AO60"/>
      <style:map style:condition="is-true-formula(NOT(ISERROR(SEARCH(&quot;TdS&quot;;[.AO60]))))" style:apply-style-name="ConditionalStyle_5f_6" style:base-cell-address="TicketsNAOS.AO60"/>
      <style:map style:condition="is-true-formula(NOT(ISERROR(SEARCH(&quot;Cerrado&quot;;[.AO60]))))" style:apply-style-name="Estilo_5f_Cerrada" style:base-cell-address="TicketsNAOS.AO60"/>
    </style:style>
    <style:style style:name="ce7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1]))))" style:apply-style-name="ConditionalStyle_5f_2" style:base-cell-address="TicketsNAOS.AO61"/>
      <style:map style:condition="is-true-formula(NOT(ISERROR(SEARCH(&quot;GMV&quot;;[.AO61]))))" style:apply-style-name="ConditionalStyle_5f_3" style:base-cell-address="TicketsNAOS.AO61"/>
      <style:map style:condition="is-true-formula(NOT(ISERROR(SEARCH(&quot;OT&quot;;[.AO61]))))" style:apply-style-name="ConditionalStyle_5f_4" style:base-cell-address="TicketsNAOS.AO61"/>
      <style:map style:condition="is-true-formula(NOT(ISERROR(SEARCH(&quot;PdU&quot;;[.AO61]))))" style:apply-style-name="ConditionalStyle_5f_5" style:base-cell-address="TicketsNAOS.AO61"/>
      <style:map style:condition="is-true-formula(NOT(ISERROR(SEARCH(&quot;TdS&quot;;[.AO61]))))" style:apply-style-name="ConditionalStyle_5f_6" style:base-cell-address="TicketsNAOS.AO61"/>
      <style:map style:condition="is-true-formula(NOT(ISERROR(SEARCH(&quot;Cerrado&quot;;[.AO61]))))" style:apply-style-name="Estilo_5f_Cerrada" style:base-cell-address="TicketsNAOS.AO61"/>
    </style:style>
    <style:style style:name="ce7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2]))))" style:apply-style-name="ConditionalStyle_5f_2" style:base-cell-address="TicketsNAOS.AO62"/>
      <style:map style:condition="is-true-formula(NOT(ISERROR(SEARCH(&quot;GMV&quot;;[.AO62]))))" style:apply-style-name="ConditionalStyle_5f_3" style:base-cell-address="TicketsNAOS.AO62"/>
      <style:map style:condition="is-true-formula(NOT(ISERROR(SEARCH(&quot;OT&quot;;[.AO62]))))" style:apply-style-name="ConditionalStyle_5f_4" style:base-cell-address="TicketsNAOS.AO62"/>
      <style:map style:condition="is-true-formula(NOT(ISERROR(SEARCH(&quot;PdU&quot;;[.AO62]))))" style:apply-style-name="ConditionalStyle_5f_5" style:base-cell-address="TicketsNAOS.AO62"/>
      <style:map style:condition="is-true-formula(NOT(ISERROR(SEARCH(&quot;TdS&quot;;[.AO62]))))" style:apply-style-name="ConditionalStyle_5f_6" style:base-cell-address="TicketsNAOS.AO62"/>
      <style:map style:condition="is-true-formula(NOT(ISERROR(SEARCH(&quot;Cerrado&quot;;[.AO62]))))" style:apply-style-name="Estilo_5f_Cerrada" style:base-cell-address="TicketsNAOS.AO62"/>
    </style:style>
    <style:style style:name="ce7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3]))))" style:apply-style-name="ConditionalStyle_5f_2" style:base-cell-address="TicketsNAOS.AO63"/>
      <style:map style:condition="is-true-formula(NOT(ISERROR(SEARCH(&quot;GMV&quot;;[.AO63]))))" style:apply-style-name="ConditionalStyle_5f_3" style:base-cell-address="TicketsNAOS.AO63"/>
      <style:map style:condition="is-true-formula(NOT(ISERROR(SEARCH(&quot;OT&quot;;[.AO63]))))" style:apply-style-name="ConditionalStyle_5f_4" style:base-cell-address="TicketsNAOS.AO63"/>
      <style:map style:condition="is-true-formula(NOT(ISERROR(SEARCH(&quot;PdU&quot;;[.AO63]))))" style:apply-style-name="ConditionalStyle_5f_5" style:base-cell-address="TicketsNAOS.AO63"/>
      <style:map style:condition="is-true-formula(NOT(ISERROR(SEARCH(&quot;TdS&quot;;[.AO63]))))" style:apply-style-name="ConditionalStyle_5f_6" style:base-cell-address="TicketsNAOS.AO63"/>
      <style:map style:condition="is-true-formula(NOT(ISERROR(SEARCH(&quot;Cerrado&quot;;[.AO63]))))" style:apply-style-name="Estilo_5f_Cerrada" style:base-cell-address="TicketsNAOS.AO63"/>
    </style:style>
    <style:style style:name="ce7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4]))))" style:apply-style-name="ConditionalStyle_5f_2" style:base-cell-address="TicketsNAOS.AO64"/>
      <style:map style:condition="is-true-formula(NOT(ISERROR(SEARCH(&quot;GMV&quot;;[.AO64]))))" style:apply-style-name="ConditionalStyle_5f_3" style:base-cell-address="TicketsNAOS.AO64"/>
      <style:map style:condition="is-true-formula(NOT(ISERROR(SEARCH(&quot;OT&quot;;[.AO64]))))" style:apply-style-name="ConditionalStyle_5f_4" style:base-cell-address="TicketsNAOS.AO64"/>
      <style:map style:condition="is-true-formula(NOT(ISERROR(SEARCH(&quot;PdU&quot;;[.AO64]))))" style:apply-style-name="ConditionalStyle_5f_5" style:base-cell-address="TicketsNAOS.AO64"/>
      <style:map style:condition="is-true-formula(NOT(ISERROR(SEARCH(&quot;TdS&quot;;[.AO64]))))" style:apply-style-name="ConditionalStyle_5f_6" style:base-cell-address="TicketsNAOS.AO64"/>
      <style:map style:condition="is-true-formula(NOT(ISERROR(SEARCH(&quot;Cerrado&quot;;[.AO64]))))" style:apply-style-name="Estilo_5f_Cerrada" style:base-cell-address="TicketsNAOS.AO64"/>
    </style:style>
    <style:style style:name="ce7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5]))))" style:apply-style-name="ConditionalStyle_5f_2" style:base-cell-address="TicketsNAOS.AO65"/>
      <style:map style:condition="is-true-formula(NOT(ISERROR(SEARCH(&quot;GMV&quot;;[.AO65]))))" style:apply-style-name="ConditionalStyle_5f_3" style:base-cell-address="TicketsNAOS.AO65"/>
      <style:map style:condition="is-true-formula(NOT(ISERROR(SEARCH(&quot;OT&quot;;[.AO65]))))" style:apply-style-name="ConditionalStyle_5f_4" style:base-cell-address="TicketsNAOS.AO65"/>
      <style:map style:condition="is-true-formula(NOT(ISERROR(SEARCH(&quot;PdU&quot;;[.AO65]))))" style:apply-style-name="ConditionalStyle_5f_5" style:base-cell-address="TicketsNAOS.AO65"/>
      <style:map style:condition="is-true-formula(NOT(ISERROR(SEARCH(&quot;TdS&quot;;[.AO65]))))" style:apply-style-name="ConditionalStyle_5f_6" style:base-cell-address="TicketsNAOS.AO65"/>
      <style:map style:condition="is-true-formula(NOT(ISERROR(SEARCH(&quot;Cerrado&quot;;[.AO65]))))" style:apply-style-name="Estilo_5f_Cerrada" style:base-cell-address="TicketsNAOS.AO65"/>
    </style:style>
    <style:style style:name="ce7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6]))))" style:apply-style-name="ConditionalStyle_5f_2" style:base-cell-address="TicketsNAOS.AO66"/>
      <style:map style:condition="is-true-formula(NOT(ISERROR(SEARCH(&quot;GMV&quot;;[.AO66]))))" style:apply-style-name="ConditionalStyle_5f_3" style:base-cell-address="TicketsNAOS.AO66"/>
      <style:map style:condition="is-true-formula(NOT(ISERROR(SEARCH(&quot;OT&quot;;[.AO66]))))" style:apply-style-name="ConditionalStyle_5f_4" style:base-cell-address="TicketsNAOS.AO66"/>
      <style:map style:condition="is-true-formula(NOT(ISERROR(SEARCH(&quot;PdU&quot;;[.AO66]))))" style:apply-style-name="ConditionalStyle_5f_5" style:base-cell-address="TicketsNAOS.AO66"/>
      <style:map style:condition="is-true-formula(NOT(ISERROR(SEARCH(&quot;TdS&quot;;[.AO66]))))" style:apply-style-name="ConditionalStyle_5f_6" style:base-cell-address="TicketsNAOS.AO66"/>
      <style:map style:condition="is-true-formula(NOT(ISERROR(SEARCH(&quot;Cerrado&quot;;[.AO66]))))" style:apply-style-name="Estilo_5f_Cerrada" style:base-cell-address="TicketsNAOS.AO66"/>
    </style:style>
    <style:style style:name="ce7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7]))))" style:apply-style-name="ConditionalStyle_5f_2" style:base-cell-address="TicketsNAOS.AO67"/>
      <style:map style:condition="is-true-formula(NOT(ISERROR(SEARCH(&quot;GMV&quot;;[.AO67]))))" style:apply-style-name="ConditionalStyle_5f_3" style:base-cell-address="TicketsNAOS.AO67"/>
      <style:map style:condition="is-true-formula(NOT(ISERROR(SEARCH(&quot;OT&quot;;[.AO67]))))" style:apply-style-name="ConditionalStyle_5f_4" style:base-cell-address="TicketsNAOS.AO67"/>
      <style:map style:condition="is-true-formula(NOT(ISERROR(SEARCH(&quot;PdU&quot;;[.AO67]))))" style:apply-style-name="ConditionalStyle_5f_5" style:base-cell-address="TicketsNAOS.AO67"/>
      <style:map style:condition="is-true-formula(NOT(ISERROR(SEARCH(&quot;TdS&quot;;[.AO67]))))" style:apply-style-name="ConditionalStyle_5f_6" style:base-cell-address="TicketsNAOS.AO67"/>
      <style:map style:condition="is-true-formula(NOT(ISERROR(SEARCH(&quot;Cerrado&quot;;[.AO67]))))" style:apply-style-name="Estilo_5f_Cerrada" style:base-cell-address="TicketsNAOS.AO67"/>
    </style:style>
    <style:style style:name="ce7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8]))))" style:apply-style-name="ConditionalStyle_5f_2" style:base-cell-address="TicketsNAOS.AO68"/>
      <style:map style:condition="is-true-formula(NOT(ISERROR(SEARCH(&quot;GMV&quot;;[.AO68]))))" style:apply-style-name="ConditionalStyle_5f_3" style:base-cell-address="TicketsNAOS.AO68"/>
      <style:map style:condition="is-true-formula(NOT(ISERROR(SEARCH(&quot;OT&quot;;[.AO68]))))" style:apply-style-name="ConditionalStyle_5f_4" style:base-cell-address="TicketsNAOS.AO68"/>
      <style:map style:condition="is-true-formula(NOT(ISERROR(SEARCH(&quot;PdU&quot;;[.AO68]))))" style:apply-style-name="ConditionalStyle_5f_5" style:base-cell-address="TicketsNAOS.AO68"/>
      <style:map style:condition="is-true-formula(NOT(ISERROR(SEARCH(&quot;TdS&quot;;[.AO68]))))" style:apply-style-name="ConditionalStyle_5f_6" style:base-cell-address="TicketsNAOS.AO68"/>
      <style:map style:condition="is-true-formula(NOT(ISERROR(SEARCH(&quot;Cerrado&quot;;[.AO68]))))" style:apply-style-name="Estilo_5f_Cerrada" style:base-cell-address="TicketsNAOS.AO68"/>
    </style:style>
    <style:style style:name="ce7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69]))))" style:apply-style-name="ConditionalStyle_5f_2" style:base-cell-address="TicketsNAOS.AO69"/>
      <style:map style:condition="is-true-formula(NOT(ISERROR(SEARCH(&quot;GMV&quot;;[.AO69]))))" style:apply-style-name="ConditionalStyle_5f_3" style:base-cell-address="TicketsNAOS.AO69"/>
      <style:map style:condition="is-true-formula(NOT(ISERROR(SEARCH(&quot;OT&quot;;[.AO69]))))" style:apply-style-name="ConditionalStyle_5f_4" style:base-cell-address="TicketsNAOS.AO69"/>
      <style:map style:condition="is-true-formula(NOT(ISERROR(SEARCH(&quot;PdU&quot;;[.AO69]))))" style:apply-style-name="ConditionalStyle_5f_5" style:base-cell-address="TicketsNAOS.AO69"/>
      <style:map style:condition="is-true-formula(NOT(ISERROR(SEARCH(&quot;TdS&quot;;[.AO69]))))" style:apply-style-name="ConditionalStyle_5f_6" style:base-cell-address="TicketsNAOS.AO69"/>
      <style:map style:condition="is-true-formula(NOT(ISERROR(SEARCH(&quot;Cerrado&quot;;[.AO69]))))" style:apply-style-name="Estilo_5f_Cerrada" style:base-cell-address="TicketsNAOS.AO69"/>
    </style:style>
    <style:style style:name="ce7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O70]))))" style:apply-style-name="ConditionalStyle_5f_2" style:base-cell-address="TicketsNAOS.AO70"/>
      <style:map style:condition="is-true-formula(NOT(ISERROR(SEARCH(&quot;GMV&quot;;[.AO70]))))" style:apply-style-name="ConditionalStyle_5f_3" style:base-cell-address="TicketsNAOS.AO70"/>
      <style:map style:condition="is-true-formula(NOT(ISERROR(SEARCH(&quot;OT&quot;;[.AO70]))))" style:apply-style-name="ConditionalStyle_5f_4" style:base-cell-address="TicketsNAOS.AO70"/>
      <style:map style:condition="is-true-formula(NOT(ISERROR(SEARCH(&quot;PdU&quot;;[.AO70]))))" style:apply-style-name="ConditionalStyle_5f_5" style:base-cell-address="TicketsNAOS.AO70"/>
      <style:map style:condition="is-true-formula(NOT(ISERROR(SEARCH(&quot;TdS&quot;;[.AO70]))))" style:apply-style-name="ConditionalStyle_5f_6" style:base-cell-address="TicketsNAOS.AO70"/>
      <style:map style:condition="is-true-formula(NOT(ISERROR(SEARCH(&quot;Cerrado&quot;;[.AO70]))))" style:apply-style-name="Estilo_5f_Cerrada" style:base-cell-address="TicketsNAOS.AO70"/>
    </style:style>
    <style:style style:name="ce7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2]))))" style:apply-style-name="ConditionalStyle_5f_2" style:base-cell-address="TicketsNAOS.AP2"/>
      <style:map style:condition="is-true-formula(NOT(ISERROR(SEARCH(&quot;GMV&quot;;[.AP2]))))" style:apply-style-name="ConditionalStyle_5f_3" style:base-cell-address="TicketsNAOS.AP2"/>
      <style:map style:condition="is-true-formula(NOT(ISERROR(SEARCH(&quot;OT&quot;;[.AP2]))))" style:apply-style-name="ConditionalStyle_5f_4" style:base-cell-address="TicketsNAOS.AP2"/>
      <style:map style:condition="is-true-formula(NOT(ISERROR(SEARCH(&quot;PdU&quot;;[.AP2]))))" style:apply-style-name="ConditionalStyle_5f_5" style:base-cell-address="TicketsNAOS.AP2"/>
      <style:map style:condition="is-true-formula(NOT(ISERROR(SEARCH(&quot;TdS&quot;;[.AP2]))))" style:apply-style-name="ConditionalStyle_5f_6" style:base-cell-address="TicketsNAOS.AP2"/>
      <style:map style:condition="is-true-formula(NOT(ISERROR(SEARCH(&quot;Cerrado&quot;;[.AP2]))))" style:apply-style-name="Estilo_5f_Cerrada" style:base-cell-address="TicketsNAOS.AP2"/>
    </style:style>
    <style:style style:name="ce7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]))))" style:apply-style-name="ConditionalStyle_5f_2" style:base-cell-address="TicketsNAOS.AP4"/>
      <style:map style:condition="is-true-formula(NOT(ISERROR(SEARCH(&quot;GMV&quot;;[.AP4]))))" style:apply-style-name="ConditionalStyle_5f_3" style:base-cell-address="TicketsNAOS.AP4"/>
      <style:map style:condition="is-true-formula(NOT(ISERROR(SEARCH(&quot;OT&quot;;[.AP4]))))" style:apply-style-name="ConditionalStyle_5f_4" style:base-cell-address="TicketsNAOS.AP4"/>
      <style:map style:condition="is-true-formula(NOT(ISERROR(SEARCH(&quot;PdU&quot;;[.AP4]))))" style:apply-style-name="ConditionalStyle_5f_5" style:base-cell-address="TicketsNAOS.AP4"/>
      <style:map style:condition="is-true-formula(NOT(ISERROR(SEARCH(&quot;TdS&quot;;[.AP4]))))" style:apply-style-name="ConditionalStyle_5f_6" style:base-cell-address="TicketsNAOS.AP4"/>
      <style:map style:condition="is-true-formula(NOT(ISERROR(SEARCH(&quot;Cerrado&quot;;[.AP4]))))" style:apply-style-name="Estilo_5f_Cerrada" style:base-cell-address="TicketsNAOS.AP4"/>
    </style:style>
    <style:style style:name="ce7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]))))" style:apply-style-name="ConditionalStyle_5f_2" style:base-cell-address="TicketsNAOS.AP5"/>
      <style:map style:condition="is-true-formula(NOT(ISERROR(SEARCH(&quot;GMV&quot;;[.AP5]))))" style:apply-style-name="ConditionalStyle_5f_3" style:base-cell-address="TicketsNAOS.AP5"/>
      <style:map style:condition="is-true-formula(NOT(ISERROR(SEARCH(&quot;OT&quot;;[.AP5]))))" style:apply-style-name="ConditionalStyle_5f_4" style:base-cell-address="TicketsNAOS.AP5"/>
      <style:map style:condition="is-true-formula(NOT(ISERROR(SEARCH(&quot;PdU&quot;;[.AP5]))))" style:apply-style-name="ConditionalStyle_5f_5" style:base-cell-address="TicketsNAOS.AP5"/>
      <style:map style:condition="is-true-formula(NOT(ISERROR(SEARCH(&quot;TdS&quot;;[.AP5]))))" style:apply-style-name="ConditionalStyle_5f_6" style:base-cell-address="TicketsNAOS.AP5"/>
      <style:map style:condition="is-true-formula(NOT(ISERROR(SEARCH(&quot;Cerrado&quot;;[.AP5]))))" style:apply-style-name="Estilo_5f_Cerrada" style:base-cell-address="TicketsNAOS.AP5"/>
    </style:style>
    <style:style style:name="ce7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]))))" style:apply-style-name="ConditionalStyle_5f_2" style:base-cell-address="TicketsNAOS.AP6"/>
      <style:map style:condition="is-true-formula(NOT(ISERROR(SEARCH(&quot;GMV&quot;;[.AP6]))))" style:apply-style-name="ConditionalStyle_5f_3" style:base-cell-address="TicketsNAOS.AP6"/>
      <style:map style:condition="is-true-formula(NOT(ISERROR(SEARCH(&quot;OT&quot;;[.AP6]))))" style:apply-style-name="ConditionalStyle_5f_4" style:base-cell-address="TicketsNAOS.AP6"/>
      <style:map style:condition="is-true-formula(NOT(ISERROR(SEARCH(&quot;PdU&quot;;[.AP6]))))" style:apply-style-name="ConditionalStyle_5f_5" style:base-cell-address="TicketsNAOS.AP6"/>
      <style:map style:condition="is-true-formula(NOT(ISERROR(SEARCH(&quot;TdS&quot;;[.AP6]))))" style:apply-style-name="ConditionalStyle_5f_6" style:base-cell-address="TicketsNAOS.AP6"/>
      <style:map style:condition="is-true-formula(NOT(ISERROR(SEARCH(&quot;Cerrado&quot;;[.AP6]))))" style:apply-style-name="Estilo_5f_Cerrada" style:base-cell-address="TicketsNAOS.AP6"/>
    </style:style>
    <style:style style:name="ce7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7]))))" style:apply-style-name="ConditionalStyle_5f_2" style:base-cell-address="TicketsNAOS.AP7"/>
      <style:map style:condition="is-true-formula(NOT(ISERROR(SEARCH(&quot;GMV&quot;;[.AP7]))))" style:apply-style-name="ConditionalStyle_5f_3" style:base-cell-address="TicketsNAOS.AP7"/>
      <style:map style:condition="is-true-formula(NOT(ISERROR(SEARCH(&quot;OT&quot;;[.AP7]))))" style:apply-style-name="ConditionalStyle_5f_4" style:base-cell-address="TicketsNAOS.AP7"/>
      <style:map style:condition="is-true-formula(NOT(ISERROR(SEARCH(&quot;PdU&quot;;[.AP7]))))" style:apply-style-name="ConditionalStyle_5f_5" style:base-cell-address="TicketsNAOS.AP7"/>
      <style:map style:condition="is-true-formula(NOT(ISERROR(SEARCH(&quot;TdS&quot;;[.AP7]))))" style:apply-style-name="ConditionalStyle_5f_6" style:base-cell-address="TicketsNAOS.AP7"/>
      <style:map style:condition="is-true-formula(NOT(ISERROR(SEARCH(&quot;Cerrado&quot;;[.AP7]))))" style:apply-style-name="Estilo_5f_Cerrada" style:base-cell-address="TicketsNAOS.AP7"/>
    </style:style>
    <style:style style:name="ce75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9]))))" style:apply-style-name="ConditionalStyle_5f_2" style:base-cell-address="TicketsNAOS.AP9"/>
      <style:map style:condition="is-true-formula(NOT(ISERROR(SEARCH(&quot;GMV&quot;;[.AP9]))))" style:apply-style-name="ConditionalStyle_5f_3" style:base-cell-address="TicketsNAOS.AP9"/>
      <style:map style:condition="is-true-formula(NOT(ISERROR(SEARCH(&quot;OT&quot;;[.AP9]))))" style:apply-style-name="ConditionalStyle_5f_4" style:base-cell-address="TicketsNAOS.AP9"/>
      <style:map style:condition="is-true-formula(NOT(ISERROR(SEARCH(&quot;PdU&quot;;[.AP9]))))" style:apply-style-name="ConditionalStyle_5f_5" style:base-cell-address="TicketsNAOS.AP9"/>
      <style:map style:condition="is-true-formula(NOT(ISERROR(SEARCH(&quot;TdS&quot;;[.AP9]))))" style:apply-style-name="ConditionalStyle_5f_6" style:base-cell-address="TicketsNAOS.AP9"/>
      <style:map style:condition="is-true-formula(NOT(ISERROR(SEARCH(&quot;Cerrado&quot;;[.AP9]))))" style:apply-style-name="Estilo_5f_Cerrada" style:base-cell-address="TicketsNAOS.AP9"/>
    </style:style>
    <style:style style:name="ce7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15]))))" style:apply-style-name="ConditionalStyle_5f_2" style:base-cell-address="TicketsNAOS.AP15"/>
      <style:map style:condition="is-true-formula(NOT(ISERROR(SEARCH(&quot;GMV&quot;;[.AP15]))))" style:apply-style-name="ConditionalStyle_5f_3" style:base-cell-address="TicketsNAOS.AP15"/>
      <style:map style:condition="is-true-formula(NOT(ISERROR(SEARCH(&quot;OT&quot;;[.AP15]))))" style:apply-style-name="ConditionalStyle_5f_4" style:base-cell-address="TicketsNAOS.AP15"/>
      <style:map style:condition="is-true-formula(NOT(ISERROR(SEARCH(&quot;PdU&quot;;[.AP15]))))" style:apply-style-name="ConditionalStyle_5f_5" style:base-cell-address="TicketsNAOS.AP15"/>
      <style:map style:condition="is-true-formula(NOT(ISERROR(SEARCH(&quot;TdS&quot;;[.AP15]))))" style:apply-style-name="ConditionalStyle_5f_6" style:base-cell-address="TicketsNAOS.AP15"/>
      <style:map style:condition="is-true-formula(NOT(ISERROR(SEARCH(&quot;Cerrado&quot;;[.AP15]))))" style:apply-style-name="Estilo_5f_Cerrada" style:base-cell-address="TicketsNAOS.AP15"/>
    </style:style>
    <style:style style:name="ce7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18]))))" style:apply-style-name="ConditionalStyle_5f_2" style:base-cell-address="TicketsNAOS.AP18"/>
      <style:map style:condition="is-true-formula(NOT(ISERROR(SEARCH(&quot;GMV&quot;;[.AP18]))))" style:apply-style-name="ConditionalStyle_5f_3" style:base-cell-address="TicketsNAOS.AP18"/>
      <style:map style:condition="is-true-formula(NOT(ISERROR(SEARCH(&quot;OT&quot;;[.AP18]))))" style:apply-style-name="ConditionalStyle_5f_4" style:base-cell-address="TicketsNAOS.AP18"/>
      <style:map style:condition="is-true-formula(NOT(ISERROR(SEARCH(&quot;PdU&quot;;[.AP18]))))" style:apply-style-name="ConditionalStyle_5f_5" style:base-cell-address="TicketsNAOS.AP18"/>
      <style:map style:condition="is-true-formula(NOT(ISERROR(SEARCH(&quot;TdS&quot;;[.AP18]))))" style:apply-style-name="ConditionalStyle_5f_6" style:base-cell-address="TicketsNAOS.AP18"/>
      <style:map style:condition="is-true-formula(NOT(ISERROR(SEARCH(&quot;Cerrado&quot;;[.AP18]))))" style:apply-style-name="Estilo_5f_Cerrada" style:base-cell-address="TicketsNAOS.AP18"/>
    </style:style>
    <style:style style:name="ce7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28]))))" style:apply-style-name="ConditionalStyle_5f_2" style:base-cell-address="TicketsNAOS.AP28"/>
      <style:map style:condition="is-true-formula(NOT(ISERROR(SEARCH(&quot;GMV&quot;;[.AP28]))))" style:apply-style-name="ConditionalStyle_5f_3" style:base-cell-address="TicketsNAOS.AP28"/>
      <style:map style:condition="is-true-formula(NOT(ISERROR(SEARCH(&quot;OT&quot;;[.AP28]))))" style:apply-style-name="ConditionalStyle_5f_4" style:base-cell-address="TicketsNAOS.AP28"/>
      <style:map style:condition="is-true-formula(NOT(ISERROR(SEARCH(&quot;PdU&quot;;[.AP28]))))" style:apply-style-name="ConditionalStyle_5f_5" style:base-cell-address="TicketsNAOS.AP28"/>
      <style:map style:condition="is-true-formula(NOT(ISERROR(SEARCH(&quot;TdS&quot;;[.AP28]))))" style:apply-style-name="ConditionalStyle_5f_6" style:base-cell-address="TicketsNAOS.AP28"/>
      <style:map style:condition="is-true-formula(NOT(ISERROR(SEARCH(&quot;Cerrado&quot;;[.AP28]))))" style:apply-style-name="Estilo_5f_Cerrada" style:base-cell-address="TicketsNAOS.AP28"/>
    </style:style>
    <style:style style:name="ce7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2]))))" style:apply-style-name="ConditionalStyle_5f_2" style:base-cell-address="TicketsNAOS.AP32"/>
      <style:map style:condition="is-true-formula(NOT(ISERROR(SEARCH(&quot;GMV&quot;;[.AP32]))))" style:apply-style-name="ConditionalStyle_5f_3" style:base-cell-address="TicketsNAOS.AP32"/>
      <style:map style:condition="is-true-formula(NOT(ISERROR(SEARCH(&quot;OT&quot;;[.AP32]))))" style:apply-style-name="ConditionalStyle_5f_4" style:base-cell-address="TicketsNAOS.AP32"/>
      <style:map style:condition="is-true-formula(NOT(ISERROR(SEARCH(&quot;PdU&quot;;[.AP32]))))" style:apply-style-name="ConditionalStyle_5f_5" style:base-cell-address="TicketsNAOS.AP32"/>
      <style:map style:condition="is-true-formula(NOT(ISERROR(SEARCH(&quot;TdS&quot;;[.AP32]))))" style:apply-style-name="ConditionalStyle_5f_6" style:base-cell-address="TicketsNAOS.AP32"/>
      <style:map style:condition="is-true-formula(NOT(ISERROR(SEARCH(&quot;Cerrado&quot;;[.AP32]))))" style:apply-style-name="Estilo_5f_Cerrada" style:base-cell-address="TicketsNAOS.AP32"/>
    </style:style>
    <style:style style:name="ce7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3]))))" style:apply-style-name="ConditionalStyle_5f_2" style:base-cell-address="TicketsNAOS.AP33"/>
      <style:map style:condition="is-true-formula(NOT(ISERROR(SEARCH(&quot;GMV&quot;;[.AP33]))))" style:apply-style-name="ConditionalStyle_5f_3" style:base-cell-address="TicketsNAOS.AP33"/>
      <style:map style:condition="is-true-formula(NOT(ISERROR(SEARCH(&quot;OT&quot;;[.AP33]))))" style:apply-style-name="ConditionalStyle_5f_4" style:base-cell-address="TicketsNAOS.AP33"/>
      <style:map style:condition="is-true-formula(NOT(ISERROR(SEARCH(&quot;PdU&quot;;[.AP33]))))" style:apply-style-name="ConditionalStyle_5f_5" style:base-cell-address="TicketsNAOS.AP33"/>
      <style:map style:condition="is-true-formula(NOT(ISERROR(SEARCH(&quot;TdS&quot;;[.AP33]))))" style:apply-style-name="ConditionalStyle_5f_6" style:base-cell-address="TicketsNAOS.AP33"/>
      <style:map style:condition="is-true-formula(NOT(ISERROR(SEARCH(&quot;Cerrado&quot;;[.AP33]))))" style:apply-style-name="Estilo_5f_Cerrada" style:base-cell-address="TicketsNAOS.AP33"/>
    </style:style>
    <style:style style:name="ce76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5]))))" style:apply-style-name="ConditionalStyle_5f_2" style:base-cell-address="TicketsNAOS.AP35"/>
      <style:map style:condition="is-true-formula(NOT(ISERROR(SEARCH(&quot;GMV&quot;;[.AP35]))))" style:apply-style-name="ConditionalStyle_5f_3" style:base-cell-address="TicketsNAOS.AP35"/>
      <style:map style:condition="is-true-formula(NOT(ISERROR(SEARCH(&quot;OT&quot;;[.AP35]))))" style:apply-style-name="ConditionalStyle_5f_4" style:base-cell-address="TicketsNAOS.AP35"/>
      <style:map style:condition="is-true-formula(NOT(ISERROR(SEARCH(&quot;PdU&quot;;[.AP35]))))" style:apply-style-name="ConditionalStyle_5f_5" style:base-cell-address="TicketsNAOS.AP35"/>
      <style:map style:condition="is-true-formula(NOT(ISERROR(SEARCH(&quot;TdS&quot;;[.AP35]))))" style:apply-style-name="ConditionalStyle_5f_6" style:base-cell-address="TicketsNAOS.AP35"/>
      <style:map style:condition="is-true-formula(NOT(ISERROR(SEARCH(&quot;Cerrado&quot;;[.AP35]))))" style:apply-style-name="Estilo_5f_Cerrada" style:base-cell-address="TicketsNAOS.AP35"/>
    </style:style>
    <style:style style:name="ce7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6]))))" style:apply-style-name="ConditionalStyle_5f_2" style:base-cell-address="TicketsNAOS.AP36"/>
      <style:map style:condition="is-true-formula(NOT(ISERROR(SEARCH(&quot;GMV&quot;;[.AP36]))))" style:apply-style-name="ConditionalStyle_5f_3" style:base-cell-address="TicketsNAOS.AP36"/>
      <style:map style:condition="is-true-formula(NOT(ISERROR(SEARCH(&quot;OT&quot;;[.AP36]))))" style:apply-style-name="ConditionalStyle_5f_4" style:base-cell-address="TicketsNAOS.AP36"/>
      <style:map style:condition="is-true-formula(NOT(ISERROR(SEARCH(&quot;PdU&quot;;[.AP36]))))" style:apply-style-name="ConditionalStyle_5f_5" style:base-cell-address="TicketsNAOS.AP36"/>
      <style:map style:condition="is-true-formula(NOT(ISERROR(SEARCH(&quot;TdS&quot;;[.AP36]))))" style:apply-style-name="ConditionalStyle_5f_6" style:base-cell-address="TicketsNAOS.AP36"/>
      <style:map style:condition="is-true-formula(NOT(ISERROR(SEARCH(&quot;Cerrado&quot;;[.AP36]))))" style:apply-style-name="Estilo_5f_Cerrada" style:base-cell-address="TicketsNAOS.AP36"/>
    </style:style>
    <style:style style:name="ce7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7]))))" style:apply-style-name="ConditionalStyle_5f_2" style:base-cell-address="TicketsNAOS.AP37"/>
      <style:map style:condition="is-true-formula(NOT(ISERROR(SEARCH(&quot;GMV&quot;;[.AP37]))))" style:apply-style-name="ConditionalStyle_5f_3" style:base-cell-address="TicketsNAOS.AP37"/>
      <style:map style:condition="is-true-formula(NOT(ISERROR(SEARCH(&quot;OT&quot;;[.AP37]))))" style:apply-style-name="ConditionalStyle_5f_4" style:base-cell-address="TicketsNAOS.AP37"/>
      <style:map style:condition="is-true-formula(NOT(ISERROR(SEARCH(&quot;PdU&quot;;[.AP37]))))" style:apply-style-name="ConditionalStyle_5f_5" style:base-cell-address="TicketsNAOS.AP37"/>
      <style:map style:condition="is-true-formula(NOT(ISERROR(SEARCH(&quot;TdS&quot;;[.AP37]))))" style:apply-style-name="ConditionalStyle_5f_6" style:base-cell-address="TicketsNAOS.AP37"/>
      <style:map style:condition="is-true-formula(NOT(ISERROR(SEARCH(&quot;Cerrado&quot;;[.AP37]))))" style:apply-style-name="Estilo_5f_Cerrada" style:base-cell-address="TicketsNAOS.AP37"/>
    </style:style>
    <style:style style:name="ce76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8]))))" style:apply-style-name="ConditionalStyle_5f_2" style:base-cell-address="TicketsNAOS.AP38"/>
      <style:map style:condition="is-true-formula(NOT(ISERROR(SEARCH(&quot;GMV&quot;;[.AP38]))))" style:apply-style-name="ConditionalStyle_5f_3" style:base-cell-address="TicketsNAOS.AP38"/>
      <style:map style:condition="is-true-formula(NOT(ISERROR(SEARCH(&quot;OT&quot;;[.AP38]))))" style:apply-style-name="ConditionalStyle_5f_4" style:base-cell-address="TicketsNAOS.AP38"/>
      <style:map style:condition="is-true-formula(NOT(ISERROR(SEARCH(&quot;PdU&quot;;[.AP38]))))" style:apply-style-name="ConditionalStyle_5f_5" style:base-cell-address="TicketsNAOS.AP38"/>
      <style:map style:condition="is-true-formula(NOT(ISERROR(SEARCH(&quot;TdS&quot;;[.AP38]))))" style:apply-style-name="ConditionalStyle_5f_6" style:base-cell-address="TicketsNAOS.AP38"/>
      <style:map style:condition="is-true-formula(NOT(ISERROR(SEARCH(&quot;Cerrado&quot;;[.AP38]))))" style:apply-style-name="Estilo_5f_Cerrada" style:base-cell-address="TicketsNAOS.AP38"/>
    </style:style>
    <style:style style:name="ce7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39]))))" style:apply-style-name="ConditionalStyle_5f_2" style:base-cell-address="TicketsNAOS.AP39"/>
      <style:map style:condition="is-true-formula(NOT(ISERROR(SEARCH(&quot;GMV&quot;;[.AP39]))))" style:apply-style-name="ConditionalStyle_5f_3" style:base-cell-address="TicketsNAOS.AP39"/>
      <style:map style:condition="is-true-formula(NOT(ISERROR(SEARCH(&quot;OT&quot;;[.AP39]))))" style:apply-style-name="ConditionalStyle_5f_4" style:base-cell-address="TicketsNAOS.AP39"/>
      <style:map style:condition="is-true-formula(NOT(ISERROR(SEARCH(&quot;PdU&quot;;[.AP39]))))" style:apply-style-name="ConditionalStyle_5f_5" style:base-cell-address="TicketsNAOS.AP39"/>
      <style:map style:condition="is-true-formula(NOT(ISERROR(SEARCH(&quot;TdS&quot;;[.AP39]))))" style:apply-style-name="ConditionalStyle_5f_6" style:base-cell-address="TicketsNAOS.AP39"/>
      <style:map style:condition="is-true-formula(NOT(ISERROR(SEARCH(&quot;Cerrado&quot;;[.AP39]))))" style:apply-style-name="Estilo_5f_Cerrada" style:base-cell-address="TicketsNAOS.AP39"/>
    </style:style>
    <style:style style:name="ce7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0]))))" style:apply-style-name="ConditionalStyle_5f_2" style:base-cell-address="TicketsNAOS.AP40"/>
      <style:map style:condition="is-true-formula(NOT(ISERROR(SEARCH(&quot;GMV&quot;;[.AP40]))))" style:apply-style-name="ConditionalStyle_5f_3" style:base-cell-address="TicketsNAOS.AP40"/>
      <style:map style:condition="is-true-formula(NOT(ISERROR(SEARCH(&quot;OT&quot;;[.AP40]))))" style:apply-style-name="ConditionalStyle_5f_4" style:base-cell-address="TicketsNAOS.AP40"/>
      <style:map style:condition="is-true-formula(NOT(ISERROR(SEARCH(&quot;PdU&quot;;[.AP40]))))" style:apply-style-name="ConditionalStyle_5f_5" style:base-cell-address="TicketsNAOS.AP40"/>
      <style:map style:condition="is-true-formula(NOT(ISERROR(SEARCH(&quot;TdS&quot;;[.AP40]))))" style:apply-style-name="ConditionalStyle_5f_6" style:base-cell-address="TicketsNAOS.AP40"/>
      <style:map style:condition="is-true-formula(NOT(ISERROR(SEARCH(&quot;Cerrado&quot;;[.AP40]))))" style:apply-style-name="Estilo_5f_Cerrada" style:base-cell-address="TicketsNAOS.AP40"/>
    </style:style>
    <style:style style:name="ce7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1]))))" style:apply-style-name="ConditionalStyle_5f_2" style:base-cell-address="TicketsNAOS.AP41"/>
      <style:map style:condition="is-true-formula(NOT(ISERROR(SEARCH(&quot;GMV&quot;;[.AP41]))))" style:apply-style-name="ConditionalStyle_5f_3" style:base-cell-address="TicketsNAOS.AP41"/>
      <style:map style:condition="is-true-formula(NOT(ISERROR(SEARCH(&quot;OT&quot;;[.AP41]))))" style:apply-style-name="ConditionalStyle_5f_4" style:base-cell-address="TicketsNAOS.AP41"/>
      <style:map style:condition="is-true-formula(NOT(ISERROR(SEARCH(&quot;PdU&quot;;[.AP41]))))" style:apply-style-name="ConditionalStyle_5f_5" style:base-cell-address="TicketsNAOS.AP41"/>
      <style:map style:condition="is-true-formula(NOT(ISERROR(SEARCH(&quot;TdS&quot;;[.AP41]))))" style:apply-style-name="ConditionalStyle_5f_6" style:base-cell-address="TicketsNAOS.AP41"/>
      <style:map style:condition="is-true-formula(NOT(ISERROR(SEARCH(&quot;Cerrado&quot;;[.AP41]))))" style:apply-style-name="Estilo_5f_Cerrada" style:base-cell-address="TicketsNAOS.AP41"/>
    </style:style>
    <style:style style:name="ce7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2]))))" style:apply-style-name="ConditionalStyle_5f_2" style:base-cell-address="TicketsNAOS.AP42"/>
      <style:map style:condition="is-true-formula(NOT(ISERROR(SEARCH(&quot;GMV&quot;;[.AP42]))))" style:apply-style-name="ConditionalStyle_5f_3" style:base-cell-address="TicketsNAOS.AP42"/>
      <style:map style:condition="is-true-formula(NOT(ISERROR(SEARCH(&quot;OT&quot;;[.AP42]))))" style:apply-style-name="ConditionalStyle_5f_4" style:base-cell-address="TicketsNAOS.AP42"/>
      <style:map style:condition="is-true-formula(NOT(ISERROR(SEARCH(&quot;PdU&quot;;[.AP42]))))" style:apply-style-name="ConditionalStyle_5f_5" style:base-cell-address="TicketsNAOS.AP42"/>
      <style:map style:condition="is-true-formula(NOT(ISERROR(SEARCH(&quot;TdS&quot;;[.AP42]))))" style:apply-style-name="ConditionalStyle_5f_6" style:base-cell-address="TicketsNAOS.AP42"/>
      <style:map style:condition="is-true-formula(NOT(ISERROR(SEARCH(&quot;Cerrado&quot;;[.AP42]))))" style:apply-style-name="Estilo_5f_Cerrada" style:base-cell-address="TicketsNAOS.AP42"/>
    </style:style>
    <style:style style:name="ce7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3]))))" style:apply-style-name="ConditionalStyle_5f_2" style:base-cell-address="TicketsNAOS.AP43"/>
      <style:map style:condition="is-true-formula(NOT(ISERROR(SEARCH(&quot;GMV&quot;;[.AP43]))))" style:apply-style-name="ConditionalStyle_5f_3" style:base-cell-address="TicketsNAOS.AP43"/>
      <style:map style:condition="is-true-formula(NOT(ISERROR(SEARCH(&quot;OT&quot;;[.AP43]))))" style:apply-style-name="ConditionalStyle_5f_4" style:base-cell-address="TicketsNAOS.AP43"/>
      <style:map style:condition="is-true-formula(NOT(ISERROR(SEARCH(&quot;PdU&quot;;[.AP43]))))" style:apply-style-name="ConditionalStyle_5f_5" style:base-cell-address="TicketsNAOS.AP43"/>
      <style:map style:condition="is-true-formula(NOT(ISERROR(SEARCH(&quot;TdS&quot;;[.AP43]))))" style:apply-style-name="ConditionalStyle_5f_6" style:base-cell-address="TicketsNAOS.AP43"/>
      <style:map style:condition="is-true-formula(NOT(ISERROR(SEARCH(&quot;Cerrado&quot;;[.AP43]))))" style:apply-style-name="Estilo_5f_Cerrada" style:base-cell-address="TicketsNAOS.AP43"/>
    </style:style>
    <style:style style:name="ce7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4]))))" style:apply-style-name="ConditionalStyle_5f_2" style:base-cell-address="TicketsNAOS.AP44"/>
      <style:map style:condition="is-true-formula(NOT(ISERROR(SEARCH(&quot;GMV&quot;;[.AP44]))))" style:apply-style-name="ConditionalStyle_5f_3" style:base-cell-address="TicketsNAOS.AP44"/>
      <style:map style:condition="is-true-formula(NOT(ISERROR(SEARCH(&quot;OT&quot;;[.AP44]))))" style:apply-style-name="ConditionalStyle_5f_4" style:base-cell-address="TicketsNAOS.AP44"/>
      <style:map style:condition="is-true-formula(NOT(ISERROR(SEARCH(&quot;PdU&quot;;[.AP44]))))" style:apply-style-name="ConditionalStyle_5f_5" style:base-cell-address="TicketsNAOS.AP44"/>
      <style:map style:condition="is-true-formula(NOT(ISERROR(SEARCH(&quot;TdS&quot;;[.AP44]))))" style:apply-style-name="ConditionalStyle_5f_6" style:base-cell-address="TicketsNAOS.AP44"/>
      <style:map style:condition="is-true-formula(NOT(ISERROR(SEARCH(&quot;Cerrado&quot;;[.AP44]))))" style:apply-style-name="Estilo_5f_Cerrada" style:base-cell-address="TicketsNAOS.AP44"/>
    </style:style>
    <style:style style:name="ce77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5]))))" style:apply-style-name="ConditionalStyle_5f_2" style:base-cell-address="TicketsNAOS.AP45"/>
      <style:map style:condition="is-true-formula(NOT(ISERROR(SEARCH(&quot;GMV&quot;;[.AP45]))))" style:apply-style-name="ConditionalStyle_5f_3" style:base-cell-address="TicketsNAOS.AP45"/>
      <style:map style:condition="is-true-formula(NOT(ISERROR(SEARCH(&quot;OT&quot;;[.AP45]))))" style:apply-style-name="ConditionalStyle_5f_4" style:base-cell-address="TicketsNAOS.AP45"/>
      <style:map style:condition="is-true-formula(NOT(ISERROR(SEARCH(&quot;PdU&quot;;[.AP45]))))" style:apply-style-name="ConditionalStyle_5f_5" style:base-cell-address="TicketsNAOS.AP45"/>
      <style:map style:condition="is-true-formula(NOT(ISERROR(SEARCH(&quot;TdS&quot;;[.AP45]))))" style:apply-style-name="ConditionalStyle_5f_6" style:base-cell-address="TicketsNAOS.AP45"/>
      <style:map style:condition="is-true-formula(NOT(ISERROR(SEARCH(&quot;Cerrado&quot;;[.AP45]))))" style:apply-style-name="Estilo_5f_Cerrada" style:base-cell-address="TicketsNAOS.AP45"/>
    </style:style>
    <style:style style:name="ce77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6]))))" style:apply-style-name="ConditionalStyle_5f_2" style:base-cell-address="TicketsNAOS.AP46"/>
      <style:map style:condition="is-true-formula(NOT(ISERROR(SEARCH(&quot;GMV&quot;;[.AP46]))))" style:apply-style-name="ConditionalStyle_5f_3" style:base-cell-address="TicketsNAOS.AP46"/>
      <style:map style:condition="is-true-formula(NOT(ISERROR(SEARCH(&quot;OT&quot;;[.AP46]))))" style:apply-style-name="ConditionalStyle_5f_4" style:base-cell-address="TicketsNAOS.AP46"/>
      <style:map style:condition="is-true-formula(NOT(ISERROR(SEARCH(&quot;PdU&quot;;[.AP46]))))" style:apply-style-name="ConditionalStyle_5f_5" style:base-cell-address="TicketsNAOS.AP46"/>
      <style:map style:condition="is-true-formula(NOT(ISERROR(SEARCH(&quot;TdS&quot;;[.AP46]))))" style:apply-style-name="ConditionalStyle_5f_6" style:base-cell-address="TicketsNAOS.AP46"/>
      <style:map style:condition="is-true-formula(NOT(ISERROR(SEARCH(&quot;Cerrado&quot;;[.AP46]))))" style:apply-style-name="Estilo_5f_Cerrada" style:base-cell-address="TicketsNAOS.AP46"/>
    </style:style>
    <style:style style:name="ce7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7]))))" style:apply-style-name="ConditionalStyle_5f_2" style:base-cell-address="TicketsNAOS.AP47"/>
      <style:map style:condition="is-true-formula(NOT(ISERROR(SEARCH(&quot;GMV&quot;;[.AP47]))))" style:apply-style-name="ConditionalStyle_5f_3" style:base-cell-address="TicketsNAOS.AP47"/>
      <style:map style:condition="is-true-formula(NOT(ISERROR(SEARCH(&quot;OT&quot;;[.AP47]))))" style:apply-style-name="ConditionalStyle_5f_4" style:base-cell-address="TicketsNAOS.AP47"/>
      <style:map style:condition="is-true-formula(NOT(ISERROR(SEARCH(&quot;PdU&quot;;[.AP47]))))" style:apply-style-name="ConditionalStyle_5f_5" style:base-cell-address="TicketsNAOS.AP47"/>
      <style:map style:condition="is-true-formula(NOT(ISERROR(SEARCH(&quot;TdS&quot;;[.AP47]))))" style:apply-style-name="ConditionalStyle_5f_6" style:base-cell-address="TicketsNAOS.AP47"/>
      <style:map style:condition="is-true-formula(NOT(ISERROR(SEARCH(&quot;Cerrado&quot;;[.AP47]))))" style:apply-style-name="Estilo_5f_Cerrada" style:base-cell-address="TicketsNAOS.AP47"/>
    </style:style>
    <style:style style:name="ce7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8]))))" style:apply-style-name="ConditionalStyle_5f_2" style:base-cell-address="TicketsNAOS.AP48"/>
      <style:map style:condition="is-true-formula(NOT(ISERROR(SEARCH(&quot;GMV&quot;;[.AP48]))))" style:apply-style-name="ConditionalStyle_5f_3" style:base-cell-address="TicketsNAOS.AP48"/>
      <style:map style:condition="is-true-formula(NOT(ISERROR(SEARCH(&quot;OT&quot;;[.AP48]))))" style:apply-style-name="ConditionalStyle_5f_4" style:base-cell-address="TicketsNAOS.AP48"/>
      <style:map style:condition="is-true-formula(NOT(ISERROR(SEARCH(&quot;PdU&quot;;[.AP48]))))" style:apply-style-name="ConditionalStyle_5f_5" style:base-cell-address="TicketsNAOS.AP48"/>
      <style:map style:condition="is-true-formula(NOT(ISERROR(SEARCH(&quot;TdS&quot;;[.AP48]))))" style:apply-style-name="ConditionalStyle_5f_6" style:base-cell-address="TicketsNAOS.AP48"/>
      <style:map style:condition="is-true-formula(NOT(ISERROR(SEARCH(&quot;Cerrado&quot;;[.AP48]))))" style:apply-style-name="Estilo_5f_Cerrada" style:base-cell-address="TicketsNAOS.AP48"/>
    </style:style>
    <style:style style:name="ce77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49]))))" style:apply-style-name="ConditionalStyle_5f_2" style:base-cell-address="TicketsNAOS.AP49"/>
      <style:map style:condition="is-true-formula(NOT(ISERROR(SEARCH(&quot;GMV&quot;;[.AP49]))))" style:apply-style-name="ConditionalStyle_5f_3" style:base-cell-address="TicketsNAOS.AP49"/>
      <style:map style:condition="is-true-formula(NOT(ISERROR(SEARCH(&quot;OT&quot;;[.AP49]))))" style:apply-style-name="ConditionalStyle_5f_4" style:base-cell-address="TicketsNAOS.AP49"/>
      <style:map style:condition="is-true-formula(NOT(ISERROR(SEARCH(&quot;PdU&quot;;[.AP49]))))" style:apply-style-name="ConditionalStyle_5f_5" style:base-cell-address="TicketsNAOS.AP49"/>
      <style:map style:condition="is-true-formula(NOT(ISERROR(SEARCH(&quot;TdS&quot;;[.AP49]))))" style:apply-style-name="ConditionalStyle_5f_6" style:base-cell-address="TicketsNAOS.AP49"/>
      <style:map style:condition="is-true-formula(NOT(ISERROR(SEARCH(&quot;Cerrado&quot;;[.AP49]))))" style:apply-style-name="Estilo_5f_Cerrada" style:base-cell-address="TicketsNAOS.AP49"/>
    </style:style>
    <style:style style:name="ce7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0]))))" style:apply-style-name="ConditionalStyle_5f_2" style:base-cell-address="TicketsNAOS.AP50"/>
      <style:map style:condition="is-true-formula(NOT(ISERROR(SEARCH(&quot;GMV&quot;;[.AP50]))))" style:apply-style-name="ConditionalStyle_5f_3" style:base-cell-address="TicketsNAOS.AP50"/>
      <style:map style:condition="is-true-formula(NOT(ISERROR(SEARCH(&quot;OT&quot;;[.AP50]))))" style:apply-style-name="ConditionalStyle_5f_4" style:base-cell-address="TicketsNAOS.AP50"/>
      <style:map style:condition="is-true-formula(NOT(ISERROR(SEARCH(&quot;PdU&quot;;[.AP50]))))" style:apply-style-name="ConditionalStyle_5f_5" style:base-cell-address="TicketsNAOS.AP50"/>
      <style:map style:condition="is-true-formula(NOT(ISERROR(SEARCH(&quot;TdS&quot;;[.AP50]))))" style:apply-style-name="ConditionalStyle_5f_6" style:base-cell-address="TicketsNAOS.AP50"/>
      <style:map style:condition="is-true-formula(NOT(ISERROR(SEARCH(&quot;Cerrado&quot;;[.AP50]))))" style:apply-style-name="Estilo_5f_Cerrada" style:base-cell-address="TicketsNAOS.AP50"/>
    </style:style>
    <style:style style:name="ce77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1]))))" style:apply-style-name="ConditionalStyle_5f_2" style:base-cell-address="TicketsNAOS.AP51"/>
      <style:map style:condition="is-true-formula(NOT(ISERROR(SEARCH(&quot;GMV&quot;;[.AP51]))))" style:apply-style-name="ConditionalStyle_5f_3" style:base-cell-address="TicketsNAOS.AP51"/>
      <style:map style:condition="is-true-formula(NOT(ISERROR(SEARCH(&quot;OT&quot;;[.AP51]))))" style:apply-style-name="ConditionalStyle_5f_4" style:base-cell-address="TicketsNAOS.AP51"/>
      <style:map style:condition="is-true-formula(NOT(ISERROR(SEARCH(&quot;PdU&quot;;[.AP51]))))" style:apply-style-name="ConditionalStyle_5f_5" style:base-cell-address="TicketsNAOS.AP51"/>
      <style:map style:condition="is-true-formula(NOT(ISERROR(SEARCH(&quot;TdS&quot;;[.AP51]))))" style:apply-style-name="ConditionalStyle_5f_6" style:base-cell-address="TicketsNAOS.AP51"/>
      <style:map style:condition="is-true-formula(NOT(ISERROR(SEARCH(&quot;Cerrado&quot;;[.AP51]))))" style:apply-style-name="Estilo_5f_Cerrada" style:base-cell-address="TicketsNAOS.AP51"/>
    </style:style>
    <style:style style:name="ce7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2]))))" style:apply-style-name="ConditionalStyle_5f_2" style:base-cell-address="TicketsNAOS.AP52"/>
      <style:map style:condition="is-true-formula(NOT(ISERROR(SEARCH(&quot;GMV&quot;;[.AP52]))))" style:apply-style-name="ConditionalStyle_5f_3" style:base-cell-address="TicketsNAOS.AP52"/>
      <style:map style:condition="is-true-formula(NOT(ISERROR(SEARCH(&quot;OT&quot;;[.AP52]))))" style:apply-style-name="ConditionalStyle_5f_4" style:base-cell-address="TicketsNAOS.AP52"/>
      <style:map style:condition="is-true-formula(NOT(ISERROR(SEARCH(&quot;PdU&quot;;[.AP52]))))" style:apply-style-name="ConditionalStyle_5f_5" style:base-cell-address="TicketsNAOS.AP52"/>
      <style:map style:condition="is-true-formula(NOT(ISERROR(SEARCH(&quot;TdS&quot;;[.AP52]))))" style:apply-style-name="ConditionalStyle_5f_6" style:base-cell-address="TicketsNAOS.AP52"/>
      <style:map style:condition="is-true-formula(NOT(ISERROR(SEARCH(&quot;Cerrado&quot;;[.AP52]))))" style:apply-style-name="Estilo_5f_Cerrada" style:base-cell-address="TicketsNAOS.AP52"/>
    </style:style>
    <style:style style:name="ce7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3]))))" style:apply-style-name="ConditionalStyle_5f_2" style:base-cell-address="TicketsNAOS.AP53"/>
      <style:map style:condition="is-true-formula(NOT(ISERROR(SEARCH(&quot;GMV&quot;;[.AP53]))))" style:apply-style-name="ConditionalStyle_5f_3" style:base-cell-address="TicketsNAOS.AP53"/>
      <style:map style:condition="is-true-formula(NOT(ISERROR(SEARCH(&quot;OT&quot;;[.AP53]))))" style:apply-style-name="ConditionalStyle_5f_4" style:base-cell-address="TicketsNAOS.AP53"/>
      <style:map style:condition="is-true-formula(NOT(ISERROR(SEARCH(&quot;PdU&quot;;[.AP53]))))" style:apply-style-name="ConditionalStyle_5f_5" style:base-cell-address="TicketsNAOS.AP53"/>
      <style:map style:condition="is-true-formula(NOT(ISERROR(SEARCH(&quot;TdS&quot;;[.AP53]))))" style:apply-style-name="ConditionalStyle_5f_6" style:base-cell-address="TicketsNAOS.AP53"/>
      <style:map style:condition="is-true-formula(NOT(ISERROR(SEARCH(&quot;Cerrado&quot;;[.AP53]))))" style:apply-style-name="Estilo_5f_Cerrada" style:base-cell-address="TicketsNAOS.AP53"/>
    </style:style>
    <style:style style:name="ce7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4]))))" style:apply-style-name="ConditionalStyle_5f_2" style:base-cell-address="TicketsNAOS.AP54"/>
      <style:map style:condition="is-true-formula(NOT(ISERROR(SEARCH(&quot;GMV&quot;;[.AP54]))))" style:apply-style-name="ConditionalStyle_5f_3" style:base-cell-address="TicketsNAOS.AP54"/>
      <style:map style:condition="is-true-formula(NOT(ISERROR(SEARCH(&quot;OT&quot;;[.AP54]))))" style:apply-style-name="ConditionalStyle_5f_4" style:base-cell-address="TicketsNAOS.AP54"/>
      <style:map style:condition="is-true-formula(NOT(ISERROR(SEARCH(&quot;PdU&quot;;[.AP54]))))" style:apply-style-name="ConditionalStyle_5f_5" style:base-cell-address="TicketsNAOS.AP54"/>
      <style:map style:condition="is-true-formula(NOT(ISERROR(SEARCH(&quot;TdS&quot;;[.AP54]))))" style:apply-style-name="ConditionalStyle_5f_6" style:base-cell-address="TicketsNAOS.AP54"/>
      <style:map style:condition="is-true-formula(NOT(ISERROR(SEARCH(&quot;Cerrado&quot;;[.AP54]))))" style:apply-style-name="Estilo_5f_Cerrada" style:base-cell-address="TicketsNAOS.AP54"/>
    </style:style>
    <style:style style:name="ce7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5]))))" style:apply-style-name="ConditionalStyle_5f_2" style:base-cell-address="TicketsNAOS.AP55"/>
      <style:map style:condition="is-true-formula(NOT(ISERROR(SEARCH(&quot;GMV&quot;;[.AP55]))))" style:apply-style-name="ConditionalStyle_5f_3" style:base-cell-address="TicketsNAOS.AP55"/>
      <style:map style:condition="is-true-formula(NOT(ISERROR(SEARCH(&quot;OT&quot;;[.AP55]))))" style:apply-style-name="ConditionalStyle_5f_4" style:base-cell-address="TicketsNAOS.AP55"/>
      <style:map style:condition="is-true-formula(NOT(ISERROR(SEARCH(&quot;PdU&quot;;[.AP55]))))" style:apply-style-name="ConditionalStyle_5f_5" style:base-cell-address="TicketsNAOS.AP55"/>
      <style:map style:condition="is-true-formula(NOT(ISERROR(SEARCH(&quot;TdS&quot;;[.AP55]))))" style:apply-style-name="ConditionalStyle_5f_6" style:base-cell-address="TicketsNAOS.AP55"/>
      <style:map style:condition="is-true-formula(NOT(ISERROR(SEARCH(&quot;Cerrado&quot;;[.AP55]))))" style:apply-style-name="Estilo_5f_Cerrada" style:base-cell-address="TicketsNAOS.AP55"/>
    </style:style>
    <style:style style:name="ce7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6]))))" style:apply-style-name="ConditionalStyle_5f_2" style:base-cell-address="TicketsNAOS.AP56"/>
      <style:map style:condition="is-true-formula(NOT(ISERROR(SEARCH(&quot;GMV&quot;;[.AP56]))))" style:apply-style-name="ConditionalStyle_5f_3" style:base-cell-address="TicketsNAOS.AP56"/>
      <style:map style:condition="is-true-formula(NOT(ISERROR(SEARCH(&quot;OT&quot;;[.AP56]))))" style:apply-style-name="ConditionalStyle_5f_4" style:base-cell-address="TicketsNAOS.AP56"/>
      <style:map style:condition="is-true-formula(NOT(ISERROR(SEARCH(&quot;PdU&quot;;[.AP56]))))" style:apply-style-name="ConditionalStyle_5f_5" style:base-cell-address="TicketsNAOS.AP56"/>
      <style:map style:condition="is-true-formula(NOT(ISERROR(SEARCH(&quot;TdS&quot;;[.AP56]))))" style:apply-style-name="ConditionalStyle_5f_6" style:base-cell-address="TicketsNAOS.AP56"/>
      <style:map style:condition="is-true-formula(NOT(ISERROR(SEARCH(&quot;Cerrado&quot;;[.AP56]))))" style:apply-style-name="Estilo_5f_Cerrada" style:base-cell-address="TicketsNAOS.AP56"/>
    </style:style>
    <style:style style:name="ce7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7]))))" style:apply-style-name="ConditionalStyle_5f_2" style:base-cell-address="TicketsNAOS.AP57"/>
      <style:map style:condition="is-true-formula(NOT(ISERROR(SEARCH(&quot;GMV&quot;;[.AP57]))))" style:apply-style-name="ConditionalStyle_5f_3" style:base-cell-address="TicketsNAOS.AP57"/>
      <style:map style:condition="is-true-formula(NOT(ISERROR(SEARCH(&quot;OT&quot;;[.AP57]))))" style:apply-style-name="ConditionalStyle_5f_4" style:base-cell-address="TicketsNAOS.AP57"/>
      <style:map style:condition="is-true-formula(NOT(ISERROR(SEARCH(&quot;PdU&quot;;[.AP57]))))" style:apply-style-name="ConditionalStyle_5f_5" style:base-cell-address="TicketsNAOS.AP57"/>
      <style:map style:condition="is-true-formula(NOT(ISERROR(SEARCH(&quot;TdS&quot;;[.AP57]))))" style:apply-style-name="ConditionalStyle_5f_6" style:base-cell-address="TicketsNAOS.AP57"/>
      <style:map style:condition="is-true-formula(NOT(ISERROR(SEARCH(&quot;Cerrado&quot;;[.AP57]))))" style:apply-style-name="Estilo_5f_Cerrada" style:base-cell-address="TicketsNAOS.AP57"/>
    </style:style>
    <style:style style:name="ce7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8]))))" style:apply-style-name="ConditionalStyle_5f_2" style:base-cell-address="TicketsNAOS.AP58"/>
      <style:map style:condition="is-true-formula(NOT(ISERROR(SEARCH(&quot;GMV&quot;;[.AP58]))))" style:apply-style-name="ConditionalStyle_5f_3" style:base-cell-address="TicketsNAOS.AP58"/>
      <style:map style:condition="is-true-formula(NOT(ISERROR(SEARCH(&quot;OT&quot;;[.AP58]))))" style:apply-style-name="ConditionalStyle_5f_4" style:base-cell-address="TicketsNAOS.AP58"/>
      <style:map style:condition="is-true-formula(NOT(ISERROR(SEARCH(&quot;PdU&quot;;[.AP58]))))" style:apply-style-name="ConditionalStyle_5f_5" style:base-cell-address="TicketsNAOS.AP58"/>
      <style:map style:condition="is-true-formula(NOT(ISERROR(SEARCH(&quot;TdS&quot;;[.AP58]))))" style:apply-style-name="ConditionalStyle_5f_6" style:base-cell-address="TicketsNAOS.AP58"/>
      <style:map style:condition="is-true-formula(NOT(ISERROR(SEARCH(&quot;Cerrado&quot;;[.AP58]))))" style:apply-style-name="Estilo_5f_Cerrada" style:base-cell-address="TicketsNAOS.AP58"/>
    </style:style>
    <style:style style:name="ce7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59]))))" style:apply-style-name="ConditionalStyle_5f_2" style:base-cell-address="TicketsNAOS.AP59"/>
      <style:map style:condition="is-true-formula(NOT(ISERROR(SEARCH(&quot;GMV&quot;;[.AP59]))))" style:apply-style-name="ConditionalStyle_5f_3" style:base-cell-address="TicketsNAOS.AP59"/>
      <style:map style:condition="is-true-formula(NOT(ISERROR(SEARCH(&quot;OT&quot;;[.AP59]))))" style:apply-style-name="ConditionalStyle_5f_4" style:base-cell-address="TicketsNAOS.AP59"/>
      <style:map style:condition="is-true-formula(NOT(ISERROR(SEARCH(&quot;PdU&quot;;[.AP59]))))" style:apply-style-name="ConditionalStyle_5f_5" style:base-cell-address="TicketsNAOS.AP59"/>
      <style:map style:condition="is-true-formula(NOT(ISERROR(SEARCH(&quot;TdS&quot;;[.AP59]))))" style:apply-style-name="ConditionalStyle_5f_6" style:base-cell-address="TicketsNAOS.AP59"/>
      <style:map style:condition="is-true-formula(NOT(ISERROR(SEARCH(&quot;Cerrado&quot;;[.AP59]))))" style:apply-style-name="Estilo_5f_Cerrada" style:base-cell-address="TicketsNAOS.AP59"/>
    </style:style>
    <style:style style:name="ce7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0]))))" style:apply-style-name="ConditionalStyle_5f_2" style:base-cell-address="TicketsNAOS.AP60"/>
      <style:map style:condition="is-true-formula(NOT(ISERROR(SEARCH(&quot;GMV&quot;;[.AP60]))))" style:apply-style-name="ConditionalStyle_5f_3" style:base-cell-address="TicketsNAOS.AP60"/>
      <style:map style:condition="is-true-formula(NOT(ISERROR(SEARCH(&quot;OT&quot;;[.AP60]))))" style:apply-style-name="ConditionalStyle_5f_4" style:base-cell-address="TicketsNAOS.AP60"/>
      <style:map style:condition="is-true-formula(NOT(ISERROR(SEARCH(&quot;PdU&quot;;[.AP60]))))" style:apply-style-name="ConditionalStyle_5f_5" style:base-cell-address="TicketsNAOS.AP60"/>
      <style:map style:condition="is-true-formula(NOT(ISERROR(SEARCH(&quot;TdS&quot;;[.AP60]))))" style:apply-style-name="ConditionalStyle_5f_6" style:base-cell-address="TicketsNAOS.AP60"/>
      <style:map style:condition="is-true-formula(NOT(ISERROR(SEARCH(&quot;Cerrado&quot;;[.AP60]))))" style:apply-style-name="Estilo_5f_Cerrada" style:base-cell-address="TicketsNAOS.AP60"/>
    </style:style>
    <style:style style:name="ce78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1]))))" style:apply-style-name="ConditionalStyle_5f_2" style:base-cell-address="TicketsNAOS.AP61"/>
      <style:map style:condition="is-true-formula(NOT(ISERROR(SEARCH(&quot;GMV&quot;;[.AP61]))))" style:apply-style-name="ConditionalStyle_5f_3" style:base-cell-address="TicketsNAOS.AP61"/>
      <style:map style:condition="is-true-formula(NOT(ISERROR(SEARCH(&quot;OT&quot;;[.AP61]))))" style:apply-style-name="ConditionalStyle_5f_4" style:base-cell-address="TicketsNAOS.AP61"/>
      <style:map style:condition="is-true-formula(NOT(ISERROR(SEARCH(&quot;PdU&quot;;[.AP61]))))" style:apply-style-name="ConditionalStyle_5f_5" style:base-cell-address="TicketsNAOS.AP61"/>
      <style:map style:condition="is-true-formula(NOT(ISERROR(SEARCH(&quot;TdS&quot;;[.AP61]))))" style:apply-style-name="ConditionalStyle_5f_6" style:base-cell-address="TicketsNAOS.AP61"/>
      <style:map style:condition="is-true-formula(NOT(ISERROR(SEARCH(&quot;Cerrado&quot;;[.AP61]))))" style:apply-style-name="Estilo_5f_Cerrada" style:base-cell-address="TicketsNAOS.AP61"/>
    </style:style>
    <style:style style:name="ce7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2]))))" style:apply-style-name="ConditionalStyle_5f_2" style:base-cell-address="TicketsNAOS.AP62"/>
      <style:map style:condition="is-true-formula(NOT(ISERROR(SEARCH(&quot;GMV&quot;;[.AP62]))))" style:apply-style-name="ConditionalStyle_5f_3" style:base-cell-address="TicketsNAOS.AP62"/>
      <style:map style:condition="is-true-formula(NOT(ISERROR(SEARCH(&quot;OT&quot;;[.AP62]))))" style:apply-style-name="ConditionalStyle_5f_4" style:base-cell-address="TicketsNAOS.AP62"/>
      <style:map style:condition="is-true-formula(NOT(ISERROR(SEARCH(&quot;PdU&quot;;[.AP62]))))" style:apply-style-name="ConditionalStyle_5f_5" style:base-cell-address="TicketsNAOS.AP62"/>
      <style:map style:condition="is-true-formula(NOT(ISERROR(SEARCH(&quot;TdS&quot;;[.AP62]))))" style:apply-style-name="ConditionalStyle_5f_6" style:base-cell-address="TicketsNAOS.AP62"/>
      <style:map style:condition="is-true-formula(NOT(ISERROR(SEARCH(&quot;Cerrado&quot;;[.AP62]))))" style:apply-style-name="Estilo_5f_Cerrada" style:base-cell-address="TicketsNAOS.AP62"/>
    </style:style>
    <style:style style:name="ce791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style:font-name-asian="Droid Sans Fallback" style:font-name-complex="Arial"/>
      <style:map style:condition="is-true-formula(NOT(ISERROR(SEARCH(&quot;CAU&quot;;[.AP63]))))" style:apply-style-name="ConditionalStyle_5f_2" style:base-cell-address="TicketsNAOS.AP63"/>
      <style:map style:condition="is-true-formula(NOT(ISERROR(SEARCH(&quot;GMV&quot;;[.AP63]))))" style:apply-style-name="ConditionalStyle_5f_3" style:base-cell-address="TicketsNAOS.AP63"/>
      <style:map style:condition="is-true-formula(NOT(ISERROR(SEARCH(&quot;OT&quot;;[.AP63]))))" style:apply-style-name="ConditionalStyle_5f_4" style:base-cell-address="TicketsNAOS.AP63"/>
      <style:map style:condition="is-true-formula(NOT(ISERROR(SEARCH(&quot;PdU&quot;;[.AP63]))))" style:apply-style-name="ConditionalStyle_5f_5" style:base-cell-address="TicketsNAOS.AP63"/>
      <style:map style:condition="is-true-formula(NOT(ISERROR(SEARCH(&quot;TdS&quot;;[.AP63]))))" style:apply-style-name="ConditionalStyle_5f_6" style:base-cell-address="TicketsNAOS.AP63"/>
      <style:map style:condition="is-true-formula(NOT(ISERROR(SEARCH(&quot;Cerrado&quot;;[.AP63]))))" style:apply-style-name="Estilo_5f_Cerrada" style:base-cell-address="TicketsNAOS.AP63"/>
    </style:style>
    <style:style style:name="ce7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4]))))" style:apply-style-name="ConditionalStyle_5f_2" style:base-cell-address="TicketsNAOS.AP64"/>
      <style:map style:condition="is-true-formula(NOT(ISERROR(SEARCH(&quot;GMV&quot;;[.AP64]))))" style:apply-style-name="ConditionalStyle_5f_3" style:base-cell-address="TicketsNAOS.AP64"/>
      <style:map style:condition="is-true-formula(NOT(ISERROR(SEARCH(&quot;OT&quot;;[.AP64]))))" style:apply-style-name="ConditionalStyle_5f_4" style:base-cell-address="TicketsNAOS.AP64"/>
      <style:map style:condition="is-true-formula(NOT(ISERROR(SEARCH(&quot;PdU&quot;;[.AP64]))))" style:apply-style-name="ConditionalStyle_5f_5" style:base-cell-address="TicketsNAOS.AP64"/>
      <style:map style:condition="is-true-formula(NOT(ISERROR(SEARCH(&quot;TdS&quot;;[.AP64]))))" style:apply-style-name="ConditionalStyle_5f_6" style:base-cell-address="TicketsNAOS.AP64"/>
      <style:map style:condition="is-true-formula(NOT(ISERROR(SEARCH(&quot;Cerrado&quot;;[.AP64]))))" style:apply-style-name="Estilo_5f_Cerrada" style:base-cell-address="TicketsNAOS.AP64"/>
    </style:style>
    <style:style style:name="ce79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5]))))" style:apply-style-name="ConditionalStyle_5f_2" style:base-cell-address="TicketsNAOS.AP65"/>
      <style:map style:condition="is-true-formula(NOT(ISERROR(SEARCH(&quot;GMV&quot;;[.AP65]))))" style:apply-style-name="ConditionalStyle_5f_3" style:base-cell-address="TicketsNAOS.AP65"/>
      <style:map style:condition="is-true-formula(NOT(ISERROR(SEARCH(&quot;OT&quot;;[.AP65]))))" style:apply-style-name="ConditionalStyle_5f_4" style:base-cell-address="TicketsNAOS.AP65"/>
      <style:map style:condition="is-true-formula(NOT(ISERROR(SEARCH(&quot;PdU&quot;;[.AP65]))))" style:apply-style-name="ConditionalStyle_5f_5" style:base-cell-address="TicketsNAOS.AP65"/>
      <style:map style:condition="is-true-formula(NOT(ISERROR(SEARCH(&quot;TdS&quot;;[.AP65]))))" style:apply-style-name="ConditionalStyle_5f_6" style:base-cell-address="TicketsNAOS.AP65"/>
      <style:map style:condition="is-true-formula(NOT(ISERROR(SEARCH(&quot;Cerrado&quot;;[.AP65]))))" style:apply-style-name="Estilo_5f_Cerrada" style:base-cell-address="TicketsNAOS.AP65"/>
    </style:style>
    <style:style style:name="ce7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6]))))" style:apply-style-name="ConditionalStyle_5f_2" style:base-cell-address="TicketsNAOS.AP66"/>
      <style:map style:condition="is-true-formula(NOT(ISERROR(SEARCH(&quot;GMV&quot;;[.AP66]))))" style:apply-style-name="ConditionalStyle_5f_3" style:base-cell-address="TicketsNAOS.AP66"/>
      <style:map style:condition="is-true-formula(NOT(ISERROR(SEARCH(&quot;OT&quot;;[.AP66]))))" style:apply-style-name="ConditionalStyle_5f_4" style:base-cell-address="TicketsNAOS.AP66"/>
      <style:map style:condition="is-true-formula(NOT(ISERROR(SEARCH(&quot;PdU&quot;;[.AP66]))))" style:apply-style-name="ConditionalStyle_5f_5" style:base-cell-address="TicketsNAOS.AP66"/>
      <style:map style:condition="is-true-formula(NOT(ISERROR(SEARCH(&quot;TdS&quot;;[.AP66]))))" style:apply-style-name="ConditionalStyle_5f_6" style:base-cell-address="TicketsNAOS.AP66"/>
      <style:map style:condition="is-true-formula(NOT(ISERROR(SEARCH(&quot;Cerrado&quot;;[.AP66]))))" style:apply-style-name="Estilo_5f_Cerrada" style:base-cell-address="TicketsNAOS.AP66"/>
    </style:style>
    <style:style style:name="ce7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7]))))" style:apply-style-name="ConditionalStyle_5f_2" style:base-cell-address="TicketsNAOS.AP67"/>
      <style:map style:condition="is-true-formula(NOT(ISERROR(SEARCH(&quot;GMV&quot;;[.AP67]))))" style:apply-style-name="ConditionalStyle_5f_3" style:base-cell-address="TicketsNAOS.AP67"/>
      <style:map style:condition="is-true-formula(NOT(ISERROR(SEARCH(&quot;OT&quot;;[.AP67]))))" style:apply-style-name="ConditionalStyle_5f_4" style:base-cell-address="TicketsNAOS.AP67"/>
      <style:map style:condition="is-true-formula(NOT(ISERROR(SEARCH(&quot;PdU&quot;;[.AP67]))))" style:apply-style-name="ConditionalStyle_5f_5" style:base-cell-address="TicketsNAOS.AP67"/>
      <style:map style:condition="is-true-formula(NOT(ISERROR(SEARCH(&quot;TdS&quot;;[.AP67]))))" style:apply-style-name="ConditionalStyle_5f_6" style:base-cell-address="TicketsNAOS.AP67"/>
      <style:map style:condition="is-true-formula(NOT(ISERROR(SEARCH(&quot;Cerrado&quot;;[.AP67]))))" style:apply-style-name="Estilo_5f_Cerrada" style:base-cell-address="TicketsNAOS.AP67"/>
    </style:style>
    <style:style style:name="ce7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8]))))" style:apply-style-name="ConditionalStyle_5f_2" style:base-cell-address="TicketsNAOS.AP68"/>
      <style:map style:condition="is-true-formula(NOT(ISERROR(SEARCH(&quot;GMV&quot;;[.AP68]))))" style:apply-style-name="ConditionalStyle_5f_3" style:base-cell-address="TicketsNAOS.AP68"/>
      <style:map style:condition="is-true-formula(NOT(ISERROR(SEARCH(&quot;OT&quot;;[.AP68]))))" style:apply-style-name="ConditionalStyle_5f_4" style:base-cell-address="TicketsNAOS.AP68"/>
      <style:map style:condition="is-true-formula(NOT(ISERROR(SEARCH(&quot;PdU&quot;;[.AP68]))))" style:apply-style-name="ConditionalStyle_5f_5" style:base-cell-address="TicketsNAOS.AP68"/>
      <style:map style:condition="is-true-formula(NOT(ISERROR(SEARCH(&quot;TdS&quot;;[.AP68]))))" style:apply-style-name="ConditionalStyle_5f_6" style:base-cell-address="TicketsNAOS.AP68"/>
      <style:map style:condition="is-true-formula(NOT(ISERROR(SEARCH(&quot;Cerrado&quot;;[.AP68]))))" style:apply-style-name="Estilo_5f_Cerrada" style:base-cell-address="TicketsNAOS.AP68"/>
    </style:style>
    <style:style style:name="ce7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69]))))" style:apply-style-name="ConditionalStyle_5f_2" style:base-cell-address="TicketsNAOS.AP69"/>
      <style:map style:condition="is-true-formula(NOT(ISERROR(SEARCH(&quot;GMV&quot;;[.AP69]))))" style:apply-style-name="ConditionalStyle_5f_3" style:base-cell-address="TicketsNAOS.AP69"/>
      <style:map style:condition="is-true-formula(NOT(ISERROR(SEARCH(&quot;OT&quot;;[.AP69]))))" style:apply-style-name="ConditionalStyle_5f_4" style:base-cell-address="TicketsNAOS.AP69"/>
      <style:map style:condition="is-true-formula(NOT(ISERROR(SEARCH(&quot;PdU&quot;;[.AP69]))))" style:apply-style-name="ConditionalStyle_5f_5" style:base-cell-address="TicketsNAOS.AP69"/>
      <style:map style:condition="is-true-formula(NOT(ISERROR(SEARCH(&quot;TdS&quot;;[.AP69]))))" style:apply-style-name="ConditionalStyle_5f_6" style:base-cell-address="TicketsNAOS.AP69"/>
      <style:map style:condition="is-true-formula(NOT(ISERROR(SEARCH(&quot;Cerrado&quot;;[.AP69]))))" style:apply-style-name="Estilo_5f_Cerrada" style:base-cell-address="TicketsNAOS.AP69"/>
    </style:style>
    <style:style style:name="ce7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P70]))))" style:apply-style-name="ConditionalStyle_5f_2" style:base-cell-address="TicketsNAOS.AP70"/>
      <style:map style:condition="is-true-formula(NOT(ISERROR(SEARCH(&quot;GMV&quot;;[.AP70]))))" style:apply-style-name="ConditionalStyle_5f_3" style:base-cell-address="TicketsNAOS.AP70"/>
      <style:map style:condition="is-true-formula(NOT(ISERROR(SEARCH(&quot;OT&quot;;[.AP70]))))" style:apply-style-name="ConditionalStyle_5f_4" style:base-cell-address="TicketsNAOS.AP70"/>
      <style:map style:condition="is-true-formula(NOT(ISERROR(SEARCH(&quot;PdU&quot;;[.AP70]))))" style:apply-style-name="ConditionalStyle_5f_5" style:base-cell-address="TicketsNAOS.AP70"/>
      <style:map style:condition="is-true-formula(NOT(ISERROR(SEARCH(&quot;TdS&quot;;[.AP70]))))" style:apply-style-name="ConditionalStyle_5f_6" style:base-cell-address="TicketsNAOS.AP70"/>
      <style:map style:condition="is-true-formula(NOT(ISERROR(SEARCH(&quot;Cerrado&quot;;[.AP70]))))" style:apply-style-name="Estilo_5f_Cerrada" style:base-cell-address="TicketsNAOS.AP70"/>
    </style:style>
    <style:style style:name="ce7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2]))))" style:apply-style-name="ConditionalStyle_5f_2" style:base-cell-address="TicketsNAOS.AQ2"/>
      <style:map style:condition="is-true-formula(NOT(ISERROR(SEARCH(&quot;GMV&quot;;[.AQ2]))))" style:apply-style-name="ConditionalStyle_5f_3" style:base-cell-address="TicketsNAOS.AQ2"/>
      <style:map style:condition="is-true-formula(NOT(ISERROR(SEARCH(&quot;OT&quot;;[.AQ2]))))" style:apply-style-name="ConditionalStyle_5f_4" style:base-cell-address="TicketsNAOS.AQ2"/>
      <style:map style:condition="is-true-formula(NOT(ISERROR(SEARCH(&quot;PdU&quot;;[.AQ2]))))" style:apply-style-name="ConditionalStyle_5f_5" style:base-cell-address="TicketsNAOS.AQ2"/>
      <style:map style:condition="is-true-formula(NOT(ISERROR(SEARCH(&quot;TdS&quot;;[.AQ2]))))" style:apply-style-name="ConditionalStyle_5f_6" style:base-cell-address="TicketsNAOS.AQ2"/>
      <style:map style:condition="is-true-formula(NOT(ISERROR(SEARCH(&quot;Cerrado&quot;;[.AQ2]))))" style:apply-style-name="Estilo_5f_Cerrada" style:base-cell-address="TicketsNAOS.AQ2"/>
    </style:style>
    <style:style style:name="ce8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]))))" style:apply-style-name="ConditionalStyle_5f_2" style:base-cell-address="TicketsNAOS.AQ4"/>
      <style:map style:condition="is-true-formula(NOT(ISERROR(SEARCH(&quot;GMV&quot;;[.AQ4]))))" style:apply-style-name="ConditionalStyle_5f_3" style:base-cell-address="TicketsNAOS.AQ4"/>
      <style:map style:condition="is-true-formula(NOT(ISERROR(SEARCH(&quot;OT&quot;;[.AQ4]))))" style:apply-style-name="ConditionalStyle_5f_4" style:base-cell-address="TicketsNAOS.AQ4"/>
      <style:map style:condition="is-true-formula(NOT(ISERROR(SEARCH(&quot;PdU&quot;;[.AQ4]))))" style:apply-style-name="ConditionalStyle_5f_5" style:base-cell-address="TicketsNAOS.AQ4"/>
      <style:map style:condition="is-true-formula(NOT(ISERROR(SEARCH(&quot;TdS&quot;;[.AQ4]))))" style:apply-style-name="ConditionalStyle_5f_6" style:base-cell-address="TicketsNAOS.AQ4"/>
      <style:map style:condition="is-true-formula(NOT(ISERROR(SEARCH(&quot;Cerrado&quot;;[.AQ4]))))" style:apply-style-name="Estilo_5f_Cerrada" style:base-cell-address="TicketsNAOS.AQ4"/>
    </style:style>
    <style:style style:name="ce8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]))))" style:apply-style-name="ConditionalStyle_5f_2" style:base-cell-address="TicketsNAOS.AQ5"/>
      <style:map style:condition="is-true-formula(NOT(ISERROR(SEARCH(&quot;GMV&quot;;[.AQ5]))))" style:apply-style-name="ConditionalStyle_5f_3" style:base-cell-address="TicketsNAOS.AQ5"/>
      <style:map style:condition="is-true-formula(NOT(ISERROR(SEARCH(&quot;OT&quot;;[.AQ5]))))" style:apply-style-name="ConditionalStyle_5f_4" style:base-cell-address="TicketsNAOS.AQ5"/>
      <style:map style:condition="is-true-formula(NOT(ISERROR(SEARCH(&quot;PdU&quot;;[.AQ5]))))" style:apply-style-name="ConditionalStyle_5f_5" style:base-cell-address="TicketsNAOS.AQ5"/>
      <style:map style:condition="is-true-formula(NOT(ISERROR(SEARCH(&quot;TdS&quot;;[.AQ5]))))" style:apply-style-name="ConditionalStyle_5f_6" style:base-cell-address="TicketsNAOS.AQ5"/>
      <style:map style:condition="is-true-formula(NOT(ISERROR(SEARCH(&quot;Cerrado&quot;;[.AQ5]))))" style:apply-style-name="Estilo_5f_Cerrada" style:base-cell-address="TicketsNAOS.AQ5"/>
    </style:style>
    <style:style style:name="ce8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]))))" style:apply-style-name="ConditionalStyle_5f_2" style:base-cell-address="TicketsNAOS.AQ6"/>
      <style:map style:condition="is-true-formula(NOT(ISERROR(SEARCH(&quot;GMV&quot;;[.AQ6]))))" style:apply-style-name="ConditionalStyle_5f_3" style:base-cell-address="TicketsNAOS.AQ6"/>
      <style:map style:condition="is-true-formula(NOT(ISERROR(SEARCH(&quot;OT&quot;;[.AQ6]))))" style:apply-style-name="ConditionalStyle_5f_4" style:base-cell-address="TicketsNAOS.AQ6"/>
      <style:map style:condition="is-true-formula(NOT(ISERROR(SEARCH(&quot;PdU&quot;;[.AQ6]))))" style:apply-style-name="ConditionalStyle_5f_5" style:base-cell-address="TicketsNAOS.AQ6"/>
      <style:map style:condition="is-true-formula(NOT(ISERROR(SEARCH(&quot;TdS&quot;;[.AQ6]))))" style:apply-style-name="ConditionalStyle_5f_6" style:base-cell-address="TicketsNAOS.AQ6"/>
      <style:map style:condition="is-true-formula(NOT(ISERROR(SEARCH(&quot;Cerrado&quot;;[.AQ6]))))" style:apply-style-name="Estilo_5f_Cerrada" style:base-cell-address="TicketsNAOS.AQ6"/>
    </style:style>
    <style:style style:name="ce8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7]))))" style:apply-style-name="ConditionalStyle_5f_2" style:base-cell-address="TicketsNAOS.AQ7"/>
      <style:map style:condition="is-true-formula(NOT(ISERROR(SEARCH(&quot;GMV&quot;;[.AQ7]))))" style:apply-style-name="ConditionalStyle_5f_3" style:base-cell-address="TicketsNAOS.AQ7"/>
      <style:map style:condition="is-true-formula(NOT(ISERROR(SEARCH(&quot;OT&quot;;[.AQ7]))))" style:apply-style-name="ConditionalStyle_5f_4" style:base-cell-address="TicketsNAOS.AQ7"/>
      <style:map style:condition="is-true-formula(NOT(ISERROR(SEARCH(&quot;PdU&quot;;[.AQ7]))))" style:apply-style-name="ConditionalStyle_5f_5" style:base-cell-address="TicketsNAOS.AQ7"/>
      <style:map style:condition="is-true-formula(NOT(ISERROR(SEARCH(&quot;TdS&quot;;[.AQ7]))))" style:apply-style-name="ConditionalStyle_5f_6" style:base-cell-address="TicketsNAOS.AQ7"/>
      <style:map style:condition="is-true-formula(NOT(ISERROR(SEARCH(&quot;Cerrado&quot;;[.AQ7]))))" style:apply-style-name="Estilo_5f_Cerrada" style:base-cell-address="TicketsNAOS.AQ7"/>
    </style:style>
    <style:style style:name="ce8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9]))))" style:apply-style-name="ConditionalStyle_5f_2" style:base-cell-address="TicketsNAOS.AQ9"/>
      <style:map style:condition="is-true-formula(NOT(ISERROR(SEARCH(&quot;GMV&quot;;[.AQ9]))))" style:apply-style-name="ConditionalStyle_5f_3" style:base-cell-address="TicketsNAOS.AQ9"/>
      <style:map style:condition="is-true-formula(NOT(ISERROR(SEARCH(&quot;OT&quot;;[.AQ9]))))" style:apply-style-name="ConditionalStyle_5f_4" style:base-cell-address="TicketsNAOS.AQ9"/>
      <style:map style:condition="is-true-formula(NOT(ISERROR(SEARCH(&quot;PdU&quot;;[.AQ9]))))" style:apply-style-name="ConditionalStyle_5f_5" style:base-cell-address="TicketsNAOS.AQ9"/>
      <style:map style:condition="is-true-formula(NOT(ISERROR(SEARCH(&quot;TdS&quot;;[.AQ9]))))" style:apply-style-name="ConditionalStyle_5f_6" style:base-cell-address="TicketsNAOS.AQ9"/>
      <style:map style:condition="is-true-formula(NOT(ISERROR(SEARCH(&quot;Cerrado&quot;;[.AQ9]))))" style:apply-style-name="Estilo_5f_Cerrada" style:base-cell-address="TicketsNAOS.AQ9"/>
    </style:style>
    <style:style style:name="ce8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15]))))" style:apply-style-name="ConditionalStyle_5f_2" style:base-cell-address="TicketsNAOS.AQ15"/>
      <style:map style:condition="is-true-formula(NOT(ISERROR(SEARCH(&quot;GMV&quot;;[.AQ15]))))" style:apply-style-name="ConditionalStyle_5f_3" style:base-cell-address="TicketsNAOS.AQ15"/>
      <style:map style:condition="is-true-formula(NOT(ISERROR(SEARCH(&quot;OT&quot;;[.AQ15]))))" style:apply-style-name="ConditionalStyle_5f_4" style:base-cell-address="TicketsNAOS.AQ15"/>
      <style:map style:condition="is-true-formula(NOT(ISERROR(SEARCH(&quot;PdU&quot;;[.AQ15]))))" style:apply-style-name="ConditionalStyle_5f_5" style:base-cell-address="TicketsNAOS.AQ15"/>
      <style:map style:condition="is-true-formula(NOT(ISERROR(SEARCH(&quot;TdS&quot;;[.AQ15]))))" style:apply-style-name="ConditionalStyle_5f_6" style:base-cell-address="TicketsNAOS.AQ15"/>
      <style:map style:condition="is-true-formula(NOT(ISERROR(SEARCH(&quot;Cerrado&quot;;[.AQ15]))))" style:apply-style-name="Estilo_5f_Cerrada" style:base-cell-address="TicketsNAOS.AQ15"/>
    </style:style>
    <style:style style:name="ce8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18]))))" style:apply-style-name="ConditionalStyle_5f_2" style:base-cell-address="TicketsNAOS.AQ18"/>
      <style:map style:condition="is-true-formula(NOT(ISERROR(SEARCH(&quot;GMV&quot;;[.AQ18]))))" style:apply-style-name="ConditionalStyle_5f_3" style:base-cell-address="TicketsNAOS.AQ18"/>
      <style:map style:condition="is-true-formula(NOT(ISERROR(SEARCH(&quot;OT&quot;;[.AQ18]))))" style:apply-style-name="ConditionalStyle_5f_4" style:base-cell-address="TicketsNAOS.AQ18"/>
      <style:map style:condition="is-true-formula(NOT(ISERROR(SEARCH(&quot;PdU&quot;;[.AQ18]))))" style:apply-style-name="ConditionalStyle_5f_5" style:base-cell-address="TicketsNAOS.AQ18"/>
      <style:map style:condition="is-true-formula(NOT(ISERROR(SEARCH(&quot;TdS&quot;;[.AQ18]))))" style:apply-style-name="ConditionalStyle_5f_6" style:base-cell-address="TicketsNAOS.AQ18"/>
      <style:map style:condition="is-true-formula(NOT(ISERROR(SEARCH(&quot;Cerrado&quot;;[.AQ18]))))" style:apply-style-name="Estilo_5f_Cerrada" style:base-cell-address="TicketsNAOS.AQ18"/>
    </style:style>
    <style:style style:name="ce8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28]))))" style:apply-style-name="ConditionalStyle_5f_2" style:base-cell-address="TicketsNAOS.AQ28"/>
      <style:map style:condition="is-true-formula(NOT(ISERROR(SEARCH(&quot;GMV&quot;;[.AQ28]))))" style:apply-style-name="ConditionalStyle_5f_3" style:base-cell-address="TicketsNAOS.AQ28"/>
      <style:map style:condition="is-true-formula(NOT(ISERROR(SEARCH(&quot;OT&quot;;[.AQ28]))))" style:apply-style-name="ConditionalStyle_5f_4" style:base-cell-address="TicketsNAOS.AQ28"/>
      <style:map style:condition="is-true-formula(NOT(ISERROR(SEARCH(&quot;PdU&quot;;[.AQ28]))))" style:apply-style-name="ConditionalStyle_5f_5" style:base-cell-address="TicketsNAOS.AQ28"/>
      <style:map style:condition="is-true-formula(NOT(ISERROR(SEARCH(&quot;TdS&quot;;[.AQ28]))))" style:apply-style-name="ConditionalStyle_5f_6" style:base-cell-address="TicketsNAOS.AQ28"/>
      <style:map style:condition="is-true-formula(NOT(ISERROR(SEARCH(&quot;Cerrado&quot;;[.AQ28]))))" style:apply-style-name="Estilo_5f_Cerrada" style:base-cell-address="TicketsNAOS.AQ28"/>
    </style:style>
    <style:style style:name="ce80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2]))))" style:apply-style-name="ConditionalStyle_5f_2" style:base-cell-address="TicketsNAOS.AQ32"/>
      <style:map style:condition="is-true-formula(NOT(ISERROR(SEARCH(&quot;GMV&quot;;[.AQ32]))))" style:apply-style-name="ConditionalStyle_5f_3" style:base-cell-address="TicketsNAOS.AQ32"/>
      <style:map style:condition="is-true-formula(NOT(ISERROR(SEARCH(&quot;OT&quot;;[.AQ32]))))" style:apply-style-name="ConditionalStyle_5f_4" style:base-cell-address="TicketsNAOS.AQ32"/>
      <style:map style:condition="is-true-formula(NOT(ISERROR(SEARCH(&quot;PdU&quot;;[.AQ32]))))" style:apply-style-name="ConditionalStyle_5f_5" style:base-cell-address="TicketsNAOS.AQ32"/>
      <style:map style:condition="is-true-formula(NOT(ISERROR(SEARCH(&quot;TdS&quot;;[.AQ32]))))" style:apply-style-name="ConditionalStyle_5f_6" style:base-cell-address="TicketsNAOS.AQ32"/>
      <style:map style:condition="is-true-formula(NOT(ISERROR(SEARCH(&quot;Cerrado&quot;;[.AQ32]))))" style:apply-style-name="Estilo_5f_Cerrada" style:base-cell-address="TicketsNAOS.AQ32"/>
    </style:style>
    <style:style style:name="ce80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3]))))" style:apply-style-name="ConditionalStyle_5f_2" style:base-cell-address="TicketsNAOS.AQ33"/>
      <style:map style:condition="is-true-formula(NOT(ISERROR(SEARCH(&quot;GMV&quot;;[.AQ33]))))" style:apply-style-name="ConditionalStyle_5f_3" style:base-cell-address="TicketsNAOS.AQ33"/>
      <style:map style:condition="is-true-formula(NOT(ISERROR(SEARCH(&quot;OT&quot;;[.AQ33]))))" style:apply-style-name="ConditionalStyle_5f_4" style:base-cell-address="TicketsNAOS.AQ33"/>
      <style:map style:condition="is-true-formula(NOT(ISERROR(SEARCH(&quot;PdU&quot;;[.AQ33]))))" style:apply-style-name="ConditionalStyle_5f_5" style:base-cell-address="TicketsNAOS.AQ33"/>
      <style:map style:condition="is-true-formula(NOT(ISERROR(SEARCH(&quot;TdS&quot;;[.AQ33]))))" style:apply-style-name="ConditionalStyle_5f_6" style:base-cell-address="TicketsNAOS.AQ33"/>
      <style:map style:condition="is-true-formula(NOT(ISERROR(SEARCH(&quot;Cerrado&quot;;[.AQ33]))))" style:apply-style-name="Estilo_5f_Cerrada" style:base-cell-address="TicketsNAOS.AQ33"/>
    </style:style>
    <style:style style:name="ce8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5]))))" style:apply-style-name="ConditionalStyle_5f_2" style:base-cell-address="TicketsNAOS.AQ35"/>
      <style:map style:condition="is-true-formula(NOT(ISERROR(SEARCH(&quot;GMV&quot;;[.AQ35]))))" style:apply-style-name="ConditionalStyle_5f_3" style:base-cell-address="TicketsNAOS.AQ35"/>
      <style:map style:condition="is-true-formula(NOT(ISERROR(SEARCH(&quot;OT&quot;;[.AQ35]))))" style:apply-style-name="ConditionalStyle_5f_4" style:base-cell-address="TicketsNAOS.AQ35"/>
      <style:map style:condition="is-true-formula(NOT(ISERROR(SEARCH(&quot;PdU&quot;;[.AQ35]))))" style:apply-style-name="ConditionalStyle_5f_5" style:base-cell-address="TicketsNAOS.AQ35"/>
      <style:map style:condition="is-true-formula(NOT(ISERROR(SEARCH(&quot;TdS&quot;;[.AQ35]))))" style:apply-style-name="ConditionalStyle_5f_6" style:base-cell-address="TicketsNAOS.AQ35"/>
      <style:map style:condition="is-true-formula(NOT(ISERROR(SEARCH(&quot;Cerrado&quot;;[.AQ35]))))" style:apply-style-name="Estilo_5f_Cerrada" style:base-cell-address="TicketsNAOS.AQ35"/>
    </style:style>
    <style:style style:name="ce8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6]))))" style:apply-style-name="ConditionalStyle_5f_2" style:base-cell-address="TicketsNAOS.AQ36"/>
      <style:map style:condition="is-true-formula(NOT(ISERROR(SEARCH(&quot;GMV&quot;;[.AQ36]))))" style:apply-style-name="ConditionalStyle_5f_3" style:base-cell-address="TicketsNAOS.AQ36"/>
      <style:map style:condition="is-true-formula(NOT(ISERROR(SEARCH(&quot;OT&quot;;[.AQ36]))))" style:apply-style-name="ConditionalStyle_5f_4" style:base-cell-address="TicketsNAOS.AQ36"/>
      <style:map style:condition="is-true-formula(NOT(ISERROR(SEARCH(&quot;PdU&quot;;[.AQ36]))))" style:apply-style-name="ConditionalStyle_5f_5" style:base-cell-address="TicketsNAOS.AQ36"/>
      <style:map style:condition="is-true-formula(NOT(ISERROR(SEARCH(&quot;TdS&quot;;[.AQ36]))))" style:apply-style-name="ConditionalStyle_5f_6" style:base-cell-address="TicketsNAOS.AQ36"/>
      <style:map style:condition="is-true-formula(NOT(ISERROR(SEARCH(&quot;Cerrado&quot;;[.AQ36]))))" style:apply-style-name="Estilo_5f_Cerrada" style:base-cell-address="TicketsNAOS.AQ36"/>
    </style:style>
    <style:style style:name="ce8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7]))))" style:apply-style-name="ConditionalStyle_5f_2" style:base-cell-address="TicketsNAOS.AQ37"/>
      <style:map style:condition="is-true-formula(NOT(ISERROR(SEARCH(&quot;GMV&quot;;[.AQ37]))))" style:apply-style-name="ConditionalStyle_5f_3" style:base-cell-address="TicketsNAOS.AQ37"/>
      <style:map style:condition="is-true-formula(NOT(ISERROR(SEARCH(&quot;OT&quot;;[.AQ37]))))" style:apply-style-name="ConditionalStyle_5f_4" style:base-cell-address="TicketsNAOS.AQ37"/>
      <style:map style:condition="is-true-formula(NOT(ISERROR(SEARCH(&quot;PdU&quot;;[.AQ37]))))" style:apply-style-name="ConditionalStyle_5f_5" style:base-cell-address="TicketsNAOS.AQ37"/>
      <style:map style:condition="is-true-formula(NOT(ISERROR(SEARCH(&quot;TdS&quot;;[.AQ37]))))" style:apply-style-name="ConditionalStyle_5f_6" style:base-cell-address="TicketsNAOS.AQ37"/>
      <style:map style:condition="is-true-formula(NOT(ISERROR(SEARCH(&quot;Cerrado&quot;;[.AQ37]))))" style:apply-style-name="Estilo_5f_Cerrada" style:base-cell-address="TicketsNAOS.AQ37"/>
    </style:style>
    <style:style style:name="ce8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8]))))" style:apply-style-name="ConditionalStyle_5f_2" style:base-cell-address="TicketsNAOS.AQ38"/>
      <style:map style:condition="is-true-formula(NOT(ISERROR(SEARCH(&quot;GMV&quot;;[.AQ38]))))" style:apply-style-name="ConditionalStyle_5f_3" style:base-cell-address="TicketsNAOS.AQ38"/>
      <style:map style:condition="is-true-formula(NOT(ISERROR(SEARCH(&quot;OT&quot;;[.AQ38]))))" style:apply-style-name="ConditionalStyle_5f_4" style:base-cell-address="TicketsNAOS.AQ38"/>
      <style:map style:condition="is-true-formula(NOT(ISERROR(SEARCH(&quot;PdU&quot;;[.AQ38]))))" style:apply-style-name="ConditionalStyle_5f_5" style:base-cell-address="TicketsNAOS.AQ38"/>
      <style:map style:condition="is-true-formula(NOT(ISERROR(SEARCH(&quot;TdS&quot;;[.AQ38]))))" style:apply-style-name="ConditionalStyle_5f_6" style:base-cell-address="TicketsNAOS.AQ38"/>
      <style:map style:condition="is-true-formula(NOT(ISERROR(SEARCH(&quot;Cerrado&quot;;[.AQ38]))))" style:apply-style-name="Estilo_5f_Cerrada" style:base-cell-address="TicketsNAOS.AQ38"/>
    </style:style>
    <style:style style:name="ce8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39]))))" style:apply-style-name="ConditionalStyle_5f_2" style:base-cell-address="TicketsNAOS.AQ39"/>
      <style:map style:condition="is-true-formula(NOT(ISERROR(SEARCH(&quot;GMV&quot;;[.AQ39]))))" style:apply-style-name="ConditionalStyle_5f_3" style:base-cell-address="TicketsNAOS.AQ39"/>
      <style:map style:condition="is-true-formula(NOT(ISERROR(SEARCH(&quot;OT&quot;;[.AQ39]))))" style:apply-style-name="ConditionalStyle_5f_4" style:base-cell-address="TicketsNAOS.AQ39"/>
      <style:map style:condition="is-true-formula(NOT(ISERROR(SEARCH(&quot;PdU&quot;;[.AQ39]))))" style:apply-style-name="ConditionalStyle_5f_5" style:base-cell-address="TicketsNAOS.AQ39"/>
      <style:map style:condition="is-true-formula(NOT(ISERROR(SEARCH(&quot;TdS&quot;;[.AQ39]))))" style:apply-style-name="ConditionalStyle_5f_6" style:base-cell-address="TicketsNAOS.AQ39"/>
      <style:map style:condition="is-true-formula(NOT(ISERROR(SEARCH(&quot;Cerrado&quot;;[.AQ39]))))" style:apply-style-name="Estilo_5f_Cerrada" style:base-cell-address="TicketsNAOS.AQ39"/>
    </style:style>
    <style:style style:name="ce8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0]))))" style:apply-style-name="ConditionalStyle_5f_2" style:base-cell-address="TicketsNAOS.AQ40"/>
      <style:map style:condition="is-true-formula(NOT(ISERROR(SEARCH(&quot;GMV&quot;;[.AQ40]))))" style:apply-style-name="ConditionalStyle_5f_3" style:base-cell-address="TicketsNAOS.AQ40"/>
      <style:map style:condition="is-true-formula(NOT(ISERROR(SEARCH(&quot;OT&quot;;[.AQ40]))))" style:apply-style-name="ConditionalStyle_5f_4" style:base-cell-address="TicketsNAOS.AQ40"/>
      <style:map style:condition="is-true-formula(NOT(ISERROR(SEARCH(&quot;PdU&quot;;[.AQ40]))))" style:apply-style-name="ConditionalStyle_5f_5" style:base-cell-address="TicketsNAOS.AQ40"/>
      <style:map style:condition="is-true-formula(NOT(ISERROR(SEARCH(&quot;TdS&quot;;[.AQ40]))))" style:apply-style-name="ConditionalStyle_5f_6" style:base-cell-address="TicketsNAOS.AQ40"/>
      <style:map style:condition="is-true-formula(NOT(ISERROR(SEARCH(&quot;Cerrado&quot;;[.AQ40]))))" style:apply-style-name="Estilo_5f_Cerrada" style:base-cell-address="TicketsNAOS.AQ40"/>
    </style:style>
    <style:style style:name="ce8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1]))))" style:apply-style-name="ConditionalStyle_5f_2" style:base-cell-address="TicketsNAOS.AQ41"/>
      <style:map style:condition="is-true-formula(NOT(ISERROR(SEARCH(&quot;GMV&quot;;[.AQ41]))))" style:apply-style-name="ConditionalStyle_5f_3" style:base-cell-address="TicketsNAOS.AQ41"/>
      <style:map style:condition="is-true-formula(NOT(ISERROR(SEARCH(&quot;OT&quot;;[.AQ41]))))" style:apply-style-name="ConditionalStyle_5f_4" style:base-cell-address="TicketsNAOS.AQ41"/>
      <style:map style:condition="is-true-formula(NOT(ISERROR(SEARCH(&quot;PdU&quot;;[.AQ41]))))" style:apply-style-name="ConditionalStyle_5f_5" style:base-cell-address="TicketsNAOS.AQ41"/>
      <style:map style:condition="is-true-formula(NOT(ISERROR(SEARCH(&quot;TdS&quot;;[.AQ41]))))" style:apply-style-name="ConditionalStyle_5f_6" style:base-cell-address="TicketsNAOS.AQ41"/>
      <style:map style:condition="is-true-formula(NOT(ISERROR(SEARCH(&quot;Cerrado&quot;;[.AQ41]))))" style:apply-style-name="Estilo_5f_Cerrada" style:base-cell-address="TicketsNAOS.AQ41"/>
    </style:style>
    <style:style style:name="ce8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2]))))" style:apply-style-name="ConditionalStyle_5f_2" style:base-cell-address="TicketsNAOS.AQ42"/>
      <style:map style:condition="is-true-formula(NOT(ISERROR(SEARCH(&quot;GMV&quot;;[.AQ42]))))" style:apply-style-name="ConditionalStyle_5f_3" style:base-cell-address="TicketsNAOS.AQ42"/>
      <style:map style:condition="is-true-formula(NOT(ISERROR(SEARCH(&quot;OT&quot;;[.AQ42]))))" style:apply-style-name="ConditionalStyle_5f_4" style:base-cell-address="TicketsNAOS.AQ42"/>
      <style:map style:condition="is-true-formula(NOT(ISERROR(SEARCH(&quot;PdU&quot;;[.AQ42]))))" style:apply-style-name="ConditionalStyle_5f_5" style:base-cell-address="TicketsNAOS.AQ42"/>
      <style:map style:condition="is-true-formula(NOT(ISERROR(SEARCH(&quot;TdS&quot;;[.AQ42]))))" style:apply-style-name="ConditionalStyle_5f_6" style:base-cell-address="TicketsNAOS.AQ42"/>
      <style:map style:condition="is-true-formula(NOT(ISERROR(SEARCH(&quot;Cerrado&quot;;[.AQ42]))))" style:apply-style-name="Estilo_5f_Cerrada" style:base-cell-address="TicketsNAOS.AQ42"/>
    </style:style>
    <style:style style:name="ce8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3]))))" style:apply-style-name="ConditionalStyle_5f_2" style:base-cell-address="TicketsNAOS.AQ43"/>
      <style:map style:condition="is-true-formula(NOT(ISERROR(SEARCH(&quot;GMV&quot;;[.AQ43]))))" style:apply-style-name="ConditionalStyle_5f_3" style:base-cell-address="TicketsNAOS.AQ43"/>
      <style:map style:condition="is-true-formula(NOT(ISERROR(SEARCH(&quot;OT&quot;;[.AQ43]))))" style:apply-style-name="ConditionalStyle_5f_4" style:base-cell-address="TicketsNAOS.AQ43"/>
      <style:map style:condition="is-true-formula(NOT(ISERROR(SEARCH(&quot;PdU&quot;;[.AQ43]))))" style:apply-style-name="ConditionalStyle_5f_5" style:base-cell-address="TicketsNAOS.AQ43"/>
      <style:map style:condition="is-true-formula(NOT(ISERROR(SEARCH(&quot;TdS&quot;;[.AQ43]))))" style:apply-style-name="ConditionalStyle_5f_6" style:base-cell-address="TicketsNAOS.AQ43"/>
      <style:map style:condition="is-true-formula(NOT(ISERROR(SEARCH(&quot;Cerrado&quot;;[.AQ43]))))" style:apply-style-name="Estilo_5f_Cerrada" style:base-cell-address="TicketsNAOS.AQ43"/>
    </style:style>
    <style:style style:name="ce8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4]))))" style:apply-style-name="ConditionalStyle_5f_2" style:base-cell-address="TicketsNAOS.AQ44"/>
      <style:map style:condition="is-true-formula(NOT(ISERROR(SEARCH(&quot;GMV&quot;;[.AQ44]))))" style:apply-style-name="ConditionalStyle_5f_3" style:base-cell-address="TicketsNAOS.AQ44"/>
      <style:map style:condition="is-true-formula(NOT(ISERROR(SEARCH(&quot;OT&quot;;[.AQ44]))))" style:apply-style-name="ConditionalStyle_5f_4" style:base-cell-address="TicketsNAOS.AQ44"/>
      <style:map style:condition="is-true-formula(NOT(ISERROR(SEARCH(&quot;PdU&quot;;[.AQ44]))))" style:apply-style-name="ConditionalStyle_5f_5" style:base-cell-address="TicketsNAOS.AQ44"/>
      <style:map style:condition="is-true-formula(NOT(ISERROR(SEARCH(&quot;TdS&quot;;[.AQ44]))))" style:apply-style-name="ConditionalStyle_5f_6" style:base-cell-address="TicketsNAOS.AQ44"/>
      <style:map style:condition="is-true-formula(NOT(ISERROR(SEARCH(&quot;Cerrado&quot;;[.AQ44]))))" style:apply-style-name="Estilo_5f_Cerrada" style:base-cell-address="TicketsNAOS.AQ44"/>
    </style:style>
    <style:style style:name="ce8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5]))))" style:apply-style-name="ConditionalStyle_5f_2" style:base-cell-address="TicketsNAOS.AQ45"/>
      <style:map style:condition="is-true-formula(NOT(ISERROR(SEARCH(&quot;GMV&quot;;[.AQ45]))))" style:apply-style-name="ConditionalStyle_5f_3" style:base-cell-address="TicketsNAOS.AQ45"/>
      <style:map style:condition="is-true-formula(NOT(ISERROR(SEARCH(&quot;OT&quot;;[.AQ45]))))" style:apply-style-name="ConditionalStyle_5f_4" style:base-cell-address="TicketsNAOS.AQ45"/>
      <style:map style:condition="is-true-formula(NOT(ISERROR(SEARCH(&quot;PdU&quot;;[.AQ45]))))" style:apply-style-name="ConditionalStyle_5f_5" style:base-cell-address="TicketsNAOS.AQ45"/>
      <style:map style:condition="is-true-formula(NOT(ISERROR(SEARCH(&quot;TdS&quot;;[.AQ45]))))" style:apply-style-name="ConditionalStyle_5f_6" style:base-cell-address="TicketsNAOS.AQ45"/>
      <style:map style:condition="is-true-formula(NOT(ISERROR(SEARCH(&quot;Cerrado&quot;;[.AQ45]))))" style:apply-style-name="Estilo_5f_Cerrada" style:base-cell-address="TicketsNAOS.AQ45"/>
    </style:style>
    <style:style style:name="ce8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6]))))" style:apply-style-name="ConditionalStyle_5f_2" style:base-cell-address="TicketsNAOS.AQ46"/>
      <style:map style:condition="is-true-formula(NOT(ISERROR(SEARCH(&quot;GMV&quot;;[.AQ46]))))" style:apply-style-name="ConditionalStyle_5f_3" style:base-cell-address="TicketsNAOS.AQ46"/>
      <style:map style:condition="is-true-formula(NOT(ISERROR(SEARCH(&quot;OT&quot;;[.AQ46]))))" style:apply-style-name="ConditionalStyle_5f_4" style:base-cell-address="TicketsNAOS.AQ46"/>
      <style:map style:condition="is-true-formula(NOT(ISERROR(SEARCH(&quot;PdU&quot;;[.AQ46]))))" style:apply-style-name="ConditionalStyle_5f_5" style:base-cell-address="TicketsNAOS.AQ46"/>
      <style:map style:condition="is-true-formula(NOT(ISERROR(SEARCH(&quot;TdS&quot;;[.AQ46]))))" style:apply-style-name="ConditionalStyle_5f_6" style:base-cell-address="TicketsNAOS.AQ46"/>
      <style:map style:condition="is-true-formula(NOT(ISERROR(SEARCH(&quot;Cerrado&quot;;[.AQ46]))))" style:apply-style-name="Estilo_5f_Cerrada" style:base-cell-address="TicketsNAOS.AQ46"/>
    </style:style>
    <style:style style:name="ce8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7]))))" style:apply-style-name="ConditionalStyle_5f_2" style:base-cell-address="TicketsNAOS.AQ47"/>
      <style:map style:condition="is-true-formula(NOT(ISERROR(SEARCH(&quot;GMV&quot;;[.AQ47]))))" style:apply-style-name="ConditionalStyle_5f_3" style:base-cell-address="TicketsNAOS.AQ47"/>
      <style:map style:condition="is-true-formula(NOT(ISERROR(SEARCH(&quot;OT&quot;;[.AQ47]))))" style:apply-style-name="ConditionalStyle_5f_4" style:base-cell-address="TicketsNAOS.AQ47"/>
      <style:map style:condition="is-true-formula(NOT(ISERROR(SEARCH(&quot;PdU&quot;;[.AQ47]))))" style:apply-style-name="ConditionalStyle_5f_5" style:base-cell-address="TicketsNAOS.AQ47"/>
      <style:map style:condition="is-true-formula(NOT(ISERROR(SEARCH(&quot;TdS&quot;;[.AQ47]))))" style:apply-style-name="ConditionalStyle_5f_6" style:base-cell-address="TicketsNAOS.AQ47"/>
      <style:map style:condition="is-true-formula(NOT(ISERROR(SEARCH(&quot;Cerrado&quot;;[.AQ47]))))" style:apply-style-name="Estilo_5f_Cerrada" style:base-cell-address="TicketsNAOS.AQ47"/>
    </style:style>
    <style:style style:name="ce8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8]))))" style:apply-style-name="ConditionalStyle_5f_2" style:base-cell-address="TicketsNAOS.AQ48"/>
      <style:map style:condition="is-true-formula(NOT(ISERROR(SEARCH(&quot;GMV&quot;;[.AQ48]))))" style:apply-style-name="ConditionalStyle_5f_3" style:base-cell-address="TicketsNAOS.AQ48"/>
      <style:map style:condition="is-true-formula(NOT(ISERROR(SEARCH(&quot;OT&quot;;[.AQ48]))))" style:apply-style-name="ConditionalStyle_5f_4" style:base-cell-address="TicketsNAOS.AQ48"/>
      <style:map style:condition="is-true-formula(NOT(ISERROR(SEARCH(&quot;PdU&quot;;[.AQ48]))))" style:apply-style-name="ConditionalStyle_5f_5" style:base-cell-address="TicketsNAOS.AQ48"/>
      <style:map style:condition="is-true-formula(NOT(ISERROR(SEARCH(&quot;TdS&quot;;[.AQ48]))))" style:apply-style-name="ConditionalStyle_5f_6" style:base-cell-address="TicketsNAOS.AQ48"/>
      <style:map style:condition="is-true-formula(NOT(ISERROR(SEARCH(&quot;Cerrado&quot;;[.AQ48]))))" style:apply-style-name="Estilo_5f_Cerrada" style:base-cell-address="TicketsNAOS.AQ48"/>
    </style:style>
    <style:style style:name="ce8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49]))))" style:apply-style-name="ConditionalStyle_5f_2" style:base-cell-address="TicketsNAOS.AQ49"/>
      <style:map style:condition="is-true-formula(NOT(ISERROR(SEARCH(&quot;GMV&quot;;[.AQ49]))))" style:apply-style-name="ConditionalStyle_5f_3" style:base-cell-address="TicketsNAOS.AQ49"/>
      <style:map style:condition="is-true-formula(NOT(ISERROR(SEARCH(&quot;OT&quot;;[.AQ49]))))" style:apply-style-name="ConditionalStyle_5f_4" style:base-cell-address="TicketsNAOS.AQ49"/>
      <style:map style:condition="is-true-formula(NOT(ISERROR(SEARCH(&quot;PdU&quot;;[.AQ49]))))" style:apply-style-name="ConditionalStyle_5f_5" style:base-cell-address="TicketsNAOS.AQ49"/>
      <style:map style:condition="is-true-formula(NOT(ISERROR(SEARCH(&quot;TdS&quot;;[.AQ49]))))" style:apply-style-name="ConditionalStyle_5f_6" style:base-cell-address="TicketsNAOS.AQ49"/>
      <style:map style:condition="is-true-formula(NOT(ISERROR(SEARCH(&quot;Cerrado&quot;;[.AQ49]))))" style:apply-style-name="Estilo_5f_Cerrada" style:base-cell-address="TicketsNAOS.AQ49"/>
    </style:style>
    <style:style style:name="ce82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0]))))" style:apply-style-name="ConditionalStyle_5f_2" style:base-cell-address="TicketsNAOS.AQ50"/>
      <style:map style:condition="is-true-formula(NOT(ISERROR(SEARCH(&quot;GMV&quot;;[.AQ50]))))" style:apply-style-name="ConditionalStyle_5f_3" style:base-cell-address="TicketsNAOS.AQ50"/>
      <style:map style:condition="is-true-formula(NOT(ISERROR(SEARCH(&quot;OT&quot;;[.AQ50]))))" style:apply-style-name="ConditionalStyle_5f_4" style:base-cell-address="TicketsNAOS.AQ50"/>
      <style:map style:condition="is-true-formula(NOT(ISERROR(SEARCH(&quot;PdU&quot;;[.AQ50]))))" style:apply-style-name="ConditionalStyle_5f_5" style:base-cell-address="TicketsNAOS.AQ50"/>
      <style:map style:condition="is-true-formula(NOT(ISERROR(SEARCH(&quot;TdS&quot;;[.AQ50]))))" style:apply-style-name="ConditionalStyle_5f_6" style:base-cell-address="TicketsNAOS.AQ50"/>
      <style:map style:condition="is-true-formula(NOT(ISERROR(SEARCH(&quot;Cerrado&quot;;[.AQ50]))))" style:apply-style-name="Estilo_5f_Cerrada" style:base-cell-address="TicketsNAOS.AQ50"/>
    </style:style>
    <style:style style:name="ce8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1]))))" style:apply-style-name="ConditionalStyle_5f_2" style:base-cell-address="TicketsNAOS.AQ51"/>
      <style:map style:condition="is-true-formula(NOT(ISERROR(SEARCH(&quot;GMV&quot;;[.AQ51]))))" style:apply-style-name="ConditionalStyle_5f_3" style:base-cell-address="TicketsNAOS.AQ51"/>
      <style:map style:condition="is-true-formula(NOT(ISERROR(SEARCH(&quot;OT&quot;;[.AQ51]))))" style:apply-style-name="ConditionalStyle_5f_4" style:base-cell-address="TicketsNAOS.AQ51"/>
      <style:map style:condition="is-true-formula(NOT(ISERROR(SEARCH(&quot;PdU&quot;;[.AQ51]))))" style:apply-style-name="ConditionalStyle_5f_5" style:base-cell-address="TicketsNAOS.AQ51"/>
      <style:map style:condition="is-true-formula(NOT(ISERROR(SEARCH(&quot;TdS&quot;;[.AQ51]))))" style:apply-style-name="ConditionalStyle_5f_6" style:base-cell-address="TicketsNAOS.AQ51"/>
      <style:map style:condition="is-true-formula(NOT(ISERROR(SEARCH(&quot;Cerrado&quot;;[.AQ51]))))" style:apply-style-name="Estilo_5f_Cerrada" style:base-cell-address="TicketsNAOS.AQ51"/>
    </style:style>
    <style:style style:name="ce8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2]))))" style:apply-style-name="ConditionalStyle_5f_2" style:base-cell-address="TicketsNAOS.AQ52"/>
      <style:map style:condition="is-true-formula(NOT(ISERROR(SEARCH(&quot;GMV&quot;;[.AQ52]))))" style:apply-style-name="ConditionalStyle_5f_3" style:base-cell-address="TicketsNAOS.AQ52"/>
      <style:map style:condition="is-true-formula(NOT(ISERROR(SEARCH(&quot;OT&quot;;[.AQ52]))))" style:apply-style-name="ConditionalStyle_5f_4" style:base-cell-address="TicketsNAOS.AQ52"/>
      <style:map style:condition="is-true-formula(NOT(ISERROR(SEARCH(&quot;PdU&quot;;[.AQ52]))))" style:apply-style-name="ConditionalStyle_5f_5" style:base-cell-address="TicketsNAOS.AQ52"/>
      <style:map style:condition="is-true-formula(NOT(ISERROR(SEARCH(&quot;TdS&quot;;[.AQ52]))))" style:apply-style-name="ConditionalStyle_5f_6" style:base-cell-address="TicketsNAOS.AQ52"/>
      <style:map style:condition="is-true-formula(NOT(ISERROR(SEARCH(&quot;Cerrado&quot;;[.AQ52]))))" style:apply-style-name="Estilo_5f_Cerrada" style:base-cell-address="TicketsNAOS.AQ52"/>
    </style:style>
    <style:style style:name="ce8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3]))))" style:apply-style-name="ConditionalStyle_5f_2" style:base-cell-address="TicketsNAOS.AQ53"/>
      <style:map style:condition="is-true-formula(NOT(ISERROR(SEARCH(&quot;GMV&quot;;[.AQ53]))))" style:apply-style-name="ConditionalStyle_5f_3" style:base-cell-address="TicketsNAOS.AQ53"/>
      <style:map style:condition="is-true-formula(NOT(ISERROR(SEARCH(&quot;OT&quot;;[.AQ53]))))" style:apply-style-name="ConditionalStyle_5f_4" style:base-cell-address="TicketsNAOS.AQ53"/>
      <style:map style:condition="is-true-formula(NOT(ISERROR(SEARCH(&quot;PdU&quot;;[.AQ53]))))" style:apply-style-name="ConditionalStyle_5f_5" style:base-cell-address="TicketsNAOS.AQ53"/>
      <style:map style:condition="is-true-formula(NOT(ISERROR(SEARCH(&quot;TdS&quot;;[.AQ53]))))" style:apply-style-name="ConditionalStyle_5f_6" style:base-cell-address="TicketsNAOS.AQ53"/>
      <style:map style:condition="is-true-formula(NOT(ISERROR(SEARCH(&quot;Cerrado&quot;;[.AQ53]))))" style:apply-style-name="Estilo_5f_Cerrada" style:base-cell-address="TicketsNAOS.AQ53"/>
    </style:style>
    <style:style style:name="ce8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4]))))" style:apply-style-name="ConditionalStyle_5f_2" style:base-cell-address="TicketsNAOS.AQ54"/>
      <style:map style:condition="is-true-formula(NOT(ISERROR(SEARCH(&quot;GMV&quot;;[.AQ54]))))" style:apply-style-name="ConditionalStyle_5f_3" style:base-cell-address="TicketsNAOS.AQ54"/>
      <style:map style:condition="is-true-formula(NOT(ISERROR(SEARCH(&quot;OT&quot;;[.AQ54]))))" style:apply-style-name="ConditionalStyle_5f_4" style:base-cell-address="TicketsNAOS.AQ54"/>
      <style:map style:condition="is-true-formula(NOT(ISERROR(SEARCH(&quot;PdU&quot;;[.AQ54]))))" style:apply-style-name="ConditionalStyle_5f_5" style:base-cell-address="TicketsNAOS.AQ54"/>
      <style:map style:condition="is-true-formula(NOT(ISERROR(SEARCH(&quot;TdS&quot;;[.AQ54]))))" style:apply-style-name="ConditionalStyle_5f_6" style:base-cell-address="TicketsNAOS.AQ54"/>
      <style:map style:condition="is-true-formula(NOT(ISERROR(SEARCH(&quot;Cerrado&quot;;[.AQ54]))))" style:apply-style-name="Estilo_5f_Cerrada" style:base-cell-address="TicketsNAOS.AQ54"/>
    </style:style>
    <style:style style:name="ce8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5]))))" style:apply-style-name="ConditionalStyle_5f_2" style:base-cell-address="TicketsNAOS.AQ55"/>
      <style:map style:condition="is-true-formula(NOT(ISERROR(SEARCH(&quot;GMV&quot;;[.AQ55]))))" style:apply-style-name="ConditionalStyle_5f_3" style:base-cell-address="TicketsNAOS.AQ55"/>
      <style:map style:condition="is-true-formula(NOT(ISERROR(SEARCH(&quot;OT&quot;;[.AQ55]))))" style:apply-style-name="ConditionalStyle_5f_4" style:base-cell-address="TicketsNAOS.AQ55"/>
      <style:map style:condition="is-true-formula(NOT(ISERROR(SEARCH(&quot;PdU&quot;;[.AQ55]))))" style:apply-style-name="ConditionalStyle_5f_5" style:base-cell-address="TicketsNAOS.AQ55"/>
      <style:map style:condition="is-true-formula(NOT(ISERROR(SEARCH(&quot;TdS&quot;;[.AQ55]))))" style:apply-style-name="ConditionalStyle_5f_6" style:base-cell-address="TicketsNAOS.AQ55"/>
      <style:map style:condition="is-true-formula(NOT(ISERROR(SEARCH(&quot;Cerrado&quot;;[.AQ55]))))" style:apply-style-name="Estilo_5f_Cerrada" style:base-cell-address="TicketsNAOS.AQ55"/>
    </style:style>
    <style:style style:name="ce8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6]))))" style:apply-style-name="ConditionalStyle_5f_2" style:base-cell-address="TicketsNAOS.AQ56"/>
      <style:map style:condition="is-true-formula(NOT(ISERROR(SEARCH(&quot;GMV&quot;;[.AQ56]))))" style:apply-style-name="ConditionalStyle_5f_3" style:base-cell-address="TicketsNAOS.AQ56"/>
      <style:map style:condition="is-true-formula(NOT(ISERROR(SEARCH(&quot;OT&quot;;[.AQ56]))))" style:apply-style-name="ConditionalStyle_5f_4" style:base-cell-address="TicketsNAOS.AQ56"/>
      <style:map style:condition="is-true-formula(NOT(ISERROR(SEARCH(&quot;PdU&quot;;[.AQ56]))))" style:apply-style-name="ConditionalStyle_5f_5" style:base-cell-address="TicketsNAOS.AQ56"/>
      <style:map style:condition="is-true-formula(NOT(ISERROR(SEARCH(&quot;TdS&quot;;[.AQ56]))))" style:apply-style-name="ConditionalStyle_5f_6" style:base-cell-address="TicketsNAOS.AQ56"/>
      <style:map style:condition="is-true-formula(NOT(ISERROR(SEARCH(&quot;Cerrado&quot;;[.AQ56]))))" style:apply-style-name="Estilo_5f_Cerrada" style:base-cell-address="TicketsNAOS.AQ56"/>
    </style:style>
    <style:style style:name="ce83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7]))))" style:apply-style-name="ConditionalStyle_5f_2" style:base-cell-address="TicketsNAOS.AQ57"/>
      <style:map style:condition="is-true-formula(NOT(ISERROR(SEARCH(&quot;GMV&quot;;[.AQ57]))))" style:apply-style-name="ConditionalStyle_5f_3" style:base-cell-address="TicketsNAOS.AQ57"/>
      <style:map style:condition="is-true-formula(NOT(ISERROR(SEARCH(&quot;OT&quot;;[.AQ57]))))" style:apply-style-name="ConditionalStyle_5f_4" style:base-cell-address="TicketsNAOS.AQ57"/>
      <style:map style:condition="is-true-formula(NOT(ISERROR(SEARCH(&quot;PdU&quot;;[.AQ57]))))" style:apply-style-name="ConditionalStyle_5f_5" style:base-cell-address="TicketsNAOS.AQ57"/>
      <style:map style:condition="is-true-formula(NOT(ISERROR(SEARCH(&quot;TdS&quot;;[.AQ57]))))" style:apply-style-name="ConditionalStyle_5f_6" style:base-cell-address="TicketsNAOS.AQ57"/>
      <style:map style:condition="is-true-formula(NOT(ISERROR(SEARCH(&quot;Cerrado&quot;;[.AQ57]))))" style:apply-style-name="Estilo_5f_Cerrada" style:base-cell-address="TicketsNAOS.AQ57"/>
    </style:style>
    <style:style style:name="ce8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8]))))" style:apply-style-name="ConditionalStyle_5f_2" style:base-cell-address="TicketsNAOS.AQ58"/>
      <style:map style:condition="is-true-formula(NOT(ISERROR(SEARCH(&quot;GMV&quot;;[.AQ58]))))" style:apply-style-name="ConditionalStyle_5f_3" style:base-cell-address="TicketsNAOS.AQ58"/>
      <style:map style:condition="is-true-formula(NOT(ISERROR(SEARCH(&quot;OT&quot;;[.AQ58]))))" style:apply-style-name="ConditionalStyle_5f_4" style:base-cell-address="TicketsNAOS.AQ58"/>
      <style:map style:condition="is-true-formula(NOT(ISERROR(SEARCH(&quot;PdU&quot;;[.AQ58]))))" style:apply-style-name="ConditionalStyle_5f_5" style:base-cell-address="TicketsNAOS.AQ58"/>
      <style:map style:condition="is-true-formula(NOT(ISERROR(SEARCH(&quot;TdS&quot;;[.AQ58]))))" style:apply-style-name="ConditionalStyle_5f_6" style:base-cell-address="TicketsNAOS.AQ58"/>
      <style:map style:condition="is-true-formula(NOT(ISERROR(SEARCH(&quot;Cerrado&quot;;[.AQ58]))))" style:apply-style-name="Estilo_5f_Cerrada" style:base-cell-address="TicketsNAOS.AQ58"/>
    </style:style>
    <style:style style:name="ce8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59]))))" style:apply-style-name="ConditionalStyle_5f_2" style:base-cell-address="TicketsNAOS.AQ59"/>
      <style:map style:condition="is-true-formula(NOT(ISERROR(SEARCH(&quot;GMV&quot;;[.AQ59]))))" style:apply-style-name="ConditionalStyle_5f_3" style:base-cell-address="TicketsNAOS.AQ59"/>
      <style:map style:condition="is-true-formula(NOT(ISERROR(SEARCH(&quot;OT&quot;;[.AQ59]))))" style:apply-style-name="ConditionalStyle_5f_4" style:base-cell-address="TicketsNAOS.AQ59"/>
      <style:map style:condition="is-true-formula(NOT(ISERROR(SEARCH(&quot;PdU&quot;;[.AQ59]))))" style:apply-style-name="ConditionalStyle_5f_5" style:base-cell-address="TicketsNAOS.AQ59"/>
      <style:map style:condition="is-true-formula(NOT(ISERROR(SEARCH(&quot;TdS&quot;;[.AQ59]))))" style:apply-style-name="ConditionalStyle_5f_6" style:base-cell-address="TicketsNAOS.AQ59"/>
      <style:map style:condition="is-true-formula(NOT(ISERROR(SEARCH(&quot;Cerrado&quot;;[.AQ59]))))" style:apply-style-name="Estilo_5f_Cerrada" style:base-cell-address="TicketsNAOS.AQ59"/>
    </style:style>
    <style:style style:name="ce8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0]))))" style:apply-style-name="ConditionalStyle_5f_2" style:base-cell-address="TicketsNAOS.AQ60"/>
      <style:map style:condition="is-true-formula(NOT(ISERROR(SEARCH(&quot;GMV&quot;;[.AQ60]))))" style:apply-style-name="ConditionalStyle_5f_3" style:base-cell-address="TicketsNAOS.AQ60"/>
      <style:map style:condition="is-true-formula(NOT(ISERROR(SEARCH(&quot;OT&quot;;[.AQ60]))))" style:apply-style-name="ConditionalStyle_5f_4" style:base-cell-address="TicketsNAOS.AQ60"/>
      <style:map style:condition="is-true-formula(NOT(ISERROR(SEARCH(&quot;PdU&quot;;[.AQ60]))))" style:apply-style-name="ConditionalStyle_5f_5" style:base-cell-address="TicketsNAOS.AQ60"/>
      <style:map style:condition="is-true-formula(NOT(ISERROR(SEARCH(&quot;TdS&quot;;[.AQ60]))))" style:apply-style-name="ConditionalStyle_5f_6" style:base-cell-address="TicketsNAOS.AQ60"/>
      <style:map style:condition="is-true-formula(NOT(ISERROR(SEARCH(&quot;Cerrado&quot;;[.AQ60]))))" style:apply-style-name="Estilo_5f_Cerrada" style:base-cell-address="TicketsNAOS.AQ60"/>
    </style:style>
    <style:style style:name="ce8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1]))))" style:apply-style-name="ConditionalStyle_5f_2" style:base-cell-address="TicketsNAOS.AQ61"/>
      <style:map style:condition="is-true-formula(NOT(ISERROR(SEARCH(&quot;GMV&quot;;[.AQ61]))))" style:apply-style-name="ConditionalStyle_5f_3" style:base-cell-address="TicketsNAOS.AQ61"/>
      <style:map style:condition="is-true-formula(NOT(ISERROR(SEARCH(&quot;OT&quot;;[.AQ61]))))" style:apply-style-name="ConditionalStyle_5f_4" style:base-cell-address="TicketsNAOS.AQ61"/>
      <style:map style:condition="is-true-formula(NOT(ISERROR(SEARCH(&quot;PdU&quot;;[.AQ61]))))" style:apply-style-name="ConditionalStyle_5f_5" style:base-cell-address="TicketsNAOS.AQ61"/>
      <style:map style:condition="is-true-formula(NOT(ISERROR(SEARCH(&quot;TdS&quot;;[.AQ61]))))" style:apply-style-name="ConditionalStyle_5f_6" style:base-cell-address="TicketsNAOS.AQ61"/>
      <style:map style:condition="is-true-formula(NOT(ISERROR(SEARCH(&quot;Cerrado&quot;;[.AQ61]))))" style:apply-style-name="Estilo_5f_Cerrada" style:base-cell-address="TicketsNAOS.AQ61"/>
    </style:style>
    <style:style style:name="ce8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2]))))" style:apply-style-name="ConditionalStyle_5f_2" style:base-cell-address="TicketsNAOS.AQ62"/>
      <style:map style:condition="is-true-formula(NOT(ISERROR(SEARCH(&quot;GMV&quot;;[.AQ62]))))" style:apply-style-name="ConditionalStyle_5f_3" style:base-cell-address="TicketsNAOS.AQ62"/>
      <style:map style:condition="is-true-formula(NOT(ISERROR(SEARCH(&quot;OT&quot;;[.AQ62]))))" style:apply-style-name="ConditionalStyle_5f_4" style:base-cell-address="TicketsNAOS.AQ62"/>
      <style:map style:condition="is-true-formula(NOT(ISERROR(SEARCH(&quot;PdU&quot;;[.AQ62]))))" style:apply-style-name="ConditionalStyle_5f_5" style:base-cell-address="TicketsNAOS.AQ62"/>
      <style:map style:condition="is-true-formula(NOT(ISERROR(SEARCH(&quot;TdS&quot;;[.AQ62]))))" style:apply-style-name="ConditionalStyle_5f_6" style:base-cell-address="TicketsNAOS.AQ62"/>
      <style:map style:condition="is-true-formula(NOT(ISERROR(SEARCH(&quot;Cerrado&quot;;[.AQ62]))))" style:apply-style-name="Estilo_5f_Cerrada" style:base-cell-address="TicketsNAOS.AQ62"/>
    </style:style>
    <style:style style:name="ce8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3]))))" style:apply-style-name="ConditionalStyle_5f_2" style:base-cell-address="TicketsNAOS.AQ63"/>
      <style:map style:condition="is-true-formula(NOT(ISERROR(SEARCH(&quot;GMV&quot;;[.AQ63]))))" style:apply-style-name="ConditionalStyle_5f_3" style:base-cell-address="TicketsNAOS.AQ63"/>
      <style:map style:condition="is-true-formula(NOT(ISERROR(SEARCH(&quot;OT&quot;;[.AQ63]))))" style:apply-style-name="ConditionalStyle_5f_4" style:base-cell-address="TicketsNAOS.AQ63"/>
      <style:map style:condition="is-true-formula(NOT(ISERROR(SEARCH(&quot;PdU&quot;;[.AQ63]))))" style:apply-style-name="ConditionalStyle_5f_5" style:base-cell-address="TicketsNAOS.AQ63"/>
      <style:map style:condition="is-true-formula(NOT(ISERROR(SEARCH(&quot;TdS&quot;;[.AQ63]))))" style:apply-style-name="ConditionalStyle_5f_6" style:base-cell-address="TicketsNAOS.AQ63"/>
      <style:map style:condition="is-true-formula(NOT(ISERROR(SEARCH(&quot;Cerrado&quot;;[.AQ63]))))" style:apply-style-name="Estilo_5f_Cerrada" style:base-cell-address="TicketsNAOS.AQ63"/>
    </style:style>
    <style:style style:name="ce8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4]))))" style:apply-style-name="ConditionalStyle_5f_2" style:base-cell-address="TicketsNAOS.AQ64"/>
      <style:map style:condition="is-true-formula(NOT(ISERROR(SEARCH(&quot;GMV&quot;;[.AQ64]))))" style:apply-style-name="ConditionalStyle_5f_3" style:base-cell-address="TicketsNAOS.AQ64"/>
      <style:map style:condition="is-true-formula(NOT(ISERROR(SEARCH(&quot;OT&quot;;[.AQ64]))))" style:apply-style-name="ConditionalStyle_5f_4" style:base-cell-address="TicketsNAOS.AQ64"/>
      <style:map style:condition="is-true-formula(NOT(ISERROR(SEARCH(&quot;PdU&quot;;[.AQ64]))))" style:apply-style-name="ConditionalStyle_5f_5" style:base-cell-address="TicketsNAOS.AQ64"/>
      <style:map style:condition="is-true-formula(NOT(ISERROR(SEARCH(&quot;TdS&quot;;[.AQ64]))))" style:apply-style-name="ConditionalStyle_5f_6" style:base-cell-address="TicketsNAOS.AQ64"/>
      <style:map style:condition="is-true-formula(NOT(ISERROR(SEARCH(&quot;Cerrado&quot;;[.AQ64]))))" style:apply-style-name="Estilo_5f_Cerrada" style:base-cell-address="TicketsNAOS.AQ64"/>
    </style:style>
    <style:style style:name="ce8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5]))))" style:apply-style-name="ConditionalStyle_5f_2" style:base-cell-address="TicketsNAOS.AQ65"/>
      <style:map style:condition="is-true-formula(NOT(ISERROR(SEARCH(&quot;GMV&quot;;[.AQ65]))))" style:apply-style-name="ConditionalStyle_5f_3" style:base-cell-address="TicketsNAOS.AQ65"/>
      <style:map style:condition="is-true-formula(NOT(ISERROR(SEARCH(&quot;OT&quot;;[.AQ65]))))" style:apply-style-name="ConditionalStyle_5f_4" style:base-cell-address="TicketsNAOS.AQ65"/>
      <style:map style:condition="is-true-formula(NOT(ISERROR(SEARCH(&quot;PdU&quot;;[.AQ65]))))" style:apply-style-name="ConditionalStyle_5f_5" style:base-cell-address="TicketsNAOS.AQ65"/>
      <style:map style:condition="is-true-formula(NOT(ISERROR(SEARCH(&quot;TdS&quot;;[.AQ65]))))" style:apply-style-name="ConditionalStyle_5f_6" style:base-cell-address="TicketsNAOS.AQ65"/>
      <style:map style:condition="is-true-formula(NOT(ISERROR(SEARCH(&quot;Cerrado&quot;;[.AQ65]))))" style:apply-style-name="Estilo_5f_Cerrada" style:base-cell-address="TicketsNAOS.AQ65"/>
    </style:style>
    <style:style style:name="ce8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6]))))" style:apply-style-name="ConditionalStyle_5f_2" style:base-cell-address="TicketsNAOS.AQ66"/>
      <style:map style:condition="is-true-formula(NOT(ISERROR(SEARCH(&quot;GMV&quot;;[.AQ66]))))" style:apply-style-name="ConditionalStyle_5f_3" style:base-cell-address="TicketsNAOS.AQ66"/>
      <style:map style:condition="is-true-formula(NOT(ISERROR(SEARCH(&quot;OT&quot;;[.AQ66]))))" style:apply-style-name="ConditionalStyle_5f_4" style:base-cell-address="TicketsNAOS.AQ66"/>
      <style:map style:condition="is-true-formula(NOT(ISERROR(SEARCH(&quot;PdU&quot;;[.AQ66]))))" style:apply-style-name="ConditionalStyle_5f_5" style:base-cell-address="TicketsNAOS.AQ66"/>
      <style:map style:condition="is-true-formula(NOT(ISERROR(SEARCH(&quot;TdS&quot;;[.AQ66]))))" style:apply-style-name="ConditionalStyle_5f_6" style:base-cell-address="TicketsNAOS.AQ66"/>
      <style:map style:condition="is-true-formula(NOT(ISERROR(SEARCH(&quot;Cerrado&quot;;[.AQ66]))))" style:apply-style-name="Estilo_5f_Cerrada" style:base-cell-address="TicketsNAOS.AQ66"/>
    </style:style>
    <style:style style:name="ce8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7]))))" style:apply-style-name="ConditionalStyle_5f_2" style:base-cell-address="TicketsNAOS.AQ67"/>
      <style:map style:condition="is-true-formula(NOT(ISERROR(SEARCH(&quot;GMV&quot;;[.AQ67]))))" style:apply-style-name="ConditionalStyle_5f_3" style:base-cell-address="TicketsNAOS.AQ67"/>
      <style:map style:condition="is-true-formula(NOT(ISERROR(SEARCH(&quot;OT&quot;;[.AQ67]))))" style:apply-style-name="ConditionalStyle_5f_4" style:base-cell-address="TicketsNAOS.AQ67"/>
      <style:map style:condition="is-true-formula(NOT(ISERROR(SEARCH(&quot;PdU&quot;;[.AQ67]))))" style:apply-style-name="ConditionalStyle_5f_5" style:base-cell-address="TicketsNAOS.AQ67"/>
      <style:map style:condition="is-true-formula(NOT(ISERROR(SEARCH(&quot;TdS&quot;;[.AQ67]))))" style:apply-style-name="ConditionalStyle_5f_6" style:base-cell-address="TicketsNAOS.AQ67"/>
      <style:map style:condition="is-true-formula(NOT(ISERROR(SEARCH(&quot;Cerrado&quot;;[.AQ67]))))" style:apply-style-name="Estilo_5f_Cerrada" style:base-cell-address="TicketsNAOS.AQ67"/>
    </style:style>
    <style:style style:name="ce8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8]))))" style:apply-style-name="ConditionalStyle_5f_2" style:base-cell-address="TicketsNAOS.AQ68"/>
      <style:map style:condition="is-true-formula(NOT(ISERROR(SEARCH(&quot;GMV&quot;;[.AQ68]))))" style:apply-style-name="ConditionalStyle_5f_3" style:base-cell-address="TicketsNAOS.AQ68"/>
      <style:map style:condition="is-true-formula(NOT(ISERROR(SEARCH(&quot;OT&quot;;[.AQ68]))))" style:apply-style-name="ConditionalStyle_5f_4" style:base-cell-address="TicketsNAOS.AQ68"/>
      <style:map style:condition="is-true-formula(NOT(ISERROR(SEARCH(&quot;PdU&quot;;[.AQ68]))))" style:apply-style-name="ConditionalStyle_5f_5" style:base-cell-address="TicketsNAOS.AQ68"/>
      <style:map style:condition="is-true-formula(NOT(ISERROR(SEARCH(&quot;TdS&quot;;[.AQ68]))))" style:apply-style-name="ConditionalStyle_5f_6" style:base-cell-address="TicketsNAOS.AQ68"/>
      <style:map style:condition="is-true-formula(NOT(ISERROR(SEARCH(&quot;Cerrado&quot;;[.AQ68]))))" style:apply-style-name="Estilo_5f_Cerrada" style:base-cell-address="TicketsNAOS.AQ68"/>
    </style:style>
    <style:style style:name="ce8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69]))))" style:apply-style-name="ConditionalStyle_5f_2" style:base-cell-address="TicketsNAOS.AQ69"/>
      <style:map style:condition="is-true-formula(NOT(ISERROR(SEARCH(&quot;GMV&quot;;[.AQ69]))))" style:apply-style-name="ConditionalStyle_5f_3" style:base-cell-address="TicketsNAOS.AQ69"/>
      <style:map style:condition="is-true-formula(NOT(ISERROR(SEARCH(&quot;OT&quot;;[.AQ69]))))" style:apply-style-name="ConditionalStyle_5f_4" style:base-cell-address="TicketsNAOS.AQ69"/>
      <style:map style:condition="is-true-formula(NOT(ISERROR(SEARCH(&quot;PdU&quot;;[.AQ69]))))" style:apply-style-name="ConditionalStyle_5f_5" style:base-cell-address="TicketsNAOS.AQ69"/>
      <style:map style:condition="is-true-formula(NOT(ISERROR(SEARCH(&quot;TdS&quot;;[.AQ69]))))" style:apply-style-name="ConditionalStyle_5f_6" style:base-cell-address="TicketsNAOS.AQ69"/>
      <style:map style:condition="is-true-formula(NOT(ISERROR(SEARCH(&quot;Cerrado&quot;;[.AQ69]))))" style:apply-style-name="Estilo_5f_Cerrada" style:base-cell-address="TicketsNAOS.AQ69"/>
    </style:style>
    <style:style style:name="ce84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Q70]))))" style:apply-style-name="ConditionalStyle_5f_2" style:base-cell-address="TicketsNAOS.AQ70"/>
      <style:map style:condition="is-true-formula(NOT(ISERROR(SEARCH(&quot;GMV&quot;;[.AQ70]))))" style:apply-style-name="ConditionalStyle_5f_3" style:base-cell-address="TicketsNAOS.AQ70"/>
      <style:map style:condition="is-true-formula(NOT(ISERROR(SEARCH(&quot;OT&quot;;[.AQ70]))))" style:apply-style-name="ConditionalStyle_5f_4" style:base-cell-address="TicketsNAOS.AQ70"/>
      <style:map style:condition="is-true-formula(NOT(ISERROR(SEARCH(&quot;PdU&quot;;[.AQ70]))))" style:apply-style-name="ConditionalStyle_5f_5" style:base-cell-address="TicketsNAOS.AQ70"/>
      <style:map style:condition="is-true-formula(NOT(ISERROR(SEARCH(&quot;TdS&quot;;[.AQ70]))))" style:apply-style-name="ConditionalStyle_5f_6" style:base-cell-address="TicketsNAOS.AQ70"/>
      <style:map style:condition="is-true-formula(NOT(ISERROR(SEARCH(&quot;Cerrado&quot;;[.AQ70]))))" style:apply-style-name="Estilo_5f_Cerrada" style:base-cell-address="TicketsNAOS.AQ70"/>
    </style:style>
    <style:style style:name="ce8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2]))))" style:apply-style-name="ConditionalStyle_5f_2" style:base-cell-address="TicketsNAOS.AR2"/>
      <style:map style:condition="is-true-formula(NOT(ISERROR(SEARCH(&quot;GMV&quot;;[.AR2]))))" style:apply-style-name="ConditionalStyle_5f_3" style:base-cell-address="TicketsNAOS.AR2"/>
      <style:map style:condition="is-true-formula(NOT(ISERROR(SEARCH(&quot;OT&quot;;[.AR2]))))" style:apply-style-name="ConditionalStyle_5f_4" style:base-cell-address="TicketsNAOS.AR2"/>
      <style:map style:condition="is-true-formula(NOT(ISERROR(SEARCH(&quot;PdU&quot;;[.AR2]))))" style:apply-style-name="ConditionalStyle_5f_5" style:base-cell-address="TicketsNAOS.AR2"/>
      <style:map style:condition="is-true-formula(NOT(ISERROR(SEARCH(&quot;TdS&quot;;[.AR2]))))" style:apply-style-name="ConditionalStyle_5f_6" style:base-cell-address="TicketsNAOS.AR2"/>
      <style:map style:condition="is-true-formula(NOT(ISERROR(SEARCH(&quot;Cerrado&quot;;[.AR2]))))" style:apply-style-name="Estilo_5f_Cerrada" style:base-cell-address="TicketsNAOS.AR2"/>
    </style:style>
    <style:style style:name="ce84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]))))" style:apply-style-name="ConditionalStyle_5f_2" style:base-cell-address="TicketsNAOS.AR4"/>
      <style:map style:condition="is-true-formula(NOT(ISERROR(SEARCH(&quot;GMV&quot;;[.AR4]))))" style:apply-style-name="ConditionalStyle_5f_3" style:base-cell-address="TicketsNAOS.AR4"/>
      <style:map style:condition="is-true-formula(NOT(ISERROR(SEARCH(&quot;OT&quot;;[.AR4]))))" style:apply-style-name="ConditionalStyle_5f_4" style:base-cell-address="TicketsNAOS.AR4"/>
      <style:map style:condition="is-true-formula(NOT(ISERROR(SEARCH(&quot;PdU&quot;;[.AR4]))))" style:apply-style-name="ConditionalStyle_5f_5" style:base-cell-address="TicketsNAOS.AR4"/>
      <style:map style:condition="is-true-formula(NOT(ISERROR(SEARCH(&quot;TdS&quot;;[.AR4]))))" style:apply-style-name="ConditionalStyle_5f_6" style:base-cell-address="TicketsNAOS.AR4"/>
      <style:map style:condition="is-true-formula(NOT(ISERROR(SEARCH(&quot;Cerrado&quot;;[.AR4]))))" style:apply-style-name="Estilo_5f_Cerrada" style:base-cell-address="TicketsNAOS.AR4"/>
    </style:style>
    <style:style style:name="ce8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]))))" style:apply-style-name="ConditionalStyle_5f_2" style:base-cell-address="TicketsNAOS.AR5"/>
      <style:map style:condition="is-true-formula(NOT(ISERROR(SEARCH(&quot;GMV&quot;;[.AR5]))))" style:apply-style-name="ConditionalStyle_5f_3" style:base-cell-address="TicketsNAOS.AR5"/>
      <style:map style:condition="is-true-formula(NOT(ISERROR(SEARCH(&quot;OT&quot;;[.AR5]))))" style:apply-style-name="ConditionalStyle_5f_4" style:base-cell-address="TicketsNAOS.AR5"/>
      <style:map style:condition="is-true-formula(NOT(ISERROR(SEARCH(&quot;PdU&quot;;[.AR5]))))" style:apply-style-name="ConditionalStyle_5f_5" style:base-cell-address="TicketsNAOS.AR5"/>
      <style:map style:condition="is-true-formula(NOT(ISERROR(SEARCH(&quot;TdS&quot;;[.AR5]))))" style:apply-style-name="ConditionalStyle_5f_6" style:base-cell-address="TicketsNAOS.AR5"/>
      <style:map style:condition="is-true-formula(NOT(ISERROR(SEARCH(&quot;Cerrado&quot;;[.AR5]))))" style:apply-style-name="Estilo_5f_Cerrada" style:base-cell-address="TicketsNAOS.AR5"/>
    </style:style>
    <style:style style:name="ce84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]))))" style:apply-style-name="ConditionalStyle_5f_2" style:base-cell-address="TicketsNAOS.AR6"/>
      <style:map style:condition="is-true-formula(NOT(ISERROR(SEARCH(&quot;GMV&quot;;[.AR6]))))" style:apply-style-name="ConditionalStyle_5f_3" style:base-cell-address="TicketsNAOS.AR6"/>
      <style:map style:condition="is-true-formula(NOT(ISERROR(SEARCH(&quot;OT&quot;;[.AR6]))))" style:apply-style-name="ConditionalStyle_5f_4" style:base-cell-address="TicketsNAOS.AR6"/>
      <style:map style:condition="is-true-formula(NOT(ISERROR(SEARCH(&quot;PdU&quot;;[.AR6]))))" style:apply-style-name="ConditionalStyle_5f_5" style:base-cell-address="TicketsNAOS.AR6"/>
      <style:map style:condition="is-true-formula(NOT(ISERROR(SEARCH(&quot;TdS&quot;;[.AR6]))))" style:apply-style-name="ConditionalStyle_5f_6" style:base-cell-address="TicketsNAOS.AR6"/>
      <style:map style:condition="is-true-formula(NOT(ISERROR(SEARCH(&quot;Cerrado&quot;;[.AR6]))))" style:apply-style-name="Estilo_5f_Cerrada" style:base-cell-address="TicketsNAOS.AR6"/>
    </style:style>
    <style:style style:name="ce85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7]))))" style:apply-style-name="ConditionalStyle_5f_2" style:base-cell-address="TicketsNAOS.AR7"/>
      <style:map style:condition="is-true-formula(NOT(ISERROR(SEARCH(&quot;GMV&quot;;[.AR7]))))" style:apply-style-name="ConditionalStyle_5f_3" style:base-cell-address="TicketsNAOS.AR7"/>
      <style:map style:condition="is-true-formula(NOT(ISERROR(SEARCH(&quot;OT&quot;;[.AR7]))))" style:apply-style-name="ConditionalStyle_5f_4" style:base-cell-address="TicketsNAOS.AR7"/>
      <style:map style:condition="is-true-formula(NOT(ISERROR(SEARCH(&quot;PdU&quot;;[.AR7]))))" style:apply-style-name="ConditionalStyle_5f_5" style:base-cell-address="TicketsNAOS.AR7"/>
      <style:map style:condition="is-true-formula(NOT(ISERROR(SEARCH(&quot;TdS&quot;;[.AR7]))))" style:apply-style-name="ConditionalStyle_5f_6" style:base-cell-address="TicketsNAOS.AR7"/>
      <style:map style:condition="is-true-formula(NOT(ISERROR(SEARCH(&quot;Cerrado&quot;;[.AR7]))))" style:apply-style-name="Estilo_5f_Cerrada" style:base-cell-address="TicketsNAOS.AR7"/>
    </style:style>
    <style:style style:name="ce85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9]))))" style:apply-style-name="ConditionalStyle_5f_2" style:base-cell-address="TicketsNAOS.AR9"/>
      <style:map style:condition="is-true-formula(NOT(ISERROR(SEARCH(&quot;GMV&quot;;[.AR9]))))" style:apply-style-name="ConditionalStyle_5f_3" style:base-cell-address="TicketsNAOS.AR9"/>
      <style:map style:condition="is-true-formula(NOT(ISERROR(SEARCH(&quot;OT&quot;;[.AR9]))))" style:apply-style-name="ConditionalStyle_5f_4" style:base-cell-address="TicketsNAOS.AR9"/>
      <style:map style:condition="is-true-formula(NOT(ISERROR(SEARCH(&quot;PdU&quot;;[.AR9]))))" style:apply-style-name="ConditionalStyle_5f_5" style:base-cell-address="TicketsNAOS.AR9"/>
      <style:map style:condition="is-true-formula(NOT(ISERROR(SEARCH(&quot;TdS&quot;;[.AR9]))))" style:apply-style-name="ConditionalStyle_5f_6" style:base-cell-address="TicketsNAOS.AR9"/>
      <style:map style:condition="is-true-formula(NOT(ISERROR(SEARCH(&quot;Cerrado&quot;;[.AR9]))))" style:apply-style-name="Estilo_5f_Cerrada" style:base-cell-address="TicketsNAOS.AR9"/>
    </style:style>
    <style:style style:name="ce85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15]))))" style:apply-style-name="ConditionalStyle_5f_2" style:base-cell-address="TicketsNAOS.AR15"/>
      <style:map style:condition="is-true-formula(NOT(ISERROR(SEARCH(&quot;GMV&quot;;[.AR15]))))" style:apply-style-name="ConditionalStyle_5f_3" style:base-cell-address="TicketsNAOS.AR15"/>
      <style:map style:condition="is-true-formula(NOT(ISERROR(SEARCH(&quot;OT&quot;;[.AR15]))))" style:apply-style-name="ConditionalStyle_5f_4" style:base-cell-address="TicketsNAOS.AR15"/>
      <style:map style:condition="is-true-formula(NOT(ISERROR(SEARCH(&quot;PdU&quot;;[.AR15]))))" style:apply-style-name="ConditionalStyle_5f_5" style:base-cell-address="TicketsNAOS.AR15"/>
      <style:map style:condition="is-true-formula(NOT(ISERROR(SEARCH(&quot;TdS&quot;;[.AR15]))))" style:apply-style-name="ConditionalStyle_5f_6" style:base-cell-address="TicketsNAOS.AR15"/>
      <style:map style:condition="is-true-formula(NOT(ISERROR(SEARCH(&quot;Cerrado&quot;;[.AR15]))))" style:apply-style-name="Estilo_5f_Cerrada" style:base-cell-address="TicketsNAOS.AR15"/>
    </style:style>
    <style:style style:name="ce8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18]))))" style:apply-style-name="ConditionalStyle_5f_2" style:base-cell-address="TicketsNAOS.AR18"/>
      <style:map style:condition="is-true-formula(NOT(ISERROR(SEARCH(&quot;GMV&quot;;[.AR18]))))" style:apply-style-name="ConditionalStyle_5f_3" style:base-cell-address="TicketsNAOS.AR18"/>
      <style:map style:condition="is-true-formula(NOT(ISERROR(SEARCH(&quot;OT&quot;;[.AR18]))))" style:apply-style-name="ConditionalStyle_5f_4" style:base-cell-address="TicketsNAOS.AR18"/>
      <style:map style:condition="is-true-formula(NOT(ISERROR(SEARCH(&quot;PdU&quot;;[.AR18]))))" style:apply-style-name="ConditionalStyle_5f_5" style:base-cell-address="TicketsNAOS.AR18"/>
      <style:map style:condition="is-true-formula(NOT(ISERROR(SEARCH(&quot;TdS&quot;;[.AR18]))))" style:apply-style-name="ConditionalStyle_5f_6" style:base-cell-address="TicketsNAOS.AR18"/>
      <style:map style:condition="is-true-formula(NOT(ISERROR(SEARCH(&quot;Cerrado&quot;;[.AR18]))))" style:apply-style-name="Estilo_5f_Cerrada" style:base-cell-address="TicketsNAOS.AR18"/>
    </style:style>
    <style:style style:name="ce85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28]))))" style:apply-style-name="ConditionalStyle_5f_2" style:base-cell-address="TicketsNAOS.AR28"/>
      <style:map style:condition="is-true-formula(NOT(ISERROR(SEARCH(&quot;GMV&quot;;[.AR28]))))" style:apply-style-name="ConditionalStyle_5f_3" style:base-cell-address="TicketsNAOS.AR28"/>
      <style:map style:condition="is-true-formula(NOT(ISERROR(SEARCH(&quot;OT&quot;;[.AR28]))))" style:apply-style-name="ConditionalStyle_5f_4" style:base-cell-address="TicketsNAOS.AR28"/>
      <style:map style:condition="is-true-formula(NOT(ISERROR(SEARCH(&quot;PdU&quot;;[.AR28]))))" style:apply-style-name="ConditionalStyle_5f_5" style:base-cell-address="TicketsNAOS.AR28"/>
      <style:map style:condition="is-true-formula(NOT(ISERROR(SEARCH(&quot;TdS&quot;;[.AR28]))))" style:apply-style-name="ConditionalStyle_5f_6" style:base-cell-address="TicketsNAOS.AR28"/>
      <style:map style:condition="is-true-formula(NOT(ISERROR(SEARCH(&quot;Cerrado&quot;;[.AR28]))))" style:apply-style-name="Estilo_5f_Cerrada" style:base-cell-address="TicketsNAOS.AR28"/>
    </style:style>
    <style:style style:name="ce85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32]))))" style:apply-style-name="ConditionalStyle_5f_2" style:base-cell-address="TicketsNAOS.AR32"/>
      <style:map style:condition="is-true-formula(NOT(ISERROR(SEARCH(&quot;GMV&quot;;[.AR32]))))" style:apply-style-name="ConditionalStyle_5f_3" style:base-cell-address="TicketsNAOS.AR32"/>
      <style:map style:condition="is-true-formula(NOT(ISERROR(SEARCH(&quot;OT&quot;;[.AR32]))))" style:apply-style-name="ConditionalStyle_5f_4" style:base-cell-address="TicketsNAOS.AR32"/>
      <style:map style:condition="is-true-formula(NOT(ISERROR(SEARCH(&quot;PdU&quot;;[.AR32]))))" style:apply-style-name="ConditionalStyle_5f_5" style:base-cell-address="TicketsNAOS.AR32"/>
      <style:map style:condition="is-true-formula(NOT(ISERROR(SEARCH(&quot;TdS&quot;;[.AR32]))))" style:apply-style-name="ConditionalStyle_5f_6" style:base-cell-address="TicketsNAOS.AR32"/>
      <style:map style:condition="is-true-formula(NOT(ISERROR(SEARCH(&quot;Cerrado&quot;;[.AR32]))))" style:apply-style-name="Estilo_5f_Cerrada" style:base-cell-address="TicketsNAOS.AR32"/>
    </style:style>
    <style:style style:name="ce85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33]))))" style:apply-style-name="ConditionalStyle_5f_2" style:base-cell-address="TicketsNAOS.AR33"/>
      <style:map style:condition="is-true-formula(NOT(ISERROR(SEARCH(&quot;GMV&quot;;[.AR33]))))" style:apply-style-name="ConditionalStyle_5f_3" style:base-cell-address="TicketsNAOS.AR33"/>
      <style:map style:condition="is-true-formula(NOT(ISERROR(SEARCH(&quot;OT&quot;;[.AR33]))))" style:apply-style-name="ConditionalStyle_5f_4" style:base-cell-address="TicketsNAOS.AR33"/>
      <style:map style:condition="is-true-formula(NOT(ISERROR(SEARCH(&quot;PdU&quot;;[.AR33]))))" style:apply-style-name="ConditionalStyle_5f_5" style:base-cell-address="TicketsNAOS.AR33"/>
      <style:map style:condition="is-true-formula(NOT(ISERROR(SEARCH(&quot;TdS&quot;;[.AR33]))))" style:apply-style-name="ConditionalStyle_5f_6" style:base-cell-address="TicketsNAOS.AR33"/>
      <style:map style:condition="is-true-formula(NOT(ISERROR(SEARCH(&quot;Cerrado&quot;;[.AR33]))))" style:apply-style-name="Estilo_5f_Cerrada" style:base-cell-address="TicketsNAOS.AR33"/>
    </style:style>
    <style:style style:name="ce85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35]))))" style:apply-style-name="ConditionalStyle_5f_2" style:base-cell-address="TicketsNAOS.AR35"/>
      <style:map style:condition="is-true-formula(NOT(ISERROR(SEARCH(&quot;GMV&quot;;[.AR35]))))" style:apply-style-name="ConditionalStyle_5f_3" style:base-cell-address="TicketsNAOS.AR35"/>
      <style:map style:condition="is-true-formula(NOT(ISERROR(SEARCH(&quot;OT&quot;;[.AR35]))))" style:apply-style-name="ConditionalStyle_5f_4" style:base-cell-address="TicketsNAOS.AR35"/>
      <style:map style:condition="is-true-formula(NOT(ISERROR(SEARCH(&quot;PdU&quot;;[.AR35]))))" style:apply-style-name="ConditionalStyle_5f_5" style:base-cell-address="TicketsNAOS.AR35"/>
      <style:map style:condition="is-true-formula(NOT(ISERROR(SEARCH(&quot;TdS&quot;;[.AR35]))))" style:apply-style-name="ConditionalStyle_5f_6" style:base-cell-address="TicketsNAOS.AR35"/>
      <style:map style:condition="is-true-formula(NOT(ISERROR(SEARCH(&quot;Cerrado&quot;;[.AR35]))))" style:apply-style-name="Estilo_5f_Cerrada" style:base-cell-address="TicketsNAOS.AR35"/>
    </style:style>
    <style:style style:name="ce85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style:font-name-asian="Droid Sans Fallback" style:font-name-complex="Arial"/>
      <style:map style:condition="is-true-formula(NOT(ISERROR(SEARCH(&quot;CAU&quot;;[.AR36]))))" style:apply-style-name="ConditionalStyle_5f_2" style:base-cell-address="TicketsNAOS.AR36"/>
      <style:map style:condition="is-true-formula(NOT(ISERROR(SEARCH(&quot;GMV&quot;;[.AR36]))))" style:apply-style-name="ConditionalStyle_5f_3" style:base-cell-address="TicketsNAOS.AR36"/>
      <style:map style:condition="is-true-formula(NOT(ISERROR(SEARCH(&quot;OT&quot;;[.AR36]))))" style:apply-style-name="ConditionalStyle_5f_4" style:base-cell-address="TicketsNAOS.AR36"/>
      <style:map style:condition="is-true-formula(NOT(ISERROR(SEARCH(&quot;PdU&quot;;[.AR36]))))" style:apply-style-name="ConditionalStyle_5f_5" style:base-cell-address="TicketsNAOS.AR36"/>
      <style:map style:condition="is-true-formula(NOT(ISERROR(SEARCH(&quot;TdS&quot;;[.AR36]))))" style:apply-style-name="ConditionalStyle_5f_6" style:base-cell-address="TicketsNAOS.AR36"/>
      <style:map style:condition="is-true-formula(NOT(ISERROR(SEARCH(&quot;Cerrado&quot;;[.AR36]))))" style:apply-style-name="Estilo_5f_Cerrada" style:base-cell-address="TicketsNAOS.AR36"/>
    </style:style>
    <style:style style:name="ce8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style:font-name-asian="Droid Sans Fallback" style:font-name-complex="Arial"/>
      <style:map style:condition="is-true-formula(NOT(ISERROR(SEARCH(&quot;CAU&quot;;[.AR37]))))" style:apply-style-name="ConditionalStyle_5f_2" style:base-cell-address="TicketsNAOS.AR37"/>
      <style:map style:condition="is-true-formula(NOT(ISERROR(SEARCH(&quot;GMV&quot;;[.AR37]))))" style:apply-style-name="ConditionalStyle_5f_3" style:base-cell-address="TicketsNAOS.AR37"/>
      <style:map style:condition="is-true-formula(NOT(ISERROR(SEARCH(&quot;OT&quot;;[.AR37]))))" style:apply-style-name="ConditionalStyle_5f_4" style:base-cell-address="TicketsNAOS.AR37"/>
      <style:map style:condition="is-true-formula(NOT(ISERROR(SEARCH(&quot;PdU&quot;;[.AR37]))))" style:apply-style-name="ConditionalStyle_5f_5" style:base-cell-address="TicketsNAOS.AR37"/>
      <style:map style:condition="is-true-formula(NOT(ISERROR(SEARCH(&quot;TdS&quot;;[.AR37]))))" style:apply-style-name="ConditionalStyle_5f_6" style:base-cell-address="TicketsNAOS.AR37"/>
      <style:map style:condition="is-true-formula(NOT(ISERROR(SEARCH(&quot;Cerrado&quot;;[.AR37]))))" style:apply-style-name="Estilo_5f_Cerrada" style:base-cell-address="TicketsNAOS.AR37"/>
    </style:style>
    <style:style style:name="ce86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style:font-name-asian="Droid Sans Fallback" style:font-name-complex="Arial"/>
      <style:map style:condition="is-true-formula(NOT(ISERROR(SEARCH(&quot;CAU&quot;;[.AR38]))))" style:apply-style-name="ConditionalStyle_5f_2" style:base-cell-address="TicketsNAOS.AR38"/>
      <style:map style:condition="is-true-formula(NOT(ISERROR(SEARCH(&quot;GMV&quot;;[.AR38]))))" style:apply-style-name="ConditionalStyle_5f_3" style:base-cell-address="TicketsNAOS.AR38"/>
      <style:map style:condition="is-true-formula(NOT(ISERROR(SEARCH(&quot;OT&quot;;[.AR38]))))" style:apply-style-name="ConditionalStyle_5f_4" style:base-cell-address="TicketsNAOS.AR38"/>
      <style:map style:condition="is-true-formula(NOT(ISERROR(SEARCH(&quot;PdU&quot;;[.AR38]))))" style:apply-style-name="ConditionalStyle_5f_5" style:base-cell-address="TicketsNAOS.AR38"/>
      <style:map style:condition="is-true-formula(NOT(ISERROR(SEARCH(&quot;TdS&quot;;[.AR38]))))" style:apply-style-name="ConditionalStyle_5f_6" style:base-cell-address="TicketsNAOS.AR38"/>
      <style:map style:condition="is-true-formula(NOT(ISERROR(SEARCH(&quot;Cerrado&quot;;[.AR38]))))" style:apply-style-name="Estilo_5f_Cerrada" style:base-cell-address="TicketsNAOS.AR38"/>
    </style:style>
    <style:style style:name="ce86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style:font-name-asian="Droid Sans Fallback" style:font-name-complex="Arial"/>
      <style:map style:condition="is-true-formula(NOT(ISERROR(SEARCH(&quot;CAU&quot;;[.AR39]))))" style:apply-style-name="ConditionalStyle_5f_2" style:base-cell-address="TicketsNAOS.AR39"/>
      <style:map style:condition="is-true-formula(NOT(ISERROR(SEARCH(&quot;GMV&quot;;[.AR39]))))" style:apply-style-name="ConditionalStyle_5f_3" style:base-cell-address="TicketsNAOS.AR39"/>
      <style:map style:condition="is-true-formula(NOT(ISERROR(SEARCH(&quot;OT&quot;;[.AR39]))))" style:apply-style-name="ConditionalStyle_5f_4" style:base-cell-address="TicketsNAOS.AR39"/>
      <style:map style:condition="is-true-formula(NOT(ISERROR(SEARCH(&quot;PdU&quot;;[.AR39]))))" style:apply-style-name="ConditionalStyle_5f_5" style:base-cell-address="TicketsNAOS.AR39"/>
      <style:map style:condition="is-true-formula(NOT(ISERROR(SEARCH(&quot;TdS&quot;;[.AR39]))))" style:apply-style-name="ConditionalStyle_5f_6" style:base-cell-address="TicketsNAOS.AR39"/>
      <style:map style:condition="is-true-formula(NOT(ISERROR(SEARCH(&quot;Cerrado&quot;;[.AR39]))))" style:apply-style-name="Estilo_5f_Cerrada" style:base-cell-address="TicketsNAOS.AR39"/>
    </style:style>
    <style:style style:name="ce8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style:font-name-asian="Droid Sans Fallback" style:font-name-complex="Arial"/>
      <style:map style:condition="is-true-formula(NOT(ISERROR(SEARCH(&quot;CAU&quot;;[.AR40]))))" style:apply-style-name="ConditionalStyle_5f_2" style:base-cell-address="TicketsNAOS.AR40"/>
      <style:map style:condition="is-true-formula(NOT(ISERROR(SEARCH(&quot;GMV&quot;;[.AR40]))))" style:apply-style-name="ConditionalStyle_5f_3" style:base-cell-address="TicketsNAOS.AR40"/>
      <style:map style:condition="is-true-formula(NOT(ISERROR(SEARCH(&quot;OT&quot;;[.AR40]))))" style:apply-style-name="ConditionalStyle_5f_4" style:base-cell-address="TicketsNAOS.AR40"/>
      <style:map style:condition="is-true-formula(NOT(ISERROR(SEARCH(&quot;PdU&quot;;[.AR40]))))" style:apply-style-name="ConditionalStyle_5f_5" style:base-cell-address="TicketsNAOS.AR40"/>
      <style:map style:condition="is-true-formula(NOT(ISERROR(SEARCH(&quot;TdS&quot;;[.AR40]))))" style:apply-style-name="ConditionalStyle_5f_6" style:base-cell-address="TicketsNAOS.AR40"/>
      <style:map style:condition="is-true-formula(NOT(ISERROR(SEARCH(&quot;Cerrado&quot;;[.AR40]))))" style:apply-style-name="Estilo_5f_Cerrada" style:base-cell-address="TicketsNAOS.AR40"/>
    </style:style>
    <style:style style:name="ce86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1]))))" style:apply-style-name="ConditionalStyle_5f_2" style:base-cell-address="TicketsNAOS.AR41"/>
      <style:map style:condition="is-true-formula(NOT(ISERROR(SEARCH(&quot;GMV&quot;;[.AR41]))))" style:apply-style-name="ConditionalStyle_5f_3" style:base-cell-address="TicketsNAOS.AR41"/>
      <style:map style:condition="is-true-formula(NOT(ISERROR(SEARCH(&quot;OT&quot;;[.AR41]))))" style:apply-style-name="ConditionalStyle_5f_4" style:base-cell-address="TicketsNAOS.AR41"/>
      <style:map style:condition="is-true-formula(NOT(ISERROR(SEARCH(&quot;PdU&quot;;[.AR41]))))" style:apply-style-name="ConditionalStyle_5f_5" style:base-cell-address="TicketsNAOS.AR41"/>
      <style:map style:condition="is-true-formula(NOT(ISERROR(SEARCH(&quot;TdS&quot;;[.AR41]))))" style:apply-style-name="ConditionalStyle_5f_6" style:base-cell-address="TicketsNAOS.AR41"/>
      <style:map style:condition="is-true-formula(NOT(ISERROR(SEARCH(&quot;Cerrado&quot;;[.AR41]))))" style:apply-style-name="Estilo_5f_Cerrada" style:base-cell-address="TicketsNAOS.AR41"/>
    </style:style>
    <style:style style:name="ce86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2]))))" style:apply-style-name="ConditionalStyle_5f_2" style:base-cell-address="TicketsNAOS.AR42"/>
      <style:map style:condition="is-true-formula(NOT(ISERROR(SEARCH(&quot;GMV&quot;;[.AR42]))))" style:apply-style-name="ConditionalStyle_5f_3" style:base-cell-address="TicketsNAOS.AR42"/>
      <style:map style:condition="is-true-formula(NOT(ISERROR(SEARCH(&quot;OT&quot;;[.AR42]))))" style:apply-style-name="ConditionalStyle_5f_4" style:base-cell-address="TicketsNAOS.AR42"/>
      <style:map style:condition="is-true-formula(NOT(ISERROR(SEARCH(&quot;PdU&quot;;[.AR42]))))" style:apply-style-name="ConditionalStyle_5f_5" style:base-cell-address="TicketsNAOS.AR42"/>
      <style:map style:condition="is-true-formula(NOT(ISERROR(SEARCH(&quot;TdS&quot;;[.AR42]))))" style:apply-style-name="ConditionalStyle_5f_6" style:base-cell-address="TicketsNAOS.AR42"/>
      <style:map style:condition="is-true-formula(NOT(ISERROR(SEARCH(&quot;Cerrado&quot;;[.AR42]))))" style:apply-style-name="Estilo_5f_Cerrada" style:base-cell-address="TicketsNAOS.AR42"/>
    </style:style>
    <style:style style:name="ce8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3]))))" style:apply-style-name="ConditionalStyle_5f_2" style:base-cell-address="TicketsNAOS.AR43"/>
      <style:map style:condition="is-true-formula(NOT(ISERROR(SEARCH(&quot;GMV&quot;;[.AR43]))))" style:apply-style-name="ConditionalStyle_5f_3" style:base-cell-address="TicketsNAOS.AR43"/>
      <style:map style:condition="is-true-formula(NOT(ISERROR(SEARCH(&quot;OT&quot;;[.AR43]))))" style:apply-style-name="ConditionalStyle_5f_4" style:base-cell-address="TicketsNAOS.AR43"/>
      <style:map style:condition="is-true-formula(NOT(ISERROR(SEARCH(&quot;PdU&quot;;[.AR43]))))" style:apply-style-name="ConditionalStyle_5f_5" style:base-cell-address="TicketsNAOS.AR43"/>
      <style:map style:condition="is-true-formula(NOT(ISERROR(SEARCH(&quot;TdS&quot;;[.AR43]))))" style:apply-style-name="ConditionalStyle_5f_6" style:base-cell-address="TicketsNAOS.AR43"/>
      <style:map style:condition="is-true-formula(NOT(ISERROR(SEARCH(&quot;Cerrado&quot;;[.AR43]))))" style:apply-style-name="Estilo_5f_Cerrada" style:base-cell-address="TicketsNAOS.AR43"/>
    </style:style>
    <style:style style:name="ce86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4]))))" style:apply-style-name="ConditionalStyle_5f_2" style:base-cell-address="TicketsNAOS.AR44"/>
      <style:map style:condition="is-true-formula(NOT(ISERROR(SEARCH(&quot;GMV&quot;;[.AR44]))))" style:apply-style-name="ConditionalStyle_5f_3" style:base-cell-address="TicketsNAOS.AR44"/>
      <style:map style:condition="is-true-formula(NOT(ISERROR(SEARCH(&quot;OT&quot;;[.AR44]))))" style:apply-style-name="ConditionalStyle_5f_4" style:base-cell-address="TicketsNAOS.AR44"/>
      <style:map style:condition="is-true-formula(NOT(ISERROR(SEARCH(&quot;PdU&quot;;[.AR44]))))" style:apply-style-name="ConditionalStyle_5f_5" style:base-cell-address="TicketsNAOS.AR44"/>
      <style:map style:condition="is-true-formula(NOT(ISERROR(SEARCH(&quot;TdS&quot;;[.AR44]))))" style:apply-style-name="ConditionalStyle_5f_6" style:base-cell-address="TicketsNAOS.AR44"/>
      <style:map style:condition="is-true-formula(NOT(ISERROR(SEARCH(&quot;Cerrado&quot;;[.AR44]))))" style:apply-style-name="Estilo_5f_Cerrada" style:base-cell-address="TicketsNAOS.AR44"/>
    </style:style>
    <style:style style:name="ce86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5]))))" style:apply-style-name="ConditionalStyle_5f_2" style:base-cell-address="TicketsNAOS.AR45"/>
      <style:map style:condition="is-true-formula(NOT(ISERROR(SEARCH(&quot;GMV&quot;;[.AR45]))))" style:apply-style-name="ConditionalStyle_5f_3" style:base-cell-address="TicketsNAOS.AR45"/>
      <style:map style:condition="is-true-formula(NOT(ISERROR(SEARCH(&quot;OT&quot;;[.AR45]))))" style:apply-style-name="ConditionalStyle_5f_4" style:base-cell-address="TicketsNAOS.AR45"/>
      <style:map style:condition="is-true-formula(NOT(ISERROR(SEARCH(&quot;PdU&quot;;[.AR45]))))" style:apply-style-name="ConditionalStyle_5f_5" style:base-cell-address="TicketsNAOS.AR45"/>
      <style:map style:condition="is-true-formula(NOT(ISERROR(SEARCH(&quot;TdS&quot;;[.AR45]))))" style:apply-style-name="ConditionalStyle_5f_6" style:base-cell-address="TicketsNAOS.AR45"/>
      <style:map style:condition="is-true-formula(NOT(ISERROR(SEARCH(&quot;Cerrado&quot;;[.AR45]))))" style:apply-style-name="Estilo_5f_Cerrada" style:base-cell-address="TicketsNAOS.AR45"/>
    </style:style>
    <style:style style:name="ce8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6]))))" style:apply-style-name="ConditionalStyle_5f_2" style:base-cell-address="TicketsNAOS.AR46"/>
      <style:map style:condition="is-true-formula(NOT(ISERROR(SEARCH(&quot;GMV&quot;;[.AR46]))))" style:apply-style-name="ConditionalStyle_5f_3" style:base-cell-address="TicketsNAOS.AR46"/>
      <style:map style:condition="is-true-formula(NOT(ISERROR(SEARCH(&quot;OT&quot;;[.AR46]))))" style:apply-style-name="ConditionalStyle_5f_4" style:base-cell-address="TicketsNAOS.AR46"/>
      <style:map style:condition="is-true-formula(NOT(ISERROR(SEARCH(&quot;PdU&quot;;[.AR46]))))" style:apply-style-name="ConditionalStyle_5f_5" style:base-cell-address="TicketsNAOS.AR46"/>
      <style:map style:condition="is-true-formula(NOT(ISERROR(SEARCH(&quot;TdS&quot;;[.AR46]))))" style:apply-style-name="ConditionalStyle_5f_6" style:base-cell-address="TicketsNAOS.AR46"/>
      <style:map style:condition="is-true-formula(NOT(ISERROR(SEARCH(&quot;Cerrado&quot;;[.AR46]))))" style:apply-style-name="Estilo_5f_Cerrada" style:base-cell-address="TicketsNAOS.AR46"/>
    </style:style>
    <style:style style:name="ce86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7]))))" style:apply-style-name="ConditionalStyle_5f_2" style:base-cell-address="TicketsNAOS.AR47"/>
      <style:map style:condition="is-true-formula(NOT(ISERROR(SEARCH(&quot;GMV&quot;;[.AR47]))))" style:apply-style-name="ConditionalStyle_5f_3" style:base-cell-address="TicketsNAOS.AR47"/>
      <style:map style:condition="is-true-formula(NOT(ISERROR(SEARCH(&quot;OT&quot;;[.AR47]))))" style:apply-style-name="ConditionalStyle_5f_4" style:base-cell-address="TicketsNAOS.AR47"/>
      <style:map style:condition="is-true-formula(NOT(ISERROR(SEARCH(&quot;PdU&quot;;[.AR47]))))" style:apply-style-name="ConditionalStyle_5f_5" style:base-cell-address="TicketsNAOS.AR47"/>
      <style:map style:condition="is-true-formula(NOT(ISERROR(SEARCH(&quot;TdS&quot;;[.AR47]))))" style:apply-style-name="ConditionalStyle_5f_6" style:base-cell-address="TicketsNAOS.AR47"/>
      <style:map style:condition="is-true-formula(NOT(ISERROR(SEARCH(&quot;Cerrado&quot;;[.AR47]))))" style:apply-style-name="Estilo_5f_Cerrada" style:base-cell-address="TicketsNAOS.AR47"/>
    </style:style>
    <style:style style:name="ce87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8]))))" style:apply-style-name="ConditionalStyle_5f_2" style:base-cell-address="TicketsNAOS.AR48"/>
      <style:map style:condition="is-true-formula(NOT(ISERROR(SEARCH(&quot;GMV&quot;;[.AR48]))))" style:apply-style-name="ConditionalStyle_5f_3" style:base-cell-address="TicketsNAOS.AR48"/>
      <style:map style:condition="is-true-formula(NOT(ISERROR(SEARCH(&quot;OT&quot;;[.AR48]))))" style:apply-style-name="ConditionalStyle_5f_4" style:base-cell-address="TicketsNAOS.AR48"/>
      <style:map style:condition="is-true-formula(NOT(ISERROR(SEARCH(&quot;PdU&quot;;[.AR48]))))" style:apply-style-name="ConditionalStyle_5f_5" style:base-cell-address="TicketsNAOS.AR48"/>
      <style:map style:condition="is-true-formula(NOT(ISERROR(SEARCH(&quot;TdS&quot;;[.AR48]))))" style:apply-style-name="ConditionalStyle_5f_6" style:base-cell-address="TicketsNAOS.AR48"/>
      <style:map style:condition="is-true-formula(NOT(ISERROR(SEARCH(&quot;Cerrado&quot;;[.AR48]))))" style:apply-style-name="Estilo_5f_Cerrada" style:base-cell-address="TicketsNAOS.AR48"/>
    </style:style>
    <style:style style:name="ce87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49]))))" style:apply-style-name="ConditionalStyle_5f_2" style:base-cell-address="TicketsNAOS.AR49"/>
      <style:map style:condition="is-true-formula(NOT(ISERROR(SEARCH(&quot;GMV&quot;;[.AR49]))))" style:apply-style-name="ConditionalStyle_5f_3" style:base-cell-address="TicketsNAOS.AR49"/>
      <style:map style:condition="is-true-formula(NOT(ISERROR(SEARCH(&quot;OT&quot;;[.AR49]))))" style:apply-style-name="ConditionalStyle_5f_4" style:base-cell-address="TicketsNAOS.AR49"/>
      <style:map style:condition="is-true-formula(NOT(ISERROR(SEARCH(&quot;PdU&quot;;[.AR49]))))" style:apply-style-name="ConditionalStyle_5f_5" style:base-cell-address="TicketsNAOS.AR49"/>
      <style:map style:condition="is-true-formula(NOT(ISERROR(SEARCH(&quot;TdS&quot;;[.AR49]))))" style:apply-style-name="ConditionalStyle_5f_6" style:base-cell-address="TicketsNAOS.AR49"/>
      <style:map style:condition="is-true-formula(NOT(ISERROR(SEARCH(&quot;Cerrado&quot;;[.AR49]))))" style:apply-style-name="Estilo_5f_Cerrada" style:base-cell-address="TicketsNAOS.AR49"/>
    </style:style>
    <style:style style:name="ce87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0]))))" style:apply-style-name="ConditionalStyle_5f_2" style:base-cell-address="TicketsNAOS.AR50"/>
      <style:map style:condition="is-true-formula(NOT(ISERROR(SEARCH(&quot;GMV&quot;;[.AR50]))))" style:apply-style-name="ConditionalStyle_5f_3" style:base-cell-address="TicketsNAOS.AR50"/>
      <style:map style:condition="is-true-formula(NOT(ISERROR(SEARCH(&quot;OT&quot;;[.AR50]))))" style:apply-style-name="ConditionalStyle_5f_4" style:base-cell-address="TicketsNAOS.AR50"/>
      <style:map style:condition="is-true-formula(NOT(ISERROR(SEARCH(&quot;PdU&quot;;[.AR50]))))" style:apply-style-name="ConditionalStyle_5f_5" style:base-cell-address="TicketsNAOS.AR50"/>
      <style:map style:condition="is-true-formula(NOT(ISERROR(SEARCH(&quot;TdS&quot;;[.AR50]))))" style:apply-style-name="ConditionalStyle_5f_6" style:base-cell-address="TicketsNAOS.AR50"/>
      <style:map style:condition="is-true-formula(NOT(ISERROR(SEARCH(&quot;Cerrado&quot;;[.AR50]))))" style:apply-style-name="Estilo_5f_Cerrada" style:base-cell-address="TicketsNAOS.AR50"/>
    </style:style>
    <style:style style:name="ce87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1]))))" style:apply-style-name="ConditionalStyle_5f_2" style:base-cell-address="TicketsNAOS.AR51"/>
      <style:map style:condition="is-true-formula(NOT(ISERROR(SEARCH(&quot;GMV&quot;;[.AR51]))))" style:apply-style-name="ConditionalStyle_5f_3" style:base-cell-address="TicketsNAOS.AR51"/>
      <style:map style:condition="is-true-formula(NOT(ISERROR(SEARCH(&quot;OT&quot;;[.AR51]))))" style:apply-style-name="ConditionalStyle_5f_4" style:base-cell-address="TicketsNAOS.AR51"/>
      <style:map style:condition="is-true-formula(NOT(ISERROR(SEARCH(&quot;PdU&quot;;[.AR51]))))" style:apply-style-name="ConditionalStyle_5f_5" style:base-cell-address="TicketsNAOS.AR51"/>
      <style:map style:condition="is-true-formula(NOT(ISERROR(SEARCH(&quot;TdS&quot;;[.AR51]))))" style:apply-style-name="ConditionalStyle_5f_6" style:base-cell-address="TicketsNAOS.AR51"/>
      <style:map style:condition="is-true-formula(NOT(ISERROR(SEARCH(&quot;Cerrado&quot;;[.AR51]))))" style:apply-style-name="Estilo_5f_Cerrada" style:base-cell-address="TicketsNAOS.AR51"/>
    </style:style>
    <style:style style:name="ce87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2]))))" style:apply-style-name="ConditionalStyle_5f_2" style:base-cell-address="TicketsNAOS.AR52"/>
      <style:map style:condition="is-true-formula(NOT(ISERROR(SEARCH(&quot;GMV&quot;;[.AR52]))))" style:apply-style-name="ConditionalStyle_5f_3" style:base-cell-address="TicketsNAOS.AR52"/>
      <style:map style:condition="is-true-formula(NOT(ISERROR(SEARCH(&quot;OT&quot;;[.AR52]))))" style:apply-style-name="ConditionalStyle_5f_4" style:base-cell-address="TicketsNAOS.AR52"/>
      <style:map style:condition="is-true-formula(NOT(ISERROR(SEARCH(&quot;PdU&quot;;[.AR52]))))" style:apply-style-name="ConditionalStyle_5f_5" style:base-cell-address="TicketsNAOS.AR52"/>
      <style:map style:condition="is-true-formula(NOT(ISERROR(SEARCH(&quot;TdS&quot;;[.AR52]))))" style:apply-style-name="ConditionalStyle_5f_6" style:base-cell-address="TicketsNAOS.AR52"/>
      <style:map style:condition="is-true-formula(NOT(ISERROR(SEARCH(&quot;Cerrado&quot;;[.AR52]))))" style:apply-style-name="Estilo_5f_Cerrada" style:base-cell-address="TicketsNAOS.AR52"/>
    </style:style>
    <style:style style:name="ce87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3]))))" style:apply-style-name="ConditionalStyle_5f_2" style:base-cell-address="TicketsNAOS.AR53"/>
      <style:map style:condition="is-true-formula(NOT(ISERROR(SEARCH(&quot;GMV&quot;;[.AR53]))))" style:apply-style-name="ConditionalStyle_5f_3" style:base-cell-address="TicketsNAOS.AR53"/>
      <style:map style:condition="is-true-formula(NOT(ISERROR(SEARCH(&quot;OT&quot;;[.AR53]))))" style:apply-style-name="ConditionalStyle_5f_4" style:base-cell-address="TicketsNAOS.AR53"/>
      <style:map style:condition="is-true-formula(NOT(ISERROR(SEARCH(&quot;PdU&quot;;[.AR53]))))" style:apply-style-name="ConditionalStyle_5f_5" style:base-cell-address="TicketsNAOS.AR53"/>
      <style:map style:condition="is-true-formula(NOT(ISERROR(SEARCH(&quot;TdS&quot;;[.AR53]))))" style:apply-style-name="ConditionalStyle_5f_6" style:base-cell-address="TicketsNAOS.AR53"/>
      <style:map style:condition="is-true-formula(NOT(ISERROR(SEARCH(&quot;Cerrado&quot;;[.AR53]))))" style:apply-style-name="Estilo_5f_Cerrada" style:base-cell-address="TicketsNAOS.AR53"/>
    </style:style>
    <style:style style:name="ce87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4]))))" style:apply-style-name="ConditionalStyle_5f_2" style:base-cell-address="TicketsNAOS.AR54"/>
      <style:map style:condition="is-true-formula(NOT(ISERROR(SEARCH(&quot;GMV&quot;;[.AR54]))))" style:apply-style-name="ConditionalStyle_5f_3" style:base-cell-address="TicketsNAOS.AR54"/>
      <style:map style:condition="is-true-formula(NOT(ISERROR(SEARCH(&quot;OT&quot;;[.AR54]))))" style:apply-style-name="ConditionalStyle_5f_4" style:base-cell-address="TicketsNAOS.AR54"/>
      <style:map style:condition="is-true-formula(NOT(ISERROR(SEARCH(&quot;PdU&quot;;[.AR54]))))" style:apply-style-name="ConditionalStyle_5f_5" style:base-cell-address="TicketsNAOS.AR54"/>
      <style:map style:condition="is-true-formula(NOT(ISERROR(SEARCH(&quot;TdS&quot;;[.AR54]))))" style:apply-style-name="ConditionalStyle_5f_6" style:base-cell-address="TicketsNAOS.AR54"/>
      <style:map style:condition="is-true-formula(NOT(ISERROR(SEARCH(&quot;Cerrado&quot;;[.AR54]))))" style:apply-style-name="Estilo_5f_Cerrada" style:base-cell-address="TicketsNAOS.AR54"/>
    </style:style>
    <style:style style:name="ce87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5]))))" style:apply-style-name="ConditionalStyle_5f_2" style:base-cell-address="TicketsNAOS.AR55"/>
      <style:map style:condition="is-true-formula(NOT(ISERROR(SEARCH(&quot;GMV&quot;;[.AR55]))))" style:apply-style-name="ConditionalStyle_5f_3" style:base-cell-address="TicketsNAOS.AR55"/>
      <style:map style:condition="is-true-formula(NOT(ISERROR(SEARCH(&quot;OT&quot;;[.AR55]))))" style:apply-style-name="ConditionalStyle_5f_4" style:base-cell-address="TicketsNAOS.AR55"/>
      <style:map style:condition="is-true-formula(NOT(ISERROR(SEARCH(&quot;PdU&quot;;[.AR55]))))" style:apply-style-name="ConditionalStyle_5f_5" style:base-cell-address="TicketsNAOS.AR55"/>
      <style:map style:condition="is-true-formula(NOT(ISERROR(SEARCH(&quot;TdS&quot;;[.AR55]))))" style:apply-style-name="ConditionalStyle_5f_6" style:base-cell-address="TicketsNAOS.AR55"/>
      <style:map style:condition="is-true-formula(NOT(ISERROR(SEARCH(&quot;Cerrado&quot;;[.AR55]))))" style:apply-style-name="Estilo_5f_Cerrada" style:base-cell-address="TicketsNAOS.AR55"/>
    </style:style>
    <style:style style:name="ce87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6]))))" style:apply-style-name="ConditionalStyle_5f_2" style:base-cell-address="TicketsNAOS.AR56"/>
      <style:map style:condition="is-true-formula(NOT(ISERROR(SEARCH(&quot;GMV&quot;;[.AR56]))))" style:apply-style-name="ConditionalStyle_5f_3" style:base-cell-address="TicketsNAOS.AR56"/>
      <style:map style:condition="is-true-formula(NOT(ISERROR(SEARCH(&quot;OT&quot;;[.AR56]))))" style:apply-style-name="ConditionalStyle_5f_4" style:base-cell-address="TicketsNAOS.AR56"/>
      <style:map style:condition="is-true-formula(NOT(ISERROR(SEARCH(&quot;PdU&quot;;[.AR56]))))" style:apply-style-name="ConditionalStyle_5f_5" style:base-cell-address="TicketsNAOS.AR56"/>
      <style:map style:condition="is-true-formula(NOT(ISERROR(SEARCH(&quot;TdS&quot;;[.AR56]))))" style:apply-style-name="ConditionalStyle_5f_6" style:base-cell-address="TicketsNAOS.AR56"/>
      <style:map style:condition="is-true-formula(NOT(ISERROR(SEARCH(&quot;Cerrado&quot;;[.AR56]))))" style:apply-style-name="Estilo_5f_Cerrada" style:base-cell-address="TicketsNAOS.AR56"/>
    </style:style>
    <style:style style:name="ce87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7]))))" style:apply-style-name="ConditionalStyle_5f_2" style:base-cell-address="TicketsNAOS.AR57"/>
      <style:map style:condition="is-true-formula(NOT(ISERROR(SEARCH(&quot;GMV&quot;;[.AR57]))))" style:apply-style-name="ConditionalStyle_5f_3" style:base-cell-address="TicketsNAOS.AR57"/>
      <style:map style:condition="is-true-formula(NOT(ISERROR(SEARCH(&quot;OT&quot;;[.AR57]))))" style:apply-style-name="ConditionalStyle_5f_4" style:base-cell-address="TicketsNAOS.AR57"/>
      <style:map style:condition="is-true-formula(NOT(ISERROR(SEARCH(&quot;PdU&quot;;[.AR57]))))" style:apply-style-name="ConditionalStyle_5f_5" style:base-cell-address="TicketsNAOS.AR57"/>
      <style:map style:condition="is-true-formula(NOT(ISERROR(SEARCH(&quot;TdS&quot;;[.AR57]))))" style:apply-style-name="ConditionalStyle_5f_6" style:base-cell-address="TicketsNAOS.AR57"/>
      <style:map style:condition="is-true-formula(NOT(ISERROR(SEARCH(&quot;Cerrado&quot;;[.AR57]))))" style:apply-style-name="Estilo_5f_Cerrada" style:base-cell-address="TicketsNAOS.AR57"/>
    </style:style>
    <style:style style:name="ce88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8]))))" style:apply-style-name="ConditionalStyle_5f_2" style:base-cell-address="TicketsNAOS.AR58"/>
      <style:map style:condition="is-true-formula(NOT(ISERROR(SEARCH(&quot;GMV&quot;;[.AR58]))))" style:apply-style-name="ConditionalStyle_5f_3" style:base-cell-address="TicketsNAOS.AR58"/>
      <style:map style:condition="is-true-formula(NOT(ISERROR(SEARCH(&quot;OT&quot;;[.AR58]))))" style:apply-style-name="ConditionalStyle_5f_4" style:base-cell-address="TicketsNAOS.AR58"/>
      <style:map style:condition="is-true-formula(NOT(ISERROR(SEARCH(&quot;PdU&quot;;[.AR58]))))" style:apply-style-name="ConditionalStyle_5f_5" style:base-cell-address="TicketsNAOS.AR58"/>
      <style:map style:condition="is-true-formula(NOT(ISERROR(SEARCH(&quot;TdS&quot;;[.AR58]))))" style:apply-style-name="ConditionalStyle_5f_6" style:base-cell-address="TicketsNAOS.AR58"/>
      <style:map style:condition="is-true-formula(NOT(ISERROR(SEARCH(&quot;Cerrado&quot;;[.AR58]))))" style:apply-style-name="Estilo_5f_Cerrada" style:base-cell-address="TicketsNAOS.AR58"/>
    </style:style>
    <style:style style:name="ce88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59]))))" style:apply-style-name="ConditionalStyle_5f_2" style:base-cell-address="TicketsNAOS.AR59"/>
      <style:map style:condition="is-true-formula(NOT(ISERROR(SEARCH(&quot;GMV&quot;;[.AR59]))))" style:apply-style-name="ConditionalStyle_5f_3" style:base-cell-address="TicketsNAOS.AR59"/>
      <style:map style:condition="is-true-formula(NOT(ISERROR(SEARCH(&quot;OT&quot;;[.AR59]))))" style:apply-style-name="ConditionalStyle_5f_4" style:base-cell-address="TicketsNAOS.AR59"/>
      <style:map style:condition="is-true-formula(NOT(ISERROR(SEARCH(&quot;PdU&quot;;[.AR59]))))" style:apply-style-name="ConditionalStyle_5f_5" style:base-cell-address="TicketsNAOS.AR59"/>
      <style:map style:condition="is-true-formula(NOT(ISERROR(SEARCH(&quot;TdS&quot;;[.AR59]))))" style:apply-style-name="ConditionalStyle_5f_6" style:base-cell-address="TicketsNAOS.AR59"/>
      <style:map style:condition="is-true-formula(NOT(ISERROR(SEARCH(&quot;Cerrado&quot;;[.AR59]))))" style:apply-style-name="Estilo_5f_Cerrada" style:base-cell-address="TicketsNAOS.AR59"/>
    </style:style>
    <style:style style:name="ce88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0]))))" style:apply-style-name="ConditionalStyle_5f_2" style:base-cell-address="TicketsNAOS.AR60"/>
      <style:map style:condition="is-true-formula(NOT(ISERROR(SEARCH(&quot;GMV&quot;;[.AR60]))))" style:apply-style-name="ConditionalStyle_5f_3" style:base-cell-address="TicketsNAOS.AR60"/>
      <style:map style:condition="is-true-formula(NOT(ISERROR(SEARCH(&quot;OT&quot;;[.AR60]))))" style:apply-style-name="ConditionalStyle_5f_4" style:base-cell-address="TicketsNAOS.AR60"/>
      <style:map style:condition="is-true-formula(NOT(ISERROR(SEARCH(&quot;PdU&quot;;[.AR60]))))" style:apply-style-name="ConditionalStyle_5f_5" style:base-cell-address="TicketsNAOS.AR60"/>
      <style:map style:condition="is-true-formula(NOT(ISERROR(SEARCH(&quot;TdS&quot;;[.AR60]))))" style:apply-style-name="ConditionalStyle_5f_6" style:base-cell-address="TicketsNAOS.AR60"/>
      <style:map style:condition="is-true-formula(NOT(ISERROR(SEARCH(&quot;Cerrado&quot;;[.AR60]))))" style:apply-style-name="Estilo_5f_Cerrada" style:base-cell-address="TicketsNAOS.AR60"/>
    </style:style>
    <style:style style:name="ce88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1]))))" style:apply-style-name="ConditionalStyle_5f_2" style:base-cell-address="TicketsNAOS.AR61"/>
      <style:map style:condition="is-true-formula(NOT(ISERROR(SEARCH(&quot;GMV&quot;;[.AR61]))))" style:apply-style-name="ConditionalStyle_5f_3" style:base-cell-address="TicketsNAOS.AR61"/>
      <style:map style:condition="is-true-formula(NOT(ISERROR(SEARCH(&quot;OT&quot;;[.AR61]))))" style:apply-style-name="ConditionalStyle_5f_4" style:base-cell-address="TicketsNAOS.AR61"/>
      <style:map style:condition="is-true-formula(NOT(ISERROR(SEARCH(&quot;PdU&quot;;[.AR61]))))" style:apply-style-name="ConditionalStyle_5f_5" style:base-cell-address="TicketsNAOS.AR61"/>
      <style:map style:condition="is-true-formula(NOT(ISERROR(SEARCH(&quot;TdS&quot;;[.AR61]))))" style:apply-style-name="ConditionalStyle_5f_6" style:base-cell-address="TicketsNAOS.AR61"/>
      <style:map style:condition="is-true-formula(NOT(ISERROR(SEARCH(&quot;Cerrado&quot;;[.AR61]))))" style:apply-style-name="Estilo_5f_Cerrada" style:base-cell-address="TicketsNAOS.AR61"/>
    </style:style>
    <style:style style:name="ce88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2]))))" style:apply-style-name="ConditionalStyle_5f_2" style:base-cell-address="TicketsNAOS.AR62"/>
      <style:map style:condition="is-true-formula(NOT(ISERROR(SEARCH(&quot;GMV&quot;;[.AR62]))))" style:apply-style-name="ConditionalStyle_5f_3" style:base-cell-address="TicketsNAOS.AR62"/>
      <style:map style:condition="is-true-formula(NOT(ISERROR(SEARCH(&quot;OT&quot;;[.AR62]))))" style:apply-style-name="ConditionalStyle_5f_4" style:base-cell-address="TicketsNAOS.AR62"/>
      <style:map style:condition="is-true-formula(NOT(ISERROR(SEARCH(&quot;PdU&quot;;[.AR62]))))" style:apply-style-name="ConditionalStyle_5f_5" style:base-cell-address="TicketsNAOS.AR62"/>
      <style:map style:condition="is-true-formula(NOT(ISERROR(SEARCH(&quot;TdS&quot;;[.AR62]))))" style:apply-style-name="ConditionalStyle_5f_6" style:base-cell-address="TicketsNAOS.AR62"/>
      <style:map style:condition="is-true-formula(NOT(ISERROR(SEARCH(&quot;Cerrado&quot;;[.AR62]))))" style:apply-style-name="Estilo_5f_Cerrada" style:base-cell-address="TicketsNAOS.AR62"/>
    </style:style>
    <style:style style:name="ce88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3]))))" style:apply-style-name="ConditionalStyle_5f_2" style:base-cell-address="TicketsNAOS.AR63"/>
      <style:map style:condition="is-true-formula(NOT(ISERROR(SEARCH(&quot;GMV&quot;;[.AR63]))))" style:apply-style-name="ConditionalStyle_5f_3" style:base-cell-address="TicketsNAOS.AR63"/>
      <style:map style:condition="is-true-formula(NOT(ISERROR(SEARCH(&quot;OT&quot;;[.AR63]))))" style:apply-style-name="ConditionalStyle_5f_4" style:base-cell-address="TicketsNAOS.AR63"/>
      <style:map style:condition="is-true-formula(NOT(ISERROR(SEARCH(&quot;PdU&quot;;[.AR63]))))" style:apply-style-name="ConditionalStyle_5f_5" style:base-cell-address="TicketsNAOS.AR63"/>
      <style:map style:condition="is-true-formula(NOT(ISERROR(SEARCH(&quot;TdS&quot;;[.AR63]))))" style:apply-style-name="ConditionalStyle_5f_6" style:base-cell-address="TicketsNAOS.AR63"/>
      <style:map style:condition="is-true-formula(NOT(ISERROR(SEARCH(&quot;Cerrado&quot;;[.AR63]))))" style:apply-style-name="Estilo_5f_Cerrada" style:base-cell-address="TicketsNAOS.AR63"/>
    </style:style>
    <style:style style:name="ce88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4]))))" style:apply-style-name="ConditionalStyle_5f_2" style:base-cell-address="TicketsNAOS.AR64"/>
      <style:map style:condition="is-true-formula(NOT(ISERROR(SEARCH(&quot;GMV&quot;;[.AR64]))))" style:apply-style-name="ConditionalStyle_5f_3" style:base-cell-address="TicketsNAOS.AR64"/>
      <style:map style:condition="is-true-formula(NOT(ISERROR(SEARCH(&quot;OT&quot;;[.AR64]))))" style:apply-style-name="ConditionalStyle_5f_4" style:base-cell-address="TicketsNAOS.AR64"/>
      <style:map style:condition="is-true-formula(NOT(ISERROR(SEARCH(&quot;PdU&quot;;[.AR64]))))" style:apply-style-name="ConditionalStyle_5f_5" style:base-cell-address="TicketsNAOS.AR64"/>
      <style:map style:condition="is-true-formula(NOT(ISERROR(SEARCH(&quot;TdS&quot;;[.AR64]))))" style:apply-style-name="ConditionalStyle_5f_6" style:base-cell-address="TicketsNAOS.AR64"/>
      <style:map style:condition="is-true-formula(NOT(ISERROR(SEARCH(&quot;Cerrado&quot;;[.AR64]))))" style:apply-style-name="Estilo_5f_Cerrada" style:base-cell-address="TicketsNAOS.AR64"/>
    </style:style>
    <style:style style:name="ce88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5]))))" style:apply-style-name="ConditionalStyle_5f_2" style:base-cell-address="TicketsNAOS.AR65"/>
      <style:map style:condition="is-true-formula(NOT(ISERROR(SEARCH(&quot;GMV&quot;;[.AR65]))))" style:apply-style-name="ConditionalStyle_5f_3" style:base-cell-address="TicketsNAOS.AR65"/>
      <style:map style:condition="is-true-formula(NOT(ISERROR(SEARCH(&quot;OT&quot;;[.AR65]))))" style:apply-style-name="ConditionalStyle_5f_4" style:base-cell-address="TicketsNAOS.AR65"/>
      <style:map style:condition="is-true-formula(NOT(ISERROR(SEARCH(&quot;PdU&quot;;[.AR65]))))" style:apply-style-name="ConditionalStyle_5f_5" style:base-cell-address="TicketsNAOS.AR65"/>
      <style:map style:condition="is-true-formula(NOT(ISERROR(SEARCH(&quot;TdS&quot;;[.AR65]))))" style:apply-style-name="ConditionalStyle_5f_6" style:base-cell-address="TicketsNAOS.AR65"/>
      <style:map style:condition="is-true-formula(NOT(ISERROR(SEARCH(&quot;Cerrado&quot;;[.AR65]))))" style:apply-style-name="Estilo_5f_Cerrada" style:base-cell-address="TicketsNAOS.AR65"/>
    </style:style>
    <style:style style:name="ce88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6]))))" style:apply-style-name="ConditionalStyle_5f_2" style:base-cell-address="TicketsNAOS.AR66"/>
      <style:map style:condition="is-true-formula(NOT(ISERROR(SEARCH(&quot;GMV&quot;;[.AR66]))))" style:apply-style-name="ConditionalStyle_5f_3" style:base-cell-address="TicketsNAOS.AR66"/>
      <style:map style:condition="is-true-formula(NOT(ISERROR(SEARCH(&quot;OT&quot;;[.AR66]))))" style:apply-style-name="ConditionalStyle_5f_4" style:base-cell-address="TicketsNAOS.AR66"/>
      <style:map style:condition="is-true-formula(NOT(ISERROR(SEARCH(&quot;PdU&quot;;[.AR66]))))" style:apply-style-name="ConditionalStyle_5f_5" style:base-cell-address="TicketsNAOS.AR66"/>
      <style:map style:condition="is-true-formula(NOT(ISERROR(SEARCH(&quot;TdS&quot;;[.AR66]))))" style:apply-style-name="ConditionalStyle_5f_6" style:base-cell-address="TicketsNAOS.AR66"/>
      <style:map style:condition="is-true-formula(NOT(ISERROR(SEARCH(&quot;Cerrado&quot;;[.AR66]))))" style:apply-style-name="Estilo_5f_Cerrada" style:base-cell-address="TicketsNAOS.AR66"/>
    </style:style>
    <style:style style:name="ce88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7]))))" style:apply-style-name="ConditionalStyle_5f_2" style:base-cell-address="TicketsNAOS.AR67"/>
      <style:map style:condition="is-true-formula(NOT(ISERROR(SEARCH(&quot;GMV&quot;;[.AR67]))))" style:apply-style-name="ConditionalStyle_5f_3" style:base-cell-address="TicketsNAOS.AR67"/>
      <style:map style:condition="is-true-formula(NOT(ISERROR(SEARCH(&quot;OT&quot;;[.AR67]))))" style:apply-style-name="ConditionalStyle_5f_4" style:base-cell-address="TicketsNAOS.AR67"/>
      <style:map style:condition="is-true-formula(NOT(ISERROR(SEARCH(&quot;PdU&quot;;[.AR67]))))" style:apply-style-name="ConditionalStyle_5f_5" style:base-cell-address="TicketsNAOS.AR67"/>
      <style:map style:condition="is-true-formula(NOT(ISERROR(SEARCH(&quot;TdS&quot;;[.AR67]))))" style:apply-style-name="ConditionalStyle_5f_6" style:base-cell-address="TicketsNAOS.AR67"/>
      <style:map style:condition="is-true-formula(NOT(ISERROR(SEARCH(&quot;Cerrado&quot;;[.AR67]))))" style:apply-style-name="Estilo_5f_Cerrada" style:base-cell-address="TicketsNAOS.AR67"/>
    </style:style>
    <style:style style:name="ce89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8]))))" style:apply-style-name="ConditionalStyle_5f_2" style:base-cell-address="TicketsNAOS.AR68"/>
      <style:map style:condition="is-true-formula(NOT(ISERROR(SEARCH(&quot;GMV&quot;;[.AR68]))))" style:apply-style-name="ConditionalStyle_5f_3" style:base-cell-address="TicketsNAOS.AR68"/>
      <style:map style:condition="is-true-formula(NOT(ISERROR(SEARCH(&quot;OT&quot;;[.AR68]))))" style:apply-style-name="ConditionalStyle_5f_4" style:base-cell-address="TicketsNAOS.AR68"/>
      <style:map style:condition="is-true-formula(NOT(ISERROR(SEARCH(&quot;PdU&quot;;[.AR68]))))" style:apply-style-name="ConditionalStyle_5f_5" style:base-cell-address="TicketsNAOS.AR68"/>
      <style:map style:condition="is-true-formula(NOT(ISERROR(SEARCH(&quot;TdS&quot;;[.AR68]))))" style:apply-style-name="ConditionalStyle_5f_6" style:base-cell-address="TicketsNAOS.AR68"/>
      <style:map style:condition="is-true-formula(NOT(ISERROR(SEARCH(&quot;Cerrado&quot;;[.AR68]))))" style:apply-style-name="Estilo_5f_Cerrada" style:base-cell-address="TicketsNAOS.AR68"/>
    </style:style>
    <style:style style:name="ce89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69]))))" style:apply-style-name="ConditionalStyle_5f_2" style:base-cell-address="TicketsNAOS.AR69"/>
      <style:map style:condition="is-true-formula(NOT(ISERROR(SEARCH(&quot;GMV&quot;;[.AR69]))))" style:apply-style-name="ConditionalStyle_5f_3" style:base-cell-address="TicketsNAOS.AR69"/>
      <style:map style:condition="is-true-formula(NOT(ISERROR(SEARCH(&quot;OT&quot;;[.AR69]))))" style:apply-style-name="ConditionalStyle_5f_4" style:base-cell-address="TicketsNAOS.AR69"/>
      <style:map style:condition="is-true-formula(NOT(ISERROR(SEARCH(&quot;PdU&quot;;[.AR69]))))" style:apply-style-name="ConditionalStyle_5f_5" style:base-cell-address="TicketsNAOS.AR69"/>
      <style:map style:condition="is-true-formula(NOT(ISERROR(SEARCH(&quot;TdS&quot;;[.AR69]))))" style:apply-style-name="ConditionalStyle_5f_6" style:base-cell-address="TicketsNAOS.AR69"/>
      <style:map style:condition="is-true-formula(NOT(ISERROR(SEARCH(&quot;Cerrado&quot;;[.AR69]))))" style:apply-style-name="Estilo_5f_Cerrada" style:base-cell-address="TicketsNAOS.AR69"/>
    </style:style>
    <style:style style:name="ce89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R70]))))" style:apply-style-name="ConditionalStyle_5f_2" style:base-cell-address="TicketsNAOS.AR70"/>
      <style:map style:condition="is-true-formula(NOT(ISERROR(SEARCH(&quot;GMV&quot;;[.AR70]))))" style:apply-style-name="ConditionalStyle_5f_3" style:base-cell-address="TicketsNAOS.AR70"/>
      <style:map style:condition="is-true-formula(NOT(ISERROR(SEARCH(&quot;OT&quot;;[.AR70]))))" style:apply-style-name="ConditionalStyle_5f_4" style:base-cell-address="TicketsNAOS.AR70"/>
      <style:map style:condition="is-true-formula(NOT(ISERROR(SEARCH(&quot;PdU&quot;;[.AR70]))))" style:apply-style-name="ConditionalStyle_5f_5" style:base-cell-address="TicketsNAOS.AR70"/>
      <style:map style:condition="is-true-formula(NOT(ISERROR(SEARCH(&quot;TdS&quot;;[.AR70]))))" style:apply-style-name="ConditionalStyle_5f_6" style:base-cell-address="TicketsNAOS.AR70"/>
      <style:map style:condition="is-true-formula(NOT(ISERROR(SEARCH(&quot;Cerrado&quot;;[.AR70]))))" style:apply-style-name="Estilo_5f_Cerrada" style:base-cell-address="TicketsNAOS.AR70"/>
    </style:style>
    <style:style style:name="ce893" style:family="table-cell" style:parent-style-name="Default">
      <style:table-cell-properties fo:border="0.002cm solid #000000" style:rotation-align="none"/>
    </style:style>
    <style:style style:name="ce89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2]))))" style:apply-style-name="ConditionalStyle_5f_2" style:base-cell-address="TicketsNAOS.AS2"/>
      <style:map style:condition="is-true-formula(NOT(ISERROR(SEARCH(&quot;GMV&quot;;[.AS2]))))" style:apply-style-name="ConditionalStyle_5f_3" style:base-cell-address="TicketsNAOS.AS2"/>
      <style:map style:condition="is-true-formula(NOT(ISERROR(SEARCH(&quot;OT&quot;;[.AS2]))))" style:apply-style-name="ConditionalStyle_5f_4" style:base-cell-address="TicketsNAOS.AS2"/>
      <style:map style:condition="is-true-formula(NOT(ISERROR(SEARCH(&quot;PdU&quot;;[.AS2]))))" style:apply-style-name="ConditionalStyle_5f_5" style:base-cell-address="TicketsNAOS.AS2"/>
      <style:map style:condition="is-true-formula(NOT(ISERROR(SEARCH(&quot;TdS&quot;;[.AS2]))))" style:apply-style-name="ConditionalStyle_5f_6" style:base-cell-address="TicketsNAOS.AS2"/>
      <style:map style:condition="is-true-formula(NOT(ISERROR(SEARCH(&quot;Cerrado&quot;;[.AS2]))))" style:apply-style-name="Estilo_5f_Cerrada" style:base-cell-address="TicketsNAOS.AS2"/>
    </style:style>
    <style:style style:name="ce89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]))))" style:apply-style-name="ConditionalStyle_5f_2" style:base-cell-address="TicketsNAOS.AS4"/>
      <style:map style:condition="is-true-formula(NOT(ISERROR(SEARCH(&quot;GMV&quot;;[.AS4]))))" style:apply-style-name="ConditionalStyle_5f_3" style:base-cell-address="TicketsNAOS.AS4"/>
      <style:map style:condition="is-true-formula(NOT(ISERROR(SEARCH(&quot;OT&quot;;[.AS4]))))" style:apply-style-name="ConditionalStyle_5f_4" style:base-cell-address="TicketsNAOS.AS4"/>
      <style:map style:condition="is-true-formula(NOT(ISERROR(SEARCH(&quot;PdU&quot;;[.AS4]))))" style:apply-style-name="ConditionalStyle_5f_5" style:base-cell-address="TicketsNAOS.AS4"/>
      <style:map style:condition="is-true-formula(NOT(ISERROR(SEARCH(&quot;TdS&quot;;[.AS4]))))" style:apply-style-name="ConditionalStyle_5f_6" style:base-cell-address="TicketsNAOS.AS4"/>
      <style:map style:condition="is-true-formula(NOT(ISERROR(SEARCH(&quot;Cerrado&quot;;[.AS4]))))" style:apply-style-name="Estilo_5f_Cerrada" style:base-cell-address="TicketsNAOS.AS4"/>
    </style:style>
    <style:style style:name="ce89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]))))" style:apply-style-name="ConditionalStyle_5f_2" style:base-cell-address="TicketsNAOS.AS5"/>
      <style:map style:condition="is-true-formula(NOT(ISERROR(SEARCH(&quot;GMV&quot;;[.AS5]))))" style:apply-style-name="ConditionalStyle_5f_3" style:base-cell-address="TicketsNAOS.AS5"/>
      <style:map style:condition="is-true-formula(NOT(ISERROR(SEARCH(&quot;OT&quot;;[.AS5]))))" style:apply-style-name="ConditionalStyle_5f_4" style:base-cell-address="TicketsNAOS.AS5"/>
      <style:map style:condition="is-true-formula(NOT(ISERROR(SEARCH(&quot;PdU&quot;;[.AS5]))))" style:apply-style-name="ConditionalStyle_5f_5" style:base-cell-address="TicketsNAOS.AS5"/>
      <style:map style:condition="is-true-formula(NOT(ISERROR(SEARCH(&quot;TdS&quot;;[.AS5]))))" style:apply-style-name="ConditionalStyle_5f_6" style:base-cell-address="TicketsNAOS.AS5"/>
      <style:map style:condition="is-true-formula(NOT(ISERROR(SEARCH(&quot;Cerrado&quot;;[.AS5]))))" style:apply-style-name="Estilo_5f_Cerrada" style:base-cell-address="TicketsNAOS.AS5"/>
    </style:style>
    <style:style style:name="ce89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]))))" style:apply-style-name="ConditionalStyle_5f_2" style:base-cell-address="TicketsNAOS.AS6"/>
      <style:map style:condition="is-true-formula(NOT(ISERROR(SEARCH(&quot;GMV&quot;;[.AS6]))))" style:apply-style-name="ConditionalStyle_5f_3" style:base-cell-address="TicketsNAOS.AS6"/>
      <style:map style:condition="is-true-formula(NOT(ISERROR(SEARCH(&quot;OT&quot;;[.AS6]))))" style:apply-style-name="ConditionalStyle_5f_4" style:base-cell-address="TicketsNAOS.AS6"/>
      <style:map style:condition="is-true-formula(NOT(ISERROR(SEARCH(&quot;PdU&quot;;[.AS6]))))" style:apply-style-name="ConditionalStyle_5f_5" style:base-cell-address="TicketsNAOS.AS6"/>
      <style:map style:condition="is-true-formula(NOT(ISERROR(SEARCH(&quot;TdS&quot;;[.AS6]))))" style:apply-style-name="ConditionalStyle_5f_6" style:base-cell-address="TicketsNAOS.AS6"/>
      <style:map style:condition="is-true-formula(NOT(ISERROR(SEARCH(&quot;Cerrado&quot;;[.AS6]))))" style:apply-style-name="Estilo_5f_Cerrada" style:base-cell-address="TicketsNAOS.AS6"/>
    </style:style>
    <style:style style:name="ce89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7]))))" style:apply-style-name="ConditionalStyle_5f_2" style:base-cell-address="TicketsNAOS.AS7"/>
      <style:map style:condition="is-true-formula(NOT(ISERROR(SEARCH(&quot;GMV&quot;;[.AS7]))))" style:apply-style-name="ConditionalStyle_5f_3" style:base-cell-address="TicketsNAOS.AS7"/>
      <style:map style:condition="is-true-formula(NOT(ISERROR(SEARCH(&quot;OT&quot;;[.AS7]))))" style:apply-style-name="ConditionalStyle_5f_4" style:base-cell-address="TicketsNAOS.AS7"/>
      <style:map style:condition="is-true-formula(NOT(ISERROR(SEARCH(&quot;PdU&quot;;[.AS7]))))" style:apply-style-name="ConditionalStyle_5f_5" style:base-cell-address="TicketsNAOS.AS7"/>
      <style:map style:condition="is-true-formula(NOT(ISERROR(SEARCH(&quot;TdS&quot;;[.AS7]))))" style:apply-style-name="ConditionalStyle_5f_6" style:base-cell-address="TicketsNAOS.AS7"/>
      <style:map style:condition="is-true-formula(NOT(ISERROR(SEARCH(&quot;Cerrado&quot;;[.AS7]))))" style:apply-style-name="Estilo_5f_Cerrada" style:base-cell-address="TicketsNAOS.AS7"/>
    </style:style>
    <style:style style:name="ce89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9]))))" style:apply-style-name="ConditionalStyle_5f_2" style:base-cell-address="TicketsNAOS.AS9"/>
      <style:map style:condition="is-true-formula(NOT(ISERROR(SEARCH(&quot;GMV&quot;;[.AS9]))))" style:apply-style-name="ConditionalStyle_5f_3" style:base-cell-address="TicketsNAOS.AS9"/>
      <style:map style:condition="is-true-formula(NOT(ISERROR(SEARCH(&quot;OT&quot;;[.AS9]))))" style:apply-style-name="ConditionalStyle_5f_4" style:base-cell-address="TicketsNAOS.AS9"/>
      <style:map style:condition="is-true-formula(NOT(ISERROR(SEARCH(&quot;PdU&quot;;[.AS9]))))" style:apply-style-name="ConditionalStyle_5f_5" style:base-cell-address="TicketsNAOS.AS9"/>
      <style:map style:condition="is-true-formula(NOT(ISERROR(SEARCH(&quot;TdS&quot;;[.AS9]))))" style:apply-style-name="ConditionalStyle_5f_6" style:base-cell-address="TicketsNAOS.AS9"/>
      <style:map style:condition="is-true-formula(NOT(ISERROR(SEARCH(&quot;Cerrado&quot;;[.AS9]))))" style:apply-style-name="Estilo_5f_Cerrada" style:base-cell-address="TicketsNAOS.AS9"/>
    </style:style>
    <style:style style:name="ce90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15]))))" style:apply-style-name="ConditionalStyle_5f_2" style:base-cell-address="TicketsNAOS.AS15"/>
      <style:map style:condition="is-true-formula(NOT(ISERROR(SEARCH(&quot;GMV&quot;;[.AS15]))))" style:apply-style-name="ConditionalStyle_5f_3" style:base-cell-address="TicketsNAOS.AS15"/>
      <style:map style:condition="is-true-formula(NOT(ISERROR(SEARCH(&quot;OT&quot;;[.AS15]))))" style:apply-style-name="ConditionalStyle_5f_4" style:base-cell-address="TicketsNAOS.AS15"/>
      <style:map style:condition="is-true-formula(NOT(ISERROR(SEARCH(&quot;PdU&quot;;[.AS15]))))" style:apply-style-name="ConditionalStyle_5f_5" style:base-cell-address="TicketsNAOS.AS15"/>
      <style:map style:condition="is-true-formula(NOT(ISERROR(SEARCH(&quot;TdS&quot;;[.AS15]))))" style:apply-style-name="ConditionalStyle_5f_6" style:base-cell-address="TicketsNAOS.AS15"/>
      <style:map style:condition="is-true-formula(NOT(ISERROR(SEARCH(&quot;Cerrado&quot;;[.AS15]))))" style:apply-style-name="Estilo_5f_Cerrada" style:base-cell-address="TicketsNAOS.AS15"/>
    </style:style>
    <style:style style:name="ce90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18]))))" style:apply-style-name="ConditionalStyle_5f_2" style:base-cell-address="TicketsNAOS.AS18"/>
      <style:map style:condition="is-true-formula(NOT(ISERROR(SEARCH(&quot;GMV&quot;;[.AS18]))))" style:apply-style-name="ConditionalStyle_5f_3" style:base-cell-address="TicketsNAOS.AS18"/>
      <style:map style:condition="is-true-formula(NOT(ISERROR(SEARCH(&quot;OT&quot;;[.AS18]))))" style:apply-style-name="ConditionalStyle_5f_4" style:base-cell-address="TicketsNAOS.AS18"/>
      <style:map style:condition="is-true-formula(NOT(ISERROR(SEARCH(&quot;PdU&quot;;[.AS18]))))" style:apply-style-name="ConditionalStyle_5f_5" style:base-cell-address="TicketsNAOS.AS18"/>
      <style:map style:condition="is-true-formula(NOT(ISERROR(SEARCH(&quot;TdS&quot;;[.AS18]))))" style:apply-style-name="ConditionalStyle_5f_6" style:base-cell-address="TicketsNAOS.AS18"/>
      <style:map style:condition="is-true-formula(NOT(ISERROR(SEARCH(&quot;Cerrado&quot;;[.AS18]))))" style:apply-style-name="Estilo_5f_Cerrada" style:base-cell-address="TicketsNAOS.AS18"/>
    </style:style>
    <style:style style:name="ce90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28]))))" style:apply-style-name="ConditionalStyle_5f_2" style:base-cell-address="TicketsNAOS.AS28"/>
      <style:map style:condition="is-true-formula(NOT(ISERROR(SEARCH(&quot;GMV&quot;;[.AS28]))))" style:apply-style-name="ConditionalStyle_5f_3" style:base-cell-address="TicketsNAOS.AS28"/>
      <style:map style:condition="is-true-formula(NOT(ISERROR(SEARCH(&quot;OT&quot;;[.AS28]))))" style:apply-style-name="ConditionalStyle_5f_4" style:base-cell-address="TicketsNAOS.AS28"/>
      <style:map style:condition="is-true-formula(NOT(ISERROR(SEARCH(&quot;PdU&quot;;[.AS28]))))" style:apply-style-name="ConditionalStyle_5f_5" style:base-cell-address="TicketsNAOS.AS28"/>
      <style:map style:condition="is-true-formula(NOT(ISERROR(SEARCH(&quot;TdS&quot;;[.AS28]))))" style:apply-style-name="ConditionalStyle_5f_6" style:base-cell-address="TicketsNAOS.AS28"/>
      <style:map style:condition="is-true-formula(NOT(ISERROR(SEARCH(&quot;Cerrado&quot;;[.AS28]))))" style:apply-style-name="Estilo_5f_Cerrada" style:base-cell-address="TicketsNAOS.AS28"/>
    </style:style>
    <style:style style:name="ce90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2]))))" style:apply-style-name="ConditionalStyle_5f_2" style:base-cell-address="TicketsNAOS.AS32"/>
      <style:map style:condition="is-true-formula(NOT(ISERROR(SEARCH(&quot;GMV&quot;;[.AS32]))))" style:apply-style-name="ConditionalStyle_5f_3" style:base-cell-address="TicketsNAOS.AS32"/>
      <style:map style:condition="is-true-formula(NOT(ISERROR(SEARCH(&quot;OT&quot;;[.AS32]))))" style:apply-style-name="ConditionalStyle_5f_4" style:base-cell-address="TicketsNAOS.AS32"/>
      <style:map style:condition="is-true-formula(NOT(ISERROR(SEARCH(&quot;PdU&quot;;[.AS32]))))" style:apply-style-name="ConditionalStyle_5f_5" style:base-cell-address="TicketsNAOS.AS32"/>
      <style:map style:condition="is-true-formula(NOT(ISERROR(SEARCH(&quot;TdS&quot;;[.AS32]))))" style:apply-style-name="ConditionalStyle_5f_6" style:base-cell-address="TicketsNAOS.AS32"/>
      <style:map style:condition="is-true-formula(NOT(ISERROR(SEARCH(&quot;Cerrado&quot;;[.AS32]))))" style:apply-style-name="Estilo_5f_Cerrada" style:base-cell-address="TicketsNAOS.AS32"/>
    </style:style>
    <style:style style:name="ce90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3]))))" style:apply-style-name="ConditionalStyle_5f_2" style:base-cell-address="TicketsNAOS.AS33"/>
      <style:map style:condition="is-true-formula(NOT(ISERROR(SEARCH(&quot;GMV&quot;;[.AS33]))))" style:apply-style-name="ConditionalStyle_5f_3" style:base-cell-address="TicketsNAOS.AS33"/>
      <style:map style:condition="is-true-formula(NOT(ISERROR(SEARCH(&quot;OT&quot;;[.AS33]))))" style:apply-style-name="ConditionalStyle_5f_4" style:base-cell-address="TicketsNAOS.AS33"/>
      <style:map style:condition="is-true-formula(NOT(ISERROR(SEARCH(&quot;PdU&quot;;[.AS33]))))" style:apply-style-name="ConditionalStyle_5f_5" style:base-cell-address="TicketsNAOS.AS33"/>
      <style:map style:condition="is-true-formula(NOT(ISERROR(SEARCH(&quot;TdS&quot;;[.AS33]))))" style:apply-style-name="ConditionalStyle_5f_6" style:base-cell-address="TicketsNAOS.AS33"/>
      <style:map style:condition="is-true-formula(NOT(ISERROR(SEARCH(&quot;Cerrado&quot;;[.AS33]))))" style:apply-style-name="Estilo_5f_Cerrada" style:base-cell-address="TicketsNAOS.AS33"/>
    </style:style>
    <style:style style:name="ce90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5]))))" style:apply-style-name="ConditionalStyle_5f_2" style:base-cell-address="TicketsNAOS.AS35"/>
      <style:map style:condition="is-true-formula(NOT(ISERROR(SEARCH(&quot;GMV&quot;;[.AS35]))))" style:apply-style-name="ConditionalStyle_5f_3" style:base-cell-address="TicketsNAOS.AS35"/>
      <style:map style:condition="is-true-formula(NOT(ISERROR(SEARCH(&quot;OT&quot;;[.AS35]))))" style:apply-style-name="ConditionalStyle_5f_4" style:base-cell-address="TicketsNAOS.AS35"/>
      <style:map style:condition="is-true-formula(NOT(ISERROR(SEARCH(&quot;PdU&quot;;[.AS35]))))" style:apply-style-name="ConditionalStyle_5f_5" style:base-cell-address="TicketsNAOS.AS35"/>
      <style:map style:condition="is-true-formula(NOT(ISERROR(SEARCH(&quot;TdS&quot;;[.AS35]))))" style:apply-style-name="ConditionalStyle_5f_6" style:base-cell-address="TicketsNAOS.AS35"/>
      <style:map style:condition="is-true-formula(NOT(ISERROR(SEARCH(&quot;Cerrado&quot;;[.AS35]))))" style:apply-style-name="Estilo_5f_Cerrada" style:base-cell-address="TicketsNAOS.AS35"/>
    </style:style>
    <style:style style:name="ce90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6]))))" style:apply-style-name="ConditionalStyle_5f_2" style:base-cell-address="TicketsNAOS.AS36"/>
      <style:map style:condition="is-true-formula(NOT(ISERROR(SEARCH(&quot;GMV&quot;;[.AS36]))))" style:apply-style-name="ConditionalStyle_5f_3" style:base-cell-address="TicketsNAOS.AS36"/>
      <style:map style:condition="is-true-formula(NOT(ISERROR(SEARCH(&quot;OT&quot;;[.AS36]))))" style:apply-style-name="ConditionalStyle_5f_4" style:base-cell-address="TicketsNAOS.AS36"/>
      <style:map style:condition="is-true-formula(NOT(ISERROR(SEARCH(&quot;PdU&quot;;[.AS36]))))" style:apply-style-name="ConditionalStyle_5f_5" style:base-cell-address="TicketsNAOS.AS36"/>
      <style:map style:condition="is-true-formula(NOT(ISERROR(SEARCH(&quot;TdS&quot;;[.AS36]))))" style:apply-style-name="ConditionalStyle_5f_6" style:base-cell-address="TicketsNAOS.AS36"/>
      <style:map style:condition="is-true-formula(NOT(ISERROR(SEARCH(&quot;Cerrado&quot;;[.AS36]))))" style:apply-style-name="Estilo_5f_Cerrada" style:base-cell-address="TicketsNAOS.AS36"/>
    </style:style>
    <style:style style:name="ce90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7]))))" style:apply-style-name="ConditionalStyle_5f_2" style:base-cell-address="TicketsNAOS.AS37"/>
      <style:map style:condition="is-true-formula(NOT(ISERROR(SEARCH(&quot;GMV&quot;;[.AS37]))))" style:apply-style-name="ConditionalStyle_5f_3" style:base-cell-address="TicketsNAOS.AS37"/>
      <style:map style:condition="is-true-formula(NOT(ISERROR(SEARCH(&quot;OT&quot;;[.AS37]))))" style:apply-style-name="ConditionalStyle_5f_4" style:base-cell-address="TicketsNAOS.AS37"/>
      <style:map style:condition="is-true-formula(NOT(ISERROR(SEARCH(&quot;PdU&quot;;[.AS37]))))" style:apply-style-name="ConditionalStyle_5f_5" style:base-cell-address="TicketsNAOS.AS37"/>
      <style:map style:condition="is-true-formula(NOT(ISERROR(SEARCH(&quot;TdS&quot;;[.AS37]))))" style:apply-style-name="ConditionalStyle_5f_6" style:base-cell-address="TicketsNAOS.AS37"/>
      <style:map style:condition="is-true-formula(NOT(ISERROR(SEARCH(&quot;Cerrado&quot;;[.AS37]))))" style:apply-style-name="Estilo_5f_Cerrada" style:base-cell-address="TicketsNAOS.AS37"/>
    </style:style>
    <style:style style:name="ce9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8]))))" style:apply-style-name="ConditionalStyle_5f_2" style:base-cell-address="TicketsNAOS.AS38"/>
      <style:map style:condition="is-true-formula(NOT(ISERROR(SEARCH(&quot;GMV&quot;;[.AS38]))))" style:apply-style-name="ConditionalStyle_5f_3" style:base-cell-address="TicketsNAOS.AS38"/>
      <style:map style:condition="is-true-formula(NOT(ISERROR(SEARCH(&quot;OT&quot;;[.AS38]))))" style:apply-style-name="ConditionalStyle_5f_4" style:base-cell-address="TicketsNAOS.AS38"/>
      <style:map style:condition="is-true-formula(NOT(ISERROR(SEARCH(&quot;PdU&quot;;[.AS38]))))" style:apply-style-name="ConditionalStyle_5f_5" style:base-cell-address="TicketsNAOS.AS38"/>
      <style:map style:condition="is-true-formula(NOT(ISERROR(SEARCH(&quot;TdS&quot;;[.AS38]))))" style:apply-style-name="ConditionalStyle_5f_6" style:base-cell-address="TicketsNAOS.AS38"/>
      <style:map style:condition="is-true-formula(NOT(ISERROR(SEARCH(&quot;Cerrado&quot;;[.AS38]))))" style:apply-style-name="Estilo_5f_Cerrada" style:base-cell-address="TicketsNAOS.AS38"/>
    </style:style>
    <style:style style:name="ce9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39]))))" style:apply-style-name="ConditionalStyle_5f_2" style:base-cell-address="TicketsNAOS.AS39"/>
      <style:map style:condition="is-true-formula(NOT(ISERROR(SEARCH(&quot;GMV&quot;;[.AS39]))))" style:apply-style-name="ConditionalStyle_5f_3" style:base-cell-address="TicketsNAOS.AS39"/>
      <style:map style:condition="is-true-formula(NOT(ISERROR(SEARCH(&quot;OT&quot;;[.AS39]))))" style:apply-style-name="ConditionalStyle_5f_4" style:base-cell-address="TicketsNAOS.AS39"/>
      <style:map style:condition="is-true-formula(NOT(ISERROR(SEARCH(&quot;PdU&quot;;[.AS39]))))" style:apply-style-name="ConditionalStyle_5f_5" style:base-cell-address="TicketsNAOS.AS39"/>
      <style:map style:condition="is-true-formula(NOT(ISERROR(SEARCH(&quot;TdS&quot;;[.AS39]))))" style:apply-style-name="ConditionalStyle_5f_6" style:base-cell-address="TicketsNAOS.AS39"/>
      <style:map style:condition="is-true-formula(NOT(ISERROR(SEARCH(&quot;Cerrado&quot;;[.AS39]))))" style:apply-style-name="Estilo_5f_Cerrada" style:base-cell-address="TicketsNAOS.AS39"/>
    </style:style>
    <style:style style:name="ce9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0]))))" style:apply-style-name="ConditionalStyle_5f_2" style:base-cell-address="TicketsNAOS.AS40"/>
      <style:map style:condition="is-true-formula(NOT(ISERROR(SEARCH(&quot;GMV&quot;;[.AS40]))))" style:apply-style-name="ConditionalStyle_5f_3" style:base-cell-address="TicketsNAOS.AS40"/>
      <style:map style:condition="is-true-formula(NOT(ISERROR(SEARCH(&quot;OT&quot;;[.AS40]))))" style:apply-style-name="ConditionalStyle_5f_4" style:base-cell-address="TicketsNAOS.AS40"/>
      <style:map style:condition="is-true-formula(NOT(ISERROR(SEARCH(&quot;PdU&quot;;[.AS40]))))" style:apply-style-name="ConditionalStyle_5f_5" style:base-cell-address="TicketsNAOS.AS40"/>
      <style:map style:condition="is-true-formula(NOT(ISERROR(SEARCH(&quot;TdS&quot;;[.AS40]))))" style:apply-style-name="ConditionalStyle_5f_6" style:base-cell-address="TicketsNAOS.AS40"/>
      <style:map style:condition="is-true-formula(NOT(ISERROR(SEARCH(&quot;Cerrado&quot;;[.AS40]))))" style:apply-style-name="Estilo_5f_Cerrada" style:base-cell-address="TicketsNAOS.AS40"/>
    </style:style>
    <style:style style:name="ce91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1]))))" style:apply-style-name="ConditionalStyle_5f_2" style:base-cell-address="TicketsNAOS.AS41"/>
      <style:map style:condition="is-true-formula(NOT(ISERROR(SEARCH(&quot;GMV&quot;;[.AS41]))))" style:apply-style-name="ConditionalStyle_5f_3" style:base-cell-address="TicketsNAOS.AS41"/>
      <style:map style:condition="is-true-formula(NOT(ISERROR(SEARCH(&quot;OT&quot;;[.AS41]))))" style:apply-style-name="ConditionalStyle_5f_4" style:base-cell-address="TicketsNAOS.AS41"/>
      <style:map style:condition="is-true-formula(NOT(ISERROR(SEARCH(&quot;PdU&quot;;[.AS41]))))" style:apply-style-name="ConditionalStyle_5f_5" style:base-cell-address="TicketsNAOS.AS41"/>
      <style:map style:condition="is-true-formula(NOT(ISERROR(SEARCH(&quot;TdS&quot;;[.AS41]))))" style:apply-style-name="ConditionalStyle_5f_6" style:base-cell-address="TicketsNAOS.AS41"/>
      <style:map style:condition="is-true-formula(NOT(ISERROR(SEARCH(&quot;Cerrado&quot;;[.AS41]))))" style:apply-style-name="Estilo_5f_Cerrada" style:base-cell-address="TicketsNAOS.AS41"/>
    </style:style>
    <style:style style:name="ce91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2]))))" style:apply-style-name="ConditionalStyle_5f_2" style:base-cell-address="TicketsNAOS.AS42"/>
      <style:map style:condition="is-true-formula(NOT(ISERROR(SEARCH(&quot;GMV&quot;;[.AS42]))))" style:apply-style-name="ConditionalStyle_5f_3" style:base-cell-address="TicketsNAOS.AS42"/>
      <style:map style:condition="is-true-formula(NOT(ISERROR(SEARCH(&quot;OT&quot;;[.AS42]))))" style:apply-style-name="ConditionalStyle_5f_4" style:base-cell-address="TicketsNAOS.AS42"/>
      <style:map style:condition="is-true-formula(NOT(ISERROR(SEARCH(&quot;PdU&quot;;[.AS42]))))" style:apply-style-name="ConditionalStyle_5f_5" style:base-cell-address="TicketsNAOS.AS42"/>
      <style:map style:condition="is-true-formula(NOT(ISERROR(SEARCH(&quot;TdS&quot;;[.AS42]))))" style:apply-style-name="ConditionalStyle_5f_6" style:base-cell-address="TicketsNAOS.AS42"/>
      <style:map style:condition="is-true-formula(NOT(ISERROR(SEARCH(&quot;Cerrado&quot;;[.AS42]))))" style:apply-style-name="Estilo_5f_Cerrada" style:base-cell-address="TicketsNAOS.AS42"/>
    </style:style>
    <style:style style:name="ce91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3]))))" style:apply-style-name="ConditionalStyle_5f_2" style:base-cell-address="TicketsNAOS.AS43"/>
      <style:map style:condition="is-true-formula(NOT(ISERROR(SEARCH(&quot;GMV&quot;;[.AS43]))))" style:apply-style-name="ConditionalStyle_5f_3" style:base-cell-address="TicketsNAOS.AS43"/>
      <style:map style:condition="is-true-formula(NOT(ISERROR(SEARCH(&quot;OT&quot;;[.AS43]))))" style:apply-style-name="ConditionalStyle_5f_4" style:base-cell-address="TicketsNAOS.AS43"/>
      <style:map style:condition="is-true-formula(NOT(ISERROR(SEARCH(&quot;PdU&quot;;[.AS43]))))" style:apply-style-name="ConditionalStyle_5f_5" style:base-cell-address="TicketsNAOS.AS43"/>
      <style:map style:condition="is-true-formula(NOT(ISERROR(SEARCH(&quot;TdS&quot;;[.AS43]))))" style:apply-style-name="ConditionalStyle_5f_6" style:base-cell-address="TicketsNAOS.AS43"/>
      <style:map style:condition="is-true-formula(NOT(ISERROR(SEARCH(&quot;Cerrado&quot;;[.AS43]))))" style:apply-style-name="Estilo_5f_Cerrada" style:base-cell-address="TicketsNAOS.AS43"/>
    </style:style>
    <style:style style:name="ce9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4]))))" style:apply-style-name="ConditionalStyle_5f_2" style:base-cell-address="TicketsNAOS.AS44"/>
      <style:map style:condition="is-true-formula(NOT(ISERROR(SEARCH(&quot;GMV&quot;;[.AS44]))))" style:apply-style-name="ConditionalStyle_5f_3" style:base-cell-address="TicketsNAOS.AS44"/>
      <style:map style:condition="is-true-formula(NOT(ISERROR(SEARCH(&quot;OT&quot;;[.AS44]))))" style:apply-style-name="ConditionalStyle_5f_4" style:base-cell-address="TicketsNAOS.AS44"/>
      <style:map style:condition="is-true-formula(NOT(ISERROR(SEARCH(&quot;PdU&quot;;[.AS44]))))" style:apply-style-name="ConditionalStyle_5f_5" style:base-cell-address="TicketsNAOS.AS44"/>
      <style:map style:condition="is-true-formula(NOT(ISERROR(SEARCH(&quot;TdS&quot;;[.AS44]))))" style:apply-style-name="ConditionalStyle_5f_6" style:base-cell-address="TicketsNAOS.AS44"/>
      <style:map style:condition="is-true-formula(NOT(ISERROR(SEARCH(&quot;Cerrado&quot;;[.AS44]))))" style:apply-style-name="Estilo_5f_Cerrada" style:base-cell-address="TicketsNAOS.AS44"/>
    </style:style>
    <style:style style:name="ce9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5]))))" style:apply-style-name="ConditionalStyle_5f_2" style:base-cell-address="TicketsNAOS.AS45"/>
      <style:map style:condition="is-true-formula(NOT(ISERROR(SEARCH(&quot;GMV&quot;;[.AS45]))))" style:apply-style-name="ConditionalStyle_5f_3" style:base-cell-address="TicketsNAOS.AS45"/>
      <style:map style:condition="is-true-formula(NOT(ISERROR(SEARCH(&quot;OT&quot;;[.AS45]))))" style:apply-style-name="ConditionalStyle_5f_4" style:base-cell-address="TicketsNAOS.AS45"/>
      <style:map style:condition="is-true-formula(NOT(ISERROR(SEARCH(&quot;PdU&quot;;[.AS45]))))" style:apply-style-name="ConditionalStyle_5f_5" style:base-cell-address="TicketsNAOS.AS45"/>
      <style:map style:condition="is-true-formula(NOT(ISERROR(SEARCH(&quot;TdS&quot;;[.AS45]))))" style:apply-style-name="ConditionalStyle_5f_6" style:base-cell-address="TicketsNAOS.AS45"/>
      <style:map style:condition="is-true-formula(NOT(ISERROR(SEARCH(&quot;Cerrado&quot;;[.AS45]))))" style:apply-style-name="Estilo_5f_Cerrada" style:base-cell-address="TicketsNAOS.AS45"/>
    </style:style>
    <style:style style:name="ce9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6]))))" style:apply-style-name="ConditionalStyle_5f_2" style:base-cell-address="TicketsNAOS.AS46"/>
      <style:map style:condition="is-true-formula(NOT(ISERROR(SEARCH(&quot;GMV&quot;;[.AS46]))))" style:apply-style-name="ConditionalStyle_5f_3" style:base-cell-address="TicketsNAOS.AS46"/>
      <style:map style:condition="is-true-formula(NOT(ISERROR(SEARCH(&quot;OT&quot;;[.AS46]))))" style:apply-style-name="ConditionalStyle_5f_4" style:base-cell-address="TicketsNAOS.AS46"/>
      <style:map style:condition="is-true-formula(NOT(ISERROR(SEARCH(&quot;PdU&quot;;[.AS46]))))" style:apply-style-name="ConditionalStyle_5f_5" style:base-cell-address="TicketsNAOS.AS46"/>
      <style:map style:condition="is-true-formula(NOT(ISERROR(SEARCH(&quot;TdS&quot;;[.AS46]))))" style:apply-style-name="ConditionalStyle_5f_6" style:base-cell-address="TicketsNAOS.AS46"/>
      <style:map style:condition="is-true-formula(NOT(ISERROR(SEARCH(&quot;Cerrado&quot;;[.AS46]))))" style:apply-style-name="Estilo_5f_Cerrada" style:base-cell-address="TicketsNAOS.AS46"/>
    </style:style>
    <style:style style:name="ce9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7]))))" style:apply-style-name="ConditionalStyle_5f_2" style:base-cell-address="TicketsNAOS.AS47"/>
      <style:map style:condition="is-true-formula(NOT(ISERROR(SEARCH(&quot;GMV&quot;;[.AS47]))))" style:apply-style-name="ConditionalStyle_5f_3" style:base-cell-address="TicketsNAOS.AS47"/>
      <style:map style:condition="is-true-formula(NOT(ISERROR(SEARCH(&quot;OT&quot;;[.AS47]))))" style:apply-style-name="ConditionalStyle_5f_4" style:base-cell-address="TicketsNAOS.AS47"/>
      <style:map style:condition="is-true-formula(NOT(ISERROR(SEARCH(&quot;PdU&quot;;[.AS47]))))" style:apply-style-name="ConditionalStyle_5f_5" style:base-cell-address="TicketsNAOS.AS47"/>
      <style:map style:condition="is-true-formula(NOT(ISERROR(SEARCH(&quot;TdS&quot;;[.AS47]))))" style:apply-style-name="ConditionalStyle_5f_6" style:base-cell-address="TicketsNAOS.AS47"/>
      <style:map style:condition="is-true-formula(NOT(ISERROR(SEARCH(&quot;Cerrado&quot;;[.AS47]))))" style:apply-style-name="Estilo_5f_Cerrada" style:base-cell-address="TicketsNAOS.AS47"/>
    </style:style>
    <style:style style:name="ce92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8]))))" style:apply-style-name="ConditionalStyle_5f_2" style:base-cell-address="TicketsNAOS.AS48"/>
      <style:map style:condition="is-true-formula(NOT(ISERROR(SEARCH(&quot;GMV&quot;;[.AS48]))))" style:apply-style-name="ConditionalStyle_5f_3" style:base-cell-address="TicketsNAOS.AS48"/>
      <style:map style:condition="is-true-formula(NOT(ISERROR(SEARCH(&quot;OT&quot;;[.AS48]))))" style:apply-style-name="ConditionalStyle_5f_4" style:base-cell-address="TicketsNAOS.AS48"/>
      <style:map style:condition="is-true-formula(NOT(ISERROR(SEARCH(&quot;PdU&quot;;[.AS48]))))" style:apply-style-name="ConditionalStyle_5f_5" style:base-cell-address="TicketsNAOS.AS48"/>
      <style:map style:condition="is-true-formula(NOT(ISERROR(SEARCH(&quot;TdS&quot;;[.AS48]))))" style:apply-style-name="ConditionalStyle_5f_6" style:base-cell-address="TicketsNAOS.AS48"/>
      <style:map style:condition="is-true-formula(NOT(ISERROR(SEARCH(&quot;Cerrado&quot;;[.AS48]))))" style:apply-style-name="Estilo_5f_Cerrada" style:base-cell-address="TicketsNAOS.AS48"/>
    </style:style>
    <style:style style:name="ce92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49]))))" style:apply-style-name="ConditionalStyle_5f_2" style:base-cell-address="TicketsNAOS.AS49"/>
      <style:map style:condition="is-true-formula(NOT(ISERROR(SEARCH(&quot;GMV&quot;;[.AS49]))))" style:apply-style-name="ConditionalStyle_5f_3" style:base-cell-address="TicketsNAOS.AS49"/>
      <style:map style:condition="is-true-formula(NOT(ISERROR(SEARCH(&quot;OT&quot;;[.AS49]))))" style:apply-style-name="ConditionalStyle_5f_4" style:base-cell-address="TicketsNAOS.AS49"/>
      <style:map style:condition="is-true-formula(NOT(ISERROR(SEARCH(&quot;PdU&quot;;[.AS49]))))" style:apply-style-name="ConditionalStyle_5f_5" style:base-cell-address="TicketsNAOS.AS49"/>
      <style:map style:condition="is-true-formula(NOT(ISERROR(SEARCH(&quot;TdS&quot;;[.AS49]))))" style:apply-style-name="ConditionalStyle_5f_6" style:base-cell-address="TicketsNAOS.AS49"/>
      <style:map style:condition="is-true-formula(NOT(ISERROR(SEARCH(&quot;Cerrado&quot;;[.AS49]))))" style:apply-style-name="Estilo_5f_Cerrada" style:base-cell-address="TicketsNAOS.AS49"/>
    </style:style>
    <style:style style:name="ce9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0]))))" style:apply-style-name="ConditionalStyle_5f_2" style:base-cell-address="TicketsNAOS.AS50"/>
      <style:map style:condition="is-true-formula(NOT(ISERROR(SEARCH(&quot;GMV&quot;;[.AS50]))))" style:apply-style-name="ConditionalStyle_5f_3" style:base-cell-address="TicketsNAOS.AS50"/>
      <style:map style:condition="is-true-formula(NOT(ISERROR(SEARCH(&quot;OT&quot;;[.AS50]))))" style:apply-style-name="ConditionalStyle_5f_4" style:base-cell-address="TicketsNAOS.AS50"/>
      <style:map style:condition="is-true-formula(NOT(ISERROR(SEARCH(&quot;PdU&quot;;[.AS50]))))" style:apply-style-name="ConditionalStyle_5f_5" style:base-cell-address="TicketsNAOS.AS50"/>
      <style:map style:condition="is-true-formula(NOT(ISERROR(SEARCH(&quot;TdS&quot;;[.AS50]))))" style:apply-style-name="ConditionalStyle_5f_6" style:base-cell-address="TicketsNAOS.AS50"/>
      <style:map style:condition="is-true-formula(NOT(ISERROR(SEARCH(&quot;Cerrado&quot;;[.AS50]))))" style:apply-style-name="Estilo_5f_Cerrada" style:base-cell-address="TicketsNAOS.AS50"/>
    </style:style>
    <style:style style:name="ce9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1]))))" style:apply-style-name="ConditionalStyle_5f_2" style:base-cell-address="TicketsNAOS.AS51"/>
      <style:map style:condition="is-true-formula(NOT(ISERROR(SEARCH(&quot;GMV&quot;;[.AS51]))))" style:apply-style-name="ConditionalStyle_5f_3" style:base-cell-address="TicketsNAOS.AS51"/>
      <style:map style:condition="is-true-formula(NOT(ISERROR(SEARCH(&quot;OT&quot;;[.AS51]))))" style:apply-style-name="ConditionalStyle_5f_4" style:base-cell-address="TicketsNAOS.AS51"/>
      <style:map style:condition="is-true-formula(NOT(ISERROR(SEARCH(&quot;PdU&quot;;[.AS51]))))" style:apply-style-name="ConditionalStyle_5f_5" style:base-cell-address="TicketsNAOS.AS51"/>
      <style:map style:condition="is-true-formula(NOT(ISERROR(SEARCH(&quot;TdS&quot;;[.AS51]))))" style:apply-style-name="ConditionalStyle_5f_6" style:base-cell-address="TicketsNAOS.AS51"/>
      <style:map style:condition="is-true-formula(NOT(ISERROR(SEARCH(&quot;Cerrado&quot;;[.AS51]))))" style:apply-style-name="Estilo_5f_Cerrada" style:base-cell-address="TicketsNAOS.AS51"/>
    </style:style>
    <style:style style:name="ce9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2]))))" style:apply-style-name="ConditionalStyle_5f_2" style:base-cell-address="TicketsNAOS.AS52"/>
      <style:map style:condition="is-true-formula(NOT(ISERROR(SEARCH(&quot;GMV&quot;;[.AS52]))))" style:apply-style-name="ConditionalStyle_5f_3" style:base-cell-address="TicketsNAOS.AS52"/>
      <style:map style:condition="is-true-formula(NOT(ISERROR(SEARCH(&quot;OT&quot;;[.AS52]))))" style:apply-style-name="ConditionalStyle_5f_4" style:base-cell-address="TicketsNAOS.AS52"/>
      <style:map style:condition="is-true-formula(NOT(ISERROR(SEARCH(&quot;PdU&quot;;[.AS52]))))" style:apply-style-name="ConditionalStyle_5f_5" style:base-cell-address="TicketsNAOS.AS52"/>
      <style:map style:condition="is-true-formula(NOT(ISERROR(SEARCH(&quot;TdS&quot;;[.AS52]))))" style:apply-style-name="ConditionalStyle_5f_6" style:base-cell-address="TicketsNAOS.AS52"/>
      <style:map style:condition="is-true-formula(NOT(ISERROR(SEARCH(&quot;Cerrado&quot;;[.AS52]))))" style:apply-style-name="Estilo_5f_Cerrada" style:base-cell-address="TicketsNAOS.AS52"/>
    </style:style>
    <style:style style:name="ce9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3]))))" style:apply-style-name="ConditionalStyle_5f_2" style:base-cell-address="TicketsNAOS.AS53"/>
      <style:map style:condition="is-true-formula(NOT(ISERROR(SEARCH(&quot;GMV&quot;;[.AS53]))))" style:apply-style-name="ConditionalStyle_5f_3" style:base-cell-address="TicketsNAOS.AS53"/>
      <style:map style:condition="is-true-formula(NOT(ISERROR(SEARCH(&quot;OT&quot;;[.AS53]))))" style:apply-style-name="ConditionalStyle_5f_4" style:base-cell-address="TicketsNAOS.AS53"/>
      <style:map style:condition="is-true-formula(NOT(ISERROR(SEARCH(&quot;PdU&quot;;[.AS53]))))" style:apply-style-name="ConditionalStyle_5f_5" style:base-cell-address="TicketsNAOS.AS53"/>
      <style:map style:condition="is-true-formula(NOT(ISERROR(SEARCH(&quot;TdS&quot;;[.AS53]))))" style:apply-style-name="ConditionalStyle_5f_6" style:base-cell-address="TicketsNAOS.AS53"/>
      <style:map style:condition="is-true-formula(NOT(ISERROR(SEARCH(&quot;Cerrado&quot;;[.AS53]))))" style:apply-style-name="Estilo_5f_Cerrada" style:base-cell-address="TicketsNAOS.AS53"/>
    </style:style>
    <style:style style:name="ce9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4]))))" style:apply-style-name="ConditionalStyle_5f_2" style:base-cell-address="TicketsNAOS.AS54"/>
      <style:map style:condition="is-true-formula(NOT(ISERROR(SEARCH(&quot;GMV&quot;;[.AS54]))))" style:apply-style-name="ConditionalStyle_5f_3" style:base-cell-address="TicketsNAOS.AS54"/>
      <style:map style:condition="is-true-formula(NOT(ISERROR(SEARCH(&quot;OT&quot;;[.AS54]))))" style:apply-style-name="ConditionalStyle_5f_4" style:base-cell-address="TicketsNAOS.AS54"/>
      <style:map style:condition="is-true-formula(NOT(ISERROR(SEARCH(&quot;PdU&quot;;[.AS54]))))" style:apply-style-name="ConditionalStyle_5f_5" style:base-cell-address="TicketsNAOS.AS54"/>
      <style:map style:condition="is-true-formula(NOT(ISERROR(SEARCH(&quot;TdS&quot;;[.AS54]))))" style:apply-style-name="ConditionalStyle_5f_6" style:base-cell-address="TicketsNAOS.AS54"/>
      <style:map style:condition="is-true-formula(NOT(ISERROR(SEARCH(&quot;Cerrado&quot;;[.AS54]))))" style:apply-style-name="Estilo_5f_Cerrada" style:base-cell-address="TicketsNAOS.AS54"/>
    </style:style>
    <style:style style:name="ce9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5]))))" style:apply-style-name="ConditionalStyle_5f_2" style:base-cell-address="TicketsNAOS.AS55"/>
      <style:map style:condition="is-true-formula(NOT(ISERROR(SEARCH(&quot;GMV&quot;;[.AS55]))))" style:apply-style-name="ConditionalStyle_5f_3" style:base-cell-address="TicketsNAOS.AS55"/>
      <style:map style:condition="is-true-formula(NOT(ISERROR(SEARCH(&quot;OT&quot;;[.AS55]))))" style:apply-style-name="ConditionalStyle_5f_4" style:base-cell-address="TicketsNAOS.AS55"/>
      <style:map style:condition="is-true-formula(NOT(ISERROR(SEARCH(&quot;PdU&quot;;[.AS55]))))" style:apply-style-name="ConditionalStyle_5f_5" style:base-cell-address="TicketsNAOS.AS55"/>
      <style:map style:condition="is-true-formula(NOT(ISERROR(SEARCH(&quot;TdS&quot;;[.AS55]))))" style:apply-style-name="ConditionalStyle_5f_6" style:base-cell-address="TicketsNAOS.AS55"/>
      <style:map style:condition="is-true-formula(NOT(ISERROR(SEARCH(&quot;Cerrado&quot;;[.AS55]))))" style:apply-style-name="Estilo_5f_Cerrada" style:base-cell-address="TicketsNAOS.AS55"/>
    </style:style>
    <style:style style:name="ce93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6]))))" style:apply-style-name="ConditionalStyle_5f_2" style:base-cell-address="TicketsNAOS.AS56"/>
      <style:map style:condition="is-true-formula(NOT(ISERROR(SEARCH(&quot;GMV&quot;;[.AS56]))))" style:apply-style-name="ConditionalStyle_5f_3" style:base-cell-address="TicketsNAOS.AS56"/>
      <style:map style:condition="is-true-formula(NOT(ISERROR(SEARCH(&quot;OT&quot;;[.AS56]))))" style:apply-style-name="ConditionalStyle_5f_4" style:base-cell-address="TicketsNAOS.AS56"/>
      <style:map style:condition="is-true-formula(NOT(ISERROR(SEARCH(&quot;PdU&quot;;[.AS56]))))" style:apply-style-name="ConditionalStyle_5f_5" style:base-cell-address="TicketsNAOS.AS56"/>
      <style:map style:condition="is-true-formula(NOT(ISERROR(SEARCH(&quot;TdS&quot;;[.AS56]))))" style:apply-style-name="ConditionalStyle_5f_6" style:base-cell-address="TicketsNAOS.AS56"/>
      <style:map style:condition="is-true-formula(NOT(ISERROR(SEARCH(&quot;Cerrado&quot;;[.AS56]))))" style:apply-style-name="Estilo_5f_Cerrada" style:base-cell-address="TicketsNAOS.AS56"/>
    </style:style>
    <style:style style:name="ce9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7]))))" style:apply-style-name="ConditionalStyle_5f_2" style:base-cell-address="TicketsNAOS.AS57"/>
      <style:map style:condition="is-true-formula(NOT(ISERROR(SEARCH(&quot;GMV&quot;;[.AS57]))))" style:apply-style-name="ConditionalStyle_5f_3" style:base-cell-address="TicketsNAOS.AS57"/>
      <style:map style:condition="is-true-formula(NOT(ISERROR(SEARCH(&quot;OT&quot;;[.AS57]))))" style:apply-style-name="ConditionalStyle_5f_4" style:base-cell-address="TicketsNAOS.AS57"/>
      <style:map style:condition="is-true-formula(NOT(ISERROR(SEARCH(&quot;PdU&quot;;[.AS57]))))" style:apply-style-name="ConditionalStyle_5f_5" style:base-cell-address="TicketsNAOS.AS57"/>
      <style:map style:condition="is-true-formula(NOT(ISERROR(SEARCH(&quot;TdS&quot;;[.AS57]))))" style:apply-style-name="ConditionalStyle_5f_6" style:base-cell-address="TicketsNAOS.AS57"/>
      <style:map style:condition="is-true-formula(NOT(ISERROR(SEARCH(&quot;Cerrado&quot;;[.AS57]))))" style:apply-style-name="Estilo_5f_Cerrada" style:base-cell-address="TicketsNAOS.AS57"/>
    </style:style>
    <style:style style:name="ce93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8]))))" style:apply-style-name="ConditionalStyle_5f_2" style:base-cell-address="TicketsNAOS.AS58"/>
      <style:map style:condition="is-true-formula(NOT(ISERROR(SEARCH(&quot;GMV&quot;;[.AS58]))))" style:apply-style-name="ConditionalStyle_5f_3" style:base-cell-address="TicketsNAOS.AS58"/>
      <style:map style:condition="is-true-formula(NOT(ISERROR(SEARCH(&quot;OT&quot;;[.AS58]))))" style:apply-style-name="ConditionalStyle_5f_4" style:base-cell-address="TicketsNAOS.AS58"/>
      <style:map style:condition="is-true-formula(NOT(ISERROR(SEARCH(&quot;PdU&quot;;[.AS58]))))" style:apply-style-name="ConditionalStyle_5f_5" style:base-cell-address="TicketsNAOS.AS58"/>
      <style:map style:condition="is-true-formula(NOT(ISERROR(SEARCH(&quot;TdS&quot;;[.AS58]))))" style:apply-style-name="ConditionalStyle_5f_6" style:base-cell-address="TicketsNAOS.AS58"/>
      <style:map style:condition="is-true-formula(NOT(ISERROR(SEARCH(&quot;Cerrado&quot;;[.AS58]))))" style:apply-style-name="Estilo_5f_Cerrada" style:base-cell-address="TicketsNAOS.AS58"/>
    </style:style>
    <style:style style:name="ce93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59]))))" style:apply-style-name="ConditionalStyle_5f_2" style:base-cell-address="TicketsNAOS.AS59"/>
      <style:map style:condition="is-true-formula(NOT(ISERROR(SEARCH(&quot;GMV&quot;;[.AS59]))))" style:apply-style-name="ConditionalStyle_5f_3" style:base-cell-address="TicketsNAOS.AS59"/>
      <style:map style:condition="is-true-formula(NOT(ISERROR(SEARCH(&quot;OT&quot;;[.AS59]))))" style:apply-style-name="ConditionalStyle_5f_4" style:base-cell-address="TicketsNAOS.AS59"/>
      <style:map style:condition="is-true-formula(NOT(ISERROR(SEARCH(&quot;PdU&quot;;[.AS59]))))" style:apply-style-name="ConditionalStyle_5f_5" style:base-cell-address="TicketsNAOS.AS59"/>
      <style:map style:condition="is-true-formula(NOT(ISERROR(SEARCH(&quot;TdS&quot;;[.AS59]))))" style:apply-style-name="ConditionalStyle_5f_6" style:base-cell-address="TicketsNAOS.AS59"/>
      <style:map style:condition="is-true-formula(NOT(ISERROR(SEARCH(&quot;Cerrado&quot;;[.AS59]))))" style:apply-style-name="Estilo_5f_Cerrada" style:base-cell-address="TicketsNAOS.AS59"/>
    </style:style>
    <style:style style:name="ce9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0]))))" style:apply-style-name="ConditionalStyle_5f_2" style:base-cell-address="TicketsNAOS.AS60"/>
      <style:map style:condition="is-true-formula(NOT(ISERROR(SEARCH(&quot;GMV&quot;;[.AS60]))))" style:apply-style-name="ConditionalStyle_5f_3" style:base-cell-address="TicketsNAOS.AS60"/>
      <style:map style:condition="is-true-formula(NOT(ISERROR(SEARCH(&quot;OT&quot;;[.AS60]))))" style:apply-style-name="ConditionalStyle_5f_4" style:base-cell-address="TicketsNAOS.AS60"/>
      <style:map style:condition="is-true-formula(NOT(ISERROR(SEARCH(&quot;PdU&quot;;[.AS60]))))" style:apply-style-name="ConditionalStyle_5f_5" style:base-cell-address="TicketsNAOS.AS60"/>
      <style:map style:condition="is-true-formula(NOT(ISERROR(SEARCH(&quot;TdS&quot;;[.AS60]))))" style:apply-style-name="ConditionalStyle_5f_6" style:base-cell-address="TicketsNAOS.AS60"/>
      <style:map style:condition="is-true-formula(NOT(ISERROR(SEARCH(&quot;Cerrado&quot;;[.AS60]))))" style:apply-style-name="Estilo_5f_Cerrada" style:base-cell-address="TicketsNAOS.AS60"/>
    </style:style>
    <style:style style:name="ce93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1]))))" style:apply-style-name="ConditionalStyle_5f_2" style:base-cell-address="TicketsNAOS.AS61"/>
      <style:map style:condition="is-true-formula(NOT(ISERROR(SEARCH(&quot;GMV&quot;;[.AS61]))))" style:apply-style-name="ConditionalStyle_5f_3" style:base-cell-address="TicketsNAOS.AS61"/>
      <style:map style:condition="is-true-formula(NOT(ISERROR(SEARCH(&quot;OT&quot;;[.AS61]))))" style:apply-style-name="ConditionalStyle_5f_4" style:base-cell-address="TicketsNAOS.AS61"/>
      <style:map style:condition="is-true-formula(NOT(ISERROR(SEARCH(&quot;PdU&quot;;[.AS61]))))" style:apply-style-name="ConditionalStyle_5f_5" style:base-cell-address="TicketsNAOS.AS61"/>
      <style:map style:condition="is-true-formula(NOT(ISERROR(SEARCH(&quot;TdS&quot;;[.AS61]))))" style:apply-style-name="ConditionalStyle_5f_6" style:base-cell-address="TicketsNAOS.AS61"/>
      <style:map style:condition="is-true-formula(NOT(ISERROR(SEARCH(&quot;Cerrado&quot;;[.AS61]))))" style:apply-style-name="Estilo_5f_Cerrada" style:base-cell-address="TicketsNAOS.AS61"/>
    </style:style>
    <style:style style:name="ce93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2]))))" style:apply-style-name="ConditionalStyle_5f_2" style:base-cell-address="TicketsNAOS.AS62"/>
      <style:map style:condition="is-true-formula(NOT(ISERROR(SEARCH(&quot;GMV&quot;;[.AS62]))))" style:apply-style-name="ConditionalStyle_5f_3" style:base-cell-address="TicketsNAOS.AS62"/>
      <style:map style:condition="is-true-formula(NOT(ISERROR(SEARCH(&quot;OT&quot;;[.AS62]))))" style:apply-style-name="ConditionalStyle_5f_4" style:base-cell-address="TicketsNAOS.AS62"/>
      <style:map style:condition="is-true-formula(NOT(ISERROR(SEARCH(&quot;PdU&quot;;[.AS62]))))" style:apply-style-name="ConditionalStyle_5f_5" style:base-cell-address="TicketsNAOS.AS62"/>
      <style:map style:condition="is-true-formula(NOT(ISERROR(SEARCH(&quot;TdS&quot;;[.AS62]))))" style:apply-style-name="ConditionalStyle_5f_6" style:base-cell-address="TicketsNAOS.AS62"/>
      <style:map style:condition="is-true-formula(NOT(ISERROR(SEARCH(&quot;Cerrado&quot;;[.AS62]))))" style:apply-style-name="Estilo_5f_Cerrada" style:base-cell-address="TicketsNAOS.AS62"/>
    </style:style>
    <style:style style:name="ce93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3]))))" style:apply-style-name="ConditionalStyle_5f_2" style:base-cell-address="TicketsNAOS.AS63"/>
      <style:map style:condition="is-true-formula(NOT(ISERROR(SEARCH(&quot;GMV&quot;;[.AS63]))))" style:apply-style-name="ConditionalStyle_5f_3" style:base-cell-address="TicketsNAOS.AS63"/>
      <style:map style:condition="is-true-formula(NOT(ISERROR(SEARCH(&quot;OT&quot;;[.AS63]))))" style:apply-style-name="ConditionalStyle_5f_4" style:base-cell-address="TicketsNAOS.AS63"/>
      <style:map style:condition="is-true-formula(NOT(ISERROR(SEARCH(&quot;PdU&quot;;[.AS63]))))" style:apply-style-name="ConditionalStyle_5f_5" style:base-cell-address="TicketsNAOS.AS63"/>
      <style:map style:condition="is-true-formula(NOT(ISERROR(SEARCH(&quot;TdS&quot;;[.AS63]))))" style:apply-style-name="ConditionalStyle_5f_6" style:base-cell-address="TicketsNAOS.AS63"/>
      <style:map style:condition="is-true-formula(NOT(ISERROR(SEARCH(&quot;Cerrado&quot;;[.AS63]))))" style:apply-style-name="Estilo_5f_Cerrada" style:base-cell-address="TicketsNAOS.AS63"/>
    </style:style>
    <style:style style:name="ce9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4]))))" style:apply-style-name="ConditionalStyle_5f_2" style:base-cell-address="TicketsNAOS.AS64"/>
      <style:map style:condition="is-true-formula(NOT(ISERROR(SEARCH(&quot;GMV&quot;;[.AS64]))))" style:apply-style-name="ConditionalStyle_5f_3" style:base-cell-address="TicketsNAOS.AS64"/>
      <style:map style:condition="is-true-formula(NOT(ISERROR(SEARCH(&quot;OT&quot;;[.AS64]))))" style:apply-style-name="ConditionalStyle_5f_4" style:base-cell-address="TicketsNAOS.AS64"/>
      <style:map style:condition="is-true-formula(NOT(ISERROR(SEARCH(&quot;PdU&quot;;[.AS64]))))" style:apply-style-name="ConditionalStyle_5f_5" style:base-cell-address="TicketsNAOS.AS64"/>
      <style:map style:condition="is-true-formula(NOT(ISERROR(SEARCH(&quot;TdS&quot;;[.AS64]))))" style:apply-style-name="ConditionalStyle_5f_6" style:base-cell-address="TicketsNAOS.AS64"/>
      <style:map style:condition="is-true-formula(NOT(ISERROR(SEARCH(&quot;Cerrado&quot;;[.AS64]))))" style:apply-style-name="Estilo_5f_Cerrada" style:base-cell-address="TicketsNAOS.AS64"/>
    </style:style>
    <style:style style:name="ce93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5]))))" style:apply-style-name="ConditionalStyle_5f_2" style:base-cell-address="TicketsNAOS.AS65"/>
      <style:map style:condition="is-true-formula(NOT(ISERROR(SEARCH(&quot;GMV&quot;;[.AS65]))))" style:apply-style-name="ConditionalStyle_5f_3" style:base-cell-address="TicketsNAOS.AS65"/>
      <style:map style:condition="is-true-formula(NOT(ISERROR(SEARCH(&quot;OT&quot;;[.AS65]))))" style:apply-style-name="ConditionalStyle_5f_4" style:base-cell-address="TicketsNAOS.AS65"/>
      <style:map style:condition="is-true-formula(NOT(ISERROR(SEARCH(&quot;PdU&quot;;[.AS65]))))" style:apply-style-name="ConditionalStyle_5f_5" style:base-cell-address="TicketsNAOS.AS65"/>
      <style:map style:condition="is-true-formula(NOT(ISERROR(SEARCH(&quot;TdS&quot;;[.AS65]))))" style:apply-style-name="ConditionalStyle_5f_6" style:base-cell-address="TicketsNAOS.AS65"/>
      <style:map style:condition="is-true-formula(NOT(ISERROR(SEARCH(&quot;Cerrado&quot;;[.AS65]))))" style:apply-style-name="Estilo_5f_Cerrada" style:base-cell-address="TicketsNAOS.AS65"/>
    </style:style>
    <style:style style:name="ce9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6]))))" style:apply-style-name="ConditionalStyle_5f_2" style:base-cell-address="TicketsNAOS.AS66"/>
      <style:map style:condition="is-true-formula(NOT(ISERROR(SEARCH(&quot;GMV&quot;;[.AS66]))))" style:apply-style-name="ConditionalStyle_5f_3" style:base-cell-address="TicketsNAOS.AS66"/>
      <style:map style:condition="is-true-formula(NOT(ISERROR(SEARCH(&quot;OT&quot;;[.AS66]))))" style:apply-style-name="ConditionalStyle_5f_4" style:base-cell-address="TicketsNAOS.AS66"/>
      <style:map style:condition="is-true-formula(NOT(ISERROR(SEARCH(&quot;PdU&quot;;[.AS66]))))" style:apply-style-name="ConditionalStyle_5f_5" style:base-cell-address="TicketsNAOS.AS66"/>
      <style:map style:condition="is-true-formula(NOT(ISERROR(SEARCH(&quot;TdS&quot;;[.AS66]))))" style:apply-style-name="ConditionalStyle_5f_6" style:base-cell-address="TicketsNAOS.AS66"/>
      <style:map style:condition="is-true-formula(NOT(ISERROR(SEARCH(&quot;Cerrado&quot;;[.AS66]))))" style:apply-style-name="Estilo_5f_Cerrada" style:base-cell-address="TicketsNAOS.AS66"/>
    </style:style>
    <style:style style:name="ce9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7]))))" style:apply-style-name="ConditionalStyle_5f_2" style:base-cell-address="TicketsNAOS.AS67"/>
      <style:map style:condition="is-true-formula(NOT(ISERROR(SEARCH(&quot;GMV&quot;;[.AS67]))))" style:apply-style-name="ConditionalStyle_5f_3" style:base-cell-address="TicketsNAOS.AS67"/>
      <style:map style:condition="is-true-formula(NOT(ISERROR(SEARCH(&quot;OT&quot;;[.AS67]))))" style:apply-style-name="ConditionalStyle_5f_4" style:base-cell-address="TicketsNAOS.AS67"/>
      <style:map style:condition="is-true-formula(NOT(ISERROR(SEARCH(&quot;PdU&quot;;[.AS67]))))" style:apply-style-name="ConditionalStyle_5f_5" style:base-cell-address="TicketsNAOS.AS67"/>
      <style:map style:condition="is-true-formula(NOT(ISERROR(SEARCH(&quot;TdS&quot;;[.AS67]))))" style:apply-style-name="ConditionalStyle_5f_6" style:base-cell-address="TicketsNAOS.AS67"/>
      <style:map style:condition="is-true-formula(NOT(ISERROR(SEARCH(&quot;Cerrado&quot;;[.AS67]))))" style:apply-style-name="Estilo_5f_Cerrada" style:base-cell-address="TicketsNAOS.AS67"/>
    </style:style>
    <style:style style:name="ce94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8]))))" style:apply-style-name="ConditionalStyle_5f_2" style:base-cell-address="TicketsNAOS.AS68"/>
      <style:map style:condition="is-true-formula(NOT(ISERROR(SEARCH(&quot;GMV&quot;;[.AS68]))))" style:apply-style-name="ConditionalStyle_5f_3" style:base-cell-address="TicketsNAOS.AS68"/>
      <style:map style:condition="is-true-formula(NOT(ISERROR(SEARCH(&quot;OT&quot;;[.AS68]))))" style:apply-style-name="ConditionalStyle_5f_4" style:base-cell-address="TicketsNAOS.AS68"/>
      <style:map style:condition="is-true-formula(NOT(ISERROR(SEARCH(&quot;PdU&quot;;[.AS68]))))" style:apply-style-name="ConditionalStyle_5f_5" style:base-cell-address="TicketsNAOS.AS68"/>
      <style:map style:condition="is-true-formula(NOT(ISERROR(SEARCH(&quot;TdS&quot;;[.AS68]))))" style:apply-style-name="ConditionalStyle_5f_6" style:base-cell-address="TicketsNAOS.AS68"/>
      <style:map style:condition="is-true-formula(NOT(ISERROR(SEARCH(&quot;Cerrado&quot;;[.AS68]))))" style:apply-style-name="Estilo_5f_Cerrada" style:base-cell-address="TicketsNAOS.AS68"/>
    </style:style>
    <style:style style:name="ce9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69]))))" style:apply-style-name="ConditionalStyle_5f_2" style:base-cell-address="TicketsNAOS.AS69"/>
      <style:map style:condition="is-true-formula(NOT(ISERROR(SEARCH(&quot;GMV&quot;;[.AS69]))))" style:apply-style-name="ConditionalStyle_5f_3" style:base-cell-address="TicketsNAOS.AS69"/>
      <style:map style:condition="is-true-formula(NOT(ISERROR(SEARCH(&quot;OT&quot;;[.AS69]))))" style:apply-style-name="ConditionalStyle_5f_4" style:base-cell-address="TicketsNAOS.AS69"/>
      <style:map style:condition="is-true-formula(NOT(ISERROR(SEARCH(&quot;PdU&quot;;[.AS69]))))" style:apply-style-name="ConditionalStyle_5f_5" style:base-cell-address="TicketsNAOS.AS69"/>
      <style:map style:condition="is-true-formula(NOT(ISERROR(SEARCH(&quot;TdS&quot;;[.AS69]))))" style:apply-style-name="ConditionalStyle_5f_6" style:base-cell-address="TicketsNAOS.AS69"/>
      <style:map style:condition="is-true-formula(NOT(ISERROR(SEARCH(&quot;Cerrado&quot;;[.AS69]))))" style:apply-style-name="Estilo_5f_Cerrada" style:base-cell-address="TicketsNAOS.AS69"/>
    </style:style>
    <style:style style:name="ce94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CAU&quot;;[.AS70]))))" style:apply-style-name="ConditionalStyle_5f_2" style:base-cell-address="TicketsNAOS.AS70"/>
      <style:map style:condition="is-true-formula(NOT(ISERROR(SEARCH(&quot;GMV&quot;;[.AS70]))))" style:apply-style-name="ConditionalStyle_5f_3" style:base-cell-address="TicketsNAOS.AS70"/>
      <style:map style:condition="is-true-formula(NOT(ISERROR(SEARCH(&quot;OT&quot;;[.AS70]))))" style:apply-style-name="ConditionalStyle_5f_4" style:base-cell-address="TicketsNAOS.AS70"/>
      <style:map style:condition="is-true-formula(NOT(ISERROR(SEARCH(&quot;PdU&quot;;[.AS70]))))" style:apply-style-name="ConditionalStyle_5f_5" style:base-cell-address="TicketsNAOS.AS70"/>
      <style:map style:condition="is-true-formula(NOT(ISERROR(SEARCH(&quot;TdS&quot;;[.AS70]))))" style:apply-style-name="ConditionalStyle_5f_6" style:base-cell-address="TicketsNAOS.AS70"/>
      <style:map style:condition="is-true-formula(NOT(ISERROR(SEARCH(&quot;Cerrado&quot;;[.AS70]))))" style:apply-style-name="Estilo_5f_Cerrada" style:base-cell-address="TicketsNAOS.AS7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icketsNAOS" table:style-name="ta3">
        <office:forms form:automatic-focus="false" form:apply-design-mode="false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-group>
          <table:table-column table:style-name="co11" table:default-cell-style-name="ce53"/>
          <table:table-column table:style-name="co12" table:default-cell-style-name="ce53"/>
          <table:table-column table:style-name="co11" table:default-cell-style-name="ce53"/>
          <table:table-column table:style-name="co13" table:default-cell-style-name="ce150"/>
          <table:table-column table:style-name="co14" table:default-cell-style-name="ce150"/>
        </table:table-column-group>
        <table:table-column table:style-name="co11" table:default-cell-style-name="ce53"/>
        <table:table-column table:style-name="co15" table:default-cell-style-name="ce53"/>
        <table:table-column table:style-name="co16" table:default-cell-style-name="ce53"/>
        <table:table-column-group table:display="false">
          <table:table-column table:style-name="co5" table:visibility="collapse" table:default-cell-style-name="ce53"/>
          <table:table-column table:style-name="co6" table:visibility="collapse" table:default-cell-style-name="ce53"/>
          <table:table-column table:style-name="co5" table:visibility="collapse" table:default-cell-style-name="ce53"/>
          <table:table-column table:style-name="co6" table:visibility="collapse" table:number-columns-repeated="40" table:default-cell-style-name="ce53"/>
        </table:table-column-group>
        <table:table-column-group table:display="false">
          <table:table-column table:style-name="co6" table:visibility="collapse" table:number-columns-repeated="3" table:default-cell-style-name="ce53"/>
        </table:table-column-group>
        <table:table-column table:style-name="co6" table:number-columns-repeated="967" table:default-cell-style-name="ce53"/>
        <table:table-row table:style-name="ro2">
          <table:table-cell table:style-name="ce1" office:value-type="string">
            <text:p>Ticket</text:p>
            <text:p>NAOS</text:p>
          </table:table-cell>
          <table:table-cell table:style-name="ce1" office:value-type="string">
            <text:p>Asunto</text:p>
          </table:table-cell>
          <table:table-cell table:style-name="ce1" office:value-type="string">
            <text:p>Asunto (reformulado para mayor claridad)</text:p>
          </table:table-cell>
          <table:table-cell table:style-name="ce1" office:value-type="string">
            <text:p>Consejería</text:p>
            <text:p>Organismo</text:p>
          </table:table-cell>
          <table:table-cell table:style-name="ce1" office:value-type="string">
            <text:p>Centro / Hospital / Otros</text:p>
            <text:p>(Cuando aplique)</text:p>
          </table:table-cell>
          <table:table-cell table:style-name="ce1" office:value-type="string">
            <text:p>Causa raíz</text:p>
            <text:p>NAOS/TEO</text:p>
          </table:table-cell>
          <table:table-cell table:style-name="ce108" office:value-type="string">
            <text:p>Breve descripción de la causa raíz</text:p>
          </table:table-cell>
          <table:table-cell table:style-name="ce108" office:value-type="string">
            <text:p>Solución / Workaround si existe</text:p>
          </table:table-cell>
          <table:table-cell table:style-name="ce97" office:value-type="string">
            <text:p>Fecha de</text:p>
            <text:p>Alta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Prioridad</text:p>
          </table:table-cell>
          <table:table-cell table:style-name="ce228" office:value-type="date" office:date-value="2014-06-23">
            <text:p>23/06/14</text:p>
          </table:table-cell>
          <table:table-cell table:style-name="ce228" office:value-type="date" office:date-value="2014-06-26">
            <text:p>26/06/14</text:p>
          </table:table-cell>
          <table:table-cell table:style-name="ce228" office:value-type="date" office:date-value="2014-06-30">
            <text:p>30/06/14</text:p>
          </table:table-cell>
          <table:table-cell table:style-name="ce228" office:value-type="date" office:date-value="2014-07-03">
            <text:p>03/07/14</text:p>
          </table:table-cell>
          <table:table-cell table:style-name="ce228" office:value-type="date" office:date-value="2014-07-07">
            <text:p>07/07/14</text:p>
          </table:table-cell>
          <table:table-cell table:style-name="ce228" office:value-type="date" office:date-value="2014-07-10">
            <text:p>10/07/14</text:p>
          </table:table-cell>
          <table:table-cell table:style-name="ce228" office:value-type="date" office:date-value="2014-07-14">
            <text:p>14/07/14</text:p>
          </table:table-cell>
          <table:table-cell table:style-name="ce228" office:value-type="date" office:date-value="2014-07-17">
            <text:p>17/07/14</text:p>
          </table:table-cell>
          <table:table-cell table:style-name="ce228" office:value-type="date" office:date-value="2014-07-21">
            <text:p>21/07/14</text:p>
          </table:table-cell>
          <table:table-cell table:style-name="ce228" office:value-type="date" office:date-value="2014-07-23">
            <text:p>23/07/14</text:p>
          </table:table-cell>
          <table:table-cell table:style-name="ce228" office:value-type="date" office:date-value="2014-07-28">
            <text:p>28/07/14</text:p>
          </table:table-cell>
          <table:table-cell table:style-name="ce228" office:value-type="date" office:date-value="2014-07-31">
            <text:p>31/07/14</text:p>
          </table:table-cell>
          <table:table-cell table:style-name="ce228" office:value-type="date" office:date-value="2014-08-04">
            <text:p>04/08/14</text:p>
          </table:table-cell>
          <table:table-cell table:style-name="ce228" office:value-type="date" office:date-value="2014-08-07">
            <text:p>07/08/14</text:p>
          </table:table-cell>
          <table:table-cell table:style-name="ce228" office:value-type="date" office:date-value="2014-08-12">
            <text:p>12/08/14</text:p>
          </table:table-cell>
          <table:table-cell table:style-name="ce228" office:value-type="date" office:date-value="2014-08-25">
            <text:p>25/08/14</text:p>
          </table:table-cell>
          <table:table-cell table:style-name="ce228" office:value-type="date" office:date-value="2014-08-28">
            <text:p>28/08/14</text:p>
          </table:table-cell>
          <table:table-cell table:style-name="ce228" office:value-type="date" office:date-value="2014-09-01">
            <text:p>01/09/14</text:p>
          </table:table-cell>
          <table:table-cell table:style-name="ce228" office:value-type="date" office:date-value="2014-09-04">
            <text:p>04/09/14</text:p>
          </table:table-cell>
          <table:table-cell table:style-name="ce228" office:value-type="date" office:date-value="2014-09-08">
            <text:p>08/09/14</text:p>
          </table:table-cell>
          <table:table-cell table:style-name="ce228" office:value-type="date" office:date-value="2014-09-11">
            <text:p>11/09/14</text:p>
          </table:table-cell>
          <table:table-cell table:style-name="ce228" office:value-type="date" office:date-value="2014-09-15">
            <text:p>15/09/14</text:p>
          </table:table-cell>
          <table:table-cell table:style-name="ce228" office:value-type="date" office:date-value="2014-09-18">
            <text:p>18/09/14</text:p>
          </table:table-cell>
          <table:table-cell table:style-name="ce228" office:value-type="date" office:date-value="2014-09-22">
            <text:p>22/09/14</text:p>
          </table:table-cell>
          <table:table-cell table:style-name="ce228" office:value-type="date" office:date-value="2014-09-25">
            <text:p>25/09/14</text:p>
          </table:table-cell>
          <table:table-cell table:style-name="ce228" office:value-type="date" office:date-value="2014-09-29">
            <text:p>29/09/14</text:p>
          </table:table-cell>
          <table:table-cell table:style-name="ce228" office:value-type="date" office:date-value="2014-10-06">
            <text:p>06/10/14</text:p>
          </table:table-cell>
          <table:table-cell table:style-name="ce228" office:value-type="date" office:date-value="2014-10-09">
            <text:p>09/10/14</text:p>
          </table:table-cell>
          <table:table-cell table:style-name="ce228" office:value-type="date" office:date-value="2014-10-14">
            <text:p>14/10/14</text:p>
          </table:table-cell>
          <table:table-cell table:style-name="ce228" office:value-type="date" office:date-value="2014-10-16">
            <text:p>16/10/14</text:p>
          </table:table-cell>
          <table:table-cell table:style-name="ce228" office:value-type="date" office:date-value="2014-10-20">
            <text:p>20/10/14</text:p>
          </table:table-cell>
          <table:table-cell table:style-name="ce228" office:value-type="date" office:date-value="2014-10-23">
            <text:p>23/10/14</text:p>
          </table:table-cell>
          <table:table-cell table:style-name="ce228" office:value-type="date" office:date-value="2014-10-27">
            <text:p>27/10/14</text:p>
          </table:table-cell>
          <table:table-cell table:style-name="ce228" office:value-type="date" office:date-value="2014-10-31">
            <text:p>31/10/14</text:p>
          </table:table-cell>
          <table:table-cell table:style-name="ce228" office:value-type="date" office:date-value="2014-11-03">
            <text:p>03/11/14</text:p>
          </table:table-cell>
          <table:table-cell table:style-name="ce228" office:value-type="date" office:date-value="2014-11-10">
            <text:p>10/11/14</text:p>
          </table:table-cell>
          <table:table-cell table:style-name="ce228" office:value-type="date" office:date-value="2014-11-17">
            <text:p>17/11/14</text:p>
          </table:table-cell>
          <table:table-cell table:style-name="ce228" office:value-type="date" office:date-value="2014-11-24">
            <text:p>24/11/14</text:p>
          </table:table-cell>
          <table:table-cell table:style-name="ce228" office:value-type="date" office:date-value="2014-12-01">
            <text:p>01/12/14</text:p>
          </table:table-cell>
          <table:table-cell table:style-name="ce228" office:value-type="date" office:date-value="2014-12-09">
            <text:p>09/12/14</text:p>
          </table:table-cell>
          <table:table-cell table:style-name="ce228" office:value-type="date" office:date-value="2014-12-15">
            <text:p>15/12/14</text:p>
          </table:table-cell>
          <table:table-cell table:style-name="ce228" office:value-type="date" office:date-value="2014-12-22">
            <text:p>22/12/14</text:p>
          </table:table-cell>
          <table:table-cell table:style-name="ce228" office:value-type="date" office:date-value="2014-12-29">
            <text:p>29/12/14</text:p>
          </table:table-cell>
          <table:table-cell table:style-name="ce228" office:value-type="date" office:date-value="2015-01-12">
            <text:p>12/01/15</text:p>
          </table:table-cell>
          <table:table-cell table:style-name="ce228" office:value-type="date" office:date-value="2015-01-19">
            <text:p>19/01/15</text:p>
          </table:table-cell>
          <table:table-cell table:style-name="ce228" office:value-type="date" office:date-value="2015-01-26">
            <text:p>26/01/15</text:p>
          </table:table-cell>
          <table:table-cell table:style-name="ce228" office:value-type="date" office:date-value="2015-02-02">
            <text:p>02/02/15</text:p>
          </table:table-cell>
          <table:table-cell table:style-name="ce228" office:value-type="date" office:date-value="2015-02-09">
            <text:p>09/02/15</text:p>
          </table:table-cell>
          <table:table-cell table:style-name="ce228" office:value-type="date" office:date-value="2015-02-16">
            <text:p>16/02/15</text:p>
          </table:table-cell>
          <table:table-cell table:number-columns-repeated="964"/>
        </table:table-row>
        <table:table-row table:style-name="ro3">
          <table:table-cell table:style-name="ce10" office:value-type="float" office:value="78707">
            <text:p>78707</text:p>
          </table:table-cell>
          <table:table-cell table:style-name="ce62" office:value-type="string">
            <text:p>Aviso de sync lenta con otra persona sincronizando el calendario de francisco.r.corredor</text:p>
          </table:table-cell>
          <table:table-cell table:style-name="ce62" table:number-columns-repeated="3"/>
          <table:table-cell table:style-name="ce62" office:value-type="string">
            <text:p>?-1</text:p>
          </table:table-cell>
          <table:table-cell table:style-name="ce109" office:value-type="string">
            <text:p>Error en las notificaciones de sincronización lenta.</text:p>
            <text:p/>
            <text:p>Se envían correos de sincronización de personas que en teoría no tienen permisos de sincronización sobre el calendario sobre el que se informa</text:p>
          </table:table-cell>
          <table:table-cell table:style-name="ce109"/>
          <table:table-cell table:style-name="ce155" office:value-type="date" office:date-value="2013-10-23">
            <text:p>23/10/13</text:p>
          </table:table-cell>
          <table:table-cell table:style-name="ce155" office:value-type="string">
            <text:p>Abierto</text:p>
          </table:table-cell>
          <table:table-cell table:style-name="ce155" office:value-type="string">
            <text:p>Media</text:p>
          </table:table-cell>
          <table:table-cell table:number-columns-repeated="12" table:style-name="ce265" office:value-type="string">
            <text:p>GMV</text:p>
          </table:table-cell>
          <table:table-cell table:style-name="ce279" office:value-type="string">
            <text:p>GMV</text:p>
          </table:table-cell>
          <table:table-cell table:number-columns-repeated="5" table:style-name="ce281" office:value-type="string">
            <text:p>GMV</text:p>
          </table:table-cell>
          <table:table-cell table:style-name="ce288" office:value-type="string">
            <text:p>GMV</text:p>
          </table:table-cell>
          <table:table-cell table:style-name="ce308" office:value-type="string">
            <text:p>GMV</text:p>
          </table:table-cell>
          <table:table-cell table:style-name="ce329" office:value-type="string">
            <text:p>GMV</text:p>
          </table:table-cell>
          <table:table-cell table:style-name="ce346" office:value-type="string">
            <text:p>GMV</text:p>
          </table:table-cell>
          <table:table-cell table:style-name="ce363" office:value-type="string">
            <text:p>GMV</text:p>
          </table:table-cell>
          <table:table-cell table:style-name="ce378" office:value-type="string">
            <text:p>GMV</text:p>
          </table:table-cell>
          <table:table-cell table:style-name="ce394" office:value-type="string">
            <text:p>GMV</text:p>
          </table:table-cell>
          <table:table-cell table:style-name="ce413" office:value-type="string">
            <text:p>GMV</text:p>
          </table:table-cell>
          <table:table-cell table:style-name="ce433" office:value-type="string">
            <text:p>GMV</text:p>
          </table:table-cell>
          <table:table-cell table:style-name="ce454" office:value-type="string">
            <text:p>GMV</text:p>
          </table:table-cell>
          <table:table-cell table:number-columns-repeated="2" table:style-name="ce480" office:value-type="string">
            <text:p>GMV</text:p>
          </table:table-cell>
          <table:table-cell table:style-name="ce503" office:value-type="string">
            <text:p>GMV</text:p>
          </table:table-cell>
          <table:table-cell table:style-name="ce539" office:value-type="string">
            <text:p>GMV</text:p>
          </table:table-cell>
          <table:table-cell table:style-name="ce575" office:value-type="string">
            <text:p>GMV</text:p>
          </table:table-cell>
          <table:table-cell table:style-name="ce611" office:value-type="string">
            <text:p>GMV</text:p>
          </table:table-cell>
          <table:table-cell table:style-name="ce658" office:value-type="string">
            <text:p>GMV</text:p>
          </table:table-cell>
          <table:table-cell table:style-name="ce705" office:value-type="string">
            <text:p>GMV</text:p>
          </table:table-cell>
          <table:table-cell table:style-name="ce752" office:value-type="string">
            <text:p>GMV</text:p>
          </table:table-cell>
          <table:table-cell table:style-name="ce799" office:value-type="string">
            <text:p>GMV</text:p>
          </table:table-cell>
          <table:table-cell table:style-name="ce846" office:value-type="string">
            <text:p>GMV</text:p>
          </table:table-cell>
          <table:table-cell table:style-name="ce894" office:value-type="string">
            <text:p>GMV</text:p>
          </table:table-cell>
          <table:table-cell table:number-columns-repeated="9" table:style-name="ce899" office:value-type="string">
            <text:p>GMV</text:p>
          </table:table-cell>
          <table:table-cell table:number-columns-repeated="964"/>
        </table:table-row>
        <table:table-row table:style-name="ro3" table:visibility="filter">
          <table:table-cell table:style-name="ce10" office:value-type="float" office:value="81965">
            <text:p>81965</text:p>
          </table:table-cell>
          <table:table-cell table:style-name="ce62" office:value-type="string">
            <text:p>Errores en agenda de pruebas, Manuel Coronilla</text:p>
          </table:table-cell>
          <table:table-cell table:style-name="ce62" table:number-columns-repeated="4"/>
          <table:table-cell table:style-name="ce109" table:number-columns-repeated="2"/>
          <table:table-cell table:style-name="ce156" office:value-type="date" office:date-value="2013-12-16">
            <text:p>16/12/13</text:p>
          </table:table-cell>
          <table:table-cell table:style-name="ce155" office:value-type="string">
            <text:p>Resuelto</text:p>
          </table:table-cell>
          <table:table-cell table:style-name="ce155" office:value-type="string">
            <text:p>Baja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73" office:value-type="string">
            <text:p>Cerrado</text:p>
          </table:table-cell>
          <table:table-cell table:number-columns-repeated="4" table:style-name="ce265" office:value-type="string">
            <text:p>Cerrado</text:p>
          </table:table-cell>
          <table:table-cell table:style-name="ce279" office:value-type="string">
            <text:p>Cerrado</text:p>
          </table:table-cell>
          <table:table-cell table:number-columns-repeated="4" table:style-name="ce281" office:value-type="string">
            <text:p>Cerrado</text:p>
          </table:table-cell>
          <table:table-cell table:style-name="ce286" office:value-type="string">
            <text:p>Cerrado</text:p>
          </table:table-cell>
          <table:table-cell table:style-name="ce289" office:value-type="string">
            <text:p>Cerrado</text:p>
          </table:table-cell>
          <table:table-cell table:style-name="ce309" office:value-type="string">
            <text:p>Cerrado</text:p>
          </table:table-cell>
          <table:table-cell table:number-columns-repeated="993"/>
        </table:table-row>
        <table:table-row table:style-name="ro3">
          <table:table-cell table:style-name="ce10" office:value-type="float" office:value="82873">
            <text:p>82873</text:p>
          </table:table-cell>
          <table:table-cell table:style-name="ce62" office:value-type="string">
            <text:p>Aviso de sync lenta con otra persona sincronizando el calendario de Joaquín Flores</text:p>
          </table:table-cell>
          <table:table-cell table:style-name="ce62" table:number-columns-repeated="3"/>
          <table:table-cell table:style-name="ce62" office:value-type="string">
            <text:p>?-1</text:p>
          </table:table-cell>
          <table:table-cell table:style-name="ce109" office:value-type="string">
            <text:p>Ya descrito</text:p>
          </table:table-cell>
          <table:table-cell table:style-name="ce109"/>
          <table:table-cell table:style-name="ce157" office:value-type="date" office:date-value="2014-01-10">
            <text:p>10/01/14</text:p>
          </table:table-cell>
          <table:table-cell table:style-name="ce155" office:value-type="string">
            <text:p>Abierto</text:p>
          </table:table-cell>
          <table:table-cell table:style-name="ce155" office:value-type="string">
            <text:p>Baja</text:p>
          </table:table-cell>
          <table:table-cell table:number-columns-repeated="12" table:style-name="ce265" office:value-type="string">
            <text:p>GMV</text:p>
          </table:table-cell>
          <table:table-cell table:style-name="ce279" office:value-type="string">
            <text:p>GMV</text:p>
          </table:table-cell>
          <table:table-cell table:number-columns-repeated="5" table:style-name="ce281" office:value-type="string">
            <text:p>GMV</text:p>
          </table:table-cell>
          <table:table-cell table:style-name="ce290" office:value-type="string">
            <text:p>GMV</text:p>
          </table:table-cell>
          <table:table-cell table:style-name="ce310" office:value-type="string">
            <text:p>GMV</text:p>
          </table:table-cell>
          <table:table-cell table:style-name="ce330" office:value-type="string">
            <text:p>GMV</text:p>
          </table:table-cell>
          <table:table-cell table:style-name="ce347" office:value-type="string">
            <text:p>GMV</text:p>
          </table:table-cell>
          <table:table-cell table:style-name="ce364" office:value-type="string">
            <text:p>GMV</text:p>
          </table:table-cell>
          <table:table-cell table:style-name="ce379" office:value-type="string">
            <text:p>GMV</text:p>
          </table:table-cell>
          <table:table-cell table:style-name="ce395" office:value-type="string">
            <text:p>GMV</text:p>
          </table:table-cell>
          <table:table-cell table:style-name="ce414" office:value-type="string">
            <text:p>GMV</text:p>
          </table:table-cell>
          <table:table-cell table:style-name="ce434" office:value-type="string">
            <text:p>GMV</text:p>
          </table:table-cell>
          <table:table-cell table:style-name="ce455" office:value-type="string">
            <text:p>GMV</text:p>
          </table:table-cell>
          <table:table-cell table:style-name="ce481" office:value-type="string">
            <text:p>GMV</text:p>
          </table:table-cell>
          <table:table-cell table:style-name="ce480" office:value-type="string">
            <text:p>GMV</text:p>
          </table:table-cell>
          <table:table-cell table:style-name="ce504" office:value-type="string">
            <text:p>GMV</text:p>
          </table:table-cell>
          <table:table-cell table:style-name="ce540" office:value-type="string">
            <text:p>GMV</text:p>
          </table:table-cell>
          <table:table-cell table:style-name="ce576" office:value-type="string">
            <text:p>GMV</text:p>
          </table:table-cell>
          <table:table-cell table:style-name="ce612" office:value-type="string">
            <text:p>GMV</text:p>
          </table:table-cell>
          <table:table-cell table:style-name="ce659" office:value-type="string">
            <text:p>GMV</text:p>
          </table:table-cell>
          <table:table-cell table:style-name="ce706" office:value-type="string">
            <text:p>GMV</text:p>
          </table:table-cell>
          <table:table-cell table:style-name="ce753" office:value-type="string">
            <text:p>GMV</text:p>
          </table:table-cell>
          <table:table-cell table:style-name="ce800" office:value-type="string">
            <text:p>GMV</text:p>
          </table:table-cell>
          <table:table-cell table:style-name="ce847" office:value-type="string">
            <text:p>GMV</text:p>
          </table:table-cell>
          <table:table-cell table:style-name="ce895" office:value-type="string">
            <text:p>GMV</text:p>
          </table:table-cell>
          <table:table-cell table:number-columns-repeated="9" table:style-name="ce899" office:value-type="string">
            <text:p>GMV</text:p>
          </table:table-cell>
          <table:table-cell table:number-columns-repeated="964"/>
        </table:table-row>
        <table:table-row table:style-name="ro3">
          <table:table-cell table:style-name="ce10" office:value-type="float" office:value="85515">
            <text:p>85515</text:p>
          </table:table-cell>
          <table:table-cell table:style-name="ce62" office:value-type="string">
            <text:p>Aviso de sync lenta con otra persona sincronizando el calendario de Sonia Torres</text:p>
          </table:table-cell>
          <table:table-cell table:style-name="ce62" table:number-columns-repeated="3"/>
          <table:table-cell table:style-name="ce62" office:value-type="string">
            <text:p>?-1</text:p>
          </table:table-cell>
          <table:table-cell table:style-name="ce109" office:value-type="string">
            <text:p>Ya descrito</text:p>
          </table:table-cell>
          <table:table-cell table:style-name="ce109"/>
          <table:table-cell table:style-name="ce158" office:value-type="date" office:date-value="2014-02-06">
            <text:p>06/02/14</text:p>
          </table:table-cell>
          <table:table-cell table:style-name="ce155" office:value-type="string">
            <text:p>Abierto</text:p>
          </table:table-cell>
          <table:table-cell table:style-name="ce155" office:value-type="string">
            <text:p>Baja</text:p>
          </table:table-cell>
          <table:table-cell table:number-columns-repeated="12" table:style-name="ce265" office:value-type="string">
            <text:p>GMV</text:p>
          </table:table-cell>
          <table:table-cell table:style-name="ce279" office:value-type="string">
            <text:p>GMV</text:p>
          </table:table-cell>
          <table:table-cell table:number-columns-repeated="5" table:style-name="ce281" office:value-type="string">
            <text:p>GMV</text:p>
          </table:table-cell>
          <table:table-cell table:style-name="ce291" office:value-type="string">
            <text:p>GMV</text:p>
          </table:table-cell>
          <table:table-cell table:style-name="ce311" office:value-type="string">
            <text:p>GMV</text:p>
          </table:table-cell>
          <table:table-cell table:style-name="ce331" office:value-type="string">
            <text:p>GMV</text:p>
          </table:table-cell>
          <table:table-cell table:style-name="ce348" office:value-type="string">
            <text:p>GMV</text:p>
          </table:table-cell>
          <table:table-cell table:style-name="ce365" office:value-type="string">
            <text:p>GMV</text:p>
          </table:table-cell>
          <table:table-cell table:style-name="ce380" office:value-type="string">
            <text:p>GMV</text:p>
          </table:table-cell>
          <table:table-cell table:style-name="ce396" office:value-type="string">
            <text:p>GMV</text:p>
          </table:table-cell>
          <table:table-cell table:style-name="ce415" office:value-type="string">
            <text:p>GMV</text:p>
          </table:table-cell>
          <table:table-cell table:style-name="ce435" office:value-type="string">
            <text:p>GMV</text:p>
          </table:table-cell>
          <table:table-cell table:style-name="ce456" office:value-type="string">
            <text:p>GMV</text:p>
          </table:table-cell>
          <table:table-cell table:style-name="ce482" office:value-type="string">
            <text:p>GMV</text:p>
          </table:table-cell>
          <table:table-cell table:style-name="ce480" office:value-type="string">
            <text:p>GMV</text:p>
          </table:table-cell>
          <table:table-cell table:style-name="ce505" office:value-type="string">
            <text:p>GMV</text:p>
          </table:table-cell>
          <table:table-cell table:style-name="ce541" office:value-type="string">
            <text:p>GMV</text:p>
          </table:table-cell>
          <table:table-cell table:style-name="ce577" office:value-type="string">
            <text:p>GMV</text:p>
          </table:table-cell>
          <table:table-cell table:style-name="ce613" office:value-type="string">
            <text:p>GMV</text:p>
          </table:table-cell>
          <table:table-cell table:style-name="ce660" office:value-type="string">
            <text:p>GMV</text:p>
          </table:table-cell>
          <table:table-cell table:style-name="ce707" office:value-type="string">
            <text:p>GMV</text:p>
          </table:table-cell>
          <table:table-cell table:style-name="ce754" office:value-type="string">
            <text:p>GMV</text:p>
          </table:table-cell>
          <table:table-cell table:style-name="ce801" office:value-type="string">
            <text:p>GMV</text:p>
          </table:table-cell>
          <table:table-cell table:style-name="ce848" office:value-type="string">
            <text:p>GMV</text:p>
          </table:table-cell>
          <table:table-cell table:style-name="ce896" office:value-type="string">
            <text:p>GMV</text:p>
          </table:table-cell>
          <table:table-cell table:number-columns-repeated="9" table:style-name="ce899" office:value-type="string">
            <text:p>GMV</text:p>
          </table:table-cell>
          <table:table-cell table:number-columns-repeated="964"/>
        </table:table-row>
        <table:table-row table:style-name="ro3">
          <table:table-cell table:style-name="ce10" office:value-type="float" office:value="87204">
            <text:p>87204</text:p>
          </table:table-cell>
          <table:table-cell table:style-name="ce62" office:value-type="string">
            <text:p>Numero alto de sesiones tras upgrade a 2.9.0</text:p>
          </table:table-cell>
          <table:table-cell table:style-name="ce62" table:number-columns-repeated="3"/>
          <table:table-cell table:style-name="ce62" office:value-type="string">
            <text:p>?-2</text:p>
          </table:table-cell>
          <table:table-cell table:style-name="ce109" office:value-type="string">
            <text:p>Error en la gestión de las conexiones.</text:p>
            <text:p/>
            <text:p><text:span text:style-name="T1">No se liberan adecuadamente las conexiones y el proceso funambol acaba por caer o no responder adecuadamente. Requiere reinicio.</text:span></text:p>
          </table:table-cell>
          <table:table-cell table:style-name="ce109"/>
          <table:table-cell table:style-name="ce158" office:value-type="date" office:date-value="2014-02-24">
            <text:p>24/02/14</text:p>
          </table:table-cell>
          <table:table-cell table:style-name="ce155" office:value-type="string">
            <text:p>Abierto</text:p>
          </table:table-cell>
          <table:table-cell table:style-name="ce155"/>
          <table:table-cell table:style-name="ce265" table:number-columns-repeated="12"/>
          <table:table-cell table:style-name="ce279"/>
          <table:table-cell table:style-name="ce281" table:number-columns-repeated="5"/>
          <table:table-cell table:style-name="ce291"/>
          <table:table-cell table:style-name="ce311"/>
          <table:table-cell table:style-name="ce331"/>
          <table:table-cell table:style-name="ce348"/>
          <table:table-cell table:style-name="ce366" office:value-type="string">
            <text:p>GMV</text:p>
          </table:table-cell>
          <table:table-cell table:style-name="ce381" office:value-type="string">
            <text:p>GMV</text:p>
          </table:table-cell>
          <table:table-cell table:style-name="ce397" office:value-type="string">
            <text:p>GMV</text:p>
          </table:table-cell>
          <table:table-cell table:style-name="ce416" office:value-type="string">
            <text:p>GMV</text:p>
          </table:table-cell>
          <table:table-cell table:style-name="ce436" office:value-type="string">
            <text:p>GMV</text:p>
          </table:table-cell>
          <table:table-cell table:style-name="ce457" office:value-type="string">
            <text:p>GMV</text:p>
          </table:table-cell>
          <table:table-cell table:style-name="ce483" office:value-type="string">
            <text:p>GMV</text:p>
          </table:table-cell>
          <table:table-cell table:style-name="ce480" office:value-type="string">
            <text:p>GMV</text:p>
          </table:table-cell>
          <table:table-cell table:style-name="ce506" office:value-type="string">
            <text:p>GMV</text:p>
          </table:table-cell>
          <table:table-cell table:style-name="ce542" office:value-type="string">
            <text:p>GMV</text:p>
          </table:table-cell>
          <table:table-cell table:style-name="ce578" office:value-type="string">
            <text:p>GMV</text:p>
          </table:table-cell>
          <table:table-cell table:style-name="ce614" office:value-type="string">
            <text:p>GMV</text:p>
          </table:table-cell>
          <table:table-cell table:style-name="ce661" office:value-type="string">
            <text:p>GMV</text:p>
          </table:table-cell>
          <table:table-cell table:style-name="ce708" office:value-type="string">
            <text:p>GMV</text:p>
          </table:table-cell>
          <table:table-cell table:style-name="ce755" office:value-type="string">
            <text:p>GMV</text:p>
          </table:table-cell>
          <table:table-cell table:style-name="ce802" office:value-type="string">
            <text:p>GMV</text:p>
          </table:table-cell>
          <table:table-cell table:style-name="ce849" office:value-type="string">
            <text:p>GMV</text:p>
          </table:table-cell>
          <table:table-cell table:style-name="ce897" office:value-type="string">
            <text:p>GMV</text:p>
          </table:table-cell>
          <table:table-cell table:number-columns-repeated="9" table:style-name="ce899" office:value-type="string">
            <text:p>GMV</text:p>
          </table:table-cell>
          <table:table-cell table:number-columns-repeated="964"/>
        </table:table-row>
        <table:table-row table:style-name="ro1">
          <table:table-cell table:style-name="ce10" office:value-type="float" office:value="87275">
            <text:p>87275</text:p>
          </table:table-cell>
          <table:table-cell table:style-name="ce62" office:value-type="string">
            <text:p>Sad-tester no funciona</text:p>
          </table:table-cell>
          <table:table-cell table:style-name="ce62" table:number-columns-repeated="3"/>
          <table:table-cell table:style-name="ce78" office:value-type="string">
            <text:p>No identificada</text:p>
          </table:table-cell>
          <table:table-cell table:style-name="ce109" table:number-columns-repeated="2"/>
          <table:table-cell table:style-name="ce159" office:value-type="date" office:date-value="2014-02-25">
            <text:p>25/02/14</text:p>
          </table:table-cell>
          <table:table-cell table:style-name="ce155" office:value-type="string">
            <text:p>Abierto</text:p>
          </table:table-cell>
          <table:table-cell table:style-name="ce155" office:value-type="string">
            <text:p>Baja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number-columns-repeated="3" table:style-name="ce265" office:value-type="string">
            <text:p>Cerrado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79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OT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92" office:value-type="string">
            <text:p>PdU</text:p>
          </table:table-cell>
          <table:table-cell table:style-name="ce312" office:value-type="string">
            <text:p>PdU</text:p>
          </table:table-cell>
          <table:table-cell table:style-name="ce332" office:value-type="string">
            <text:p>GMV</text:p>
          </table:table-cell>
          <table:table-cell table:style-name="ce349" office:value-type="string">
            <text:p>GMV</text:p>
          </table:table-cell>
          <table:table-cell table:style-name="ce367" office:value-type="string">
            <text:p>GMV</text:p>
          </table:table-cell>
          <table:table-cell table:style-name="ce382" office:value-type="string">
            <text:p>GMV</text:p>
          </table:table-cell>
          <table:table-cell table:style-name="ce398" office:value-type="string">
            <text:p>GMV</text:p>
          </table:table-cell>
          <table:table-cell table:style-name="ce417" office:value-type="string">
            <text:p>GMV</text:p>
          </table:table-cell>
          <table:table-cell table:style-name="ce437" office:value-type="string">
            <text:p>GMV</text:p>
          </table:table-cell>
          <table:table-cell table:style-name="ce458" office:value-type="string">
            <text:p>GMV</text:p>
          </table:table-cell>
          <table:table-cell table:style-name="ce484" office:value-type="string">
            <text:p>GMV</text:p>
          </table:table-cell>
          <table:table-cell table:style-name="ce480" office:value-type="string">
            <text:p>GMV</text:p>
          </table:table-cell>
          <table:table-cell table:style-name="ce507" office:value-type="string">
            <text:p>GMV</text:p>
          </table:table-cell>
          <table:table-cell table:style-name="ce543" office:value-type="string">
            <text:p>GMV</text:p>
          </table:table-cell>
          <table:table-cell table:style-name="ce579" office:value-type="string">
            <text:p>GMV</text:p>
          </table:table-cell>
          <table:table-cell table:style-name="ce615" office:value-type="string">
            <text:p>GMV</text:p>
          </table:table-cell>
          <table:table-cell table:style-name="ce662" office:value-type="string">
            <text:p>GMV</text:p>
          </table:table-cell>
          <table:table-cell table:style-name="ce709" office:value-type="string">
            <text:p>GMV</text:p>
          </table:table-cell>
          <table:table-cell table:style-name="ce756" office:value-type="string">
            <text:p>GMV</text:p>
          </table:table-cell>
          <table:table-cell table:style-name="ce803" office:value-type="string">
            <text:p>GMV</text:p>
          </table:table-cell>
          <table:table-cell table:style-name="ce850" office:value-type="string">
            <text:p>GMV</text:p>
          </table:table-cell>
          <table:table-cell table:style-name="ce898" office:value-type="string">
            <text:p>GMV</text:p>
          </table:table-cell>
          <table:table-cell table:number-columns-repeated="9" table:style-name="ce899" office:value-type="string">
            <text:p>GMV</text:p>
          </table:table-cell>
          <table:table-cell table:number-columns-repeated="964"/>
        </table:table-row>
        <table:table-row table:style-name="ro1" table:visibility="filter">
          <table:table-cell table:style-name="ce10" office:value-type="float" office:value="90242">
            <text:p>90242</text:p>
          </table:table-cell>
          <table:table-cell table:style-name="ce62" office:value-type="string">
            <text:p>Errores de cuelgue en la BBDD de Funambol</text:p>
          </table:table-cell>
          <table:table-cell table:style-name="ce62" table:number-columns-repeated="4"/>
          <table:table-cell table:style-name="ce109" table:number-columns-repeated="2"/>
          <table:table-cell table:style-name="ce160" office:value-type="date" office:date-value="2014-04-03">
            <text:p>03/04/14</text:p>
          </table:table-cell>
          <table:table-cell table:style-name="ce155" office:value-type="string">
            <text:p>Cerrada</text:p>
          </table:table-cell>
          <table:table-cell table:style-name="ce155" office:value-type="string">
            <text:p>Media</text:p>
          </table:table-cell>
          <table:table-cell table:number-columns-repeated="12" table:style-name="ce265" office:value-type="string">
            <text:p>GMV</text:p>
          </table:table-cell>
          <table:table-cell table:style-name="ce279" office:value-type="string">
            <text:p>GMV</text:p>
          </table:table-cell>
          <table:table-cell table:number-columns-repeated="5" table:style-name="ce281" office:value-type="string">
            <text:p>GMV</text:p>
          </table:table-cell>
          <table:table-cell table:style-name="ce293" office:value-type="string">
            <text:p>GMV</text:p>
          </table:table-cell>
          <table:table-cell table:style-name="ce313" office:value-type="string">
            <text:p>GMV</text:p>
          </table:table-cell>
          <table:table-cell table:style-name="ce333" office:value-type="string">
            <text:p>GMV</text:p>
          </table:table-cell>
          <table:table-cell table:style-name="ce350" office:value-type="string">
            <text:p>GMV</text:p>
          </table:table-cell>
          <table:table-cell table:style-name="ce368" office:value-type="string">
            <text:p>GMV</text:p>
          </table:table-cell>
          <table:table-cell table:style-name="ce383" office:value-type="string">
            <text:p>Cerrado</text:p>
          </table:table-cell>
          <table:table-cell table:number-columns-repeated="989"/>
        </table:table-row>
        <table:table-row table:style-name="ro3">
          <table:table-cell table:style-name="ce10" office:value-type="float" office:value="91088">
            <text:p>91088</text:p>
          </table:table-cell>
          <table:table-cell table:style-name="ce62" office:value-type="string">
            <text:p>Errores de cuelgue en la BBDD de Funambol</text:p>
          </table:table-cell>
          <table:table-cell table:style-name="ce62" table:number-columns-repeated="3"/>
          <table:table-cell table:style-name="ce62" office:value-type="string">
            <text:p>?-2</text:p>
          </table:table-cell>
          <table:table-cell table:style-name="ce109" office:value-type="string">
            <text:p>Ya descrito</text:p>
          </table:table-cell>
          <table:table-cell table:style-name="ce109"/>
          <table:table-cell table:style-name="ce161" office:value-type="date" office:date-value="2014-04-14">
            <text:p>14/04/14</text:p>
          </table:table-cell>
          <table:table-cell table:style-name="ce155" office:value-type="string">
            <text:p>Abierto</text:p>
          </table:table-cell>
          <table:table-cell table:style-name="ce155" office:value-type="string">
            <text:p>Media</text:p>
          </table:table-cell>
          <table:table-cell table:number-columns-repeated="12" table:style-name="ce265" office:value-type="string">
            <text:p>GMV</text:p>
          </table:table-cell>
          <table:table-cell table:style-name="ce279" office:value-type="string">
            <text:p>GMV</text:p>
          </table:table-cell>
          <table:table-cell table:number-columns-repeated="5" table:style-name="ce281" office:value-type="string">
            <text:p>GMV</text:p>
          </table:table-cell>
          <table:table-cell table:style-name="ce294" office:value-type="string">
            <text:p>GMV</text:p>
          </table:table-cell>
          <table:table-cell table:style-name="ce314" office:value-type="string">
            <text:p>GMV</text:p>
          </table:table-cell>
          <table:table-cell table:style-name="ce334" office:value-type="string">
            <text:p>GMV</text:p>
          </table:table-cell>
          <table:table-cell table:style-name="ce351" office:value-type="string">
            <text:p>GMV</text:p>
          </table:table-cell>
          <table:table-cell table:style-name="ce369" office:value-type="string">
            <text:p>GMV</text:p>
          </table:table-cell>
          <table:table-cell table:style-name="ce384" office:value-type="string">
            <text:p>GMV</text:p>
          </table:table-cell>
          <table:table-cell table:style-name="ce399" office:value-type="string">
            <text:p>GMV</text:p>
          </table:table-cell>
          <table:table-cell table:style-name="ce418" office:value-type="string">
            <text:p>GMV</text:p>
          </table:table-cell>
          <table:table-cell table:style-name="ce438" office:value-type="string">
            <text:p>GMV</text:p>
          </table:table-cell>
          <table:table-cell table:style-name="ce459" office:value-type="string">
            <text:p>GMV</text:p>
          </table:table-cell>
          <table:table-cell table:style-name="ce485" office:value-type="string">
            <text:p>GMV</text:p>
          </table:table-cell>
          <table:table-cell table:style-name="ce480" office:value-type="string">
            <text:p>GMV</text:p>
          </table:table-cell>
          <table:table-cell table:style-name="ce508" office:value-type="string">
            <text:p>GMV</text:p>
          </table:table-cell>
          <table:table-cell table:style-name="ce544" office:value-type="string">
            <text:p>GMV</text:p>
          </table:table-cell>
          <table:table-cell table:style-name="ce580" office:value-type="string">
            <text:p>GMV</text:p>
          </table:table-cell>
          <table:table-cell table:style-name="ce616" office:value-type="string">
            <text:p>GMV</text:p>
          </table:table-cell>
          <table:table-cell table:style-name="ce663" office:value-type="string">
            <text:p>GMV</text:p>
          </table:table-cell>
          <table:table-cell table:style-name="ce710" office:value-type="string">
            <text:p>GMV</text:p>
          </table:table-cell>
          <table:table-cell table:style-name="ce757" office:value-type="string">
            <text:p>GMV</text:p>
          </table:table-cell>
          <table:table-cell table:style-name="ce804" office:value-type="string">
            <text:p>GMV</text:p>
          </table:table-cell>
          <table:table-cell table:style-name="ce851" office:value-type="string">
            <text:p>GMV</text:p>
          </table:table-cell>
          <table:table-cell table:number-columns-repeated="10" table:style-name="ce899" office:value-type="string">
            <text:p>GMV</text:p>
          </table:table-cell>
          <table:table-cell table:number-columns-repeated="964"/>
        </table:table-row>
        <table:table-row table:style-name="ro1" table:visibility="filter">
          <table:table-cell table:style-name="ce10" office:value-type="float" office:value="92556">
            <text:p>92556</text:p>
          </table:table-cell>
          <table:table-cell table:style-name="ce62" office:value-type="string">
            <text:p>Problemas con el acceso a datos vía CalDAV</text:p>
          </table:table-cell>
          <table:table-cell table:style-name="ce62" table:number-columns-repeated="3"/>
          <table:table-cell table:style-name="ce62" office:value-type="string">
            <text:p>?-3</text:p>
          </table:table-cell>
          <table:table-cell table:style-name="ce109" office:value-type="string">
            <text:p>Bajo rendimiento de la interfaz DAV.</text:p>
            <text:p/>
            <text:p>Los clientes Thunderbird acaban dando time-out. La agenda no aparece en el cliente o aparece con indicación de error.</text:p>
            <text:p/>
          </table:table-cell>
          <table:table-cell table:style-name="ce109"/>
          <table:table-cell table:style-name="ce162" office:value-type="date" office:date-value="2014-05-08">
            <text:p>08/05/14</text:p>
          </table:table-cell>
          <table:table-cell table:style-name="ce212" office:value-type="string">
            <text:p>Resuelto</text:p>
          </table:table-cell>
          <table:table-cell table:style-name="ce155" office:value-type="string">
            <text:p>Media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GMV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79" office:value-type="string">
            <text:p>PdU</text:p>
          </table:table-cell>
          <table:table-cell table:number-columns-repeated="5" table:style-name="ce281" office:value-type="string">
            <text:p>Cerrado</text:p>
          </table:table-cell>
          <table:table-cell table:style-name="ce295" office:value-type="string">
            <text:p>Cerrado</text:p>
          </table:table-cell>
          <table:table-cell table:style-name="ce315" office:value-type="string">
            <text:p>Cerrado</text:p>
          </table:table-cell>
          <table:table-cell table:number-columns-repeated="993"/>
        </table:table-row>
        <table:table-row table:style-name="ro3" table:visibility="filter">
          <table:table-cell table:style-name="ce11" office:value-type="float" office:value="93954">
            <text:p>93954</text:p>
          </table:table-cell>
          <table:table-cell table:style-name="ce63" office:value-type="string">
            <text:p>Problemas visualización citas privadas consejera</text:p>
          </table:table-cell>
          <table:table-cell table:style-name="ce63" table:number-columns-repeated="4"/>
          <table:table-cell table:style-name="ce110" table:number-columns-repeated="2"/>
          <table:table-cell table:style-name="ce163" office:value-type="date" office:date-value="2014-05-28">
            <text:p>28/05/14</text:p>
          </table:table-cell>
          <table:table-cell table:style-name="ce155" office:value-type="string">
            <text:p>Cerrada</text:p>
          </table:table-cell>
          <table:table-cell table:style-name="ce155" office:value-type="string">
            <text:p>Critica</text:p>
          </table:table-cell>
          <table:table-cell table:style-name="ce265" table:number-columns-repeated="8"/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79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96" office:value-type="string">
            <text:p>PdU</text:p>
          </table:table-cell>
          <table:table-cell table:style-name="ce316" office:value-type="string">
            <text:p>PdU</text:p>
          </table:table-cell>
          <table:table-cell table:style-name="ce335" office:value-type="string">
            <text:p>PdU</text:p>
          </table:table-cell>
          <table:table-cell table:style-name="ce352" office:value-type="string">
            <text:p>GMV</text:p>
          </table:table-cell>
          <table:table-cell table:style-name="ce370"/>
          <table:table-cell table:style-name="ce385"/>
          <table:table-cell table:number-columns-repeated="989"/>
        </table:table-row>
        <table:table-row table:style-name="ro3" table:visibility="filter">
          <table:table-cell table:style-name="ce10" office:value-type="float" office:value="94230">
            <text:p>94230</text:p>
          </table:table-cell>
          <table:table-cell table:style-name="ce62" office:value-type="string">
            <text:p>No se están borrando los usuarios en sad-sstt</text:p>
          </table:table-cell>
          <table:table-cell table:style-name="ce62" table:number-columns-repeated="4"/>
          <table:table-cell table:style-name="ce109" table:number-columns-repeated="2"/>
          <table:table-cell table:style-name="ce164" office:value-type="date" office:date-value="2014-06-02">
            <text:p>02/06/14</text:p>
          </table:table-cell>
          <table:table-cell table:style-name="ce155" office:value-type="string">
            <text:p>Cerrada</text:p>
          </table:table-cell>
          <table:table-cell table:style-name="ce155" office:value-type="string">
            <text:p>Baja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GMV</text:p>
          </table:table-cell>
          <table:table-cell table:style-name="ce265" office:value-type="string">
            <text:p>TdS</text:p>
          </table:table-cell>
          <table:table-cell table:style-name="ce265" office:value-type="string">
            <text:p>TdS</text:p>
          </table:table-cell>
          <table:table-cell table:style-name="ce265" office:value-type="string">
            <text:p>TdS</text:p>
          </table:table-cell>
          <table:table-cell table:style-name="ce265" office:value-type="string">
            <text:p>OT</text:p>
          </table:table-cell>
          <table:table-cell table:number-columns-repeated="3" table:style-name="ce265" office:value-type="string">
            <text:p>GMV</text:p>
          </table:table-cell>
          <table:table-cell table:style-name="ce265" office:value-type="string">
            <text:p>TdS</text:p>
          </table:table-cell>
          <table:table-cell table:style-name="ce265" office:value-type="string">
            <text:p>GMV</text:p>
          </table:table-cell>
          <table:table-cell table:style-name="ce279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GMV</text:p>
          </table:table-cell>
          <table:table-cell table:style-name="ce281" office:value-type="string">
            <text:p>PdU</text:p>
          </table:table-cell>
          <table:table-cell table:style-name="ce297" office:value-type="string">
            <text:p>PdU</text:p>
          </table:table-cell>
          <table:table-cell table:style-name="ce317" office:value-type="string">
            <text:p>GMV</text:p>
          </table:table-cell>
          <table:table-cell table:style-name="ce336" office:value-type="string">
            <text:p>GMV</text:p>
          </table:table-cell>
          <table:table-cell table:style-name="ce353" office:value-type="string">
            <text:p>GMV</text:p>
          </table:table-cell>
          <table:table-cell table:style-name="ce371" office:value-type="string">
            <text:p>PdU</text:p>
          </table:table-cell>
          <table:table-cell table:style-name="ce386" office:value-type="string">
            <text:p>PdU</text:p>
          </table:table-cell>
          <table:table-cell table:style-name="ce400" office:value-type="string">
            <text:p>PdU</text:p>
          </table:table-cell>
          <table:table-cell table:style-name="ce419" office:value-type="string">
            <text:p>Cerrado</text:p>
          </table:table-cell>
          <table:table-cell table:number-columns-repeated="987"/>
        </table:table-row>
        <table:table-row table:style-name="ro3" table:visibility="filter">
          <table:table-cell table:style-name="ce10" office:value-type="float" office:value="94337">
            <text:p>94337</text:p>
          </table:table-cell>
          <table:table-cell table:style-name="ce62" office:value-type="string">
            <text:p>Sincronización lenta a las 11:12 del día 03 de junio utilizando el dispositivo fac-10-354915056973341 para el calendario propietario Francisco Hidalgo Guzman</text:p>
          </table:table-cell>
          <table:table-cell table:style-name="ce62" table:number-columns-repeated="4"/>
          <table:table-cell table:style-name="ce109" table:number-columns-repeated="2"/>
          <table:table-cell table:style-name="ce165" office:value-type="date" office:date-value="2014-06-03">
            <text:p>03/06/14</text:p>
          </table:table-cell>
          <table:table-cell table:style-name="ce213" office:value-type="string">
            <text:p>Resuelto</text:p>
          </table:table-cell>
          <table:table-cell table:style-name="ce155" office:value-type="string">
            <text:p>Baja</text:p>
          </table:table-cell>
          <table:table-cell table:style-name="ce265" table:number-columns-repeated="12"/>
          <table:table-cell table:style-name="ce279"/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number-columns-repeated="3" table:style-name="ce281" office:value-type="string">
            <text:p>Cerrado</text:p>
          </table:table-cell>
          <table:table-cell table:style-name="ce298" office:value-type="string">
            <text:p>Cerrado</text:p>
          </table:table-cell>
          <table:table-cell table:style-name="ce318" office:value-type="string">
            <text:p>Cerrado</text:p>
          </table:table-cell>
          <table:table-cell table:number-columns-repeated="993"/>
        </table:table-row>
        <table:table-row table:style-name="ro3" table:visibility="filter">
          <table:table-cell table:style-name="ce10" office:value-type="float" office:value="95124">
            <text:p>95124</text:p>
          </table:table-cell>
          <table:table-cell table:style-name="ce62" office:value-type="string">
            <text:p>Error en la guía de usuario o en el plugin disponible para descargar de Thunderbird</text:p>
          </table:table-cell>
          <table:table-cell table:style-name="ce62" table:number-columns-repeated="4"/>
          <table:table-cell table:style-name="ce109" table:number-columns-repeated="2"/>
          <table:table-cell table:style-name="ce166" office:value-type="date" office:date-value="2014-06-12">
            <text:p>12/06/14</text:p>
          </table:table-cell>
          <table:table-cell table:style-name="ce214" office:value-type="string">
            <text:p>Resuelto</text:p>
          </table:table-cell>
          <table:table-cell table:style-name="ce155" office:value-type="string">
            <text:p>Baja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number-columns-repeated="4" table:style-name="ce265" office:value-type="string">
            <text:p>Cerrado</text:p>
          </table:table-cell>
          <table:table-cell table:style-name="ce279" office:value-type="string">
            <text:p>Cerrado</text:p>
          </table:table-cell>
          <table:table-cell table:number-columns-repeated="5" table:style-name="ce281" office:value-type="string">
            <text:p>Cerrado</text:p>
          </table:table-cell>
          <table:table-cell table:style-name="ce298" office:value-type="string">
            <text:p>Cerrado</text:p>
          </table:table-cell>
          <table:table-cell table:style-name="ce318" office:value-type="string">
            <text:p>Cerrado</text:p>
          </table:table-cell>
          <table:table-cell table:number-columns-repeated="993"/>
        </table:table-row>
        <table:table-row table:style-name="ro3" table:visibility="filter">
          <table:table-cell table:style-name="ce10" office:value-type="float" office:value="95474">
            <text:p>95474</text:p>
          </table:table-cell>
          <table:table-cell table:style-name="ce62" office:value-type="string">
            <text:p>Error en la exportación de citas de Juan Alvarez</text:p>
          </table:table-cell>
          <table:table-cell table:style-name="ce62" table:number-columns-repeated="4"/>
          <table:table-cell table:style-name="ce109" table:number-columns-repeated="2"/>
          <table:table-cell table:style-name="ce167" office:value-type="date" office:date-value="2014-06-18">
            <text:p>18/06/14</text:p>
          </table:table-cell>
          <table:table-cell table:style-name="ce155" office:value-type="string">
            <text:p>Cerrada</text:p>
          </table:table-cell>
          <table:table-cell table:style-name="ce155" office:value-type="string">
            <text:p>Baja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GMV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79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99" office:value-type="string">
            <text:p>PdU</text:p>
          </table:table-cell>
          <table:table-cell table:style-name="ce319" office:value-type="string">
            <text:p>GMV</text:p>
          </table:table-cell>
          <table:table-cell table:style-name="ce337" office:value-type="string">
            <text:p>GMV</text:p>
          </table:table-cell>
          <table:table-cell table:style-name="ce354" office:value-type="string">
            <text:p>PdU</text:p>
          </table:table-cell>
          <table:table-cell table:style-name="ce372" office:value-type="string">
            <text:p>PdU</text:p>
          </table:table-cell>
          <table:table-cell table:style-name="ce387" office:value-type="string">
            <text:p>PdU</text:p>
          </table:table-cell>
          <table:table-cell table:style-name="ce401" office:value-type="string">
            <text:p>PdU</text:p>
          </table:table-cell>
          <table:table-cell table:style-name="ce420" office:value-type="string">
            <text:p>PdU</text:p>
          </table:table-cell>
          <table:table-cell table:style-name="ce439" office:value-type="string">
            <text:p>PdU</text:p>
          </table:table-cell>
          <table:table-cell table:style-name="ce460" office:value-type="string">
            <text:p>PdU</text:p>
          </table:table-cell>
          <table:table-cell table:style-name="ce486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09" office:value-type="string">
            <text:p>PdU</text:p>
          </table:table-cell>
          <table:table-cell table:style-name="ce545" office:value-type="string">
            <text:p>PdU</text:p>
          </table:table-cell>
          <table:table-cell table:style-name="ce581" office:value-type="string">
            <text:p>PdU</text:p>
          </table:table-cell>
          <table:table-cell table:style-name="ce617" office:value-type="string">
            <text:p>Cerrado</text:p>
          </table:table-cell>
          <table:table-cell table:style-name="ce664" office:value-type="string">
            <text:p>Cerrado</text:p>
          </table:table-cell>
          <table:table-cell table:style-name="ce711" office:value-type="string">
            <text:p>Cerrado</text:p>
          </table:table-cell>
          <table:table-cell table:style-name="ce758" office:value-type="string">
            <text:p>Cerrado</text:p>
          </table:table-cell>
          <table:table-cell table:style-name="ce805" office:value-type="string">
            <text:p>Cerrado</text:p>
          </table:table-cell>
          <table:table-cell table:style-name="ce852" office:value-type="string">
            <text:p>Cerrado</text:p>
          </table:table-cell>
          <table:table-cell table:style-name="ce900" office:value-type="string">
            <text:p>Cerrado</text:p>
          </table:table-cell>
          <table:table-cell table:number-columns-repeated="9" table:style-name="ce901" office:value-type="string">
            <text:p>Cerrado</text:p>
          </table:table-cell>
          <table:table-cell table:number-columns-repeated="964"/>
        </table:table-row>
        <table:table-row table:style-name="ro3" table:visibility="filter">
          <table:table-cell table:style-name="ce10" office:value-type="float" office:value="95829">
            <text:p>95829</text:p>
          </table:table-cell>
          <table:table-cell table:style-name="ce62" office:value-type="string">
            <text:p>Error al sincronizar de Fernando Cardenas</text:p>
          </table:table-cell>
          <table:table-cell table:style-name="ce62" table:number-columns-repeated="3"/>
          <table:table-cell table:style-name="ce62" office:value-type="string">
            <text:p>No identificada</text:p>
          </table:table-cell>
          <table:table-cell table:style-name="ce109" table:number-columns-repeated="2"/>
          <table:table-cell table:style-name="ce168" office:value-type="date" office:date-value="2014-06-24">
            <text:p>24/06/14</text:p>
          </table:table-cell>
          <table:table-cell table:style-name="ce215" office:value-type="string">
            <text:p>Resuelto</text:p>
          </table:table-cell>
          <table:table-cell table:style-name="ce155" office:value-type="string">
            <text:p>Alta</text:p>
          </table:table-cell>
          <table:table-cell table:style-name="ce265"/>
          <table:table-cell table:number-columns-repeated="2" table:style-name="ce265" office:value-type="string">
            <text:p>GMV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Cerrado</text:p>
          </table:table-cell>
          <table:table-cell table:style-name="ce279" office:value-type="string">
            <text:p>Cerrado</text:p>
          </table:table-cell>
          <table:table-cell table:number-columns-repeated="5" table:style-name="ce281" office:value-type="string">
            <text:p>Cerrado</text:p>
          </table:table-cell>
          <table:table-cell table:style-name="ce300" office:value-type="string">
            <text:p>Cerrado</text:p>
          </table:table-cell>
          <table:table-cell table:style-name="ce320" office:value-type="string">
            <text:p>Cerrado</text:p>
          </table:table-cell>
          <table:table-cell table:number-columns-repeated="993"/>
        </table:table-row>
        <table:table-row table:style-name="ro3" table:visibility="filter">
          <table:table-cell table:style-name="ce10" office:value-type="float" office:value="95998">
            <text:p>95998</text:p>
          </table:table-cell>
          <table:table-cell table:style-name="ce62" office:value-type="string">
            <text:p>Invitaciones antiguas que no se pueden aceptar ni rechazar</text:p>
          </table:table-cell>
          <table:table-cell table:style-name="ce62" table:number-columns-repeated="3"/>
          <table:table-cell table:style-name="ce62" office:value-type="string">
            <text:p>Buscar en TEO</text:p>
          </table:table-cell>
          <table:table-cell table:style-name="ce109" table:number-columns-repeated="2"/>
          <table:table-cell table:style-name="ce169" office:value-type="date" office:date-value="2014-06-25">
            <text:p>25/06/14</text:p>
          </table:table-cell>
          <table:table-cell table:style-name="ce216" office:value-type="string">
            <text:p>Resuelto</text:p>
          </table:table-cell>
          <table:table-cell table:style-name="ce155" office:value-type="string">
            <text:p>Baja</text:p>
          </table:table-cell>
          <table:table-cell table:style-name="ce265"/>
          <table:table-cell table:style-name="ce265" office:value-type="string">
            <text:p>OT</text:p>
          </table:table-cell>
          <table:table-cell table:number-columns-repeated="5" table:style-name="ce265" office:value-type="string">
            <text:p>GMV</text:p>
          </table:table-cell>
          <table:table-cell table:style-name="ce265" office:value-type="string">
            <text:p>TdS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79" office:value-type="string">
            <text:p>TdS</text:p>
          </table:table-cell>
          <table:table-cell table:number-columns-repeated="5" table:style-name="ce281" office:value-type="string">
            <text:p>Cerrado</text:p>
          </table:table-cell>
          <table:table-cell table:style-name="ce300" office:value-type="string">
            <text:p>Cerrado</text:p>
          </table:table-cell>
          <table:table-cell table:style-name="ce320" office:value-type="string">
            <text:p>Cerrado</text:p>
          </table:table-cell>
          <table:table-cell table:number-columns-repeated="993"/>
        </table:table-row>
        <table:table-row table:style-name="ro1" table:visibility="filter">
          <table:table-cell table:style-name="ce12" office:value-type="float" office:value="96114">
            <text:p>96114</text:p>
          </table:table-cell>
          <table:table-cell table:style-name="ce64" office:value-type="string">
            <text:p>Error al sincronizar de Fernando Cardenas</text:p>
          </table:table-cell>
          <table:table-cell table:style-name="ce64" table:number-columns-repeated="4"/>
          <table:table-cell table:style-name="ce111" table:number-columns-repeated="2"/>
          <table:table-cell table:style-name="ce170" office:value-type="date" office:date-value="2014-06-26">
            <text:p>26/06/14</text:p>
          </table:table-cell>
          <table:table-cell table:style-name="ce217" office:value-type="string">
            <text:p>Cerrada</text:p>
          </table:table-cell>
          <table:table-cell table:style-name="ce261" office:value-type="string">
            <text:p>Alta</text:p>
          </table:table-cell>
          <table:table-cell table:style-name="ce265" table:number-columns-repeated="2"/>
          <table:table-cell table:style-name="ce265" office:value-type="string">
            <text:p>GMV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number-columns-repeated="3" table:style-name="ce265" office:value-type="string">
            <text:p>GMV</text:p>
          </table:table-cell>
          <table:table-cell table:style-name="ce279" office:value-type="string">
            <text:p>GMV</text:p>
          </table:table-cell>
          <table:table-cell table:number-columns-repeated="3" table:style-name="ce281" office:value-type="string">
            <text:p>GMV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301" office:value-type="string">
            <text:p>GMV</text:p>
          </table:table-cell>
          <table:table-cell table:style-name="ce321" office:value-type="string">
            <text:p>GMV</text:p>
          </table:table-cell>
          <table:table-cell table:style-name="ce338" office:value-type="string">
            <text:p>GMV</text:p>
          </table:table-cell>
          <table:table-cell table:style-name="ce355" office:value-type="string">
            <text:p>GMV</text:p>
          </table:table-cell>
          <table:table-cell table:style-name="ce373" office:value-type="string">
            <text:p>PdU</text:p>
          </table:table-cell>
          <table:table-cell table:style-name="ce388" office:value-type="string">
            <text:p>PdU</text:p>
          </table:table-cell>
          <table:table-cell table:style-name="ce402" office:value-type="string">
            <text:p>GMV</text:p>
          </table:table-cell>
          <table:table-cell table:style-name="ce421" office:value-type="string">
            <text:p>PdU</text:p>
          </table:table-cell>
          <table:table-cell table:style-name="ce440" office:value-type="string">
            <text:p>PdU</text:p>
          </table:table-cell>
          <table:table-cell table:style-name="ce461" office:value-type="string">
            <text:p>PdU</text:p>
          </table:table-cell>
          <table:table-cell table:style-name="ce487" office:value-type="string">
            <text:p>Cerrado</text:p>
          </table:table-cell>
          <table:table-cell table:style-name="ce480" office:value-type="string">
            <text:p>Cerrado</text:p>
          </table:table-cell>
          <table:table-cell table:style-name="ce510" office:value-type="string">
            <text:p>Cerrado</text:p>
          </table:table-cell>
          <table:table-cell table:style-name="ce546" office:value-type="string">
            <text:p>Cerrado</text:p>
          </table:table-cell>
          <table:table-cell table:style-name="ce582" office:value-type="string">
            <text:p>Cerrado</text:p>
          </table:table-cell>
          <table:table-cell table:style-name="ce618" office:value-type="string">
            <text:p>Cerrado</text:p>
          </table:table-cell>
          <table:table-cell table:style-name="ce665" office:value-type="string">
            <text:p>Cerrado</text:p>
          </table:table-cell>
          <table:table-cell table:style-name="ce712" office:value-type="string">
            <text:p>Cerrado</text:p>
          </table:table-cell>
          <table:table-cell table:style-name="ce759" office:value-type="string">
            <text:p>Cerrado</text:p>
          </table:table-cell>
          <table:table-cell table:style-name="ce806" office:value-type="string">
            <text:p>Cerrado</text:p>
          </table:table-cell>
          <table:table-cell table:style-name="ce853" office:value-type="string">
            <text:p>Cerrado</text:p>
          </table:table-cell>
          <table:table-cell table:number-columns-repeated="10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12" office:value-type="float" office:value="97047">
            <text:p>97047</text:p>
          </table:table-cell>
          <table:table-cell table:style-name="ce57" office:value-type="string">
            <text:p>Contacto que no aparece en sad-web</text:p>
          </table:table-cell>
          <table:table-cell table:style-name="ce57" table:number-columns-repeated="4"/>
          <table:table-cell table:style-name="ce112" table:number-columns-repeated="2"/>
          <table:table-cell table:style-name="ce171" office:value-type="date" office:date-value="2014-07-09">
            <text:p>09/07/14</text:p>
          </table:table-cell>
          <table:table-cell table:style-name="ce218" office:value-type="string">
            <text:p>Resuelto</text:p>
          </table:table-cell>
          <table:table-cell table:style-name="ce261" office:value-type="string">
            <text:p>Baja</text:p>
          </table:table-cell>
          <table:table-cell table:style-name="ce265" table:number-columns-repeated="5"/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PdU</text:p>
          </table:table-cell>
          <table:table-cell table:style-name="ce265" office:value-type="string">
            <text:p>GMV</text:p>
          </table:table-cell>
          <table:table-cell table:style-name="ce265" office:value-type="string">
            <text:p>PdU</text:p>
          </table:table-cell>
          <table:table-cell table:style-name="ce279" office:value-type="string">
            <text:p>Cerrado</text:p>
          </table:table-cell>
          <table:table-cell table:number-columns-repeated="5" table:style-name="ce281" office:value-type="string">
            <text:p>Cerrado</text:p>
          </table:table-cell>
          <table:table-cell table:style-name="ce302" office:value-type="string">
            <text:p>Cerrado</text:p>
          </table:table-cell>
          <table:table-cell table:style-name="ce322" office:value-type="string">
            <text:p>Cerrado</text:p>
          </table:table-cell>
          <table:table-cell table:number-columns-repeated="993"/>
        </table:table-row>
        <table:table-row table:style-name="ro1" table:visibility="filter">
          <table:table-cell table:style-name="ce12" office:value-type="float" office:value="98170">
            <text:p>98170</text:p>
          </table:table-cell>
          <table:table-cell table:style-name="ce57" office:value-type="string">
            <text:p>PERDIDAS CITAS AGENDA</text:p>
          </table:table-cell>
          <table:table-cell table:style-name="ce57" table:number-columns-repeated="4"/>
          <table:table-cell table:style-name="ce112" table:number-columns-repeated="2"/>
          <table:table-cell table:style-name="ce172" office:value-type="date" office:date-value="2014-07-24">
            <text:p>24/07/14</text:p>
          </table:table-cell>
          <table:table-cell table:style-name="ce219" office:value-type="string">
            <text:p>Resuelto</text:p>
          </table:table-cell>
          <table:table-cell table:style-name="ce57"/>
          <table:table-cell table:style-name="ce265" table:number-columns-repeated="10"/>
          <table:table-cell table:style-name="ce265" office:value-type="string">
            <text:p>OT</text:p>
          </table:table-cell>
          <table:table-cell table:style-name="ce265" office:value-type="string">
            <text:p>Cerrado</text:p>
          </table:table-cell>
          <table:table-cell table:style-name="ce279" office:value-type="string">
            <text:p>Cerrado</text:p>
          </table:table-cell>
          <table:table-cell table:number-columns-repeated="5" table:style-name="ce281" office:value-type="string">
            <text:p>Cerrado</text:p>
          </table:table-cell>
          <table:table-cell table:style-name="ce302" office:value-type="string">
            <text:p>Cerrado</text:p>
          </table:table-cell>
          <table:table-cell table:style-name="ce322" office:value-type="string">
            <text:p>Cerrado</text:p>
          </table:table-cell>
          <table:table-cell table:number-columns-repeated="993"/>
        </table:table-row>
        <table:table-row table:style-name="ro1" table:visibility="filter">
          <table:table-cell table:style-name="ce12" office:value-type="float" office:value="98599">
            <text:p>98599</text:p>
          </table:table-cell>
          <table:table-cell table:style-name="ce57" office:value-type="string">
            <text:p>Error en sincronización en Agata vía SyncML</text:p>
          </table:table-cell>
          <table:table-cell table:style-name="ce57" table:number-columns-repeated="4"/>
          <table:table-cell table:style-name="ce112" table:number-columns-repeated="2"/>
          <table:table-cell table:style-name="ce173" office:value-type="date" office:date-value="2014-07-30">
            <text:p>30/07/14</text:p>
          </table:table-cell>
          <table:table-cell table:style-name="ce220" office:value-type="string">
            <text:p>Resuelto</text:p>
          </table:table-cell>
          <table:table-cell table:style-name="ce57"/>
          <table:table-cell table:style-name="ce265" table:number-columns-repeated="11"/>
          <table:table-cell table:style-name="ce265" office:value-type="string">
            <text:p>OT</text:p>
          </table:table-cell>
          <table:table-cell table:style-name="ce279" office:value-type="string">
            <text:p>Cerrado</text:p>
          </table:table-cell>
          <table:table-cell table:number-columns-repeated="5" table:style-name="ce281" office:value-type="string">
            <text:p>Cerrado</text:p>
          </table:table-cell>
          <table:table-cell table:style-name="ce302" office:value-type="string">
            <text:p>Cerrado</text:p>
          </table:table-cell>
          <table:table-cell table:style-name="ce322" office:value-type="string">
            <text:p>Cerrado</text:p>
          </table:table-cell>
          <table:table-cell table:number-columns-repeated="993"/>
        </table:table-row>
        <table:table-row table:style-name="ro1" table:visibility="filter">
          <table:table-cell table:style-name="ce13" office:value-type="float" office:value="98821">
            <text:p>98821</text:p>
          </table:table-cell>
          <table:table-cell table:style-name="ce57" office:value-type="string">
            <text:p>Agata Desarrollo - error generación de estadísticas</text:p>
          </table:table-cell>
          <table:table-cell table:style-name="ce57" table:number-columns-repeated="4"/>
          <table:table-cell table:style-name="ce112" table:number-columns-repeated="2"/>
          <table:table-cell table:style-name="ce174" office:value-type="date" office:date-value="2014-08-04">
            <text:p>04/08/14</text:p>
          </table:table-cell>
          <table:table-cell table:style-name="ce221" office:value-type="string">
            <text:p>Resuelto</text:p>
          </table:table-cell>
          <table:table-cell table:style-name="ce262" office:value-type="string">
            <text:p>Baja</text:p>
          </table:table-cell>
          <table:table-cell table:style-name="ce265" table:number-columns-repeated="12"/>
          <table:table-cell table:style-name="ce279"/>
          <table:table-cell table:style-name="ce281" office:value-type="string">
            <text:p>PdU</text:p>
          </table:table-cell>
          <table:table-cell table:number-columns-repeated="4" table:style-name="ce281" office:value-type="string">
            <text:p>Cerrado</text:p>
          </table:table-cell>
          <table:table-cell table:style-name="ce302" office:value-type="string">
            <text:p>Cerrado</text:p>
          </table:table-cell>
          <table:table-cell table:style-name="ce322" office:value-type="string">
            <text:p>Cerrado</text:p>
          </table:table-cell>
          <table:table-cell table:number-columns-repeated="993"/>
        </table:table-row>
        <table:table-row table:style-name="ro1" table:visibility="filter">
          <table:table-cell table:style-name="ce13" office:value-type="float" office:value="99460">
            <text:p>99460</text:p>
          </table:table-cell>
          <table:table-cell table:style-name="ce57" office:value-type="string">
            <text:p>Error en calendario de festivos</text:p>
          </table:table-cell>
          <table:table-cell table:style-name="ce57" table:number-columns-repeated="4"/>
          <table:table-cell table:style-name="ce112" table:number-columns-repeated="2"/>
          <table:table-cell table:style-name="ce175" office:value-type="date" office:date-value="2014-08-19">
            <text:p>19/08/14</text:p>
          </table:table-cell>
          <table:table-cell table:style-name="ce222" office:value-type="string">
            <text:p>Resuelto</text:p>
          </table:table-cell>
          <table:table-cell table:style-name="ce263"/>
          <table:table-cell table:style-name="ce265" table:number-columns-repeated="12"/>
          <table:table-cell table:style-name="ce279"/>
          <table:table-cell table:style-name="ce281" table:number-columns-repeated="2"/>
          <table:table-cell table:style-name="ce281" office:value-type="string">
            <text:p>OT</text:p>
          </table:table-cell>
          <table:table-cell table:number-columns-repeated="2" table:style-name="ce281" office:value-type="string">
            <text:p>Cerrado</text:p>
          </table:table-cell>
          <table:table-cell table:style-name="ce302" office:value-type="string">
            <text:p>Cerrado</text:p>
          </table:table-cell>
          <table:table-cell table:style-name="ce322" office:value-type="string">
            <text:p>Cerrado</text:p>
          </table:table-cell>
          <table:table-cell table:number-columns-repeated="993"/>
        </table:table-row>
        <table:table-row table:style-name="ro1" table:visibility="filter">
          <table:table-cell table:style-name="ce14" office:value-type="float" office:value="99497">
            <text:p>99497</text:p>
          </table:table-cell>
          <table:table-cell table:style-name="ce57" office:value-type="string">
            <text:p>Errores en el borrado de usuarios</text:p>
          </table:table-cell>
          <table:table-cell table:style-name="ce57" table:number-columns-repeated="4"/>
          <table:table-cell table:style-name="ce112" table:number-columns-repeated="2"/>
          <table:table-cell table:style-name="ce176" office:value-type="date" office:date-value="2014-08-19">
            <text:p>19/08/14</text:p>
          </table:table-cell>
          <table:table-cell table:style-name="ce222" office:value-type="string">
            <text:p>Cerrada</text:p>
          </table:table-cell>
          <table:table-cell table:style-name="ce263"/>
          <table:table-cell table:style-name="ce265" table:number-columns-repeated="12"/>
          <table:table-cell table:style-name="ce279"/>
          <table:table-cell table:style-name="ce281" table:number-columns-repeated="2"/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281" office:value-type="string">
            <text:p>PdU</text:p>
          </table:table-cell>
          <table:table-cell table:style-name="ce303" office:value-type="string">
            <text:p>PdU</text:p>
          </table:table-cell>
          <table:table-cell table:style-name="ce323" office:value-type="string">
            <text:p>GMV</text:p>
          </table:table-cell>
          <table:table-cell table:style-name="ce339" office:value-type="string">
            <text:p>GMV</text:p>
          </table:table-cell>
          <table:table-cell table:style-name="ce356" office:value-type="string">
            <text:p>Cerrado</text:p>
          </table:table-cell>
          <table:table-cell table:number-columns-repeated="991"/>
        </table:table-row>
        <table:table-row table:style-name="ro1" table:visibility="filter">
          <table:table-cell table:style-name="ce13" office:value-type="float" office:value="99961">
            <text:p>99961</text:p>
          </table:table-cell>
          <table:table-cell table:style-name="ce57" office:value-type="string">
            <text:p>Problemas sincronización de contactos</text:p>
          </table:table-cell>
          <table:table-cell table:style-name="ce57" table:number-columns-repeated="4"/>
          <table:table-cell table:style-name="ce112" table:number-columns-repeated="2"/>
          <table:table-cell table:style-name="ce177" office:value-type="date" office:date-value="2014-08-29">
            <text:p>29/08/14</text:p>
          </table:table-cell>
          <table:table-cell table:style-name="ce222" office:value-type="string">
            <text:p>Cerrada</text:p>
          </table:table-cell>
          <table:table-cell table:style-name="ce263"/>
          <table:table-cell table:style-name="ce265" table:number-columns-repeated="12"/>
          <table:table-cell table:style-name="ce279"/>
          <table:table-cell table:style-name="ce281" table:number-columns-repeated="4"/>
          <table:table-cell table:style-name="ce281" office:value-type="string">
            <text:p>GMV</text:p>
          </table:table-cell>
          <table:table-cell table:style-name="ce304" office:value-type="string">
            <text:p>GMV</text:p>
          </table:table-cell>
          <table:table-cell table:style-name="ce324" office:value-type="string">
            <text:p>GMV</text:p>
          </table:table-cell>
          <table:table-cell table:style-name="ce340" office:value-type="string">
            <text:p>GMV</text:p>
          </table:table-cell>
          <table:table-cell table:style-name="ce357" office:value-type="string">
            <text:p>GMV</text:p>
          </table:table-cell>
          <table:table-cell table:style-name="Default" table:number-columns-repeated="2"/>
          <table:table-cell table:number-columns-repeated="989"/>
        </table:table-row>
        <table:table-row table:style-name="ro1" table:visibility="filter">
          <table:table-cell table:style-name="ce15" office:value-type="float" office:value="100273">
            <text:p>100273</text:p>
          </table:table-cell>
          <table:table-cell table:style-name="ce57" office:value-type="string">
            <text:p>Error al crear la cita</text:p>
          </table:table-cell>
          <table:table-cell table:style-name="ce57" table:number-columns-repeated="4"/>
          <table:table-cell table:style-name="ce112" table:number-columns-repeated="2"/>
          <table:table-cell table:style-name="ce178" office:value-type="date" office:date-value="2014-09-03">
            <text:p>03/09/14</text:p>
          </table:table-cell>
          <table:table-cell table:style-name="ce223" office:value-type="string">
            <text:p>Cerrada</text:p>
          </table:table-cell>
          <table:table-cell table:style-name="ce263" office:value-type="string">
            <text:p>Baja</text:p>
          </table:table-cell>
          <table:table-cell table:style-name="ce265" table:number-columns-repeated="12"/>
          <table:table-cell table:style-name="ce279"/>
          <table:table-cell table:style-name="ce281" table:number-columns-repeated="5"/>
          <table:table-cell table:style-name="ce305" office:value-type="string">
            <text:p>OT</text:p>
          </table:table-cell>
          <table:table-cell table:style-name="ce325" office:value-type="string">
            <text:p>GMV</text:p>
          </table:table-cell>
          <table:table-cell table:style-name="ce341" office:value-type="string">
            <text:p>GMV</text:p>
          </table:table-cell>
          <table:table-cell table:style-name="ce358" office:value-type="string">
            <text:p>GMV</text:p>
          </table:table-cell>
          <table:table-cell table:style-name="Default" table:number-columns-repeated="2"/>
          <table:table-cell table:number-columns-repeated="989"/>
        </table:table-row>
        <table:table-row table:style-name="ro1" table:visibility="filter">
          <table:table-cell table:style-name="ce16" office:value-type="float" office:value="100066">
            <text:p>100066</text:p>
          </table:table-cell>
          <table:table-cell table:style-name="ce57" office:value-type="string">
            <text:p>Soporte in-situ a Ana Ceballos</text:p>
          </table:table-cell>
          <table:table-cell table:style-name="ce57" table:number-columns-repeated="4"/>
          <table:table-cell table:style-name="ce112" table:number-columns-repeated="2"/>
          <table:table-cell table:style-name="ce179" office:value-type="date" office:date-value="2014-09-01">
            <text:p>01/09/14</text:p>
          </table:table-cell>
          <table:table-cell table:style-name="ce224" office:value-type="string">
            <text:p>Cerrada</text:p>
          </table:table-cell>
          <table:table-cell table:style-name="ce263"/>
          <table:table-cell table:style-name="ce265" table:number-columns-repeated="12"/>
          <table:table-cell table:style-name="ce279"/>
          <table:table-cell table:style-name="ce281" table:number-columns-repeated="5"/>
          <table:table-cell table:style-name="ce306" office:value-type="string">
            <text:p>OT</text:p>
          </table:table-cell>
          <table:table-cell table:style-name="ce326" office:value-type="string">
            <text:p>GMV</text:p>
          </table:table-cell>
          <table:table-cell table:style-name="ce342" office:value-type="string">
            <text:p>GMV</text:p>
          </table:table-cell>
          <table:table-cell table:style-name="ce359" office:value-type="string">
            <text:p>GMV</text:p>
          </table:table-cell>
          <table:table-cell table:style-name="Default" table:number-columns-repeated="2"/>
          <table:table-cell table:number-columns-repeated="989"/>
        </table:table-row>
        <table:table-row table:style-name="ro1" table:visibility="filter">
          <table:table-cell table:style-name="ce17" office:value-type="float" office:value="100433">
            <text:p>100433</text:p>
          </table:table-cell>
          <table:table-cell table:style-name="ce65" office:value-type="string">
            <text:p>Incidencia en la sincronización de contactos AGATA con Outlook</text:p>
          </table:table-cell>
          <table:table-cell table:style-name="ce65" table:number-columns-repeated="4"/>
          <table:table-cell table:style-name="ce113" table:number-columns-repeated="2"/>
          <table:table-cell table:style-name="ce180" office:value-type="date" office:date-value="2014-09-05">
            <text:p>05/09/14</text:p>
          </table:table-cell>
          <table:table-cell table:style-name="ce217" office:value-type="string">
            <text:p>Cerrada</text:p>
          </table:table-cell>
          <table:table-cell table:style-name="ce263" office:value-type="string">
            <text:p>Baja</text:p>
          </table:table-cell>
          <table:table-cell table:style-name="ce265" table:number-columns-repeated="12"/>
          <table:table-cell table:style-name="ce279"/>
          <table:table-cell table:style-name="ce281" table:number-columns-repeated="5"/>
          <table:table-cell/>
          <table:table-cell table:style-name="ce327" office:value-type="string">
            <text:p>PdU</text:p>
          </table:table-cell>
          <table:table-cell table:style-name="ce343" office:value-type="string">
            <text:p>PdU</text:p>
          </table:table-cell>
          <table:table-cell table:style-name="ce360" office:value-type="string">
            <text:p>GMV</text:p>
          </table:table-cell>
          <table:table-cell table:style-name="ce374" office:value-type="string">
            <text:p>PdU</text:p>
          </table:table-cell>
          <table:table-cell table:style-name="ce389" office:value-type="string">
            <text:p>PdU</text:p>
          </table:table-cell>
          <table:table-cell table:style-name="ce403" office:value-type="string">
            <text:p>PdU</text:p>
          </table:table-cell>
          <table:table-cell table:style-name="ce422" office:value-type="string">
            <text:p>PdU</text:p>
          </table:table-cell>
          <table:table-cell table:style-name="ce441" office:value-type="string">
            <text:p>PdU</text:p>
          </table:table-cell>
          <table:table-cell table:style-name="ce462" office:value-type="string">
            <text:p>PdU</text:p>
          </table:table-cell>
          <table:table-cell table:style-name="ce488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11" office:value-type="string">
            <text:p>PdU</text:p>
          </table:table-cell>
          <table:table-cell table:style-name="ce547" office:value-type="string">
            <text:p>PdU</text:p>
          </table:table-cell>
          <table:table-cell table:style-name="ce583" office:value-type="string">
            <text:p>PdU</text:p>
          </table:table-cell>
          <table:table-cell table:style-name="ce619" office:value-type="string">
            <text:p>PdU</text:p>
          </table:table-cell>
          <table:table-cell table:style-name="ce666" office:value-type="string">
            <text:p>PdU</text:p>
          </table:table-cell>
          <table:table-cell table:style-name="ce713" office:value-type="string">
            <text:p>GMV</text:p>
          </table:table-cell>
          <table:table-cell table:style-name="ce760" office:value-type="string">
            <text:p>GMV</text:p>
          </table:table-cell>
          <table:table-cell table:style-name="ce807" office:value-type="string">
            <text:p>GMV</text:p>
          </table:table-cell>
          <table:table-cell table:style-name="ce854" office:value-type="string">
            <text:p>GMV</text:p>
          </table:table-cell>
          <table:table-cell table:style-name="ce902" office:value-type="string">
            <text:p>PdU</text:p>
          </table:table-cell>
          <table:table-cell table:style-name="ce902" office:value-type="string">
            <text:p>PdU</text:p>
          </table:table-cell>
          <table:table-cell table:style-name="ce902" office:value-type="string">
            <text:p>PdU</text:p>
          </table:table-cell>
          <table:table-cell table:style-name="ce902" office:value-type="string">
            <text:p>PdU</text:p>
          </table:table-cell>
          <table:table-cell table:style-name="ce902" office:value-type="string">
            <text:p>PdU</text:p>
          </table:table-cell>
          <table:table-cell table:number-columns-repeated="5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18" office:value-type="float" office:value="100727">
            <text:p>100727</text:p>
          </table:table-cell>
          <table:table-cell table:style-name="ce66" office:value-type="string">
            <text:p>Incidencia Ana Ceballos – CEIS-CHAP. Solicitud de Servicio 1-85123237.</text:p>
          </table:table-cell>
          <table:table-cell table:style-name="ce66" table:number-columns-repeated="4"/>
          <table:table-cell table:style-name="ce114" table:number-columns-repeated="2"/>
          <table:table-cell table:style-name="ce181" office:value-type="date" office:date-value="2014-09-11">
            <text:p>11/09/14</text:p>
          </table:table-cell>
          <table:table-cell table:style-name="ce225" office:value-type="string">
            <text:p>Cerrada</text:p>
          </table:table-cell>
          <table:table-cell table:style-name="ce263" office:value-type="string">
            <text:p>Crítica</text:p>
          </table:table-cell>
          <table:table-cell table:style-name="ce265" table:number-columns-repeated="12"/>
          <table:table-cell table:style-name="ce279"/>
          <table:table-cell table:style-name="ce281" table:number-columns-repeated="5"/>
          <table:table-cell table:number-columns-repeated="2"/>
          <table:table-cell table:style-name="ce344" office:value-type="string">
            <text:p>GMV</text:p>
          </table:table-cell>
          <table:table-cell table:style-name="ce361" office:value-type="string">
            <text:p>PdU</text:p>
          </table:table-cell>
          <table:table-cell table:style-name="ce375" office:value-type="string">
            <text:p>PdU</text:p>
          </table:table-cell>
          <table:table-cell table:style-name="ce390" office:value-type="string">
            <text:p>PdU</text:p>
          </table:table-cell>
          <table:table-cell table:style-name="ce404" office:value-type="string">
            <text:p>PdU</text:p>
          </table:table-cell>
          <table:table-cell table:style-name="ce423" office:value-type="string">
            <text:p>GMV</text:p>
          </table:table-cell>
          <table:table-cell table:style-name="ce442" office:value-type="string">
            <text:p>Cerrado</text:p>
          </table:table-cell>
          <table:table-cell table:style-name="ce463" office:value-type="string">
            <text:p>Cerrado</text:p>
          </table:table-cell>
          <table:table-cell table:number-columns-repeated="985"/>
        </table:table-row>
        <table:table-row table:style-name="ro1" table:visibility="filter">
          <table:table-cell table:style-name="ce19" office:value-type="float" office:value="101135">
            <text:p>101135</text:p>
          </table:table-cell>
          <table:table-cell table:style-name="ce66" office:value-type="string">
            <text:p>Problema Agata en Thunderbird</text:p>
          </table:table-cell>
          <table:table-cell table:style-name="ce66" table:number-columns-repeated="4"/>
          <table:table-cell table:style-name="ce114" table:number-columns-repeated="2"/>
          <table:table-cell table:style-name="ce182"/>
          <table:table-cell table:style-name="ce226" office:value-type="string">
            <text:p>Cerrada</text:p>
          </table:table-cell>
          <table:table-cell table:style-name="ce57"/>
          <table:table-cell table:style-name="ce265" table:number-columns-repeated="12"/>
          <table:table-cell table:style-name="ce279"/>
          <table:table-cell table:style-name="ce281" table:number-columns-repeated="5"/>
          <table:table-cell table:number-columns-repeated="4"/>
          <table:table-cell table:style-name="ce376" office:value-type="string">
            <text:p>PdU</text:p>
          </table:table-cell>
          <table:table-cell table:style-name="ce391" office:value-type="string">
            <text:p>PdU</text:p>
          </table:table-cell>
          <table:table-cell table:style-name="ce405" office:value-type="string">
            <text:p>PdU</text:p>
          </table:table-cell>
          <table:table-cell table:style-name="ce424" office:value-type="string">
            <text:p>OT</text:p>
          </table:table-cell>
          <table:table-cell table:style-name="ce443" office:value-type="string">
            <text:p>PdU</text:p>
          </table:table-cell>
          <table:table-cell table:style-name="ce464" office:value-type="string">
            <text:p>Cerrado</text:p>
          </table:table-cell>
          <table:table-cell table:number-columns-repeated="985"/>
        </table:table-row>
        <table:table-row table:style-name="ro1" table:visibility="filter">
          <table:table-cell table:style-name="ce20" office:value-type="float" office:value="101372">
            <text:p>101372</text:p>
          </table:table-cell>
          <table:table-cell table:style-name="ce66" office:value-type="string">
            <text:p>Incidencias en Sincronización de AGATAv2 con clientes pesados</text:p>
          </table:table-cell>
          <table:table-cell table:style-name="ce66" table:number-columns-repeated="4"/>
          <table:table-cell table:style-name="ce114" table:number-columns-repeated="2"/>
          <table:table-cell table:style-name="ce183"/>
          <table:table-cell table:style-name="ce227" office:value-type="string">
            <text:p>Cerrada</text:p>
          </table:table-cell>
          <table:table-cell table:style-name="ce57"/>
          <table:table-cell table:style-name="ce265" table:number-columns-repeated="12"/>
          <table:table-cell table:style-name="ce279"/>
          <table:table-cell table:style-name="ce281" table:number-columns-repeated="5"/>
          <table:table-cell table:number-columns-repeated="5"/>
          <table:table-cell table:style-name="ce392" office:value-type="string">
            <text:p>OT</text:p>
          </table:table-cell>
          <table:table-cell table:style-name="ce406" office:value-type="string">
            <text:p>Cerrado</text:p>
          </table:table-cell>
          <table:table-cell table:style-name="ce425" office:value-type="string">
            <text:p>OT</text:p>
          </table:table-cell>
          <table:table-cell table:style-name="ce444" office:value-type="string">
            <text:p>PdU</text:p>
          </table:table-cell>
          <table:table-cell table:style-name="ce465" office:value-type="string">
            <text:p>Cerrado</text:p>
          </table:table-cell>
          <table:table-cell table:number-columns-repeated="985"/>
        </table:table-row>
        <table:table-row table:style-name="ro1" table:visibility="filter">
          <table:table-cell table:style-name="ce21" office:value-type="float" office:value="101471">
            <text:p>101471</text:p>
          </table:table-cell>
          <table:table-cell table:style-name="ce67" office:value-type="string">
            <text:p>La usuario concepcion.torres.sspa tiene problemas</text:p>
          </table:table-cell>
          <table:table-cell table:style-name="ce67" table:number-columns-repeated="4"/>
          <table:table-cell table:style-name="ce115" table:number-columns-repeated="2"/>
          <table:table-cell table:style-name="ce184" office:value-type="date" office:date-value="2014-09-22">
            <text:p>22/09/14</text:p>
          </table:table-cell>
          <table:table-cell table:style-name="ce217" office:value-type="string">
            <text:p>Cerrada</text:p>
          </table:table-cell>
          <table:table-cell table:style-name="ce57"/>
          <table:table-cell table:style-name="ce265" table:number-columns-repeated="12"/>
          <table:table-cell table:style-name="ce279"/>
          <table:table-cell table:style-name="ce281" table:number-columns-repeated="5"/>
          <table:table-cell table:number-columns-repeated="6"/>
          <table:table-cell table:style-name="ce407" office:value-type="string">
            <text:p>PdU</text:p>
          </table:table-cell>
          <table:table-cell table:style-name="ce426" office:value-type="string">
            <text:p>PdU</text:p>
          </table:table-cell>
          <table:table-cell table:style-name="ce445" office:value-type="string">
            <text:p>PdU</text:p>
          </table:table-cell>
          <table:table-cell table:style-name="ce466" office:value-type="string">
            <text:p>PdU</text:p>
          </table:table-cell>
          <table:table-cell table:style-name="ce489" office:value-type="string">
            <text:p>PdU</text:p>
          </table:table-cell>
          <table:table-cell table:style-name="ce480" office:value-type="string">
            <text:p>GMV</text:p>
          </table:table-cell>
          <table:table-cell table:style-name="ce512" office:value-type="string">
            <text:p>PdU</text:p>
          </table:table-cell>
          <table:table-cell table:style-name="ce548" office:value-type="string">
            <text:p>PdU</text:p>
          </table:table-cell>
          <table:table-cell table:style-name="ce584" office:value-type="string">
            <text:p>PdU</text:p>
          </table:table-cell>
          <table:table-cell table:style-name="ce620" office:value-type="string">
            <text:p>PdU</text:p>
          </table:table-cell>
          <table:table-cell table:style-name="ce667" office:value-type="string">
            <text:p>PdU</text:p>
          </table:table-cell>
          <table:table-cell table:style-name="ce714" office:value-type="string">
            <text:p>PdU</text:p>
          </table:table-cell>
          <table:table-cell table:style-name="ce761" office:value-type="string">
            <text:p>PdU</text:p>
          </table:table-cell>
          <table:table-cell table:style-name="ce808" office:value-type="string">
            <text:p>PdU</text:p>
          </table:table-cell>
          <table:table-cell table:style-name="ce855" office:value-type="string">
            <text:p>PdU</text:p>
          </table:table-cell>
          <table:table-cell table:style-name="ce903" office:value-type="string">
            <text:p>PdU</text:p>
          </table:table-cell>
          <table:table-cell table:style-name="ce903" office:value-type="string">
            <text:p>PdU</text:p>
          </table:table-cell>
          <table:table-cell table:style-name="ce903" office:value-type="string">
            <text:p>PdU</text:p>
          </table:table-cell>
          <table:table-cell table:style-name="ce903" office:value-type="string">
            <text:p>PdU</text:p>
          </table:table-cell>
          <table:table-cell table:style-name="ce903" office:value-type="string">
            <text:p>PdU</text:p>
          </table:table-cell>
          <table:table-cell table:style-name="ce903" office:value-type="string">
            <text:p>PdU</text:p>
          </table:table-cell>
          <table:table-cell table:style-name="ce903" office:value-type="string">
            <text:p>PdU</text:p>
          </table:table-cell>
          <table:table-cell table:number-columns-repeated="3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2" office:value-type="float" office:value="101504">
            <text:p>101504</text:p>
          </table:table-cell>
          <table:table-cell table:style-name="ce68" office:value-type="string">
            <text:p>El DGI (CJI) no conecta su agenda</text:p>
          </table:table-cell>
          <table:table-cell table:style-name="ce68" table:number-columns-repeated="4"/>
          <table:table-cell table:style-name="ce116" table:number-columns-repeated="2"/>
          <table:table-cell table:style-name="ce184" office:value-type="date" office:date-value="2014-09-23">
            <text:p>23/09/14</text:p>
          </table:table-cell>
          <table:table-cell table:style-name="ce217" office:value-type="string">
            <text:p>Cerrada</text:p>
          </table:table-cell>
          <table:table-cell table:style-name="ce57"/>
          <table:table-cell table:style-name="ce265" table:number-columns-repeated="12"/>
          <table:table-cell table:style-name="ce279"/>
          <table:table-cell table:style-name="ce281" table:number-columns-repeated="5"/>
          <table:table-cell table:number-columns-repeated="6"/>
          <table:table-cell table:style-name="ce408" office:value-type="string">
            <text:p>PdU</text:p>
          </table:table-cell>
          <table:table-cell table:style-name="ce427" office:value-type="string">
            <text:p>GMV</text:p>
          </table:table-cell>
          <table:table-cell table:style-name="ce446" office:value-type="string">
            <text:p>PdU</text:p>
          </table:table-cell>
          <table:table-cell table:style-name="ce467" office:value-type="string">
            <text:p>PdU</text:p>
          </table:table-cell>
          <table:table-cell table:style-name="ce490" office:value-type="string">
            <text:p>PdU</text:p>
          </table:table-cell>
          <table:table-cell table:style-name="ce480" office:value-type="string">
            <text:p>GMV</text:p>
          </table:table-cell>
          <table:table-cell table:style-name="ce513" office:value-type="string">
            <text:p>GMV</text:p>
          </table:table-cell>
          <table:table-cell table:style-name="ce549" office:value-type="string">
            <text:p>GMV</text:p>
          </table:table-cell>
          <table:table-cell table:style-name="ce585" office:value-type="string">
            <text:p>GMV</text:p>
          </table:table-cell>
          <table:table-cell table:style-name="ce621" office:value-type="string">
            <text:p>GMV</text:p>
          </table:table-cell>
          <table:table-cell table:style-name="ce668" office:value-type="string">
            <text:p>GMV</text:p>
          </table:table-cell>
          <table:table-cell table:style-name="ce715" office:value-type="string">
            <text:p>GMV</text:p>
          </table:table-cell>
          <table:table-cell table:style-name="ce762" office:value-type="string">
            <text:p>GMV</text:p>
          </table:table-cell>
          <table:table-cell table:style-name="ce809" office:value-type="string">
            <text:p>GMV</text:p>
          </table:table-cell>
          <table:table-cell table:style-name="ce856" office:value-type="string">
            <text:p>GMV</text:p>
          </table:table-cell>
          <table:table-cell table:number-columns-repeated="5" table:style-name="ce904" office:value-type="string">
            <text:p>GMV</text:p>
          </table:table-cell>
          <table:table-cell table:number-columns-repeated="5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3" office:value-type="float" office:value="101531">
            <text:p>101531</text:p>
          </table:table-cell>
          <table:table-cell table:style-name="ce66" office:value-type="string">
            <text:p>Error sincronizacion calendario AGATA</text:p>
          </table:table-cell>
          <table:table-cell table:style-name="ce66" table:number-columns-repeated="4"/>
          <table:table-cell table:style-name="ce114" table:number-columns-repeated="2"/>
          <table:table-cell table:style-name="ce185"/>
          <table:table-cell table:style-name="ce229" office:value-type="string">
            <text:p>Cerrada</text:p>
          </table:table-cell>
          <table:table-cell table:style-name="ce57"/>
          <table:table-cell table:style-name="ce265" table:number-columns-repeated="8"/>
          <table:table-cell/>
          <table:table-cell table:style-name="ce265" table:number-columns-repeated="3"/>
          <table:table-cell table:style-name="ce279"/>
          <table:table-cell table:style-name="ce281" table:number-columns-repeated="2"/>
          <table:table-cell table:number-columns-repeated="9"/>
          <table:table-cell table:style-name="ce409" office:value-type="string">
            <text:p>PdU</text:p>
          </table:table-cell>
          <table:table-cell table:style-name="ce428" office:value-type="string">
            <text:p>GMV</text:p>
          </table:table-cell>
          <table:table-cell table:style-name="ce447" office:value-type="string">
            <text:p>PdU</text:p>
          </table:table-cell>
          <table:table-cell table:style-name="ce468" office:value-type="string">
            <text:p>Cerrado</text:p>
          </table:table-cell>
          <table:table-cell table:number-columns-repeated="985"/>
        </table:table-row>
        <table:table-row table:style-name="ro1" table:visibility="filter">
          <table:table-cell table:style-name="ce24" office:value-type="float" office:value="101570">
            <text:p>101570</text:p>
          </table:table-cell>
          <table:table-cell table:style-name="ce69" office:value-type="string">
            <text:p>Problema agata 2.9.0</text:p>
          </table:table-cell>
          <table:table-cell table:style-name="ce69" table:number-columns-repeated="4"/>
          <table:table-cell table:style-name="ce117" table:number-columns-repeated="2"/>
          <table:table-cell table:style-name="ce184" office:value-type="date" office:date-value="2014-09-23">
            <text:p>23/09/14</text:p>
          </table:table-cell>
          <table:table-cell table:style-name="ce230" office:value-type="string">
            <text:p>Cerrada</text:p>
          </table:table-cell>
          <table:table-cell table:style-name="ce57"/>
          <table:table-cell table:style-name="ce265" table:number-columns-repeated="8"/>
          <table:table-cell/>
          <table:table-cell table:style-name="ce265" table:number-columns-repeated="3"/>
          <table:table-cell table:style-name="ce279"/>
          <table:table-cell table:style-name="ce281" table:number-columns-repeated="2"/>
          <table:table-cell table:number-columns-repeated="9"/>
          <table:table-cell table:style-name="ce410" office:value-type="string">
            <text:p>PdU</text:p>
          </table:table-cell>
          <table:table-cell table:style-name="ce429" office:value-type="string">
            <text:p>PdU</text:p>
          </table:table-cell>
          <table:table-cell table:style-name="ce448" office:value-type="string">
            <text:p>PdU</text:p>
          </table:table-cell>
          <table:table-cell table:style-name="ce469" office:value-type="string">
            <text:p>PdU</text:p>
          </table:table-cell>
          <table:table-cell table:style-name="ce491" office:value-type="string">
            <text:p>GMV</text:p>
          </table:table-cell>
          <table:table-cell table:style-name="ce480" office:value-type="string">
            <text:p>PdU</text:p>
          </table:table-cell>
          <table:table-cell table:style-name="ce514" office:value-type="string">
            <text:p>PdU</text:p>
          </table:table-cell>
          <table:table-cell table:style-name="ce550" office:value-type="string">
            <text:p>Cerrado</text:p>
          </table:table-cell>
          <table:table-cell table:style-name="ce586" office:value-type="string">
            <text:p>Cerrado</text:p>
          </table:table-cell>
          <table:table-cell table:style-name="ce622" office:value-type="string">
            <text:p>Cerrado</text:p>
          </table:table-cell>
          <table:table-cell table:style-name="ce669" office:value-type="string">
            <text:p>Cerrado</text:p>
          </table:table-cell>
          <table:table-cell table:style-name="ce716" office:value-type="string">
            <text:p>Cerrado</text:p>
          </table:table-cell>
          <table:table-cell table:style-name="ce763" office:value-type="string">
            <text:p>Cerrado</text:p>
          </table:table-cell>
          <table:table-cell table:style-name="ce810" office:value-type="string">
            <text:p>Cerrado</text:p>
          </table:table-cell>
          <table:table-cell table:style-name="ce857" office:value-type="string">
            <text:p>Cerrado</text:p>
          </table:table-cell>
          <table:table-cell table:number-columns-repeated="2" table:style-name="ce905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5" office:value-type="float" office:value="101686">
            <text:p>101686</text:p>
          </table:table-cell>
          <table:table-cell table:style-name="ce70" office:value-type="string">
            <text:p>Fallo al importar copia de seguridad de Fernando Cardenas</text:p>
          </table:table-cell>
          <table:table-cell table:style-name="ce70" table:number-columns-repeated="4"/>
          <table:table-cell table:style-name="ce118" table:number-columns-repeated="2"/>
          <table:table-cell table:style-name="ce184" office:value-type="date" office:date-value="2014-09-24">
            <text:p>24/09/14</text:p>
          </table:table-cell>
          <table:table-cell table:style-name="ce231" office:value-type="string">
            <text:p>Cerrada</text:p>
          </table:table-cell>
          <table:table-cell table:number-columns-repeated="10"/>
          <table:table-cell table:style-name="ce265" table:number-columns-repeated="3"/>
          <table:table-cell table:style-name="ce279"/>
          <table:table-cell table:style-name="ce281" table:number-columns-repeated="2"/>
          <table:table-cell table:number-columns-repeated="9"/>
          <table:table-cell table:style-name="ce411" office:value-type="string">
            <text:p>GMV</text:p>
          </table:table-cell>
          <table:table-cell table:style-name="ce430" office:value-type="string">
            <text:p>PdU</text:p>
          </table:table-cell>
          <table:table-cell table:style-name="ce449" office:value-type="string">
            <text:p>PdU</text:p>
          </table:table-cell>
          <table:table-cell table:style-name="ce470" office:value-type="string">
            <text:p>PdU</text:p>
          </table:table-cell>
          <table:table-cell table:style-name="ce492" office:value-type="string">
            <text:p>PdU</text:p>
          </table:table-cell>
          <table:table-cell table:style-name="ce480" office:value-type="string">
            <text:p>Cerrado</text:p>
          </table:table-cell>
          <table:table-cell table:style-name="ce515" office:value-type="string">
            <text:p>Cerrado</text:p>
          </table:table-cell>
          <table:table-cell table:style-name="ce551" office:value-type="string">
            <text:p>Cerrado</text:p>
          </table:table-cell>
          <table:table-cell table:style-name="ce587" office:value-type="string">
            <text:p>Cerrado</text:p>
          </table:table-cell>
          <table:table-cell table:style-name="ce623" office:value-type="string">
            <text:p>Cerrado</text:p>
          </table:table-cell>
          <table:table-cell table:style-name="ce670" office:value-type="string">
            <text:p>Cerrado</text:p>
          </table:table-cell>
          <table:table-cell table:style-name="ce717" office:value-type="string">
            <text:p>Cerrado</text:p>
          </table:table-cell>
          <table:table-cell table:style-name="ce764" office:value-type="string">
            <text:p>Cerrado</text:p>
          </table:table-cell>
          <table:table-cell table:style-name="ce811" office:value-type="string">
            <text:p>Cerrado</text:p>
          </table:table-cell>
          <table:table-cell table:style-name="ce858" office:value-type="string">
            <text:p>Cerrado</text:p>
          </table:table-cell>
          <table:table-cell table:number-columns-repeated="2" table:style-name="ce906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6" office:value-type="float" office:value="101895">
            <text:p>101895</text:p>
          </table:table-cell>
          <table:table-cell table:style-name="ce71" office:value-type="string">
            <text:p>Problema de sincronización entre Thunderbird y AGATA en SSPA</text:p>
          </table:table-cell>
          <table:table-cell table:style-name="ce71" table:number-columns-repeated="4"/>
          <table:table-cell table:style-name="ce119" table:number-columns-repeated="2"/>
          <table:table-cell table:style-name="ce184" office:value-type="date" office:date-value="2014-09-26">
            <text:p>26/09/14</text:p>
          </table:table-cell>
          <table:table-cell table:style-name="ce232" office:value-type="string">
            <text:p>Cerrada</text:p>
          </table:table-cell>
          <table:table-cell table:number-columns-repeated="26"/>
          <table:table-cell table:style-name="ce431" office:value-type="string">
            <text:p>OT</text:p>
          </table:table-cell>
          <table:table-cell table:style-name="ce450" office:value-type="string">
            <text:p>PdU</text:p>
          </table:table-cell>
          <table:table-cell table:style-name="ce471" office:value-type="string">
            <text:p>PdU</text:p>
          </table:table-cell>
          <table:table-cell table:style-name="ce493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16" office:value-type="string">
            <text:p>PdU</text:p>
          </table:table-cell>
          <table:table-cell table:style-name="ce552" office:value-type="string">
            <text:p>PdU</text:p>
          </table:table-cell>
          <table:table-cell table:style-name="ce588" office:value-type="string">
            <text:p>PdU</text:p>
          </table:table-cell>
          <table:table-cell table:style-name="ce624" office:value-type="string">
            <text:p>Cerrado</text:p>
          </table:table-cell>
          <table:table-cell table:style-name="ce671" office:value-type="string">
            <text:p>Cerrado</text:p>
          </table:table-cell>
          <table:table-cell table:style-name="ce718" office:value-type="string">
            <text:p>Cerrado</text:p>
          </table:table-cell>
          <table:table-cell table:style-name="ce765" office:value-type="string">
            <text:p>Cerrado</text:p>
          </table:table-cell>
          <table:table-cell table:style-name="ce812" office:value-type="string">
            <text:p>Cerrado</text:p>
          </table:table-cell>
          <table:table-cell table:style-name="ce859" office:value-type="string">
            <text:p>Cerrado</text:p>
          </table:table-cell>
          <table:table-cell table:number-columns-repeated="2" table:style-name="ce907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7" office:value-type="float" office:value="101983">
            <text:p>101983</text:p>
          </table:table-cell>
          <table:table-cell table:style-name="ce72" office:value-type="string">
            <text:p>Mas problemas de sincronización en SSPA</text:p>
          </table:table-cell>
          <table:table-cell table:style-name="ce72" table:number-columns-repeated="4"/>
          <table:table-cell table:style-name="ce120" table:number-columns-repeated="2"/>
          <table:table-cell table:style-name="ce184" office:value-type="date" office:date-value="2014-09-29">
            <text:p>29/09/14</text:p>
          </table:table-cell>
          <table:table-cell table:style-name="ce233" office:value-type="string">
            <text:p>Cerrada</text:p>
          </table:table-cell>
          <table:table-cell table:number-columns-repeated="27"/>
          <table:table-cell table:style-name="ce451" office:value-type="string">
            <text:p>PdU</text:p>
          </table:table-cell>
          <table:table-cell table:style-name="ce472" office:value-type="string">
            <text:p>PdU</text:p>
          </table:table-cell>
          <table:table-cell table:style-name="ce494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17" office:value-type="string">
            <text:p>PdU</text:p>
          </table:table-cell>
          <table:table-cell table:style-name="ce553" office:value-type="string">
            <text:p>PdU</text:p>
          </table:table-cell>
          <table:table-cell table:style-name="ce589" office:value-type="string">
            <text:p>PdU</text:p>
          </table:table-cell>
          <table:table-cell table:style-name="ce625" office:value-type="string">
            <text:p>Cerrado</text:p>
          </table:table-cell>
          <table:table-cell table:style-name="ce672" office:value-type="string">
            <text:p>Cerrado</text:p>
          </table:table-cell>
          <table:table-cell table:style-name="ce719" office:value-type="string">
            <text:p>Cerrado</text:p>
          </table:table-cell>
          <table:table-cell table:style-name="ce766" office:value-type="string">
            <text:p>Cerrado</text:p>
          </table:table-cell>
          <table:table-cell table:style-name="ce813" office:value-type="string">
            <text:p>Cerrado</text:p>
          </table:table-cell>
          <table:table-cell table:style-name="ce860" office:value-type="string">
            <text:p>Cerrado</text:p>
          </table:table-cell>
          <table:table-cell table:number-columns-repeated="2" table:style-name="ce912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8" office:value-type="float" office:value="101999">
            <text:p>101999</text:p>
          </table:table-cell>
          <table:table-cell table:style-name="ce73" office:value-type="string">
            <text:p>Otro problema de sincronización entre Thunderbird y AGATA en SSPA</text:p>
          </table:table-cell>
          <table:table-cell table:style-name="ce73" table:number-columns-repeated="4"/>
          <table:table-cell table:style-name="ce121" table:number-columns-repeated="2"/>
          <table:table-cell table:style-name="ce184" office:value-type="date" office:date-value="2014-09-29">
            <text:p>29/09/14</text:p>
          </table:table-cell>
          <table:table-cell table:style-name="ce234" office:value-type="string">
            <text:p>Cerrada</text:p>
          </table:table-cell>
          <table:table-cell table:number-columns-repeated="27"/>
          <table:table-cell table:style-name="ce452" office:value-type="string">
            <text:p>PdU</text:p>
          </table:table-cell>
          <table:table-cell table:style-name="ce473" office:value-type="string">
            <text:p>PdU</text:p>
          </table:table-cell>
          <table:table-cell table:style-name="ce495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18" office:value-type="string">
            <text:p>PdU</text:p>
          </table:table-cell>
          <table:table-cell table:style-name="ce554" office:value-type="string">
            <text:p>PdU</text:p>
          </table:table-cell>
          <table:table-cell table:style-name="ce590" office:value-type="string">
            <text:p>PdU</text:p>
          </table:table-cell>
          <table:table-cell table:style-name="ce626" office:value-type="string">
            <text:p>Cerrado</text:p>
          </table:table-cell>
          <table:table-cell table:style-name="ce673" office:value-type="string">
            <text:p>Cerrado</text:p>
          </table:table-cell>
          <table:table-cell table:style-name="ce720" office:value-type="string">
            <text:p>Cerrado</text:p>
          </table:table-cell>
          <table:table-cell table:style-name="ce767" office:value-type="string">
            <text:p>Cerrado</text:p>
          </table:table-cell>
          <table:table-cell table:style-name="ce814" office:value-type="string">
            <text:p>Cerrado</text:p>
          </table:table-cell>
          <table:table-cell table:style-name="ce861" office:value-type="string">
            <text:p>Cerrado</text:p>
          </table:table-cell>
          <table:table-cell table:number-columns-repeated="2" table:style-name="ce913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29" office:value-type="float" office:value="102594">
            <text:p>102594</text:p>
          </table:table-cell>
          <table:table-cell table:style-name="ce74" office:value-type="string">
            <text:p>Problemas con citas por cambio de hora</text:p>
          </table:table-cell>
          <table:table-cell table:style-name="ce74" table:number-columns-repeated="4"/>
          <table:table-cell table:style-name="ce122" table:number-columns-repeated="2"/>
          <table:table-cell table:style-name="ce186" office:value-type="date" office:date-value="2014-10-06">
            <text:p>06/10/14</text:p>
          </table:table-cell>
          <table:table-cell table:style-name="ce235" office:value-type="string">
            <text:p>Cerrada</text:p>
          </table:table-cell>
          <table:table-cell table:number-columns-repeated="28"/>
          <table:table-cell table:style-name="ce474" office:value-type="string">
            <text:p>CAU</text:p>
          </table:table-cell>
          <table:table-cell table:style-name="ce496" office:value-type="string">
            <text:p>CAU</text:p>
          </table:table-cell>
          <table:table-cell table:style-name="ce480" office:value-type="string">
            <text:p>TdS</text:p>
          </table:table-cell>
          <table:table-cell table:style-name="ce519" office:value-type="string">
            <text:p>CAU</text:p>
          </table:table-cell>
          <table:table-cell table:style-name="ce555" office:value-type="string">
            <text:p>GMV</text:p>
          </table:table-cell>
          <table:table-cell table:style-name="ce591" office:value-type="string">
            <text:p>PdU</text:p>
          </table:table-cell>
          <table:table-cell table:style-name="ce627" office:value-type="string">
            <text:p>PdU</text:p>
          </table:table-cell>
          <table:table-cell table:style-name="ce674" office:value-type="string">
            <text:p>PdU</text:p>
          </table:table-cell>
          <table:table-cell table:style-name="ce721" office:value-type="string">
            <text:p>Cerrado</text:p>
          </table:table-cell>
          <table:table-cell table:style-name="ce768" office:value-type="string">
            <text:p>Cerrado</text:p>
          </table:table-cell>
          <table:table-cell table:style-name="ce815" office:value-type="string">
            <text:p>Cerrado</text:p>
          </table:table-cell>
          <table:table-cell table:style-name="ce862" office:value-type="string">
            <text:p>Cerrado</text:p>
          </table:table-cell>
          <table:table-cell table:number-columns-repeated="2" table:style-name="ce91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30" office:value-type="float" office:value="102595">
            <text:p>102595</text:p>
          </table:table-cell>
          <table:table-cell table:style-name="ce75" office:value-type="string">
            <text:p>Se quita un minuto a las citas</text:p>
          </table:table-cell>
          <table:table-cell table:style-name="ce75" table:number-columns-repeated="4"/>
          <table:table-cell table:style-name="ce123" table:number-columns-repeated="2"/>
          <table:table-cell table:style-name="ce186" office:value-type="date" office:date-value="2014-10-06">
            <text:p>06/10/14</text:p>
          </table:table-cell>
          <table:table-cell table:style-name="ce236" office:value-type="string">
            <text:p>Cerrada</text:p>
          </table:table-cell>
          <table:table-cell table:number-columns-repeated="28"/>
          <table:table-cell table:style-name="ce475" office:value-type="string">
            <text:p>CAU</text:p>
          </table:table-cell>
          <table:table-cell table:style-name="ce497" office:value-type="string">
            <text:p>CAU</text:p>
          </table:table-cell>
          <table:table-cell table:style-name="ce480" office:value-type="string">
            <text:p>TdS</text:p>
          </table:table-cell>
          <table:table-cell table:style-name="ce520" office:value-type="string">
            <text:p>CAU</text:p>
          </table:table-cell>
          <table:table-cell table:style-name="ce556" office:value-type="string">
            <text:p>GMV</text:p>
          </table:table-cell>
          <table:table-cell table:style-name="ce592" office:value-type="string">
            <text:p>PdU</text:p>
          </table:table-cell>
          <table:table-cell table:style-name="ce628" office:value-type="string">
            <text:p>PdU</text:p>
          </table:table-cell>
          <table:table-cell table:style-name="ce675" office:value-type="string">
            <text:p>PdU</text:p>
          </table:table-cell>
          <table:table-cell table:style-name="ce722" office:value-type="string">
            <text:p>Cerrado</text:p>
          </table:table-cell>
          <table:table-cell table:style-name="ce769" office:value-type="string">
            <text:p>Cerrado</text:p>
          </table:table-cell>
          <table:table-cell table:style-name="ce816" office:value-type="string">
            <text:p>Cerrado</text:p>
          </table:table-cell>
          <table:table-cell table:style-name="ce863" office:value-type="string">
            <text:p>Cerrado</text:p>
          </table:table-cell>
          <table:table-cell table:number-columns-repeated="2" table:style-name="ce915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31" office:value-type="float" office:value="102610">
            <text:p>102610</text:p>
          </table:table-cell>
          <table:table-cell table:style-name="ce76" office:value-type="string">
            <text:p>GENERIC ERROR al configurar un Android en SSPA</text:p>
          </table:table-cell>
          <table:table-cell table:style-name="ce76" table:number-columns-repeated="4"/>
          <table:table-cell table:style-name="ce124" table:number-columns-repeated="2"/>
          <table:table-cell table:style-name="ce186" office:value-type="date" office:date-value="2014-10-06">
            <text:p>06/10/14</text:p>
          </table:table-cell>
          <table:table-cell table:style-name="ce237" office:value-type="string">
            <text:p>Cerrada</text:p>
          </table:table-cell>
          <table:table-cell table:number-columns-repeated="28"/>
          <table:table-cell table:style-name="ce476" office:value-type="string">
            <text:p>PdU</text:p>
          </table:table-cell>
          <table:table-cell table:style-name="ce498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21" office:value-type="string">
            <text:p>PdU</text:p>
          </table:table-cell>
          <table:table-cell table:style-name="ce557" office:value-type="string">
            <text:p>PdU</text:p>
          </table:table-cell>
          <table:table-cell table:style-name="ce593" office:value-type="string">
            <text:p>PdU</text:p>
          </table:table-cell>
          <table:table-cell table:style-name="ce629" office:value-type="string">
            <text:p>Cerrado</text:p>
          </table:table-cell>
          <table:table-cell table:style-name="ce676" office:value-type="string">
            <text:p>Cerrado</text:p>
          </table:table-cell>
          <table:table-cell table:style-name="ce723" office:value-type="string">
            <text:p>Cerrado</text:p>
          </table:table-cell>
          <table:table-cell table:style-name="ce770" office:value-type="string">
            <text:p>Cerrado</text:p>
          </table:table-cell>
          <table:table-cell table:style-name="ce817" office:value-type="string">
            <text:p>Cerrado</text:p>
          </table:table-cell>
          <table:table-cell table:style-name="ce864" office:value-type="string">
            <text:p>Cerrado</text:p>
          </table:table-cell>
          <table:table-cell table:number-columns-repeated="2" table:style-name="ce916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32" office:value-type="float" office:value="102686">
            <text:p>102686</text:p>
          </table:table-cell>
          <table:table-cell table:style-name="ce77" office:value-type="string">
            <text:p>Funambol está fallando</text:p>
          </table:table-cell>
          <table:table-cell table:style-name="ce77" table:number-columns-repeated="4"/>
          <table:table-cell table:style-name="ce125" table:number-columns-repeated="2"/>
          <table:table-cell table:style-name="ce186" office:value-type="date" office:date-value="2014-10-07">
            <text:p>07/10/14</text:p>
          </table:table-cell>
          <table:table-cell table:style-name="ce237" office:value-type="string">
            <text:p>Cerrada</text:p>
          </table:table-cell>
          <table:table-cell table:number-columns-repeated="28"/>
          <table:table-cell table:style-name="ce477" office:value-type="string">
            <text:p>PdU</text:p>
          </table:table-cell>
          <table:table-cell table:style-name="ce499" office:value-type="string">
            <text:p>PdU</text:p>
          </table:table-cell>
          <table:table-cell table:style-name="ce480" office:value-type="string">
            <text:p>PdU</text:p>
          </table:table-cell>
          <table:table-cell table:style-name="ce522" office:value-type="string">
            <text:p>PdU</text:p>
          </table:table-cell>
          <table:table-cell table:style-name="ce558" office:value-type="string">
            <text:p>PdU</text:p>
          </table:table-cell>
          <table:table-cell table:style-name="ce594" office:value-type="string">
            <text:p>PdU</text:p>
          </table:table-cell>
          <table:table-cell table:style-name="ce630" office:value-type="string">
            <text:p>PdU</text:p>
          </table:table-cell>
          <table:table-cell table:style-name="ce677" office:value-type="string">
            <text:p>PdU</text:p>
          </table:table-cell>
          <table:table-cell table:style-name="ce724" office:value-type="string">
            <text:p>PdU</text:p>
          </table:table-cell>
          <table:table-cell table:style-name="ce771" office:value-type="string">
            <text:p>PdU</text:p>
          </table:table-cell>
          <table:table-cell table:style-name="ce818" office:value-type="string">
            <text:p>PdU</text:p>
          </table:table-cell>
          <table:table-cell table:style-name="ce865" office:value-type="string">
            <text:p>Cerrado</text:p>
          </table:table-cell>
          <table:table-cell table:number-columns-repeated="2" table:style-name="ce917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33" office:value-type="float" office:value="102669">
            <text:p>102669</text:p>
          </table:table-cell>
          <table:table-cell table:style-name="ce78" office:value-type="string">
            <text:p>cambiar certificado SAD consejería turismo</text:p>
          </table:table-cell>
          <table:table-cell table:style-name="ce78" table:number-columns-repeated="3"/>
          <table:table-cell table:style-name="ce78" office:value-type="string">
            <text:p>No identificada</text:p>
          </table:table-cell>
          <table:table-cell table:style-name="ce126" office:value-type="string">
            <text:p>Parecía que era un tema de librerías ssl, pero se descarga, hay que seguir investigando</text:p>
          </table:table-cell>
          <table:table-cell table:style-name="ce126"/>
          <table:table-cell table:style-name="ce186" office:value-type="date" office:date-value="2014-10-07">
            <text:p>07/10/14</text:p>
          </table:table-cell>
          <table:table-cell table:style-name="ce238" office:value-type="string">
            <text:p>Abierto</text:p>
          </table:table-cell>
          <table:table-cell table:number-columns-repeated="28"/>
          <table:table-cell table:style-name="ce478" office:value-type="string">
            <text:p>TdS</text:p>
          </table:table-cell>
          <table:table-cell table:style-name="ce500" office:value-type="string">
            <text:p>TdS</text:p>
          </table:table-cell>
          <table:table-cell table:style-name="ce480" office:value-type="string">
            <text:p>TdS</text:p>
          </table:table-cell>
          <table:table-cell table:style-name="ce523" office:value-type="string">
            <text:p>TdS</text:p>
          </table:table-cell>
          <table:table-cell table:style-name="ce559" office:value-type="string">
            <text:p>TdS</text:p>
          </table:table-cell>
          <table:table-cell table:style-name="ce595" office:value-type="string">
            <text:p>TdS</text:p>
          </table:table-cell>
          <table:table-cell table:style-name="ce631" office:value-type="string">
            <text:p>TdS</text:p>
          </table:table-cell>
          <table:table-cell table:style-name="ce678" office:value-type="string">
            <text:p>TdS</text:p>
          </table:table-cell>
          <table:table-cell table:style-name="ce725" office:value-type="string">
            <text:p>TdS</text:p>
          </table:table-cell>
          <table:table-cell table:style-name="ce772" office:value-type="string">
            <text:p>TdS</text:p>
          </table:table-cell>
          <table:table-cell table:style-name="ce819" office:value-type="string">
            <text:p>TdS</text:p>
          </table:table-cell>
          <table:table-cell table:style-name="ce866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style-name="ce918" office:value-type="string">
            <text:p>TdS</text:p>
          </table:table-cell>
          <table:table-cell table:number-columns-repeated="964"/>
        </table:table-row>
        <table:table-row table:style-name="ro1" table:visibility="filter">
          <table:table-cell table:style-name="ce34" office:value-type="float" office:value="103592">
            <text:p>103592</text:p>
          </table:table-cell>
          <table:table-cell table:style-name="ce79" office:value-type="string">
            <text:p>Asignación de la Intervención/Actuación Nº 2139808, el día 20/10/2014 12:23:35</text:p>
          </table:table-cell>
          <table:table-cell table:style-name="ce79" table:number-columns-repeated="4"/>
          <table:table-cell table:style-name="ce127" table:number-columns-repeated="2"/>
          <table:table-cell table:style-name="ce186" office:value-type="date" office:date-value="2014-10-20">
            <text:p>20/10/14</text:p>
          </table:table-cell>
          <table:table-cell table:style-name="ce239" office:value-type="string">
            <text:p>Cerrada</text:p>
          </table:table-cell>
          <table:table-cell table:number-columns-repeated="31"/>
          <table:table-cell table:style-name="ce524"/>
          <table:table-cell table:style-name="ce560" office:value-type="string">
            <text:p>PdU</text:p>
          </table:table-cell>
          <table:table-cell table:style-name="ce596" office:value-type="string">
            <text:p>PdU</text:p>
          </table:table-cell>
          <table:table-cell table:style-name="ce632" office:value-type="string">
            <text:p>Cerrado</text:p>
          </table:table-cell>
          <table:table-cell table:style-name="ce679" office:value-type="string">
            <text:p>Cerrado</text:p>
          </table:table-cell>
          <table:table-cell table:style-name="ce726" office:value-type="string">
            <text:p>PdU</text:p>
          </table:table-cell>
          <table:table-cell table:style-name="ce773" office:value-type="string">
            <text:p>PdU</text:p>
          </table:table-cell>
          <table:table-cell table:style-name="ce820" office:value-type="string">
            <text:p>PdU</text:p>
          </table:table-cell>
          <table:table-cell table:style-name="ce867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20" office:value-type="string">
            <text:p>OT</text:p>
          </table:table-cell>
          <table:table-cell table:number-columns-repeated="7" table:style-name="ce92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35" office:value-type="float" office:value="103683">
            <text:p>103683</text:p>
          </table:table-cell>
          <table:table-cell table:style-name="ce80" office:value-type="string">
            <text:p>problemas de sincronizacion durante toda la mañana</text:p>
          </table:table-cell>
          <table:table-cell table:style-name="ce80" table:number-columns-repeated="4"/>
          <table:table-cell table:style-name="ce128" table:number-columns-repeated="2"/>
          <table:table-cell table:style-name="ce187" office:value-type="date" office:date-value="2014-10-21">
            <text:p>21/10/14</text:p>
          </table:table-cell>
          <table:table-cell table:style-name="ce240" office:value-type="string">
            <text:p>Cerrada</text:p>
          </table:table-cell>
          <table:table-cell table:number-columns-repeated="31"/>
          <table:table-cell table:style-name="ce525"/>
          <table:table-cell table:style-name="ce561" office:value-type="string">
            <text:p>OT</text:p>
          </table:table-cell>
          <table:table-cell table:style-name="ce597" office:value-type="string">
            <text:p>OT</text:p>
          </table:table-cell>
          <table:table-cell table:style-name="ce633" office:value-type="string">
            <text:p>Cerrado</text:p>
          </table:table-cell>
          <table:table-cell table:style-name="ce680" office:value-type="string">
            <text:p>Cerrado</text:p>
          </table:table-cell>
          <table:table-cell table:style-name="ce727" office:value-type="string">
            <text:p>OT</text:p>
          </table:table-cell>
          <table:table-cell table:style-name="ce774" office:value-type="string">
            <text:p>OT</text:p>
          </table:table-cell>
          <table:table-cell table:style-name="ce821" office:value-type="string">
            <text:p>OT</text:p>
          </table:table-cell>
          <table:table-cell table:style-name="ce868" office:value-type="string">
            <text:p>OT</text:p>
          </table:table-cell>
          <table:table-cell table:number-columns-repeated="2" table:style-name="ce920" office:value-type="string">
            <text:p>OT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style-name="ce919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36" office:value-type="float" office:value="103892">
            <text:p>103892</text:p>
          </table:table-cell>
          <table:table-cell table:style-name="ce81" office:value-type="string">
            <text:p>Soporte para paso a producción de Agata SAD-2.10.1 para el 23/10/2014 a las 16:00</text:p>
          </table:table-cell>
          <table:table-cell table:style-name="ce81" table:number-columns-repeated="4"/>
          <table:table-cell table:style-name="ce129" table:number-columns-repeated="2"/>
          <table:table-cell table:style-name="ce188" office:value-type="date" office:date-value="2014-10-23">
            <text:p>23/10/14</text:p>
          </table:table-cell>
          <table:table-cell table:style-name="ce241" office:value-type="string">
            <text:p>Cerrada</text:p>
          </table:table-cell>
          <table:table-cell table:number-columns-repeated="31"/>
          <table:table-cell table:style-name="ce526"/>
          <table:table-cell table:style-name="ce562" office:value-type="string">
            <text:p>GMV</text:p>
          </table:table-cell>
          <table:table-cell table:style-name="ce598" office:value-type="string">
            <text:p>Cerrado</text:p>
          </table:table-cell>
          <table:table-cell table:style-name="ce634" office:value-type="string">
            <text:p>Cerrado</text:p>
          </table:table-cell>
          <table:table-cell table:style-name="ce681" office:value-type="string">
            <text:p>Cerrado</text:p>
          </table:table-cell>
          <table:table-cell table:style-name="ce728" office:value-type="string">
            <text:p>Cerrado</text:p>
          </table:table-cell>
          <table:table-cell table:style-name="ce775" office:value-type="string">
            <text:p>Cerrado</text:p>
          </table:table-cell>
          <table:table-cell table:style-name="ce822" office:value-type="string">
            <text:p>Cerrado</text:p>
          </table:table-cell>
          <table:table-cell table:style-name="ce869" office:value-type="string">
            <text:p>Cerrado</text:p>
          </table:table-cell>
          <table:table-cell table:number-columns-repeated="2" table:style-name="ce921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37" office:value-type="float" office:value="103869">
            <text:p>103869</text:p>
          </table:table-cell>
          <table:table-cell table:style-name="ce82" office:value-type="string">
            <text:p>Error con los acentos</text:p>
          </table:table-cell>
          <table:table-cell table:style-name="ce82" table:number-columns-repeated="4"/>
          <table:table-cell table:style-name="ce130" table:number-columns-repeated="2"/>
          <table:table-cell table:style-name="ce189" office:value-type="date" office:date-value="2014-10-22">
            <text:p>22/10/14</text:p>
          </table:table-cell>
          <table:table-cell table:style-name="ce242" office:value-type="string">
            <text:p>Abierto</text:p>
          </table:table-cell>
          <table:table-cell table:number-columns-repeated="31"/>
          <table:table-cell table:style-name="ce527"/>
          <table:table-cell table:style-name="ce563"/>
          <table:table-cell table:style-name="ce599" office:value-type="string">
            <text:p>Registro</text:p>
          </table:table-cell>
          <table:table-cell table:style-name="ce635" office:value-type="string">
            <text:p>Registro</text:p>
          </table:table-cell>
          <table:table-cell table:style-name="ce682" office:value-type="string">
            <text:p>Registro</text:p>
          </table:table-cell>
          <table:table-cell table:style-name="ce729" office:value-type="string">
            <text:p>Registro</text:p>
          </table:table-cell>
          <table:table-cell table:style-name="ce776" office:value-type="string">
            <text:p>Registro</text:p>
          </table:table-cell>
          <table:table-cell table:style-name="ce823" office:value-type="string">
            <text:p>Registro</text:p>
          </table:table-cell>
          <table:table-cell table:style-name="ce870" office:value-type="string">
            <text:p>Registro</text:p>
          </table:table-cell>
          <table:table-cell table:number-columns-repeated="6" table:style-name="ce922" office:value-type="string">
            <text:p>Registro</text:p>
          </table:table-cell>
          <table:table-cell table:style-name="ce936" office:value-type="string">
            <text:p>OT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number-columns-repeated="964"/>
        </table:table-row>
        <table:table-row table:style-name="ro1">
          <table:table-cell table:style-name="ce38" office:value-type="float" office:value="103913">
            <text:p>103913</text:p>
          </table:table-cell>
          <table:table-cell table:style-name="ce83" office:value-type="string">
            <text:p>Sincronización de AGATA desde cliente Thunderbird no disponible</text:p>
          </table:table-cell>
          <table:table-cell table:style-name="ce83" table:number-columns-repeated="3"/>
          <table:table-cell table:style-name="ce62" office:value-type="string">
            <text:p>?-3</text:p>
          </table:table-cell>
          <table:table-cell table:style-name="ce109" office:value-type="string">
            <text:p>Bajo rendimiento de la interfaz DAV.</text:p>
            <text:p/>
            <text:p>Los clientes Thunderbird acaban dando time-out. La agenda no aparece en el cliente o aparece con indicación de error.</text:p>
            <text:p/>
          </table:table-cell>
          <table:table-cell table:style-name="ce151"/>
          <table:table-cell table:style-name="ce190" office:value-type="date" office:date-value="2014-10-23">
            <text:p>23/10/14</text:p>
          </table:table-cell>
          <table:table-cell table:style-name="ce243" office:value-type="string">
            <text:p>Abierto</text:p>
          </table:table-cell>
          <table:table-cell table:number-columns-repeated="31"/>
          <table:table-cell table:style-name="ce528"/>
          <table:table-cell table:style-name="ce564"/>
          <table:table-cell table:style-name="ce600" office:value-type="string">
            <text:p>PdU</text:p>
          </table:table-cell>
          <table:table-cell table:style-name="ce636" office:value-type="string">
            <text:p>PdU</text:p>
          </table:table-cell>
          <table:table-cell table:style-name="ce683" office:value-type="string">
            <text:p>GMV</text:p>
          </table:table-cell>
          <table:table-cell table:style-name="ce730" office:value-type="string">
            <text:p>GMV</text:p>
          </table:table-cell>
          <table:table-cell table:style-name="ce777" office:value-type="string">
            <text:p>GMV</text:p>
          </table:table-cell>
          <table:table-cell table:style-name="ce824" office:value-type="string">
            <text:p>GMV</text:p>
          </table:table-cell>
          <table:table-cell table:style-name="ce871" office:value-type="string">
            <text:p>GMV</text:p>
          </table:table-cell>
          <table:table-cell table:number-columns-repeated="10" table:style-name="ce923" office:value-type="string">
            <text:p>GMV</text:p>
          </table:table-cell>
          <table:table-cell table:number-columns-repeated="964"/>
        </table:table-row>
        <table:table-row table:style-name="ro1" table:visibility="filter">
          <table:table-cell table:style-name="ce39" office:value-type="float" office:value="103950">
            <text:p>103950</text:p>
          </table:table-cell>
          <table:table-cell table:style-name="ce66" office:value-type="string">
            <text:p>Asignación de la Intervención/Actuación Nº 2141224, el día 23/10/2014 16:57:32</text:p>
          </table:table-cell>
          <table:table-cell table:style-name="ce66" table:number-columns-repeated="4"/>
          <table:table-cell table:style-name="ce114" table:number-columns-repeated="2"/>
          <table:table-cell table:style-name="ce191" office:value-type="string">
            <text:p>23/1014</text:p>
          </table:table-cell>
          <table:table-cell table:style-name="ce244" office:value-type="string">
            <text:p>Cerrada</text:p>
          </table:table-cell>
          <table:table-cell table:number-columns-repeated="31"/>
          <table:table-cell table:style-name="ce529"/>
          <table:table-cell table:style-name="ce565"/>
          <table:table-cell table:style-name="ce601" office:value-type="string">
            <text:p>PdU</text:p>
          </table:table-cell>
          <table:table-cell table:style-name="ce637" office:value-type="string">
            <text:p>Cerrado</text:p>
          </table:table-cell>
          <table:table-cell table:style-name="ce684" office:value-type="string">
            <text:p>Cerrado</text:p>
          </table:table-cell>
          <table:table-cell table:style-name="ce731" office:value-type="string">
            <text:p>Cerrado</text:p>
          </table:table-cell>
          <table:table-cell table:style-name="ce778" office:value-type="string">
            <text:p>Cerrado</text:p>
          </table:table-cell>
          <table:table-cell table:style-name="ce825" office:value-type="string">
            <text:p>Cerrado</text:p>
          </table:table-cell>
          <table:table-cell table:style-name="ce872" office:value-type="string">
            <text:p>Cerrado</text:p>
          </table:table-cell>
          <table:table-cell table:number-columns-repeated="2"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40" office:value-type="float" office:value="103986">
            <text:p>103986</text:p>
          </table:table-cell>
          <table:table-cell table:style-name="ce84" office:value-type="string">
            <text:p><text:s/>Error 511 en sincronización con Funambul</text:p>
          </table:table-cell>
          <table:table-cell table:style-name="ce84" table:number-columns-repeated="4"/>
          <table:table-cell table:style-name="ce131" table:number-columns-repeated="2"/>
          <table:table-cell table:style-name="ce192" office:value-type="date" office:date-value="2014-10-24">
            <text:p>24/10/14</text:p>
          </table:table-cell>
          <table:table-cell table:style-name="ce244" office:value-type="string">
            <text:p>Cerrada</text:p>
          </table:table-cell>
          <table:table-cell table:number-columns-repeated="31"/>
          <table:table-cell table:style-name="ce530"/>
          <table:table-cell table:style-name="ce566"/>
          <table:table-cell table:style-name="ce602" office:value-type="string">
            <text:p>PdU</text:p>
          </table:table-cell>
          <table:table-cell table:style-name="ce638" office:value-type="string">
            <text:p>GMV</text:p>
          </table:table-cell>
          <table:table-cell table:style-name="ce685" office:value-type="string">
            <text:p>Cerrado</text:p>
          </table:table-cell>
          <table:table-cell table:style-name="ce732" office:value-type="string">
            <text:p>GMV</text:p>
          </table:table-cell>
          <table:table-cell table:style-name="ce779" office:value-type="string">
            <text:p>SCDSH</text:p>
          </table:table-cell>
          <table:table-cell table:style-name="ce826" office:value-type="string">
            <text:p>SCDSH</text:p>
          </table:table-cell>
          <table:table-cell table:style-name="ce873" office:value-type="string">
            <text:p>SCDSH</text:p>
          </table:table-cell>
          <table:table-cell table:number-columns-repeated="9" table:style-name="ce925" office:value-type="string">
            <text:p>SCDSH</text:p>
          </table:table-cell>
          <table:table-cell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41" office:value-type="float" office:value="104024">
            <text:p>104024</text:p>
          </table:table-cell>
          <table:table-cell table:style-name="ce85" office:value-type="string">
            <text:p><text:s/>Asignación de la Intervención/Actuación Nº 2141453, el día 24/10/2014 12:34:29</text:p>
          </table:table-cell>
          <table:table-cell table:style-name="ce85" table:number-columns-repeated="4"/>
          <table:table-cell table:style-name="ce132" table:number-columns-repeated="2"/>
          <table:table-cell table:style-name="ce193" office:value-type="date" office:date-value="2014-10-24">
            <text:p>24/10/14</text:p>
          </table:table-cell>
          <table:table-cell table:style-name="ce245" office:value-type="string">
            <text:p>Abierto</text:p>
          </table:table-cell>
          <table:table-cell table:number-columns-repeated="31"/>
          <table:table-cell table:style-name="ce531"/>
          <table:table-cell table:style-name="ce567"/>
          <table:table-cell table:style-name="ce603" office:value-type="string">
            <text:p>GMV</text:p>
          </table:table-cell>
          <table:table-cell table:style-name="ce639" office:value-type="string">
            <text:p>GMV</text:p>
          </table:table-cell>
          <table:table-cell table:style-name="ce686" office:value-type="string">
            <text:p>PdU</text:p>
          </table:table-cell>
          <table:table-cell table:style-name="ce733" office:value-type="string">
            <text:p>PdU</text:p>
          </table:table-cell>
          <table:table-cell table:style-name="ce780" office:value-type="string">
            <text:p>PdU</text:p>
          </table:table-cell>
          <table:table-cell table:style-name="ce827" office:value-type="string">
            <text:p>PdU</text:p>
          </table:table-cell>
          <table:table-cell table:style-name="ce874" office:value-type="string">
            <text:p>PdU</text:p>
          </table:table-cell>
          <table:table-cell table:style-name="ce926" office:value-type="string">
            <text:p>PdU</text:p>
          </table:table-cell>
          <table:table-cell table:style-name="ce926" office:value-type="string">
            <text:p>PdU</text:p>
          </table:table-cell>
          <table:table-cell table:style-name="ce926" office:value-type="string">
            <text:p>PdU</text:p>
          </table:table-cell>
          <table:table-cell table:style-name="ce926" office:value-type="string">
            <text:p>PdU</text:p>
          </table:table-cell>
          <table:table-cell table:style-name="ce926" office:value-type="string">
            <text:p>PdU</text:p>
          </table:table-cell>
          <table:table-cell table:style-name="ce926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42" office:value-type="float" office:value="104087">
            <text:p>104087</text:p>
          </table:table-cell>
          <table:table-cell table:style-name="ce86" office:value-type="string">
            <text:p><text:s/>Error 404 cuando se intenta sincronizar con Funambul</text:p>
          </table:table-cell>
          <table:table-cell table:style-name="ce86" table:number-columns-repeated="4"/>
          <table:table-cell table:style-name="ce133" table:number-columns-repeated="2"/>
          <table:table-cell table:style-name="ce194" office:value-type="date" office:date-value="2014-10-27">
            <text:p>27/10/14</text:p>
          </table:table-cell>
          <table:table-cell table:style-name="ce246" office:value-type="string">
            <text:p>Cerrada</text:p>
          </table:table-cell>
          <table:table-cell table:number-columns-repeated="31"/>
          <table:table-cell table:style-name="ce532"/>
          <table:table-cell table:style-name="ce568"/>
          <table:table-cell table:style-name="ce604" office:value-type="string">
            <text:p>PdU</text:p>
          </table:table-cell>
          <table:table-cell table:style-name="ce640" office:value-type="string">
            <text:p>Cerrado</text:p>
          </table:table-cell>
          <table:table-cell table:style-name="ce687" office:value-type="string">
            <text:p>Cerrado</text:p>
          </table:table-cell>
          <table:table-cell table:style-name="ce734" office:value-type="string">
            <text:p>Cerrado</text:p>
          </table:table-cell>
          <table:table-cell table:style-name="ce781" office:value-type="string">
            <text:p>Cerrado</text:p>
          </table:table-cell>
          <table:table-cell table:style-name="ce828" office:value-type="string">
            <text:p>Cerrado</text:p>
          </table:table-cell>
          <table:table-cell table:style-name="ce875" office:value-type="string">
            <text:p>Cerrado</text:p>
          </table:table-cell>
          <table:table-cell table:style-name="ce927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43" office:value-type="float" office:value="104088">
            <text:p>104088</text:p>
          </table:table-cell>
          <table:table-cell table:style-name="ce87" office:value-type="string">
            <text:p><text:s/>Error en sincronización en Agata vía SyncML (27/10/2014)</text:p>
          </table:table-cell>
          <table:table-cell table:style-name="ce87" table:number-columns-repeated="4"/>
          <table:table-cell table:style-name="ce134" table:number-columns-repeated="2"/>
          <table:table-cell table:style-name="ce195" office:value-type="date" office:date-value="2014-10-27">
            <text:p>27/10/14</text:p>
          </table:table-cell>
          <table:table-cell table:style-name="ce247" office:value-type="string">
            <text:p>Cerrada</text:p>
          </table:table-cell>
          <table:table-cell table:number-columns-repeated="31"/>
          <table:table-cell table:style-name="ce533"/>
          <table:table-cell table:style-name="ce569"/>
          <table:table-cell table:style-name="ce605" office:value-type="string">
            <text:p>OT</text:p>
          </table:table-cell>
          <table:table-cell table:style-name="ce641" office:value-type="string">
            <text:p>Cerrado</text:p>
          </table:table-cell>
          <table:table-cell table:style-name="ce688" office:value-type="string">
            <text:p>Cerrado</text:p>
          </table:table-cell>
          <table:table-cell table:style-name="ce735" office:value-type="string">
            <text:p>Cerrado</text:p>
          </table:table-cell>
          <table:table-cell table:style-name="ce782" office:value-type="string">
            <text:p>Cerrado</text:p>
          </table:table-cell>
          <table:table-cell table:style-name="ce829" office:value-type="string">
            <text:p>Cerrado</text:p>
          </table:table-cell>
          <table:table-cell table:style-name="ce876" office:value-type="string">
            <text:p>Cerrado</text:p>
          </table:table-cell>
          <table:table-cell table:style-name="ce928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44" office:value-type="float" office:value="104103">
            <text:p>104103</text:p>
          </table:table-cell>
          <table:table-cell table:style-name="ce88" office:value-type="string">
            <text:p>Asignación de la Intervención/Actuación Nº 2141763, el día 27-10-2014 09:58:33</text:p>
          </table:table-cell>
          <table:table-cell table:style-name="ce88" table:number-columns-repeated="4"/>
          <table:table-cell table:style-name="ce135" table:number-columns-repeated="2"/>
          <table:table-cell table:style-name="ce196" office:value-type="date" office:date-value="2014-10-27">
            <text:p>27/10/14</text:p>
          </table:table-cell>
          <table:table-cell table:style-name="ce248" office:value-type="string">
            <text:p>Cerrada</text:p>
          </table:table-cell>
          <table:table-cell table:number-columns-repeated="31"/>
          <table:table-cell table:style-name="ce534"/>
          <table:table-cell table:style-name="ce570"/>
          <table:table-cell table:style-name="ce606" office:value-type="string">
            <text:p>TdS</text:p>
          </table:table-cell>
          <table:table-cell table:style-name="ce642" office:value-type="string">
            <text:p>Cerrado</text:p>
          </table:table-cell>
          <table:table-cell table:style-name="ce689" office:value-type="string">
            <text:p>Cerrado</text:p>
          </table:table-cell>
          <table:table-cell table:style-name="ce736" office:value-type="string">
            <text:p>Cerrado</text:p>
          </table:table-cell>
          <table:table-cell table:style-name="ce783" office:value-type="string">
            <text:p>Cerrado</text:p>
          </table:table-cell>
          <table:table-cell table:style-name="ce830" office:value-type="string">
            <text:p>Cerrado</text:p>
          </table:table-cell>
          <table:table-cell table:style-name="ce877" office:value-type="string">
            <text:p>Cerrado</text:p>
          </table:table-cell>
          <table:table-cell table:style-name="ce929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45" office:value-type="float" office:value="104251">
            <text:p>104251</text:p>
          </table:table-cell>
          <table:table-cell table:style-name="ce89" office:value-type="string">
            <text:p>Actualización de cita no se muestra en interfaz agata</text:p>
          </table:table-cell>
          <table:table-cell table:style-name="ce89" table:number-columns-repeated="4"/>
          <table:table-cell table:style-name="ce136" table:number-columns-repeated="2"/>
          <table:table-cell table:style-name="ce197" office:value-type="date" office:date-value="2014-10-28">
            <text:p>28/10/14</text:p>
          </table:table-cell>
          <table:table-cell table:style-name="ce249" office:value-type="string">
            <text:p>Abierto</text:p>
          </table:table-cell>
          <table:table-cell table:number-columns-repeated="31"/>
          <table:table-cell table:style-name="ce535"/>
          <table:table-cell table:style-name="ce571"/>
          <table:table-cell table:style-name="ce607"/>
          <table:table-cell table:style-name="ce643" office:value-type="string">
            <text:p>PdU</text:p>
          </table:table-cell>
          <table:table-cell table:style-name="ce690" office:value-type="string">
            <text:p>PdU</text:p>
          </table:table-cell>
          <table:table-cell table:style-name="ce737" office:value-type="string">
            <text:p>PdU</text:p>
          </table:table-cell>
          <table:table-cell table:style-name="ce784" office:value-type="string">
            <text:p>PdU</text:p>
          </table:table-cell>
          <table:table-cell table:style-name="ce831" office:value-type="string">
            <text:p>GMV</text:p>
          </table:table-cell>
          <table:table-cell table:style-name="ce878" office:value-type="string">
            <text:p>GMV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style-name="ce930" office:value-type="string">
            <text:p>PdU</text:p>
          </table:table-cell>
          <table:table-cell table:number-columns-repeated="964"/>
        </table:table-row>
        <table:table-row table:style-name="ro1">
          <table:table-cell table:style-name="ce46" office:value-type="float" office:value="104680">
            <text:p>104680</text:p>
          </table:table-cell>
          <table:table-cell table:style-name="ce90" office:value-type="string">
            <text:p>Error en sincronización con Funambul</text:p>
          </table:table-cell>
          <table:table-cell table:style-name="ce90" table:number-columns-repeated="4"/>
          <table:table-cell table:style-name="ce137" table:number-columns-repeated="2"/>
          <table:table-cell table:style-name="ce198" office:value-type="date" office:date-value="2014-11-03">
            <text:p>03/11/14</text:p>
          </table:table-cell>
          <table:table-cell table:style-name="ce250" office:value-type="string">
            <text:p>Abierto</text:p>
          </table:table-cell>
          <table:table-cell table:number-columns-repeated="31"/>
          <table:table-cell table:style-name="ce536"/>
          <table:table-cell table:style-name="ce572"/>
          <table:table-cell table:style-name="ce608"/>
          <table:table-cell table:style-name="ce644"/>
          <table:table-cell table:style-name="ce691"/>
          <table:table-cell table:style-name="ce738" office:value-type="string">
            <text:p>GMV</text:p>
          </table:table-cell>
          <table:table-cell table:style-name="ce785" office:value-type="string">
            <text:p>GMV</text:p>
          </table:table-cell>
          <table:table-cell table:style-name="ce832" office:value-type="string">
            <text:p>GMV</text:p>
          </table:table-cell>
          <table:table-cell table:style-name="ce879" office:value-type="string">
            <text:p>GMV</text:p>
          </table:table-cell>
          <table:table-cell table:number-columns-repeated="6" table:style-name="ce931" office:value-type="string">
            <text:p>GMV</text:p>
          </table:table-cell>
          <table:table-cell table:number-columns-repeated="4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47" office:value-type="float" office:value="105002">
            <text:p>105002</text:p>
          </table:table-cell>
          <table:table-cell table:style-name="ce91" office:value-type="string">
            <text:p>Bloqueo terminal movil iPhone</text:p>
          </table:table-cell>
          <table:table-cell table:style-name="ce91" table:number-columns-repeated="3"/>
          <table:table-cell table:style-name="ce107" office:value-type="string">
            <text:p>?-3</text:p>
          </table:table-cell>
          <table:table-cell table:style-name="ce109" office:value-type="string">
            <text:p>Bajo rendimiento de la interfaz DAV.</text:p>
            <text:p/>
            <text:p>Los clientes Thunderbird acaban dando time-out. La agenda no aparece en el cliente o aparece con indicación de error.</text:p>
            <text:p/>
          </table:table-cell>
          <table:table-cell table:style-name="ce152"/>
          <table:table-cell table:style-name="ce199" office:value-type="date" office:date-value="2014-11-06">
            <text:p>06/11/14</text:p>
          </table:table-cell>
          <table:table-cell table:style-name="ce251" office:value-type="string">
            <text:p>Abierto</text:p>
          </table:table-cell>
          <table:table-cell table:number-columns-repeated="31"/>
          <table:table-cell table:style-name="ce537"/>
          <table:table-cell table:style-name="ce573"/>
          <table:table-cell table:style-name="ce609"/>
          <table:table-cell table:style-name="ce645"/>
          <table:table-cell table:style-name="ce692"/>
          <table:table-cell table:style-name="ce739" office:value-type="string">
            <text:p>GMV</text:p>
          </table:table-cell>
          <table:table-cell table:style-name="ce786" office:value-type="string">
            <text:p>PdU</text:p>
          </table:table-cell>
          <table:table-cell table:style-name="ce833" office:value-type="string">
            <text:p>GMV</text:p>
          </table:table-cell>
          <table:table-cell table:style-name="ce880" office:value-type="string">
            <text:p>GMV</text:p>
          </table:table-cell>
          <table:table-cell table:number-columns-repeated="10" table:style-name="ce932" office:value-type="string">
            <text:p>SCDSH</text:p>
          </table:table-cell>
          <table:table-cell table:number-columns-repeated="964"/>
        </table:table-row>
        <table:table-row table:style-name="ro1" table:visibility="filter">
          <table:table-cell table:style-name="ce48" office:value-type="float" office:value="102995">
            <text:p>102995</text:p>
          </table:table-cell>
          <table:table-cell table:style-name="ce92" office:value-type="string">
            <text:p><text:s/>Asignación de la Intervención/Actuación Nº 2137574, el día 10/10/2014 11:43:18</text:p>
          </table:table-cell>
          <table:table-cell table:style-name="ce92" table:number-columns-repeated="4"/>
          <table:table-cell table:style-name="ce138" table:number-columns-repeated="2"/>
          <table:table-cell table:style-name="ce200" office:value-type="date" office:date-value="2014-10-10">
            <text:p>10/10/14</text:p>
          </table:table-cell>
          <table:table-cell table:style-name="ce252" office:value-type="string">
            <text:p>Cerrada</text:p>
          </table:table-cell>
          <table:table-cell table:style-name="ce264"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80"/>
          <table:table-cell table:style-name="ce282"/>
          <table:table-cell table:style-name="ce283"/>
          <table:table-cell table:style-name="ce284"/>
          <table:table-cell table:style-name="ce285"/>
          <table:table-cell table:style-name="ce287"/>
          <table:table-cell table:style-name="ce307"/>
          <table:table-cell table:style-name="ce328"/>
          <table:table-cell table:style-name="ce345"/>
          <table:table-cell table:style-name="ce362"/>
          <table:table-cell table:style-name="ce377"/>
          <table:table-cell table:style-name="ce393"/>
          <table:table-cell table:style-name="ce412"/>
          <table:table-cell table:style-name="ce432"/>
          <table:table-cell table:style-name="ce453"/>
          <table:table-cell table:style-name="ce479"/>
          <table:table-cell table:style-name="ce501"/>
          <table:table-cell table:style-name="ce502"/>
          <table:table-cell table:style-name="ce538"/>
          <table:table-cell table:style-name="ce574"/>
          <table:table-cell table:style-name="ce610"/>
          <table:table-cell table:style-name="ce646"/>
          <table:table-cell table:style-name="ce693"/>
          <table:table-cell table:style-name="ce740" office:value-type="string">
            <text:p>PdU</text:p>
          </table:table-cell>
          <table:table-cell table:style-name="ce787" office:value-type="string">
            <text:p>Cerrado</text:p>
          </table:table-cell>
          <table:table-cell table:style-name="ce834" office:value-type="string">
            <text:p>Cerrado</text:p>
          </table:table-cell>
          <table:table-cell table:style-name="ce881" office:value-type="string">
            <text:p>Cerrado</text:p>
          </table:table-cell>
          <table:table-cell table:style-name="ce933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49" office:value-type="float" office:value="105323">
            <text:p>105323</text:p>
          </table:table-cell>
          <table:table-cell table:style-name="ce93" office:value-type="string">
            <text:p>Error comun en la sincronización de terminales IOS</text:p>
          </table:table-cell>
          <table:table-cell table:style-name="ce93" table:number-columns-repeated="3"/>
          <table:table-cell table:style-name="ce107" office:value-type="string">
            <text:p>?-3</text:p>
          </table:table-cell>
          <table:table-cell table:style-name="ce109" office:value-type="string">
            <text:p>Bajo rendimiento de la interfaz DAV.</text:p>
            <text:p/>
            <text:p>Los clientes Thunderbird acaban dando time-out. La agenda no aparece en el cliente o aparece con indicación de error.</text:p>
            <text:p/>
          </table:table-cell>
          <table:table-cell table:style-name="ce153"/>
          <table:table-cell table:style-name="ce201" office:value-type="date" office:date-value="2014-11-11">
            <text:p>11/11/14</text:p>
          </table:table-cell>
          <table:table-cell table:style-name="ce253" office:value-type="string">
            <text:p>Abierto</text:p>
          </table:table-cell>
          <table:table-cell table:number-columns-repeated="34"/>
          <table:table-cell table:style-name="ce647"/>
          <table:table-cell table:style-name="ce694"/>
          <table:table-cell table:style-name="ce741"/>
          <table:table-cell table:style-name="ce788" office:value-type="string">
            <text:p>Registro</text:p>
          </table:table-cell>
          <table:table-cell table:style-name="ce835" office:value-type="string">
            <text:p>Registro</text:p>
          </table:table-cell>
          <table:table-cell table:style-name="ce882" office:value-type="string">
            <text:p>Registro</text:p>
          </table:table-cell>
          <table:table-cell table:number-columns-repeated="6" table:style-name="ce934" office:value-type="string">
            <text:p>Registro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50" office:value-type="float" office:value="105475">
            <text:p>105475</text:p>
          </table:table-cell>
          <table:table-cell table:style-name="ce94" office:value-type="string">
            <text:p><text:s/>Acceso al espacio al gestor documental (Alfresco) de AGATA</text:p>
          </table:table-cell>
          <table:table-cell table:style-name="ce94" table:number-columns-repeated="4"/>
          <table:table-cell table:style-name="ce139" table:number-columns-repeated="2"/>
          <table:table-cell table:style-name="ce202" office:value-type="date" office:date-value="2014-11-12">
            <text:p>12/11/14</text:p>
          </table:table-cell>
          <table:table-cell table:style-name="ce254" office:value-type="string">
            <text:p>Cerrada</text:p>
          </table:table-cell>
          <table:table-cell table:number-columns-repeated="34"/>
          <table:table-cell table:style-name="ce648"/>
          <table:table-cell table:style-name="ce695"/>
          <table:table-cell table:style-name="ce742"/>
          <table:table-cell table:style-name="ce789" office:value-type="string">
            <text:p><text:s text:c="2"/>CICE-SGT</text:p>
          </table:table-cell>
          <table:table-cell table:style-name="ce836" office:value-type="string">
            <text:p>Cerrado</text:p>
          </table:table-cell>
          <table:table-cell table:style-name="ce883" office:value-type="string">
            <text:p>Cerrado</text:p>
          </table:table-cell>
          <table:table-cell table:style-name="ce935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51" office:value-type="float" office:value="105653">
            <text:p>105653</text:p>
          </table:table-cell>
          <table:table-cell table:style-name="ce95" office:value-type="string">
            <text:p><text:s/>A través de dav no se muestran todas las citas</text:p>
          </table:table-cell>
          <table:table-cell table:style-name="ce95" table:number-columns-repeated="3"/>
          <table:table-cell table:style-name="ce62" office:value-type="string">
            <text:p>?-3</text:p>
          </table:table-cell>
          <table:table-cell table:style-name="ce109" office:value-type="string">
            <text:p>Bajo rendimiento de la interfaz DAV.</text:p>
            <text:p/>
            <text:p>Los clientes Thunderbird acaban dando time-out. La agenda no aparece en el cliente o aparece con indicación de error.</text:p>
            <text:p/>
          </table:table-cell>
          <table:table-cell table:style-name="ce154"/>
          <table:table-cell table:style-name="ce203" office:value-type="date" office:date-value="2014-11-14">
            <text:p>14/11/14</text:p>
          </table:table-cell>
          <table:table-cell table:style-name="ce255" office:value-type="string">
            <text:p>Abierto</text:p>
          </table:table-cell>
          <table:table-cell table:number-columns-repeated="34"/>
          <table:table-cell table:style-name="ce649"/>
          <table:table-cell table:style-name="ce696"/>
          <table:table-cell table:style-name="ce743"/>
          <table:table-cell table:style-name="ce790" office:value-type="string">
            <text:p>PdU</text:p>
          </table:table-cell>
          <table:table-cell table:style-name="ce837" office:value-type="string">
            <text:p>GMV</text:p>
          </table:table-cell>
          <table:table-cell table:style-name="ce884" office:value-type="string">
            <text:p>OT</text:p>
          </table:table-cell>
          <table:table-cell table:number-columns-repeated="10" table:style-name="ce936" office:value-type="string">
            <text:p>OT</text:p>
          </table:table-cell>
          <table:table-cell table:number-columns-repeated="964"/>
        </table:table-row>
        <table:table-row table:style-name="ro1" table:visibility="filter">
          <table:table-cell table:style-name="ce52" office:value-type="float" office:value="105659">
            <text:p>105659</text:p>
          </table:table-cell>
          <table:table-cell table:style-name="ce96" office:value-type="string">
            <text:p>Visibilidad Alfresco</text:p>
          </table:table-cell>
          <table:table-cell table:style-name="ce96" table:number-columns-repeated="4"/>
          <table:table-cell table:style-name="ce140" table:number-columns-repeated="2"/>
          <table:table-cell table:style-name="ce204" office:value-type="date" office:date-value="2014-11-14">
            <text:p>14/11/14</text:p>
          </table:table-cell>
          <table:table-cell table:style-name="ce256" office:value-type="string">
            <text:p>Cerrada</text:p>
          </table:table-cell>
          <table:table-cell table:number-columns-repeated="34"/>
          <table:table-cell table:style-name="ce650"/>
          <table:table-cell table:style-name="ce697"/>
          <table:table-cell table:style-name="ce744"/>
          <table:table-cell table:style-name="ce791" office:value-type="string">
            <text:p>CICE-SGT</text:p>
          </table:table-cell>
          <table:table-cell table:style-name="ce838" office:value-type="string">
            <text:p>Cerrado</text:p>
          </table:table-cell>
          <table:table-cell table:style-name="ce885" office:value-type="string">
            <text:p>Cerrado</text:p>
          </table:table-cell>
          <table:table-cell table:style-name="ce937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54" office:value-type="float" office:value="105931">
            <text:p>105931</text:p>
          </table:table-cell>
          <table:table-cell table:style-name="ce98" office:value-type="string">
            <text:p>Problemas al copiar eventos en otros días</text:p>
          </table:table-cell>
          <table:table-cell table:style-name="ce98" table:number-columns-repeated="4"/>
          <table:table-cell table:style-name="ce141" table:number-columns-repeated="2"/>
          <table:table-cell table:style-name="ce205" office:value-type="date" office:date-value="2014-11-18">
            <text:p>18/11/14</text:p>
          </table:table-cell>
          <table:table-cell table:style-name="ce256" office:value-type="string">
            <text:p>Cerrada</text:p>
          </table:table-cell>
          <table:table-cell table:number-columns-repeated="34"/>
          <table:table-cell table:style-name="ce651"/>
          <table:table-cell table:style-name="ce698"/>
          <table:table-cell table:style-name="ce745"/>
          <table:table-cell table:style-name="ce792"/>
          <table:table-cell table:style-name="ce839" office:value-type="string">
            <text:p>GMV</text:p>
          </table:table-cell>
          <table:table-cell table:style-name="ce886" office:value-type="string">
            <text:p>PdU</text:p>
          </table:table-cell>
          <table:table-cell table:style-name="ce938" office:value-type="string">
            <text:p>PdU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55" office:value-type="float" office:value="105947">
            <text:p>105947</text:p>
          </table:table-cell>
          <table:table-cell table:style-name="ce99" office:value-type="string">
            <text:p>Error en log de Funambol</text:p>
          </table:table-cell>
          <table:table-cell table:style-name="ce99" table:number-columns-repeated="4"/>
          <table:table-cell table:style-name="ce142" table:number-columns-repeated="2"/>
          <table:table-cell table:style-name="ce206" office:value-type="date" office:date-value="2014-11-18">
            <text:p>18/11/14</text:p>
          </table:table-cell>
          <table:table-cell table:style-name="ce256" office:value-type="string">
            <text:p>Cerrada</text:p>
          </table:table-cell>
          <table:table-cell table:number-columns-repeated="34"/>
          <table:table-cell table:style-name="ce652"/>
          <table:table-cell table:style-name="ce699"/>
          <table:table-cell table:style-name="ce746"/>
          <table:table-cell table:style-name="ce793"/>
          <table:table-cell table:style-name="ce840" office:value-type="string">
            <text:p>GMV</text:p>
          </table:table-cell>
          <table:table-cell table:style-name="ce887" office:value-type="string">
            <text:p>PdU</text:p>
          </table:table-cell>
          <table:table-cell table:style-name="ce939" office:value-type="string">
            <text:p>PdU</text:p>
          </table:table-cell>
          <table:table-cell table:style-name="ce939" office:value-type="string">
            <text:p>PdU</text:p>
          </table:table-cell>
          <table:table-cell table:style-name="ce939" office:value-type="string">
            <text:p>PdU</text:p>
          </table:table-cell>
          <table:table-cell table:style-name="ce939" office:value-type="string">
            <text:p>PdU</text:p>
          </table:table-cell>
          <table:table-cell table:style-name="ce939" office:value-type="string">
            <text:p>PdU</text:p>
          </table:table-cell>
          <table:table-cell table:number-columns-repeated="5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56" office:value-type="float" office:value="106179">
            <text:p>106179</text:p>
          </table:table-cell>
          <table:table-cell table:style-name="ce100" office:value-type="string">
            <text:p>Problema al agregar citas en calendarios de otros usuarios tras subida a 2.10</text:p>
          </table:table-cell>
          <table:table-cell table:style-name="ce100" table:number-columns-repeated="4"/>
          <table:table-cell table:style-name="ce143" table:number-columns-repeated="2"/>
          <table:table-cell table:style-name="ce207" office:value-type="date" office:date-value="2014-11-20">
            <text:p>20/11/14</text:p>
          </table:table-cell>
          <table:table-cell table:style-name="ce256" office:value-type="string">
            <text:p>Cerrada</text:p>
          </table:table-cell>
          <table:table-cell table:number-columns-repeated="34"/>
          <table:table-cell table:style-name="ce653"/>
          <table:table-cell table:style-name="ce700"/>
          <table:table-cell table:style-name="ce747"/>
          <table:table-cell table:style-name="ce794"/>
          <table:table-cell table:style-name="ce841" office:value-type="string">
            <text:p>GMV</text:p>
          </table:table-cell>
          <table:table-cell table:style-name="ce888" office:value-type="string">
            <text:p>PdU</text:p>
          </table:table-cell>
          <table:table-cell table:style-name="ce940" office:value-type="string">
            <text:p>PdU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58" office:value-type="float" office:value="106270">
            <text:p>106270</text:p>
          </table:table-cell>
          <table:table-cell table:style-name="ce101" office:value-type="string">
            <text:p>Problema de conexión Outlook</text:p>
          </table:table-cell>
          <table:table-cell table:style-name="ce101" table:number-columns-repeated="4"/>
          <table:table-cell table:style-name="ce144" table:number-columns-repeated="2"/>
          <table:table-cell table:style-name="ce208" office:value-type="date" office:date-value="2014-11-21">
            <text:p>21/11/14</text:p>
          </table:table-cell>
          <table:table-cell table:style-name="ce257" office:value-type="string">
            <text:p>Cerrada</text:p>
          </table:table-cell>
          <table:table-cell table:number-columns-repeated="34"/>
          <table:table-cell table:style-name="ce654"/>
          <table:table-cell table:style-name="ce701"/>
          <table:table-cell table:style-name="ce748"/>
          <table:table-cell table:style-name="ce795"/>
          <table:table-cell table:style-name="ce842" office:value-type="string">
            <text:p>PdU</text:p>
          </table:table-cell>
          <table:table-cell table:style-name="ce889" office:value-type="string">
            <text:p>PdU</text:p>
          </table:table-cell>
          <table:table-cell table:style-name="ce941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59" office:value-type="float" office:value="106291">
            <text:p>106291</text:p>
          </table:table-cell>
          <table:table-cell table:style-name="ce102" office:value-type="string">
            <text:p>Duplicidad citas AGATA</text:p>
          </table:table-cell>
          <table:table-cell table:style-name="ce102" table:number-columns-repeated="4"/>
          <table:table-cell table:style-name="ce145" table:number-columns-repeated="2"/>
          <table:table-cell table:style-name="ce209" office:value-type="date" office:date-value="2014-11-21">
            <text:p>21/11/14</text:p>
          </table:table-cell>
          <table:table-cell table:style-name="ce258" office:value-type="string">
            <text:p>Abierto</text:p>
          </table:table-cell>
          <table:table-cell table:number-columns-repeated="34"/>
          <table:table-cell table:style-name="ce655"/>
          <table:table-cell table:style-name="ce702"/>
          <table:table-cell table:style-name="ce749"/>
          <table:table-cell table:style-name="ce796"/>
          <table:table-cell table:style-name="ce843" office:value-type="string">
            <text:p>GMV</text:p>
          </table:table-cell>
          <table:table-cell table:style-name="ce890" office:value-type="string">
            <text:p>GMV</text:p>
          </table:table-cell>
          <table:table-cell table:style-name="ce942" office:value-type="string">
            <text:p>PdU</text:p>
          </table:table-cell>
          <table:table-cell table:style-name="ce942" office:value-type="string">
            <text:p>PdU</text:p>
          </table:table-cell>
          <table:table-cell table:style-name="ce942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number-columns-repeated="964"/>
        </table:table-row>
        <table:table-row table:style-name="ro1">
          <table:table-cell table:style-name="ce60" office:value-type="float" office:value="106305">
            <text:p>106305</text:p>
          </table:table-cell>
          <table:table-cell table:style-name="ce103" office:value-type="string">
            <text:p><text:s/>Problema al renombrar categorías</text:p>
          </table:table-cell>
          <table:table-cell table:style-name="ce103" table:number-columns-repeated="4"/>
          <table:table-cell table:style-name="ce146" table:number-columns-repeated="2"/>
          <table:table-cell table:style-name="ce210" office:value-type="date" office:date-value="2014-11-21">
            <text:p>21/11/14</text:p>
          </table:table-cell>
          <table:table-cell table:style-name="ce259" office:value-type="string">
            <text:p>Abierto</text:p>
          </table:table-cell>
          <table:table-cell table:number-columns-repeated="34"/>
          <table:table-cell table:style-name="ce656"/>
          <table:table-cell table:style-name="ce703"/>
          <table:table-cell table:style-name="ce750"/>
          <table:table-cell table:style-name="ce797"/>
          <table:table-cell table:style-name="ce844" office:value-type="string">
            <text:p>GMV</text:p>
          </table:table-cell>
          <table:table-cell table:style-name="ce891" office:value-type="string">
            <text:p>GMV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06372">
            <text:p>106372</text:p>
          </table:table-cell>
          <table:table-cell table:style-name="ce104" office:value-type="string">
            <text:p><text:s/>Duplicación cita</text:p>
          </table:table-cell>
          <table:table-cell table:style-name="ce104" table:number-columns-repeated="4"/>
          <table:table-cell table:style-name="ce147" table:number-columns-repeated="2"/>
          <table:table-cell table:style-name="ce211" office:value-type="date" office:date-value="2014-11-21">
            <text:p>21/11/14</text:p>
          </table:table-cell>
          <table:table-cell table:style-name="ce260" office:value-type="string">
            <text:p>Cerrada</text:p>
          </table:table-cell>
          <table:table-cell table:number-columns-repeated="34"/>
          <table:table-cell table:style-name="ce657"/>
          <table:table-cell table:style-name="ce704"/>
          <table:table-cell table:style-name="ce751"/>
          <table:table-cell table:style-name="ce798"/>
          <table:table-cell table:style-name="ce845" office:value-type="string">
            <text:p>GMV</text:p>
          </table:table-cell>
          <table:table-cell table:style-name="ce892" office:value-type="string">
            <text:p>PdU</text:p>
          </table:table-cell>
          <table:table-cell table:style-name="ce944" office:value-type="string">
            <text:p>Cerrado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07630">
            <text:p>107630</text:p>
          </table:table-cell>
          <table:table-cell table:style-name="ce105" office:value-type="string">
            <text:p>Agata no disponible desde Thunderbird</text:p>
          </table:table-cell>
          <table:table-cell table:style-name="ce105" table:number-columns-repeated="4"/>
          <table:table-cell table:style-name="ce148" table:number-columns-repeated="2"/>
          <table:table-cell table:style-name="ce211" office:value-type="date" office:date-value="2014-12-03">
            <text:p>03/12/14</text:p>
          </table:table-cell>
          <table:table-cell table:style-name="ce260" office:value-type="string">
            <text:p>Cerrada</text:p>
          </table:table-cell>
          <table:table-cell table:number-columns-repeated="37"/>
          <table:table-cell table:style-name="ce798" table:number-columns-repeated="3"/>
          <table:table-cell table:style-name="ce798" office:value-type="string">
            <text:p>PdU</text:p>
          </table:table-cell>
          <table:table-cell table:style-name="ce924" office:value-type="string">
            <text:p>Cerrado</text:p>
          </table:table-cell>
          <table:table-cell table:number-columns-repeated="8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61" office:value-type="float" office:value="108482">
            <text:p>108482</text:p>
          </table:table-cell>
          <table:table-cell table:style-name="ce106" office:value-type="string">
            <text:p>Peticiones desde el CSA con URI demasiado larga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4-12-15">
            <text:p>15/12/14</text:p>
          </table:table-cell>
          <table:table-cell table:style-name="ce259" office:value-type="string">
            <text:p>Abierto</text:p>
          </table:table-cell>
          <table:table-cell table:number-columns-repeated="37"/>
          <table:table-cell table:style-name="ce798" table:number-columns-repeated="4"/>
          <table:table-cell table:style-name="ce924"/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08508">
            <text:p>108508</text:p>
          </table:table-cell>
          <table:table-cell table:style-name="ce106" office:value-type="string">
            <text:p>Nueva configuraciónd de funambol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4-12-15">
            <text:p>15/12/14</text:p>
          </table:table-cell>
          <table:table-cell table:style-name="ce256" office:value-type="string">
            <text:p>Cerrada</text:p>
          </table:table-cell>
          <table:table-cell table:number-columns-repeated="37"/>
          <table:table-cell table:style-name="ce798" table:number-columns-repeated="4"/>
          <table:table-cell table:style-name="ce924"/>
          <table:table-cell table:style-name="ce943" office:value-type="string">
            <text:p>PdU</text:p>
          </table:table-cell>
          <table:table-cell table:style-name="ce931" office:value-type="string">
            <text:p>GMV</text:p>
          </table:table-cell>
          <table:table-cell table:number-columns-repeated="6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61" office:value-type="float" office:value="109131">
            <text:p>109131</text:p>
          </table:table-cell>
          <table:table-cell table:style-name="ce106" office:value-type="string">
            <text:p>Asignación de la Intervención/Actuación Nº 2161450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4-12-23">
            <text:p>23/12/14</text:p>
          </table:table-cell>
          <table:table-cell table:style-name="ce259" office:value-type="string">
            <text:p>Abierto</text:p>
          </table:table-cell>
          <table:table-cell table:number-columns-repeated="39"/>
          <table:table-cell table:style-name="ce893" table:number-columns-repeated="4"/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style-name="ce943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09474">
            <text:p>109474</text:p>
          </table:table-cell>
          <table:table-cell table:style-name="ce106" office:value-type="string">
            <text:p>Error 500 al faltar login.jsp en URL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1-07">
            <text:p>07/01/15</text:p>
          </table:table-cell>
          <table:table-cell table:style-name="ce256" office:value-type="string">
            <text:p>Cerrada</text:p>
          </table:table-cell>
          <table:table-cell table:number-columns-repeated="39"/>
          <table:table-cell table:style-name="ce893" table:number-columns-repeated="5"/>
          <table:table-cell table:style-name="ce918" office:value-type="string">
            <text:p>TdS</text:p>
          </table:table-cell>
          <table:table-cell table:number-columns-repeated="5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09594">
            <text:p>109594</text:p>
          </table:table-cell>
          <table:table-cell table:style-name="ce106" office:value-type="string">
            <text:p>Sincronización desde ios 8.1.2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1-08">
            <text:p>08/01/15</text:p>
          </table:table-cell>
          <table:table-cell table:style-name="ce256" office:value-type="string">
            <text:p>Cerrada</text:p>
          </table:table-cell>
          <table:table-cell table:number-columns-repeated="42"/>
          <table:table-cell table:style-name="ce893" table:number-columns-repeated="2"/>
          <table:table-cell table:style-name="ce931" office:value-type="string">
            <text:p>GMV</text:p>
          </table:table-cell>
          <table:table-cell table:number-columns-repeated="5"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61" office:value-type="float" office:value="109888">
            <text:p>109888</text:p>
          </table:table-cell>
          <table:table-cell table:style-name="ce106" office:value-type="string">
            <text:p>Usuario no sincroniza en el móvil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1-13">
            <text:p>13/01/15</text:p>
          </table:table-cell>
          <table:table-cell table:style-name="ce259" office:value-type="string">
            <text:p>Abierto</text:p>
          </table:table-cell>
          <table:table-cell table:number-columns-repeated="42"/>
          <table:table-cell table:style-name="ce893" table:number-columns-repeated="2"/>
          <table:table-cell table:style-name="ce931"/>
          <table:table-cell table:style-name="ce931" office:value-type="string">
            <text:p>PdU</text:p>
          </table:table-cell>
          <table:table-cell table:number-columns-repeated="4" table:style-name="ce901" office:value-type="string">
            <text:p>Cerrado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10302">
            <text:p>110302</text:p>
          </table:table-cell>
          <table:table-cell table:style-name="ce106" office:value-type="string">
            <text:p>Compilación CSA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1-19">
            <text:p>19/01/15</text:p>
          </table:table-cell>
          <table:table-cell table:style-name="ce256" office:value-type="string">
            <text:p>Cerrada</text:p>
          </table:table-cell>
          <table:table-cell table:number-columns-repeated="42"/>
          <table:table-cell table:style-name="ce893" table:number-columns-repeated="2"/>
          <table:table-cell table:style-name="ce931" table:number-columns-repeated="2"/>
          <table:table-cell table:style-name="ce901" office:value-type="string">
            <text:p>PdU</text:p>
          </table:table-cell>
          <table:table-cell table:style-name="ce901" office:value-type="string">
            <text:p>PdU</text:p>
          </table:table-cell>
          <table:table-cell table:style-name="ce901" office:value-type="string">
            <text:p>PdU</text:p>
          </table:table-cell>
          <table:table-cell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61" office:value-type="float" office:value="111276">
            <text:p>111276</text:p>
          </table:table-cell>
          <table:table-cell table:style-name="ce106" office:value-type="string">
            <text:p>Error sincronizacion Thunderbid - AGATA</text:p>
          </table:table-cell>
          <table:table-cell table:style-name="ce106" table:number-columns-repeated="3"/>
          <table:table-cell table:style-name="ce107" office:value-type="string">
            <text:p>?-3</text:p>
          </table:table-cell>
          <table:table-cell table:style-name="ce109" office:value-type="string">
            <text:p>Bajo rendimiento de la interfaz DAV.</text:p>
            <text:p/>
            <text:p>Los clientes Thunderbird acaban dando time-out. La agenda no aparece en el cliente o aparece con indicación de error.</text:p>
            <text:p/>
          </table:table-cell>
          <table:table-cell table:style-name="ce149"/>
          <table:table-cell table:style-name="ce211" office:value-type="date" office:date-value="2015-01-28">
            <text:p>28/01/15</text:p>
          </table:table-cell>
          <table:table-cell table:style-name="ce259" office:value-type="string">
            <text:p>Abierto</text:p>
          </table:table-cell>
          <table:table-cell table:number-columns-repeated="42"/>
          <table:table-cell table:style-name="ce893" table:number-columns-repeated="2"/>
          <table:table-cell table:style-name="ce931" table:number-columns-repeated="2"/>
          <table:table-cell table:style-name="ce901"/>
          <table:table-cell table:style-name="ce901" office:value-type="string">
            <text:p>GMV</text:p>
          </table:table-cell>
          <table:table-cell table:number-columns-repeated="2" table:style-name="ce901" office:value-type="string">
            <text:p>OT</text:p>
          </table:table-cell>
          <table:table-cell table:number-columns-repeated="964"/>
        </table:table-row>
        <table:table-row table:style-name="ro1">
          <table:table-cell table:style-name="ce61" office:value-type="float" office:value="111319">
            <text:p>111319</text:p>
          </table:table-cell>
          <table:table-cell table:style-name="ce106" office:value-type="string">
            <text:p>problemas de sincronización cuenta de mangeles.carrasco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1-29">
            <text:p>29/01/15</text:p>
          </table:table-cell>
          <table:table-cell table:style-name="ce259" office:value-type="string">
            <text:p>Abierto</text:p>
          </table:table-cell>
          <table:table-cell table:number-columns-repeated="42"/>
          <table:table-cell table:style-name="ce893" table:number-columns-repeated="2"/>
          <table:table-cell table:style-name="ce931" table:number-columns-repeated="2"/>
          <table:table-cell table:style-name="ce901"/>
          <table:table-cell table:style-name="ce901" office:value-type="string">
            <text:p>OT</text:p>
          </table:table-cell>
          <table:table-cell table:style-name="ce901" office:value-type="string">
            <text:p>PdU</text:p>
          </table:table-cell>
          <table:table-cell table:style-name="ce901" office:value-type="string">
            <text:p>OT</text:p>
          </table:table-cell>
          <table:table-cell table:number-columns-repeated="964"/>
        </table:table-row>
        <table:table-row table:style-name="ro1">
          <table:table-cell table:style-name="ce61" office:value-type="float" office:value="111455">
            <text:p>111455</text:p>
          </table:table-cell>
          <table:table-cell table:style-name="ce106" office:value-type="string">
            <text:p>Asignación de la Intervención/Actuación Nº 2171485, el día 30/01/2015 9:38:02 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1-30">
            <text:p>30/01/15</text:p>
          </table:table-cell>
          <table:table-cell table:style-name="ce259" office:value-type="string">
            <text:p>Abierto</text:p>
          </table:table-cell>
          <table:table-cell table:number-columns-repeated="42"/>
          <table:table-cell table:style-name="ce893" table:number-columns-repeated="2"/>
          <table:table-cell table:style-name="ce931" table:number-columns-repeated="2"/>
          <table:table-cell table:style-name="ce901"/>
          <table:table-cell table:style-name="ce901" office:value-type="string">
            <text:p>PdU</text:p>
          </table:table-cell>
          <table:table-cell table:style-name="ce901" office:value-type="string">
            <text:p>PdU</text:p>
          </table:table-cell>
          <table:table-cell table:style-name="ce901" office:value-type="string">
            <text:p>PdU</text:p>
          </table:table-cell>
          <table:table-cell table:number-columns-repeated="964"/>
        </table:table-row>
        <table:table-row table:style-name="ro1">
          <table:table-cell table:style-name="ce61" office:value-type="float" office:value="111664">
            <text:p>111664</text:p>
          </table:table-cell>
          <table:table-cell table:style-name="ce106" office:value-type="string">
            <text:p>Asignación de la Intervención/Actuación Nº 2172412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2-02">
            <text:p>02/02/15</text:p>
          </table:table-cell>
          <table:table-cell table:style-name="ce259" office:value-type="string">
            <text:p>Abierto</text:p>
          </table:table-cell>
          <table:table-cell table:number-columns-repeated="48"/>
          <table:table-cell table:style-name="ce901" office:value-type="string">
            <text:p>PdU</text:p>
          </table:table-cell>
          <table:table-cell table:style-name="ce901" office:value-type="string">
            <text:p>PdU</text:p>
          </table:table-cell>
          <table:table-cell table:number-columns-repeated="964"/>
        </table:table-row>
        <table:table-row table:style-name="ro1" table:visibility="filter">
          <table:table-cell table:style-name="ce61" office:value-type="float" office:value="111922">
            <text:p>111922</text:p>
          </table:table-cell>
          <table:table-cell table:style-name="ce106" office:value-type="string">
            <text:p>Error de funambol en versión SAD-2.11.0 actualmente validándose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2-04">
            <text:p>04/02/15</text:p>
          </table:table-cell>
          <table:table-cell table:style-name="ce256" office:value-type="string">
            <text:p>Cerrada</text:p>
          </table:table-cell>
          <table:table-cell table:number-columns-repeated="48"/>
          <table:table-cell table:style-name="ce901" office:value-type="string">
            <text:p>OT</text:p>
          </table:table-cell>
          <table:table-cell table:style-name="ce901" office:value-type="string">
            <text:p>Cerrado</text:p>
          </table:table-cell>
          <table:table-cell table:number-columns-repeated="964"/>
        </table:table-row>
        <table:table-row table:style-name="ro1">
          <table:table-cell table:style-name="ce61" office:value-type="float" office:value="112259">
            <text:p>112259</text:p>
          </table:table-cell>
          <table:table-cell table:style-name="ce106" office:value-type="string">
            <text:p>Acceso Ag@ta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2-09">
            <text:p>09/02/15</text:p>
          </table:table-cell>
          <table:table-cell table:style-name="ce256" office:value-type="string">
            <text:p>Abierto</text:p>
          </table:table-cell>
          <table:table-cell table:number-columns-repeated="49"/>
          <table:table-cell office:value-type="string">
            <text:p>Registro</text:p>
          </table:table-cell>
          <table:table-cell table:number-columns-repeated="964"/>
        </table:table-row>
        <table:table-row table:style-name="ro1">
          <table:table-cell table:style-name="ce61" office:value-type="float" office:value="112551">
            <text:p>112551</text:p>
          </table:table-cell>
          <table:table-cell table:style-name="ce106" office:value-type="string">
            <text:p>Error Sincronizacion con terminales Android 5.0 Lollipop</text:p>
          </table:table-cell>
          <table:table-cell table:style-name="ce106" table:number-columns-repeated="3"/>
          <table:table-cell table:style-name="ce66" office:value-type="string">
            <text:p>TEO-4277</text:p>
          </table:table-cell>
          <table:table-cell table:style-name="ce149" office:value-type="string">
            <text:p>Posible incompatibilidad con Android 5. Se crea una tarea en TEO para el análisis de la incompatibilidad. </text:p>
          </table:table-cell>
          <table:table-cell table:style-name="ce149"/>
          <table:table-cell table:style-name="ce211" office:value-type="date" office:date-value="2015-02-11">
            <text:p>11/02/15</text:p>
          </table:table-cell>
          <table:table-cell table:style-name="ce256" office:value-type="string">
            <text:p>Abierto</text:p>
          </table:table-cell>
          <table:table-cell table:number-columns-repeated="48"/>
          <table:table-cell table:style-name="ce901"/>
          <table:table-cell table:style-name="ce932" office:value-type="string">
            <text:p>SCDSH</text:p>
          </table:table-cell>
          <table:table-cell table:number-columns-repeated="964"/>
        </table:table-row>
        <table:table-row table:style-name="ro1">
          <table:table-cell table:style-name="ce61" office:value-type="float" office:value="112657">
            <text:p>112657</text:p>
          </table:table-cell>
          <table:table-cell table:style-name="ce106" office:value-type="string">
            <text:p>Al servidor web agenda.juntadeandalucia.es le falta la cadena de certificación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2-12">
            <text:p>12/02/15</text:p>
          </table:table-cell>
          <table:table-cell table:style-name="ce256" office:value-type="string">
            <text:p>Abierto</text:p>
          </table:table-cell>
          <table:table-cell table:number-columns-repeated="49"/>
          <table:table-cell table:style-name="ce901" office:value-type="string">
            <text:p>OT</text:p>
          </table:table-cell>
          <table:table-cell table:number-columns-repeated="964"/>
        </table:table-row>
        <table:table-row table:style-name="ro1">
          <table:table-cell table:style-name="ce61" office:value-type="float" office:value="112690">
            <text:p>112690</text:p>
          </table:table-cell>
          <table:table-cell table:style-name="ce106" office:value-type="string">
            <text:p>Herramienta sad-init</text:p>
          </table:table-cell>
          <table:table-cell table:style-name="ce106" table:number-columns-repeated="4"/>
          <table:table-cell table:style-name="ce149" table:number-columns-repeated="2"/>
          <table:table-cell table:style-name="ce211" office:value-type="date" office:date-value="2015-02-12">
            <text:p>12/02/15</text:p>
          </table:table-cell>
          <table:table-cell table:style-name="ce256" office:value-type="string">
            <text:p>Abierto</text:p>
          </table:table-cell>
          <table:table-cell table:number-columns-repeated="49"/>
          <table:table-cell table:style-name="ce901" office:value-type="string">
            <text:p>PdU</text:p>
          </table:table-cell>
          <table:table-cell table:number-columns-repeated="964"/>
        </table:table-row>
        <table:table-row table:style-name="ro1">
          <table:table-cell table:style-name="ce61" office:value-type="float" office:value="112764">
            <text:p>112764</text:p>
          </table:table-cell>
          <table:table-cell table:style-name="ce106" office:value-type="string">
            <text:p>Excesivo número de conexiones a base de datos</text:p>
          </table:table-cell>
          <table:table-cell table:style-name="ce106" table:number-columns-repeated="3"/>
          <table:table-cell table:style-name="ce62" office:value-type="string">
            <text:p>?-2</text:p>
          </table:table-cell>
          <table:table-cell table:style-name="ce109" office:value-type="string">
            <text:p>Error en la gestión de las conexiones.</text:p>
            <text:p/>
            <text:p><text:span text:style-name="T1">No se liberan adecuadamente las conexiones y el proceso funambol acaba por caer o no responder adecuadamente. Requiere reinicio.</text:span></text:p>
          </table:table-cell>
          <table:table-cell table:style-name="ce149"/>
          <table:table-cell table:style-name="ce211" office:value-type="date" office:date-value="2015-02-13">
            <text:p>13/02/15</text:p>
          </table:table-cell>
          <table:table-cell table:style-name="ce256" office:value-type="string">
            <text:p>Abierto</text:p>
          </table:table-cell>
          <table:table-cell table:number-columns-repeated="49"/>
          <table:table-cell table:style-name="ce901" office:value-type="string">
            <text:p>PdU</text:p>
          </table:table-cell>
          <table:table-cell table:number-columns-repeated="964"/>
        </table:table-row>
        <table:table-row table:style-name="ro1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cketsTEO" table:style-name="ta2">
        <table:table-column table:style-name="co1" table:default-cell-style-name="ce53"/>
        <table:table-column table:style-name="co7" table:default-cell-style-name="ce53"/>
        <table:table-column table:style-name="co3" table:default-cell-style-name="ce53"/>
        <table:table-column table:style-name="co4" table:default-cell-style-name="ce53"/>
        <table:table-column table:style-name="co5" table:number-columns-repeated="2" table:default-cell-style-name="ce53"/>
        <table:table-column table:style-name="co6" table:default-cell-style-name="ce53"/>
        <table:table-column table:style-name="co5" table:default-cell-style-name="ce53"/>
        <table:table-column table:style-name="co6" table:number-columns-repeated="1016" table:default-cell-style-name="ce53"/>
        <table:table-row table:style-name="ro1">
          <table:table-cell table:style-name="ce1" office:value-type="string" calcext:value-type="string">
            <text:p>Ticket TEO</text:p>
          </table:table-cell>
          <table:table-cell table:style-name="ce1" office:value-type="string" calcext:value-type="string">
            <text:p>Asunto</text:p>
          </table:table-cell>
          <table:table-cell table:style-name="ce97" office:value-type="string" calcext:value-type="string">
            <text:p>Fecha de Alt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rioridad</text:p>
          </table:table-cell>
          <table:table-cell table:style-name="ce228" office:value-type="date" office:date-value="2014-06-23" calcext:value-type="date">
            <text:p>23/06/14</text:p>
          </table:table-cell>
          <table:table-cell table:style-name="ce228" office:value-type="date" office:date-value="2014-06-26" calcext:value-type="date">
            <text:p>26/06/14</text:p>
          </table:table-cell>
          <table:table-cell table:style-name="ce228" office:value-type="date" office:date-value="2014-06-30" calcext:value-type="date">
            <text:p>30/06/14</text:p>
          </table:table-cell>
          <table:table-cell table:style-name="ce228" office:value-type="date" office:date-value="2014-07-03" calcext:value-type="date">
            <text:p>03/07/14</text:p>
          </table:table-cell>
          <table:table-cell table:style-name="ce228" office:value-type="date" office:date-value="2014-07-07" calcext:value-type="date">
            <text:p>07/07/14</text:p>
          </table:table-cell>
          <table:table-cell table:style-name="ce228" office:value-type="date" office:date-value="2014-07-10" calcext:value-type="date">
            <text:p>10/07/14</text:p>
          </table:table-cell>
          <table:table-cell table:style-name="ce228" office:value-type="date" office:date-value="2014-07-14" calcext:value-type="date">
            <text:p>14/07/14</text:p>
          </table:table-cell>
          <table:table-cell table:style-name="ce228" office:value-type="date" office:date-value="2014-07-17" calcext:value-type="date">
            <text:p>17/07/14</text:p>
          </table:table-cell>
          <table:table-cell table:number-columns-repeated="1011"/>
        </table:table-row>
        <table:table-row table:style-name="ro1" table:number-rows-repeated="14">
          <table:table-cell table:style-name="ce908"/>
          <table:table-cell table:style-name="ce909"/>
          <table:table-cell table:style-name="ce910" table:number-columns-repeated="3"/>
          <table:table-cell table:style-name="ce911" table:number-columns-repeated="8"/>
          <table:table-cell table:number-columns-repeated="1011"/>
        </table:table-row>
        <table:table-row table:style-name="ro1" table:number-rows-repeated="18">
          <table:table-cell table:style-name="ce57" table:number-columns-repeated="1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cketsTEO.A2:TicketsTEO.E15">
            <calcext:condition calcext:apply-style-name="ConditionalStyle_1" calcext:value="formula-is(EXACT([.$D2];&quot;Cerrado&quot;))" calcext:base-cell-address="TicketsTEO.A2"/>
          </calcext:conditional-format>
          <calcext:conditional-format calcext:target-range-address="TicketsTEO.F2:TicketsTEO.M15">
            <calcext:condition calcext:apply-style-name="ConditionalStyle_5" calcext:value="formula-is(NOT(ISERROR(SEARCH(&quot;CCI&quot;;[.F2]))))" calcext:base-cell-address="TicketsTEO.F2"/>
            <calcext:condition calcext:apply-style-name="ConditionalStyle_3" calcext:value="formula-is(NOT(ISERROR(SEARCH(&quot;GMV&quot;;[.F2]))))" calcext:base-cell-address="TicketsTEO.F2"/>
            <calcext:condition calcext:apply-style-name="ConditionalStyle_4" calcext:value="formula-is(NOT(ISERROR(SEARCH(&quot;OT&quot;;[.F2]))))" calcext:base-cell-address="TicketsTEO.F2"/>
            <calcext:condition calcext:apply-style-name="ConditionalStyle_2" calcext:value="formula-is(NOT(ISERROR(SEARCH(&quot;CAU&quot;;[.F2]))))" calcext:base-cell-address="TicketsTEO.F2"/>
          </calcext:conditional-format>
        </calcext:conditional-formats>
      </table:table>
      <table:database-ranges>
        <table:database-range table:name="__Anonymous_Sheet_DB__0" table:target-range-address="TicketsNAOS.A1:TicketsNAOS.Y43" table:display-filter-buttons="true">
          <table:filter>
            <table:filter-condition table:field-number="9" table:value="Abiert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AU" style:display-name="Excel Built-in CAU" style:family="table-cell" style:parent-style-name="Default" style:data-style-name="N0">
      <style:table-cell-properties fo:background-color="#6666ff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Excel_20_Built-in_20_GMV" style:display-name="Excel Built-in GMV" style:family="table-cell" style:parent-style-name="Default" style:data-style-name="N0">
      <style:table-cell-properties fo:background-color="#ff420e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Excel_20_Built-in_20_OT" style:display-name="Excel Built-in OT" style:family="table-cell" style:parent-style-name="Default" style:data-style-name="N0">
      <style:table-cell-properties fo:background-color="#00cc33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Excel_20_Built-in_20_PdU" style:display-name="Excel Built-in PdU" style:family="table-cell" style:parent-style-name="Default" style:data-style-name="N0">
      <style:table-cell-properties fo:background-color="#ffff00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Excel_20_Built-in_20_TdS" style:display-name="Excel Built-in TdS" style:family="table-cell" style:parent-style-name="Default" style:data-style-name="N0">
      <style:table-cell-properties fo:background-color="#996600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onditionalStyle_5f_1" style:display-name="ConditionalStyle_1" style:family="table-cell" style:parent-style-name="Default"/>
    <style:style style:name="ConditionalStyle_5f_2" style:display-name="ConditionalStyle_2" style:family="table-cell" style:parent-style-name="Default">
      <style:table-cell-properties fo:background-color="#6666ff"/>
    </style:style>
    <style:style style:name="ConditionalStyle_5f_3" style:display-name="ConditionalStyle_3" style:family="table-cell" style:parent-style-name="Default">
      <style:table-cell-properties fo:background-color="#ff420e"/>
    </style:style>
    <style:style style:name="ConditionalStyle_5f_4" style:display-name="ConditionalStyle_4" style:family="table-cell" style:parent-style-name="Default">
      <style:table-cell-properties fo:background-color="#00cc33"/>
    </style:style>
    <style:style style:name="ConditionalStyle_5f_5" style:display-name="ConditionalStyle_5" style:family="table-cell" style:parent-style-name="Default">
      <style:table-cell-properties fo:background-color="#ffff00"/>
    </style:style>
    <style:style style:name="ConditionalStyle_5f_6" style:display-name="ConditionalStyle_6" style:family="table-cell" style:parent-style-name="Default">
      <style:table-cell-properties fo:background-color="#996600"/>
    </style:style>
    <style:style style:name="Estilo_5f_Cerrada" style:display-name="Estilo_Cerrada" style:family="table-cell" style:parent-style-name="Default">
      <style:table-cell-properties fo:background-color="#83ca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19/02/2015</text:date>, <text:time>14:2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icketsNAOS" style:display-name="PageStyle_TicketsNA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cketsTEO" style:display-name="PageStyle_TicketsTE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01T10:57:25</meta:creation-date>
    <meta:initial-creator>franrc </meta:initial-creator>
    <dc:language>es-ES</dc:language>
    <dc:date>2015-02-19T14:27:32</dc:date>
    <meta:editing-cycles>65</meta:editing-cycles>
    <meta:editing-duration>PT16H15M33S</meta:editing-duration>
    <meta:generator>LibreOffice/3.3$Linux LibreOffice_project/330m19$Build-6</meta:generator>
    <dc:creator>Jorge </dc:creator>
    <meta:document-statistic meta:table-count="2" meta:cell-count="1862" meta:object-count="0"/>
  </office:meta>
</office:document-meta>
</file>